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C0000015CC732778D.jpg" manifest:media-type="image/jpeg"/>
  <manifest:file-entry manifest:full-path="Pictures/10000201000000750000006BEB374B53.png" manifest:media-type="image/png"/>
  <manifest:file-entry manifest:full-path="Pictures/1000000000000477000003229DACD1A4.jpg" manifest:media-type="image/jpeg"/>
  <manifest:file-entry manifest:full-path="Pictures/1000000000000119000000C5DFE95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AAAAA+DejaVuSans" svg:font-family="CAAAAA+DejaVuSans" style:font-family-generic="swiss"/>
    <style:font-face style:name="DejaVu Sans Mono" svg:font-family="'DejaVu Sans Mono'" style:font-family-generic="modern" style:font-pitch="fixed"/>
    <style:font-face style:name="Eras Bk BT1" svg:font-family="'Eras Bk BT'" style:font-adornments="Demi" style:font-pitch="variable"/>
    <style:font-face style:name="Eras Lt BT" svg:font-family="'Eras Lt BT'" style:font-pitch="variable"/>
    <style:font-face style:name="NewsGotT3"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Liberation Serif" svg:font-family="'Liberation Serif'" style:font-family-generic="roman" style:font-pitch="variable"/>
    <style:font-face style:name="NewsGotT1" svg:font-family="NewsGotT" style:font-family-generic="roman" style:font-pitch="variable"/>
    <style:font-face style:name="Calibri" svg:font-family="Calibri" style:font-family-generic="swiss" style:font-pitch="variable"/>
    <style:font-face style:name="Eras Bk BT2"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Nimbus Sans L" svg:font-family="'Nimbus Sans L'"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office:font-face-decls>
  <office:automatic-styles>
    <style:style style:name="Tabla5" style:family="table">
      <style:table-properties style:width="16cm" table:align="margins"/>
    </style:style>
    <style:style style:name="Tabla5.A" style:family="table-column">
      <style:table-column-properties style:column-width="16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1.773cm" style:rel-column-width="7260*"/>
    </style:style>
    <style:style style:name="Tabla3.B" style:family="table-column">
      <style:table-column-properties style:column-width="4.852cm" style:rel-column-width="19875*"/>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3" style:family="table-row">
      <style:table-row-properties fo:background-color="transparent" fo:keep-together="auto">
        <style:background-image/>
      </style:table-row-properties>
    </style:style>
    <style:style style:name="Tabla3.A3" style:family="table-cell" style:data-style-name="N100">
      <style:table-cell-properties style:vertical-align="middle" fo:background-color="transparent" fo:padding="0.097cm" fo:border-left="0.5pt solid #808080" fo:border-right="none" fo:border-top="none" fo:border-bottom="none" style:writing-mode="page">
        <style:background-image/>
      </style:table-cell-properties>
    </style:style>
    <style:style style:name="Tabla3.B3" style:family="table-cell">
      <style:table-cell-properties style:vertical-align="middle" fo:background-color="transparent" fo:padding="0.097cm" fo:border-left="0.5pt solid #808080" fo:border-right="none" fo:border-top="none" fo:border-bottom="none" style:writing-mode="page">
        <style:background-image/>
      </style:table-cell-properties>
    </style:style>
    <style:style style:name="Tabla3.C3" style:family="table-cell">
      <style:table-cell-properties style:vertical-align="middle" fo:background-color="transparent" fo:padding="0.097cm" fo:border-left="0.5pt solid #808080" fo:border-right="none" fo:border-top="none" fo:border-bottom="none" style:writing-mode="page">
        <style:background-image/>
      </style:table-cell-properties>
    </style:style>
    <style:style style:name="Tabla3.D3" style:family="table-cell" style:data-style-name="N37">
      <style:table-cell-properties style:vertical-align="middle" fo:background-color="transparent" fo:padding="0.097cm" fo:border-left="0.5pt solid #808080" fo:border-right="0.5pt solid #808080" fo:border-top="none" fo:border-bottom="none" style:writing-mode="page">
        <style:background-image/>
      </style:table-cell-properties>
    </style:style>
    <style:style style:name="Tabla3.A4"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B4"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C4"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D4" style:family="table-cell">
      <style:table-cell-properties style:vertical-align="middle" fo:background-color="transparent" fo:padding="0.097cm" fo:border-left="0.5pt solid #808080" fo:border-right="0.5pt solid #808080" fo:border-top="none" fo:border-bottom="0.5pt solid #808080" style:writing-mode="page">
        <style:background-image/>
      </style:table-cell-properties>
    </style:style>
    <style:style style:name="Tabla3.A5"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B5"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C5"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D5" style:family="table-cell">
      <style:table-cell-properties style:vertical-align="middle" fo:background-color="transparent" fo:padding="0.097cm" fo:border-left="0.5pt solid #808080" fo:border-right="0.5pt solid #808080" fo:border-top="none" fo:border-bottom="0.5pt solid #808080" style:writing-mode="page">
        <style:background-image/>
      </style:table-cell-properties>
    </style:style>
    <style:style style:name="Tabla3.A6"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B6"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C6"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D6" style:family="table-cell">
      <style:table-cell-properties style:vertical-align="middle" fo:background-color="transparent" fo:padding="0.097cm" fo:border-left="0.5pt solid #808080" fo:border-right="0.5pt solid #808080" fo:border-top="none" fo:border-bottom="0.5pt solid #808080" style:writing-mode="page">
        <style:background-image/>
      </style:table-cell-properties>
    </style:style>
    <style:style style:name="Tabla3.A7"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B7"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C7"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D7" style:family="table-cell">
      <style:table-cell-properties style:vertical-align="middle" fo:background-color="transparent" fo:padding="0.097cm" fo:border-left="0.5pt solid #808080" fo:border-right="0.5pt solid #808080" fo:border-top="none" fo:border-bottom="0.5pt solid #808080" style:writing-mode="page">
        <style:background-image/>
      </style:table-cell-properties>
    </style:style>
    <style:style style:name="Tabla3.A8" style:family="table-cell">
      <style:table-cell-properties style:vertical-align="middle" fo:background-color="transparent" fo:padding="0.097cm" fo:border-left="0.5pt solid #808080" fo:border-right="none" fo:border-top="0.5pt solid #808080" fo:border-bottom="0.5pt solid #808080" style:writing-mode="page">
        <style:background-image/>
      </style:table-cell-properties>
    </style:style>
    <style:style style:name="Tabla3.B8" style:family="table-cell">
      <style:table-cell-properties style:vertical-align="middle" fo:background-color="transparent" fo:padding="0.097cm" fo:border-left="0.5pt solid #808080" fo:border-right="none" fo:border-top="0.5pt solid #808080" fo:border-bottom="0.5pt solid #808080" style:writing-mode="page">
        <style:background-image/>
      </style:table-cell-properties>
    </style:style>
    <style:style style:name="Tabla3.C8" style:family="table-cell">
      <style:table-cell-properties style:vertical-align="middle" fo:background-color="transparent" fo:padding="0.097cm" fo:border-left="0.5pt solid #808080" fo:border-right="none" fo:border-top="0.5pt solid #808080" fo:border-bottom="0.5pt solid #808080" style:writing-mode="page">
        <style:background-image/>
      </style:table-cell-properties>
    </style:style>
    <style:style style:name="Tabla3.D8" style:family="table-cell">
      <style:table-cell-properties style:vertical-align="middle" fo:background-color="transparent" fo:padding="0.097cm" fo:border="0.5pt solid #808080" style:writing-mode="page">
        <style:background-image/>
      </style:table-cell-properties>
    </style:style>
    <style:style style:name="Tabla3.A9"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B9"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C9" style:family="table-cell">
      <style:table-cell-properties style:vertical-align="middle" fo:background-color="transparent" fo:padding="0.097cm" fo:border-left="0.5pt solid #808080" fo:border-right="none" fo:border-top="none" fo:border-bottom="0.5pt solid #808080" style:writing-mode="page">
        <style:background-image/>
      </style:table-cell-properties>
    </style:style>
    <style:style style:name="Tabla3.D9" style:family="table-cell">
      <style:table-cell-properties style:vertical-align="middle" fo:background-color="transparent" fo:padding="0.097cm" fo:border-left="0.5pt solid #808080" fo:border-right="0.5pt solid #808080" fo:border-top="none" fo:border-bottom="0.5pt solid #808080" style:writing-mode="page">
        <style:background-image/>
      </style:table-cell-properties>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25.231cm" fo:margin-left="0.219cm" fo:margin-right="0.25cm" table:align="margins" style:writing-mode="lr-tb"/>
    </style:style>
    <style:style style:name="Tabla6.A" style:family="table-column">
      <style:table-column-properties style:column-width="4.41cm" style:rel-column-width="11453*"/>
    </style:style>
    <style:style style:name="Tabla6.B" style:family="table-column">
      <style:table-column-properties style:column-width="5.512cm" style:rel-column-width="14317*"/>
    </style:style>
    <style:style style:name="Tabla6.C" style:family="table-column">
      <style:table-column-properties style:column-width="2.646cm" style:rel-column-width="6872*"/>
    </style:style>
    <style:style style:name="Tabla6.D" style:family="table-column">
      <style:table-column-properties style:column-width="4.314cm" style:rel-column-width="11206*"/>
    </style:style>
    <style:style style:name="Tabla6.E" style:family="table-column">
      <style:table-column-properties style:column-width="8.35cm" style:rel-column-width="21687*"/>
    </style:style>
    <style:style style:name="Tabla6.1" style:family="table-row">
      <style:table-row-properties fo:keep-together="auto"/>
    </style:style>
    <style:style style:name="Tabla6.A1" style:family="table-cell">
      <style:table-cell-properties fo:background-color="#000000" fo:padding-left="0.191cm" fo:padding-right="0.191cm" fo:padding-top="0cm" fo:padding-bottom="0cm" fo:border-left="0.5pt solid #00000a" fo:border-right="none" fo:border-top="0.5pt solid #00000a" fo:border-bottom="0.5pt solid #00000a">
        <style:background-image/>
      </style:table-cell-properties>
    </style:style>
    <style:style style:name="Tabla6.E1" style:family="table-cell">
      <style:table-cell-properties fo:background-color="#000000" fo:padding-left="0.191cm" fo:padding-right="0.191cm" fo:padding-top="0cm" fo:padding-bottom="0cm" fo:border="0.5pt solid #00000a">
        <style:background-image/>
      </style:table-cell-properties>
    </style:style>
    <style:style style:name="Tabla6.A2" style:family="table-cell">
      <style:table-cell-properties fo:padding-left="0.191cm" fo:padding-right="0.191cm" fo:padding-top="0cm" fo:padding-bottom="0cm" fo:border-left="0.5pt solid #00000a" fo:border-right="none" fo:border-top="none" fo:border-bottom="0.5pt solid #00000a"/>
    </style:style>
    <style:style style:name="Tabla6.B2" style:family="table-cell">
      <style:table-cell-properties fo:padding-left="0.191cm" fo:padding-right="0.191cm" fo:padding-top="0cm" fo:padding-bottom="0cm" fo:border-left="0.5pt solid #00000a" fo:border-right="none" fo:border-top="none" fo:border-bottom="0.5pt solid #00000a"/>
    </style:style>
    <style:style style:name="Tabla6.C2" style:family="table-cell">
      <style:table-cell-properties fo:padding-left="0.191cm" fo:padding-right="0.191cm" fo:padding-top="0cm" fo:padding-bottom="0cm" fo:border-left="0.5pt solid #00000a" fo:border-right="none" fo:border-top="none" fo:border-bottom="0.5pt solid #00000a"/>
    </style:style>
    <style:style style:name="Tabla6.D2" style:family="table-cell">
      <style:table-cell-properties fo:padding-left="0.191cm" fo:padding-right="0.191cm" fo:padding-top="0cm" fo:padding-bottom="0cm" fo:border-left="0.5pt solid #00000a" fo:border-right="none" fo:border-top="none" fo:border-bottom="0.5pt solid #00000a"/>
    </style:style>
    <style:style style:name="Tabla6.E2" style:family="table-cell">
      <style:table-cell-properties fo:padding-left="0.191cm" fo:padding-right="0.191cm" fo:padding-top="0cm" fo:padding-bottom="0cm" fo:border-left="0.5pt solid #00000a" fo:border-right="0.5pt solid #00000a" fo:border-top="none" fo:border-bottom="0.5pt solid #00000a"/>
    </style:style>
    <style:style style:name="Tabla6.A3" style:family="table-cell">
      <style:table-cell-properties fo:padding-left="0.191cm" fo:padding-right="0.191cm" fo:padding-top="0cm" fo:padding-bottom="0cm" fo:border-left="0.5pt solid #00000a" fo:border-right="none" fo:border-top="none" fo:border-bottom="0.5pt solid #00000a"/>
    </style:style>
    <style:style style:name="Tabla6.B3" style:family="table-cell">
      <style:table-cell-properties fo:padding-left="0.191cm" fo:padding-right="0.191cm" fo:padding-top="0cm" fo:padding-bottom="0cm" fo:border-left="0.5pt solid #00000a" fo:border-right="none" fo:border-top="none" fo:border-bottom="0.5pt solid #00000a"/>
    </style:style>
    <style:style style:name="Tabla6.C3" style:family="table-cell">
      <style:table-cell-properties fo:padding-left="0.191cm" fo:padding-right="0.191cm" fo:padding-top="0cm" fo:padding-bottom="0cm" fo:border-left="0.5pt solid #00000a" fo:border-right="none" fo:border-top="none" fo:border-bottom="0.5pt solid #00000a"/>
    </style:style>
    <style:style style:name="Tabla6.D3" style:family="table-cell">
      <style:table-cell-properties fo:padding-left="0.191cm" fo:padding-right="0.191cm" fo:padding-top="0cm" fo:padding-bottom="0cm" fo:border-left="0.5pt solid #00000a" fo:border-right="none" fo:border-top="none" fo:border-bottom="0.5pt solid #00000a"/>
    </style:style>
    <style:style style:name="Tabla6.E3" style:family="table-cell">
      <style:table-cell-properties fo:padding-left="0.191cm" fo:padding-right="0.191cm" fo:padding-top="0cm" fo:padding-bottom="0cm" fo:border-left="0.5pt solid #00000a" fo:border-right="0.5pt solid #00000a" fo:border-top="none" fo:border-bottom="0.5pt solid #00000a"/>
    </style:style>
    <style:style style:name="Tabla6.A4" style:family="table-cell">
      <style:table-cell-properties fo:padding-left="0.191cm" fo:padding-right="0.191cm" fo:padding-top="0cm" fo:padding-bottom="0cm" fo:border-left="0.5pt solid #00000a" fo:border-right="none" fo:border-top="none" fo:border-bottom="0.5pt solid #00000a"/>
    </style:style>
    <style:style style:name="Tabla6.B4" style:family="table-cell">
      <style:table-cell-properties fo:padding-left="0.191cm" fo:padding-right="0.191cm" fo:padding-top="0cm" fo:padding-bottom="0cm" fo:border-left="0.5pt solid #00000a" fo:border-right="none" fo:border-top="none" fo:border-bottom="0.5pt solid #00000a"/>
    </style:style>
    <style:style style:name="Tabla6.C4" style:family="table-cell">
      <style:table-cell-properties fo:padding-left="0.191cm" fo:padding-right="0.191cm" fo:padding-top="0cm" fo:padding-bottom="0cm" fo:border-left="0.5pt solid #00000a" fo:border-right="none" fo:border-top="none" fo:border-bottom="0.5pt solid #00000a"/>
    </style:style>
    <style:style style:name="Tabla6.D4" style:family="table-cell">
      <style:table-cell-properties fo:padding-left="0.191cm" fo:padding-right="0.191cm" fo:padding-top="0cm" fo:padding-bottom="0cm" fo:border-left="0.5pt solid #00000a" fo:border-right="none" fo:border-top="none" fo:border-bottom="0.5pt solid #00000a"/>
    </style:style>
    <style:style style:name="Tabla6.E4" style:family="table-cell">
      <style:table-cell-properties fo:padding-left="0.191cm" fo:padding-right="0.191cm" fo:padding-top="0cm" fo:padding-bottom="0cm" fo:border-left="0.5pt solid #00000a" fo:border-right="0.5pt solid #00000a" fo:border-top="none" fo:border-bottom="0.5pt solid #00000a"/>
    </style:style>
    <style:style style:name="Tabla6.A5" style:family="table-cell">
      <style:table-cell-properties fo:padding-left="0.191cm" fo:padding-right="0.191cm" fo:padding-top="0cm" fo:padding-bottom="0cm" fo:border-left="0.5pt solid #00000a" fo:border-right="none" fo:border-top="none" fo:border-bottom="0.5pt solid #00000a"/>
    </style:style>
    <style:style style:name="Tabla6.B5" style:family="table-cell">
      <style:table-cell-properties fo:padding-left="0.191cm" fo:padding-right="0.191cm" fo:padding-top="0cm" fo:padding-bottom="0cm" fo:border-left="0.5pt solid #00000a" fo:border-right="none" fo:border-top="none" fo:border-bottom="0.5pt solid #00000a"/>
    </style:style>
    <style:style style:name="Tabla6.C5" style:family="table-cell">
      <style:table-cell-properties fo:padding-left="0.191cm" fo:padding-right="0.191cm" fo:padding-top="0cm" fo:padding-bottom="0cm" fo:border-left="0.5pt solid #00000a" fo:border-right="none" fo:border-top="none" fo:border-bottom="0.5pt solid #00000a"/>
    </style:style>
    <style:style style:name="Tabla6.D5" style:family="table-cell">
      <style:table-cell-properties fo:padding-left="0.191cm" fo:padding-right="0.191cm" fo:padding-top="0cm" fo:padding-bottom="0cm" fo:border-left="0.5pt solid #00000a" fo:border-right="none" fo:border-top="none" fo:border-bottom="0.5pt solid #00000a"/>
    </style:style>
    <style:style style:name="Tabla6.E5" style:family="table-cell">
      <style:table-cell-properties fo:padding-left="0.191cm" fo:padding-right="0.191cm" fo:padding-top="0cm" fo:padding-bottom="0cm" fo:border-left="0.5pt solid #00000a" fo:border-right="0.5pt solid #00000a" fo:border-top="none" fo:border-bottom="0.5pt solid #00000a"/>
    </style:style>
    <style:style style:name="Tabla6.A6" style:family="table-cell">
      <style:table-cell-properties fo:padding-left="0.191cm" fo:padding-right="0.191cm" fo:padding-top="0cm" fo:padding-bottom="0cm" fo:border-left="0.5pt solid #00000a" fo:border-right="none" fo:border-top="none" fo:border-bottom="0.5pt solid #00000a"/>
    </style:style>
    <style:style style:name="Tabla6.B6" style:family="table-cell">
      <style:table-cell-properties fo:padding-left="0.191cm" fo:padding-right="0.191cm" fo:padding-top="0cm" fo:padding-bottom="0cm" fo:border-left="0.5pt solid #00000a" fo:border-right="none" fo:border-top="none" fo:border-bottom="0.5pt solid #00000a"/>
    </style:style>
    <style:style style:name="Tabla6.C6" style:family="table-cell">
      <style:table-cell-properties fo:padding-left="0.191cm" fo:padding-right="0.191cm" fo:padding-top="0cm" fo:padding-bottom="0cm" fo:border-left="0.5pt solid #00000a" fo:border-right="none" fo:border-top="none" fo:border-bottom="0.5pt solid #00000a"/>
    </style:style>
    <style:style style:name="Tabla6.D6" style:family="table-cell">
      <style:table-cell-properties fo:padding-left="0.191cm" fo:padding-right="0.191cm" fo:padding-top="0cm" fo:padding-bottom="0cm" fo:border-left="0.5pt solid #00000a" fo:border-right="none" fo:border-top="none" fo:border-bottom="0.5pt solid #00000a"/>
    </style:style>
    <style:style style:name="Tabla6.E6" style:family="table-cell">
      <style:table-cell-properties fo:padding-left="0.191cm" fo:padding-right="0.191cm" fo:padding-top="0cm" fo:padding-bottom="0cm" fo:border-left="0.5pt solid #00000a" fo:border-right="0.5pt solid #00000a" fo:border-top="none" fo:border-bottom="0.5pt solid #00000a"/>
    </style:style>
    <style:style style:name="Tabla13" style:family="table">
      <style:table-properties style:width="25cm" fo:break-before="auto" fo:break-after="auto" table:align="left" fo:background-color="transparent" fo:keep-with-next="auto" style:may-break-between-rows="true" style:writing-mode="page">
        <style:background-image/>
      </style:table-properties>
    </style:style>
    <style:style style:name="Tabla13.A" style:family="table-column">
      <style:table-column-properties style:column-width="1.61cm"/>
    </style:style>
    <style:style style:name="Tabla13.B" style:family="table-column">
      <style:table-column-properties style:column-width="4.498cm"/>
    </style:style>
    <style:style style:name="Tabla13.C" style:family="table-column">
      <style:table-column-properties style:column-width="4.695cm"/>
    </style:style>
    <style:style style:name="Tabla13.D" style:family="table-column">
      <style:table-column-properties style:column-width="0.288cm"/>
    </style:style>
    <style:style style:name="Tabla13.E" style:family="table-column">
      <style:table-column-properties style:column-width="0.309cm"/>
    </style:style>
    <style:style style:name="Tabla13.G" style:family="table-column">
      <style:table-column-properties style:column-width="0.286cm"/>
    </style:style>
    <style:style style:name="Tabla13.H" style:family="table-column">
      <style:table-column-properties style:column-width="0.397cm"/>
    </style:style>
    <style:style style:name="Tabla13.I" style:family="table-column">
      <style:table-column-properties style:column-width="0.706cm"/>
    </style:style>
    <style:style style:name="Tabla13.J" style:family="table-column">
      <style:table-column-properties style:column-width="3.198cm"/>
    </style:style>
    <style:style style:name="Tabla13.K" style:family="table-column">
      <style:table-column-properties style:column-width="1.896cm"/>
    </style:style>
    <style:style style:name="Tabla13.L" style:family="table-column">
      <style:table-column-properties style:column-width="6.809cm"/>
    </style:style>
    <style:style style:name="Tabla13.A1" style:family="table-cell">
      <style:table-cell-properties style:vertical-align="middle" fo:background-color="#000000" fo:padding="0.049cm" fo:border-left="0.05pt solid #000000" fo:border-right="none" fo:border-top="0.05pt solid #000000" fo:border-bottom="0.05pt solid #000000">
        <style:background-image/>
      </style:table-cell-properties>
    </style:style>
    <style:style style:name="Tabla13.L1" style:family="table-cell">
      <style:table-cell-properties style:vertical-align="middle" fo:background-color="#000000" fo:padding="0.049cm" fo:border="0.05pt solid #000000">
        <style:background-image/>
      </style:table-cell-properties>
    </style:style>
    <style:style style:name="Tabla13.D2" style:family="table-cell">
      <style:table-cell-properties style:vertical-align="middle" fo:background-color="#000000" fo:padding="0.049cm" fo:border-left="0.05pt solid #000000" fo:border-right="none" fo:border-top="none" fo:border-bottom="0.05pt solid #000000">
        <style:background-image/>
      </style:table-cell-properties>
    </style:style>
    <style:style style:name="Tabla13.3" style:family="table-row">
      <style:table-row-properties fo:background-color="transparent" fo:keep-together="auto">
        <style:background-image/>
      </style:table-row-properties>
    </style:style>
    <style:style style:name="Tabla13.A3" style:family="table-cell">
      <style:table-cell-properties style:vertical-align="middle" fo:padding="0.049cm" fo:border-left="0.05pt solid #000000" fo:border-right="none" fo:border-top="none" fo:border-bottom="0.05pt solid #000000"/>
    </style:style>
    <style:style style:name="Tabla13.B3" style:family="table-cell">
      <style:table-cell-properties style:vertical-align="middle" fo:padding="0.049cm" fo:border-left="0.05pt solid #000000" fo:border-right="none" fo:border-top="none" fo:border-bottom="0.05pt solid #000000"/>
    </style:style>
    <style:style style:name="Tabla13.C3" style:family="table-cell">
      <style:table-cell-properties style:vertical-align="middle" fo:padding="0.049cm" fo:border-left="0.05pt solid #000000" fo:border-right="none" fo:border-top="none" fo:border-bottom="0.05pt solid #000000"/>
    </style:style>
    <style:style style:name="Tabla13.D3" style:family="table-cell">
      <style:table-cell-properties style:vertical-align="middle" fo:background-color="#cccc00" fo:padding="0.049cm" fo:border-left="0.05pt solid #000000" fo:border-right="none" fo:border-top="none" fo:border-bottom="0.05pt solid #000000" style:writing-mode="page">
        <style:background-image/>
      </style:table-cell-properties>
    </style:style>
    <style:style style:name="Tabla13.E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 style:family="table-cell">
      <style:table-cell-properties style:vertical-align="middle" fo:padding="0.049cm" fo:border-left="0.05pt solid #000000" fo:border-right="none" fo:border-top="none" fo:border-bottom="0.05pt solid #000000"/>
    </style:style>
    <style:style style:name="Tabla13.K3" style:family="table-cell" style:data-style-name="N0">
      <style:table-cell-properties style:vertical-align="middle" fo:padding="0.049cm" fo:border-left="0.05pt solid #000000" fo:border-right="none" fo:border-top="none" fo:border-bottom="0.05pt solid #000000"/>
    </style:style>
    <style:style style:name="Tabla13.L3" style:family="table-cell">
      <style:table-cell-properties style:vertical-align="middle" fo:padding="0.049cm" fo:border-left="0.05pt solid #000000" fo:border-right="0.05pt solid #000000" fo:border-top="none" fo:border-bottom="0.05pt solid #000000"/>
    </style:style>
    <style:style style:name="Tabla13.A4" style:family="table-cell">
      <style:table-cell-properties style:vertical-align="middle" fo:padding="0.049cm" fo:border-left="0.05pt solid #000000" fo:border-right="none" fo:border-top="none" fo:border-bottom="0.05pt solid #000000"/>
    </style:style>
    <style:style style:name="Tabla13.B4" style:family="table-cell">
      <style:table-cell-properties style:vertical-align="middle" fo:padding="0.049cm" fo:border-left="0.05pt solid #000000" fo:border-right="none" fo:border-top="none" fo:border-bottom="0.05pt solid #000000"/>
    </style:style>
    <style:style style:name="Tabla13.C4" style:family="table-cell">
      <style:table-cell-properties style:vertical-align="middle" fo:padding="0.049cm" fo:border-left="0.05pt solid #000000" fo:border-right="none" fo:border-top="none" fo:border-bottom="0.05pt solid #000000"/>
    </style:style>
    <style:style style:name="Tabla13.D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 style:family="table-cell">
      <style:table-cell-properties style:vertical-align="middle" fo:padding="0.049cm" fo:border-left="0.05pt solid #000000" fo:border-right="none" fo:border-top="none" fo:border-bottom="0.05pt solid #000000"/>
    </style:style>
    <style:style style:name="Tabla13.K4" style:family="table-cell" style:data-style-name="N0">
      <style:table-cell-properties style:vertical-align="middle" fo:padding="0.049cm" fo:border-left="0.05pt solid #000000" fo:border-right="none" fo:border-top="none" fo:border-bottom="0.05pt solid #000000"/>
    </style:style>
    <style:style style:name="Tabla13.L4" style:family="table-cell">
      <style:table-cell-properties style:vertical-align="middle" fo:padding="0.049cm" fo:border-left="0.05pt solid #000000" fo:border-right="0.05pt solid #000000" fo:border-top="none" fo:border-bottom="0.05pt solid #000000"/>
    </style:style>
    <style:style style:name="Tabla13.A5" style:family="table-cell">
      <style:table-cell-properties style:vertical-align="middle" fo:padding="0.049cm" fo:border-left="0.05pt solid #000000" fo:border-right="none" fo:border-top="none" fo:border-bottom="0.05pt solid #000000"/>
    </style:style>
    <style:style style:name="Tabla13.B5" style:family="table-cell">
      <style:table-cell-properties style:vertical-align="middle" fo:padding="0.049cm" fo:border-left="0.05pt solid #000000" fo:border-right="none" fo:border-top="none" fo:border-bottom="0.05pt solid #000000"/>
    </style:style>
    <style:style style:name="Tabla13.C5" style:family="table-cell">
      <style:table-cell-properties style:vertical-align="middle" fo:padding="0.049cm" fo:border-left="0.05pt solid #000000" fo:border-right="none" fo:border-top="none" fo:border-bottom="0.05pt solid #000000"/>
    </style:style>
    <style:style style:name="Tabla13.E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 style:family="table-cell">
      <style:table-cell-properties style:vertical-align="middle" fo:padding="0.049cm" fo:border-left="0.05pt solid #000000" fo:border-right="none" fo:border-top="none" fo:border-bottom="0.05pt solid #000000"/>
    </style:style>
    <style:style style:name="Tabla13.K5" style:family="table-cell" style:data-style-name="N0">
      <style:table-cell-properties style:vertical-align="middle" fo:padding="0.049cm" fo:border-left="0.05pt solid #000000" fo:border-right="none" fo:border-top="none" fo:border-bottom="0.05pt solid #000000"/>
    </style:style>
    <style:style style:name="Tabla13.L5" style:family="table-cell">
      <style:table-cell-properties style:vertical-align="middle" fo:padding="0.049cm" fo:border-left="0.05pt solid #000000" fo:border-right="0.05pt solid #000000" fo:border-top="none" fo:border-bottom="0.05pt solid #000000"/>
    </style:style>
    <style:style style:name="Tabla13.A6" style:family="table-cell">
      <style:table-cell-properties style:vertical-align="middle" fo:padding="0.049cm" fo:border-left="0.05pt solid #000000" fo:border-right="none" fo:border-top="none" fo:border-bottom="0.05pt solid #000000"/>
    </style:style>
    <style:style style:name="Tabla13.B6" style:family="table-cell">
      <style:table-cell-properties style:vertical-align="middle" fo:padding="0.049cm" fo:border-left="0.05pt solid #000000" fo:border-right="none" fo:border-top="none" fo:border-bottom="0.05pt solid #000000"/>
    </style:style>
    <style:style style:name="Tabla13.C6" style:family="table-cell">
      <style:table-cell-properties style:vertical-align="middle" fo:padding="0.049cm" fo:border-left="0.05pt solid #000000" fo:border-right="none" fo:border-top="none" fo:border-bottom="0.05pt solid #000000"/>
    </style:style>
    <style:style style:name="Tabla13.E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 style:family="table-cell">
      <style:table-cell-properties style:vertical-align="middle" fo:padding="0.049cm" fo:border-left="0.05pt solid #000000" fo:border-right="none" fo:border-top="none" fo:border-bottom="0.05pt solid #000000"/>
    </style:style>
    <style:style style:name="Tabla13.K6" style:family="table-cell" style:data-style-name="N0">
      <style:table-cell-properties style:vertical-align="middle" fo:padding="0.049cm" fo:border-left="0.05pt solid #000000" fo:border-right="none" fo:border-top="none" fo:border-bottom="0.05pt solid #000000"/>
    </style:style>
    <style:style style:name="Tabla13.L6" style:family="table-cell">
      <style:table-cell-properties style:vertical-align="middle" fo:padding="0.049cm" fo:border-left="0.05pt solid #000000" fo:border-right="0.05pt solid #000000" fo:border-top="none" fo:border-bottom="0.05pt solid #000000"/>
    </style:style>
    <style:style style:name="Tabla13.A7" style:family="table-cell">
      <style:table-cell-properties style:vertical-align="middle" fo:padding="0.049cm" fo:border-left="0.05pt solid #000000" fo:border-right="none" fo:border-top="none" fo:border-bottom="0.05pt solid #000000"/>
    </style:style>
    <style:style style:name="Tabla13.B7" style:family="table-cell">
      <style:table-cell-properties style:vertical-align="middle" fo:padding="0.049cm" fo:border-left="0.05pt solid #000000" fo:border-right="none" fo:border-top="none" fo:border-bottom="0.05pt solid #000000"/>
    </style:style>
    <style:style style:name="Tabla13.C7" style:family="table-cell">
      <style:table-cell-properties style:vertical-align="middle" fo:padding="0.049cm" fo:border-left="0.05pt solid #000000" fo:border-right="none" fo:border-top="none" fo:border-bottom="0.05pt solid #000000"/>
    </style:style>
    <style:style style:name="Tabla13.E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 style:family="table-cell">
      <style:table-cell-properties style:vertical-align="middle" fo:padding="0.049cm" fo:border-left="0.05pt solid #000000" fo:border-right="none" fo:border-top="none" fo:border-bottom="0.05pt solid #000000"/>
    </style:style>
    <style:style style:name="Tabla13.K7" style:family="table-cell" style:data-style-name="N0">
      <style:table-cell-properties style:vertical-align="middle" fo:padding="0.049cm" fo:border-left="0.05pt solid #000000" fo:border-right="none" fo:border-top="none" fo:border-bottom="0.05pt solid #000000"/>
    </style:style>
    <style:style style:name="Tabla13.L7" style:family="table-cell">
      <style:table-cell-properties style:vertical-align="middle" fo:padding="0.049cm" fo:border-left="0.05pt solid #000000" fo:border-right="0.05pt solid #000000" fo:border-top="none" fo:border-bottom="0.05pt solid #000000"/>
    </style:style>
    <style:style style:name="Tabla13.A8" style:family="table-cell">
      <style:table-cell-properties style:vertical-align="middle" fo:padding="0.049cm" fo:border-left="0.05pt solid #000000" fo:border-right="none" fo:border-top="none" fo:border-bottom="0.05pt solid #000000"/>
    </style:style>
    <style:style style:name="Tabla13.B8" style:family="table-cell">
      <style:table-cell-properties style:vertical-align="middle" fo:padding="0.049cm" fo:border-left="0.05pt solid #000000" fo:border-right="none" fo:border-top="none" fo:border-bottom="0.05pt solid #000000"/>
    </style:style>
    <style:style style:name="Tabla13.C8" style:family="table-cell">
      <style:table-cell-properties style:vertical-align="middle" fo:padding="0.049cm" fo:border-left="0.05pt solid #000000" fo:border-right="none" fo:border-top="none" fo:border-bottom="0.05pt solid #000000"/>
    </style:style>
    <style:style style:name="Tabla13.E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 style:family="table-cell">
      <style:table-cell-properties style:vertical-align="middle" fo:padding="0.049cm" fo:border-left="0.05pt solid #000000" fo:border-right="none" fo:border-top="none" fo:border-bottom="0.05pt solid #000000"/>
    </style:style>
    <style:style style:name="Tabla13.K8" style:family="table-cell" style:data-style-name="N0">
      <style:table-cell-properties style:vertical-align="middle" fo:padding="0.049cm" fo:border-left="0.05pt solid #000000" fo:border-right="none" fo:border-top="none" fo:border-bottom="0.05pt solid #000000"/>
    </style:style>
    <style:style style:name="Tabla13.L8" style:family="table-cell">
      <style:table-cell-properties style:vertical-align="middle" fo:padding="0.049cm" fo:border-left="0.05pt solid #000000" fo:border-right="0.05pt solid #000000" fo:border-top="none" fo:border-bottom="0.05pt solid #000000"/>
    </style:style>
    <style:style style:name="Tabla13.A9" style:family="table-cell">
      <style:table-cell-properties style:vertical-align="middle" fo:padding="0.049cm" fo:border-left="0.05pt solid #000000" fo:border-right="none" fo:border-top="none" fo:border-bottom="0.05pt solid #000000"/>
    </style:style>
    <style:style style:name="Tabla13.B9" style:family="table-cell">
      <style:table-cell-properties style:vertical-align="middle" fo:padding="0.049cm" fo:border-left="0.05pt solid #000000" fo:border-right="none" fo:border-top="none" fo:border-bottom="0.05pt solid #000000"/>
    </style:style>
    <style:style style:name="Tabla13.C9" style:family="table-cell">
      <style:table-cell-properties style:vertical-align="middle" fo:padding="0.049cm" fo:border-left="0.05pt solid #000000" fo:border-right="none" fo:border-top="none" fo:border-bottom="0.05pt solid #000000"/>
    </style:style>
    <style:style style:name="Tabla13.E9"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 style:family="table-cell">
      <style:table-cell-properties style:vertical-align="middle" fo:padding="0.049cm" fo:border-left="0.05pt solid #000000" fo:border-right="none" fo:border-top="none" fo:border-bottom="0.05pt solid #000000"/>
    </style:style>
    <style:style style:name="Tabla13.K9" style:family="table-cell" style:data-style-name="N0">
      <style:table-cell-properties style:vertical-align="middle" fo:padding="0.049cm" fo:border-left="0.05pt solid #000000" fo:border-right="none" fo:border-top="none" fo:border-bottom="0.05pt solid #000000"/>
    </style:style>
    <style:style style:name="Tabla13.L9" style:family="table-cell">
      <style:table-cell-properties style:vertical-align="middle" fo:padding="0.049cm" fo:border-left="0.05pt solid #000000" fo:border-right="0.05pt solid #000000" fo:border-top="none" fo:border-bottom="0.05pt solid #000000"/>
    </style:style>
    <style:style style:name="Tabla13.A10" style:family="table-cell">
      <style:table-cell-properties style:vertical-align="middle" fo:padding="0.049cm" fo:border-left="0.05pt solid #000000" fo:border-right="none" fo:border-top="none" fo:border-bottom="0.05pt solid #000000"/>
    </style:style>
    <style:style style:name="Tabla13.B10" style:family="table-cell">
      <style:table-cell-properties style:vertical-align="middle" fo:padding="0.049cm" fo:border-left="0.05pt solid #000000" fo:border-right="none" fo:border-top="none" fo:border-bottom="0.05pt solid #000000"/>
    </style:style>
    <style:style style:name="Tabla13.C10" style:family="table-cell">
      <style:table-cell-properties style:vertical-align="middle" fo:padding="0.049cm" fo:border-left="0.05pt solid #000000" fo:border-right="none" fo:border-top="none" fo:border-bottom="0.05pt solid #000000"/>
    </style:style>
    <style:style style:name="Tabla13.D1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 style:family="table-cell">
      <style:table-cell-properties style:vertical-align="middle" fo:padding="0.049cm" fo:border-left="0.05pt solid #000000" fo:border-right="none" fo:border-top="none" fo:border-bottom="0.05pt solid #000000"/>
    </style:style>
    <style:style style:name="Tabla13.K10" style:family="table-cell">
      <style:table-cell-properties style:vertical-align="middle" fo:padding="0.049cm" fo:border-left="0.05pt solid #000000" fo:border-right="none" fo:border-top="none" fo:border-bottom="0.05pt solid #000000"/>
    </style:style>
    <style:style style:name="Tabla13.L10" style:family="table-cell">
      <style:table-cell-properties style:vertical-align="middle" fo:padding="0.049cm" fo:border-left="0.05pt solid #000000" fo:border-right="0.05pt solid #000000" fo:border-top="none" fo:border-bottom="0.05pt solid #000000"/>
    </style:style>
    <style:style style:name="Tabla13.A11" style:family="table-cell">
      <style:table-cell-properties style:vertical-align="middle" fo:padding="0.049cm" fo:border-left="0.05pt solid #000000" fo:border-right="none" fo:border-top="none" fo:border-bottom="0.05pt solid #000000"/>
    </style:style>
    <style:style style:name="Tabla13.B11" style:family="table-cell">
      <style:table-cell-properties style:vertical-align="middle" fo:padding="0.049cm" fo:border-left="0.05pt solid #000000" fo:border-right="none" fo:border-top="none" fo:border-bottom="0.05pt solid #000000"/>
    </style:style>
    <style:style style:name="Tabla13.C11" style:family="table-cell">
      <style:table-cell-properties style:vertical-align="middle" fo:padding="0.049cm" fo:border-left="0.05pt solid #000000" fo:border-right="none" fo:border-top="none" fo:border-bottom="0.05pt solid #000000"/>
    </style:style>
    <style:style style:name="Tabla13.D1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1" style:family="table-cell">
      <style:table-cell-properties style:vertical-align="middle" fo:padding="0.049cm" fo:border-left="0.05pt solid #000000" fo:border-right="none" fo:border-top="none" fo:border-bottom="0.05pt solid #000000"/>
    </style:style>
    <style:style style:name="Tabla13.K11" style:family="table-cell">
      <style:table-cell-properties style:vertical-align="middle" fo:padding="0.049cm" fo:border-left="0.05pt solid #000000" fo:border-right="none" fo:border-top="none" fo:border-bottom="0.05pt solid #000000"/>
    </style:style>
    <style:style style:name="Tabla13.L11" style:family="table-cell">
      <style:table-cell-properties style:vertical-align="middle" fo:padding="0.049cm" fo:border-left="0.05pt solid #000000" fo:border-right="0.05pt solid #000000" fo:border-top="none" fo:border-bottom="0.05pt solid #000000"/>
    </style:style>
    <style:style style:name="Tabla13.A12" style:family="table-cell">
      <style:table-cell-properties style:vertical-align="middle" fo:padding="0.049cm" fo:border-left="0.05pt solid #000000" fo:border-right="none" fo:border-top="none" fo:border-bottom="0.05pt solid #000000"/>
    </style:style>
    <style:style style:name="Tabla13.B12" style:family="table-cell">
      <style:table-cell-properties style:vertical-align="middle" fo:padding="0.049cm" fo:border-left="0.05pt solid #000000" fo:border-right="none" fo:border-top="none" fo:border-bottom="0.05pt solid #000000"/>
    </style:style>
    <style:style style:name="Tabla13.C12" style:family="table-cell">
      <style:table-cell-properties style:vertical-align="middle" fo:padding="0.049cm" fo:border-left="0.05pt solid #000000" fo:border-right="none" fo:border-top="none" fo:border-bottom="0.05pt solid #000000"/>
    </style:style>
    <style:style style:name="Tabla13.D1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2" style:family="table-cell">
      <style:table-cell-properties style:vertical-align="middle" fo:padding="0.049cm" fo:border-left="0.05pt solid #000000" fo:border-right="none" fo:border-top="none" fo:border-bottom="0.05pt solid #000000"/>
    </style:style>
    <style:style style:name="Tabla13.K12" style:family="table-cell" style:data-style-name="N0">
      <style:table-cell-properties style:vertical-align="middle" fo:padding="0.049cm" fo:border-left="0.05pt solid #000000" fo:border-right="none" fo:border-top="none" fo:border-bottom="0.05pt solid #000000"/>
    </style:style>
    <style:style style:name="Tabla13.L12" style:family="table-cell">
      <style:table-cell-properties style:vertical-align="middle" fo:padding="0.049cm" fo:border-left="0.05pt solid #000000" fo:border-right="0.05pt solid #000000" fo:border-top="none" fo:border-bottom="0.05pt solid #000000"/>
    </style:style>
    <style:style style:name="Tabla13.A13" style:family="table-cell">
      <style:table-cell-properties style:vertical-align="middle" fo:padding="0.049cm" fo:border-left="0.05pt solid #000000" fo:border-right="none" fo:border-top="none" fo:border-bottom="0.05pt solid #000000"/>
    </style:style>
    <style:style style:name="Tabla13.B13" style:family="table-cell">
      <style:table-cell-properties style:vertical-align="middle" fo:padding="0.049cm" fo:border-left="0.05pt solid #000000" fo:border-right="none" fo:border-top="none" fo:border-bottom="0.05pt solid #000000"/>
    </style:style>
    <style:style style:name="Tabla13.C13" style:family="table-cell">
      <style:table-cell-properties style:vertical-align="middle" fo:padding="0.049cm" fo:border-left="0.05pt solid #000000" fo:border-right="none" fo:border-top="none" fo:border-bottom="0.05pt solid #000000"/>
    </style:style>
    <style:style style:name="Tabla13.D1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3" style:family="table-cell" style:data-style-name="N0">
      <style:table-cell-properties style:vertical-align="middle" fo:padding="0.049cm" fo:border-left="0.05pt solid #000000" fo:border-right="none" fo:border-top="none" fo:border-bottom="0.05pt solid #000000"/>
    </style:style>
    <style:style style:name="Tabla13.K13" style:family="table-cell" style:data-style-name="N0">
      <style:table-cell-properties style:vertical-align="middle" fo:padding="0.049cm" fo:border-left="0.05pt solid #000000" fo:border-right="none" fo:border-top="none" fo:border-bottom="0.05pt solid #000000"/>
    </style:style>
    <style:style style:name="Tabla13.L13" style:family="table-cell">
      <style:table-cell-properties style:vertical-align="middle" fo:padding="0.049cm" fo:border-left="0.05pt solid #000000" fo:border-right="0.05pt solid #000000" fo:border-top="none" fo:border-bottom="0.05pt solid #000000"/>
    </style:style>
    <style:style style:name="Tabla13.A14" style:family="table-cell">
      <style:table-cell-properties style:vertical-align="middle" fo:padding="0.049cm" fo:border-left="0.05pt solid #000000" fo:border-right="none" fo:border-top="none" fo:border-bottom="0.05pt solid #000000"/>
    </style:style>
    <style:style style:name="Tabla13.B14" style:family="table-cell">
      <style:table-cell-properties style:vertical-align="middle" fo:padding="0.049cm" fo:border-left="0.05pt solid #000000" fo:border-right="none" fo:border-top="none" fo:border-bottom="0.05pt solid #000000"/>
    </style:style>
    <style:style style:name="Tabla13.C14" style:family="table-cell">
      <style:table-cell-properties style:vertical-align="middle" fo:padding="0.049cm" fo:border-left="0.05pt solid #000000" fo:border-right="none" fo:border-top="none" fo:border-bottom="0.05pt solid #000000"/>
    </style:style>
    <style:style style:name="Tabla13.D1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4" style:family="table-cell" style:data-style-name="N0">
      <style:table-cell-properties style:vertical-align="middle" fo:padding="0.049cm" fo:border-left="0.05pt solid #000000" fo:border-right="none" fo:border-top="none" fo:border-bottom="0.05pt solid #000000"/>
    </style:style>
    <style:style style:name="Tabla13.K14" style:family="table-cell">
      <style:table-cell-properties style:vertical-align="middle" fo:padding="0.049cm" fo:border-left="0.05pt solid #000000" fo:border-right="none" fo:border-top="none" fo:border-bottom="0.05pt solid #000000"/>
    </style:style>
    <style:style style:name="Tabla13.L14" style:family="table-cell">
      <style:table-cell-properties style:vertical-align="middle" fo:padding="0.049cm" fo:border-left="0.05pt solid #000000" fo:border-right="0.05pt solid #000000" fo:border-top="none" fo:border-bottom="0.05pt solid #000000"/>
    </style:style>
    <style:style style:name="Tabla13.A15" style:family="table-cell">
      <style:table-cell-properties style:vertical-align="middle" fo:padding="0.049cm" fo:border-left="0.05pt solid #000000" fo:border-right="none" fo:border-top="none" fo:border-bottom="0.05pt solid #000000"/>
    </style:style>
    <style:style style:name="Tabla13.B15" style:family="table-cell">
      <style:table-cell-properties style:vertical-align="middle" fo:padding="0.049cm" fo:border-left="0.05pt solid #000000" fo:border-right="none" fo:border-top="none" fo:border-bottom="0.05pt solid #000000"/>
    </style:style>
    <style:style style:name="Tabla13.C15" style:family="table-cell">
      <style:table-cell-properties style:vertical-align="middle" fo:padding="0.049cm" fo:border-left="0.05pt solid #000000" fo:border-right="none" fo:border-top="none" fo:border-bottom="0.05pt solid #000000"/>
    </style:style>
    <style:style style:name="Tabla13.D1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5" style:family="table-cell" style:data-style-name="N0">
      <style:table-cell-properties style:vertical-align="middle" fo:padding="0.049cm" fo:border-left="0.05pt solid #000000" fo:border-right="none" fo:border-top="none" fo:border-bottom="0.05pt solid #000000"/>
    </style:style>
    <style:style style:name="Tabla13.K15" style:family="table-cell">
      <style:table-cell-properties style:vertical-align="middle" fo:padding="0.049cm" fo:border-left="0.05pt solid #000000" fo:border-right="none" fo:border-top="none" fo:border-bottom="0.05pt solid #000000"/>
    </style:style>
    <style:style style:name="Tabla13.L15" style:family="table-cell">
      <style:table-cell-properties style:vertical-align="middle" fo:padding="0.049cm" fo:border-left="0.05pt solid #000000" fo:border-right="0.05pt solid #000000" fo:border-top="none" fo:border-bottom="0.05pt solid #000000"/>
    </style:style>
    <style:style style:name="Tabla13.A16" style:family="table-cell">
      <style:table-cell-properties style:vertical-align="middle" fo:padding="0.049cm" fo:border-left="0.05pt solid #000000" fo:border-right="none" fo:border-top="none" fo:border-bottom="0.05pt solid #000000"/>
    </style:style>
    <style:style style:name="Tabla13.B16" style:family="table-cell">
      <style:table-cell-properties style:vertical-align="middle" fo:padding="0.049cm" fo:border-left="0.05pt solid #000000" fo:border-right="none" fo:border-top="none" fo:border-bottom="0.05pt solid #000000"/>
    </style:style>
    <style:style style:name="Tabla13.C16" style:family="table-cell">
      <style:table-cell-properties style:vertical-align="middle" fo:padding="0.049cm" fo:border-left="0.05pt solid #000000" fo:border-right="none" fo:border-top="none" fo:border-bottom="0.05pt solid #000000"/>
    </style:style>
    <style:style style:name="Tabla13.D1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6" style:family="table-cell" style:data-style-name="N0">
      <style:table-cell-properties style:vertical-align="middle" fo:padding="0.049cm" fo:border-left="0.05pt solid #000000" fo:border-right="none" fo:border-top="none" fo:border-bottom="0.05pt solid #000000"/>
    </style:style>
    <style:style style:name="Tabla13.K16" style:family="table-cell">
      <style:table-cell-properties style:vertical-align="middle" fo:padding="0.049cm" fo:border-left="0.05pt solid #000000" fo:border-right="none" fo:border-top="none" fo:border-bottom="0.05pt solid #000000"/>
    </style:style>
    <style:style style:name="Tabla13.L16" style:family="table-cell">
      <style:table-cell-properties style:vertical-align="middle" fo:padding="0.049cm" fo:border-left="0.05pt solid #000000" fo:border-right="0.05pt solid #000000" fo:border-top="none" fo:border-bottom="0.05pt solid #000000"/>
    </style:style>
    <style:style style:name="Tabla13.A17" style:family="table-cell">
      <style:table-cell-properties style:vertical-align="middle" fo:padding="0.049cm" fo:border-left="0.05pt solid #000000" fo:border-right="none" fo:border-top="none" fo:border-bottom="0.05pt solid #000000"/>
    </style:style>
    <style:style style:name="Tabla13.B17" style:family="table-cell">
      <style:table-cell-properties style:vertical-align="middle" fo:padding="0.049cm" fo:border-left="0.05pt solid #000000" fo:border-right="none" fo:border-top="none" fo:border-bottom="0.05pt solid #000000"/>
    </style:style>
    <style:style style:name="Tabla13.C17" style:family="table-cell">
      <style:table-cell-properties style:vertical-align="middle" fo:padding="0.049cm" fo:border-left="0.05pt solid #000000" fo:border-right="none" fo:border-top="none" fo:border-bottom="0.05pt solid #000000"/>
    </style:style>
    <style:style style:name="Tabla13.D1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7" style:family="table-cell" style:data-style-name="N0">
      <style:table-cell-properties style:vertical-align="middle" fo:padding="0.049cm" fo:border-left="0.05pt solid #000000" fo:border-right="none" fo:border-top="none" fo:border-bottom="0.05pt solid #000000"/>
    </style:style>
    <style:style style:name="Tabla13.K17" style:family="table-cell" style:data-style-name="N0">
      <style:table-cell-properties style:vertical-align="middle" fo:padding="0.049cm" fo:border-left="0.05pt solid #000000" fo:border-right="none" fo:border-top="none" fo:border-bottom="0.05pt solid #000000"/>
    </style:style>
    <style:style style:name="Tabla13.L17" style:family="table-cell">
      <style:table-cell-properties style:vertical-align="middle" fo:padding="0.049cm" fo:border-left="0.05pt solid #000000" fo:border-right="0.05pt solid #000000" fo:border-top="none" fo:border-bottom="0.05pt solid #000000"/>
    </style:style>
    <style:style style:name="Tabla13.A18" style:family="table-cell">
      <style:table-cell-properties style:vertical-align="middle" fo:padding="0.049cm" fo:border-left="0.05pt solid #000000" fo:border-right="none" fo:border-top="none" fo:border-bottom="0.05pt solid #000000"/>
    </style:style>
    <style:style style:name="Tabla13.B18" style:family="table-cell">
      <style:table-cell-properties style:vertical-align="middle" fo:padding="0.049cm" fo:border-left="0.05pt solid #000000" fo:border-right="none" fo:border-top="none" fo:border-bottom="0.05pt solid #000000"/>
    </style:style>
    <style:style style:name="Tabla13.C18" style:family="table-cell">
      <style:table-cell-properties style:vertical-align="middle" fo:padding="0.049cm" fo:border-left="0.05pt solid #000000" fo:border-right="none" fo:border-top="none" fo:border-bottom="0.05pt solid #000000"/>
    </style:style>
    <style:style style:name="Tabla13.D1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8" style:family="table-cell" style:data-style-name="N0">
      <style:table-cell-properties style:vertical-align="middle" fo:padding="0.049cm" fo:border-left="0.05pt solid #000000" fo:border-right="none" fo:border-top="none" fo:border-bottom="0.05pt solid #000000"/>
    </style:style>
    <style:style style:name="Tabla13.K18" style:family="table-cell">
      <style:table-cell-properties style:vertical-align="middle" fo:padding="0.049cm" fo:border-left="0.05pt solid #000000" fo:border-right="none" fo:border-top="none" fo:border-bottom="0.05pt solid #000000"/>
    </style:style>
    <style:style style:name="Tabla13.L18" style:family="table-cell">
      <style:table-cell-properties style:vertical-align="middle" fo:padding="0.049cm" fo:border-left="0.05pt solid #000000" fo:border-right="0.05pt solid #000000" fo:border-top="none" fo:border-bottom="0.05pt solid #000000"/>
    </style:style>
    <style:style style:name="Tabla13.A19" style:family="table-cell">
      <style:table-cell-properties style:vertical-align="middle" fo:padding="0.049cm" fo:border-left="0.05pt solid #000000" fo:border-right="none" fo:border-top="none" fo:border-bottom="0.05pt solid #000000"/>
    </style:style>
    <style:style style:name="Tabla13.B19" style:family="table-cell">
      <style:table-cell-properties style:vertical-align="middle" fo:padding="0.049cm" fo:border-left="0.05pt solid #000000" fo:border-right="none" fo:border-top="none" fo:border-bottom="0.05pt solid #000000"/>
    </style:style>
    <style:style style:name="Tabla13.C19" style:family="table-cell">
      <style:table-cell-properties style:vertical-align="middle" fo:padding="0.049cm" fo:border-left="0.05pt solid #000000" fo:border-right="none" fo:border-top="none" fo:border-bottom="0.05pt solid #000000"/>
    </style:style>
    <style:style style:name="Tabla13.D19"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9"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9" style:family="table-cell" style:data-style-name="N0">
      <style:table-cell-properties style:vertical-align="middle" fo:padding="0.049cm" fo:border-left="0.05pt solid #000000" fo:border-right="none" fo:border-top="none" fo:border-bottom="0.05pt solid #000000"/>
    </style:style>
    <style:style style:name="Tabla13.K19" style:family="table-cell" style:data-style-name="N0">
      <style:table-cell-properties style:vertical-align="middle" fo:padding="0.049cm" fo:border-left="0.05pt solid #000000" fo:border-right="none" fo:border-top="none" fo:border-bottom="0.05pt solid #000000"/>
    </style:style>
    <style:style style:name="Tabla13.L19" style:family="table-cell">
      <style:table-cell-properties style:vertical-align="middle" fo:padding="0.049cm" fo:border-left="0.05pt solid #000000" fo:border-right="0.05pt solid #000000" fo:border-top="none" fo:border-bottom="0.05pt solid #000000"/>
    </style:style>
    <style:style style:name="Tabla13.A20" style:family="table-cell">
      <style:table-cell-properties style:vertical-align="middle" fo:padding="0.049cm" fo:border-left="0.05pt solid #000000" fo:border-right="none" fo:border-top="none" fo:border-bottom="0.05pt solid #000000"/>
    </style:style>
    <style:style style:name="Tabla13.B20" style:family="table-cell">
      <style:table-cell-properties style:vertical-align="middle" fo:padding="0.049cm" fo:border-left="0.05pt solid #000000" fo:border-right="none" fo:border-top="none" fo:border-bottom="0.05pt solid #000000"/>
    </style:style>
    <style:style style:name="Tabla13.C20" style:family="table-cell">
      <style:table-cell-properties style:vertical-align="middle" fo:padding="0.049cm" fo:border-left="0.05pt solid #000000" fo:border-right="none" fo:border-top="none" fo:border-bottom="0.05pt solid #000000"/>
    </style:style>
    <style:style style:name="Tabla13.D2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2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2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2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2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2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20" style:family="table-cell" style:data-style-name="N0">
      <style:table-cell-properties style:vertical-align="middle" fo:padding="0.049cm" fo:border-left="0.05pt solid #000000" fo:border-right="none" fo:border-top="none" fo:border-bottom="0.05pt solid #000000"/>
    </style:style>
    <style:style style:name="Tabla13.K20" style:family="table-cell" style:data-style-name="N0">
      <style:table-cell-properties style:vertical-align="middle" fo:padding="0.049cm" fo:border-left="0.05pt solid #000000" fo:border-right="none" fo:border-top="none" fo:border-bottom="0.05pt solid #000000"/>
    </style:style>
    <style:style style:name="Tabla13.L20" style:family="table-cell">
      <style:table-cell-properties style:vertical-align="middle" fo:padding="0.049cm" fo:border-left="0.05pt solid #000000" fo:border-right="0.05pt solid #000000" fo:border-top="none" fo:border-bottom="0.05pt solid #000000"/>
    </style:style>
    <style:style style:name="Tabla13.A21" style:family="table-cell">
      <style:table-cell-properties style:vertical-align="middle" fo:padding="0.049cm" fo:border-left="0.05pt solid #000000" fo:border-right="none" fo:border-top="none" fo:border-bottom="0.05pt solid #000000"/>
    </style:style>
    <style:style style:name="Tabla13.B21" style:family="table-cell">
      <style:table-cell-properties style:vertical-align="middle" fo:padding="0.049cm" fo:border-left="0.05pt solid #000000" fo:border-right="none" fo:border-top="none" fo:border-bottom="0.05pt solid #000000"/>
    </style:style>
    <style:style style:name="Tabla13.C21" style:family="table-cell">
      <style:table-cell-properties style:vertical-align="middle" fo:padding="0.049cm" fo:border-left="0.05pt solid #000000" fo:border-right="none" fo:border-top="none" fo:border-bottom="0.05pt solid #000000"/>
    </style:style>
    <style:style style:name="Tabla13.D2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2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2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2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2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2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21" style:family="table-cell">
      <style:table-cell-properties style:vertical-align="middle" fo:padding="0.049cm" fo:border-left="0.05pt solid #000000" fo:border-right="none" fo:border-top="none" fo:border-bottom="0.05pt solid #000000"/>
    </style:style>
    <style:style style:name="Tabla13.K21" style:family="table-cell">
      <style:table-cell-properties style:vertical-align="middle" fo:padding="0.049cm" fo:border-left="0.05pt solid #000000" fo:border-right="none" fo:border-top="none" fo:border-bottom="0.05pt solid #000000"/>
    </style:style>
    <style:style style:name="Tabla13.L21" style:family="table-cell">
      <style:table-cell-properties style:vertical-align="middle" fo:padding="0.049cm" fo:border-left="0.05pt solid #000000" fo:border-right="0.05pt solid #000000" fo:border-top="none" fo:border-bottom="0.05pt solid #000000"/>
    </style:style>
    <style:style style:name="Tabla13.A22" style:family="table-cell">
      <style:table-cell-properties style:vertical-align="middle" fo:padding="0.049cm" fo:border-left="0.05pt solid #000000" fo:border-right="none" fo:border-top="none" fo:border-bottom="0.05pt solid #000000"/>
    </style:style>
    <style:style style:name="Tabla13.B22" style:family="table-cell">
      <style:table-cell-properties style:vertical-align="middle" fo:padding="0.049cm" fo:border-left="0.05pt solid #000000" fo:border-right="none" fo:border-top="none" fo:border-bottom="0.05pt solid #000000"/>
    </style:style>
    <style:style style:name="Tabla13.C22" style:family="table-cell">
      <style:table-cell-properties style:vertical-align="middle" fo:padding="0.049cm" fo:border-left="0.05pt solid #000000" fo:border-right="none" fo:border-top="none" fo:border-bottom="0.05pt solid #000000"/>
    </style:style>
    <style:style style:name="Tabla13.D2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2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2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2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2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2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22" style:family="table-cell">
      <style:table-cell-properties style:vertical-align="middle" fo:padding="0.049cm" fo:border-left="0.05pt solid #000000" fo:border-right="none" fo:border-top="none" fo:border-bottom="0.05pt solid #000000"/>
    </style:style>
    <style:style style:name="Tabla13.K22" style:family="table-cell" style:data-style-name="N0">
      <style:table-cell-properties style:vertical-align="middle" fo:padding="0.049cm" fo:border-left="0.05pt solid #000000" fo:border-right="none" fo:border-top="none" fo:border-bottom="0.05pt solid #000000"/>
    </style:style>
    <style:style style:name="Tabla13.L22" style:family="table-cell">
      <style:table-cell-properties style:vertical-align="middle" fo:padding="0.049cm" fo:border-left="0.05pt solid #000000" fo:border-right="0.05pt solid #000000" fo:border-top="none" fo:border-bottom="0.05pt solid #000000"/>
    </style:style>
    <style:style style:name="Tabla13.A23" style:family="table-cell">
      <style:table-cell-properties style:vertical-align="middle" fo:padding="0.049cm" fo:border-left="0.05pt solid #000000" fo:border-right="none" fo:border-top="none" fo:border-bottom="0.05pt solid #000000"/>
    </style:style>
    <style:style style:name="Tabla13.B23" style:family="table-cell">
      <style:table-cell-properties style:vertical-align="middle" fo:padding="0.049cm" fo:border-left="0.05pt solid #000000" fo:border-right="none" fo:border-top="none" fo:border-bottom="0.05pt solid #000000"/>
    </style:style>
    <style:style style:name="Tabla13.C23" style:family="table-cell">
      <style:table-cell-properties style:vertical-align="middle" fo:padding="0.049cm" fo:border-left="0.05pt solid #000000" fo:border-right="none" fo:border-top="none" fo:border-bottom="0.05pt solid #000000"/>
    </style:style>
    <style:style style:name="Tabla13.D2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2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2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2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2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2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23" style:family="table-cell">
      <style:table-cell-properties style:vertical-align="middle" fo:padding="0.049cm" fo:border-left="0.05pt solid #000000" fo:border-right="none" fo:border-top="none" fo:border-bottom="0.05pt solid #000000"/>
    </style:style>
    <style:style style:name="Tabla13.K23" style:family="table-cell" style:data-style-name="N0">
      <style:table-cell-properties style:vertical-align="middle" fo:padding="0.049cm" fo:border-left="0.05pt solid #000000" fo:border-right="none" fo:border-top="none" fo:border-bottom="0.05pt solid #000000"/>
    </style:style>
    <style:style style:name="Tabla13.L23" style:family="table-cell">
      <style:table-cell-properties style:vertical-align="middle" fo:padding="0.049cm" fo:border-left="0.05pt solid #000000" fo:border-right="0.05pt solid #000000" fo:border-top="none" fo:border-bottom="0.05pt solid #000000"/>
    </style:style>
    <style:style style:name="Tabla13.A24" style:family="table-cell">
      <style:table-cell-properties style:vertical-align="middle" fo:padding="0.049cm" fo:border-left="0.05pt solid #000000" fo:border-right="none" fo:border-top="none" fo:border-bottom="0.05pt solid #000000"/>
    </style:style>
    <style:style style:name="Tabla13.B24" style:family="table-cell">
      <style:table-cell-properties style:vertical-align="middle" fo:padding="0.049cm" fo:border-left="0.05pt solid #000000" fo:border-right="none" fo:border-top="none" fo:border-bottom="0.05pt solid #000000"/>
    </style:style>
    <style:style style:name="Tabla13.C24" style:family="table-cell">
      <style:table-cell-properties style:vertical-align="middle" fo:padding="0.049cm" fo:border-left="0.05pt solid #000000" fo:border-right="none" fo:border-top="none" fo:border-bottom="0.05pt solid #000000"/>
    </style:style>
    <style:style style:name="Tabla13.D2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2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2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2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2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2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24" style:family="table-cell">
      <style:table-cell-properties style:vertical-align="middle" fo:padding="0.049cm" fo:border-left="0.05pt solid #000000" fo:border-right="none" fo:border-top="none" fo:border-bottom="0.05pt solid #000000"/>
    </style:style>
    <style:style style:name="Tabla13.K24" style:family="table-cell">
      <style:table-cell-properties style:vertical-align="middle" fo:padding="0.049cm" fo:border-left="0.05pt solid #000000" fo:border-right="none" fo:border-top="none" fo:border-bottom="0.05pt solid #000000"/>
    </style:style>
    <style:style style:name="Tabla13.L24" style:family="table-cell">
      <style:table-cell-properties style:vertical-align="middle" fo:padding="0.049cm" fo:border-left="0.05pt solid #000000" fo:border-right="0.05pt solid #000000" fo:border-top="none" fo:border-bottom="0.05pt solid #000000"/>
    </style:style>
    <style:style style:name="Tabla13.A25" style:family="table-cell">
      <style:table-cell-properties style:vertical-align="middle" fo:padding="0.049cm" fo:border-left="0.05pt solid #000000" fo:border-right="none" fo:border-top="none" fo:border-bottom="0.05pt solid #000000"/>
    </style:style>
    <style:style style:name="Tabla13.B25" style:family="table-cell">
      <style:table-cell-properties style:vertical-align="middle" fo:padding="0.049cm" fo:border-left="0.05pt solid #000000" fo:border-right="none" fo:border-top="none" fo:border-bottom="0.05pt solid #000000"/>
    </style:style>
    <style:style style:name="Tabla13.C25" style:family="table-cell">
      <style:table-cell-properties style:vertical-align="middle" fo:padding="0.049cm" fo:border-left="0.05pt solid #000000" fo:border-right="none" fo:border-top="none" fo:border-bottom="0.05pt solid #000000"/>
    </style:style>
    <style:style style:name="Tabla13.D2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2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2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2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2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2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25" style:family="table-cell">
      <style:table-cell-properties style:vertical-align="middle" fo:padding="0.049cm" fo:border-left="0.05pt solid #000000" fo:border-right="none" fo:border-top="none" fo:border-bottom="0.05pt solid #000000"/>
    </style:style>
    <style:style style:name="Tabla13.K25" style:family="table-cell">
      <style:table-cell-properties style:vertical-align="middle" fo:padding="0.049cm" fo:border-left="0.05pt solid #000000" fo:border-right="none" fo:border-top="none" fo:border-bottom="0.05pt solid #000000"/>
    </style:style>
    <style:style style:name="Tabla13.L25" style:family="table-cell">
      <style:table-cell-properties style:vertical-align="middle" fo:padding="0.049cm" fo:border-left="0.05pt solid #000000" fo:border-right="0.05pt solid #000000" fo:border-top="none" fo:border-bottom="0.05pt solid #000000"/>
    </style:style>
    <style:style style:name="Tabla13.A26" style:family="table-cell">
      <style:table-cell-properties style:vertical-align="middle" fo:padding="0.049cm" fo:border-left="0.05pt solid #000000" fo:border-right="none" fo:border-top="none" fo:border-bottom="0.05pt solid #000000"/>
    </style:style>
    <style:style style:name="Tabla13.B26" style:family="table-cell">
      <style:table-cell-properties style:vertical-align="middle" fo:padding="0.049cm" fo:border-left="0.05pt solid #000000" fo:border-right="none" fo:border-top="none" fo:border-bottom="0.05pt solid #000000"/>
    </style:style>
    <style:style style:name="Tabla13.C26" style:family="table-cell">
      <style:table-cell-properties style:vertical-align="middle" fo:padding="0.049cm" fo:border-left="0.05pt solid #000000" fo:border-right="none" fo:border-top="none" fo:border-bottom="0.05pt solid #000000"/>
    </style:style>
    <style:style style:name="Tabla13.D2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2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2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2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2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2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26" style:family="table-cell">
      <style:table-cell-properties style:vertical-align="middle" fo:padding="0.049cm" fo:border-left="0.05pt solid #000000" fo:border-right="none" fo:border-top="none" fo:border-bottom="0.05pt solid #000000"/>
    </style:style>
    <style:style style:name="Tabla13.K26" style:family="table-cell" style:data-style-name="N0">
      <style:table-cell-properties style:vertical-align="middle" fo:padding="0.049cm" fo:border-left="0.05pt solid #000000" fo:border-right="none" fo:border-top="none" fo:border-bottom="0.05pt solid #000000"/>
    </style:style>
    <style:style style:name="Tabla13.L26" style:family="table-cell">
      <style:table-cell-properties style:vertical-align="middle" fo:padding="0.049cm" fo:border-left="0.05pt solid #000000" fo:border-right="0.05pt solid #000000" fo:border-top="none" fo:border-bottom="0.05pt solid #000000"/>
    </style:style>
    <style:style style:name="Tabla13.A27" style:family="table-cell">
      <style:table-cell-properties style:vertical-align="middle" fo:padding="0.049cm" fo:border-left="0.05pt solid #000000" fo:border-right="none" fo:border-top="none" fo:border-bottom="0.05pt solid #000000"/>
    </style:style>
    <style:style style:name="Tabla13.B27" style:family="table-cell">
      <style:table-cell-properties style:vertical-align="middle" fo:padding="0.049cm" fo:border-left="0.05pt solid #000000" fo:border-right="none" fo:border-top="none" fo:border-bottom="0.05pt solid #000000"/>
    </style:style>
    <style:style style:name="Tabla13.C27" style:family="table-cell">
      <style:table-cell-properties style:vertical-align="middle" fo:padding="0.049cm" fo:border-left="0.05pt solid #000000" fo:border-right="none" fo:border-top="none" fo:border-bottom="0.05pt solid #000000"/>
    </style:style>
    <style:style style:name="Tabla13.D2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2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2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2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2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2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27" style:family="table-cell">
      <style:table-cell-properties style:vertical-align="middle" fo:padding="0.049cm" fo:border-left="0.05pt solid #000000" fo:border-right="none" fo:border-top="none" fo:border-bottom="0.05pt solid #000000"/>
    </style:style>
    <style:style style:name="Tabla13.K27" style:family="table-cell" style:data-style-name="N0">
      <style:table-cell-properties style:vertical-align="middle" fo:padding="0.049cm" fo:border-left="0.05pt solid #000000" fo:border-right="none" fo:border-top="none" fo:border-bottom="0.05pt solid #000000"/>
    </style:style>
    <style:style style:name="Tabla13.L27" style:family="table-cell">
      <style:table-cell-properties style:vertical-align="middle" fo:padding="0.049cm" fo:border-left="0.05pt solid #000000" fo:border-right="0.05pt solid #000000" fo:border-top="none" fo:border-bottom="0.05pt solid #000000"/>
    </style:style>
    <style:style style:name="Tabla13.A28" style:family="table-cell">
      <style:table-cell-properties style:vertical-align="middle" fo:padding="0.049cm" fo:border-left="0.05pt solid #000000" fo:border-right="none" fo:border-top="none" fo:border-bottom="0.05pt solid #000000"/>
    </style:style>
    <style:style style:name="Tabla13.B28" style:family="table-cell">
      <style:table-cell-properties style:vertical-align="middle" fo:padding="0.049cm" fo:border-left="0.05pt solid #000000" fo:border-right="none" fo:border-top="none" fo:border-bottom="0.05pt solid #000000"/>
    </style:style>
    <style:style style:name="Tabla13.C28" style:family="table-cell">
      <style:table-cell-properties style:vertical-align="middle" fo:padding="0.049cm" fo:border-left="0.05pt solid #000000" fo:border-right="none" fo:border-top="none" fo:border-bottom="0.05pt solid #000000"/>
    </style:style>
    <style:style style:name="Tabla13.D2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2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2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2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2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2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28" style:family="table-cell">
      <style:table-cell-properties style:vertical-align="middle" fo:padding="0.049cm" fo:border-left="0.05pt solid #000000" fo:border-right="none" fo:border-top="none" fo:border-bottom="0.05pt solid #000000"/>
    </style:style>
    <style:style style:name="Tabla13.K28" style:family="table-cell" style:data-style-name="N0">
      <style:table-cell-properties style:vertical-align="middle" fo:padding="0.049cm" fo:border-left="0.05pt solid #000000" fo:border-right="none" fo:border-top="none" fo:border-bottom="0.05pt solid #000000"/>
    </style:style>
    <style:style style:name="Tabla13.L28" style:family="table-cell">
      <style:table-cell-properties style:vertical-align="middle" fo:padding="0.049cm" fo:border-left="0.05pt solid #000000" fo:border-right="0.05pt solid #000000" fo:border-top="none" fo:border-bottom="0.05pt solid #000000"/>
    </style:style>
    <style:style style:name="Tabla13.A29" style:family="table-cell">
      <style:table-cell-properties style:vertical-align="middle" fo:padding="0.049cm" fo:border-left="0.05pt solid #000000" fo:border-right="none" fo:border-top="none" fo:border-bottom="0.05pt solid #000000"/>
    </style:style>
    <style:style style:name="Tabla13.B29" style:family="table-cell">
      <style:table-cell-properties style:vertical-align="middle" fo:padding="0.049cm" fo:border-left="0.05pt solid #000000" fo:border-right="none" fo:border-top="none" fo:border-bottom="0.05pt solid #000000"/>
    </style:style>
    <style:style style:name="Tabla13.C29" style:family="table-cell">
      <style:table-cell-properties style:vertical-align="middle" fo:padding="0.049cm" fo:border-left="0.05pt solid #000000" fo:border-right="none" fo:border-top="none" fo:border-bottom="0.05pt solid #000000"/>
    </style:style>
    <style:style style:name="Tabla13.D29"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29"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2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2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2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2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29" style:family="table-cell">
      <style:table-cell-properties style:vertical-align="middle" fo:padding="0.049cm" fo:border-left="0.05pt solid #000000" fo:border-right="none" fo:border-top="none" fo:border-bottom="0.05pt solid #000000"/>
    </style:style>
    <style:style style:name="Tabla13.K29" style:family="table-cell" style:data-style-name="N0">
      <style:table-cell-properties style:vertical-align="middle" fo:padding="0.049cm" fo:border-left="0.05pt solid #000000" fo:border-right="none" fo:border-top="none" fo:border-bottom="0.05pt solid #000000"/>
    </style:style>
    <style:style style:name="Tabla13.L29" style:family="table-cell">
      <style:table-cell-properties style:vertical-align="middle" fo:padding="0.049cm" fo:border-left="0.05pt solid #000000" fo:border-right="0.05pt solid #000000" fo:border-top="none" fo:border-bottom="0.05pt solid #000000"/>
    </style:style>
    <style:style style:name="Tabla13.A30" style:family="table-cell">
      <style:table-cell-properties style:vertical-align="middle" fo:padding="0.049cm" fo:border-left="0.05pt solid #000000" fo:border-right="none" fo:border-top="none" fo:border-bottom="0.05pt solid #000000"/>
    </style:style>
    <style:style style:name="Tabla13.B30" style:family="table-cell">
      <style:table-cell-properties style:vertical-align="middle" fo:padding="0.049cm" fo:border-left="0.05pt solid #000000" fo:border-right="none" fo:border-top="none" fo:border-bottom="0.05pt solid #000000"/>
    </style:style>
    <style:style style:name="Tabla13.C30" style:family="table-cell">
      <style:table-cell-properties style:vertical-align="middle" fo:padding="0.049cm" fo:border-left="0.05pt solid #000000" fo:border-right="none" fo:border-top="none" fo:border-bottom="0.05pt solid #000000"/>
    </style:style>
    <style:style style:name="Tabla13.D3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3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0" style:family="table-cell">
      <style:table-cell-properties style:vertical-align="middle" fo:padding="0.049cm" fo:border-left="0.05pt solid #000000" fo:border-right="none" fo:border-top="none" fo:border-bottom="0.05pt solid #000000"/>
    </style:style>
    <style:style style:name="Tabla13.K30" style:family="table-cell" style:data-style-name="N0">
      <style:table-cell-properties style:vertical-align="middle" fo:padding="0.049cm" fo:border-left="0.05pt solid #000000" fo:border-right="none" fo:border-top="none" fo:border-bottom="0.05pt solid #000000"/>
    </style:style>
    <style:style style:name="Tabla13.L30" style:family="table-cell">
      <style:table-cell-properties style:vertical-align="middle" fo:padding="0.049cm" fo:border-left="0.05pt solid #000000" fo:border-right="0.05pt solid #000000" fo:border-top="none" fo:border-bottom="0.05pt solid #000000"/>
    </style:style>
    <style:style style:name="Tabla13.A31" style:family="table-cell">
      <style:table-cell-properties style:vertical-align="middle" fo:padding="0.049cm" fo:border-left="0.05pt solid #000000" fo:border-right="none" fo:border-top="none" fo:border-bottom="0.05pt solid #000000"/>
    </style:style>
    <style:style style:name="Tabla13.B31" style:family="table-cell">
      <style:table-cell-properties style:vertical-align="middle" fo:padding="0.049cm" fo:border-left="0.05pt solid #000000" fo:border-right="none" fo:border-top="none" fo:border-bottom="0.05pt solid #000000"/>
    </style:style>
    <style:style style:name="Tabla13.C31" style:family="table-cell">
      <style:table-cell-properties style:vertical-align="middle" fo:padding="0.049cm" fo:border-left="0.05pt solid #000000" fo:border-right="none" fo:border-top="none" fo:border-bottom="0.05pt solid #000000"/>
    </style:style>
    <style:style style:name="Tabla13.D3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3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1" style:family="table-cell">
      <style:table-cell-properties style:vertical-align="middle" fo:padding="0.049cm" fo:border-left="0.05pt solid #000000" fo:border-right="none" fo:border-top="none" fo:border-bottom="0.05pt solid #000000"/>
    </style:style>
    <style:style style:name="Tabla13.K31" style:family="table-cell" style:data-style-name="N0">
      <style:table-cell-properties style:vertical-align="middle" fo:padding="0.049cm" fo:border-left="0.05pt solid #000000" fo:border-right="none" fo:border-top="none" fo:border-bottom="0.05pt solid #000000"/>
    </style:style>
    <style:style style:name="Tabla13.L31" style:family="table-cell">
      <style:table-cell-properties style:vertical-align="middle" fo:padding="0.049cm" fo:border-left="0.05pt solid #000000" fo:border-right="0.05pt solid #000000" fo:border-top="none" fo:border-bottom="0.05pt solid #000000"/>
    </style:style>
    <style:style style:name="Tabla13.A32" style:family="table-cell">
      <style:table-cell-properties style:vertical-align="middle" fo:padding="0.049cm" fo:border-left="0.05pt solid #000000" fo:border-right="none" fo:border-top="none" fo:border-bottom="0.05pt solid #000000"/>
    </style:style>
    <style:style style:name="Tabla13.B32" style:family="table-cell">
      <style:table-cell-properties style:vertical-align="middle" fo:padding="0.049cm" fo:border-left="0.05pt solid #000000" fo:border-right="none" fo:border-top="none" fo:border-bottom="0.05pt solid #000000"/>
    </style:style>
    <style:style style:name="Tabla13.C32" style:family="table-cell">
      <style:table-cell-properties style:vertical-align="middle" fo:padding="0.049cm" fo:border-left="0.05pt solid #000000" fo:border-right="none" fo:border-top="none" fo:border-bottom="0.05pt solid #000000"/>
    </style:style>
    <style:style style:name="Tabla13.D3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3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2" style:family="table-cell">
      <style:table-cell-properties style:vertical-align="middle" fo:padding="0.049cm" fo:border-left="0.05pt solid #000000" fo:border-right="none" fo:border-top="none" fo:border-bottom="0.05pt solid #000000"/>
    </style:style>
    <style:style style:name="Tabla13.K32" style:family="table-cell" style:data-style-name="N0">
      <style:table-cell-properties style:vertical-align="middle" fo:padding="0.049cm" fo:border-left="0.05pt solid #000000" fo:border-right="none" fo:border-top="none" fo:border-bottom="0.05pt solid #000000"/>
    </style:style>
    <style:style style:name="Tabla13.L32" style:family="table-cell">
      <style:table-cell-properties style:vertical-align="middle" fo:padding="0.049cm" fo:border-left="0.05pt solid #000000" fo:border-right="0.05pt solid #000000" fo:border-top="none" fo:border-bottom="0.05pt solid #000000"/>
    </style:style>
    <style:style style:name="Tabla13.A33" style:family="table-cell">
      <style:table-cell-properties style:vertical-align="middle" fo:padding="0.049cm" fo:border-left="0.05pt solid #000000" fo:border-right="none" fo:border-top="none" fo:border-bottom="0.05pt solid #000000"/>
    </style:style>
    <style:style style:name="Tabla13.B33" style:family="table-cell">
      <style:table-cell-properties style:vertical-align="middle" fo:padding="0.049cm" fo:border-left="0.05pt solid #000000" fo:border-right="none" fo:border-top="none" fo:border-bottom="0.05pt solid #000000"/>
    </style:style>
    <style:style style:name="Tabla13.C33" style:family="table-cell">
      <style:table-cell-properties style:vertical-align="middle" fo:padding="0.049cm" fo:border-left="0.05pt solid #000000" fo:border-right="none" fo:border-top="none" fo:border-bottom="0.05pt solid #000000"/>
    </style:style>
    <style:style style:name="Tabla13.D3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3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3" style:family="table-cell">
      <style:table-cell-properties style:vertical-align="middle" fo:padding="0.049cm" fo:border-left="0.05pt solid #000000" fo:border-right="none" fo:border-top="none" fo:border-bottom="0.05pt solid #000000"/>
    </style:style>
    <style:style style:name="Tabla13.K33" style:family="table-cell">
      <style:table-cell-properties style:vertical-align="middle" fo:padding="0.049cm" fo:border-left="0.05pt solid #000000" fo:border-right="none" fo:border-top="none" fo:border-bottom="0.05pt solid #000000"/>
    </style:style>
    <style:style style:name="Tabla13.L33" style:family="table-cell">
      <style:table-cell-properties style:vertical-align="middle" fo:padding="0.049cm" fo:border-left="0.05pt solid #000000" fo:border-right="0.05pt solid #000000" fo:border-top="none" fo:border-bottom="0.05pt solid #000000"/>
    </style:style>
    <style:style style:name="Tabla13.A34" style:family="table-cell">
      <style:table-cell-properties style:vertical-align="middle" fo:padding="0.049cm" fo:border-left="0.05pt solid #000000" fo:border-right="none" fo:border-top="none" fo:border-bottom="0.05pt solid #000000"/>
    </style:style>
    <style:style style:name="Tabla13.B34" style:family="table-cell">
      <style:table-cell-properties style:vertical-align="middle" fo:padding="0.049cm" fo:border-left="0.05pt solid #000000" fo:border-right="none" fo:border-top="none" fo:border-bottom="0.05pt solid #000000"/>
    </style:style>
    <style:style style:name="Tabla13.C34" style:family="table-cell">
      <style:table-cell-properties style:vertical-align="middle" fo:padding="0.049cm" fo:border-left="0.05pt solid #000000" fo:border-right="none" fo:border-top="none" fo:border-bottom="0.05pt solid #000000"/>
    </style:style>
    <style:style style:name="Tabla13.D3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3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4" style:family="table-cell" style:data-style-name="N0">
      <style:table-cell-properties style:vertical-align="middle" fo:padding="0.049cm" fo:border-left="0.05pt solid #000000" fo:border-right="none" fo:border-top="none" fo:border-bottom="0.05pt solid #000000"/>
    </style:style>
    <style:style style:name="Tabla13.K34" style:family="table-cell">
      <style:table-cell-properties style:vertical-align="middle" fo:padding="0.049cm" fo:border-left="0.05pt solid #000000" fo:border-right="none" fo:border-top="none" fo:border-bottom="0.05pt solid #000000"/>
    </style:style>
    <style:style style:name="Tabla13.L34" style:family="table-cell">
      <style:table-cell-properties style:vertical-align="middle" fo:padding="0.049cm" fo:border-left="0.05pt solid #000000" fo:border-right="0.05pt solid #000000" fo:border-top="none" fo:border-bottom="0.05pt solid #000000"/>
    </style:style>
    <style:style style:name="Tabla13.A35" style:family="table-cell">
      <style:table-cell-properties style:vertical-align="middle" fo:padding="0.049cm" fo:border-left="0.05pt solid #000000" fo:border-right="none" fo:border-top="none" fo:border-bottom="0.05pt solid #000000"/>
    </style:style>
    <style:style style:name="Tabla13.B35" style:family="table-cell">
      <style:table-cell-properties style:vertical-align="middle" fo:padding="0.049cm" fo:border-left="0.05pt solid #000000" fo:border-right="none" fo:border-top="none" fo:border-bottom="0.05pt solid #000000"/>
    </style:style>
    <style:style style:name="Tabla13.C35" style:family="table-cell">
      <style:table-cell-properties style:vertical-align="middle" fo:padding="0.049cm" fo:border-left="0.05pt solid #000000" fo:border-right="none" fo:border-top="none" fo:border-bottom="0.05pt solid #000000"/>
    </style:style>
    <style:style style:name="Tabla13.D3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3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5" style:family="table-cell" style:data-style-name="N0">
      <style:table-cell-properties style:vertical-align="middle" fo:padding="0.049cm" fo:border-left="0.05pt solid #000000" fo:border-right="none" fo:border-top="none" fo:border-bottom="0.05pt solid #000000"/>
    </style:style>
    <style:style style:name="Tabla13.K35" style:family="table-cell">
      <style:table-cell-properties style:vertical-align="middle" fo:padding="0.049cm" fo:border-left="0.05pt solid #000000" fo:border-right="none" fo:border-top="none" fo:border-bottom="0.05pt solid #000000"/>
    </style:style>
    <style:style style:name="Tabla13.L35" style:family="table-cell">
      <style:table-cell-properties style:vertical-align="middle" fo:padding="0.049cm" fo:border-left="0.05pt solid #000000" fo:border-right="0.05pt solid #000000" fo:border-top="none" fo:border-bottom="0.05pt solid #000000"/>
    </style:style>
    <style:style style:name="Tabla13.A36" style:family="table-cell">
      <style:table-cell-properties style:vertical-align="middle" fo:padding="0.049cm" fo:border-left="0.05pt solid #000000" fo:border-right="none" fo:border-top="none" fo:border-bottom="0.05pt solid #000000"/>
    </style:style>
    <style:style style:name="Tabla13.B36" style:family="table-cell">
      <style:table-cell-properties style:vertical-align="middle" fo:padding="0.049cm" fo:border-left="0.05pt solid #000000" fo:border-right="none" fo:border-top="none" fo:border-bottom="0.05pt solid #000000"/>
    </style:style>
    <style:style style:name="Tabla13.C36" style:family="table-cell">
      <style:table-cell-properties style:vertical-align="middle" fo:padding="0.049cm" fo:border-left="0.05pt solid #000000" fo:border-right="none" fo:border-top="none" fo:border-bottom="0.05pt solid #000000"/>
    </style:style>
    <style:style style:name="Tabla13.D3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3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6" style:family="table-cell" style:data-style-name="N0">
      <style:table-cell-properties style:vertical-align="middle" fo:padding="0.049cm" fo:border-left="0.05pt solid #000000" fo:border-right="none" fo:border-top="none" fo:border-bottom="0.05pt solid #000000"/>
    </style:style>
    <style:style style:name="Tabla13.K36" style:family="table-cell" style:data-style-name="N0">
      <style:table-cell-properties style:vertical-align="middle" fo:padding="0.049cm" fo:border-left="0.05pt solid #000000" fo:border-right="none" fo:border-top="none" fo:border-bottom="0.05pt solid #000000"/>
    </style:style>
    <style:style style:name="Tabla13.L36" style:family="table-cell">
      <style:table-cell-properties style:vertical-align="middle" fo:padding="0.049cm" fo:border-left="0.05pt solid #000000" fo:border-right="0.05pt solid #000000" fo:border-top="none" fo:border-bottom="0.05pt solid #000000"/>
    </style:style>
    <style:style style:name="Tabla13.A37" style:family="table-cell">
      <style:table-cell-properties style:vertical-align="middle" fo:padding="0.049cm" fo:border-left="0.05pt solid #000000" fo:border-right="none" fo:border-top="none" fo:border-bottom="0.05pt solid #000000"/>
    </style:style>
    <style:style style:name="Tabla13.B37" style:family="table-cell">
      <style:table-cell-properties style:vertical-align="middle" fo:padding="0.049cm" fo:border-left="0.05pt solid #000000" fo:border-right="none" fo:border-top="none" fo:border-bottom="0.05pt solid #000000"/>
    </style:style>
    <style:style style:name="Tabla13.C37" style:family="table-cell">
      <style:table-cell-properties style:vertical-align="middle" fo:padding="0.049cm" fo:border-left="0.05pt solid #000000" fo:border-right="none" fo:border-top="none" fo:border-bottom="0.05pt solid #000000"/>
    </style:style>
    <style:style style:name="Tabla13.D3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3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7" style:family="table-cell" style:data-style-name="N0">
      <style:table-cell-properties style:vertical-align="middle" fo:padding="0.049cm" fo:border-left="0.05pt solid #000000" fo:border-right="none" fo:border-top="none" fo:border-bottom="0.05pt solid #000000"/>
    </style:style>
    <style:style style:name="Tabla13.K37" style:family="table-cell">
      <style:table-cell-properties style:vertical-align="middle" fo:padding="0.049cm" fo:border-left="0.05pt solid #000000" fo:border-right="none" fo:border-top="none" fo:border-bottom="0.05pt solid #000000"/>
    </style:style>
    <style:style style:name="Tabla13.L37" style:family="table-cell">
      <style:table-cell-properties style:vertical-align="middle" fo:padding="0.049cm" fo:border-left="0.05pt solid #000000" fo:border-right="0.05pt solid #000000" fo:border-top="none" fo:border-bottom="0.05pt solid #000000"/>
    </style:style>
    <style:style style:name="Tabla13.A38" style:family="table-cell">
      <style:table-cell-properties style:vertical-align="middle" fo:padding="0.049cm" fo:border-left="0.05pt solid #000000" fo:border-right="none" fo:border-top="none" fo:border-bottom="0.05pt solid #000000"/>
    </style:style>
    <style:style style:name="Tabla13.B38" style:family="table-cell">
      <style:table-cell-properties style:vertical-align="middle" fo:padding="0.049cm" fo:border-left="0.05pt solid #000000" fo:border-right="none" fo:border-top="none" fo:border-bottom="0.05pt solid #000000"/>
    </style:style>
    <style:style style:name="Tabla13.C38" style:family="table-cell">
      <style:table-cell-properties style:vertical-align="middle" fo:padding="0.049cm" fo:border-left="0.05pt solid #000000" fo:border-right="none" fo:border-top="none" fo:border-bottom="0.05pt solid #000000"/>
    </style:style>
    <style:style style:name="Tabla13.D3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3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8" style:family="table-cell">
      <style:table-cell-properties style:vertical-align="middle" fo:padding="0.049cm" fo:border-left="0.05pt solid #000000" fo:border-right="none" fo:border-top="none" fo:border-bottom="0.05pt solid #000000"/>
    </style:style>
    <style:style style:name="Tabla13.K38" style:family="table-cell" style:data-style-name="N0">
      <style:table-cell-properties style:vertical-align="middle" fo:padding="0.049cm" fo:border-left="0.05pt solid #000000" fo:border-right="none" fo:border-top="none" fo:border-bottom="0.05pt solid #000000"/>
    </style:style>
    <style:style style:name="Tabla13.L38" style:family="table-cell">
      <style:table-cell-properties style:vertical-align="middle" fo:padding="0.049cm" fo:border-left="0.05pt solid #000000" fo:border-right="0.05pt solid #000000" fo:border-top="none" fo:border-bottom="0.05pt solid #000000"/>
    </style:style>
    <style:style style:name="Tabla13.A39" style:family="table-cell">
      <style:table-cell-properties style:vertical-align="middle" fo:padding="0.049cm" fo:border-left="0.05pt solid #000000" fo:border-right="none" fo:border-top="none" fo:border-bottom="0.05pt solid #000000"/>
    </style:style>
    <style:style style:name="Tabla13.B39" style:family="table-cell">
      <style:table-cell-properties style:vertical-align="middle" fo:padding="0.049cm" fo:border-left="0.05pt solid #000000" fo:border-right="none" fo:border-top="none" fo:border-bottom="0.05pt solid #000000"/>
    </style:style>
    <style:style style:name="Tabla13.C39" style:family="table-cell">
      <style:table-cell-properties style:vertical-align="middle" fo:padding="0.049cm" fo:border-left="0.05pt solid #000000" fo:border-right="none" fo:border-top="none" fo:border-bottom="0.05pt solid #000000"/>
    </style:style>
    <style:style style:name="Tabla13.D39"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39"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3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3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3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3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39" style:family="table-cell">
      <style:table-cell-properties style:vertical-align="middle" fo:padding="0.049cm" fo:border-left="0.05pt solid #000000" fo:border-right="none" fo:border-top="none" fo:border-bottom="0.05pt solid #000000"/>
    </style:style>
    <style:style style:name="Tabla13.K39" style:family="table-cell">
      <style:table-cell-properties style:vertical-align="middle" fo:padding="0.049cm" fo:border-left="0.05pt solid #000000" fo:border-right="none" fo:border-top="none" fo:border-bottom="0.05pt solid #000000"/>
    </style:style>
    <style:style style:name="Tabla13.L39" style:family="table-cell">
      <style:table-cell-properties style:vertical-align="middle" fo:padding="0.049cm" fo:border-left="0.05pt solid #000000" fo:border-right="0.05pt solid #000000" fo:border-top="none" fo:border-bottom="0.05pt solid #000000"/>
    </style:style>
    <style:style style:name="Tabla13.A40" style:family="table-cell">
      <style:table-cell-properties style:vertical-align="middle" fo:padding="0.049cm" fo:border-left="0.05pt solid #000000" fo:border-right="none" fo:border-top="none" fo:border-bottom="0.05pt solid #000000"/>
    </style:style>
    <style:style style:name="Tabla13.B40" style:family="table-cell">
      <style:table-cell-properties style:vertical-align="middle" fo:padding="0.049cm" fo:border-left="0.05pt solid #000000" fo:border-right="none" fo:border-top="none" fo:border-bottom="0.05pt solid #000000"/>
    </style:style>
    <style:style style:name="Tabla13.C40" style:family="table-cell">
      <style:table-cell-properties style:vertical-align="middle" fo:padding="0.049cm" fo:border-left="0.05pt solid #000000" fo:border-right="none" fo:border-top="none" fo:border-bottom="0.05pt solid #000000"/>
    </style:style>
    <style:style style:name="Tabla13.D4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0" style:family="table-cell" style:data-style-name="N0">
      <style:table-cell-properties style:vertical-align="middle" fo:padding="0.049cm" fo:border-left="0.05pt solid #000000" fo:border-right="none" fo:border-top="none" fo:border-bottom="0.05pt solid #000000"/>
    </style:style>
    <style:style style:name="Tabla13.K40" style:family="table-cell">
      <style:table-cell-properties style:vertical-align="middle" fo:padding="0.049cm" fo:border-left="0.05pt solid #000000" fo:border-right="none" fo:border-top="none" fo:border-bottom="0.05pt solid #000000"/>
    </style:style>
    <style:style style:name="Tabla13.L40" style:family="table-cell">
      <style:table-cell-properties style:vertical-align="middle" fo:padding="0.049cm" fo:border-left="0.05pt solid #000000" fo:border-right="0.05pt solid #000000" fo:border-top="none" fo:border-bottom="0.05pt solid #000000"/>
    </style:style>
    <style:style style:name="Tabla13.A41" style:family="table-cell">
      <style:table-cell-properties style:vertical-align="middle" fo:padding="0.049cm" fo:border-left="0.05pt solid #000000" fo:border-right="none" fo:border-top="none" fo:border-bottom="0.05pt solid #000000"/>
    </style:style>
    <style:style style:name="Tabla13.B41" style:family="table-cell">
      <style:table-cell-properties style:vertical-align="middle" fo:padding="0.049cm" fo:border-left="0.05pt solid #000000" fo:border-right="none" fo:border-top="none" fo:border-bottom="0.05pt solid #000000"/>
    </style:style>
    <style:style style:name="Tabla13.C41" style:family="table-cell">
      <style:table-cell-properties style:vertical-align="middle" fo:padding="0.049cm" fo:border-left="0.05pt solid #000000" fo:border-right="none" fo:border-top="none" fo:border-bottom="0.05pt solid #000000"/>
    </style:style>
    <style:style style:name="Tabla13.D4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1" style:family="table-cell" style:data-style-name="N0">
      <style:table-cell-properties style:vertical-align="middle" fo:padding="0.049cm" fo:border-left="0.05pt solid #000000" fo:border-right="none" fo:border-top="none" fo:border-bottom="0.05pt solid #000000"/>
    </style:style>
    <style:style style:name="Tabla13.K41" style:family="table-cell" style:data-style-name="N0">
      <style:table-cell-properties style:vertical-align="middle" fo:padding="0.049cm" fo:border-left="0.05pt solid #000000" fo:border-right="none" fo:border-top="none" fo:border-bottom="0.05pt solid #000000"/>
    </style:style>
    <style:style style:name="Tabla13.L41" style:family="table-cell">
      <style:table-cell-properties style:vertical-align="middle" fo:padding="0.049cm" fo:border-left="0.05pt solid #000000" fo:border-right="0.05pt solid #000000" fo:border-top="none" fo:border-bottom="0.05pt solid #000000"/>
    </style:style>
    <style:style style:name="Tabla13.A42" style:family="table-cell">
      <style:table-cell-properties style:vertical-align="middle" fo:padding="0.049cm" fo:border-left="0.05pt solid #000000" fo:border-right="none" fo:border-top="none" fo:border-bottom="0.05pt solid #000000"/>
    </style:style>
    <style:style style:name="Tabla13.B42" style:family="table-cell">
      <style:table-cell-properties style:vertical-align="middle" fo:padding="0.049cm" fo:border-left="0.05pt solid #000000" fo:border-right="none" fo:border-top="none" fo:border-bottom="0.05pt solid #000000"/>
    </style:style>
    <style:style style:name="Tabla13.C42" style:family="table-cell">
      <style:table-cell-properties style:vertical-align="middle" fo:padding="0.049cm" fo:border-left="0.05pt solid #000000" fo:border-right="none" fo:border-top="none" fo:border-bottom="0.05pt solid #000000"/>
    </style:style>
    <style:style style:name="Tabla13.D4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2" style:family="table-cell" style:data-style-name="N0">
      <style:table-cell-properties style:vertical-align="middle" fo:padding="0.049cm" fo:border-left="0.05pt solid #000000" fo:border-right="none" fo:border-top="none" fo:border-bottom="0.05pt solid #000000"/>
    </style:style>
    <style:style style:name="Tabla13.K42" style:family="table-cell" style:data-style-name="N0">
      <style:table-cell-properties style:vertical-align="middle" fo:padding="0.049cm" fo:border-left="0.05pt solid #000000" fo:border-right="none" fo:border-top="none" fo:border-bottom="0.05pt solid #000000"/>
    </style:style>
    <style:style style:name="Tabla13.L42" style:family="table-cell">
      <style:table-cell-properties style:vertical-align="middle" fo:padding="0.049cm" fo:border-left="0.05pt solid #000000" fo:border-right="0.05pt solid #000000" fo:border-top="none" fo:border-bottom="0.05pt solid #000000"/>
    </style:style>
    <style:style style:name="Tabla13.A43" style:family="table-cell">
      <style:table-cell-properties style:vertical-align="middle" fo:padding="0.049cm" fo:border-left="0.05pt solid #000000" fo:border-right="none" fo:border-top="none" fo:border-bottom="0.05pt solid #000000"/>
    </style:style>
    <style:style style:name="Tabla13.B43" style:family="table-cell">
      <style:table-cell-properties style:vertical-align="middle" fo:padding="0.049cm" fo:border-left="0.05pt solid #000000" fo:border-right="none" fo:border-top="none" fo:border-bottom="0.05pt solid #000000"/>
    </style:style>
    <style:style style:name="Tabla13.C43" style:family="table-cell">
      <style:table-cell-properties style:vertical-align="middle" fo:padding="0.049cm" fo:border-left="0.05pt solid #000000" fo:border-right="none" fo:border-top="none" fo:border-bottom="0.05pt solid #000000"/>
    </style:style>
    <style:style style:name="Tabla13.D4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3" style:family="table-cell" style:data-style-name="N0">
      <style:table-cell-properties style:vertical-align="middle" fo:padding="0.049cm" fo:border-left="0.05pt solid #000000" fo:border-right="none" fo:border-top="none" fo:border-bottom="0.05pt solid #000000"/>
    </style:style>
    <style:style style:name="Tabla13.K43" style:family="table-cell">
      <style:table-cell-properties style:vertical-align="middle" fo:padding="0.049cm" fo:border-left="0.05pt solid #000000" fo:border-right="none" fo:border-top="none" fo:border-bottom="0.05pt solid #000000"/>
    </style:style>
    <style:style style:name="Tabla13.L43" style:family="table-cell">
      <style:table-cell-properties style:vertical-align="middle" fo:padding="0.049cm" fo:border-left="0.05pt solid #000000" fo:border-right="0.05pt solid #000000" fo:border-top="none" fo:border-bottom="0.05pt solid #000000"/>
    </style:style>
    <style:style style:name="Tabla13.A44" style:family="table-cell">
      <style:table-cell-properties style:vertical-align="middle" fo:padding="0.049cm" fo:border-left="0.05pt solid #000000" fo:border-right="none" fo:border-top="none" fo:border-bottom="0.05pt solid #000000"/>
    </style:style>
    <style:style style:name="Tabla13.B44" style:family="table-cell">
      <style:table-cell-properties style:vertical-align="middle" fo:padding="0.049cm" fo:border-left="0.05pt solid #000000" fo:border-right="none" fo:border-top="none" fo:border-bottom="0.05pt solid #000000"/>
    </style:style>
    <style:style style:name="Tabla13.C44" style:family="table-cell">
      <style:table-cell-properties style:vertical-align="middle" fo:padding="0.049cm" fo:border-left="0.05pt solid #000000" fo:border-right="none" fo:border-top="none" fo:border-bottom="0.05pt solid #000000"/>
    </style:style>
    <style:style style:name="Tabla13.D4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4" style:family="table-cell" style:data-style-name="N0">
      <style:table-cell-properties style:vertical-align="middle" fo:padding="0.049cm" fo:border-left="0.05pt solid #000000" fo:border-right="none" fo:border-top="none" fo:border-bottom="0.05pt solid #000000"/>
    </style:style>
    <style:style style:name="Tabla13.K44" style:family="table-cell" style:data-style-name="N0">
      <style:table-cell-properties style:vertical-align="middle" fo:padding="0.049cm" fo:border-left="0.05pt solid #000000" fo:border-right="none" fo:border-top="none" fo:border-bottom="0.05pt solid #000000"/>
    </style:style>
    <style:style style:name="Tabla13.L44" style:family="table-cell">
      <style:table-cell-properties style:vertical-align="middle" fo:padding="0.049cm" fo:border-left="0.05pt solid #000000" fo:border-right="0.05pt solid #000000" fo:border-top="none" fo:border-bottom="0.05pt solid #000000"/>
    </style:style>
    <style:style style:name="Tabla13.A45" style:family="table-cell">
      <style:table-cell-properties style:vertical-align="middle" fo:padding="0.049cm" fo:border-left="0.05pt solid #000000" fo:border-right="none" fo:border-top="none" fo:border-bottom="0.05pt solid #000000"/>
    </style:style>
    <style:style style:name="Tabla13.B45" style:family="table-cell">
      <style:table-cell-properties style:vertical-align="middle" fo:padding="0.049cm" fo:border-left="0.05pt solid #000000" fo:border-right="none" fo:border-top="none" fo:border-bottom="0.05pt solid #000000"/>
    </style:style>
    <style:style style:name="Tabla13.C45" style:family="table-cell">
      <style:table-cell-properties style:vertical-align="middle" fo:padding="0.049cm" fo:border-left="0.05pt solid #000000" fo:border-right="none" fo:border-top="none" fo:border-bottom="0.05pt solid #000000"/>
    </style:style>
    <style:style style:name="Tabla13.D4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5" style:family="table-cell" style:data-style-name="N0">
      <style:table-cell-properties style:vertical-align="middle" fo:padding="0.049cm" fo:border-left="0.05pt solid #000000" fo:border-right="none" fo:border-top="none" fo:border-bottom="0.05pt solid #000000"/>
    </style:style>
    <style:style style:name="Tabla13.K45" style:family="table-cell">
      <style:table-cell-properties style:vertical-align="middle" fo:padding="0.049cm" fo:border-left="0.05pt solid #000000" fo:border-right="none" fo:border-top="none" fo:border-bottom="0.05pt solid #000000"/>
    </style:style>
    <style:style style:name="Tabla13.L45" style:family="table-cell">
      <style:table-cell-properties style:vertical-align="middle" fo:padding="0.049cm" fo:border-left="0.05pt solid #000000" fo:border-right="0.05pt solid #000000" fo:border-top="none" fo:border-bottom="0.05pt solid #000000"/>
    </style:style>
    <style:style style:name="Tabla13.A46" style:family="table-cell">
      <style:table-cell-properties style:vertical-align="middle" fo:padding="0.049cm" fo:border-left="0.05pt solid #000000" fo:border-right="none" fo:border-top="none" fo:border-bottom="0.05pt solid #000000"/>
    </style:style>
    <style:style style:name="Tabla13.B46" style:family="table-cell">
      <style:table-cell-properties style:vertical-align="middle" fo:padding="0.049cm" fo:border-left="0.05pt solid #000000" fo:border-right="none" fo:border-top="none" fo:border-bottom="0.05pt solid #000000"/>
    </style:style>
    <style:style style:name="Tabla13.C46" style:family="table-cell">
      <style:table-cell-properties style:vertical-align="middle" fo:padding="0.049cm" fo:border-left="0.05pt solid #000000" fo:border-right="none" fo:border-top="none" fo:border-bottom="0.05pt solid #000000"/>
    </style:style>
    <style:style style:name="Tabla13.D4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6" style:family="table-cell" style:data-style-name="N0">
      <style:table-cell-properties style:vertical-align="middle" fo:padding="0.049cm" fo:border-left="0.05pt solid #000000" fo:border-right="none" fo:border-top="none" fo:border-bottom="0.05pt solid #000000"/>
    </style:style>
    <style:style style:name="Tabla13.K46" style:family="table-cell">
      <style:table-cell-properties style:vertical-align="middle" fo:padding="0.049cm" fo:border-left="0.05pt solid #000000" fo:border-right="none" fo:border-top="none" fo:border-bottom="0.05pt solid #000000"/>
    </style:style>
    <style:style style:name="Tabla13.L46" style:family="table-cell">
      <style:table-cell-properties style:vertical-align="middle" fo:padding="0.049cm" fo:border-left="0.05pt solid #000000" fo:border-right="0.05pt solid #000000" fo:border-top="none" fo:border-bottom="0.05pt solid #000000"/>
    </style:style>
    <style:style style:name="Tabla13.A47" style:family="table-cell">
      <style:table-cell-properties style:vertical-align="middle" fo:padding="0.049cm" fo:border-left="0.05pt solid #000000" fo:border-right="none" fo:border-top="none" fo:border-bottom="0.05pt solid #000000"/>
    </style:style>
    <style:style style:name="Tabla13.B47" style:family="table-cell">
      <style:table-cell-properties style:vertical-align="middle" fo:padding="0.049cm" fo:border-left="0.05pt solid #000000" fo:border-right="none" fo:border-top="none" fo:border-bottom="0.05pt solid #000000"/>
    </style:style>
    <style:style style:name="Tabla13.C47" style:family="table-cell">
      <style:table-cell-properties style:vertical-align="middle" fo:padding="0.049cm" fo:border-left="0.05pt solid #000000" fo:border-right="none" fo:border-top="none" fo:border-bottom="0.05pt solid #000000"/>
    </style:style>
    <style:style style:name="Tabla13.D4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7" style:family="table-cell" style:data-style-name="N0">
      <style:table-cell-properties style:vertical-align="middle" fo:padding="0.049cm" fo:border-left="0.05pt solid #000000" fo:border-right="none" fo:border-top="none" fo:border-bottom="0.05pt solid #000000"/>
    </style:style>
    <style:style style:name="Tabla13.K47" style:family="table-cell">
      <style:table-cell-properties style:vertical-align="middle" fo:padding="0.049cm" fo:border-left="0.05pt solid #000000" fo:border-right="none" fo:border-top="none" fo:border-bottom="0.05pt solid #000000"/>
    </style:style>
    <style:style style:name="Tabla13.L47" style:family="table-cell">
      <style:table-cell-properties style:vertical-align="middle" fo:padding="0.049cm" fo:border-left="0.05pt solid #000000" fo:border-right="0.05pt solid #000000" fo:border-top="none" fo:border-bottom="0.05pt solid #000000"/>
    </style:style>
    <style:style style:name="Tabla13.A48" style:family="table-cell">
      <style:table-cell-properties style:vertical-align="middle" fo:padding="0.049cm" fo:border-left="0.05pt solid #000000" fo:border-right="none" fo:border-top="none" fo:border-bottom="0.05pt solid #000000"/>
    </style:style>
    <style:style style:name="Tabla13.B48" style:family="table-cell">
      <style:table-cell-properties style:vertical-align="middle" fo:padding="0.049cm" fo:border-left="0.05pt solid #000000" fo:border-right="none" fo:border-top="none" fo:border-bottom="0.05pt solid #000000"/>
    </style:style>
    <style:style style:name="Tabla13.C48" style:family="table-cell">
      <style:table-cell-properties style:vertical-align="middle" fo:padding="0.049cm" fo:border-left="0.05pt solid #000000" fo:border-right="none" fo:border-top="none" fo:border-bottom="0.05pt solid #000000"/>
    </style:style>
    <style:style style:name="Tabla13.D4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8" style:family="table-cell" style:data-style-name="N0">
      <style:table-cell-properties style:vertical-align="middle" fo:padding="0.049cm" fo:border-left="0.05pt solid #000000" fo:border-right="none" fo:border-top="none" fo:border-bottom="0.05pt solid #000000"/>
    </style:style>
    <style:style style:name="Tabla13.K48" style:family="table-cell" style:data-style-name="N0">
      <style:table-cell-properties style:vertical-align="middle" fo:padding="0.049cm" fo:border-left="0.05pt solid #000000" fo:border-right="none" fo:border-top="none" fo:border-bottom="0.05pt solid #000000"/>
    </style:style>
    <style:style style:name="Tabla13.L48" style:family="table-cell">
      <style:table-cell-properties style:vertical-align="middle" fo:padding="0.049cm" fo:border-left="0.05pt solid #000000" fo:border-right="0.05pt solid #000000" fo:border-top="none" fo:border-bottom="0.05pt solid #000000"/>
    </style:style>
    <style:style style:name="Tabla13.A49" style:family="table-cell">
      <style:table-cell-properties style:vertical-align="middle" fo:padding="0.049cm" fo:border-left="0.05pt solid #000000" fo:border-right="none" fo:border-top="none" fo:border-bottom="0.05pt solid #000000"/>
    </style:style>
    <style:style style:name="Tabla13.B49" style:family="table-cell">
      <style:table-cell-properties style:vertical-align="middle" fo:padding="0.049cm" fo:border-left="0.05pt solid #000000" fo:border-right="none" fo:border-top="none" fo:border-bottom="0.05pt solid #000000"/>
    </style:style>
    <style:style style:name="Tabla13.C49" style:family="table-cell">
      <style:table-cell-properties style:vertical-align="middle" fo:padding="0.049cm" fo:border-left="0.05pt solid #000000" fo:border-right="none" fo:border-top="none" fo:border-bottom="0.05pt solid #000000"/>
    </style:style>
    <style:style style:name="Tabla13.D49"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49"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4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4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4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4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49" style:family="table-cell" style:data-style-name="N0">
      <style:table-cell-properties style:vertical-align="middle" fo:padding="0.049cm" fo:border-left="0.05pt solid #000000" fo:border-right="none" fo:border-top="none" fo:border-bottom="0.05pt solid #000000"/>
    </style:style>
    <style:style style:name="Tabla13.K49" style:family="table-cell">
      <style:table-cell-properties style:vertical-align="middle" fo:padding="0.049cm" fo:border-left="0.05pt solid #000000" fo:border-right="none" fo:border-top="none" fo:border-bottom="0.05pt solid #000000"/>
    </style:style>
    <style:style style:name="Tabla13.L49" style:family="table-cell">
      <style:table-cell-properties style:vertical-align="middle" fo:padding="0.049cm" fo:border-left="0.05pt solid #000000" fo:border-right="0.05pt solid #000000" fo:border-top="none" fo:border-bottom="0.05pt solid #000000"/>
    </style:style>
    <style:style style:name="Tabla13.A50" style:family="table-cell">
      <style:table-cell-properties style:vertical-align="middle" fo:padding="0.049cm" fo:border-left="0.05pt solid #000000" fo:border-right="none" fo:border-top="none" fo:border-bottom="0.05pt solid #000000"/>
    </style:style>
    <style:style style:name="Tabla13.B50" style:family="table-cell">
      <style:table-cell-properties style:vertical-align="middle" fo:padding="0.049cm" fo:border-left="0.05pt solid #000000" fo:border-right="none" fo:border-top="none" fo:border-bottom="0.05pt solid #000000"/>
    </style:style>
    <style:style style:name="Tabla13.C50" style:family="table-cell">
      <style:table-cell-properties style:vertical-align="middle" fo:padding="0.049cm" fo:border-left="0.05pt solid #000000" fo:border-right="none" fo:border-top="none" fo:border-bottom="0.05pt solid #000000"/>
    </style:style>
    <style:style style:name="Tabla13.D5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5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0" style:family="table-cell" style:data-style-name="N0">
      <style:table-cell-properties style:vertical-align="middle" fo:padding="0.049cm" fo:border-left="0.05pt solid #000000" fo:border-right="none" fo:border-top="none" fo:border-bottom="0.05pt solid #000000"/>
    </style:style>
    <style:style style:name="Tabla13.K50" style:family="table-cell" style:data-style-name="N0">
      <style:table-cell-properties style:vertical-align="middle" fo:padding="0.049cm" fo:border-left="0.05pt solid #000000" fo:border-right="none" fo:border-top="none" fo:border-bottom="0.05pt solid #000000"/>
    </style:style>
    <style:style style:name="Tabla13.L50" style:family="table-cell">
      <style:table-cell-properties style:vertical-align="middle" fo:padding="0.049cm" fo:border-left="0.05pt solid #000000" fo:border-right="0.05pt solid #000000" fo:border-top="none" fo:border-bottom="0.05pt solid #000000"/>
    </style:style>
    <style:style style:name="Tabla13.A51" style:family="table-cell">
      <style:table-cell-properties style:vertical-align="middle" fo:padding="0.049cm" fo:border-left="0.05pt solid #000000" fo:border-right="none" fo:border-top="none" fo:border-bottom="0.05pt solid #000000"/>
    </style:style>
    <style:style style:name="Tabla13.B51" style:family="table-cell">
      <style:table-cell-properties style:vertical-align="middle" fo:padding="0.049cm" fo:border-left="0.05pt solid #000000" fo:border-right="none" fo:border-top="none" fo:border-bottom="0.05pt solid #000000"/>
    </style:style>
    <style:style style:name="Tabla13.C51" style:family="table-cell">
      <style:table-cell-properties style:vertical-align="middle" fo:padding="0.049cm" fo:border-left="0.05pt solid #000000" fo:border-right="none" fo:border-top="none" fo:border-bottom="0.05pt solid #000000"/>
    </style:style>
    <style:style style:name="Tabla13.D5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5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1" style:family="table-cell" style:data-style-name="N0">
      <style:table-cell-properties style:vertical-align="middle" fo:padding="0.049cm" fo:border-left="0.05pt solid #000000" fo:border-right="none" fo:border-top="none" fo:border-bottom="0.05pt solid #000000"/>
    </style:style>
    <style:style style:name="Tabla13.K51" style:family="table-cell">
      <style:table-cell-properties style:vertical-align="middle" fo:padding="0.049cm" fo:border-left="0.05pt solid #000000" fo:border-right="none" fo:border-top="none" fo:border-bottom="0.05pt solid #000000"/>
    </style:style>
    <style:style style:name="Tabla13.L51" style:family="table-cell">
      <style:table-cell-properties style:vertical-align="middle" fo:padding="0.049cm" fo:border-left="0.05pt solid #000000" fo:border-right="0.05pt solid #000000" fo:border-top="none" fo:border-bottom="0.05pt solid #000000"/>
    </style:style>
    <style:style style:name="Tabla13.A52" style:family="table-cell">
      <style:table-cell-properties style:vertical-align="middle" fo:padding="0.049cm" fo:border-left="0.05pt solid #000000" fo:border-right="none" fo:border-top="none" fo:border-bottom="0.05pt solid #000000"/>
    </style:style>
    <style:style style:name="Tabla13.B52" style:family="table-cell">
      <style:table-cell-properties style:vertical-align="middle" fo:padding="0.049cm" fo:border-left="0.05pt solid #000000" fo:border-right="none" fo:border-top="none" fo:border-bottom="0.05pt solid #000000"/>
    </style:style>
    <style:style style:name="Tabla13.C52" style:family="table-cell">
      <style:table-cell-properties style:vertical-align="middle" fo:padding="0.049cm" fo:border-left="0.05pt solid #000000" fo:border-right="none" fo:border-top="none" fo:border-bottom="0.05pt solid #000000"/>
    </style:style>
    <style:style style:name="Tabla13.D5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5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2" style:family="table-cell" style:data-style-name="N0">
      <style:table-cell-properties style:vertical-align="middle" fo:padding="0.049cm" fo:border-left="0.05pt solid #000000" fo:border-right="none" fo:border-top="none" fo:border-bottom="0.05pt solid #000000"/>
    </style:style>
    <style:style style:name="Tabla13.K52" style:family="table-cell" style:data-style-name="N0">
      <style:table-cell-properties style:vertical-align="middle" fo:padding="0.049cm" fo:border-left="0.05pt solid #000000" fo:border-right="none" fo:border-top="none" fo:border-bottom="0.05pt solid #000000"/>
    </style:style>
    <style:style style:name="Tabla13.L52" style:family="table-cell">
      <style:table-cell-properties style:vertical-align="middle" fo:padding="0.049cm" fo:border-left="0.05pt solid #000000" fo:border-right="0.05pt solid #000000" fo:border-top="none" fo:border-bottom="0.05pt solid #000000"/>
    </style:style>
    <style:style style:name="Tabla13.A53" style:family="table-cell">
      <style:table-cell-properties style:vertical-align="middle" fo:padding="0.049cm" fo:border-left="0.05pt solid #000000" fo:border-right="none" fo:border-top="none" fo:border-bottom="0.05pt solid #000000"/>
    </style:style>
    <style:style style:name="Tabla13.B53" style:family="table-cell">
      <style:table-cell-properties style:vertical-align="middle" fo:padding="0.049cm" fo:border-left="0.05pt solid #000000" fo:border-right="none" fo:border-top="none" fo:border-bottom="0.05pt solid #000000"/>
    </style:style>
    <style:style style:name="Tabla13.C53" style:family="table-cell">
      <style:table-cell-properties style:vertical-align="middle" fo:padding="0.049cm" fo:border-left="0.05pt solid #000000" fo:border-right="none" fo:border-top="none" fo:border-bottom="0.05pt solid #000000"/>
    </style:style>
    <style:style style:name="Tabla13.D5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5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3" style:family="table-cell" style:data-style-name="N0">
      <style:table-cell-properties style:vertical-align="middle" fo:padding="0.049cm" fo:border-left="0.05pt solid #000000" fo:border-right="none" fo:border-top="none" fo:border-bottom="0.05pt solid #000000"/>
    </style:style>
    <style:style style:name="Tabla13.K53" style:family="table-cell">
      <style:table-cell-properties style:vertical-align="middle" fo:padding="0.049cm" fo:border-left="0.05pt solid #000000" fo:border-right="none" fo:border-top="none" fo:border-bottom="0.05pt solid #000000"/>
    </style:style>
    <style:style style:name="Tabla13.L53" style:family="table-cell">
      <style:table-cell-properties style:vertical-align="middle" fo:padding="0.049cm" fo:border-left="0.05pt solid #000000" fo:border-right="0.05pt solid #000000" fo:border-top="none" fo:border-bottom="0.05pt solid #000000"/>
    </style:style>
    <style:style style:name="Tabla13.A54" style:family="table-cell">
      <style:table-cell-properties style:vertical-align="middle" fo:padding="0.049cm" fo:border-left="0.05pt solid #000000" fo:border-right="none" fo:border-top="none" fo:border-bottom="0.05pt solid #000000"/>
    </style:style>
    <style:style style:name="Tabla13.B54" style:family="table-cell">
      <style:table-cell-properties style:vertical-align="middle" fo:padding="0.049cm" fo:border-left="0.05pt solid #000000" fo:border-right="none" fo:border-top="none" fo:border-bottom="0.05pt solid #000000"/>
    </style:style>
    <style:style style:name="Tabla13.C54" style:family="table-cell">
      <style:table-cell-properties style:vertical-align="middle" fo:padding="0.049cm" fo:border-left="0.05pt solid #000000" fo:border-right="none" fo:border-top="none" fo:border-bottom="0.05pt solid #000000"/>
    </style:style>
    <style:style style:name="Tabla13.D5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5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4" style:family="table-cell" style:data-style-name="N0">
      <style:table-cell-properties style:vertical-align="middle" fo:padding="0.049cm" fo:border-left="0.05pt solid #000000" fo:border-right="none" fo:border-top="none" fo:border-bottom="0.05pt solid #000000"/>
    </style:style>
    <style:style style:name="Tabla13.K54" style:family="table-cell" style:data-style-name="N0">
      <style:table-cell-properties style:vertical-align="middle" fo:padding="0.049cm" fo:border-left="0.05pt solid #000000" fo:border-right="none" fo:border-top="none" fo:border-bottom="0.05pt solid #000000"/>
    </style:style>
    <style:style style:name="Tabla13.L54" style:family="table-cell">
      <style:table-cell-properties style:vertical-align="middle" fo:padding="0.049cm" fo:border-left="0.05pt solid #000000" fo:border-right="0.05pt solid #000000" fo:border-top="none" fo:border-bottom="0.05pt solid #000000"/>
    </style:style>
    <style:style style:name="Tabla13.A55" style:family="table-cell">
      <style:table-cell-properties style:vertical-align="middle" fo:padding="0.049cm" fo:border-left="0.05pt solid #000000" fo:border-right="none" fo:border-top="none" fo:border-bottom="0.05pt solid #000000"/>
    </style:style>
    <style:style style:name="Tabla13.B55" style:family="table-cell">
      <style:table-cell-properties style:vertical-align="middle" fo:padding="0.049cm" fo:border-left="0.05pt solid #000000" fo:border-right="none" fo:border-top="none" fo:border-bottom="0.05pt solid #000000"/>
    </style:style>
    <style:style style:name="Tabla13.C55" style:family="table-cell">
      <style:table-cell-properties style:vertical-align="middle" fo:padding="0.049cm" fo:border-left="0.05pt solid #000000" fo:border-right="none" fo:border-top="none" fo:border-bottom="0.05pt solid #000000"/>
    </style:style>
    <style:style style:name="Tabla13.D5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5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5" style:family="table-cell">
      <style:table-cell-properties style:vertical-align="middle" fo:padding="0.049cm" fo:border-left="0.05pt solid #000000" fo:border-right="none" fo:border-top="none" fo:border-bottom="0.05pt solid #000000"/>
    </style:style>
    <style:style style:name="Tabla13.K55" style:family="table-cell" style:data-style-name="N0">
      <style:table-cell-properties style:vertical-align="middle" fo:padding="0.049cm" fo:border-left="0.05pt solid #000000" fo:border-right="none" fo:border-top="none" fo:border-bottom="0.05pt solid #000000"/>
    </style:style>
    <style:style style:name="Tabla13.L55" style:family="table-cell">
      <style:table-cell-properties style:vertical-align="middle" fo:padding="0.049cm" fo:border-left="0.05pt solid #000000" fo:border-right="0.05pt solid #000000" fo:border-top="none" fo:border-bottom="0.05pt solid #000000"/>
    </style:style>
    <style:style style:name="Tabla13.A56" style:family="table-cell">
      <style:table-cell-properties style:vertical-align="middle" fo:padding="0.049cm" fo:border-left="0.05pt solid #000000" fo:border-right="none" fo:border-top="none" fo:border-bottom="0.05pt solid #000000"/>
    </style:style>
    <style:style style:name="Tabla13.B56" style:family="table-cell">
      <style:table-cell-properties style:vertical-align="middle" fo:padding="0.049cm" fo:border-left="0.05pt solid #000000" fo:border-right="none" fo:border-top="none" fo:border-bottom="0.05pt solid #000000"/>
    </style:style>
    <style:style style:name="Tabla13.C56" style:family="table-cell">
      <style:table-cell-properties style:vertical-align="middle" fo:padding="0.049cm" fo:border-left="0.05pt solid #000000" fo:border-right="none" fo:border-top="none" fo:border-bottom="0.05pt solid #000000"/>
    </style:style>
    <style:style style:name="Tabla13.D5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5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6" style:family="table-cell" style:data-style-name="N0">
      <style:table-cell-properties style:vertical-align="middle" fo:padding="0.049cm" fo:border-left="0.05pt solid #000000" fo:border-right="none" fo:border-top="none" fo:border-bottom="0.05pt solid #000000"/>
    </style:style>
    <style:style style:name="Tabla13.K56" style:family="table-cell" style:data-style-name="N0">
      <style:table-cell-properties style:vertical-align="middle" fo:padding="0.049cm" fo:border-left="0.05pt solid #000000" fo:border-right="none" fo:border-top="none" fo:border-bottom="0.05pt solid #000000"/>
    </style:style>
    <style:style style:name="Tabla13.L56" style:family="table-cell">
      <style:table-cell-properties style:vertical-align="middle" fo:padding="0.049cm" fo:border-left="0.05pt solid #000000" fo:border-right="0.05pt solid #000000" fo:border-top="none" fo:border-bottom="0.05pt solid #000000"/>
    </style:style>
    <style:style style:name="Tabla13.A57" style:family="table-cell">
      <style:table-cell-properties style:vertical-align="middle" fo:padding="0.049cm" fo:border-left="0.05pt solid #000000" fo:border-right="none" fo:border-top="none" fo:border-bottom="0.05pt solid #000000"/>
    </style:style>
    <style:style style:name="Tabla13.B57" style:family="table-cell">
      <style:table-cell-properties style:vertical-align="middle" fo:padding="0.049cm" fo:border-left="0.05pt solid #000000" fo:border-right="none" fo:border-top="none" fo:border-bottom="0.05pt solid #000000"/>
    </style:style>
    <style:style style:name="Tabla13.C57" style:family="table-cell">
      <style:table-cell-properties style:vertical-align="middle" fo:padding="0.049cm" fo:border-left="0.05pt solid #000000" fo:border-right="none" fo:border-top="none" fo:border-bottom="0.05pt solid #000000"/>
    </style:style>
    <style:style style:name="Tabla13.D5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5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7" style:family="table-cell" style:data-style-name="N0">
      <style:table-cell-properties style:vertical-align="middle" fo:padding="0.049cm" fo:border-left="0.05pt solid #000000" fo:border-right="none" fo:border-top="none" fo:border-bottom="0.05pt solid #000000"/>
    </style:style>
    <style:style style:name="Tabla13.K57" style:family="table-cell" style:data-style-name="N0">
      <style:table-cell-properties style:vertical-align="middle" fo:padding="0.049cm" fo:border-left="0.05pt solid #000000" fo:border-right="none" fo:border-top="none" fo:border-bottom="0.05pt solid #000000"/>
    </style:style>
    <style:style style:name="Tabla13.L57" style:family="table-cell">
      <style:table-cell-properties style:vertical-align="middle" fo:padding="0.049cm" fo:border-left="0.05pt solid #000000" fo:border-right="0.05pt solid #000000" fo:border-top="none" fo:border-bottom="0.05pt solid #000000"/>
    </style:style>
    <style:style style:name="Tabla13.A58" style:family="table-cell">
      <style:table-cell-properties style:vertical-align="middle" fo:padding="0.049cm" fo:border-left="0.05pt solid #000000" fo:border-right="none" fo:border-top="none" fo:border-bottom="0.05pt solid #000000"/>
    </style:style>
    <style:style style:name="Tabla13.B58" style:family="table-cell">
      <style:table-cell-properties style:vertical-align="middle" fo:padding="0.049cm" fo:border-left="0.05pt solid #000000" fo:border-right="none" fo:border-top="none" fo:border-bottom="0.05pt solid #000000"/>
    </style:style>
    <style:style style:name="Tabla13.C58" style:family="table-cell">
      <style:table-cell-properties style:vertical-align="middle" fo:padding="0.049cm" fo:border-left="0.05pt solid #000000" fo:border-right="none" fo:border-top="none" fo:border-bottom="0.05pt solid #000000"/>
    </style:style>
    <style:style style:name="Tabla13.D5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5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8" style:family="table-cell">
      <style:table-cell-properties style:vertical-align="middle" fo:padding="0.049cm" fo:border-left="0.05pt solid #000000" fo:border-right="none" fo:border-top="none" fo:border-bottom="0.05pt solid #000000"/>
    </style:style>
    <style:style style:name="Tabla13.K58" style:family="table-cell" style:data-style-name="N0">
      <style:table-cell-properties style:vertical-align="middle" fo:padding="0.049cm" fo:border-left="0.05pt solid #000000" fo:border-right="none" fo:border-top="none" fo:border-bottom="0.05pt solid #000000"/>
    </style:style>
    <style:style style:name="Tabla13.L58" style:family="table-cell">
      <style:table-cell-properties style:vertical-align="middle" fo:padding="0.049cm" fo:border-left="0.05pt solid #000000" fo:border-right="0.05pt solid #000000" fo:border-top="none" fo:border-bottom="0.05pt solid #000000"/>
    </style:style>
    <style:style style:name="Tabla13.A59" style:family="table-cell">
      <style:table-cell-properties style:vertical-align="middle" fo:padding="0.049cm" fo:border-left="0.05pt solid #000000" fo:border-right="none" fo:border-top="none" fo:border-bottom="0.05pt solid #000000"/>
    </style:style>
    <style:style style:name="Tabla13.B59" style:family="table-cell">
      <style:table-cell-properties style:vertical-align="middle" fo:padding="0.049cm" fo:border-left="0.05pt solid #000000" fo:border-right="none" fo:border-top="none" fo:border-bottom="0.05pt solid #000000"/>
    </style:style>
    <style:style style:name="Tabla13.C59" style:family="table-cell">
      <style:table-cell-properties style:vertical-align="middle" fo:padding="0.049cm" fo:border-left="0.05pt solid #000000" fo:border-right="none" fo:border-top="none" fo:border-bottom="0.05pt solid #000000"/>
    </style:style>
    <style:style style:name="Tabla13.D59"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59"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5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5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5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5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59" style:family="table-cell">
      <style:table-cell-properties style:vertical-align="middle" fo:padding="0.049cm" fo:border-left="0.05pt solid #000000" fo:border-right="none" fo:border-top="none" fo:border-bottom="0.05pt solid #000000"/>
    </style:style>
    <style:style style:name="Tabla13.K59" style:family="table-cell" style:data-style-name="N0">
      <style:table-cell-properties style:vertical-align="middle" fo:padding="0.049cm" fo:border-left="0.05pt solid #000000" fo:border-right="none" fo:border-top="none" fo:border-bottom="0.05pt solid #000000"/>
    </style:style>
    <style:style style:name="Tabla13.L59" style:family="table-cell">
      <style:table-cell-properties style:vertical-align="middle" fo:padding="0.049cm" fo:border-left="0.05pt solid #000000" fo:border-right="0.05pt solid #000000" fo:border-top="none" fo:border-bottom="0.05pt solid #000000"/>
    </style:style>
    <style:style style:name="Tabla13.A60" style:family="table-cell">
      <style:table-cell-properties style:vertical-align="middle" fo:padding="0.049cm" fo:border-left="0.05pt solid #000000" fo:border-right="none" fo:border-top="none" fo:border-bottom="0.05pt solid #000000"/>
    </style:style>
    <style:style style:name="Tabla13.B60" style:family="table-cell">
      <style:table-cell-properties style:vertical-align="middle" fo:padding="0.049cm" fo:border-left="0.05pt solid #000000" fo:border-right="none" fo:border-top="none" fo:border-bottom="0.05pt solid #000000"/>
    </style:style>
    <style:style style:name="Tabla13.C60" style:family="table-cell">
      <style:table-cell-properties style:vertical-align="middle" fo:padding="0.049cm" fo:border-left="0.05pt solid #000000" fo:border-right="none" fo:border-top="none" fo:border-bottom="0.05pt solid #000000"/>
    </style:style>
    <style:style style:name="Tabla13.D6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6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6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0" style:family="table-cell" style:data-style-name="N0">
      <style:table-cell-properties style:vertical-align="middle" fo:padding="0.049cm" fo:border-left="0.05pt solid #000000" fo:border-right="none" fo:border-top="none" fo:border-bottom="0.05pt solid #000000"/>
    </style:style>
    <style:style style:name="Tabla13.K60" style:family="table-cell">
      <style:table-cell-properties style:vertical-align="middle" fo:padding="0.049cm" fo:border-left="0.05pt solid #000000" fo:border-right="none" fo:border-top="none" fo:border-bottom="0.05pt solid #000000"/>
    </style:style>
    <style:style style:name="Tabla13.L60" style:family="table-cell">
      <style:table-cell-properties style:vertical-align="middle" fo:padding="0.049cm" fo:border-left="0.05pt solid #000000" fo:border-right="0.05pt solid #000000" fo:border-top="none" fo:border-bottom="0.05pt solid #000000"/>
    </style:style>
    <style:style style:name="Tabla13.A61" style:family="table-cell">
      <style:table-cell-properties style:vertical-align="middle" fo:padding="0.049cm" fo:border-left="0.05pt solid #000000" fo:border-right="none" fo:border-top="none" fo:border-bottom="0.05pt solid #000000"/>
    </style:style>
    <style:style style:name="Tabla13.B61" style:family="table-cell">
      <style:table-cell-properties style:vertical-align="middle" fo:padding="0.049cm" fo:border-left="0.05pt solid #000000" fo:border-right="none" fo:border-top="none" fo:border-bottom="0.05pt solid #000000"/>
    </style:style>
    <style:style style:name="Tabla13.C61" style:family="table-cell">
      <style:table-cell-properties style:vertical-align="middle" fo:padding="0.049cm" fo:border-left="0.05pt solid #000000" fo:border-right="none" fo:border-top="none" fo:border-bottom="0.05pt solid #000000"/>
    </style:style>
    <style:style style:name="Tabla13.D6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6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6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1" style:family="table-cell" style:data-style-name="N0">
      <style:table-cell-properties style:vertical-align="middle" fo:padding="0.049cm" fo:border-left="0.05pt solid #000000" fo:border-right="none" fo:border-top="none" fo:border-bottom="0.05pt solid #000000"/>
    </style:style>
    <style:style style:name="Tabla13.K61" style:family="table-cell">
      <style:table-cell-properties style:vertical-align="middle" fo:padding="0.049cm" fo:border-left="0.05pt solid #000000" fo:border-right="none" fo:border-top="none" fo:border-bottom="0.05pt solid #000000"/>
    </style:style>
    <style:style style:name="Tabla13.L61" style:family="table-cell">
      <style:table-cell-properties style:vertical-align="middle" fo:padding="0.049cm" fo:border-left="0.05pt solid #000000" fo:border-right="0.05pt solid #000000" fo:border-top="none" fo:border-bottom="0.05pt solid #000000"/>
    </style:style>
    <style:style style:name="Tabla13.A62" style:family="table-cell">
      <style:table-cell-properties style:vertical-align="middle" fo:padding="0.049cm" fo:border-left="0.05pt solid #000000" fo:border-right="none" fo:border-top="none" fo:border-bottom="0.05pt solid #000000"/>
    </style:style>
    <style:style style:name="Tabla13.B62" style:family="table-cell">
      <style:table-cell-properties style:vertical-align="middle" fo:padding="0.049cm" fo:border-left="0.05pt solid #000000" fo:border-right="none" fo:border-top="none" fo:border-bottom="0.05pt solid #000000"/>
    </style:style>
    <style:style style:name="Tabla13.C62" style:family="table-cell">
      <style:table-cell-properties style:vertical-align="middle" fo:padding="0.049cm" fo:border-left="0.05pt solid #000000" fo:border-right="none" fo:border-top="none" fo:border-bottom="0.05pt solid #000000"/>
    </style:style>
    <style:style style:name="Tabla13.D6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6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6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2" style:family="table-cell" style:data-style-name="N0">
      <style:table-cell-properties style:vertical-align="middle" fo:padding="0.049cm" fo:border-left="0.05pt solid #000000" fo:border-right="none" fo:border-top="none" fo:border-bottom="0.05pt solid #000000"/>
    </style:style>
    <style:style style:name="Tabla13.K62" style:family="table-cell">
      <style:table-cell-properties style:vertical-align="middle" fo:padding="0.049cm" fo:border-left="0.05pt solid #000000" fo:border-right="none" fo:border-top="none" fo:border-bottom="0.05pt solid #000000"/>
    </style:style>
    <style:style style:name="Tabla13.L62" style:family="table-cell">
      <style:table-cell-properties style:vertical-align="middle" fo:padding="0.049cm" fo:border-left="0.05pt solid #000000" fo:border-right="0.05pt solid #000000" fo:border-top="none" fo:border-bottom="0.05pt solid #000000"/>
    </style:style>
    <style:style style:name="Tabla13.A63" style:family="table-cell">
      <style:table-cell-properties style:vertical-align="middle" fo:padding="0.049cm" fo:border-left="0.05pt solid #000000" fo:border-right="none" fo:border-top="none" fo:border-bottom="0.05pt solid #000000"/>
    </style:style>
    <style:style style:name="Tabla13.B63" style:family="table-cell">
      <style:table-cell-properties style:vertical-align="middle" fo:padding="0.049cm" fo:border-left="0.05pt solid #000000" fo:border-right="none" fo:border-top="none" fo:border-bottom="0.05pt solid #000000"/>
    </style:style>
    <style:style style:name="Tabla13.C63" style:family="table-cell">
      <style:table-cell-properties style:vertical-align="middle" fo:padding="0.049cm" fo:border-left="0.05pt solid #000000" fo:border-right="none" fo:border-top="none" fo:border-bottom="0.05pt solid #000000"/>
    </style:style>
    <style:style style:name="Tabla13.D6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6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6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3" style:family="table-cell" style:data-style-name="N0">
      <style:table-cell-properties style:vertical-align="middle" fo:padding="0.049cm" fo:border-left="0.05pt solid #000000" fo:border-right="none" fo:border-top="none" fo:border-bottom="0.05pt solid #000000"/>
    </style:style>
    <style:style style:name="Tabla13.K63" style:family="table-cell">
      <style:table-cell-properties style:vertical-align="middle" fo:padding="0.049cm" fo:border-left="0.05pt solid #000000" fo:border-right="none" fo:border-top="none" fo:border-bottom="0.05pt solid #000000"/>
    </style:style>
    <style:style style:name="Tabla13.L63" style:family="table-cell">
      <style:table-cell-properties style:vertical-align="middle" fo:padding="0.049cm" fo:border-left="0.05pt solid #000000" fo:border-right="0.05pt solid #000000" fo:border-top="none" fo:border-bottom="0.05pt solid #000000"/>
    </style:style>
    <style:style style:name="Tabla13.A64" style:family="table-cell">
      <style:table-cell-properties style:vertical-align="middle" fo:padding="0.049cm" fo:border-left="0.05pt solid #000000" fo:border-right="none" fo:border-top="none" fo:border-bottom="0.05pt solid #000000"/>
    </style:style>
    <style:style style:name="Tabla13.B64" style:family="table-cell">
      <style:table-cell-properties style:vertical-align="middle" fo:padding="0.049cm" fo:border-left="0.05pt solid #000000" fo:border-right="none" fo:border-top="none" fo:border-bottom="0.05pt solid #000000"/>
    </style:style>
    <style:style style:name="Tabla13.C64" style:family="table-cell">
      <style:table-cell-properties style:vertical-align="middle" fo:padding="0.049cm" fo:border-left="0.05pt solid #000000" fo:border-right="none" fo:border-top="none" fo:border-bottom="0.05pt solid #000000"/>
    </style:style>
    <style:style style:name="Tabla13.D6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6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6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4" style:family="table-cell" style:data-style-name="N0">
      <style:table-cell-properties style:vertical-align="middle" fo:padding="0.049cm" fo:border-left="0.05pt solid #000000" fo:border-right="none" fo:border-top="none" fo:border-bottom="0.05pt solid #000000"/>
    </style:style>
    <style:style style:name="Tabla13.K64" style:family="table-cell">
      <style:table-cell-properties style:vertical-align="middle" fo:padding="0.049cm" fo:border-left="0.05pt solid #000000" fo:border-right="none" fo:border-top="none" fo:border-bottom="0.05pt solid #000000"/>
    </style:style>
    <style:style style:name="Tabla13.L64" style:family="table-cell">
      <style:table-cell-properties style:vertical-align="middle" fo:padding="0.049cm" fo:border-left="0.05pt solid #000000" fo:border-right="0.05pt solid #000000" fo:border-top="none" fo:border-bottom="0.05pt solid #000000"/>
    </style:style>
    <style:style style:name="Tabla13.A65" style:family="table-cell">
      <style:table-cell-properties style:vertical-align="middle" fo:padding="0.049cm" fo:border-left="0.05pt solid #000000" fo:border-right="none" fo:border-top="none" fo:border-bottom="0.05pt solid #000000"/>
    </style:style>
    <style:style style:name="Tabla13.B65" style:family="table-cell">
      <style:table-cell-properties style:vertical-align="middle" fo:padding="0.049cm" fo:border-left="0.05pt solid #000000" fo:border-right="none" fo:border-top="none" fo:border-bottom="0.05pt solid #000000"/>
    </style:style>
    <style:style style:name="Tabla13.C65" style:family="table-cell">
      <style:table-cell-properties style:vertical-align="middle" fo:padding="0.049cm" fo:border-left="0.05pt solid #000000" fo:border-right="none" fo:border-top="none" fo:border-bottom="0.05pt solid #000000"/>
    </style:style>
    <style:style style:name="Tabla13.D6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6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6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5" style:family="table-cell" style:data-style-name="N0">
      <style:table-cell-properties style:vertical-align="middle" fo:padding="0.049cm" fo:border-left="0.05pt solid #000000" fo:border-right="none" fo:border-top="none" fo:border-bottom="0.05pt solid #000000"/>
    </style:style>
    <style:style style:name="Tabla13.K65" style:family="table-cell">
      <style:table-cell-properties style:vertical-align="middle" fo:padding="0.049cm" fo:border-left="0.05pt solid #000000" fo:border-right="none" fo:border-top="none" fo:border-bottom="0.05pt solid #000000"/>
    </style:style>
    <style:style style:name="Tabla13.L65" style:family="table-cell">
      <style:table-cell-properties style:vertical-align="middle" fo:padding="0.049cm" fo:border-left="0.05pt solid #000000" fo:border-right="0.05pt solid #000000" fo:border-top="none" fo:border-bottom="0.05pt solid #000000"/>
    </style:style>
    <style:style style:name="Tabla13.A66" style:family="table-cell">
      <style:table-cell-properties style:vertical-align="middle" fo:padding="0.049cm" fo:border-left="0.05pt solid #000000" fo:border-right="none" fo:border-top="none" fo:border-bottom="0.05pt solid #000000"/>
    </style:style>
    <style:style style:name="Tabla13.B66" style:family="table-cell">
      <style:table-cell-properties style:vertical-align="middle" fo:padding="0.049cm" fo:border-left="0.05pt solid #000000" fo:border-right="none" fo:border-top="none" fo:border-bottom="0.05pt solid #000000"/>
    </style:style>
    <style:style style:name="Tabla13.C66" style:family="table-cell">
      <style:table-cell-properties style:vertical-align="middle" fo:padding="0.049cm" fo:border-left="0.05pt solid #000000" fo:border-right="none" fo:border-top="none" fo:border-bottom="0.05pt solid #000000"/>
    </style:style>
    <style:style style:name="Tabla13.D6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6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6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6" style:family="table-cell" style:data-style-name="N0">
      <style:table-cell-properties style:vertical-align="middle" fo:padding="0.049cm" fo:border-left="0.05pt solid #000000" fo:border-right="none" fo:border-top="none" fo:border-bottom="0.05pt solid #000000"/>
    </style:style>
    <style:style style:name="Tabla13.K66" style:family="table-cell">
      <style:table-cell-properties style:vertical-align="middle" fo:padding="0.049cm" fo:border-left="0.05pt solid #000000" fo:border-right="none" fo:border-top="none" fo:border-bottom="0.05pt solid #000000"/>
    </style:style>
    <style:style style:name="Tabla13.L66" style:family="table-cell">
      <style:table-cell-properties style:vertical-align="middle" fo:padding="0.049cm" fo:border-left="0.05pt solid #000000" fo:border-right="0.05pt solid #000000" fo:border-top="none" fo:border-bottom="0.05pt solid #000000"/>
    </style:style>
    <style:style style:name="Tabla13.A67" style:family="table-cell">
      <style:table-cell-properties style:vertical-align="middle" fo:padding="0.049cm" fo:border-left="0.05pt solid #000000" fo:border-right="none" fo:border-top="none" fo:border-bottom="0.05pt solid #000000"/>
    </style:style>
    <style:style style:name="Tabla13.B67" style:family="table-cell">
      <style:table-cell-properties style:vertical-align="middle" fo:padding="0.049cm" fo:border-left="0.05pt solid #000000" fo:border-right="none" fo:border-top="none" fo:border-bottom="0.05pt solid #000000"/>
    </style:style>
    <style:style style:name="Tabla13.C67" style:family="table-cell">
      <style:table-cell-properties style:vertical-align="middle" fo:padding="0.049cm" fo:border-left="0.05pt solid #000000" fo:border-right="none" fo:border-top="none" fo:border-bottom="0.05pt solid #000000"/>
    </style:style>
    <style:style style:name="Tabla13.D6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6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6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7" style:family="table-cell">
      <style:table-cell-properties style:vertical-align="middle" fo:padding="0.049cm" fo:border-left="0.05pt solid #000000" fo:border-right="none" fo:border-top="none" fo:border-bottom="0.05pt solid #000000"/>
    </style:style>
    <style:style style:name="Tabla13.K67" style:family="table-cell" style:data-style-name="N0">
      <style:table-cell-properties style:vertical-align="middle" fo:padding="0.049cm" fo:border-left="0.05pt solid #000000" fo:border-right="none" fo:border-top="none" fo:border-bottom="0.05pt solid #000000"/>
    </style:style>
    <style:style style:name="Tabla13.L67" style:family="table-cell">
      <style:table-cell-properties style:vertical-align="middle" fo:padding="0.049cm" fo:border-left="0.05pt solid #000000" fo:border-right="0.05pt solid #000000" fo:border-top="none" fo:border-bottom="0.05pt solid #000000"/>
    </style:style>
    <style:style style:name="Tabla13.A68" style:family="table-cell">
      <style:table-cell-properties style:vertical-align="middle" fo:padding="0.049cm" fo:border-left="0.05pt solid #000000" fo:border-right="none" fo:border-top="none" fo:border-bottom="0.05pt solid #000000"/>
    </style:style>
    <style:style style:name="Tabla13.B68" style:family="table-cell">
      <style:table-cell-properties style:vertical-align="middle" fo:padding="0.049cm" fo:border-left="0.05pt solid #000000" fo:border-right="none" fo:border-top="none" fo:border-bottom="0.05pt solid #000000"/>
    </style:style>
    <style:style style:name="Tabla13.C68" style:family="table-cell">
      <style:table-cell-properties style:vertical-align="middle" fo:padding="0.049cm" fo:border-left="0.05pt solid #000000" fo:border-right="none" fo:border-top="none" fo:border-bottom="0.05pt solid #000000"/>
    </style:style>
    <style:style style:name="Tabla13.D6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6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6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8" style:family="table-cell" style:data-style-name="N0">
      <style:table-cell-properties style:vertical-align="middle" fo:padding="0.049cm" fo:border-left="0.05pt solid #000000" fo:border-right="none" fo:border-top="none" fo:border-bottom="0.05pt solid #000000"/>
    </style:style>
    <style:style style:name="Tabla13.K68" style:family="table-cell" style:data-style-name="N0">
      <style:table-cell-properties style:vertical-align="middle" fo:padding="0.049cm" fo:border-left="0.05pt solid #000000" fo:border-right="none" fo:border-top="none" fo:border-bottom="0.05pt solid #000000"/>
    </style:style>
    <style:style style:name="Tabla13.L68" style:family="table-cell">
      <style:table-cell-properties style:vertical-align="middle" fo:padding="0.049cm" fo:border-left="0.05pt solid #000000" fo:border-right="0.05pt solid #000000" fo:border-top="none" fo:border-bottom="0.05pt solid #000000"/>
    </style:style>
    <style:style style:name="Tabla13.A69" style:family="table-cell">
      <style:table-cell-properties style:vertical-align="middle" fo:padding="0.049cm" fo:border-left="0.05pt solid #000000" fo:border-right="none" fo:border-top="none" fo:border-bottom="0.05pt solid #000000"/>
    </style:style>
    <style:style style:name="Tabla13.B69" style:family="table-cell">
      <style:table-cell-properties style:vertical-align="middle" fo:padding="0.049cm" fo:border-left="0.05pt solid #000000" fo:border-right="none" fo:border-top="none" fo:border-bottom="0.05pt solid #000000"/>
    </style:style>
    <style:style style:name="Tabla13.C69" style:family="table-cell">
      <style:table-cell-properties style:vertical-align="middle" fo:padding="0.049cm" fo:border-left="0.05pt solid #000000" fo:border-right="none" fo:border-top="none" fo:border-bottom="0.05pt solid #000000"/>
    </style:style>
    <style:style style:name="Tabla13.D69"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69" style:family="table-cell" style:data-style-name="N0">
      <style:table-cell-properties style:vertical-align="middle" fo:background-color="#ffff99" fo:padding="0.049cm" fo:border-left="0.05pt solid #000000" fo:border-right="none" fo:border-top="none" fo:border-bottom="0.05pt solid #000000">
        <style:background-image/>
      </style:table-cell-properties>
    </style:style>
    <style:style style:name="Tabla13.F6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6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6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6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69" style:family="table-cell" style:data-style-name="N0">
      <style:table-cell-properties style:vertical-align="middle" fo:padding="0.049cm" fo:border-left="0.05pt solid #000000" fo:border-right="none" fo:border-top="none" fo:border-bottom="0.05pt solid #000000"/>
    </style:style>
    <style:style style:name="Tabla13.K69" style:family="table-cell" style:data-style-name="N0">
      <style:table-cell-properties style:vertical-align="middle" fo:padding="0.049cm" fo:border-left="0.05pt solid #000000" fo:border-right="none" fo:border-top="none" fo:border-bottom="0.05pt solid #000000"/>
    </style:style>
    <style:style style:name="Tabla13.L69" style:family="table-cell">
      <style:table-cell-properties style:vertical-align="middle" fo:padding="0.049cm" fo:border-left="0.05pt solid #000000" fo:border-right="0.05pt solid #000000" fo:border-top="none" fo:border-bottom="0.05pt solid #000000"/>
    </style:style>
    <style:style style:name="Tabla13.A70" style:family="table-cell">
      <style:table-cell-properties style:vertical-align="middle" fo:padding="0.049cm" fo:border-left="0.05pt solid #000000" fo:border-right="none" fo:border-top="none" fo:border-bottom="0.05pt solid #000000"/>
    </style:style>
    <style:style style:name="Tabla13.B70" style:family="table-cell">
      <style:table-cell-properties style:vertical-align="middle" fo:padding="0.049cm" fo:border-left="0.05pt solid #000000" fo:border-right="none" fo:border-top="none" fo:border-bottom="0.05pt solid #000000"/>
    </style:style>
    <style:style style:name="Tabla13.C70" style:family="table-cell">
      <style:table-cell-properties style:vertical-align="middle" fo:padding="0.049cm" fo:border-left="0.05pt solid #000000" fo:border-right="none" fo:border-top="none" fo:border-bottom="0.05pt solid #000000"/>
    </style:style>
    <style:style style:name="Tabla13.D7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7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0" style:family="table-cell" style:data-style-name="N0">
      <style:table-cell-properties style:vertical-align="middle" fo:padding="0.049cm" fo:border-left="0.05pt solid #000000" fo:border-right="none" fo:border-top="none" fo:border-bottom="0.05pt solid #000000"/>
    </style:style>
    <style:style style:name="Tabla13.K70" style:family="table-cell" style:data-style-name="N0">
      <style:table-cell-properties style:vertical-align="middle" fo:padding="0.049cm" fo:border-left="0.05pt solid #000000" fo:border-right="none" fo:border-top="none" fo:border-bottom="0.05pt solid #000000"/>
    </style:style>
    <style:style style:name="Tabla13.L70" style:family="table-cell">
      <style:table-cell-properties style:vertical-align="middle" fo:padding="0.049cm" fo:border-left="0.05pt solid #000000" fo:border-right="0.05pt solid #000000" fo:border-top="none" fo:border-bottom="0.05pt solid #000000"/>
    </style:style>
    <style:style style:name="Tabla13.A71" style:family="table-cell">
      <style:table-cell-properties style:vertical-align="middle" fo:padding="0.049cm" fo:border-left="0.05pt solid #000000" fo:border-right="none" fo:border-top="none" fo:border-bottom="0.05pt solid #000000"/>
    </style:style>
    <style:style style:name="Tabla13.B71" style:family="table-cell">
      <style:table-cell-properties style:vertical-align="middle" fo:padding="0.049cm" fo:border-left="0.05pt solid #000000" fo:border-right="none" fo:border-top="none" fo:border-bottom="0.05pt solid #000000"/>
    </style:style>
    <style:style style:name="Tabla13.C71" style:family="table-cell">
      <style:table-cell-properties style:vertical-align="middle" fo:padding="0.049cm" fo:border-left="0.05pt solid #000000" fo:border-right="none" fo:border-top="none" fo:border-bottom="0.05pt solid #000000"/>
    </style:style>
    <style:style style:name="Tabla13.D7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7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1" style:family="table-cell" style:data-style-name="N0">
      <style:table-cell-properties style:vertical-align="middle" fo:padding="0.049cm" fo:border-left="0.05pt solid #000000" fo:border-right="none" fo:border-top="none" fo:border-bottom="0.05pt solid #000000"/>
    </style:style>
    <style:style style:name="Tabla13.K71" style:family="table-cell">
      <style:table-cell-properties style:vertical-align="middle" fo:padding="0.049cm" fo:border-left="0.05pt solid #000000" fo:border-right="none" fo:border-top="none" fo:border-bottom="0.05pt solid #000000"/>
    </style:style>
    <style:style style:name="Tabla13.L71" style:family="table-cell">
      <style:table-cell-properties style:vertical-align="middle" fo:padding="0.049cm" fo:border-left="0.05pt solid #000000" fo:border-right="0.05pt solid #000000" fo:border-top="none" fo:border-bottom="0.05pt solid #000000"/>
    </style:style>
    <style:style style:name="Tabla13.A72" style:family="table-cell">
      <style:table-cell-properties style:vertical-align="middle" fo:padding="0.049cm" fo:border-left="0.05pt solid #000000" fo:border-right="none" fo:border-top="none" fo:border-bottom="0.05pt solid #000000"/>
    </style:style>
    <style:style style:name="Tabla13.B72" style:family="table-cell">
      <style:table-cell-properties style:vertical-align="middle" fo:padding="0.049cm" fo:border-left="0.05pt solid #000000" fo:border-right="none" fo:border-top="none" fo:border-bottom="0.05pt solid #000000"/>
    </style:style>
    <style:style style:name="Tabla13.C72" style:family="table-cell">
      <style:table-cell-properties style:vertical-align="middle" fo:padding="0.049cm" fo:border-left="0.05pt solid #000000" fo:border-right="none" fo:border-top="none" fo:border-bottom="0.05pt solid #000000"/>
    </style:style>
    <style:style style:name="Tabla13.D7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7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2" style:family="table-cell" style:data-style-name="N0">
      <style:table-cell-properties style:vertical-align="middle" fo:padding="0.049cm" fo:border-left="0.05pt solid #000000" fo:border-right="none" fo:border-top="none" fo:border-bottom="0.05pt solid #000000"/>
    </style:style>
    <style:style style:name="Tabla13.K72" style:family="table-cell">
      <style:table-cell-properties style:vertical-align="middle" fo:padding="0.049cm" fo:border-left="0.05pt solid #000000" fo:border-right="none" fo:border-top="none" fo:border-bottom="0.05pt solid #000000"/>
    </style:style>
    <style:style style:name="Tabla13.L72" style:family="table-cell">
      <style:table-cell-properties style:vertical-align="middle" fo:padding="0.049cm" fo:border-left="0.05pt solid #000000" fo:border-right="0.05pt solid #000000" fo:border-top="none" fo:border-bottom="0.05pt solid #000000"/>
    </style:style>
    <style:style style:name="Tabla13.A73" style:family="table-cell">
      <style:table-cell-properties style:vertical-align="middle" fo:padding="0.049cm" fo:border-left="0.05pt solid #000000" fo:border-right="none" fo:border-top="none" fo:border-bottom="0.05pt solid #000000"/>
    </style:style>
    <style:style style:name="Tabla13.B73" style:family="table-cell">
      <style:table-cell-properties style:vertical-align="middle" fo:padding="0.049cm" fo:border-left="0.05pt solid #000000" fo:border-right="none" fo:border-top="none" fo:border-bottom="0.05pt solid #000000"/>
    </style:style>
    <style:style style:name="Tabla13.C73" style:family="table-cell">
      <style:table-cell-properties style:vertical-align="middle" fo:padding="0.049cm" fo:border-left="0.05pt solid #000000" fo:border-right="none" fo:border-top="none" fo:border-bottom="0.05pt solid #000000"/>
    </style:style>
    <style:style style:name="Tabla13.D7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7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3" style:family="table-cell">
      <style:table-cell-properties style:vertical-align="middle" fo:padding="0.049cm" fo:border-left="0.05pt solid #000000" fo:border-right="none" fo:border-top="none" fo:border-bottom="0.05pt solid #000000"/>
    </style:style>
    <style:style style:name="Tabla13.K73" style:family="table-cell" style:data-style-name="N0">
      <style:table-cell-properties style:vertical-align="middle" fo:padding="0.049cm" fo:border-left="0.05pt solid #000000" fo:border-right="none" fo:border-top="none" fo:border-bottom="0.05pt solid #000000"/>
    </style:style>
    <style:style style:name="Tabla13.L73" style:family="table-cell">
      <style:table-cell-properties style:vertical-align="middle" fo:padding="0.049cm" fo:border-left="0.05pt solid #000000" fo:border-right="0.05pt solid #000000" fo:border-top="none" fo:border-bottom="0.05pt solid #000000"/>
    </style:style>
    <style:style style:name="Tabla13.A74" style:family="table-cell">
      <style:table-cell-properties style:vertical-align="middle" fo:padding="0.049cm" fo:border-left="0.05pt solid #000000" fo:border-right="none" fo:border-top="none" fo:border-bottom="0.05pt solid #000000"/>
    </style:style>
    <style:style style:name="Tabla13.B74" style:family="table-cell">
      <style:table-cell-properties style:vertical-align="middle" fo:padding="0.049cm" fo:border-left="0.05pt solid #000000" fo:border-right="none" fo:border-top="none" fo:border-bottom="0.05pt solid #000000"/>
    </style:style>
    <style:style style:name="Tabla13.C74" style:family="table-cell">
      <style:table-cell-properties style:vertical-align="middle" fo:padding="0.049cm" fo:border-left="0.05pt solid #000000" fo:border-right="none" fo:border-top="none" fo:border-bottom="0.05pt solid #000000"/>
    </style:style>
    <style:style style:name="Tabla13.D7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7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4" style:family="table-cell">
      <style:table-cell-properties style:vertical-align="middle" fo:padding="0.049cm" fo:border-left="0.05pt solid #000000" fo:border-right="none" fo:border-top="none" fo:border-bottom="0.05pt solid #000000"/>
    </style:style>
    <style:style style:name="Tabla13.K74" style:family="table-cell">
      <style:table-cell-properties style:vertical-align="middle" fo:padding="0.049cm" fo:border-left="0.05pt solid #000000" fo:border-right="none" fo:border-top="none" fo:border-bottom="0.05pt solid #000000"/>
    </style:style>
    <style:style style:name="Tabla13.L74" style:family="table-cell">
      <style:table-cell-properties style:vertical-align="middle" fo:padding="0.049cm" fo:border-left="0.05pt solid #000000" fo:border-right="0.05pt solid #000000" fo:border-top="none" fo:border-bottom="0.05pt solid #000000"/>
    </style:style>
    <style:style style:name="Tabla13.A75" style:family="table-cell">
      <style:table-cell-properties style:vertical-align="middle" fo:padding="0.049cm" fo:border-left="0.05pt solid #000000" fo:border-right="none" fo:border-top="none" fo:border-bottom="0.05pt solid #000000"/>
    </style:style>
    <style:style style:name="Tabla13.B75" style:family="table-cell">
      <style:table-cell-properties style:vertical-align="middle" fo:padding="0.049cm" fo:border-left="0.05pt solid #000000" fo:border-right="none" fo:border-top="none" fo:border-bottom="0.05pt solid #000000"/>
    </style:style>
    <style:style style:name="Tabla13.C75" style:family="table-cell">
      <style:table-cell-properties style:vertical-align="middle" fo:padding="0.049cm" fo:border-left="0.05pt solid #000000" fo:border-right="none" fo:border-top="none" fo:border-bottom="0.05pt solid #000000"/>
    </style:style>
    <style:style style:name="Tabla13.D7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7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5" style:family="table-cell">
      <style:table-cell-properties style:vertical-align="middle" fo:padding="0.049cm" fo:border-left="0.05pt solid #000000" fo:border-right="none" fo:border-top="none" fo:border-bottom="0.05pt solid #000000"/>
    </style:style>
    <style:style style:name="Tabla13.K75" style:family="table-cell" style:data-style-name="N0">
      <style:table-cell-properties style:vertical-align="middle" fo:padding="0.049cm" fo:border-left="0.05pt solid #000000" fo:border-right="none" fo:border-top="none" fo:border-bottom="0.05pt solid #000000"/>
    </style:style>
    <style:style style:name="Tabla13.L75" style:family="table-cell">
      <style:table-cell-properties style:vertical-align="middle" fo:padding="0.049cm" fo:border-left="0.05pt solid #000000" fo:border-right="0.05pt solid #000000" fo:border-top="none" fo:border-bottom="0.05pt solid #000000"/>
    </style:style>
    <style:style style:name="Tabla13.A76" style:family="table-cell">
      <style:table-cell-properties style:vertical-align="middle" fo:padding="0.049cm" fo:border-left="0.05pt solid #000000" fo:border-right="none" fo:border-top="none" fo:border-bottom="0.05pt solid #000000"/>
    </style:style>
    <style:style style:name="Tabla13.B76" style:family="table-cell">
      <style:table-cell-properties style:vertical-align="middle" fo:padding="0.049cm" fo:border-left="0.05pt solid #000000" fo:border-right="none" fo:border-top="none" fo:border-bottom="0.05pt solid #000000"/>
    </style:style>
    <style:style style:name="Tabla13.C76" style:family="table-cell">
      <style:table-cell-properties style:vertical-align="middle" fo:padding="0.049cm" fo:border-left="0.05pt solid #000000" fo:border-right="none" fo:border-top="none" fo:border-bottom="0.05pt solid #000000"/>
    </style:style>
    <style:style style:name="Tabla13.D7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7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6" style:family="table-cell">
      <style:table-cell-properties style:vertical-align="middle" fo:padding="0.049cm" fo:border-left="0.05pt solid #000000" fo:border-right="none" fo:border-top="none" fo:border-bottom="0.05pt solid #000000"/>
    </style:style>
    <style:style style:name="Tabla13.K76" style:family="table-cell">
      <style:table-cell-properties style:vertical-align="middle" fo:padding="0.049cm" fo:border-left="0.05pt solid #000000" fo:border-right="none" fo:border-top="none" fo:border-bottom="0.05pt solid #000000"/>
    </style:style>
    <style:style style:name="Tabla13.L76" style:family="table-cell">
      <style:table-cell-properties style:vertical-align="middle" fo:padding="0.049cm" fo:border-left="0.05pt solid #000000" fo:border-right="0.05pt solid #000000" fo:border-top="none" fo:border-bottom="0.05pt solid #000000"/>
    </style:style>
    <style:style style:name="Tabla13.A77" style:family="table-cell">
      <style:table-cell-properties style:vertical-align="middle" fo:padding="0.049cm" fo:border-left="0.05pt solid #000000" fo:border-right="none" fo:border-top="none" fo:border-bottom="0.05pt solid #000000"/>
    </style:style>
    <style:style style:name="Tabla13.B77" style:family="table-cell">
      <style:table-cell-properties style:vertical-align="middle" fo:padding="0.049cm" fo:border-left="0.05pt solid #000000" fo:border-right="none" fo:border-top="none" fo:border-bottom="0.05pt solid #000000"/>
    </style:style>
    <style:style style:name="Tabla13.C77" style:family="table-cell">
      <style:table-cell-properties style:vertical-align="middle" fo:padding="0.049cm" fo:border-left="0.05pt solid #000000" fo:border-right="none" fo:border-top="none" fo:border-bottom="0.05pt solid #000000"/>
    </style:style>
    <style:style style:name="Tabla13.D7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7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7" style:family="table-cell">
      <style:table-cell-properties style:vertical-align="middle" fo:padding="0.049cm" fo:border-left="0.05pt solid #000000" fo:border-right="none" fo:border-top="none" fo:border-bottom="0.05pt solid #000000"/>
    </style:style>
    <style:style style:name="Tabla13.K77" style:family="table-cell" style:data-style-name="N0">
      <style:table-cell-properties style:vertical-align="middle" fo:padding="0.049cm" fo:border-left="0.05pt solid #000000" fo:border-right="none" fo:border-top="none" fo:border-bottom="0.05pt solid #000000"/>
    </style:style>
    <style:style style:name="Tabla13.L77" style:family="table-cell">
      <style:table-cell-properties style:vertical-align="middle" fo:padding="0.049cm" fo:border-left="0.05pt solid #000000" fo:border-right="0.05pt solid #000000" fo:border-top="none" fo:border-bottom="0.05pt solid #000000"/>
    </style:style>
    <style:style style:name="Tabla13.A78" style:family="table-cell">
      <style:table-cell-properties style:vertical-align="middle" fo:padding="0.049cm" fo:border-left="0.05pt solid #000000" fo:border-right="none" fo:border-top="none" fo:border-bottom="0.05pt solid #000000"/>
    </style:style>
    <style:style style:name="Tabla13.B78" style:family="table-cell">
      <style:table-cell-properties style:vertical-align="middle" fo:padding="0.049cm" fo:border-left="0.05pt solid #000000" fo:border-right="none" fo:border-top="none" fo:border-bottom="0.05pt solid #000000"/>
    </style:style>
    <style:style style:name="Tabla13.C78" style:family="table-cell">
      <style:table-cell-properties style:vertical-align="middle" fo:padding="0.049cm" fo:border-left="0.05pt solid #000000" fo:border-right="none" fo:border-top="none" fo:border-bottom="0.05pt solid #000000"/>
    </style:style>
    <style:style style:name="Tabla13.D7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7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8" style:family="table-cell">
      <style:table-cell-properties style:vertical-align="middle" fo:padding="0.049cm" fo:border-left="0.05pt solid #000000" fo:border-right="none" fo:border-top="none" fo:border-bottom="0.05pt solid #000000"/>
    </style:style>
    <style:style style:name="Tabla13.K78" style:family="table-cell">
      <style:table-cell-properties style:vertical-align="middle" fo:padding="0.049cm" fo:border-left="0.05pt solid #000000" fo:border-right="none" fo:border-top="none" fo:border-bottom="0.05pt solid #000000"/>
    </style:style>
    <style:style style:name="Tabla13.L78" style:family="table-cell">
      <style:table-cell-properties style:vertical-align="middle" fo:padding="0.049cm" fo:border-left="0.05pt solid #000000" fo:border-right="0.05pt solid #000000" fo:border-top="none" fo:border-bottom="0.05pt solid #000000"/>
    </style:style>
    <style:style style:name="Tabla13.A79" style:family="table-cell">
      <style:table-cell-properties style:vertical-align="middle" fo:padding="0.049cm" fo:border-left="0.05pt solid #000000" fo:border-right="none" fo:border-top="none" fo:border-bottom="0.05pt solid #000000"/>
    </style:style>
    <style:style style:name="Tabla13.B79" style:family="table-cell">
      <style:table-cell-properties style:vertical-align="middle" fo:padding="0.049cm" fo:border-left="0.05pt solid #000000" fo:border-right="none" fo:border-top="none" fo:border-bottom="0.05pt solid #000000"/>
    </style:style>
    <style:style style:name="Tabla13.C79" style:family="table-cell">
      <style:table-cell-properties style:vertical-align="middle" fo:padding="0.049cm" fo:border-left="0.05pt solid #000000" fo:border-right="none" fo:border-top="none" fo:border-bottom="0.05pt solid #000000"/>
    </style:style>
    <style:style style:name="Tabla13.D79"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79"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7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7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7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7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79" style:family="table-cell">
      <style:table-cell-properties style:vertical-align="middle" fo:padding="0.049cm" fo:border-left="0.05pt solid #000000" fo:border-right="none" fo:border-top="none" fo:border-bottom="0.05pt solid #000000"/>
    </style:style>
    <style:style style:name="Tabla13.K79" style:family="table-cell" style:data-style-name="N0">
      <style:table-cell-properties style:vertical-align="middle" fo:padding="0.049cm" fo:border-left="0.05pt solid #000000" fo:border-right="none" fo:border-top="none" fo:border-bottom="0.05pt solid #000000"/>
    </style:style>
    <style:style style:name="Tabla13.L79" style:family="table-cell">
      <style:table-cell-properties style:vertical-align="middle" fo:padding="0.049cm" fo:border-left="0.05pt solid #000000" fo:border-right="0.05pt solid #000000" fo:border-top="none" fo:border-bottom="0.05pt solid #000000"/>
    </style:style>
    <style:style style:name="Tabla13.A80" style:family="table-cell">
      <style:table-cell-properties style:vertical-align="middle" fo:padding="0.049cm" fo:border-left="0.05pt solid #000000" fo:border-right="none" fo:border-top="none" fo:border-bottom="0.05pt solid #000000"/>
    </style:style>
    <style:style style:name="Tabla13.B80" style:family="table-cell">
      <style:table-cell-properties style:vertical-align="middle" fo:padding="0.049cm" fo:border-left="0.05pt solid #000000" fo:border-right="none" fo:border-top="none" fo:border-bottom="0.05pt solid #000000"/>
    </style:style>
    <style:style style:name="Tabla13.C80" style:family="table-cell">
      <style:table-cell-properties style:vertical-align="middle" fo:padding="0.049cm" fo:border-left="0.05pt solid #000000" fo:border-right="none" fo:border-top="none" fo:border-bottom="0.05pt solid #000000"/>
    </style:style>
    <style:style style:name="Tabla13.D8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8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0" style:family="table-cell">
      <style:table-cell-properties style:vertical-align="middle" fo:padding="0.049cm" fo:border-left="0.05pt solid #000000" fo:border-right="none" fo:border-top="none" fo:border-bottom="0.05pt solid #000000"/>
    </style:style>
    <style:style style:name="Tabla13.K80" style:family="table-cell" style:data-style-name="N0">
      <style:table-cell-properties style:vertical-align="middle" fo:padding="0.049cm" fo:border-left="0.05pt solid #000000" fo:border-right="none" fo:border-top="none" fo:border-bottom="0.05pt solid #000000"/>
    </style:style>
    <style:style style:name="Tabla13.L80" style:family="table-cell">
      <style:table-cell-properties style:vertical-align="middle" fo:padding="0.049cm" fo:border-left="0.05pt solid #000000" fo:border-right="0.05pt solid #000000" fo:border-top="none" fo:border-bottom="0.05pt solid #000000"/>
    </style:style>
    <style:style style:name="Tabla13.A81" style:family="table-cell">
      <style:table-cell-properties style:vertical-align="middle" fo:padding="0.049cm" fo:border-left="0.05pt solid #000000" fo:border-right="none" fo:border-top="none" fo:border-bottom="0.05pt solid #000000"/>
    </style:style>
    <style:style style:name="Tabla13.B81" style:family="table-cell">
      <style:table-cell-properties style:vertical-align="middle" fo:padding="0.049cm" fo:border-left="0.05pt solid #000000" fo:border-right="none" fo:border-top="none" fo:border-bottom="0.05pt solid #000000"/>
    </style:style>
    <style:style style:name="Tabla13.C81" style:family="table-cell">
      <style:table-cell-properties style:vertical-align="middle" fo:padding="0.049cm" fo:border-left="0.05pt solid #000000" fo:border-right="none" fo:border-top="none" fo:border-bottom="0.05pt solid #000000"/>
    </style:style>
    <style:style style:name="Tabla13.D8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8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1" style:family="table-cell">
      <style:table-cell-properties style:vertical-align="middle" fo:padding="0.049cm" fo:border-left="0.05pt solid #000000" fo:border-right="none" fo:border-top="none" fo:border-bottom="0.05pt solid #000000"/>
    </style:style>
    <style:style style:name="Tabla13.K81" style:family="table-cell" style:data-style-name="N0">
      <style:table-cell-properties style:vertical-align="middle" fo:padding="0.049cm" fo:border-left="0.05pt solid #000000" fo:border-right="none" fo:border-top="none" fo:border-bottom="0.05pt solid #000000"/>
    </style:style>
    <style:style style:name="Tabla13.L81" style:family="table-cell">
      <style:table-cell-properties style:vertical-align="middle" fo:padding="0.049cm" fo:border-left="0.05pt solid #000000" fo:border-right="0.05pt solid #000000" fo:border-top="none" fo:border-bottom="0.05pt solid #000000"/>
    </style:style>
    <style:style style:name="Tabla13.A82" style:family="table-cell">
      <style:table-cell-properties style:vertical-align="middle" fo:padding="0.049cm" fo:border-left="0.05pt solid #000000" fo:border-right="none" fo:border-top="none" fo:border-bottom="0.05pt solid #000000"/>
    </style:style>
    <style:style style:name="Tabla13.B82" style:family="table-cell">
      <style:table-cell-properties style:vertical-align="middle" fo:padding="0.049cm" fo:border-left="0.05pt solid #000000" fo:border-right="none" fo:border-top="none" fo:border-bottom="0.05pt solid #000000"/>
    </style:style>
    <style:style style:name="Tabla13.C82" style:family="table-cell">
      <style:table-cell-properties style:vertical-align="middle" fo:padding="0.049cm" fo:border-left="0.05pt solid #000000" fo:border-right="none" fo:border-top="none" fo:border-bottom="0.05pt solid #000000"/>
    </style:style>
    <style:style style:name="Tabla13.D8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8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2" style:family="table-cell">
      <style:table-cell-properties style:vertical-align="middle" fo:padding="0.049cm" fo:border-left="0.05pt solid #000000" fo:border-right="none" fo:border-top="none" fo:border-bottom="0.05pt solid #000000"/>
    </style:style>
    <style:style style:name="Tabla13.K82" style:family="table-cell">
      <style:table-cell-properties style:vertical-align="middle" fo:padding="0.049cm" fo:border-left="0.05pt solid #000000" fo:border-right="none" fo:border-top="none" fo:border-bottom="0.05pt solid #000000"/>
    </style:style>
    <style:style style:name="Tabla13.L82" style:family="table-cell">
      <style:table-cell-properties style:vertical-align="middle" fo:padding="0.049cm" fo:border-left="0.05pt solid #000000" fo:border-right="0.05pt solid #000000" fo:border-top="none" fo:border-bottom="0.05pt solid #000000"/>
    </style:style>
    <style:style style:name="Tabla13.A83" style:family="table-cell">
      <style:table-cell-properties style:vertical-align="middle" fo:padding="0.049cm" fo:border-left="0.05pt solid #000000" fo:border-right="none" fo:border-top="none" fo:border-bottom="0.05pt solid #000000"/>
    </style:style>
    <style:style style:name="Tabla13.B83" style:family="table-cell">
      <style:table-cell-properties style:vertical-align="middle" fo:padding="0.049cm" fo:border-left="0.05pt solid #000000" fo:border-right="none" fo:border-top="none" fo:border-bottom="0.05pt solid #000000"/>
    </style:style>
    <style:style style:name="Tabla13.C83" style:family="table-cell">
      <style:table-cell-properties style:vertical-align="middle" fo:padding="0.049cm" fo:border-left="0.05pt solid #000000" fo:border-right="none" fo:border-top="none" fo:border-bottom="0.05pt solid #000000"/>
    </style:style>
    <style:style style:name="Tabla13.D8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8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3" style:family="table-cell">
      <style:table-cell-properties style:vertical-align="middle" fo:padding="0.049cm" fo:border-left="0.05pt solid #000000" fo:border-right="none" fo:border-top="none" fo:border-bottom="0.05pt solid #000000"/>
    </style:style>
    <style:style style:name="Tabla13.K83" style:family="table-cell">
      <style:table-cell-properties style:vertical-align="middle" fo:padding="0.049cm" fo:border-left="0.05pt solid #000000" fo:border-right="none" fo:border-top="none" fo:border-bottom="0.05pt solid #000000"/>
    </style:style>
    <style:style style:name="Tabla13.L83" style:family="table-cell">
      <style:table-cell-properties style:vertical-align="middle" fo:padding="0.049cm" fo:border-left="0.05pt solid #000000" fo:border-right="0.05pt solid #000000" fo:border-top="none" fo:border-bottom="0.05pt solid #000000"/>
    </style:style>
    <style:style style:name="Tabla13.A84" style:family="table-cell">
      <style:table-cell-properties style:vertical-align="middle" fo:padding="0.049cm" fo:border-left="0.05pt solid #000000" fo:border-right="none" fo:border-top="none" fo:border-bottom="0.05pt solid #000000"/>
    </style:style>
    <style:style style:name="Tabla13.B84" style:family="table-cell">
      <style:table-cell-properties style:vertical-align="middle" fo:padding="0.049cm" fo:border-left="0.05pt solid #000000" fo:border-right="none" fo:border-top="none" fo:border-bottom="0.05pt solid #000000"/>
    </style:style>
    <style:style style:name="Tabla13.C84" style:family="table-cell">
      <style:table-cell-properties style:vertical-align="middle" fo:padding="0.049cm" fo:border-left="0.05pt solid #000000" fo:border-right="none" fo:border-top="none" fo:border-bottom="0.05pt solid #000000"/>
    </style:style>
    <style:style style:name="Tabla13.D8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8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4" style:family="table-cell">
      <style:table-cell-properties style:vertical-align="middle" fo:padding="0.049cm" fo:border-left="0.05pt solid #000000" fo:border-right="none" fo:border-top="none" fo:border-bottom="0.05pt solid #000000"/>
    </style:style>
    <style:style style:name="Tabla13.K84" style:family="table-cell">
      <style:table-cell-properties style:vertical-align="middle" fo:padding="0.049cm" fo:border-left="0.05pt solid #000000" fo:border-right="none" fo:border-top="none" fo:border-bottom="0.05pt solid #000000"/>
    </style:style>
    <style:style style:name="Tabla13.L84" style:family="table-cell">
      <style:table-cell-properties style:vertical-align="middle" fo:padding="0.049cm" fo:border-left="0.05pt solid #000000" fo:border-right="0.05pt solid #000000" fo:border-top="none" fo:border-bottom="0.05pt solid #000000"/>
    </style:style>
    <style:style style:name="Tabla13.A85" style:family="table-cell">
      <style:table-cell-properties style:vertical-align="middle" fo:padding="0.049cm" fo:border-left="0.05pt solid #000000" fo:border-right="none" fo:border-top="none" fo:border-bottom="0.05pt solid #000000"/>
    </style:style>
    <style:style style:name="Tabla13.B85" style:family="table-cell">
      <style:table-cell-properties style:vertical-align="middle" fo:padding="0.049cm" fo:border-left="0.05pt solid #000000" fo:border-right="none" fo:border-top="none" fo:border-bottom="0.05pt solid #000000"/>
    </style:style>
    <style:style style:name="Tabla13.C85" style:family="table-cell">
      <style:table-cell-properties style:vertical-align="middle" fo:padding="0.049cm" fo:border-left="0.05pt solid #000000" fo:border-right="none" fo:border-top="none" fo:border-bottom="0.05pt solid #000000"/>
    </style:style>
    <style:style style:name="Tabla13.D8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8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5" style:family="table-cell">
      <style:table-cell-properties style:vertical-align="middle" fo:padding="0.049cm" fo:border-left="0.05pt solid #000000" fo:border-right="none" fo:border-top="none" fo:border-bottom="0.05pt solid #000000"/>
    </style:style>
    <style:style style:name="Tabla13.K85" style:family="table-cell">
      <style:table-cell-properties style:vertical-align="middle" fo:padding="0.049cm" fo:border-left="0.05pt solid #000000" fo:border-right="none" fo:border-top="none" fo:border-bottom="0.05pt solid #000000"/>
    </style:style>
    <style:style style:name="Tabla13.L85" style:family="table-cell">
      <style:table-cell-properties style:vertical-align="middle" fo:padding="0.049cm" fo:border-left="0.05pt solid #000000" fo:border-right="0.05pt solid #000000" fo:border-top="none" fo:border-bottom="0.05pt solid #000000"/>
    </style:style>
    <style:style style:name="Tabla13.A86" style:family="table-cell">
      <style:table-cell-properties style:vertical-align="middle" fo:padding="0.049cm" fo:border-left="0.05pt solid #000000" fo:border-right="none" fo:border-top="none" fo:border-bottom="0.05pt solid #000000"/>
    </style:style>
    <style:style style:name="Tabla13.B86" style:family="table-cell">
      <style:table-cell-properties style:vertical-align="middle" fo:padding="0.049cm" fo:border-left="0.05pt solid #000000" fo:border-right="none" fo:border-top="none" fo:border-bottom="0.05pt solid #000000"/>
    </style:style>
    <style:style style:name="Tabla13.C86" style:family="table-cell">
      <style:table-cell-properties style:vertical-align="middle" fo:padding="0.049cm" fo:border-left="0.05pt solid #000000" fo:border-right="none" fo:border-top="none" fo:border-bottom="0.05pt solid #000000"/>
    </style:style>
    <style:style style:name="Tabla13.D8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8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6" style:family="table-cell">
      <style:table-cell-properties style:vertical-align="middle" fo:padding="0.049cm" fo:border-left="0.05pt solid #000000" fo:border-right="none" fo:border-top="none" fo:border-bottom="0.05pt solid #000000"/>
    </style:style>
    <style:style style:name="Tabla13.K86" style:family="table-cell">
      <style:table-cell-properties style:vertical-align="middle" fo:padding="0.049cm" fo:border-left="0.05pt solid #000000" fo:border-right="none" fo:border-top="none" fo:border-bottom="0.05pt solid #000000"/>
    </style:style>
    <style:style style:name="Tabla13.L86" style:family="table-cell">
      <style:table-cell-properties style:vertical-align="middle" fo:padding="0.049cm" fo:border-left="0.05pt solid #000000" fo:border-right="0.05pt solid #000000" fo:border-top="none" fo:border-bottom="0.05pt solid #000000"/>
    </style:style>
    <style:style style:name="Tabla13.A87" style:family="table-cell">
      <style:table-cell-properties style:vertical-align="middle" fo:padding="0.049cm" fo:border-left="0.05pt solid #000000" fo:border-right="none" fo:border-top="none" fo:border-bottom="0.05pt solid #000000"/>
    </style:style>
    <style:style style:name="Tabla13.B87" style:family="table-cell">
      <style:table-cell-properties style:vertical-align="middle" fo:padding="0.049cm" fo:border-left="0.05pt solid #000000" fo:border-right="none" fo:border-top="none" fo:border-bottom="0.05pt solid #000000"/>
    </style:style>
    <style:style style:name="Tabla13.C87" style:family="table-cell">
      <style:table-cell-properties style:vertical-align="middle" fo:padding="0.049cm" fo:border-left="0.05pt solid #000000" fo:border-right="none" fo:border-top="none" fo:border-bottom="0.05pt solid #000000"/>
    </style:style>
    <style:style style:name="Tabla13.D8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8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7" style:family="table-cell">
      <style:table-cell-properties style:vertical-align="middle" fo:padding="0.049cm" fo:border-left="0.05pt solid #000000" fo:border-right="none" fo:border-top="none" fo:border-bottom="0.05pt solid #000000"/>
    </style:style>
    <style:style style:name="Tabla13.K87" style:family="table-cell">
      <style:table-cell-properties style:vertical-align="middle" fo:padding="0.049cm" fo:border-left="0.05pt solid #000000" fo:border-right="none" fo:border-top="none" fo:border-bottom="0.05pt solid #000000"/>
    </style:style>
    <style:style style:name="Tabla13.L87" style:family="table-cell">
      <style:table-cell-properties style:vertical-align="middle" fo:padding="0.049cm" fo:border-left="0.05pt solid #000000" fo:border-right="0.05pt solid #000000" fo:border-top="none" fo:border-bottom="0.05pt solid #000000"/>
    </style:style>
    <style:style style:name="Tabla13.A88" style:family="table-cell">
      <style:table-cell-properties style:vertical-align="middle" fo:padding="0.049cm" fo:border-left="0.05pt solid #000000" fo:border-right="none" fo:border-top="none" fo:border-bottom="0.05pt solid #000000"/>
    </style:style>
    <style:style style:name="Tabla13.B88" style:family="table-cell">
      <style:table-cell-properties style:vertical-align="middle" fo:padding="0.049cm" fo:border-left="0.05pt solid #000000" fo:border-right="none" fo:border-top="none" fo:border-bottom="0.05pt solid #000000"/>
    </style:style>
    <style:style style:name="Tabla13.C88" style:family="table-cell">
      <style:table-cell-properties style:vertical-align="middle" fo:padding="0.049cm" fo:border-left="0.05pt solid #000000" fo:border-right="none" fo:border-top="none" fo:border-bottom="0.05pt solid #000000"/>
    </style:style>
    <style:style style:name="Tabla13.D8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8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8" style:family="table-cell">
      <style:table-cell-properties style:vertical-align="middle" fo:padding="0.049cm" fo:border-left="0.05pt solid #000000" fo:border-right="none" fo:border-top="none" fo:border-bottom="0.05pt solid #000000"/>
    </style:style>
    <style:style style:name="Tabla13.K88" style:family="table-cell" style:data-style-name="N0">
      <style:table-cell-properties style:vertical-align="middle" fo:padding="0.049cm" fo:border-left="0.05pt solid #000000" fo:border-right="none" fo:border-top="none" fo:border-bottom="0.05pt solid #000000"/>
    </style:style>
    <style:style style:name="Tabla13.L88" style:family="table-cell">
      <style:table-cell-properties style:vertical-align="middle" fo:padding="0.049cm" fo:border-left="0.05pt solid #000000" fo:border-right="0.05pt solid #000000" fo:border-top="none" fo:border-bottom="0.05pt solid #000000"/>
    </style:style>
    <style:style style:name="Tabla13.A89" style:family="table-cell">
      <style:table-cell-properties style:vertical-align="middle" fo:padding="0.049cm" fo:border-left="0.05pt solid #000000" fo:border-right="none" fo:border-top="none" fo:border-bottom="0.05pt solid #000000"/>
    </style:style>
    <style:style style:name="Tabla13.B89" style:family="table-cell">
      <style:table-cell-properties style:vertical-align="middle" fo:padding="0.049cm" fo:border-left="0.05pt solid #000000" fo:border-right="none" fo:border-top="none" fo:border-bottom="0.05pt solid #000000"/>
    </style:style>
    <style:style style:name="Tabla13.C89" style:family="table-cell">
      <style:table-cell-properties style:vertical-align="middle" fo:padding="0.049cm" fo:border-left="0.05pt solid #000000" fo:border-right="none" fo:border-top="none" fo:border-bottom="0.05pt solid #000000"/>
    </style:style>
    <style:style style:name="Tabla13.D89"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89"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8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8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8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8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89" style:family="table-cell">
      <style:table-cell-properties style:vertical-align="middle" fo:padding="0.049cm" fo:border-left="0.05pt solid #000000" fo:border-right="none" fo:border-top="none" fo:border-bottom="0.05pt solid #000000"/>
    </style:style>
    <style:style style:name="Tabla13.K89" style:family="table-cell">
      <style:table-cell-properties style:vertical-align="middle" fo:padding="0.049cm" fo:border-left="0.05pt solid #000000" fo:border-right="none" fo:border-top="none" fo:border-bottom="0.05pt solid #000000"/>
    </style:style>
    <style:style style:name="Tabla13.L89" style:family="table-cell">
      <style:table-cell-properties style:vertical-align="middle" fo:padding="0.049cm" fo:border-left="0.05pt solid #000000" fo:border-right="0.05pt solid #000000" fo:border-top="none" fo:border-bottom="0.05pt solid #000000"/>
    </style:style>
    <style:style style:name="Tabla13.A90" style:family="table-cell">
      <style:table-cell-properties style:vertical-align="middle" fo:padding="0.049cm" fo:border-left="0.05pt solid #000000" fo:border-right="none" fo:border-top="none" fo:border-bottom="0.05pt solid #000000"/>
    </style:style>
    <style:style style:name="Tabla13.B90" style:family="table-cell">
      <style:table-cell-properties style:vertical-align="middle" fo:padding="0.049cm" fo:border-left="0.05pt solid #000000" fo:border-right="none" fo:border-top="none" fo:border-bottom="0.05pt solid #000000"/>
    </style:style>
    <style:style style:name="Tabla13.C90" style:family="table-cell">
      <style:table-cell-properties style:vertical-align="middle" fo:padding="0.049cm" fo:border-left="0.05pt solid #000000" fo:border-right="none" fo:border-top="none" fo:border-bottom="0.05pt solid #000000"/>
    </style:style>
    <style:style style:name="Tabla13.D9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9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0" style:family="table-cell">
      <style:table-cell-properties style:vertical-align="middle" fo:padding="0.049cm" fo:border-left="0.05pt solid #000000" fo:border-right="none" fo:border-top="none" fo:border-bottom="0.05pt solid #000000"/>
    </style:style>
    <style:style style:name="Tabla13.K90" style:family="table-cell">
      <style:table-cell-properties style:vertical-align="middle" fo:padding="0.049cm" fo:border-left="0.05pt solid #000000" fo:border-right="none" fo:border-top="none" fo:border-bottom="0.05pt solid #000000"/>
    </style:style>
    <style:style style:name="Tabla13.L90" style:family="table-cell">
      <style:table-cell-properties style:vertical-align="middle" fo:padding="0.049cm" fo:border-left="0.05pt solid #000000" fo:border-right="0.05pt solid #000000" fo:border-top="none" fo:border-bottom="0.05pt solid #000000"/>
    </style:style>
    <style:style style:name="Tabla13.A91" style:family="table-cell">
      <style:table-cell-properties style:vertical-align="middle" fo:padding="0.049cm" fo:border-left="0.05pt solid #000000" fo:border-right="none" fo:border-top="none" fo:border-bottom="0.05pt solid #000000"/>
    </style:style>
    <style:style style:name="Tabla13.B91" style:family="table-cell">
      <style:table-cell-properties style:vertical-align="middle" fo:padding="0.049cm" fo:border-left="0.05pt solid #000000" fo:border-right="none" fo:border-top="none" fo:border-bottom="0.05pt solid #000000"/>
    </style:style>
    <style:style style:name="Tabla13.C91" style:family="table-cell">
      <style:table-cell-properties style:vertical-align="middle" fo:padding="0.049cm" fo:border-left="0.05pt solid #000000" fo:border-right="none" fo:border-top="none" fo:border-bottom="0.05pt solid #000000"/>
    </style:style>
    <style:style style:name="Tabla13.D9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9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1" style:family="table-cell">
      <style:table-cell-properties style:vertical-align="middle" fo:padding="0.049cm" fo:border-left="0.05pt solid #000000" fo:border-right="none" fo:border-top="none" fo:border-bottom="0.05pt solid #000000"/>
    </style:style>
    <style:style style:name="Tabla13.K91" style:family="table-cell">
      <style:table-cell-properties style:vertical-align="middle" fo:padding="0.049cm" fo:border-left="0.05pt solid #000000" fo:border-right="none" fo:border-top="none" fo:border-bottom="0.05pt solid #000000"/>
    </style:style>
    <style:style style:name="Tabla13.L91" style:family="table-cell">
      <style:table-cell-properties style:vertical-align="middle" fo:padding="0.049cm" fo:border-left="0.05pt solid #000000" fo:border-right="0.05pt solid #000000" fo:border-top="none" fo:border-bottom="0.05pt solid #000000"/>
    </style:style>
    <style:style style:name="Tabla13.A92" style:family="table-cell">
      <style:table-cell-properties style:vertical-align="middle" fo:padding="0.049cm" fo:border-left="0.05pt solid #000000" fo:border-right="none" fo:border-top="none" fo:border-bottom="0.05pt solid #000000"/>
    </style:style>
    <style:style style:name="Tabla13.B92" style:family="table-cell">
      <style:table-cell-properties style:vertical-align="middle" fo:padding="0.049cm" fo:border-left="0.05pt solid #000000" fo:border-right="none" fo:border-top="none" fo:border-bottom="0.05pt solid #000000"/>
    </style:style>
    <style:style style:name="Tabla13.C92" style:family="table-cell">
      <style:table-cell-properties style:vertical-align="middle" fo:padding="0.049cm" fo:border-left="0.05pt solid #000000" fo:border-right="none" fo:border-top="none" fo:border-bottom="0.05pt solid #000000"/>
    </style:style>
    <style:style style:name="Tabla13.D9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9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2" style:family="table-cell">
      <style:table-cell-properties style:vertical-align="middle" fo:padding="0.049cm" fo:border-left="0.05pt solid #000000" fo:border-right="none" fo:border-top="none" fo:border-bottom="0.05pt solid #000000"/>
    </style:style>
    <style:style style:name="Tabla13.K92" style:family="table-cell" style:data-style-name="N0">
      <style:table-cell-properties style:vertical-align="middle" fo:padding="0.049cm" fo:border-left="0.05pt solid #000000" fo:border-right="none" fo:border-top="none" fo:border-bottom="0.05pt solid #000000"/>
    </style:style>
    <style:style style:name="Tabla13.L92" style:family="table-cell">
      <style:table-cell-properties style:vertical-align="middle" fo:padding="0.049cm" fo:border-left="0.05pt solid #000000" fo:border-right="0.05pt solid #000000" fo:border-top="none" fo:border-bottom="0.05pt solid #000000"/>
    </style:style>
    <style:style style:name="Tabla13.A93" style:family="table-cell">
      <style:table-cell-properties style:vertical-align="middle" fo:padding="0.049cm" fo:border-left="0.05pt solid #000000" fo:border-right="none" fo:border-top="none" fo:border-bottom="0.05pt solid #000000"/>
    </style:style>
    <style:style style:name="Tabla13.B93" style:family="table-cell">
      <style:table-cell-properties style:vertical-align="middle" fo:padding="0.049cm" fo:border-left="0.05pt solid #000000" fo:border-right="none" fo:border-top="none" fo:border-bottom="0.05pt solid #000000"/>
    </style:style>
    <style:style style:name="Tabla13.C93" style:family="table-cell">
      <style:table-cell-properties style:vertical-align="middle" fo:padding="0.049cm" fo:border-left="0.05pt solid #000000" fo:border-right="none" fo:border-top="none" fo:border-bottom="0.05pt solid #000000"/>
    </style:style>
    <style:style style:name="Tabla13.D9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9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3" style:family="table-cell">
      <style:table-cell-properties style:vertical-align="middle" fo:padding="0.049cm" fo:border-left="0.05pt solid #000000" fo:border-right="none" fo:border-top="none" fo:border-bottom="0.05pt solid #000000"/>
    </style:style>
    <style:style style:name="Tabla13.K93" style:family="table-cell" style:data-style-name="N0">
      <style:table-cell-properties style:vertical-align="middle" fo:padding="0.049cm" fo:border-left="0.05pt solid #000000" fo:border-right="none" fo:border-top="none" fo:border-bottom="0.05pt solid #000000"/>
    </style:style>
    <style:style style:name="Tabla13.L93" style:family="table-cell">
      <style:table-cell-properties style:vertical-align="middle" fo:padding="0.049cm" fo:border-left="0.05pt solid #000000" fo:border-right="0.05pt solid #000000" fo:border-top="none" fo:border-bottom="0.05pt solid #000000"/>
    </style:style>
    <style:style style:name="Tabla13.A94" style:family="table-cell">
      <style:table-cell-properties style:vertical-align="middle" fo:padding="0.049cm" fo:border-left="0.05pt solid #000000" fo:border-right="none" fo:border-top="none" fo:border-bottom="0.05pt solid #000000"/>
    </style:style>
    <style:style style:name="Tabla13.B94" style:family="table-cell">
      <style:table-cell-properties style:vertical-align="middle" fo:padding="0.049cm" fo:border-left="0.05pt solid #000000" fo:border-right="none" fo:border-top="none" fo:border-bottom="0.05pt solid #000000"/>
    </style:style>
    <style:style style:name="Tabla13.C94" style:family="table-cell">
      <style:table-cell-properties style:vertical-align="middle" fo:padding="0.049cm" fo:border-left="0.05pt solid #000000" fo:border-right="none" fo:border-top="none" fo:border-bottom="0.05pt solid #000000"/>
    </style:style>
    <style:style style:name="Tabla13.D9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9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4" style:family="table-cell">
      <style:table-cell-properties style:vertical-align="middle" fo:padding="0.049cm" fo:border-left="0.05pt solid #000000" fo:border-right="none" fo:border-top="none" fo:border-bottom="0.05pt solid #000000"/>
    </style:style>
    <style:style style:name="Tabla13.K94" style:family="table-cell" style:data-style-name="N0">
      <style:table-cell-properties style:vertical-align="middle" fo:padding="0.049cm" fo:border-left="0.05pt solid #000000" fo:border-right="none" fo:border-top="none" fo:border-bottom="0.05pt solid #000000"/>
    </style:style>
    <style:style style:name="Tabla13.L94" style:family="table-cell">
      <style:table-cell-properties style:vertical-align="middle" fo:padding="0.049cm" fo:border-left="0.05pt solid #000000" fo:border-right="0.05pt solid #000000" fo:border-top="none" fo:border-bottom="0.05pt solid #000000"/>
    </style:style>
    <style:style style:name="Tabla13.A95" style:family="table-cell">
      <style:table-cell-properties style:vertical-align="middle" fo:padding="0.049cm" fo:border-left="0.05pt solid #000000" fo:border-right="none" fo:border-top="none" fo:border-bottom="0.05pt solid #000000"/>
    </style:style>
    <style:style style:name="Tabla13.B95" style:family="table-cell">
      <style:table-cell-properties style:vertical-align="middle" fo:padding="0.049cm" fo:border-left="0.05pt solid #000000" fo:border-right="none" fo:border-top="none" fo:border-bottom="0.05pt solid #000000"/>
    </style:style>
    <style:style style:name="Tabla13.C95" style:family="table-cell">
      <style:table-cell-properties style:vertical-align="middle" fo:padding="0.049cm" fo:border-left="0.05pt solid #000000" fo:border-right="none" fo:border-top="none" fo:border-bottom="0.05pt solid #000000"/>
    </style:style>
    <style:style style:name="Tabla13.D9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9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5" style:family="table-cell">
      <style:table-cell-properties style:vertical-align="middle" fo:padding="0.049cm" fo:border-left="0.05pt solid #000000" fo:border-right="none" fo:border-top="none" fo:border-bottom="0.05pt solid #000000"/>
    </style:style>
    <style:style style:name="Tabla13.K95" style:family="table-cell" style:data-style-name="N0">
      <style:table-cell-properties style:vertical-align="middle" fo:padding="0.049cm" fo:border-left="0.05pt solid #000000" fo:border-right="none" fo:border-top="none" fo:border-bottom="0.05pt solid #000000"/>
    </style:style>
    <style:style style:name="Tabla13.L95" style:family="table-cell">
      <style:table-cell-properties style:vertical-align="middle" fo:padding="0.049cm" fo:border-left="0.05pt solid #000000" fo:border-right="0.05pt solid #000000" fo:border-top="none" fo:border-bottom="0.05pt solid #000000"/>
    </style:style>
    <style:style style:name="Tabla13.A96" style:family="table-cell">
      <style:table-cell-properties style:vertical-align="middle" fo:padding="0.049cm" fo:border-left="0.05pt solid #000000" fo:border-right="none" fo:border-top="none" fo:border-bottom="0.05pt solid #000000"/>
    </style:style>
    <style:style style:name="Tabla13.B96" style:family="table-cell">
      <style:table-cell-properties style:vertical-align="middle" fo:padding="0.049cm" fo:border-left="0.05pt solid #000000" fo:border-right="none" fo:border-top="none" fo:border-bottom="0.05pt solid #000000"/>
    </style:style>
    <style:style style:name="Tabla13.C96" style:family="table-cell">
      <style:table-cell-properties style:vertical-align="middle" fo:padding="0.049cm" fo:border-left="0.05pt solid #000000" fo:border-right="none" fo:border-top="none" fo:border-bottom="0.05pt solid #000000"/>
    </style:style>
    <style:style style:name="Tabla13.D9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9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6" style:family="table-cell">
      <style:table-cell-properties style:vertical-align="middle" fo:padding="0.049cm" fo:border-left="0.05pt solid #000000" fo:border-right="none" fo:border-top="none" fo:border-bottom="0.05pt solid #000000"/>
    </style:style>
    <style:style style:name="Tabla13.K96" style:family="table-cell" style:data-style-name="N0">
      <style:table-cell-properties style:vertical-align="middle" fo:padding="0.049cm" fo:border-left="0.05pt solid #000000" fo:border-right="none" fo:border-top="none" fo:border-bottom="0.05pt solid #000000"/>
    </style:style>
    <style:style style:name="Tabla13.L96" style:family="table-cell">
      <style:table-cell-properties style:vertical-align="middle" fo:padding="0.049cm" fo:border-left="0.05pt solid #000000" fo:border-right="0.05pt solid #000000" fo:border-top="none" fo:border-bottom="0.05pt solid #000000"/>
    </style:style>
    <style:style style:name="Tabla13.A97" style:family="table-cell">
      <style:table-cell-properties style:vertical-align="middle" fo:padding="0.049cm" fo:border-left="0.05pt solid #000000" fo:border-right="none" fo:border-top="none" fo:border-bottom="0.05pt solid #000000"/>
    </style:style>
    <style:style style:name="Tabla13.B97" style:family="table-cell">
      <style:table-cell-properties style:vertical-align="middle" fo:padding="0.049cm" fo:border-left="0.05pt solid #000000" fo:border-right="none" fo:border-top="none" fo:border-bottom="0.05pt solid #000000"/>
    </style:style>
    <style:style style:name="Tabla13.C97" style:family="table-cell">
      <style:table-cell-properties style:vertical-align="middle" fo:padding="0.049cm" fo:border-left="0.05pt solid #000000" fo:border-right="none" fo:border-top="none" fo:border-bottom="0.05pt solid #000000"/>
    </style:style>
    <style:style style:name="Tabla13.D9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9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7" style:family="table-cell">
      <style:table-cell-properties style:vertical-align="middle" fo:padding="0.049cm" fo:border-left="0.05pt solid #000000" fo:border-right="none" fo:border-top="none" fo:border-bottom="0.05pt solid #000000"/>
    </style:style>
    <style:style style:name="Tabla13.K97" style:family="table-cell" style:data-style-name="N0">
      <style:table-cell-properties style:vertical-align="middle" fo:padding="0.049cm" fo:border-left="0.05pt solid #000000" fo:border-right="none" fo:border-top="none" fo:border-bottom="0.05pt solid #000000"/>
    </style:style>
    <style:style style:name="Tabla13.L97" style:family="table-cell">
      <style:table-cell-properties style:vertical-align="middle" fo:padding="0.049cm" fo:border-left="0.05pt solid #000000" fo:border-right="0.05pt solid #000000" fo:border-top="none" fo:border-bottom="0.05pt solid #000000"/>
    </style:style>
    <style:style style:name="Tabla13.A98" style:family="table-cell">
      <style:table-cell-properties style:vertical-align="middle" fo:padding="0.049cm" fo:border-left="0.05pt solid #000000" fo:border-right="none" fo:border-top="none" fo:border-bottom="0.05pt solid #000000"/>
    </style:style>
    <style:style style:name="Tabla13.B98" style:family="table-cell">
      <style:table-cell-properties style:vertical-align="middle" fo:padding="0.049cm" fo:border-left="0.05pt solid #000000" fo:border-right="none" fo:border-top="none" fo:border-bottom="0.05pt solid #000000"/>
    </style:style>
    <style:style style:name="Tabla13.C98" style:family="table-cell">
      <style:table-cell-properties style:vertical-align="middle" fo:padding="0.049cm" fo:border-left="0.05pt solid #000000" fo:border-right="none" fo:border-top="none" fo:border-bottom="0.05pt solid #000000"/>
    </style:style>
    <style:style style:name="Tabla13.D9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9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8" style:family="table-cell" style:data-style-name="N0">
      <style:table-cell-properties style:vertical-align="middle" fo:padding="0.049cm" fo:border-left="0.05pt solid #000000" fo:border-right="none" fo:border-top="none" fo:border-bottom="0.05pt solid #000000"/>
    </style:style>
    <style:style style:name="Tabla13.K98" style:family="table-cell">
      <style:table-cell-properties style:vertical-align="middle" fo:padding="0.049cm" fo:border-left="0.05pt solid #000000" fo:border-right="none" fo:border-top="none" fo:border-bottom="0.05pt solid #000000"/>
    </style:style>
    <style:style style:name="Tabla13.L98" style:family="table-cell">
      <style:table-cell-properties style:vertical-align="middle" fo:padding="0.049cm" fo:border-left="0.05pt solid #000000" fo:border-right="0.05pt solid #000000" fo:border-top="none" fo:border-bottom="0.05pt solid #000000"/>
    </style:style>
    <style:style style:name="Tabla13.A99" style:family="table-cell">
      <style:table-cell-properties style:vertical-align="middle" fo:padding="0.049cm" fo:border-left="0.05pt solid #000000" fo:border-right="none" fo:border-top="none" fo:border-bottom="0.05pt solid #000000"/>
    </style:style>
    <style:style style:name="Tabla13.B99" style:family="table-cell">
      <style:table-cell-properties style:vertical-align="middle" fo:padding="0.049cm" fo:border-left="0.05pt solid #000000" fo:border-right="none" fo:border-top="none" fo:border-bottom="0.05pt solid #000000"/>
    </style:style>
    <style:style style:name="Tabla13.C99" style:family="table-cell">
      <style:table-cell-properties style:vertical-align="middle" fo:padding="0.049cm" fo:border-left="0.05pt solid #000000" fo:border-right="none" fo:border-top="none" fo:border-bottom="0.05pt solid #000000"/>
    </style:style>
    <style:style style:name="Tabla13.D99"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99"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9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9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9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9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99" style:family="table-cell" style:data-style-name="N0">
      <style:table-cell-properties style:vertical-align="middle" fo:padding="0.049cm" fo:border-left="0.05pt solid #000000" fo:border-right="none" fo:border-top="none" fo:border-bottom="0.05pt solid #000000"/>
    </style:style>
    <style:style style:name="Tabla13.K99" style:family="table-cell">
      <style:table-cell-properties style:vertical-align="middle" fo:padding="0.049cm" fo:border-left="0.05pt solid #000000" fo:border-right="none" fo:border-top="none" fo:border-bottom="0.05pt solid #000000"/>
    </style:style>
    <style:style style:name="Tabla13.L99" style:family="table-cell">
      <style:table-cell-properties style:vertical-align="middle" fo:padding="0.049cm" fo:border-left="0.05pt solid #000000" fo:border-right="0.05pt solid #000000" fo:border-top="none" fo:border-bottom="0.05pt solid #000000"/>
    </style:style>
    <style:style style:name="Tabla13.A100" style:family="table-cell">
      <style:table-cell-properties style:vertical-align="middle" fo:padding="0.049cm" fo:border-left="0.05pt solid #000000" fo:border-right="none" fo:border-top="none" fo:border-bottom="0.05pt solid #000000"/>
    </style:style>
    <style:style style:name="Tabla13.B100" style:family="table-cell">
      <style:table-cell-properties style:vertical-align="middle" fo:padding="0.049cm" fo:border-left="0.05pt solid #000000" fo:border-right="none" fo:border-top="none" fo:border-bottom="0.05pt solid #000000"/>
    </style:style>
    <style:style style:name="Tabla13.C100" style:family="table-cell">
      <style:table-cell-properties style:vertical-align="middle" fo:padding="0.049cm" fo:border-left="0.05pt solid #000000" fo:border-right="none" fo:border-top="none" fo:border-bottom="0.05pt solid #000000"/>
    </style:style>
    <style:style style:name="Tabla13.D10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0" style:family="table-cell">
      <style:table-cell-properties style:vertical-align="middle" fo:padding="0.049cm" fo:border-left="0.05pt solid #000000" fo:border-right="none" fo:border-top="none" fo:border-bottom="0.05pt solid #000000"/>
    </style:style>
    <style:style style:name="Tabla13.K100" style:family="table-cell" style:data-style-name="N0">
      <style:table-cell-properties style:vertical-align="middle" fo:padding="0.049cm" fo:border-left="0.05pt solid #000000" fo:border-right="none" fo:border-top="none" fo:border-bottom="0.05pt solid #000000"/>
    </style:style>
    <style:style style:name="Tabla13.L100" style:family="table-cell">
      <style:table-cell-properties style:vertical-align="middle" fo:padding="0.049cm" fo:border-left="0.05pt solid #000000" fo:border-right="0.05pt solid #000000" fo:border-top="none" fo:border-bottom="0.05pt solid #000000"/>
    </style:style>
    <style:style style:name="Tabla13.A101" style:family="table-cell">
      <style:table-cell-properties style:vertical-align="middle" fo:padding="0.049cm" fo:border-left="0.05pt solid #000000" fo:border-right="none" fo:border-top="none" fo:border-bottom="0.05pt solid #000000"/>
    </style:style>
    <style:style style:name="Tabla13.B101" style:family="table-cell">
      <style:table-cell-properties style:vertical-align="middle" fo:padding="0.049cm" fo:border-left="0.05pt solid #000000" fo:border-right="none" fo:border-top="none" fo:border-bottom="0.05pt solid #000000"/>
    </style:style>
    <style:style style:name="Tabla13.C101" style:family="table-cell">
      <style:table-cell-properties style:vertical-align="middle" fo:padding="0.049cm" fo:border-left="0.05pt solid #000000" fo:border-right="none" fo:border-top="none" fo:border-bottom="0.05pt solid #000000"/>
    </style:style>
    <style:style style:name="Tabla13.D10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1" style:family="table-cell">
      <style:table-cell-properties style:vertical-align="middle" fo:padding="0.049cm" fo:border-left="0.05pt solid #000000" fo:border-right="none" fo:border-top="none" fo:border-bottom="0.05pt solid #000000"/>
    </style:style>
    <style:style style:name="Tabla13.K101" style:family="table-cell">
      <style:table-cell-properties style:vertical-align="middle" fo:padding="0.049cm" fo:border-left="0.05pt solid #000000" fo:border-right="none" fo:border-top="none" fo:border-bottom="0.05pt solid #000000"/>
    </style:style>
    <style:style style:name="Tabla13.L101" style:family="table-cell">
      <style:table-cell-properties style:vertical-align="middle" fo:padding="0.049cm" fo:border-left="0.05pt solid #000000" fo:border-right="0.05pt solid #000000" fo:border-top="none" fo:border-bottom="0.05pt solid #000000"/>
    </style:style>
    <style:style style:name="Tabla13.A102" style:family="table-cell">
      <style:table-cell-properties style:vertical-align="middle" fo:padding="0.049cm" fo:border-left="0.05pt solid #000000" fo:border-right="none" fo:border-top="none" fo:border-bottom="0.05pt solid #000000"/>
    </style:style>
    <style:style style:name="Tabla13.B102" style:family="table-cell">
      <style:table-cell-properties style:vertical-align="middle" fo:padding="0.049cm" fo:border-left="0.05pt solid #000000" fo:border-right="none" fo:border-top="none" fo:border-bottom="0.05pt solid #000000"/>
    </style:style>
    <style:style style:name="Tabla13.C102" style:family="table-cell">
      <style:table-cell-properties style:vertical-align="middle" fo:padding="0.049cm" fo:border-left="0.05pt solid #000000" fo:border-right="none" fo:border-top="none" fo:border-bottom="0.05pt solid #000000"/>
    </style:style>
    <style:style style:name="Tabla13.D10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2" style:family="table-cell">
      <style:table-cell-properties style:vertical-align="middle" fo:padding="0.049cm" fo:border-left="0.05pt solid #000000" fo:border-right="none" fo:border-top="none" fo:border-bottom="0.05pt solid #000000"/>
    </style:style>
    <style:style style:name="Tabla13.K102" style:family="table-cell">
      <style:table-cell-properties style:vertical-align="middle" fo:padding="0.049cm" fo:border-left="0.05pt solid #000000" fo:border-right="none" fo:border-top="none" fo:border-bottom="0.05pt solid #000000"/>
    </style:style>
    <style:style style:name="Tabla13.L102" style:family="table-cell">
      <style:table-cell-properties style:vertical-align="middle" fo:padding="0.049cm" fo:border-left="0.05pt solid #000000" fo:border-right="0.05pt solid #000000" fo:border-top="none" fo:border-bottom="0.05pt solid #000000"/>
    </style:style>
    <style:style style:name="Tabla13.A103" style:family="table-cell">
      <style:table-cell-properties style:vertical-align="middle" fo:padding="0.049cm" fo:border-left="0.05pt solid #000000" fo:border-right="none" fo:border-top="none" fo:border-bottom="0.05pt solid #000000"/>
    </style:style>
    <style:style style:name="Tabla13.B103" style:family="table-cell">
      <style:table-cell-properties style:vertical-align="middle" fo:padding="0.049cm" fo:border-left="0.05pt solid #000000" fo:border-right="none" fo:border-top="none" fo:border-bottom="0.05pt solid #000000"/>
    </style:style>
    <style:style style:name="Tabla13.C103" style:family="table-cell">
      <style:table-cell-properties style:vertical-align="middle" fo:padding="0.049cm" fo:border-left="0.05pt solid #000000" fo:border-right="none" fo:border-top="none" fo:border-bottom="0.05pt solid #000000"/>
    </style:style>
    <style:style style:name="Tabla13.D10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3" style:family="table-cell">
      <style:table-cell-properties style:vertical-align="middle" fo:padding="0.049cm" fo:border-left="0.05pt solid #000000" fo:border-right="none" fo:border-top="none" fo:border-bottom="0.05pt solid #000000"/>
    </style:style>
    <style:style style:name="Tabla13.K103" style:family="table-cell">
      <style:table-cell-properties style:vertical-align="middle" fo:padding="0.049cm" fo:border-left="0.05pt solid #000000" fo:border-right="none" fo:border-top="none" fo:border-bottom="0.05pt solid #000000"/>
    </style:style>
    <style:style style:name="Tabla13.L103" style:family="table-cell">
      <style:table-cell-properties style:vertical-align="middle" fo:padding="0.049cm" fo:border-left="0.05pt solid #000000" fo:border-right="0.05pt solid #000000" fo:border-top="none" fo:border-bottom="0.05pt solid #000000"/>
    </style:style>
    <style:style style:name="Tabla13.A104" style:family="table-cell">
      <style:table-cell-properties style:vertical-align="middle" fo:padding="0.049cm" fo:border-left="0.05pt solid #000000" fo:border-right="none" fo:border-top="none" fo:border-bottom="0.05pt solid #000000"/>
    </style:style>
    <style:style style:name="Tabla13.B104" style:family="table-cell">
      <style:table-cell-properties style:vertical-align="middle" fo:padding="0.049cm" fo:border-left="0.05pt solid #000000" fo:border-right="none" fo:border-top="none" fo:border-bottom="0.05pt solid #000000"/>
    </style:style>
    <style:style style:name="Tabla13.C104" style:family="table-cell">
      <style:table-cell-properties style:vertical-align="middle" fo:padding="0.049cm" fo:border-left="0.05pt solid #000000" fo:border-right="none" fo:border-top="none" fo:border-bottom="0.05pt solid #000000"/>
    </style:style>
    <style:style style:name="Tabla13.D10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4" style:family="table-cell">
      <style:table-cell-properties style:vertical-align="middle" fo:padding="0.049cm" fo:border-left="0.05pt solid #000000" fo:border-right="none" fo:border-top="none" fo:border-bottom="0.05pt solid #000000"/>
    </style:style>
    <style:style style:name="Tabla13.K104" style:family="table-cell" style:data-style-name="N0">
      <style:table-cell-properties style:vertical-align="middle" fo:padding="0.049cm" fo:border-left="0.05pt solid #000000" fo:border-right="none" fo:border-top="none" fo:border-bottom="0.05pt solid #000000"/>
    </style:style>
    <style:style style:name="Tabla13.L104" style:family="table-cell">
      <style:table-cell-properties style:vertical-align="middle" fo:padding="0.049cm" fo:border-left="0.05pt solid #000000" fo:border-right="0.05pt solid #000000" fo:border-top="none" fo:border-bottom="0.05pt solid #000000"/>
    </style:style>
    <style:style style:name="Tabla13.A105" style:family="table-cell">
      <style:table-cell-properties style:vertical-align="middle" fo:padding="0.049cm" fo:border-left="0.05pt solid #000000" fo:border-right="none" fo:border-top="none" fo:border-bottom="0.05pt solid #000000"/>
    </style:style>
    <style:style style:name="Tabla13.B105" style:family="table-cell">
      <style:table-cell-properties style:vertical-align="middle" fo:padding="0.049cm" fo:border-left="0.05pt solid #000000" fo:border-right="none" fo:border-top="none" fo:border-bottom="0.05pt solid #000000"/>
    </style:style>
    <style:style style:name="Tabla13.C105" style:family="table-cell">
      <style:table-cell-properties style:vertical-align="middle" fo:padding="0.049cm" fo:border-left="0.05pt solid #000000" fo:border-right="none" fo:border-top="none" fo:border-bottom="0.05pt solid #000000"/>
    </style:style>
    <style:style style:name="Tabla13.D10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5" style:family="table-cell">
      <style:table-cell-properties style:vertical-align="middle" fo:padding="0.049cm" fo:border-left="0.05pt solid #000000" fo:border-right="none" fo:border-top="none" fo:border-bottom="0.05pt solid #000000"/>
    </style:style>
    <style:style style:name="Tabla13.K105" style:family="table-cell" style:data-style-name="N0">
      <style:table-cell-properties style:vertical-align="middle" fo:padding="0.049cm" fo:border-left="0.05pt solid #000000" fo:border-right="none" fo:border-top="none" fo:border-bottom="0.05pt solid #000000"/>
    </style:style>
    <style:style style:name="Tabla13.L105" style:family="table-cell">
      <style:table-cell-properties style:vertical-align="middle" fo:padding="0.049cm" fo:border-left="0.05pt solid #000000" fo:border-right="0.05pt solid #000000" fo:border-top="none" fo:border-bottom="0.05pt solid #000000"/>
    </style:style>
    <style:style style:name="Tabla13.A106" style:family="table-cell">
      <style:table-cell-properties style:vertical-align="middle" fo:padding="0.049cm" fo:border-left="0.05pt solid #000000" fo:border-right="none" fo:border-top="none" fo:border-bottom="0.05pt solid #000000"/>
    </style:style>
    <style:style style:name="Tabla13.B106" style:family="table-cell">
      <style:table-cell-properties style:vertical-align="middle" fo:padding="0.049cm" fo:border-left="0.05pt solid #000000" fo:border-right="none" fo:border-top="none" fo:border-bottom="0.05pt solid #000000"/>
    </style:style>
    <style:style style:name="Tabla13.C106" style:family="table-cell">
      <style:table-cell-properties style:vertical-align="middle" fo:padding="0.049cm" fo:border-left="0.05pt solid #000000" fo:border-right="none" fo:border-top="none" fo:border-bottom="0.05pt solid #000000"/>
    </style:style>
    <style:style style:name="Tabla13.D10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6" style:family="table-cell" style:data-style-name="N0">
      <style:table-cell-properties style:vertical-align="middle" fo:padding="0.049cm" fo:border-left="0.05pt solid #000000" fo:border-right="none" fo:border-top="none" fo:border-bottom="0.05pt solid #000000"/>
    </style:style>
    <style:style style:name="Tabla13.K106" style:family="table-cell" style:data-style-name="N0">
      <style:table-cell-properties style:vertical-align="middle" fo:padding="0.049cm" fo:border-left="0.05pt solid #000000" fo:border-right="none" fo:border-top="none" fo:border-bottom="0.05pt solid #000000"/>
    </style:style>
    <style:style style:name="Tabla13.L106" style:family="table-cell">
      <style:table-cell-properties style:vertical-align="middle" fo:padding="0.049cm" fo:border-left="0.05pt solid #000000" fo:border-right="0.05pt solid #000000" fo:border-top="none" fo:border-bottom="0.05pt solid #000000"/>
    </style:style>
    <style:style style:name="Tabla13.A107" style:family="table-cell">
      <style:table-cell-properties style:vertical-align="middle" fo:padding="0.049cm" fo:border-left="0.05pt solid #000000" fo:border-right="none" fo:border-top="none" fo:border-bottom="0.05pt solid #000000"/>
    </style:style>
    <style:style style:name="Tabla13.B107" style:family="table-cell">
      <style:table-cell-properties style:vertical-align="middle" fo:padding="0.049cm" fo:border-left="0.05pt solid #000000" fo:border-right="none" fo:border-top="none" fo:border-bottom="0.05pt solid #000000"/>
    </style:style>
    <style:style style:name="Tabla13.C107" style:family="table-cell">
      <style:table-cell-properties style:vertical-align="middle" fo:padding="0.049cm" fo:border-left="0.05pt solid #000000" fo:border-right="none" fo:border-top="none" fo:border-bottom="0.05pt solid #000000"/>
    </style:style>
    <style:style style:name="Tabla13.D10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7" style:family="table-cell" style:data-style-name="N0">
      <style:table-cell-properties style:vertical-align="middle" fo:padding="0.049cm" fo:border-left="0.05pt solid #000000" fo:border-right="none" fo:border-top="none" fo:border-bottom="0.05pt solid #000000"/>
    </style:style>
    <style:style style:name="Tabla13.K107" style:family="table-cell" style:data-style-name="N0">
      <style:table-cell-properties style:vertical-align="middle" fo:padding="0.049cm" fo:border-left="0.05pt solid #000000" fo:border-right="none" fo:border-top="none" fo:border-bottom="0.05pt solid #000000"/>
    </style:style>
    <style:style style:name="Tabla13.L107" style:family="table-cell">
      <style:table-cell-properties style:vertical-align="middle" fo:padding="0.049cm" fo:border-left="0.05pt solid #000000" fo:border-right="0.05pt solid #000000" fo:border-top="none" fo:border-bottom="0.05pt solid #000000"/>
    </style:style>
    <style:style style:name="Tabla13.A108" style:family="table-cell">
      <style:table-cell-properties style:vertical-align="middle" fo:padding="0.049cm" fo:border-left="0.05pt solid #000000" fo:border-right="none" fo:border-top="none" fo:border-bottom="0.05pt solid #000000"/>
    </style:style>
    <style:style style:name="Tabla13.B108" style:family="table-cell">
      <style:table-cell-properties style:vertical-align="middle" fo:padding="0.049cm" fo:border-left="0.05pt solid #000000" fo:border-right="none" fo:border-top="none" fo:border-bottom="0.05pt solid #000000"/>
    </style:style>
    <style:style style:name="Tabla13.C108" style:family="table-cell">
      <style:table-cell-properties style:vertical-align="middle" fo:padding="0.049cm" fo:border-left="0.05pt solid #000000" fo:border-right="none" fo:border-top="none" fo:border-bottom="0.05pt solid #000000"/>
    </style:style>
    <style:style style:name="Tabla13.D10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8" style:family="table-cell" style:data-style-name="N0">
      <style:table-cell-properties style:vertical-align="middle" fo:padding="0.049cm" fo:border-left="0.05pt solid #000000" fo:border-right="none" fo:border-top="none" fo:border-bottom="0.05pt solid #000000"/>
    </style:style>
    <style:style style:name="Tabla13.K108" style:family="table-cell" style:data-style-name="N0">
      <style:table-cell-properties style:vertical-align="middle" fo:padding="0.049cm" fo:border-left="0.05pt solid #000000" fo:border-right="none" fo:border-top="none" fo:border-bottom="0.05pt solid #000000"/>
    </style:style>
    <style:style style:name="Tabla13.L108" style:family="table-cell">
      <style:table-cell-properties style:vertical-align="middle" fo:padding="0.049cm" fo:border-left="0.05pt solid #000000" fo:border-right="0.05pt solid #000000" fo:border-top="none" fo:border-bottom="0.05pt solid #000000"/>
    </style:style>
    <style:style style:name="Tabla13.A109" style:family="table-cell">
      <style:table-cell-properties style:vertical-align="middle" fo:padding="0.049cm" fo:border-left="0.05pt solid #000000" fo:border-right="none" fo:border-top="none" fo:border-bottom="0.05pt solid #000000"/>
    </style:style>
    <style:style style:name="Tabla13.B109" style:family="table-cell">
      <style:table-cell-properties style:vertical-align="middle" fo:padding="0.049cm" fo:border-left="0.05pt solid #000000" fo:border-right="none" fo:border-top="none" fo:border-bottom="0.05pt solid #000000"/>
    </style:style>
    <style:style style:name="Tabla13.C109" style:family="table-cell">
      <style:table-cell-properties style:vertical-align="middle" fo:padding="0.049cm" fo:border-left="0.05pt solid #000000" fo:border-right="none" fo:border-top="none" fo:border-bottom="0.05pt solid #000000"/>
    </style:style>
    <style:style style:name="Tabla13.D109"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09"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0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0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09"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09"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09" style:family="table-cell" style:data-style-name="N0">
      <style:table-cell-properties style:vertical-align="middle" fo:padding="0.049cm" fo:border-left="0.05pt solid #000000" fo:border-right="none" fo:border-top="none" fo:border-bottom="0.05pt solid #000000"/>
    </style:style>
    <style:style style:name="Tabla13.K109" style:family="table-cell" style:data-style-name="N0">
      <style:table-cell-properties style:vertical-align="middle" fo:padding="0.049cm" fo:border-left="0.05pt solid #000000" fo:border-right="none" fo:border-top="none" fo:border-bottom="0.05pt solid #000000"/>
    </style:style>
    <style:style style:name="Tabla13.L109" style:family="table-cell">
      <style:table-cell-properties style:vertical-align="middle" fo:padding="0.049cm" fo:border-left="0.05pt solid #000000" fo:border-right="0.05pt solid #000000" fo:border-top="none" fo:border-bottom="0.05pt solid #000000"/>
    </style:style>
    <style:style style:name="Tabla13.A110" style:family="table-cell">
      <style:table-cell-properties style:vertical-align="middle" fo:padding="0.049cm" fo:border-left="0.05pt solid #000000" fo:border-right="none" fo:border-top="none" fo:border-bottom="0.05pt solid #000000"/>
    </style:style>
    <style:style style:name="Tabla13.B110" style:family="table-cell">
      <style:table-cell-properties style:vertical-align="middle" fo:padding="0.049cm" fo:border-left="0.05pt solid #000000" fo:border-right="none" fo:border-top="none" fo:border-bottom="0.05pt solid #000000"/>
    </style:style>
    <style:style style:name="Tabla13.C110" style:family="table-cell">
      <style:table-cell-properties style:vertical-align="middle" fo:padding="0.049cm" fo:border-left="0.05pt solid #000000" fo:border-right="none" fo:border-top="none" fo:border-bottom="0.05pt solid #000000"/>
    </style:style>
    <style:style style:name="Tabla13.D110"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10"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1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1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10"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10"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10" style:family="table-cell" style:data-style-name="N0">
      <style:table-cell-properties style:vertical-align="middle" fo:padding="0.049cm" fo:border-left="0.05pt solid #000000" fo:border-right="none" fo:border-top="none" fo:border-bottom="0.05pt solid #000000"/>
    </style:style>
    <style:style style:name="Tabla13.K110" style:family="table-cell" style:data-style-name="N0">
      <style:table-cell-properties style:vertical-align="middle" fo:padding="0.049cm" fo:border-left="0.05pt solid #000000" fo:border-right="none" fo:border-top="none" fo:border-bottom="0.05pt solid #000000"/>
    </style:style>
    <style:style style:name="Tabla13.L110" style:family="table-cell">
      <style:table-cell-properties style:vertical-align="middle" fo:padding="0.049cm" fo:border-left="0.05pt solid #000000" fo:border-right="0.05pt solid #000000" fo:border-top="none" fo:border-bottom="0.05pt solid #000000"/>
    </style:style>
    <style:style style:name="Tabla13.A111" style:family="table-cell">
      <style:table-cell-properties style:vertical-align="middle" fo:padding="0.049cm" fo:border-left="0.05pt solid #000000" fo:border-right="none" fo:border-top="none" fo:border-bottom="0.05pt solid #000000"/>
    </style:style>
    <style:style style:name="Tabla13.B111" style:family="table-cell">
      <style:table-cell-properties style:vertical-align="middle" fo:padding="0.049cm" fo:border-left="0.05pt solid #000000" fo:border-right="none" fo:border-top="none" fo:border-bottom="0.05pt solid #000000"/>
    </style:style>
    <style:style style:name="Tabla13.C111" style:family="table-cell">
      <style:table-cell-properties style:vertical-align="middle" fo:padding="0.049cm" fo:border-left="0.05pt solid #000000" fo:border-right="none" fo:border-top="none" fo:border-bottom="0.05pt solid #000000"/>
    </style:style>
    <style:style style:name="Tabla13.D111"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11"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1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1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11"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11"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11" style:family="table-cell" style:data-style-name="N0">
      <style:table-cell-properties style:vertical-align="middle" fo:padding="0.049cm" fo:border-left="0.05pt solid #000000" fo:border-right="none" fo:border-top="none" fo:border-bottom="0.05pt solid #000000"/>
    </style:style>
    <style:style style:name="Tabla13.K111" style:family="table-cell" style:data-style-name="N0">
      <style:table-cell-properties style:vertical-align="middle" fo:padding="0.049cm" fo:border-left="0.05pt solid #000000" fo:border-right="none" fo:border-top="none" fo:border-bottom="0.05pt solid #000000"/>
    </style:style>
    <style:style style:name="Tabla13.L111" style:family="table-cell">
      <style:table-cell-properties style:vertical-align="middle" fo:padding="0.049cm" fo:border-left="0.05pt solid #000000" fo:border-right="0.05pt solid #000000" fo:border-top="none" fo:border-bottom="0.05pt solid #000000"/>
    </style:style>
    <style:style style:name="Tabla13.A112" style:family="table-cell">
      <style:table-cell-properties style:vertical-align="middle" fo:padding="0.049cm" fo:border-left="0.05pt solid #000000" fo:border-right="none" fo:border-top="none" fo:border-bottom="0.05pt solid #000000"/>
    </style:style>
    <style:style style:name="Tabla13.B112" style:family="table-cell">
      <style:table-cell-properties style:vertical-align="middle" fo:padding="0.049cm" fo:border-left="0.05pt solid #000000" fo:border-right="none" fo:border-top="none" fo:border-bottom="0.05pt solid #000000"/>
    </style:style>
    <style:style style:name="Tabla13.C112" style:family="table-cell">
      <style:table-cell-properties style:vertical-align="middle" fo:padding="0.049cm" fo:border-left="0.05pt solid #000000" fo:border-right="none" fo:border-top="none" fo:border-bottom="0.05pt solid #000000"/>
    </style:style>
    <style:style style:name="Tabla13.D112"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12"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1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1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12"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12"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12" style:family="table-cell">
      <style:table-cell-properties style:vertical-align="middle" fo:padding="0.049cm" fo:border-left="0.05pt solid #000000" fo:border-right="none" fo:border-top="none" fo:border-bottom="0.05pt solid #000000"/>
    </style:style>
    <style:style style:name="Tabla13.K112" style:family="table-cell" style:data-style-name="N0">
      <style:table-cell-properties style:vertical-align="middle" fo:padding="0.049cm" fo:border-left="0.05pt solid #000000" fo:border-right="none" fo:border-top="none" fo:border-bottom="0.05pt solid #000000"/>
    </style:style>
    <style:style style:name="Tabla13.L112" style:family="table-cell">
      <style:table-cell-properties style:vertical-align="middle" fo:padding="0.049cm" fo:border-left="0.05pt solid #000000" fo:border-right="0.05pt solid #000000" fo:border-top="none" fo:border-bottom="0.05pt solid #000000"/>
    </style:style>
    <style:style style:name="Tabla13.A113" style:family="table-cell">
      <style:table-cell-properties style:vertical-align="middle" fo:padding="0.049cm" fo:border-left="0.05pt solid #000000" fo:border-right="none" fo:border-top="none" fo:border-bottom="0.05pt solid #000000"/>
    </style:style>
    <style:style style:name="Tabla13.B113" style:family="table-cell">
      <style:table-cell-properties style:vertical-align="middle" fo:padding="0.049cm" fo:border-left="0.05pt solid #000000" fo:border-right="none" fo:border-top="none" fo:border-bottom="0.05pt solid #000000"/>
    </style:style>
    <style:style style:name="Tabla13.C113" style:family="table-cell">
      <style:table-cell-properties style:vertical-align="middle" fo:padding="0.049cm" fo:border-left="0.05pt solid #000000" fo:border-right="none" fo:border-top="none" fo:border-bottom="0.05pt solid #000000"/>
    </style:style>
    <style:style style:name="Tabla13.D113"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13"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1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1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13"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13"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13" style:family="table-cell" style:data-style-name="N0">
      <style:table-cell-properties style:vertical-align="middle" fo:padding="0.049cm" fo:border-left="0.05pt solid #000000" fo:border-right="none" fo:border-top="none" fo:border-bottom="0.05pt solid #000000"/>
    </style:style>
    <style:style style:name="Tabla13.K113" style:family="table-cell" style:data-style-name="N0">
      <style:table-cell-properties style:vertical-align="middle" fo:padding="0.049cm" fo:border-left="0.05pt solid #000000" fo:border-right="none" fo:border-top="none" fo:border-bottom="0.05pt solid #000000"/>
    </style:style>
    <style:style style:name="Tabla13.L113" style:family="table-cell">
      <style:table-cell-properties style:vertical-align="middle" fo:padding="0.049cm" fo:border-left="0.05pt solid #000000" fo:border-right="0.05pt solid #000000" fo:border-top="none" fo:border-bottom="0.05pt solid #000000"/>
    </style:style>
    <style:style style:name="Tabla13.A114" style:family="table-cell">
      <style:table-cell-properties style:vertical-align="middle" fo:padding="0.049cm" fo:border-left="0.05pt solid #000000" fo:border-right="none" fo:border-top="none" fo:border-bottom="0.05pt solid #000000"/>
    </style:style>
    <style:style style:name="Tabla13.B114" style:family="table-cell">
      <style:table-cell-properties style:vertical-align="middle" fo:padding="0.049cm" fo:border-left="0.05pt solid #000000" fo:border-right="none" fo:border-top="none" fo:border-bottom="0.05pt solid #000000"/>
    </style:style>
    <style:style style:name="Tabla13.C114" style:family="table-cell">
      <style:table-cell-properties style:vertical-align="middle" fo:padding="0.049cm" fo:border-left="0.05pt solid #000000" fo:border-right="none" fo:border-top="none" fo:border-bottom="0.05pt solid #000000"/>
    </style:style>
    <style:style style:name="Tabla13.D114"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14"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1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1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14"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14"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14" style:family="table-cell" style:data-style-name="N0">
      <style:table-cell-properties style:vertical-align="middle" fo:padding="0.049cm" fo:border-left="0.05pt solid #000000" fo:border-right="none" fo:border-top="none" fo:border-bottom="0.05pt solid #000000"/>
    </style:style>
    <style:style style:name="Tabla13.K114" style:family="table-cell" style:data-style-name="N0">
      <style:table-cell-properties style:vertical-align="middle" fo:padding="0.049cm" fo:border-left="0.05pt solid #000000" fo:border-right="none" fo:border-top="none" fo:border-bottom="0.05pt solid #000000"/>
    </style:style>
    <style:style style:name="Tabla13.L114" style:family="table-cell">
      <style:table-cell-properties style:vertical-align="middle" fo:padding="0.049cm" fo:border-left="0.05pt solid #000000" fo:border-right="0.05pt solid #000000" fo:border-top="none" fo:border-bottom="0.05pt solid #000000"/>
    </style:style>
    <style:style style:name="Tabla13.A115" style:family="table-cell">
      <style:table-cell-properties style:vertical-align="middle" fo:padding="0.049cm" fo:border-left="0.05pt solid #000000" fo:border-right="none" fo:border-top="none" fo:border-bottom="0.05pt solid #000000"/>
    </style:style>
    <style:style style:name="Tabla13.B115" style:family="table-cell">
      <style:table-cell-properties style:vertical-align="middle" fo:padding="0.049cm" fo:border-left="0.05pt solid #000000" fo:border-right="none" fo:border-top="none" fo:border-bottom="0.05pt solid #000000"/>
    </style:style>
    <style:style style:name="Tabla13.C115" style:family="table-cell">
      <style:table-cell-properties style:vertical-align="middle" fo:padding="0.049cm" fo:border-left="0.05pt solid #000000" fo:border-right="none" fo:border-top="none" fo:border-bottom="0.05pt solid #000000"/>
    </style:style>
    <style:style style:name="Tabla13.D115"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15"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1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1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15"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15"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15" style:family="table-cell" style:data-style-name="N0">
      <style:table-cell-properties style:vertical-align="middle" fo:padding="0.049cm" fo:border-left="0.05pt solid #000000" fo:border-right="none" fo:border-top="none" fo:border-bottom="0.05pt solid #000000"/>
    </style:style>
    <style:style style:name="Tabla13.K115" style:family="table-cell" style:data-style-name="N0">
      <style:table-cell-properties style:vertical-align="middle" fo:padding="0.049cm" fo:border-left="0.05pt solid #000000" fo:border-right="none" fo:border-top="none" fo:border-bottom="0.05pt solid #000000"/>
    </style:style>
    <style:style style:name="Tabla13.L115" style:family="table-cell">
      <style:table-cell-properties style:vertical-align="middle" fo:padding="0.049cm" fo:border-left="0.05pt solid #000000" fo:border-right="0.05pt solid #000000" fo:border-top="none" fo:border-bottom="0.05pt solid #000000"/>
    </style:style>
    <style:style style:name="Tabla13.A116" style:family="table-cell">
      <style:table-cell-properties style:vertical-align="middle" fo:padding="0.049cm" fo:border-left="0.05pt solid #000000" fo:border-right="none" fo:border-top="none" fo:border-bottom="0.05pt solid #000000"/>
    </style:style>
    <style:style style:name="Tabla13.B116" style:family="table-cell">
      <style:table-cell-properties style:vertical-align="middle" fo:padding="0.049cm" fo:border-left="0.05pt solid #000000" fo:border-right="none" fo:border-top="none" fo:border-bottom="0.05pt solid #000000"/>
    </style:style>
    <style:style style:name="Tabla13.C116" style:family="table-cell">
      <style:table-cell-properties style:vertical-align="middle" fo:padding="0.049cm" fo:border-left="0.05pt solid #000000" fo:border-right="none" fo:border-top="none" fo:border-bottom="0.05pt solid #000000"/>
    </style:style>
    <style:style style:name="Tabla13.D116"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16"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1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1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16"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16"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16" style:family="table-cell" style:data-style-name="N0">
      <style:table-cell-properties style:vertical-align="middle" fo:padding="0.049cm" fo:border-left="0.05pt solid #000000" fo:border-right="none" fo:border-top="none" fo:border-bottom="0.05pt solid #000000"/>
    </style:style>
    <style:style style:name="Tabla13.K116" style:family="table-cell" style:data-style-name="N0">
      <style:table-cell-properties style:vertical-align="middle" fo:padding="0.049cm" fo:border-left="0.05pt solid #000000" fo:border-right="none" fo:border-top="none" fo:border-bottom="0.05pt solid #000000"/>
    </style:style>
    <style:style style:name="Tabla13.L116" style:family="table-cell">
      <style:table-cell-properties style:vertical-align="middle" fo:padding="0.049cm" fo:border-left="0.05pt solid #000000" fo:border-right="0.05pt solid #000000" fo:border-top="none" fo:border-bottom="0.05pt solid #000000"/>
    </style:style>
    <style:style style:name="Tabla13.A117" style:family="table-cell">
      <style:table-cell-properties style:vertical-align="middle" fo:padding="0.049cm" fo:border-left="0.05pt solid #000000" fo:border-right="none" fo:border-top="none" fo:border-bottom="0.05pt solid #000000"/>
    </style:style>
    <style:style style:name="Tabla13.B117" style:family="table-cell">
      <style:table-cell-properties style:vertical-align="middle" fo:padding="0.049cm" fo:border-left="0.05pt solid #000000" fo:border-right="none" fo:border-top="none" fo:border-bottom="0.05pt solid #000000"/>
    </style:style>
    <style:style style:name="Tabla13.C117" style:family="table-cell">
      <style:table-cell-properties style:vertical-align="middle" fo:padding="0.049cm" fo:border-left="0.05pt solid #000000" fo:border-right="none" fo:border-top="none" fo:border-bottom="0.05pt solid #000000"/>
    </style:style>
    <style:style style:name="Tabla13.D117"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17"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1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1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17"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17"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17" style:family="table-cell" style:data-style-name="N0">
      <style:table-cell-properties style:vertical-align="middle" fo:padding="0.049cm" fo:border-left="0.05pt solid #000000" fo:border-right="none" fo:border-top="none" fo:border-bottom="0.05pt solid #000000"/>
    </style:style>
    <style:style style:name="Tabla13.K117" style:family="table-cell" style:data-style-name="N0">
      <style:table-cell-properties style:vertical-align="middle" fo:padding="0.049cm" fo:border-left="0.05pt solid #000000" fo:border-right="none" fo:border-top="none" fo:border-bottom="0.05pt solid #000000"/>
    </style:style>
    <style:style style:name="Tabla13.L117" style:family="table-cell">
      <style:table-cell-properties style:vertical-align="middle" fo:padding="0.049cm" fo:border-left="0.05pt solid #000000" fo:border-right="0.05pt solid #000000" fo:border-top="none" fo:border-bottom="0.05pt solid #000000"/>
    </style:style>
    <style:style style:name="Tabla13.A118" style:family="table-cell">
      <style:table-cell-properties style:vertical-align="middle" fo:padding="0.049cm" fo:border-left="0.05pt solid #000000" fo:border-right="none" fo:border-top="none" fo:border-bottom="0.05pt solid #000000"/>
    </style:style>
    <style:style style:name="Tabla13.B118" style:family="table-cell">
      <style:table-cell-properties style:vertical-align="middle" fo:padding="0.049cm" fo:border-left="0.05pt solid #000000" fo:border-right="none" fo:border-top="none" fo:border-bottom="0.05pt solid #000000"/>
    </style:style>
    <style:style style:name="Tabla13.C118" style:family="table-cell">
      <style:table-cell-properties style:vertical-align="middle" fo:padding="0.049cm" fo:border-left="0.05pt solid #000000" fo:border-right="none" fo:border-top="none" fo:border-bottom="0.05pt solid #000000"/>
    </style:style>
    <style:style style:name="Tabla13.D118" style:family="table-cell">
      <style:table-cell-properties style:vertical-align="middle" fo:background-color="#cccc00" fo:padding="0.049cm" fo:border-left="0.05pt solid #000000" fo:border-right="none" fo:border-top="none" fo:border-bottom="0.05pt solid #000000">
        <style:background-image/>
      </style:table-cell-properties>
    </style:style>
    <style:style style:name="Tabla13.E118" style:family="table-cell">
      <style:table-cell-properties style:vertical-align="middle" fo:background-color="#ffff99" fo:padding="0.049cm" fo:border-left="0.05pt solid #000000" fo:border-right="none" fo:border-top="none" fo:border-bottom="0.05pt solid #000000">
        <style:background-image/>
      </style:table-cell-properties>
    </style:style>
    <style:style style:name="Tabla13.F11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G11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H118" style:family="table-cell">
      <style:table-cell-properties style:vertical-align="middle" fo:background-color="#ffcc99" fo:padding="0.049cm" fo:border-left="0.05pt solid #000000" fo:border-right="none" fo:border-top="none" fo:border-bottom="0.05pt solid #000000">
        <style:background-image/>
      </style:table-cell-properties>
    </style:style>
    <style:style style:name="Tabla13.I118" style:family="table-cell">
      <style:table-cell-properties style:vertical-align="middle" fo:background-color="#9966cc" fo:padding="0.049cm" fo:border-left="0.05pt solid #000000" fo:border-right="none" fo:border-top="none" fo:border-bottom="0.05pt solid #000000">
        <style:background-image/>
      </style:table-cell-properties>
    </style:style>
    <style:style style:name="Tabla13.J118" style:family="table-cell">
      <style:table-cell-properties style:vertical-align="middle" fo:padding="0.049cm" fo:border-left="0.05pt solid #000000" fo:border-right="none" fo:border-top="none" fo:border-bottom="0.05pt solid #000000"/>
    </style:style>
    <style:style style:name="Tabla13.K118" style:family="table-cell" style:data-style-name="N0">
      <style:table-cell-properties style:vertical-align="middle" fo:padding="0.049cm" fo:border-left="0.05pt solid #000000" fo:border-right="none" fo:border-top="none" fo:border-bottom="0.05pt solid #000000"/>
    </style:style>
    <style:style style:name="Tabla13.L118" style:family="table-cell">
      <style:table-cell-properties style:vertical-align="middle" fo:padding="0.049cm" fo:border-left="0.05pt solid #000000" fo:border-right="0.05pt solid #000000" fo:border-top="none" fo:border-bottom="0.05pt solid #000000"/>
    </style:style>
    <style:style style:name="Tabla16" style:family="table">
      <style:table-properties style:width="25cm" fo:break-before="auto" fo:break-after="auto" table:align="left" fo:background-color="transparent" fo:keep-with-next="auto" style:may-break-between-rows="true" style:writing-mode="page">
        <style:background-image/>
      </style:table-properties>
    </style:style>
    <style:style style:name="Tabla16.A" style:family="table-column">
      <style:table-column-properties style:column-width="1.61cm"/>
    </style:style>
    <style:style style:name="Tabla16.B" style:family="table-column">
      <style:table-column-properties style:column-width="4.789cm"/>
    </style:style>
    <style:style style:name="Tabla16.C" style:family="table-column">
      <style:table-column-properties style:column-width="4.493cm"/>
    </style:style>
    <style:style style:name="Tabla16.D" style:family="table-column">
      <style:table-column-properties style:column-width="0.309cm"/>
    </style:style>
    <style:style style:name="Tabla16.F" style:family="table-column">
      <style:table-column-properties style:column-width="0.288cm"/>
    </style:style>
    <style:style style:name="Tabla16.H" style:family="table-column">
      <style:table-column-properties style:column-width="0.286cm"/>
    </style:style>
    <style:style style:name="Tabla16.I" style:family="table-column">
      <style:table-column-properties style:column-width="0.617cm"/>
    </style:style>
    <style:style style:name="Tabla16.J" style:family="table-column">
      <style:table-column-properties style:column-width="2.381cm"/>
    </style:style>
    <style:style style:name="Tabla16.K" style:family="table-column">
      <style:table-column-properties style:column-width="2.404cm"/>
    </style:style>
    <style:style style:name="Tabla16.L" style:family="table-column">
      <style:table-column-properties style:column-width="7.205cm"/>
    </style:style>
    <style:style style:name="Tabla16.A1" style:family="table-cell">
      <style:table-cell-properties style:vertical-align="middle" fo:background-color="#000000" fo:padding="0cm" fo:border-left="0.05pt solid #000000" fo:border-right="none" fo:border-top="0.05pt solid #000000" fo:border-bottom="0.05pt solid #000000">
        <style:background-image/>
      </style:table-cell-properties>
    </style:style>
    <style:style style:name="Tabla16.L1" style:family="table-cell">
      <style:table-cell-properties style:vertical-align="middle" fo:background-color="#000000" fo:padding="0cm" fo:border="0.05pt solid #000000">
        <style:background-image/>
      </style:table-cell-properties>
    </style:style>
    <style:style style:name="Tabla16.D2" style:family="table-cell">
      <style:table-cell-properties style:vertical-align="middle" fo:background-color="#000000" fo:padding="0cm" fo:border-left="0.05pt solid #000000" fo:border-right="none" fo:border-top="none" fo:border-bottom="0.05pt solid #000000">
        <style:background-image/>
      </style:table-cell-properties>
    </style:style>
    <style:style style:name="Tabla16.A3" style:family="table-cell">
      <style:table-cell-properties style:vertical-align="middle" fo:padding="0cm" fo:border-left="0.05pt solid #000000" fo:border-right="none" fo:border-top="none" fo:border-bottom="0.05pt solid #000000"/>
    </style:style>
    <style:style style:name="Tabla16.B3" style:family="table-cell">
      <style:table-cell-properties style:vertical-align="middle" fo:padding="0cm" fo:border-left="0.05pt solid #000000" fo:border-right="none" fo:border-top="none" fo:border-bottom="0.05pt solid #000000"/>
    </style:style>
    <style:style style:name="Tabla16.C3" style:family="table-cell">
      <style:table-cell-properties style:vertical-align="middle" fo:padding="0cm" fo:border-left="0.05pt solid #000000" fo:border-right="none" fo:border-top="none" fo:border-bottom="0.05pt solid #000000"/>
    </style:style>
    <style:style style:name="Tabla16.D3" style:family="table-cell">
      <style:table-cell-properties style:vertical-align="middle" fo:background-color="#cccc00" fo:padding="0cm" fo:border-left="0.05pt solid #000000" fo:border-right="none" fo:border-top="none" fo:border-bottom="0.05pt solid #000000">
        <style:background-image/>
      </style:table-cell-properties>
    </style:style>
    <style:style style:name="Tabla16.E3" style:family="table-cell">
      <style:table-cell-properties style:vertical-align="middle" fo:background-color="#ffff99" fo:padding="0cm" fo:border-left="0.05pt solid #000000" fo:border-right="none" fo:border-top="none" fo:border-bottom="0.05pt solid #000000">
        <style:background-image/>
      </style:table-cell-properties>
    </style:style>
    <style:style style:name="Tabla16.F3" style:family="table-cell">
      <style:table-cell-properties style:vertical-align="middle" fo:background-color="#ffcc99" fo:padding="0cm" fo:border-left="0.05pt solid #000000" fo:border-right="none" fo:border-top="none" fo:border-bottom="0.05pt solid #000000">
        <style:background-image/>
      </style:table-cell-properties>
    </style:style>
    <style:style style:name="Tabla16.I3" style:family="table-cell">
      <style:table-cell-properties style:vertical-align="middle" fo:background-color="#9966cc" fo:padding="0cm" fo:border-left="0.05pt solid #000000" fo:border-right="none" fo:border-top="none" fo:border-bottom="0.05pt solid #000000">
        <style:background-image/>
      </style:table-cell-properties>
    </style:style>
    <style:style style:name="Tabla16.J3" style:family="table-cell">
      <style:table-cell-properties style:vertical-align="middle" fo:padding="0cm" fo:border-left="0.05pt solid #000000" fo:border-right="none" fo:border-top="none" fo:border-bottom="0.05pt solid #000000"/>
    </style:style>
    <style:style style:name="Tabla16.K3" style:family="table-cell" style:data-style-name="N0">
      <style:table-cell-properties style:vertical-align="middle" fo:padding="0cm" fo:border-left="0.05pt solid #000000" fo:border-right="none" fo:border-top="none" fo:border-bottom="0.05pt solid #000000"/>
    </style:style>
    <style:style style:name="Tabla16.L3" style:family="table-cell">
      <style:table-cell-properties style:vertical-align="middle" fo:padding="0cm" fo:border-left="0.05pt solid #000000" fo:border-right="0.05pt solid #000000" fo:border-top="none" fo:border-bottom="0.05pt solid #000000"/>
    </style:style>
    <style:style style:name="Tabla16.A4" style:family="table-cell">
      <style:table-cell-properties style:vertical-align="middle" fo:padding="0cm" fo:border-left="0.05pt solid #000000" fo:border-right="none" fo:border-top="none" fo:border-bottom="0.05pt solid #000000"/>
    </style:style>
    <style:style style:name="Tabla16.B4" style:family="table-cell">
      <style:table-cell-properties style:vertical-align="middle" fo:padding="0cm" fo:border-left="0.05pt solid #000000" fo:border-right="none" fo:border-top="none" fo:border-bottom="0.05pt solid #000000"/>
    </style:style>
    <style:style style:name="Tabla16.C4" style:family="table-cell">
      <style:table-cell-properties style:vertical-align="middle" fo:padding="0cm" fo:border-left="0.05pt solid #000000" fo:border-right="none" fo:border-top="none" fo:border-bottom="0.05pt solid #000000"/>
    </style:style>
    <style:style style:name="Tabla16.J4" style:family="table-cell" style:data-style-name="N0">
      <style:table-cell-properties style:vertical-align="middle" fo:padding="0cm" fo:border-left="0.05pt solid #000000" fo:border-right="none" fo:border-top="none" fo:border-bottom="0.05pt solid #000000"/>
    </style:style>
    <style:style style:name="Tabla16.K4" style:family="table-cell">
      <style:table-cell-properties style:vertical-align="middle" fo:padding="0cm" fo:border-left="0.05pt solid #000000" fo:border-right="none" fo:border-top="none" fo:border-bottom="0.05pt solid #000000"/>
    </style:style>
    <style:style style:name="Tabla16.L4" style:family="table-cell">
      <style:table-cell-properties style:vertical-align="middle" fo:padding="0cm" fo:border-left="0.05pt solid #000000" fo:border-right="0.05pt solid #000000" fo:border-top="none" fo:border-bottom="0.05pt solid #000000"/>
    </style:style>
    <style:style style:name="Tabla16.A5" style:family="table-cell">
      <style:table-cell-properties style:vertical-align="middle" fo:padding="0cm" fo:border-left="0.05pt solid #000000" fo:border-right="none" fo:border-top="none" fo:border-bottom="0.05pt solid #000000"/>
    </style:style>
    <style:style style:name="Tabla16.B5" style:family="table-cell">
      <style:table-cell-properties style:vertical-align="middle" fo:padding="0cm" fo:border-left="0.05pt solid #000000" fo:border-right="none" fo:border-top="none" fo:border-bottom="0.05pt solid #000000"/>
    </style:style>
    <style:style style:name="Tabla16.C5" style:family="table-cell">
      <style:table-cell-properties style:vertical-align="middle" fo:padding="0cm" fo:border-left="0.05pt solid #000000" fo:border-right="none" fo:border-top="none" fo:border-bottom="0.05pt solid #000000"/>
    </style:style>
    <style:style style:name="Tabla16.J5" style:family="table-cell">
      <style:table-cell-properties style:vertical-align="middle" fo:padding="0cm" fo:border-left="0.05pt solid #000000" fo:border-right="none" fo:border-top="none" fo:border-bottom="0.05pt solid #000000"/>
    </style:style>
    <style:style style:name="Tabla16.K5" style:family="table-cell">
      <style:table-cell-properties style:vertical-align="middle" fo:padding="0cm" fo:border-left="0.05pt solid #000000" fo:border-right="none" fo:border-top="none" fo:border-bottom="0.05pt solid #000000"/>
    </style:style>
    <style:style style:name="Tabla16.L5" style:family="table-cell">
      <style:table-cell-properties style:vertical-align="middle" fo:padding="0cm" fo:border-left="0.05pt solid #000000" fo:border-right="0.05pt solid #000000" fo:border-top="none" fo:border-bottom="0.05pt solid #000000"/>
    </style:style>
    <style:style style:name="Tabla16.A6" style:family="table-cell">
      <style:table-cell-properties style:vertical-align="middle" fo:padding="0cm" fo:border-left="0.05pt solid #000000" fo:border-right="none" fo:border-top="none" fo:border-bottom="0.05pt solid #000000"/>
    </style:style>
    <style:style style:name="Tabla16.B6" style:family="table-cell">
      <style:table-cell-properties style:vertical-align="middle" fo:padding="0cm" fo:border-left="0.05pt solid #000000" fo:border-right="none" fo:border-top="none" fo:border-bottom="0.05pt solid #000000"/>
    </style:style>
    <style:style style:name="Tabla16.C6" style:family="table-cell">
      <style:table-cell-properties style:vertical-align="middle" fo:padding="0cm" fo:border-left="0.05pt solid #000000" fo:border-right="none" fo:border-top="none" fo:border-bottom="0.05pt solid #000000"/>
    </style:style>
    <style:style style:name="Tabla16.J6" style:family="table-cell" style:data-style-name="N0">
      <style:table-cell-properties style:vertical-align="middle" fo:padding="0cm" fo:border-left="0.05pt solid #000000" fo:border-right="none" fo:border-top="none" fo:border-bottom="0.05pt solid #000000"/>
    </style:style>
    <style:style style:name="Tabla16.K6" style:family="table-cell">
      <style:table-cell-properties style:vertical-align="middle" fo:padding="0cm" fo:border-left="0.05pt solid #000000" fo:border-right="none" fo:border-top="none" fo:border-bottom="0.05pt solid #000000"/>
    </style:style>
    <style:style style:name="Tabla16.L6" style:family="table-cell">
      <style:table-cell-properties style:vertical-align="middle" fo:padding="0cm" fo:border-left="0.05pt solid #000000" fo:border-right="0.05pt solid #000000" fo:border-top="none" fo:border-bottom="0.05pt solid #000000"/>
    </style:style>
    <style:style style:name="Tabla16.A7" style:family="table-cell">
      <style:table-cell-properties style:vertical-align="middle" fo:padding="0cm" fo:border-left="0.05pt solid #000000" fo:border-right="none" fo:border-top="none" fo:border-bottom="0.05pt solid #000000"/>
    </style:style>
    <style:style style:name="Tabla16.B7" style:family="table-cell">
      <style:table-cell-properties style:vertical-align="middle" fo:padding="0cm" fo:border-left="0.05pt solid #000000" fo:border-right="none" fo:border-top="none" fo:border-bottom="0.05pt solid #000000"/>
    </style:style>
    <style:style style:name="Tabla16.C7" style:family="table-cell">
      <style:table-cell-properties style:vertical-align="middle" fo:padding="0cm" fo:border-left="0.05pt solid #000000" fo:border-right="none" fo:border-top="none" fo:border-bottom="0.05pt solid #000000"/>
    </style:style>
    <style:style style:name="Tabla16.J7" style:family="table-cell">
      <style:table-cell-properties style:vertical-align="middle" fo:padding="0cm" fo:border-left="0.05pt solid #000000" fo:border-right="none" fo:border-top="none" fo:border-bottom="0.05pt solid #000000"/>
    </style:style>
    <style:style style:name="Tabla16.K7" style:family="table-cell" style:data-style-name="N0">
      <style:table-cell-properties style:vertical-align="middle" fo:padding="0cm" fo:border-left="0.05pt solid #000000" fo:border-right="none" fo:border-top="none" fo:border-bottom="0.05pt solid #000000"/>
    </style:style>
    <style:style style:name="Tabla16.L7" style:family="table-cell">
      <style:table-cell-properties style:vertical-align="middle" fo:padding="0cm" fo:border-left="0.05pt solid #000000" fo:border-right="0.05pt solid #000000" fo:border-top="none" fo:border-bottom="0.05pt solid #000000"/>
    </style:style>
    <style:style style:name="Tabla16.A8" style:family="table-cell">
      <style:table-cell-properties style:vertical-align="middle" fo:padding="0cm" fo:border-left="0.05pt solid #000000" fo:border-right="none" fo:border-top="none" fo:border-bottom="0.05pt solid #000000"/>
    </style:style>
    <style:style style:name="Tabla16.B8" style:family="table-cell">
      <style:table-cell-properties style:vertical-align="middle" fo:padding="0cm" fo:border-left="0.05pt solid #000000" fo:border-right="none" fo:border-top="none" fo:border-bottom="0.05pt solid #000000"/>
    </style:style>
    <style:style style:name="Tabla16.C8" style:family="table-cell">
      <style:table-cell-properties style:vertical-align="middle" fo:padding="0cm" fo:border-left="0.05pt solid #000000" fo:border-right="none" fo:border-top="none" fo:border-bottom="0.05pt solid #000000"/>
    </style:style>
    <style:style style:name="Tabla16.J8" style:family="table-cell" style:data-style-name="N0">
      <style:table-cell-properties style:vertical-align="middle" fo:padding="0cm" fo:border-left="0.05pt solid #000000" fo:border-right="none" fo:border-top="none" fo:border-bottom="0.05pt solid #000000"/>
    </style:style>
    <style:style style:name="Tabla16.K8" style:family="table-cell" style:data-style-name="N0">
      <style:table-cell-properties style:vertical-align="middle" fo:padding="0cm" fo:border-left="0.05pt solid #000000" fo:border-right="none" fo:border-top="none" fo:border-bottom="0.05pt solid #000000"/>
    </style:style>
    <style:style style:name="Tabla16.L8" style:family="table-cell">
      <style:table-cell-properties style:vertical-align="middle" fo:padding="0cm" fo:border-left="0.05pt solid #000000" fo:border-right="0.05pt solid #000000" fo:border-top="none" fo:border-bottom="0.05pt solid #000000"/>
    </style:style>
    <style:style style:name="Tabla16.A9" style:family="table-cell">
      <style:table-cell-properties style:vertical-align="middle" fo:padding="0cm" fo:border-left="0.05pt solid #000000" fo:border-right="none" fo:border-top="none" fo:border-bottom="0.05pt solid #000000"/>
    </style:style>
    <style:style style:name="Tabla16.B9" style:family="table-cell">
      <style:table-cell-properties style:vertical-align="middle" fo:padding="0cm" fo:border-left="0.05pt solid #000000" fo:border-right="none" fo:border-top="none" fo:border-bottom="0.05pt solid #000000"/>
    </style:style>
    <style:style style:name="Tabla16.C9" style:family="table-cell">
      <style:table-cell-properties style:vertical-align="middle" fo:padding="0cm" fo:border-left="0.05pt solid #000000" fo:border-right="none" fo:border-top="none" fo:border-bottom="0.05pt solid #000000"/>
    </style:style>
    <style:style style:name="Tabla16.J9" style:family="table-cell" style:data-style-name="N0">
      <style:table-cell-properties style:vertical-align="middle" fo:padding="0cm" fo:border-left="0.05pt solid #000000" fo:border-right="none" fo:border-top="none" fo:border-bottom="0.05pt solid #000000"/>
    </style:style>
    <style:style style:name="Tabla16.K9" style:family="table-cell" style:data-style-name="N0">
      <style:table-cell-properties style:vertical-align="middle" fo:padding="0cm" fo:border-left="0.05pt solid #000000" fo:border-right="none" fo:border-top="none" fo:border-bottom="0.05pt solid #000000"/>
    </style:style>
    <style:style style:name="Tabla16.L9" style:family="table-cell">
      <style:table-cell-properties style:vertical-align="middle" fo:padding="0cm" fo:border-left="0.05pt solid #000000" fo:border-right="0.05pt solid #000000" fo:border-top="none" fo:border-bottom="0.05pt solid #000000"/>
    </style:style>
    <style:style style:name="Tabla16.A10" style:family="table-cell">
      <style:table-cell-properties style:vertical-align="middle" fo:padding="0cm" fo:border-left="0.05pt solid #000000" fo:border-right="none" fo:border-top="none" fo:border-bottom="0.05pt solid #000000"/>
    </style:style>
    <style:style style:name="Tabla16.B10" style:family="table-cell">
      <style:table-cell-properties style:vertical-align="middle" fo:padding="0cm" fo:border-left="0.05pt solid #000000" fo:border-right="none" fo:border-top="none" fo:border-bottom="0.05pt solid #000000"/>
    </style:style>
    <style:style style:name="Tabla16.C10" style:family="table-cell">
      <style:table-cell-properties style:vertical-align="middle" fo:padding="0cm" fo:border-left="0.05pt solid #000000" fo:border-right="none" fo:border-top="none" fo:border-bottom="0.05pt solid #000000"/>
    </style:style>
    <style:style style:name="Tabla16.J10" style:family="table-cell" style:data-style-name="N0">
      <style:table-cell-properties style:vertical-align="middle" fo:padding="0cm" fo:border-left="0.05pt solid #000000" fo:border-right="none" fo:border-top="none" fo:border-bottom="0.05pt solid #000000"/>
    </style:style>
    <style:style style:name="Tabla16.K10" style:family="table-cell" style:data-style-name="N0">
      <style:table-cell-properties style:vertical-align="middle" fo:padding="0cm" fo:border-left="0.05pt solid #000000" fo:border-right="none" fo:border-top="none" fo:border-bottom="0.05pt solid #000000"/>
    </style:style>
    <style:style style:name="Tabla16.L10" style:family="table-cell">
      <style:table-cell-properties style:vertical-align="middle" fo:padding="0cm" fo:border-left="0.05pt solid #000000" fo:border-right="0.05pt solid #000000" fo:border-top="none" fo:border-bottom="0.05pt solid #000000"/>
    </style:style>
    <style:style style:name="Tabla16.A11" style:family="table-cell">
      <style:table-cell-properties style:vertical-align="middle" fo:padding="0cm" fo:border-left="0.05pt solid #000000" fo:border-right="none" fo:border-top="none" fo:border-bottom="0.05pt solid #000000"/>
    </style:style>
    <style:style style:name="Tabla16.B11" style:family="table-cell">
      <style:table-cell-properties style:vertical-align="middle" fo:padding="0cm" fo:border-left="0.05pt solid #000000" fo:border-right="none" fo:border-top="none" fo:border-bottom="0.05pt solid #000000"/>
    </style:style>
    <style:style style:name="Tabla16.C11" style:family="table-cell">
      <style:table-cell-properties style:vertical-align="middle" fo:padding="0cm" fo:border-left="0.05pt solid #000000" fo:border-right="none" fo:border-top="none" fo:border-bottom="0.05pt solid #000000"/>
    </style:style>
    <style:style style:name="Tabla16.J11" style:family="table-cell" style:data-style-name="N0">
      <style:table-cell-properties style:vertical-align="middle" fo:padding="0cm" fo:border-left="0.05pt solid #000000" fo:border-right="none" fo:border-top="none" fo:border-bottom="0.05pt solid #000000"/>
    </style:style>
    <style:style style:name="Tabla16.K11" style:family="table-cell" style:data-style-name="N0">
      <style:table-cell-properties style:vertical-align="middle" fo:padding="0cm" fo:border-left="0.05pt solid #000000" fo:border-right="none" fo:border-top="none" fo:border-bottom="0.05pt solid #000000"/>
    </style:style>
    <style:style style:name="Tabla16.L11" style:family="table-cell">
      <style:table-cell-properties style:vertical-align="middle" fo:padding="0cm" fo:border-left="0.05pt solid #000000" fo:border-right="0.05pt solid #000000" fo:border-top="none" fo:border-bottom="0.05pt solid #000000"/>
    </style:style>
    <style:style style:name="Tabla16.A12" style:family="table-cell">
      <style:table-cell-properties style:vertical-align="middle" fo:padding="0cm" fo:border-left="0.05pt solid #000000" fo:border-right="none" fo:border-top="none" fo:border-bottom="0.05pt solid #000000"/>
    </style:style>
    <style:style style:name="Tabla16.B12" style:family="table-cell">
      <style:table-cell-properties style:vertical-align="middle" fo:padding="0cm" fo:border-left="0.05pt solid #000000" fo:border-right="none" fo:border-top="none" fo:border-bottom="0.05pt solid #000000"/>
    </style:style>
    <style:style style:name="Tabla16.C12" style:family="table-cell">
      <style:table-cell-properties style:vertical-align="middle" fo:padding="0cm" fo:border-left="0.05pt solid #000000" fo:border-right="none" fo:border-top="none" fo:border-bottom="0.05pt solid #000000"/>
    </style:style>
    <style:style style:name="Tabla16.J12" style:family="table-cell" style:data-style-name="N0">
      <style:table-cell-properties style:vertical-align="middle" fo:padding="0cm" fo:border-left="0.05pt solid #000000" fo:border-right="none" fo:border-top="none" fo:border-bottom="0.05pt solid #000000"/>
    </style:style>
    <style:style style:name="Tabla16.K12" style:family="table-cell">
      <style:table-cell-properties style:vertical-align="middle" fo:padding="0cm" fo:border-left="0.05pt solid #000000" fo:border-right="none" fo:border-top="none" fo:border-bottom="0.05pt solid #000000"/>
    </style:style>
    <style:style style:name="Tabla16.L12" style:family="table-cell">
      <style:table-cell-properties style:vertical-align="middle" fo:padding="0cm" fo:border-left="0.05pt solid #000000" fo:border-right="0.05pt solid #000000" fo:border-top="none" fo:border-bottom="0.05pt solid #000000"/>
    </style:style>
    <style:style style:name="Tabla16.A13" style:family="table-cell">
      <style:table-cell-properties style:vertical-align="middle" fo:padding="0cm" fo:border-left="0.05pt solid #000000" fo:border-right="none" fo:border-top="none" fo:border-bottom="0.05pt solid #000000"/>
    </style:style>
    <style:style style:name="Tabla16.B13" style:family="table-cell">
      <style:table-cell-properties style:vertical-align="middle" fo:padding="0cm" fo:border-left="0.05pt solid #000000" fo:border-right="none" fo:border-top="none" fo:border-bottom="0.05pt solid #000000"/>
    </style:style>
    <style:style style:name="Tabla16.C13" style:family="table-cell">
      <style:table-cell-properties style:vertical-align="middle" fo:padding="0cm" fo:border-left="0.05pt solid #000000" fo:border-right="none" fo:border-top="none" fo:border-bottom="0.05pt solid #000000"/>
    </style:style>
    <style:style style:name="Tabla16.J13" style:family="table-cell" style:data-style-name="N0">
      <style:table-cell-properties style:vertical-align="middle" fo:padding="0cm" fo:border-left="0.05pt solid #000000" fo:border-right="none" fo:border-top="none" fo:border-bottom="0.05pt solid #000000"/>
    </style:style>
    <style:style style:name="Tabla16.K13" style:family="table-cell">
      <style:table-cell-properties style:vertical-align="middle" fo:padding="0cm" fo:border-left="0.05pt solid #000000" fo:border-right="none" fo:border-top="none" fo:border-bottom="0.05pt solid #000000"/>
    </style:style>
    <style:style style:name="Tabla16.L13" style:family="table-cell">
      <style:table-cell-properties style:vertical-align="middle" fo:padding="0cm" fo:border-left="0.05pt solid #000000" fo:border-right="0.05pt solid #000000" fo:border-top="none" fo:border-bottom="0.05pt solid #000000"/>
    </style:style>
    <style:style style:name="Tabla16.A14" style:family="table-cell">
      <style:table-cell-properties style:vertical-align="middle" fo:padding="0cm" fo:border-left="0.05pt solid #000000" fo:border-right="none" fo:border-top="none" fo:border-bottom="0.05pt solid #000000"/>
    </style:style>
    <style:style style:name="Tabla16.B14" style:family="table-cell">
      <style:table-cell-properties style:vertical-align="middle" fo:padding="0cm" fo:border-left="0.05pt solid #000000" fo:border-right="none" fo:border-top="none" fo:border-bottom="0.05pt solid #000000"/>
    </style:style>
    <style:style style:name="Tabla16.C14" style:family="table-cell">
      <style:table-cell-properties style:vertical-align="middle" fo:padding="0cm" fo:border-left="0.05pt solid #000000" fo:border-right="none" fo:border-top="none" fo:border-bottom="0.05pt solid #000000"/>
    </style:style>
    <style:style style:name="Tabla16.J14" style:family="table-cell" style:data-style-name="N0">
      <style:table-cell-properties style:vertical-align="middle" fo:padding="0cm" fo:border-left="0.05pt solid #000000" fo:border-right="none" fo:border-top="none" fo:border-bottom="0.05pt solid #000000"/>
    </style:style>
    <style:style style:name="Tabla16.K14" style:family="table-cell">
      <style:table-cell-properties style:vertical-align="middle" fo:padding="0cm" fo:border-left="0.05pt solid #000000" fo:border-right="none" fo:border-top="none" fo:border-bottom="0.05pt solid #000000"/>
    </style:style>
    <style:style style:name="Tabla16.L14" style:family="table-cell">
      <style:table-cell-properties style:vertical-align="middle" fo:padding="0cm" fo:border-left="0.05pt solid #000000" fo:border-right="0.05pt solid #000000" fo:border-top="none" fo:border-bottom="0.05pt solid #000000"/>
    </style:style>
    <style:style style:name="Tabla16.A15" style:family="table-cell">
      <style:table-cell-properties style:vertical-align="middle" fo:padding="0cm" fo:border-left="0.05pt solid #000000" fo:border-right="none" fo:border-top="none" fo:border-bottom="0.05pt solid #000000"/>
    </style:style>
    <style:style style:name="Tabla16.B15" style:family="table-cell">
      <style:table-cell-properties style:vertical-align="middle" fo:padding="0cm" fo:border-left="0.05pt solid #000000" fo:border-right="none" fo:border-top="none" fo:border-bottom="0.05pt solid #000000"/>
    </style:style>
    <style:style style:name="Tabla16.C15" style:family="table-cell">
      <style:table-cell-properties style:vertical-align="middle" fo:padding="0cm" fo:border-left="0.05pt solid #000000" fo:border-right="none" fo:border-top="none" fo:border-bottom="0.05pt solid #000000"/>
    </style:style>
    <style:style style:name="Tabla16.J15" style:family="table-cell" style:data-style-name="N0">
      <style:table-cell-properties style:vertical-align="middle" fo:padding="0cm" fo:border-left="0.05pt solid #000000" fo:border-right="none" fo:border-top="none" fo:border-bottom="0.05pt solid #000000"/>
    </style:style>
    <style:style style:name="Tabla16.K15" style:family="table-cell">
      <style:table-cell-properties style:vertical-align="middle" fo:padding="0cm" fo:border-left="0.05pt solid #000000" fo:border-right="none" fo:border-top="none" fo:border-bottom="0.05pt solid #000000"/>
    </style:style>
    <style:style style:name="Tabla16.L15" style:family="table-cell">
      <style:table-cell-properties style:vertical-align="middle" fo:padding="0cm" fo:border-left="0.05pt solid #000000" fo:border-right="0.05pt solid #000000" fo:border-top="none" fo:border-bottom="0.05pt solid #000000"/>
    </style:style>
    <style:style style:name="Tabla16.A16" style:family="table-cell">
      <style:table-cell-properties style:vertical-align="middle" fo:padding="0cm" fo:border-left="0.05pt solid #000000" fo:border-right="none" fo:border-top="none" fo:border-bottom="0.05pt solid #000000"/>
    </style:style>
    <style:style style:name="Tabla16.B16" style:family="table-cell">
      <style:table-cell-properties style:vertical-align="middle" fo:padding="0cm" fo:border-left="0.05pt solid #000000" fo:border-right="none" fo:border-top="none" fo:border-bottom="0.05pt solid #000000"/>
    </style:style>
    <style:style style:name="Tabla16.C16" style:family="table-cell">
      <style:table-cell-properties style:vertical-align="middle" fo:padding="0cm" fo:border-left="0.05pt solid #000000" fo:border-right="none" fo:border-top="none" fo:border-bottom="0.05pt solid #000000"/>
    </style:style>
    <style:style style:name="Tabla16.J16" style:family="table-cell" style:data-style-name="N0">
      <style:table-cell-properties style:vertical-align="middle" fo:padding="0cm" fo:border-left="0.05pt solid #000000" fo:border-right="none" fo:border-top="none" fo:border-bottom="0.05pt solid #000000"/>
    </style:style>
    <style:style style:name="Tabla16.K16" style:family="table-cell">
      <style:table-cell-properties style:vertical-align="middle" fo:padding="0cm" fo:border-left="0.05pt solid #000000" fo:border-right="none" fo:border-top="none" fo:border-bottom="0.05pt solid #000000"/>
    </style:style>
    <style:style style:name="Tabla16.L16" style:family="table-cell">
      <style:table-cell-properties style:vertical-align="middle" fo:padding="0cm" fo:border-left="0.05pt solid #000000" fo:border-right="0.05pt solid #000000" fo:border-top="none" fo:border-bottom="0.05pt solid #000000"/>
    </style:style>
    <style:style style:name="Tabla16.A17" style:family="table-cell">
      <style:table-cell-properties style:vertical-align="middle" fo:padding="0cm" fo:border-left="0.05pt solid #000000" fo:border-right="none" fo:border-top="none" fo:border-bottom="0.05pt solid #000000"/>
    </style:style>
    <style:style style:name="Tabla16.B17" style:family="table-cell">
      <style:table-cell-properties style:vertical-align="middle" fo:padding="0cm" fo:border-left="0.05pt solid #000000" fo:border-right="none" fo:border-top="none" fo:border-bottom="0.05pt solid #000000"/>
    </style:style>
    <style:style style:name="Tabla16.C17" style:family="table-cell">
      <style:table-cell-properties style:vertical-align="middle" fo:padding="0cm" fo:border-left="0.05pt solid #000000" fo:border-right="none" fo:border-top="none" fo:border-bottom="0.05pt solid #000000"/>
    </style:style>
    <style:style style:name="Tabla16.J17" style:family="table-cell">
      <style:table-cell-properties style:vertical-align="middle" fo:padding="0cm" fo:border-left="0.05pt solid #000000" fo:border-right="none" fo:border-top="none" fo:border-bottom="0.05pt solid #000000"/>
    </style:style>
    <style:style style:name="Tabla16.K17" style:family="table-cell" style:data-style-name="N0">
      <style:table-cell-properties style:vertical-align="middle" fo:padding="0cm" fo:border-left="0.05pt solid #000000" fo:border-right="none" fo:border-top="none" fo:border-bottom="0.05pt solid #000000"/>
    </style:style>
    <style:style style:name="Tabla16.L17" style:family="table-cell">
      <style:table-cell-properties style:vertical-align="middle" fo:padding="0cm" fo:border-left="0.05pt solid #000000" fo:border-right="0.05pt solid #000000" fo:border-top="none" fo:border-bottom="0.05pt solid #000000"/>
    </style:style>
    <style:style style:name="Tabla16.A18" style:family="table-cell">
      <style:table-cell-properties style:vertical-align="middle" fo:padding="0cm" fo:border-left="0.05pt solid #000000" fo:border-right="none" fo:border-top="none" fo:border-bottom="0.05pt solid #000000"/>
    </style:style>
    <style:style style:name="Tabla16.B18" style:family="table-cell">
      <style:table-cell-properties style:vertical-align="middle" fo:padding="0cm" fo:border-left="0.05pt solid #000000" fo:border-right="none" fo:border-top="none" fo:border-bottom="0.05pt solid #000000"/>
    </style:style>
    <style:style style:name="Tabla16.C18" style:family="table-cell">
      <style:table-cell-properties style:vertical-align="middle" fo:padding="0cm" fo:border-left="0.05pt solid #000000" fo:border-right="none" fo:border-top="none" fo:border-bottom="0.05pt solid #000000"/>
    </style:style>
    <style:style style:name="Tabla16.J18" style:family="table-cell" style:data-style-name="N0">
      <style:table-cell-properties style:vertical-align="middle" fo:padding="0cm" fo:border-left="0.05pt solid #000000" fo:border-right="none" fo:border-top="none" fo:border-bottom="0.05pt solid #000000"/>
    </style:style>
    <style:style style:name="Tabla16.K18" style:family="table-cell">
      <style:table-cell-properties style:vertical-align="middle" fo:padding="0cm" fo:border-left="0.05pt solid #000000" fo:border-right="none" fo:border-top="none" fo:border-bottom="0.05pt solid #000000"/>
    </style:style>
    <style:style style:name="Tabla16.L18" style:family="table-cell">
      <style:table-cell-properties style:vertical-align="middle" fo:padding="0cm" fo:border-left="0.05pt solid #000000" fo:border-right="0.05pt solid #000000" fo:border-top="none" fo:border-bottom="0.05pt solid #000000"/>
    </style:style>
    <style:style style:name="Tabla16.A19" style:family="table-cell">
      <style:table-cell-properties style:vertical-align="middle" fo:padding="0cm" fo:border-left="0.05pt solid #000000" fo:border-right="none" fo:border-top="none" fo:border-bottom="0.05pt solid #000000"/>
    </style:style>
    <style:style style:name="Tabla16.B19" style:family="table-cell">
      <style:table-cell-properties style:vertical-align="middle" fo:padding="0cm" fo:border-left="0.05pt solid #000000" fo:border-right="none" fo:border-top="none" fo:border-bottom="0.05pt solid #000000"/>
    </style:style>
    <style:style style:name="Tabla16.C19" style:family="table-cell">
      <style:table-cell-properties style:vertical-align="middle" fo:padding="0cm" fo:border-left="0.05pt solid #000000" fo:border-right="none" fo:border-top="none" fo:border-bottom="0.05pt solid #000000"/>
    </style:style>
    <style:style style:name="Tabla16.J19" style:family="table-cell" style:data-style-name="N0">
      <style:table-cell-properties style:vertical-align="middle" fo:padding="0cm" fo:border-left="0.05pt solid #000000" fo:border-right="none" fo:border-top="none" fo:border-bottom="0.05pt solid #000000"/>
    </style:style>
    <style:style style:name="Tabla16.K19" style:family="table-cell" style:data-style-name="N0">
      <style:table-cell-properties style:vertical-align="middle" fo:padding="0cm" fo:border-left="0.05pt solid #000000" fo:border-right="none" fo:border-top="none" fo:border-bottom="0.05pt solid #000000"/>
    </style:style>
    <style:style style:name="Tabla16.L19" style:family="table-cell">
      <style:table-cell-properties style:vertical-align="middle" fo:padding="0cm" fo:border-left="0.05pt solid #000000" fo:border-right="0.05pt solid #000000" fo:border-top="none" fo:border-bottom="0.05pt solid #000000"/>
    </style:style>
    <style:style style:name="Tabla16.A20" style:family="table-cell">
      <style:table-cell-properties style:vertical-align="middle" fo:padding="0cm" fo:border-left="0.05pt solid #000000" fo:border-right="none" fo:border-top="none" fo:border-bottom="0.05pt solid #000000"/>
    </style:style>
    <style:style style:name="Tabla16.B20" style:family="table-cell">
      <style:table-cell-properties style:vertical-align="middle" fo:padding="0cm" fo:border-left="0.05pt solid #000000" fo:border-right="none" fo:border-top="none" fo:border-bottom="0.05pt solid #000000"/>
    </style:style>
    <style:style style:name="Tabla16.C20" style:family="table-cell">
      <style:table-cell-properties style:vertical-align="middle" fo:padding="0cm" fo:border-left="0.05pt solid #000000" fo:border-right="none" fo:border-top="none" fo:border-bottom="0.05pt solid #000000"/>
    </style:style>
    <style:style style:name="Tabla16.J20" style:family="table-cell">
      <style:table-cell-properties style:vertical-align="middle" fo:padding="0cm" fo:border-left="0.05pt solid #000000" fo:border-right="none" fo:border-top="none" fo:border-bottom="0.05pt solid #000000"/>
    </style:style>
    <style:style style:name="Tabla16.K20" style:family="table-cell">
      <style:table-cell-properties style:vertical-align="middle" fo:padding="0cm" fo:border-left="0.05pt solid #000000" fo:border-right="none" fo:border-top="none" fo:border-bottom="0.05pt solid #000000"/>
    </style:style>
    <style:style style:name="Tabla16.L20" style:family="table-cell">
      <style:table-cell-properties style:vertical-align="middle" fo:padding="0cm" fo:border-left="0.05pt solid #000000" fo:border-right="0.05pt solid #000000" fo:border-top="none" fo:border-bottom="0.05pt solid #000000"/>
    </style:style>
    <style:style style:name="Tabla16.A21" style:family="table-cell">
      <style:table-cell-properties style:vertical-align="middle" fo:padding="0cm" fo:border-left="0.05pt solid #000000" fo:border-right="none" fo:border-top="none" fo:border-bottom="0.05pt solid #000000"/>
    </style:style>
    <style:style style:name="Tabla16.B21" style:family="table-cell">
      <style:table-cell-properties style:vertical-align="middle" fo:padding="0cm" fo:border-left="0.05pt solid #000000" fo:border-right="none" fo:border-top="none" fo:border-bottom="0.05pt solid #000000"/>
    </style:style>
    <style:style style:name="Tabla16.C21" style:family="table-cell">
      <style:table-cell-properties style:vertical-align="middle" fo:padding="0cm" fo:border-left="0.05pt solid #000000" fo:border-right="none" fo:border-top="none" fo:border-bottom="0.05pt solid #000000"/>
    </style:style>
    <style:style style:name="Tabla16.J21" style:family="table-cell">
      <style:table-cell-properties style:vertical-align="middle" fo:padding="0cm" fo:border-left="0.05pt solid #000000" fo:border-right="none" fo:border-top="none" fo:border-bottom="0.05pt solid #000000"/>
    </style:style>
    <style:style style:name="Tabla16.K21" style:family="table-cell">
      <style:table-cell-properties style:vertical-align="middle" fo:padding="0cm" fo:border-left="0.05pt solid #000000" fo:border-right="none" fo:border-top="none" fo:border-bottom="0.05pt solid #000000"/>
    </style:style>
    <style:style style:name="Tabla16.L21" style:family="table-cell">
      <style:table-cell-properties style:vertical-align="middle" fo:padding="0cm" fo:border-left="0.05pt solid #000000" fo:border-right="0.05pt solid #000000" fo:border-top="none" fo:border-bottom="0.05pt solid #000000"/>
    </style:style>
    <style:style style:name="Tabla16.A22" style:family="table-cell">
      <style:table-cell-properties style:vertical-align="middle" fo:padding="0cm" fo:border-left="0.05pt solid #000000" fo:border-right="none" fo:border-top="none" fo:border-bottom="0.05pt solid #000000"/>
    </style:style>
    <style:style style:name="Tabla16.B22" style:family="table-cell">
      <style:table-cell-properties style:vertical-align="middle" fo:padding="0cm" fo:border-left="0.05pt solid #000000" fo:border-right="none" fo:border-top="none" fo:border-bottom="0.05pt solid #000000"/>
    </style:style>
    <style:style style:name="Tabla16.C22" style:family="table-cell">
      <style:table-cell-properties style:vertical-align="middle" fo:padding="0cm" fo:border-left="0.05pt solid #000000" fo:border-right="none" fo:border-top="none" fo:border-bottom="0.05pt solid #000000"/>
    </style:style>
    <style:style style:name="Tabla16.J22" style:family="table-cell">
      <style:table-cell-properties style:vertical-align="middle" fo:padding="0cm" fo:border-left="0.05pt solid #000000" fo:border-right="none" fo:border-top="none" fo:border-bottom="0.05pt solid #000000"/>
    </style:style>
    <style:style style:name="Tabla16.K22" style:family="table-cell">
      <style:table-cell-properties style:vertical-align="middle" fo:padding="0cm" fo:border-left="0.05pt solid #000000" fo:border-right="none" fo:border-top="none" fo:border-bottom="0.05pt solid #000000"/>
    </style:style>
    <style:style style:name="Tabla16.L22" style:family="table-cell">
      <style:table-cell-properties style:vertical-align="middle" fo:padding="0cm" fo:border-left="0.05pt solid #000000" fo:border-right="0.05pt solid #000000" fo:border-top="none" fo:border-bottom="0.05pt solid #000000"/>
    </style:style>
    <style:style style:name="Tabla16.A23" style:family="table-cell">
      <style:table-cell-properties style:vertical-align="middle" fo:padding="0cm" fo:border-left="0.05pt solid #000000" fo:border-right="none" fo:border-top="none" fo:border-bottom="0.05pt solid #000000"/>
    </style:style>
    <style:style style:name="Tabla16.B23" style:family="table-cell">
      <style:table-cell-properties style:vertical-align="middle" fo:padding="0cm" fo:border-left="0.05pt solid #000000" fo:border-right="none" fo:border-top="none" fo:border-bottom="0.05pt solid #000000"/>
    </style:style>
    <style:style style:name="Tabla16.C23" style:family="table-cell">
      <style:table-cell-properties style:vertical-align="middle" fo:padding="0cm" fo:border-left="0.05pt solid #000000" fo:border-right="none" fo:border-top="none" fo:border-bottom="0.05pt solid #000000"/>
    </style:style>
    <style:style style:name="Tabla16.J23" style:family="table-cell">
      <style:table-cell-properties style:vertical-align="middle" fo:padding="0cm" fo:border-left="0.05pt solid #000000" fo:border-right="none" fo:border-top="none" fo:border-bottom="0.05pt solid #000000"/>
    </style:style>
    <style:style style:name="Tabla16.K23" style:family="table-cell">
      <style:table-cell-properties style:vertical-align="middle" fo:padding="0cm" fo:border-left="0.05pt solid #000000" fo:border-right="none" fo:border-top="none" fo:border-bottom="0.05pt solid #000000"/>
    </style:style>
    <style:style style:name="Tabla16.L23" style:family="table-cell">
      <style:table-cell-properties style:vertical-align="middle" fo:padding="0cm" fo:border-left="0.05pt solid #000000" fo:border-right="0.05pt solid #000000" fo:border-top="none" fo:border-bottom="0.05pt solid #000000"/>
    </style:style>
    <style:style style:name="Tabla16.A24" style:family="table-cell">
      <style:table-cell-properties style:vertical-align="middle" fo:padding="0cm" fo:border-left="0.05pt solid #000000" fo:border-right="none" fo:border-top="none" fo:border-bottom="0.05pt solid #000000"/>
    </style:style>
    <style:style style:name="Tabla16.B24" style:family="table-cell">
      <style:table-cell-properties style:vertical-align="middle" fo:padding="0cm" fo:border-left="0.05pt solid #000000" fo:border-right="none" fo:border-top="none" fo:border-bottom="0.05pt solid #000000"/>
    </style:style>
    <style:style style:name="Tabla16.C24" style:family="table-cell">
      <style:table-cell-properties style:vertical-align="middle" fo:padding="0cm" fo:border-left="0.05pt solid #000000" fo:border-right="none" fo:border-top="none" fo:border-bottom="0.05pt solid #000000"/>
    </style:style>
    <style:style style:name="Tabla16.J24" style:family="table-cell" style:data-style-name="N10000">
      <style:table-cell-properties style:vertical-align="middle" fo:padding="0cm" fo:border-left="0.05pt solid #000000" fo:border-right="none" fo:border-top="none" fo:border-bottom="0.05pt solid #000000"/>
    </style:style>
    <style:style style:name="Tabla16.K24" style:family="table-cell" style:data-style-name="N10000">
      <style:table-cell-properties style:vertical-align="middle" fo:padding="0cm" fo:border-left="0.05pt solid #000000" fo:border-right="none" fo:border-top="none" fo:border-bottom="0.05pt solid #000000"/>
    </style:style>
    <style:style style:name="Tabla16.L24" style:family="table-cell">
      <style:table-cell-properties style:vertical-align="middle" fo:padding="0cm" fo:border-left="0.05pt solid #000000" fo:border-right="0.05pt solid #000000" fo:border-top="none" fo:border-bottom="0.05pt solid #000000"/>
    </style:style>
    <style:style style:name="Tabla16.A25" style:family="table-cell">
      <style:table-cell-properties style:vertical-align="middle" fo:padding="0cm" fo:border-left="0.05pt solid #000000" fo:border-right="none" fo:border-top="none" fo:border-bottom="0.05pt solid #000000"/>
    </style:style>
    <style:style style:name="Tabla16.B25" style:family="table-cell">
      <style:table-cell-properties style:vertical-align="middle" fo:padding="0cm" fo:border-left="0.05pt solid #000000" fo:border-right="none" fo:border-top="none" fo:border-bottom="0.05pt solid #000000"/>
    </style:style>
    <style:style style:name="Tabla16.C25" style:family="table-cell">
      <style:table-cell-properties style:vertical-align="middle" fo:padding="0cm" fo:border-left="0.05pt solid #000000" fo:border-right="none" fo:border-top="none" fo:border-bottom="0.05pt solid #000000"/>
    </style:style>
    <style:style style:name="Tabla16.J25" style:family="table-cell" style:data-style-name="N10000">
      <style:table-cell-properties style:vertical-align="middle" fo:padding="0cm" fo:border-left="0.05pt solid #000000" fo:border-right="none" fo:border-top="none" fo:border-bottom="0.05pt solid #000000"/>
    </style:style>
    <style:style style:name="Tabla16.K25" style:family="table-cell" style:data-style-name="N10000">
      <style:table-cell-properties style:vertical-align="middle" fo:padding="0cm" fo:border-left="0.05pt solid #000000" fo:border-right="none" fo:border-top="none" fo:border-bottom="0.05pt solid #000000"/>
    </style:style>
    <style:style style:name="Tabla16.L25" style:family="table-cell">
      <style:table-cell-properties style:vertical-align="middle" fo:padding="0cm" fo:border-left="0.05pt solid #000000" fo:border-right="0.05pt solid #000000" fo:border-top="none" fo:border-bottom="0.05pt solid #000000"/>
    </style:style>
    <style:style style:name="Tabla16.A26" style:family="table-cell">
      <style:table-cell-properties style:vertical-align="middle" fo:padding="0cm" fo:border-left="0.05pt solid #000000" fo:border-right="none" fo:border-top="none" fo:border-bottom="0.05pt solid #000000"/>
    </style:style>
    <style:style style:name="Tabla16.B26" style:family="table-cell">
      <style:table-cell-properties style:vertical-align="middle" fo:padding="0cm" fo:border-left="0.05pt solid #000000" fo:border-right="none" fo:border-top="none" fo:border-bottom="0.05pt solid #000000"/>
    </style:style>
    <style:style style:name="Tabla16.C26" style:family="table-cell">
      <style:table-cell-properties style:vertical-align="middle" fo:padding="0cm" fo:border-left="0.05pt solid #000000" fo:border-right="none" fo:border-top="none" fo:border-bottom="0.05pt solid #000000"/>
    </style:style>
    <style:style style:name="Tabla16.J26" style:family="table-cell" style:data-style-name="N10000">
      <style:table-cell-properties style:vertical-align="middle" fo:padding="0cm" fo:border-left="0.05pt solid #000000" fo:border-right="none" fo:border-top="none" fo:border-bottom="0.05pt solid #000000"/>
    </style:style>
    <style:style style:name="Tabla16.K26" style:family="table-cell" style:data-style-name="N10000">
      <style:table-cell-properties style:vertical-align="middle" fo:padding="0cm" fo:border-left="0.05pt solid #000000" fo:border-right="none" fo:border-top="none" fo:border-bottom="0.05pt solid #000000"/>
    </style:style>
    <style:style style:name="Tabla16.L26" style:family="table-cell">
      <style:table-cell-properties style:vertical-align="middle" fo:padding="0cm" fo:border-left="0.05pt solid #000000" fo:border-right="0.05pt solid #000000" fo:border-top="none" fo:border-bottom="0.05pt solid #000000"/>
    </style:style>
    <style:style style:name="Tabla16.A27" style:family="table-cell">
      <style:table-cell-properties style:vertical-align="middle" fo:padding="0cm" fo:border-left="0.05pt solid #000000" fo:border-right="none" fo:border-top="none" fo:border-bottom="0.05pt solid #000000"/>
    </style:style>
    <style:style style:name="Tabla16.B27" style:family="table-cell">
      <style:table-cell-properties style:vertical-align="middle" fo:padding="0cm" fo:border-left="0.05pt solid #000000" fo:border-right="none" fo:border-top="none" fo:border-bottom="0.05pt solid #000000"/>
    </style:style>
    <style:style style:name="Tabla16.C27" style:family="table-cell">
      <style:table-cell-properties style:vertical-align="middle" fo:padding="0cm" fo:border-left="0.05pt solid #000000" fo:border-right="none" fo:border-top="none" fo:border-bottom="0.05pt solid #000000"/>
    </style:style>
    <style:style style:name="Tabla16.J27" style:family="table-cell">
      <style:table-cell-properties style:vertical-align="middle" fo:padding="0cm" fo:border-left="0.05pt solid #000000" fo:border-right="none" fo:border-top="none" fo:border-bottom="0.05pt solid #000000"/>
    </style:style>
    <style:style style:name="Tabla16.K27" style:family="table-cell" style:data-style-name="N10000">
      <style:table-cell-properties style:vertical-align="middle" fo:padding="0cm" fo:border-left="0.05pt solid #000000" fo:border-right="none" fo:border-top="none" fo:border-bottom="0.05pt solid #000000"/>
    </style:style>
    <style:style style:name="Tabla16.L27" style:family="table-cell">
      <style:table-cell-properties style:vertical-align="middle" fo:padding="0cm" fo:border-left="0.05pt solid #000000" fo:border-right="0.05pt solid #000000" fo:border-top="none" fo:border-bottom="0.05pt solid #000000"/>
    </style:style>
    <style:style style:name="Tabla16.A28" style:family="table-cell">
      <style:table-cell-properties style:vertical-align="middle" fo:padding="0cm" fo:border-left="0.05pt solid #000000" fo:border-right="none" fo:border-top="none" fo:border-bottom="0.05pt solid #000000"/>
    </style:style>
    <style:style style:name="Tabla16.B28" style:family="table-cell">
      <style:table-cell-properties style:vertical-align="middle" fo:padding="0cm" fo:border-left="0.05pt solid #000000" fo:border-right="none" fo:border-top="none" fo:border-bottom="0.05pt solid #000000"/>
    </style:style>
    <style:style style:name="Tabla16.C28" style:family="table-cell">
      <style:table-cell-properties style:vertical-align="middle" fo:padding="0cm" fo:border-left="0.05pt solid #000000" fo:border-right="none" fo:border-top="none" fo:border-bottom="0.05pt solid #000000"/>
    </style:style>
    <style:style style:name="Tabla16.J28" style:family="table-cell">
      <style:table-cell-properties style:vertical-align="middle" fo:padding="0cm" fo:border-left="0.05pt solid #000000" fo:border-right="none" fo:border-top="none" fo:border-bottom="0.05pt solid #000000"/>
    </style:style>
    <style:style style:name="Tabla16.K28" style:family="table-cell" style:data-style-name="N0">
      <style:table-cell-properties style:vertical-align="middle" fo:padding="0cm" fo:border-left="0.05pt solid #000000" fo:border-right="none" fo:border-top="none" fo:border-bottom="0.05pt solid #000000"/>
    </style:style>
    <style:style style:name="Tabla16.L28" style:family="table-cell">
      <style:table-cell-properties style:vertical-align="middle" fo:padding="0cm" fo:border-left="0.05pt solid #000000" fo:border-right="0.05pt solid #000000" fo:border-top="none" fo:border-bottom="0.05pt solid #000000"/>
    </style:style>
    <style:style style:name="Tabla16.A29" style:family="table-cell">
      <style:table-cell-properties style:vertical-align="middle" fo:padding="0cm" fo:border-left="0.05pt solid #000000" fo:border-right="none" fo:border-top="none" fo:border-bottom="0.05pt solid #000000"/>
    </style:style>
    <style:style style:name="Tabla16.B29" style:family="table-cell">
      <style:table-cell-properties style:vertical-align="middle" fo:padding="0cm" fo:border-left="0.05pt solid #000000" fo:border-right="none" fo:border-top="none" fo:border-bottom="0.05pt solid #000000"/>
    </style:style>
    <style:style style:name="Tabla16.C29" style:family="table-cell">
      <style:table-cell-properties style:vertical-align="middle" fo:padding="0cm" fo:border-left="0.05pt solid #000000" fo:border-right="none" fo:border-top="none" fo:border-bottom="0.05pt solid #000000"/>
    </style:style>
    <style:style style:name="Tabla16.J29" style:family="table-cell">
      <style:table-cell-properties style:vertical-align="middle" fo:padding="0cm" fo:border-left="0.05pt solid #000000" fo:border-right="none" fo:border-top="none" fo:border-bottom="0.05pt solid #000000"/>
    </style:style>
    <style:style style:name="Tabla16.K29" style:family="table-cell">
      <style:table-cell-properties style:vertical-align="middle" fo:padding="0cm" fo:border-left="0.05pt solid #000000" fo:border-right="none" fo:border-top="none" fo:border-bottom="0.05pt solid #000000"/>
    </style:style>
    <style:style style:name="Tabla16.L29" style:family="table-cell">
      <style:table-cell-properties style:vertical-align="middle" fo:padding="0cm" fo:border-left="0.05pt solid #000000" fo:border-right="0.05pt solid #000000" fo:border-top="none" fo:border-bottom="0.05pt solid #000000"/>
    </style:style>
    <style:style style:name="Tabla16.A30" style:family="table-cell">
      <style:table-cell-properties style:vertical-align="middle" fo:padding="0cm" fo:border-left="0.05pt solid #000000" fo:border-right="none" fo:border-top="none" fo:border-bottom="0.05pt solid #000000"/>
    </style:style>
    <style:style style:name="Tabla16.B30" style:family="table-cell">
      <style:table-cell-properties style:vertical-align="middle" fo:padding="0cm" fo:border-left="0.05pt solid #000000" fo:border-right="none" fo:border-top="none" fo:border-bottom="0.05pt solid #000000"/>
    </style:style>
    <style:style style:name="Tabla16.C30" style:family="table-cell">
      <style:table-cell-properties style:vertical-align="middle" fo:padding="0cm" fo:border-left="0.05pt solid #000000" fo:border-right="none" fo:border-top="none" fo:border-bottom="0.05pt solid #000000"/>
    </style:style>
    <style:style style:name="Tabla16.J30" style:family="table-cell">
      <style:table-cell-properties style:vertical-align="middle" fo:padding="0cm" fo:border-left="0.05pt solid #000000" fo:border-right="none" fo:border-top="none" fo:border-bottom="0.05pt solid #000000"/>
    </style:style>
    <style:style style:name="Tabla16.K30" style:family="table-cell" style:data-style-name="N0">
      <style:table-cell-properties style:vertical-align="middle" fo:padding="0cm" fo:border-left="0.05pt solid #000000" fo:border-right="none" fo:border-top="none" fo:border-bottom="0.05pt solid #000000"/>
    </style:style>
    <style:style style:name="Tabla16.L30" style:family="table-cell">
      <style:table-cell-properties style:vertical-align="middle" fo:padding="0cm" fo:border-left="0.05pt solid #000000" fo:border-right="0.05pt solid #000000" fo:border-top="none" fo:border-bottom="0.05pt solid #000000"/>
    </style:style>
    <style:style style:name="Tabla16.A31" style:family="table-cell">
      <style:table-cell-properties style:vertical-align="middle" fo:padding="0cm" fo:border-left="0.05pt solid #000000" fo:border-right="none" fo:border-top="none" fo:border-bottom="0.05pt solid #000000"/>
    </style:style>
    <style:style style:name="Tabla16.B31" style:family="table-cell">
      <style:table-cell-properties style:vertical-align="middle" fo:padding="0cm" fo:border-left="0.05pt solid #000000" fo:border-right="none" fo:border-top="none" fo:border-bottom="0.05pt solid #000000"/>
    </style:style>
    <style:style style:name="Tabla16.C31" style:family="table-cell">
      <style:table-cell-properties style:vertical-align="middle" fo:padding="0cm" fo:border-left="0.05pt solid #000000" fo:border-right="none" fo:border-top="none" fo:border-bottom="0.05pt solid #000000"/>
    </style:style>
    <style:style style:name="Tabla16.J31" style:family="table-cell">
      <style:table-cell-properties style:vertical-align="middle" fo:padding="0cm" fo:border-left="0.05pt solid #000000" fo:border-right="none" fo:border-top="none" fo:border-bottom="0.05pt solid #000000"/>
    </style:style>
    <style:style style:name="Tabla16.K31" style:family="table-cell">
      <style:table-cell-properties style:vertical-align="middle" fo:padding="0cm" fo:border-left="0.05pt solid #000000" fo:border-right="none" fo:border-top="none" fo:border-bottom="0.05pt solid #000000"/>
    </style:style>
    <style:style style:name="Tabla16.L31" style:family="table-cell">
      <style:table-cell-properties style:vertical-align="middle" fo:padding="0cm" fo:border-left="0.05pt solid #000000" fo:border-right="0.05pt solid #000000" fo:border-top="none" fo:border-bottom="0.05pt solid #000000"/>
    </style:style>
    <style:style style:name="Tabla16.A32" style:family="table-cell">
      <style:table-cell-properties style:vertical-align="middle" fo:padding="0cm" fo:border-left="0.05pt solid #000000" fo:border-right="none" fo:border-top="none" fo:border-bottom="0.05pt solid #000000"/>
    </style:style>
    <style:style style:name="Tabla16.B32" style:family="table-cell">
      <style:table-cell-properties style:vertical-align="middle" fo:padding="0cm" fo:border-left="0.05pt solid #000000" fo:border-right="none" fo:border-top="none" fo:border-bottom="0.05pt solid #000000"/>
    </style:style>
    <style:style style:name="Tabla16.C32" style:family="table-cell">
      <style:table-cell-properties style:vertical-align="middle" fo:padding="0cm" fo:border-left="0.05pt solid #000000" fo:border-right="none" fo:border-top="none" fo:border-bottom="0.05pt solid #000000"/>
    </style:style>
    <style:style style:name="Tabla16.J32" style:family="table-cell">
      <style:table-cell-properties style:vertical-align="middle" fo:padding="0cm" fo:border-left="0.05pt solid #000000" fo:border-right="none" fo:border-top="none" fo:border-bottom="0.05pt solid #000000"/>
    </style:style>
    <style:style style:name="Tabla16.K32" style:family="table-cell" style:data-style-name="N0">
      <style:table-cell-properties style:vertical-align="middle" fo:padding="0cm" fo:border-left="0.05pt solid #000000" fo:border-right="none" fo:border-top="none" fo:border-bottom="0.05pt solid #000000"/>
    </style:style>
    <style:style style:name="Tabla16.L32" style:family="table-cell">
      <style:table-cell-properties style:vertical-align="middle" fo:padding="0cm" fo:border-left="0.05pt solid #000000" fo:border-right="0.05pt solid #000000" fo:border-top="none" fo:border-bottom="0.05pt solid #000000"/>
    </style:style>
    <style:style style:name="Tabla16.A33" style:family="table-cell">
      <style:table-cell-properties style:vertical-align="middle" fo:padding="0cm" fo:border-left="0.05pt solid #000000" fo:border-right="none" fo:border-top="none" fo:border-bottom="0.05pt solid #000000"/>
    </style:style>
    <style:style style:name="Tabla16.B33" style:family="table-cell">
      <style:table-cell-properties style:vertical-align="middle" fo:padding="0cm" fo:border-left="0.05pt solid #000000" fo:border-right="none" fo:border-top="none" fo:border-bottom="0.05pt solid #000000"/>
    </style:style>
    <style:style style:name="Tabla16.C33" style:family="table-cell">
      <style:table-cell-properties style:vertical-align="middle" fo:padding="0cm" fo:border-left="0.05pt solid #000000" fo:border-right="none" fo:border-top="none" fo:border-bottom="0.05pt solid #000000"/>
    </style:style>
    <style:style style:name="Tabla16.J33" style:family="table-cell">
      <style:table-cell-properties style:vertical-align="middle" fo:padding="0cm" fo:border-left="0.05pt solid #000000" fo:border-right="none" fo:border-top="none" fo:border-bottom="0.05pt solid #000000"/>
    </style:style>
    <style:style style:name="Tabla16.K33" style:family="table-cell" style:data-style-name="N0">
      <style:table-cell-properties style:vertical-align="middle" fo:padding="0cm" fo:border-left="0.05pt solid #000000" fo:border-right="none" fo:border-top="none" fo:border-bottom="0.05pt solid #000000"/>
    </style:style>
    <style:style style:name="Tabla16.L33" style:family="table-cell">
      <style:table-cell-properties style:vertical-align="middle" fo:padding="0cm" fo:border-left="0.05pt solid #000000" fo:border-right="0.05pt solid #000000" fo:border-top="none" fo:border-bottom="0.05pt solid #000000"/>
    </style:style>
    <style:style style:name="Tabla16.A34" style:family="table-cell">
      <style:table-cell-properties style:vertical-align="middle" fo:padding="0cm" fo:border-left="0.05pt solid #000000" fo:border-right="none" fo:border-top="none" fo:border-bottom="0.05pt solid #000000"/>
    </style:style>
    <style:style style:name="Tabla16.B34" style:family="table-cell">
      <style:table-cell-properties style:vertical-align="middle" fo:padding="0cm" fo:border-left="0.05pt solid #000000" fo:border-right="none" fo:border-top="none" fo:border-bottom="0.05pt solid #000000"/>
    </style:style>
    <style:style style:name="Tabla16.C34" style:family="table-cell">
      <style:table-cell-properties style:vertical-align="middle" fo:padding="0cm" fo:border-left="0.05pt solid #000000" fo:border-right="none" fo:border-top="none" fo:border-bottom="0.05pt solid #000000"/>
    </style:style>
    <style:style style:name="Tabla16.J34" style:family="table-cell" style:data-style-name="N0">
      <style:table-cell-properties style:vertical-align="middle" fo:padding="0cm" fo:border-left="0.05pt solid #000000" fo:border-right="none" fo:border-top="none" fo:border-bottom="0.05pt solid #000000"/>
    </style:style>
    <style:style style:name="Tabla16.K34" style:family="table-cell">
      <style:table-cell-properties style:vertical-align="middle" fo:padding="0cm" fo:border-left="0.05pt solid #000000" fo:border-right="none" fo:border-top="none" fo:border-bottom="0.05pt solid #000000"/>
    </style:style>
    <style:style style:name="Tabla16.L34" style:family="table-cell">
      <style:table-cell-properties style:vertical-align="middle" fo:padding="0cm" fo:border-left="0.05pt solid #000000" fo:border-right="0.05pt solid #000000" fo:border-top="none" fo:border-bottom="0.05pt solid #000000"/>
    </style:style>
    <style:style style:name="Tabla16.A35" style:family="table-cell">
      <style:table-cell-properties style:vertical-align="middle" fo:padding="0cm" fo:border-left="0.05pt solid #000000" fo:border-right="none" fo:border-top="none" fo:border-bottom="0.05pt solid #000000"/>
    </style:style>
    <style:style style:name="Tabla16.B35" style:family="table-cell">
      <style:table-cell-properties style:vertical-align="middle" fo:padding="0cm" fo:border-left="0.05pt solid #000000" fo:border-right="none" fo:border-top="none" fo:border-bottom="0.05pt solid #000000"/>
    </style:style>
    <style:style style:name="Tabla16.C35" style:family="table-cell">
      <style:table-cell-properties style:vertical-align="middle" fo:padding="0cm" fo:border-left="0.05pt solid #000000" fo:border-right="none" fo:border-top="none" fo:border-bottom="0.05pt solid #000000"/>
    </style:style>
    <style:style style:name="Tabla16.J35" style:family="table-cell">
      <style:table-cell-properties style:vertical-align="middle" fo:padding="0cm" fo:border-left="0.05pt solid #000000" fo:border-right="none" fo:border-top="none" fo:border-bottom="0.05pt solid #000000"/>
    </style:style>
    <style:style style:name="Tabla16.K35" style:family="table-cell" style:data-style-name="N0">
      <style:table-cell-properties style:vertical-align="middle" fo:padding="0cm" fo:border-left="0.05pt solid #000000" fo:border-right="none" fo:border-top="none" fo:border-bottom="0.05pt solid #000000"/>
    </style:style>
    <style:style style:name="Tabla16.L35" style:family="table-cell">
      <style:table-cell-properties style:vertical-align="middle" fo:padding="0cm" fo:border-left="0.05pt solid #000000" fo:border-right="0.05pt solid #000000" fo:border-top="none" fo:border-bottom="0.05pt solid #000000"/>
    </style:style>
    <style:style style:name="Tabla16.A36" style:family="table-cell">
      <style:table-cell-properties style:vertical-align="middle" fo:padding="0cm" fo:border-left="0.05pt solid #000000" fo:border-right="none" fo:border-top="none" fo:border-bottom="0.05pt solid #000000"/>
    </style:style>
    <style:style style:name="Tabla16.B36" style:family="table-cell">
      <style:table-cell-properties style:vertical-align="middle" fo:padding="0cm" fo:border-left="0.05pt solid #000000" fo:border-right="none" fo:border-top="none" fo:border-bottom="0.05pt solid #000000"/>
    </style:style>
    <style:style style:name="Tabla16.C36" style:family="table-cell">
      <style:table-cell-properties style:vertical-align="middle" fo:padding="0cm" fo:border-left="0.05pt solid #000000" fo:border-right="none" fo:border-top="none" fo:border-bottom="0.05pt solid #000000"/>
    </style:style>
    <style:style style:name="Tabla16.J36" style:family="table-cell">
      <style:table-cell-properties style:vertical-align="middle" fo:padding="0cm" fo:border-left="0.05pt solid #000000" fo:border-right="none" fo:border-top="none" fo:border-bottom="0.05pt solid #000000"/>
    </style:style>
    <style:style style:name="Tabla16.K36" style:family="table-cell" style:data-style-name="N0">
      <style:table-cell-properties style:vertical-align="middle" fo:padding="0cm" fo:border-left="0.05pt solid #000000" fo:border-right="none" fo:border-top="none" fo:border-bottom="0.05pt solid #000000"/>
    </style:style>
    <style:style style:name="Tabla16.L36" style:family="table-cell">
      <style:table-cell-properties style:vertical-align="middle" fo:padding="0cm" fo:border-left="0.05pt solid #000000" fo:border-right="0.05pt solid #000000" fo:border-top="none" fo:border-bottom="0.05pt solid #000000"/>
    </style:style>
    <style:style style:name="Tabla16.A37" style:family="table-cell">
      <style:table-cell-properties style:vertical-align="middle" fo:padding="0cm" fo:border-left="0.05pt solid #000000" fo:border-right="none" fo:border-top="none" fo:border-bottom="0.05pt solid #000000"/>
    </style:style>
    <style:style style:name="Tabla16.B37" style:family="table-cell">
      <style:table-cell-properties style:vertical-align="middle" fo:padding="0cm" fo:border-left="0.05pt solid #000000" fo:border-right="none" fo:border-top="none" fo:border-bottom="0.05pt solid #000000"/>
    </style:style>
    <style:style style:name="Tabla16.C37" style:family="table-cell">
      <style:table-cell-properties style:vertical-align="middle" fo:padding="0cm" fo:border-left="0.05pt solid #000000" fo:border-right="none" fo:border-top="none" fo:border-bottom="0.05pt solid #000000"/>
    </style:style>
    <style:style style:name="Tabla16.J37" style:family="table-cell" style:data-style-name="N0">
      <style:table-cell-properties style:vertical-align="middle" fo:padding="0cm" fo:border-left="0.05pt solid #000000" fo:border-right="none" fo:border-top="none" fo:border-bottom="0.05pt solid #000000"/>
    </style:style>
    <style:style style:name="Tabla16.K37" style:family="table-cell">
      <style:table-cell-properties style:vertical-align="middle" fo:padding="0cm" fo:border-left="0.05pt solid #000000" fo:border-right="none" fo:border-top="none" fo:border-bottom="0.05pt solid #000000"/>
    </style:style>
    <style:style style:name="Tabla16.L37" style:family="table-cell">
      <style:table-cell-properties style:vertical-align="middle" fo:padding="0cm" fo:border-left="0.05pt solid #000000" fo:border-right="0.05pt solid #000000" fo:border-top="none" fo:border-bottom="0.05pt solid #000000"/>
    </style:style>
    <style:style style:name="Tabla16.A38" style:family="table-cell">
      <style:table-cell-properties style:vertical-align="middle" fo:padding="0cm" fo:border-left="0.05pt solid #000000" fo:border-right="none" fo:border-top="none" fo:border-bottom="0.05pt solid #000000"/>
    </style:style>
    <style:style style:name="Tabla16.B38" style:family="table-cell">
      <style:table-cell-properties style:vertical-align="middle" fo:padding="0cm" fo:border-left="0.05pt solid #000000" fo:border-right="none" fo:border-top="none" fo:border-bottom="0.05pt solid #000000"/>
    </style:style>
    <style:style style:name="Tabla16.C38" style:family="table-cell">
      <style:table-cell-properties style:vertical-align="middle" fo:padding="0cm" fo:border-left="0.05pt solid #000000" fo:border-right="none" fo:border-top="none" fo:border-bottom="0.05pt solid #000000"/>
    </style:style>
    <style:style style:name="Tabla16.J38" style:family="table-cell">
      <style:table-cell-properties style:vertical-align="middle" fo:padding="0cm" fo:border-left="0.05pt solid #000000" fo:border-right="none" fo:border-top="none" fo:border-bottom="0.05pt solid #000000"/>
    </style:style>
    <style:style style:name="Tabla16.K38" style:family="table-cell" style:data-style-name="N0">
      <style:table-cell-properties style:vertical-align="middle" fo:padding="0cm" fo:border-left="0.05pt solid #000000" fo:border-right="none" fo:border-top="none" fo:border-bottom="0.05pt solid #000000"/>
    </style:style>
    <style:style style:name="Tabla16.L38" style:family="table-cell">
      <style:table-cell-properties style:vertical-align="middle" fo:padding="0cm" fo:border-left="0.05pt solid #000000" fo:border-right="0.05pt solid #000000" fo:border-top="none" fo:border-bottom="0.05pt solid #000000"/>
    </style:style>
    <style:style style:name="Tabla16.A39" style:family="table-cell">
      <style:table-cell-properties style:vertical-align="middle" fo:padding="0cm" fo:border-left="0.05pt solid #000000" fo:border-right="none" fo:border-top="none" fo:border-bottom="0.05pt solid #000000"/>
    </style:style>
    <style:style style:name="Tabla16.B39" style:family="table-cell">
      <style:table-cell-properties style:vertical-align="middle" fo:padding="0cm" fo:border-left="0.05pt solid #000000" fo:border-right="none" fo:border-top="none" fo:border-bottom="0.05pt solid #000000"/>
    </style:style>
    <style:style style:name="Tabla16.C39" style:family="table-cell">
      <style:table-cell-properties style:vertical-align="middle" fo:padding="0cm" fo:border-left="0.05pt solid #000000" fo:border-right="none" fo:border-top="none" fo:border-bottom="0.05pt solid #000000"/>
    </style:style>
    <style:style style:name="Tabla16.J39" style:family="table-cell">
      <style:table-cell-properties style:vertical-align="middle" fo:padding="0cm" fo:border-left="0.05pt solid #000000" fo:border-right="none" fo:border-top="none" fo:border-bottom="0.05pt solid #000000"/>
    </style:style>
    <style:style style:name="Tabla16.K39" style:family="table-cell" style:data-style-name="N0">
      <style:table-cell-properties style:vertical-align="middle" fo:padding="0cm" fo:border-left="0.05pt solid #000000" fo:border-right="none" fo:border-top="none" fo:border-bottom="0.05pt solid #000000"/>
    </style:style>
    <style:style style:name="Tabla16.L39" style:family="table-cell">
      <style:table-cell-properties style:vertical-align="middle" fo:padding="0cm" fo:border-left="0.05pt solid #000000" fo:border-right="0.05pt solid #000000" fo:border-top="none" fo:border-bottom="0.05pt solid #000000"/>
    </style:style>
    <style:style style:name="Tabla16.A40" style:family="table-cell">
      <style:table-cell-properties style:vertical-align="middle" fo:padding="0cm" fo:border-left="0.05pt solid #000000" fo:border-right="none" fo:border-top="none" fo:border-bottom="0.05pt solid #000000"/>
    </style:style>
    <style:style style:name="Tabla16.B40" style:family="table-cell">
      <style:table-cell-properties style:vertical-align="middle" fo:padding="0cm" fo:border-left="0.05pt solid #000000" fo:border-right="none" fo:border-top="none" fo:border-bottom="0.05pt solid #000000"/>
    </style:style>
    <style:style style:name="Tabla16.C40" style:family="table-cell">
      <style:table-cell-properties style:vertical-align="middle" fo:padding="0cm" fo:border-left="0.05pt solid #000000" fo:border-right="none" fo:border-top="none" fo:border-bottom="0.05pt solid #000000"/>
    </style:style>
    <style:style style:name="Tabla16.J40" style:family="table-cell" style:data-style-name="N0">
      <style:table-cell-properties style:vertical-align="middle" fo:padding="0cm" fo:border-left="0.05pt solid #000000" fo:border-right="none" fo:border-top="none" fo:border-bottom="0.05pt solid #000000"/>
    </style:style>
    <style:style style:name="Tabla16.K40" style:family="table-cell">
      <style:table-cell-properties style:vertical-align="middle" fo:padding="0cm" fo:border-left="0.05pt solid #000000" fo:border-right="none" fo:border-top="none" fo:border-bottom="0.05pt solid #000000"/>
    </style:style>
    <style:style style:name="Tabla16.L40" style:family="table-cell">
      <style:table-cell-properties style:vertical-align="middle" fo:padding="0cm" fo:border-left="0.05pt solid #000000" fo:border-right="0.05pt solid #000000" fo:border-top="none" fo:border-bottom="0.05pt solid #000000"/>
    </style:style>
    <style:style style:name="Tabla16.A41" style:family="table-cell">
      <style:table-cell-properties style:vertical-align="middle" fo:padding="0cm" fo:border-left="0.05pt solid #000000" fo:border-right="none" fo:border-top="none" fo:border-bottom="0.05pt solid #000000"/>
    </style:style>
    <style:style style:name="Tabla16.B41" style:family="table-cell">
      <style:table-cell-properties style:vertical-align="middle" fo:padding="0cm" fo:border-left="0.05pt solid #000000" fo:border-right="none" fo:border-top="none" fo:border-bottom="0.05pt solid #000000"/>
    </style:style>
    <style:style style:name="Tabla16.C41" style:family="table-cell">
      <style:table-cell-properties style:vertical-align="middle" fo:padding="0cm" fo:border-left="0.05pt solid #000000" fo:border-right="none" fo:border-top="none" fo:border-bottom="0.05pt solid #000000"/>
    </style:style>
    <style:style style:name="Tabla16.J41" style:family="table-cell">
      <style:table-cell-properties style:vertical-align="middle" fo:padding="0cm" fo:border-left="0.05pt solid #000000" fo:border-right="none" fo:border-top="none" fo:border-bottom="0.05pt solid #000000"/>
    </style:style>
    <style:style style:name="Tabla16.K41" style:family="table-cell" style:data-style-name="N0">
      <style:table-cell-properties style:vertical-align="middle" fo:padding="0cm" fo:border-left="0.05pt solid #000000" fo:border-right="none" fo:border-top="none" fo:border-bottom="0.05pt solid #000000"/>
    </style:style>
    <style:style style:name="Tabla16.L41" style:family="table-cell">
      <style:table-cell-properties style:vertical-align="middle" fo:padding="0cm" fo:border-left="0.05pt solid #000000" fo:border-right="0.05pt solid #000000" fo:border-top="none" fo:border-bottom="0.05pt solid #000000"/>
    </style:style>
    <style:style style:name="Tabla16.A42" style:family="table-cell">
      <style:table-cell-properties style:vertical-align="middle" fo:padding="0cm" fo:border-left="0.05pt solid #000000" fo:border-right="none" fo:border-top="none" fo:border-bottom="0.05pt solid #000000"/>
    </style:style>
    <style:style style:name="Tabla16.B42" style:family="table-cell">
      <style:table-cell-properties style:vertical-align="middle" fo:padding="0cm" fo:border-left="0.05pt solid #000000" fo:border-right="none" fo:border-top="none" fo:border-bottom="0.05pt solid #000000"/>
    </style:style>
    <style:style style:name="Tabla16.C42" style:family="table-cell">
      <style:table-cell-properties style:vertical-align="middle" fo:padding="0cm" fo:border-left="0.05pt solid #000000" fo:border-right="none" fo:border-top="none" fo:border-bottom="0.05pt solid #000000"/>
    </style:style>
    <style:style style:name="Tabla16.J42" style:family="table-cell">
      <style:table-cell-properties style:vertical-align="middle" fo:padding="0cm" fo:border-left="0.05pt solid #000000" fo:border-right="none" fo:border-top="none" fo:border-bottom="0.05pt solid #000000"/>
    </style:style>
    <style:style style:name="Tabla16.K42" style:family="table-cell" style:data-style-name="N0">
      <style:table-cell-properties style:vertical-align="middle" fo:padding="0cm" fo:border-left="0.05pt solid #000000" fo:border-right="none" fo:border-top="none" fo:border-bottom="0.05pt solid #000000"/>
    </style:style>
    <style:style style:name="Tabla16.L42" style:family="table-cell">
      <style:table-cell-properties style:vertical-align="middle" fo:padding="0cm" fo:border-left="0.05pt solid #000000" fo:border-right="0.05pt solid #000000" fo:border-top="none" fo:border-bottom="0.05pt solid #000000"/>
    </style:style>
    <style:style style:name="Tabla16.A43" style:family="table-cell">
      <style:table-cell-properties style:vertical-align="middle" fo:padding="0cm" fo:border-left="0.05pt solid #000000" fo:border-right="none" fo:border-top="none" fo:border-bottom="0.05pt solid #000000"/>
    </style:style>
    <style:style style:name="Tabla16.B43" style:family="table-cell">
      <style:table-cell-properties style:vertical-align="middle" fo:padding="0cm" fo:border-left="0.05pt solid #000000" fo:border-right="none" fo:border-top="none" fo:border-bottom="0.05pt solid #000000"/>
    </style:style>
    <style:style style:name="Tabla16.C43" style:family="table-cell">
      <style:table-cell-properties style:vertical-align="middle" fo:padding="0cm" fo:border-left="0.05pt solid #000000" fo:border-right="none" fo:border-top="none" fo:border-bottom="0.05pt solid #000000"/>
    </style:style>
    <style:style style:name="Tabla16.J43" style:family="table-cell">
      <style:table-cell-properties style:vertical-align="middle" fo:padding="0cm" fo:border-left="0.05pt solid #000000" fo:border-right="none" fo:border-top="none" fo:border-bottom="0.05pt solid #000000"/>
    </style:style>
    <style:style style:name="Tabla16.K43" style:family="table-cell" style:data-style-name="N0">
      <style:table-cell-properties style:vertical-align="middle" fo:padding="0cm" fo:border-left="0.05pt solid #000000" fo:border-right="none" fo:border-top="none" fo:border-bottom="0.05pt solid #000000"/>
    </style:style>
    <style:style style:name="Tabla16.L43" style:family="table-cell">
      <style:table-cell-properties style:vertical-align="middle" fo:padding="0cm" fo:border-left="0.05pt solid #000000" fo:border-right="0.05pt solid #000000" fo:border-top="none" fo:border-bottom="0.05pt solid #000000"/>
    </style:style>
    <style:style style:name="Tabla16.A44" style:family="table-cell">
      <style:table-cell-properties style:vertical-align="middle" fo:padding="0cm" fo:border-left="0.05pt solid #000000" fo:border-right="none" fo:border-top="none" fo:border-bottom="0.05pt solid #000000"/>
    </style:style>
    <style:style style:name="Tabla16.B44" style:family="table-cell">
      <style:table-cell-properties style:vertical-align="middle" fo:padding="0cm" fo:border-left="0.05pt solid #000000" fo:border-right="none" fo:border-top="none" fo:border-bottom="0.05pt solid #000000"/>
    </style:style>
    <style:style style:name="Tabla16.C44" style:family="table-cell">
      <style:table-cell-properties style:vertical-align="middle" fo:padding="0cm" fo:border-left="0.05pt solid #000000" fo:border-right="none" fo:border-top="none" fo:border-bottom="0.05pt solid #000000"/>
    </style:style>
    <style:style style:name="Tabla16.J44" style:family="table-cell" style:data-style-name="N0">
      <style:table-cell-properties style:vertical-align="middle" fo:padding="0cm" fo:border-left="0.05pt solid #000000" fo:border-right="none" fo:border-top="none" fo:border-bottom="0.05pt solid #000000"/>
    </style:style>
    <style:style style:name="Tabla16.K44" style:family="table-cell" style:data-style-name="N0">
      <style:table-cell-properties style:vertical-align="middle" fo:padding="0cm" fo:border-left="0.05pt solid #000000" fo:border-right="none" fo:border-top="none" fo:border-bottom="0.05pt solid #000000"/>
    </style:style>
    <style:style style:name="Tabla16.L44" style:family="table-cell">
      <style:table-cell-properties style:vertical-align="middle" fo:padding="0cm" fo:border-left="0.05pt solid #000000" fo:border-right="0.05pt solid #000000" fo:border-top="none" fo:border-bottom="0.05pt solid #000000"/>
    </style:style>
    <style:style style:name="Tabla16.A45" style:family="table-cell">
      <style:table-cell-properties style:vertical-align="middle" fo:padding="0cm" fo:border-left="0.05pt solid #000000" fo:border-right="none" fo:border-top="none" fo:border-bottom="0.05pt solid #000000"/>
    </style:style>
    <style:style style:name="Tabla16.B45" style:family="table-cell">
      <style:table-cell-properties style:vertical-align="middle" fo:padding="0cm" fo:border-left="0.05pt solid #000000" fo:border-right="none" fo:border-top="none" fo:border-bottom="0.05pt solid #000000"/>
    </style:style>
    <style:style style:name="Tabla16.C45" style:family="table-cell">
      <style:table-cell-properties style:vertical-align="middle" fo:padding="0cm" fo:border-left="0.05pt solid #000000" fo:border-right="none" fo:border-top="none" fo:border-bottom="0.05pt solid #000000"/>
    </style:style>
    <style:style style:name="Tabla16.J45" style:family="table-cell" style:data-style-name="N0">
      <style:table-cell-properties style:vertical-align="middle" fo:padding="0cm" fo:border-left="0.05pt solid #000000" fo:border-right="none" fo:border-top="none" fo:border-bottom="0.05pt solid #000000"/>
    </style:style>
    <style:style style:name="Tabla16.K45" style:family="table-cell">
      <style:table-cell-properties style:vertical-align="middle" fo:padding="0cm" fo:border-left="0.05pt solid #000000" fo:border-right="none" fo:border-top="none" fo:border-bottom="0.05pt solid #000000"/>
    </style:style>
    <style:style style:name="Tabla16.L45" style:family="table-cell">
      <style:table-cell-properties style:vertical-align="middle" fo:padding="0cm" fo:border-left="0.05pt solid #000000" fo:border-right="0.05pt solid #000000" fo:border-top="none" fo:border-bottom="0.05pt solid #000000"/>
    </style:style>
    <style:style style:name="Tabla16.A46" style:family="table-cell">
      <style:table-cell-properties style:vertical-align="middle" fo:padding="0cm" fo:border-left="0.05pt solid #000000" fo:border-right="none" fo:border-top="none" fo:border-bottom="0.05pt solid #000000"/>
    </style:style>
    <style:style style:name="Tabla16.B46" style:family="table-cell">
      <style:table-cell-properties style:vertical-align="middle" fo:padding="0cm" fo:border-left="0.05pt solid #000000" fo:border-right="none" fo:border-top="none" fo:border-bottom="0.05pt solid #000000"/>
    </style:style>
    <style:style style:name="Tabla16.C46" style:family="table-cell">
      <style:table-cell-properties style:vertical-align="middle" fo:padding="0cm" fo:border-left="0.05pt solid #000000" fo:border-right="none" fo:border-top="none" fo:border-bottom="0.05pt solid #000000"/>
    </style:style>
    <style:style style:name="Tabla16.J46" style:family="table-cell" style:data-style-name="N0">
      <style:table-cell-properties style:vertical-align="middle" fo:padding="0cm" fo:border-left="0.05pt solid #000000" fo:border-right="none" fo:border-top="none" fo:border-bottom="0.05pt solid #000000"/>
    </style:style>
    <style:style style:name="Tabla16.K46" style:family="table-cell">
      <style:table-cell-properties style:vertical-align="middle" fo:padding="0cm" fo:border-left="0.05pt solid #000000" fo:border-right="none" fo:border-top="none" fo:border-bottom="0.05pt solid #000000"/>
    </style:style>
    <style:style style:name="Tabla16.L46" style:family="table-cell">
      <style:table-cell-properties style:vertical-align="middle" fo:padding="0cm" fo:border-left="0.05pt solid #000000" fo:border-right="0.05pt solid #000000" fo:border-top="none" fo:border-bottom="0.05pt solid #000000"/>
    </style:style>
    <style:style style:name="Tabla16.A47" style:family="table-cell">
      <style:table-cell-properties style:vertical-align="middle" fo:padding="0cm" fo:border-left="0.05pt solid #000000" fo:border-right="none" fo:border-top="none" fo:border-bottom="0.05pt solid #000000"/>
    </style:style>
    <style:style style:name="Tabla16.B47" style:family="table-cell">
      <style:table-cell-properties style:vertical-align="middle" fo:padding="0cm" fo:border-left="0.05pt solid #000000" fo:border-right="none" fo:border-top="none" fo:border-bottom="0.05pt solid #000000"/>
    </style:style>
    <style:style style:name="Tabla16.C47" style:family="table-cell">
      <style:table-cell-properties style:vertical-align="middle" fo:padding="0cm" fo:border-left="0.05pt solid #000000" fo:border-right="none" fo:border-top="none" fo:border-bottom="0.05pt solid #000000"/>
    </style:style>
    <style:style style:name="Tabla16.J47" style:family="table-cell" style:data-style-name="N0">
      <style:table-cell-properties style:vertical-align="middle" fo:padding="0cm" fo:border-left="0.05pt solid #000000" fo:border-right="none" fo:border-top="none" fo:border-bottom="0.05pt solid #000000"/>
    </style:style>
    <style:style style:name="Tabla16.K47" style:family="table-cell">
      <style:table-cell-properties style:vertical-align="middle" fo:padding="0cm" fo:border-left="0.05pt solid #000000" fo:border-right="none" fo:border-top="none" fo:border-bottom="0.05pt solid #000000"/>
    </style:style>
    <style:style style:name="Tabla16.L47" style:family="table-cell">
      <style:table-cell-properties style:vertical-align="middle" fo:padding="0cm" fo:border-left="0.05pt solid #000000" fo:border-right="0.05pt solid #000000" fo:border-top="none" fo:border-bottom="0.05pt solid #000000"/>
    </style:style>
    <style:style style:name="Tabla16.A48" style:family="table-cell">
      <style:table-cell-properties style:vertical-align="middle" fo:padding="0cm" fo:border-left="0.05pt solid #000000" fo:border-right="none" fo:border-top="none" fo:border-bottom="0.05pt solid #000000"/>
    </style:style>
    <style:style style:name="Tabla16.B48" style:family="table-cell">
      <style:table-cell-properties style:vertical-align="middle" fo:padding="0cm" fo:border-left="0.05pt solid #000000" fo:border-right="none" fo:border-top="none" fo:border-bottom="0.05pt solid #000000"/>
    </style:style>
    <style:style style:name="Tabla16.C48" style:family="table-cell">
      <style:table-cell-properties style:vertical-align="middle" fo:padding="0cm" fo:border-left="0.05pt solid #000000" fo:border-right="none" fo:border-top="none" fo:border-bottom="0.05pt solid #000000"/>
    </style:style>
    <style:style style:name="Tabla16.J48" style:family="table-cell" style:data-style-name="N0">
      <style:table-cell-properties style:vertical-align="middle" fo:padding="0cm" fo:border-left="0.05pt solid #000000" fo:border-right="none" fo:border-top="none" fo:border-bottom="0.05pt solid #000000"/>
    </style:style>
    <style:style style:name="Tabla16.K48" style:family="table-cell">
      <style:table-cell-properties style:vertical-align="middle" fo:padding="0cm" fo:border-left="0.05pt solid #000000" fo:border-right="none" fo:border-top="none" fo:border-bottom="0.05pt solid #000000"/>
    </style:style>
    <style:style style:name="Tabla16.L48" style:family="table-cell">
      <style:table-cell-properties style:vertical-align="middle" fo:padding="0cm" fo:border-left="0.05pt solid #000000" fo:border-right="0.05pt solid #000000" fo:border-top="none" fo:border-bottom="0.05pt solid #000000"/>
    </style:style>
    <style:style style:name="Tabla16.A49" style:family="table-cell">
      <style:table-cell-properties style:vertical-align="middle" fo:padding="0cm" fo:border-left="0.05pt solid #000000" fo:border-right="none" fo:border-top="none" fo:border-bottom="0.05pt solid #000000"/>
    </style:style>
    <style:style style:name="Tabla16.B49" style:family="table-cell">
      <style:table-cell-properties style:vertical-align="middle" fo:padding="0cm" fo:border-left="0.05pt solid #000000" fo:border-right="none" fo:border-top="none" fo:border-bottom="0.05pt solid #000000"/>
    </style:style>
    <style:style style:name="Tabla16.C49" style:family="table-cell">
      <style:table-cell-properties style:vertical-align="middle" fo:padding="0cm" fo:border-left="0.05pt solid #000000" fo:border-right="none" fo:border-top="none" fo:border-bottom="0.05pt solid #000000"/>
    </style:style>
    <style:style style:name="Tabla16.J49" style:family="table-cell" style:data-style-name="N0">
      <style:table-cell-properties style:vertical-align="middle" fo:padding="0cm" fo:border-left="0.05pt solid #000000" fo:border-right="none" fo:border-top="none" fo:border-bottom="0.05pt solid #000000"/>
    </style:style>
    <style:style style:name="Tabla16.K49" style:family="table-cell">
      <style:table-cell-properties style:vertical-align="middle" fo:padding="0cm" fo:border-left="0.05pt solid #000000" fo:border-right="none" fo:border-top="none" fo:border-bottom="0.05pt solid #000000"/>
    </style:style>
    <style:style style:name="Tabla16.L49" style:family="table-cell">
      <style:table-cell-properties style:vertical-align="middle" fo:padding="0cm" fo:border-left="0.05pt solid #000000" fo:border-right="0.05pt solid #000000" fo:border-top="none" fo:border-bottom="0.05pt solid #000000"/>
    </style:style>
    <style:style style:name="Tabla16.A50" style:family="table-cell">
      <style:table-cell-properties style:vertical-align="middle" fo:padding="0cm" fo:border-left="0.05pt solid #000000" fo:border-right="none" fo:border-top="none" fo:border-bottom="0.05pt solid #000000"/>
    </style:style>
    <style:style style:name="Tabla16.B50" style:family="table-cell">
      <style:table-cell-properties style:vertical-align="middle" fo:padding="0cm" fo:border-left="0.05pt solid #000000" fo:border-right="none" fo:border-top="none" fo:border-bottom="0.05pt solid #000000"/>
    </style:style>
    <style:style style:name="Tabla16.C50" style:family="table-cell">
      <style:table-cell-properties style:vertical-align="middle" fo:padding="0cm" fo:border-left="0.05pt solid #000000" fo:border-right="none" fo:border-top="none" fo:border-bottom="0.05pt solid #000000"/>
    </style:style>
    <style:style style:name="Tabla16.J50" style:family="table-cell" style:data-style-name="N0">
      <style:table-cell-properties style:vertical-align="middle" fo:padding="0cm" fo:border-left="0.05pt solid #000000" fo:border-right="none" fo:border-top="none" fo:border-bottom="0.05pt solid #000000"/>
    </style:style>
    <style:style style:name="Tabla16.K50" style:family="table-cell">
      <style:table-cell-properties style:vertical-align="middle" fo:padding="0cm" fo:border-left="0.05pt solid #000000" fo:border-right="none" fo:border-top="none" fo:border-bottom="0.05pt solid #000000"/>
    </style:style>
    <style:style style:name="Tabla16.L50" style:family="table-cell">
      <style:table-cell-properties style:vertical-align="middle" fo:padding="0cm" fo:border-left="0.05pt solid #000000" fo:border-right="0.05pt solid #000000" fo:border-top="none" fo:border-bottom="0.05pt solid #000000"/>
    </style:style>
    <style:style style:name="Tabla16.A51" style:family="table-cell">
      <style:table-cell-properties style:vertical-align="middle" fo:padding="0cm" fo:border-left="0.05pt solid #000000" fo:border-right="none" fo:border-top="none" fo:border-bottom="0.05pt solid #000000"/>
    </style:style>
    <style:style style:name="Tabla16.B51" style:family="table-cell">
      <style:table-cell-properties style:vertical-align="middle" fo:padding="0cm" fo:border-left="0.05pt solid #000000" fo:border-right="none" fo:border-top="none" fo:border-bottom="0.05pt solid #000000"/>
    </style:style>
    <style:style style:name="Tabla16.C51" style:family="table-cell">
      <style:table-cell-properties style:vertical-align="middle" fo:padding="0cm" fo:border-left="0.05pt solid #000000" fo:border-right="none" fo:border-top="none" fo:border-bottom="0.05pt solid #000000"/>
    </style:style>
    <style:style style:name="Tabla16.J51" style:family="table-cell" style:data-style-name="N0">
      <style:table-cell-properties style:vertical-align="middle" fo:padding="0cm" fo:border-left="0.05pt solid #000000" fo:border-right="none" fo:border-top="none" fo:border-bottom="0.05pt solid #000000"/>
    </style:style>
    <style:style style:name="Tabla16.K51" style:family="table-cell">
      <style:table-cell-properties style:vertical-align="middle" fo:padding="0cm" fo:border-left="0.05pt solid #000000" fo:border-right="none" fo:border-top="none" fo:border-bottom="0.05pt solid #000000"/>
    </style:style>
    <style:style style:name="Tabla16.L51" style:family="table-cell">
      <style:table-cell-properties style:vertical-align="middle" fo:padding="0cm" fo:border-left="0.05pt solid #000000" fo:border-right="0.05pt solid #000000" fo:border-top="none" fo:border-bottom="0.05pt solid #000000"/>
    </style:style>
    <style:style style:name="Tabla16.A52" style:family="table-cell">
      <style:table-cell-properties style:vertical-align="middle" fo:padding="0cm" fo:border-left="0.05pt solid #000000" fo:border-right="none" fo:border-top="none" fo:border-bottom="0.05pt solid #000000"/>
    </style:style>
    <style:style style:name="Tabla16.B52" style:family="table-cell">
      <style:table-cell-properties style:vertical-align="middle" fo:padding="0cm" fo:border-left="0.05pt solid #000000" fo:border-right="none" fo:border-top="none" fo:border-bottom="0.05pt solid #000000"/>
    </style:style>
    <style:style style:name="Tabla16.C52" style:family="table-cell">
      <style:table-cell-properties style:vertical-align="middle" fo:padding="0cm" fo:border-left="0.05pt solid #000000" fo:border-right="none" fo:border-top="none" fo:border-bottom="0.05pt solid #000000"/>
    </style:style>
    <style:style style:name="Tabla16.J52" style:family="table-cell" style:data-style-name="N0">
      <style:table-cell-properties style:vertical-align="middle" fo:padding="0cm" fo:border-left="0.05pt solid #000000" fo:border-right="none" fo:border-top="none" fo:border-bottom="0.05pt solid #000000"/>
    </style:style>
    <style:style style:name="Tabla16.K52" style:family="table-cell">
      <style:table-cell-properties style:vertical-align="middle" fo:padding="0cm" fo:border-left="0.05pt solid #000000" fo:border-right="none" fo:border-top="none" fo:border-bottom="0.05pt solid #000000"/>
    </style:style>
    <style:style style:name="Tabla16.L52" style:family="table-cell">
      <style:table-cell-properties style:vertical-align="middle" fo:padding="0cm" fo:border-left="0.05pt solid #000000" fo:border-right="0.05pt solid #000000" fo:border-top="none" fo:border-bottom="0.05pt solid #000000"/>
    </style:style>
    <style:style style:name="Tabla16.A53" style:family="table-cell">
      <style:table-cell-properties style:vertical-align="middle" fo:padding="0cm" fo:border-left="0.05pt solid #000000" fo:border-right="none" fo:border-top="none" fo:border-bottom="0.05pt solid #000000"/>
    </style:style>
    <style:style style:name="Tabla16.B53" style:family="table-cell">
      <style:table-cell-properties style:vertical-align="middle" fo:padding="0cm" fo:border-left="0.05pt solid #000000" fo:border-right="none" fo:border-top="none" fo:border-bottom="0.05pt solid #000000"/>
    </style:style>
    <style:style style:name="Tabla16.C53" style:family="table-cell">
      <style:table-cell-properties style:vertical-align="middle" fo:padding="0cm" fo:border-left="0.05pt solid #000000" fo:border-right="none" fo:border-top="none" fo:border-bottom="0.05pt solid #000000"/>
    </style:style>
    <style:style style:name="Tabla16.J53" style:family="table-cell" style:data-style-name="N0">
      <style:table-cell-properties style:vertical-align="middle" fo:padding="0cm" fo:border-left="0.05pt solid #000000" fo:border-right="none" fo:border-top="none" fo:border-bottom="0.05pt solid #000000"/>
    </style:style>
    <style:style style:name="Tabla16.K53" style:family="table-cell">
      <style:table-cell-properties style:vertical-align="middle" fo:padding="0cm" fo:border-left="0.05pt solid #000000" fo:border-right="none" fo:border-top="none" fo:border-bottom="0.05pt solid #000000"/>
    </style:style>
    <style:style style:name="Tabla16.L53" style:family="table-cell">
      <style:table-cell-properties style:vertical-align="middle" fo:padding="0cm" fo:border-left="0.05pt solid #000000" fo:border-right="0.05pt solid #000000" fo:border-top="none" fo:border-bottom="0.05pt solid #000000"/>
    </style:style>
    <style:style style:name="Tabla16.A54" style:family="table-cell">
      <style:table-cell-properties style:vertical-align="middle" fo:padding="0cm" fo:border-left="0.05pt solid #000000" fo:border-right="none" fo:border-top="none" fo:border-bottom="0.05pt solid #000000"/>
    </style:style>
    <style:style style:name="Tabla16.B54" style:family="table-cell">
      <style:table-cell-properties style:vertical-align="middle" fo:padding="0cm" fo:border-left="0.05pt solid #000000" fo:border-right="none" fo:border-top="none" fo:border-bottom="0.05pt solid #000000"/>
    </style:style>
    <style:style style:name="Tabla16.C54" style:family="table-cell">
      <style:table-cell-properties style:vertical-align="middle" fo:padding="0cm" fo:border-left="0.05pt solid #000000" fo:border-right="none" fo:border-top="none" fo:border-bottom="0.05pt solid #000000"/>
    </style:style>
    <style:style style:name="Tabla16.J54" style:family="table-cell" style:data-style-name="N0">
      <style:table-cell-properties style:vertical-align="middle" fo:padding="0cm" fo:border-left="0.05pt solid #000000" fo:border-right="none" fo:border-top="none" fo:border-bottom="0.05pt solid #000000"/>
    </style:style>
    <style:style style:name="Tabla16.K54" style:family="table-cell">
      <style:table-cell-properties style:vertical-align="middle" fo:padding="0cm" fo:border-left="0.05pt solid #000000" fo:border-right="none" fo:border-top="none" fo:border-bottom="0.05pt solid #000000"/>
    </style:style>
    <style:style style:name="Tabla16.L54" style:family="table-cell">
      <style:table-cell-properties style:vertical-align="middle" fo:padding="0cm" fo:border-left="0.05pt solid #000000" fo:border-right="0.05pt solid #000000" fo:border-top="none" fo:border-bottom="0.05pt solid #000000"/>
    </style:style>
    <style:style style:name="Tabla16.A55" style:family="table-cell">
      <style:table-cell-properties style:vertical-align="middle" fo:padding="0cm" fo:border-left="0.05pt solid #000000" fo:border-right="none" fo:border-top="none" fo:border-bottom="0.05pt solid #000000"/>
    </style:style>
    <style:style style:name="Tabla16.B55" style:family="table-cell">
      <style:table-cell-properties style:vertical-align="middle" fo:padding="0cm" fo:border-left="0.05pt solid #000000" fo:border-right="none" fo:border-top="none" fo:border-bottom="0.05pt solid #000000"/>
    </style:style>
    <style:style style:name="Tabla16.C55" style:family="table-cell">
      <style:table-cell-properties style:vertical-align="middle" fo:padding="0cm" fo:border-left="0.05pt solid #000000" fo:border-right="none" fo:border-top="none" fo:border-bottom="0.05pt solid #000000"/>
    </style:style>
    <style:style style:name="Tabla16.J55" style:family="table-cell" style:data-style-name="N0">
      <style:table-cell-properties style:vertical-align="middle" fo:padding="0cm" fo:border-left="0.05pt solid #000000" fo:border-right="none" fo:border-top="none" fo:border-bottom="0.05pt solid #000000"/>
    </style:style>
    <style:style style:name="Tabla16.K55" style:family="table-cell" style:data-style-name="N0">
      <style:table-cell-properties style:vertical-align="middle" fo:padding="0cm" fo:border-left="0.05pt solid #000000" fo:border-right="none" fo:border-top="none" fo:border-bottom="0.05pt solid #000000"/>
    </style:style>
    <style:style style:name="Tabla16.L55" style:family="table-cell">
      <style:table-cell-properties style:vertical-align="middle" fo:padding="0cm" fo:border-left="0.05pt solid #000000" fo:border-right="0.05pt solid #000000" fo:border-top="none" fo:border-bottom="0.05pt solid #000000"/>
    </style:style>
    <style:style style:name="Tabla16.A56" style:family="table-cell">
      <style:table-cell-properties style:vertical-align="middle" fo:padding="0cm" fo:border-left="0.05pt solid #000000" fo:border-right="none" fo:border-top="none" fo:border-bottom="0.05pt solid #000000"/>
    </style:style>
    <style:style style:name="Tabla16.B56" style:family="table-cell">
      <style:table-cell-properties style:vertical-align="middle" fo:padding="0cm" fo:border-left="0.05pt solid #000000" fo:border-right="none" fo:border-top="none" fo:border-bottom="0.05pt solid #000000"/>
    </style:style>
    <style:style style:name="Tabla16.C56" style:family="table-cell">
      <style:table-cell-properties style:vertical-align="middle" fo:padding="0cm" fo:border-left="0.05pt solid #000000" fo:border-right="none" fo:border-top="none" fo:border-bottom="0.05pt solid #000000"/>
    </style:style>
    <style:style style:name="Tabla16.J56" style:family="table-cell" style:data-style-name="N0">
      <style:table-cell-properties style:vertical-align="middle" fo:padding="0cm" fo:border-left="0.05pt solid #000000" fo:border-right="none" fo:border-top="none" fo:border-bottom="0.05pt solid #000000"/>
    </style:style>
    <style:style style:name="Tabla16.K56" style:family="table-cell">
      <style:table-cell-properties style:vertical-align="middle" fo:padding="0cm" fo:border-left="0.05pt solid #000000" fo:border-right="none" fo:border-top="none" fo:border-bottom="0.05pt solid #000000"/>
    </style:style>
    <style:style style:name="Tabla16.L56" style:family="table-cell">
      <style:table-cell-properties style:vertical-align="middle" fo:padding="0cm" fo:border-left="0.05pt solid #000000" fo:border-right="0.05pt solid #000000" fo:border-top="none" fo:border-bottom="0.05pt solid #000000"/>
    </style:style>
    <style:style style:name="Tabla16.A57" style:family="table-cell">
      <style:table-cell-properties style:vertical-align="middle" fo:padding="0cm" fo:border-left="0.05pt solid #000000" fo:border-right="none" fo:border-top="none" fo:border-bottom="0.05pt solid #000000"/>
    </style:style>
    <style:style style:name="Tabla16.B57" style:family="table-cell">
      <style:table-cell-properties style:vertical-align="middle" fo:padding="0cm" fo:border-left="0.05pt solid #000000" fo:border-right="none" fo:border-top="none" fo:border-bottom="0.05pt solid #000000"/>
    </style:style>
    <style:style style:name="Tabla16.C57" style:family="table-cell">
      <style:table-cell-properties style:vertical-align="middle" fo:padding="0cm" fo:border-left="0.05pt solid #000000" fo:border-right="none" fo:border-top="none" fo:border-bottom="0.05pt solid #000000"/>
    </style:style>
    <style:style style:name="Tabla16.J57" style:family="table-cell">
      <style:table-cell-properties style:vertical-align="middle" fo:padding="0cm" fo:border-left="0.05pt solid #000000" fo:border-right="none" fo:border-top="none" fo:border-bottom="0.05pt solid #000000"/>
    </style:style>
    <style:style style:name="Tabla16.K57" style:family="table-cell" style:data-style-name="N0">
      <style:table-cell-properties style:vertical-align="middle" fo:padding="0cm" fo:border-left="0.05pt solid #000000" fo:border-right="none" fo:border-top="none" fo:border-bottom="0.05pt solid #000000"/>
    </style:style>
    <style:style style:name="Tabla16.L57" style:family="table-cell">
      <style:table-cell-properties style:vertical-align="middle" fo:padding="0cm" fo:border-left="0.05pt solid #000000" fo:border-right="0.05pt solid #000000" fo:border-top="none" fo:border-bottom="0.05pt solid #000000"/>
    </style:style>
    <style:style style:name="Tabla16.A58" style:family="table-cell">
      <style:table-cell-properties style:vertical-align="middle" fo:padding="0cm" fo:border-left="0.05pt solid #000000" fo:border-right="none" fo:border-top="none" fo:border-bottom="0.05pt solid #000000"/>
    </style:style>
    <style:style style:name="Tabla16.B58" style:family="table-cell">
      <style:table-cell-properties style:vertical-align="middle" fo:padding="0cm" fo:border-left="0.05pt solid #000000" fo:border-right="none" fo:border-top="none" fo:border-bottom="0.05pt solid #000000"/>
    </style:style>
    <style:style style:name="Tabla16.C58" style:family="table-cell">
      <style:table-cell-properties style:vertical-align="middle" fo:padding="0cm" fo:border-left="0.05pt solid #000000" fo:border-right="none" fo:border-top="none" fo:border-bottom="0.05pt solid #000000"/>
    </style:style>
    <style:style style:name="Tabla16.J58" style:family="table-cell" style:data-style-name="N0">
      <style:table-cell-properties style:vertical-align="middle" fo:padding="0cm" fo:border-left="0.05pt solid #000000" fo:border-right="none" fo:border-top="none" fo:border-bottom="0.05pt solid #000000"/>
    </style:style>
    <style:style style:name="Tabla16.K58" style:family="table-cell" style:data-style-name="N0">
      <style:table-cell-properties style:vertical-align="middle" fo:padding="0cm" fo:border-left="0.05pt solid #000000" fo:border-right="none" fo:border-top="none" fo:border-bottom="0.05pt solid #000000"/>
    </style:style>
    <style:style style:name="Tabla16.L58" style:family="table-cell">
      <style:table-cell-properties style:vertical-align="middle" fo:padding="0cm" fo:border-left="0.05pt solid #000000" fo:border-right="0.05pt solid #000000" fo:border-top="none" fo:border-bottom="0.05pt solid #000000"/>
    </style:style>
    <style:style style:name="Tabla16.A59" style:family="table-cell">
      <style:table-cell-properties style:vertical-align="middle" fo:padding="0cm" fo:border-left="0.05pt solid #000000" fo:border-right="none" fo:border-top="none" fo:border-bottom="0.05pt solid #000000"/>
    </style:style>
    <style:style style:name="Tabla16.B59" style:family="table-cell">
      <style:table-cell-properties style:vertical-align="middle" fo:padding="0cm" fo:border-left="0.05pt solid #000000" fo:border-right="none" fo:border-top="none" fo:border-bottom="0.05pt solid #000000"/>
    </style:style>
    <style:style style:name="Tabla16.C59" style:family="table-cell">
      <style:table-cell-properties style:vertical-align="middle" fo:padding="0cm" fo:border-left="0.05pt solid #000000" fo:border-right="none" fo:border-top="none" fo:border-bottom="0.05pt solid #000000"/>
    </style:style>
    <style:style style:name="Tabla16.J59" style:family="table-cell">
      <style:table-cell-properties style:vertical-align="middle" fo:padding="0cm" fo:border-left="0.05pt solid #000000" fo:border-right="none" fo:border-top="none" fo:border-bottom="0.05pt solid #000000"/>
    </style:style>
    <style:style style:name="Tabla16.K59" style:family="table-cell" style:data-style-name="N0">
      <style:table-cell-properties style:vertical-align="middle" fo:padding="0cm" fo:border-left="0.05pt solid #000000" fo:border-right="none" fo:border-top="none" fo:border-bottom="0.05pt solid #000000"/>
    </style:style>
    <style:style style:name="Tabla16.L59" style:family="table-cell">
      <style:table-cell-properties style:vertical-align="middle" fo:padding="0cm" fo:border-left="0.05pt solid #000000" fo:border-right="0.05pt solid #000000" fo:border-top="none" fo:border-bottom="0.05pt solid #000000"/>
    </style:style>
    <style:style style:name="Tabla16.A60" style:family="table-cell">
      <style:table-cell-properties style:vertical-align="middle" fo:padding="0cm" fo:border-left="0.05pt solid #000000" fo:border-right="none" fo:border-top="none" fo:border-bottom="0.05pt solid #000000"/>
    </style:style>
    <style:style style:name="Tabla16.B60" style:family="table-cell">
      <style:table-cell-properties style:vertical-align="middle" fo:padding="0cm" fo:border-left="0.05pt solid #000000" fo:border-right="none" fo:border-top="none" fo:border-bottom="0.05pt solid #000000"/>
    </style:style>
    <style:style style:name="Tabla16.C60" style:family="table-cell">
      <style:table-cell-properties style:vertical-align="middle" fo:padding="0cm" fo:border-left="0.05pt solid #000000" fo:border-right="none" fo:border-top="none" fo:border-bottom="0.05pt solid #000000"/>
    </style:style>
    <style:style style:name="Tabla16.J60" style:family="table-cell" style:data-style-name="N0">
      <style:table-cell-properties style:vertical-align="middle" fo:padding="0cm" fo:border-left="0.05pt solid #000000" fo:border-right="none" fo:border-top="none" fo:border-bottom="0.05pt solid #000000"/>
    </style:style>
    <style:style style:name="Tabla16.K60" style:family="table-cell" style:data-style-name="N0">
      <style:table-cell-properties style:vertical-align="middle" fo:padding="0cm" fo:border-left="0.05pt solid #000000" fo:border-right="none" fo:border-top="none" fo:border-bottom="0.05pt solid #000000"/>
    </style:style>
    <style:style style:name="Tabla16.L60" style:family="table-cell">
      <style:table-cell-properties style:vertical-align="middle" fo:padding="0cm" fo:border-left="0.05pt solid #000000" fo:border-right="0.05pt solid #000000" fo:border-top="none" fo:border-bottom="0.05pt solid #000000"/>
    </style:style>
    <style:style style:name="Tabla16.A61" style:family="table-cell">
      <style:table-cell-properties style:vertical-align="middle" fo:padding="0cm" fo:border-left="0.05pt solid #000000" fo:border-right="none" fo:border-top="none" fo:border-bottom="0.05pt solid #000000"/>
    </style:style>
    <style:style style:name="Tabla16.B61" style:family="table-cell">
      <style:table-cell-properties style:vertical-align="middle" fo:padding="0cm" fo:border-left="0.05pt solid #000000" fo:border-right="none" fo:border-top="none" fo:border-bottom="0.05pt solid #000000"/>
    </style:style>
    <style:style style:name="Tabla16.C61" style:family="table-cell">
      <style:table-cell-properties style:vertical-align="middle" fo:padding="0cm" fo:border-left="0.05pt solid #000000" fo:border-right="none" fo:border-top="none" fo:border-bottom="0.05pt solid #000000"/>
    </style:style>
    <style:style style:name="Tabla16.J61" style:family="table-cell" style:data-style-name="N0">
      <style:table-cell-properties style:vertical-align="middle" fo:padding="0cm" fo:border-left="0.05pt solid #000000" fo:border-right="none" fo:border-top="none" fo:border-bottom="0.05pt solid #000000"/>
    </style:style>
    <style:style style:name="Tabla16.K61" style:family="table-cell" style:data-style-name="N0">
      <style:table-cell-properties style:vertical-align="middle" fo:padding="0cm" fo:border-left="0.05pt solid #000000" fo:border-right="none" fo:border-top="none" fo:border-bottom="0.05pt solid #000000"/>
    </style:style>
    <style:style style:name="Tabla16.L61" style:family="table-cell">
      <style:table-cell-properties style:vertical-align="middle" fo:padding="0cm" fo:border-left="0.05pt solid #000000" fo:border-right="0.05pt solid #000000" fo:border-top="none" fo:border-bottom="0.05pt solid #000000"/>
    </style:style>
    <style:style style:name="Tabla16.A62" style:family="table-cell">
      <style:table-cell-properties style:vertical-align="middle" fo:padding="0cm" fo:border-left="0.05pt solid #000000" fo:border-right="none" fo:border-top="none" fo:border-bottom="0.05pt solid #000000"/>
    </style:style>
    <style:style style:name="Tabla16.B62" style:family="table-cell">
      <style:table-cell-properties style:vertical-align="middle" fo:padding="0cm" fo:border-left="0.05pt solid #000000" fo:border-right="none" fo:border-top="none" fo:border-bottom="0.05pt solid #000000"/>
    </style:style>
    <style:style style:name="Tabla16.C62" style:family="table-cell">
      <style:table-cell-properties style:vertical-align="middle" fo:padding="0cm" fo:border-left="0.05pt solid #000000" fo:border-right="none" fo:border-top="none" fo:border-bottom="0.05pt solid #000000"/>
    </style:style>
    <style:style style:name="Tabla16.J62" style:family="table-cell">
      <style:table-cell-properties style:vertical-align="middle" fo:padding="0cm" fo:border-left="0.05pt solid #000000" fo:border-right="none" fo:border-top="none" fo:border-bottom="0.05pt solid #000000"/>
    </style:style>
    <style:style style:name="Tabla16.K62" style:family="table-cell" style:data-style-name="N0">
      <style:table-cell-properties style:vertical-align="middle" fo:padding="0cm" fo:border-left="0.05pt solid #000000" fo:border-right="none" fo:border-top="none" fo:border-bottom="0.05pt solid #000000"/>
    </style:style>
    <style:style style:name="Tabla16.L62" style:family="table-cell">
      <style:table-cell-properties style:vertical-align="middle" fo:padding="0cm" fo:border-left="0.05pt solid #000000" fo:border-right="0.05pt solid #000000" fo:border-top="none" fo:border-bottom="0.05pt solid #000000"/>
    </style:style>
    <style:style style:name="Tabla16.A63" style:family="table-cell">
      <style:table-cell-properties style:vertical-align="middle" fo:padding="0cm" fo:border-left="0.05pt solid #000000" fo:border-right="none" fo:border-top="none" fo:border-bottom="0.05pt solid #000000"/>
    </style:style>
    <style:style style:name="Tabla16.B63" style:family="table-cell">
      <style:table-cell-properties style:vertical-align="middle" fo:padding="0cm" fo:border-left="0.05pt solid #000000" fo:border-right="none" fo:border-top="none" fo:border-bottom="0.05pt solid #000000"/>
    </style:style>
    <style:style style:name="Tabla16.C63" style:family="table-cell">
      <style:table-cell-properties style:vertical-align="middle" fo:padding="0cm" fo:border-left="0.05pt solid #000000" fo:border-right="none" fo:border-top="none" fo:border-bottom="0.05pt solid #000000"/>
    </style:style>
    <style:style style:name="Tabla16.J63" style:family="table-cell">
      <style:table-cell-properties style:vertical-align="middle" fo:padding="0cm" fo:border-left="0.05pt solid #000000" fo:border-right="none" fo:border-top="none" fo:border-bottom="0.05pt solid #000000"/>
    </style:style>
    <style:style style:name="Tabla16.K63" style:family="table-cell" style:data-style-name="N0">
      <style:table-cell-properties style:vertical-align="middle" fo:padding="0cm" fo:border-left="0.05pt solid #000000" fo:border-right="none" fo:border-top="none" fo:border-bottom="0.05pt solid #000000"/>
    </style:style>
    <style:style style:name="Tabla16.L63" style:family="table-cell">
      <style:table-cell-properties style:vertical-align="middle" fo:padding="0cm" fo:border-left="0.05pt solid #000000" fo:border-right="0.05pt solid #000000" fo:border-top="none" fo:border-bottom="0.05pt solid #000000"/>
    </style:style>
    <style:style style:name="Tabla16.A64" style:family="table-cell">
      <style:table-cell-properties style:vertical-align="middle" fo:padding="0cm" fo:border-left="0.05pt solid #000000" fo:border-right="none" fo:border-top="none" fo:border-bottom="0.05pt solid #000000"/>
    </style:style>
    <style:style style:name="Tabla16.B64" style:family="table-cell">
      <style:table-cell-properties style:vertical-align="middle" fo:padding="0cm" fo:border-left="0.05pt solid #000000" fo:border-right="none" fo:border-top="none" fo:border-bottom="0.05pt solid #000000"/>
    </style:style>
    <style:style style:name="Tabla16.C64" style:family="table-cell">
      <style:table-cell-properties style:vertical-align="middle" fo:padding="0cm" fo:border-left="0.05pt solid #000000" fo:border-right="none" fo:border-top="none" fo:border-bottom="0.05pt solid #000000"/>
    </style:style>
    <style:style style:name="Tabla16.J64" style:family="table-cell" style:data-style-name="N0">
      <style:table-cell-properties style:vertical-align="middle" fo:padding="0cm" fo:border-left="0.05pt solid #000000" fo:border-right="none" fo:border-top="none" fo:border-bottom="0.05pt solid #000000"/>
    </style:style>
    <style:style style:name="Tabla16.K64" style:family="table-cell" style:data-style-name="N0">
      <style:table-cell-properties style:vertical-align="middle" fo:padding="0cm" fo:border-left="0.05pt solid #000000" fo:border-right="none" fo:border-top="none" fo:border-bottom="0.05pt solid #000000"/>
    </style:style>
    <style:style style:name="Tabla16.L64" style:family="table-cell">
      <style:table-cell-properties style:vertical-align="middle" fo:padding="0cm" fo:border-left="0.05pt solid #000000" fo:border-right="0.05pt solid #000000" fo:border-top="none" fo:border-bottom="0.05pt solid #000000"/>
    </style:style>
    <style:style style:name="Tabla16.A65" style:family="table-cell">
      <style:table-cell-properties style:vertical-align="middle" fo:padding="0cm" fo:border-left="0.05pt solid #000000" fo:border-right="none" fo:border-top="none" fo:border-bottom="0.05pt solid #000000"/>
    </style:style>
    <style:style style:name="Tabla16.B65" style:family="table-cell">
      <style:table-cell-properties style:vertical-align="middle" fo:padding="0cm" fo:border-left="0.05pt solid #000000" fo:border-right="none" fo:border-top="none" fo:border-bottom="0.05pt solid #000000"/>
    </style:style>
    <style:style style:name="Tabla16.C65" style:family="table-cell">
      <style:table-cell-properties style:vertical-align="middle" fo:padding="0cm" fo:border-left="0.05pt solid #000000" fo:border-right="none" fo:border-top="none" fo:border-bottom="0.05pt solid #000000"/>
    </style:style>
    <style:style style:name="Tabla16.J65" style:family="table-cell" style:data-style-name="N0">
      <style:table-cell-properties style:vertical-align="middle" fo:padding="0cm" fo:border-left="0.05pt solid #000000" fo:border-right="none" fo:border-top="none" fo:border-bottom="0.05pt solid #000000"/>
    </style:style>
    <style:style style:name="Tabla16.K65" style:family="table-cell">
      <style:table-cell-properties style:vertical-align="middle" fo:padding="0cm" fo:border-left="0.05pt solid #000000" fo:border-right="none" fo:border-top="none" fo:border-bottom="0.05pt solid #000000"/>
    </style:style>
    <style:style style:name="Tabla16.L65" style:family="table-cell">
      <style:table-cell-properties style:vertical-align="middle" fo:padding="0cm" fo:border-left="0.05pt solid #000000" fo:border-right="0.05pt solid #000000" fo:border-top="none" fo:border-bottom="0.05pt solid #000000"/>
    </style:style>
    <style:style style:name="Tabla16.A66" style:family="table-cell">
      <style:table-cell-properties style:vertical-align="middle" fo:padding="0cm" fo:border-left="0.05pt solid #000000" fo:border-right="none" fo:border-top="none" fo:border-bottom="0.05pt solid #000000"/>
    </style:style>
    <style:style style:name="Tabla16.B66" style:family="table-cell">
      <style:table-cell-properties style:vertical-align="middle" fo:padding="0cm" fo:border-left="0.05pt solid #000000" fo:border-right="none" fo:border-top="none" fo:border-bottom="0.05pt solid #000000"/>
    </style:style>
    <style:style style:name="Tabla16.C66" style:family="table-cell">
      <style:table-cell-properties style:vertical-align="middle" fo:padding="0cm" fo:border-left="0.05pt solid #000000" fo:border-right="none" fo:border-top="none" fo:border-bottom="0.05pt solid #000000"/>
    </style:style>
    <style:style style:name="Tabla16.J66" style:family="table-cell" style:data-style-name="N0">
      <style:table-cell-properties style:vertical-align="middle" fo:padding="0cm" fo:border-left="0.05pt solid #000000" fo:border-right="none" fo:border-top="none" fo:border-bottom="0.05pt solid #000000"/>
    </style:style>
    <style:style style:name="Tabla16.K66" style:family="table-cell">
      <style:table-cell-properties style:vertical-align="middle" fo:padding="0cm" fo:border-left="0.05pt solid #000000" fo:border-right="none" fo:border-top="none" fo:border-bottom="0.05pt solid #000000"/>
    </style:style>
    <style:style style:name="Tabla16.L66" style:family="table-cell">
      <style:table-cell-properties style:vertical-align="middle" fo:padding="0cm" fo:border-left="0.05pt solid #000000" fo:border-right="0.05pt solid #000000" fo:border-top="none" fo:border-bottom="0.05pt solid #000000"/>
    </style:style>
    <style:style style:name="Tabla16.A67" style:family="table-cell">
      <style:table-cell-properties style:vertical-align="middle" fo:padding="0cm" fo:border-left="0.05pt solid #000000" fo:border-right="none" fo:border-top="none" fo:border-bottom="0.05pt solid #000000"/>
    </style:style>
    <style:style style:name="Tabla16.B67" style:family="table-cell">
      <style:table-cell-properties style:vertical-align="middle" fo:padding="0cm" fo:border-left="0.05pt solid #000000" fo:border-right="none" fo:border-top="none" fo:border-bottom="0.05pt solid #000000"/>
    </style:style>
    <style:style style:name="Tabla16.C67" style:family="table-cell">
      <style:table-cell-properties style:vertical-align="middle" fo:padding="0cm" fo:border-left="0.05pt solid #000000" fo:border-right="none" fo:border-top="none" fo:border-bottom="0.05pt solid #000000"/>
    </style:style>
    <style:style style:name="Tabla16.J67" style:family="table-cell" style:data-style-name="N0">
      <style:table-cell-properties style:vertical-align="middle" fo:padding="0cm" fo:border-left="0.05pt solid #000000" fo:border-right="none" fo:border-top="none" fo:border-bottom="0.05pt solid #000000"/>
    </style:style>
    <style:style style:name="Tabla16.K67" style:family="table-cell">
      <style:table-cell-properties style:vertical-align="middle" fo:padding="0cm" fo:border-left="0.05pt solid #000000" fo:border-right="none" fo:border-top="none" fo:border-bottom="0.05pt solid #000000"/>
    </style:style>
    <style:style style:name="Tabla16.L67" style:family="table-cell">
      <style:table-cell-properties style:vertical-align="middle" fo:padding="0cm" fo:border-left="0.05pt solid #000000" fo:border-right="0.05pt solid #000000" fo:border-top="none" fo:border-bottom="0.05pt solid #000000"/>
    </style:style>
    <style:style style:name="Tabla16.68" style:family="table-row">
      <style:table-row-properties fo:background-color="transparent" fo:keep-together="auto">
        <style:background-image/>
      </style:table-row-properties>
    </style:style>
    <style:style style:name="Tabla16.A68"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a16.D68" style:family="table-cell">
      <style:table-cell-properties style:vertical-align="middle" fo:background-color="#cccc00" fo:padding="0cm" fo:border-left="0.05pt solid #000000" fo:border-right="none" fo:border-top="none" fo:border-bottom="0.05pt solid #000000" style:writing-mode="page">
        <style:background-image/>
      </style:table-cell-properties>
    </style:style>
    <style:style style:name="Tabla16.E68" style:family="table-cell">
      <style:table-cell-properties style:vertical-align="middle" fo:background-color="#ffff99" fo:padding="0cm" fo:border-left="0.05pt solid #000000" fo:border-right="none" fo:border-top="none" fo:border-bottom="0.05pt solid #000000" style:writing-mode="page">
        <style:background-image/>
      </style:table-cell-properties>
    </style:style>
    <style:style style:name="Tabla16.F68" style:family="table-cell">
      <style:table-cell-properties style:vertical-align="middle" fo:background-color="#ffcc99" fo:padding="0cm" fo:border-left="0.05pt solid #000000" fo:border-right="none" fo:border-top="none" fo:border-bottom="0.05pt solid #000000" style:writing-mode="page">
        <style:background-image/>
      </style:table-cell-properties>
    </style:style>
    <style:style style:name="Tabla16.I68" style:family="table-cell">
      <style:table-cell-properties style:vertical-align="middle" fo:background-color="#9966cc" fo:padding="0cm" fo:border-left="0.05pt solid #000000" fo:border-right="none" fo:border-top="none" fo:border-bottom="0.05pt solid #000000" style:writing-mode="page">
        <style:background-image/>
      </style:table-cell-properties>
    </style:style>
    <style:style style:name="Tabla16.J68" style:family="table-cell" style:data-style-name="N0">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a16.L68" style:family="table-cell">
      <style:table-cell-properties style:vertical-align="middle" fo:background-color="transparent" fo:padding="0cm" fo:border-left="0.05pt solid #000000" fo:border-right="0.05pt solid #000000" fo:border-top="none" fo:border-bottom="0.05pt solid #000000" style:writing-mode="page">
        <style:background-image/>
      </style:table-cell-properties>
    </style:style>
    <style:style style:name="Tabla16.A69" style:family="table-cell">
      <style:table-cell-properties style:vertical-align="middle" fo:padding="0cm" fo:border-left="0.05pt solid #000000" fo:border-right="none" fo:border-top="none" fo:border-bottom="0.05pt solid #000000"/>
    </style:style>
    <style:style style:name="Tabla16.B69" style:family="table-cell">
      <style:table-cell-properties style:vertical-align="middle" fo:padding="0cm" fo:border-left="0.05pt solid #000000" fo:border-right="none" fo:border-top="none" fo:border-bottom="0.05pt solid #000000"/>
    </style:style>
    <style:style style:name="Tabla16.C69" style:family="table-cell">
      <style:table-cell-properties style:vertical-align="middle" fo:padding="0cm" fo:border-left="0.05pt solid #000000" fo:border-right="none" fo:border-top="none" fo:border-bottom="0.05pt solid #000000"/>
    </style:style>
    <style:style style:name="Tabla16.J69" style:family="table-cell" style:data-style-name="N0">
      <style:table-cell-properties style:vertical-align="middle" fo:padding="0cm" fo:border-left="0.05pt solid #000000" fo:border-right="none" fo:border-top="none" fo:border-bottom="0.05pt solid #000000"/>
    </style:style>
    <style:style style:name="Tabla16.K69" style:family="table-cell">
      <style:table-cell-properties style:vertical-align="middle" fo:padding="0cm" fo:border-left="0.05pt solid #000000" fo:border-right="none" fo:border-top="none" fo:border-bottom="0.05pt solid #000000"/>
    </style:style>
    <style:style style:name="Tabla16.L69" style:family="table-cell">
      <style:table-cell-properties style:vertical-align="middle" fo:padding="0cm" fo:border-left="0.05pt solid #000000" fo:border-right="0.05pt solid #000000" fo:border-top="none" fo:border-bottom="0.05pt solid #000000"/>
    </style:style>
    <style:style style:name="Tabla16.A70" style:family="table-cell">
      <style:table-cell-properties style:vertical-align="middle" fo:padding="0cm" fo:border-left="0.05pt solid #000000" fo:border-right="none" fo:border-top="none" fo:border-bottom="0.05pt solid #000000"/>
    </style:style>
    <style:style style:name="Tabla16.B70" style:family="table-cell">
      <style:table-cell-properties style:vertical-align="middle" fo:padding="0cm" fo:border-left="0.05pt solid #000000" fo:border-right="none" fo:border-top="none" fo:border-bottom="0.05pt solid #000000"/>
    </style:style>
    <style:style style:name="Tabla16.C70" style:family="table-cell">
      <style:table-cell-properties style:vertical-align="middle" fo:padding="0cm" fo:border-left="0.05pt solid #000000" fo:border-right="none" fo:border-top="none" fo:border-bottom="0.05pt solid #000000"/>
    </style:style>
    <style:style style:name="Tabla16.H70" style:family="table-cell" style:data-style-name="N0">
      <style:table-cell-properties style:vertical-align="middle" fo:background-color="#ffcc99" fo:padding="0cm" fo:border-left="0.05pt solid #000000" fo:border-right="none" fo:border-top="none" fo:border-bottom="0.05pt solid #000000">
        <style:background-image/>
      </style:table-cell-properties>
    </style:style>
    <style:style style:name="Tabla16.J70" style:family="table-cell">
      <style:table-cell-properties style:vertical-align="middle" fo:padding="0cm" fo:border-left="0.05pt solid #000000" fo:border-right="none" fo:border-top="none" fo:border-bottom="0.05pt solid #000000"/>
    </style:style>
    <style:style style:name="Tabla16.K70" style:family="table-cell" style:data-style-name="N0">
      <style:table-cell-properties style:vertical-align="middle" fo:padding="0cm" fo:border-left="0.05pt solid #000000" fo:border-right="none" fo:border-top="none" fo:border-bottom="0.05pt solid #000000"/>
    </style:style>
    <style:style style:name="Tabla16.L70" style:family="table-cell">
      <style:table-cell-properties style:vertical-align="middle" fo:padding="0cm" fo:border-left="0.05pt solid #000000" fo:border-right="0.05pt solid #000000" fo:border-top="none" fo:border-bottom="0.05pt solid #000000"/>
    </style:style>
    <style:style style:name="Tabla16.A71" style:family="table-cell">
      <style:table-cell-properties style:vertical-align="middle" fo:padding="0cm" fo:border-left="0.05pt solid #000000" fo:border-right="none" fo:border-top="none" fo:border-bottom="0.05pt solid #000000"/>
    </style:style>
    <style:style style:name="Tabla16.B71" style:family="table-cell">
      <style:table-cell-properties style:vertical-align="middle" fo:padding="0cm" fo:border-left="0.05pt solid #000000" fo:border-right="none" fo:border-top="none" fo:border-bottom="0.05pt solid #000000"/>
    </style:style>
    <style:style style:name="Tabla16.C71" style:family="table-cell">
      <style:table-cell-properties style:vertical-align="middle" fo:padding="0cm" fo:border-left="0.05pt solid #000000" fo:border-right="none" fo:border-top="none" fo:border-bottom="0.05pt solid #000000"/>
    </style:style>
    <style:style style:name="Tabla16.J71" style:family="table-cell">
      <style:table-cell-properties style:vertical-align="middle" fo:padding="0cm" fo:border-left="0.05pt solid #000000" fo:border-right="none" fo:border-top="none" fo:border-bottom="0.05pt solid #000000"/>
    </style:style>
    <style:style style:name="Tabla16.K71" style:family="table-cell" style:data-style-name="N0">
      <style:table-cell-properties style:vertical-align="middle" fo:padding="0cm" fo:border-left="0.05pt solid #000000" fo:border-right="none" fo:border-top="none" fo:border-bottom="0.05pt solid #000000"/>
    </style:style>
    <style:style style:name="Tabla16.L71" style:family="table-cell">
      <style:table-cell-properties style:vertical-align="middle" fo:padding="0cm" fo:border-left="0.05pt solid #000000" fo:border-right="0.05pt solid #000000" fo:border-top="none" fo:border-bottom="0.05pt solid #000000"/>
    </style:style>
    <style:style style:name="Tabla16.A72" style:family="table-cell">
      <style:table-cell-properties style:vertical-align="middle" fo:padding="0cm" fo:border-left="0.05pt solid #000000" fo:border-right="none" fo:border-top="none" fo:border-bottom="0.05pt solid #000000"/>
    </style:style>
    <style:style style:name="Tabla16.B72" style:family="table-cell">
      <style:table-cell-properties style:vertical-align="middle" fo:padding="0cm" fo:border-left="0.05pt solid #000000" fo:border-right="none" fo:border-top="none" fo:border-bottom="0.05pt solid #000000"/>
    </style:style>
    <style:style style:name="Tabla16.C72" style:family="table-cell">
      <style:table-cell-properties style:vertical-align="middle" fo:padding="0cm" fo:border-left="0.05pt solid #000000" fo:border-right="none" fo:border-top="none" fo:border-bottom="0.05pt solid #000000"/>
    </style:style>
    <style:style style:name="Tabla16.J72" style:family="table-cell">
      <style:table-cell-properties style:vertical-align="middle" fo:padding="0cm" fo:border-left="0.05pt solid #000000" fo:border-right="none" fo:border-top="none" fo:border-bottom="0.05pt solid #000000"/>
    </style:style>
    <style:style style:name="Tabla16.K72" style:family="table-cell" style:data-style-name="N0">
      <style:table-cell-properties style:vertical-align="middle" fo:padding="0cm" fo:border-left="0.05pt solid #000000" fo:border-right="none" fo:border-top="none" fo:border-bottom="0.05pt solid #000000"/>
    </style:style>
    <style:style style:name="Tabla16.L72" style:family="table-cell">
      <style:table-cell-properties style:vertical-align="middle" fo:padding="0cm" fo:border-left="0.05pt solid #000000" fo:border-right="0.05pt solid #000000" fo:border-top="none" fo:border-bottom="0.05pt solid #000000"/>
    </style:style>
    <style:style style:name="Tabla16.A73" style:family="table-cell">
      <style:table-cell-properties style:vertical-align="middle" fo:padding="0cm" fo:border-left="0.05pt solid #000000" fo:border-right="none" fo:border-top="none" fo:border-bottom="0.05pt solid #000000"/>
    </style:style>
    <style:style style:name="Tabla16.B73" style:family="table-cell">
      <style:table-cell-properties style:vertical-align="middle" fo:padding="0cm" fo:border-left="0.05pt solid #000000" fo:border-right="none" fo:border-top="none" fo:border-bottom="0.05pt solid #000000"/>
    </style:style>
    <style:style style:name="Tabla16.C73" style:family="table-cell">
      <style:table-cell-properties style:vertical-align="middle" fo:padding="0cm" fo:border-left="0.05pt solid #000000" fo:border-right="none" fo:border-top="none" fo:border-bottom="0.05pt solid #000000"/>
    </style:style>
    <style:style style:name="Tabla16.J73" style:family="table-cell">
      <style:table-cell-properties style:vertical-align="middle" fo:padding="0cm" fo:border-left="0.05pt solid #000000" fo:border-right="none" fo:border-top="none" fo:border-bottom="0.05pt solid #000000"/>
    </style:style>
    <style:style style:name="Tabla16.K73" style:family="table-cell" style:data-style-name="N0">
      <style:table-cell-properties style:vertical-align="middle" fo:padding="0cm" fo:border-left="0.05pt solid #000000" fo:border-right="none" fo:border-top="none" fo:border-bottom="0.05pt solid #000000"/>
    </style:style>
    <style:style style:name="Tabla16.L73" style:family="table-cell">
      <style:table-cell-properties style:vertical-align="middle" fo:padding="0cm" fo:border-left="0.05pt solid #000000" fo:border-right="0.05pt solid #000000" fo:border-top="none" fo:border-bottom="0.05pt solid #000000"/>
    </style:style>
    <style:style style:name="Tabla16.A74" style:family="table-cell">
      <style:table-cell-properties style:vertical-align="middle" fo:padding="0cm" fo:border-left="0.05pt solid #000000" fo:border-right="none" fo:border-top="none" fo:border-bottom="0.05pt solid #000000"/>
    </style:style>
    <style:style style:name="Tabla16.B74" style:family="table-cell">
      <style:table-cell-properties style:vertical-align="middle" fo:padding="0cm" fo:border-left="0.05pt solid #000000" fo:border-right="none" fo:border-top="none" fo:border-bottom="0.05pt solid #000000"/>
    </style:style>
    <style:style style:name="Tabla16.C74" style:family="table-cell">
      <style:table-cell-properties style:vertical-align="middle" fo:padding="0cm" fo:border-left="0.05pt solid #000000" fo:border-right="none" fo:border-top="none" fo:border-bottom="0.05pt solid #000000"/>
    </style:style>
    <style:style style:name="Tabla16.J74" style:family="table-cell" style:data-style-name="N0">
      <style:table-cell-properties style:vertical-align="middle" fo:padding="0cm" fo:border-left="0.05pt solid #000000" fo:border-right="none" fo:border-top="none" fo:border-bottom="0.05pt solid #000000"/>
    </style:style>
    <style:style style:name="Tabla16.K74" style:family="table-cell" style:data-style-name="N0">
      <style:table-cell-properties style:vertical-align="middle" fo:padding="0cm" fo:border-left="0.05pt solid #000000" fo:border-right="none" fo:border-top="none" fo:border-bottom="0.05pt solid #000000"/>
    </style:style>
    <style:style style:name="Tabla16.L74" style:family="table-cell">
      <style:table-cell-properties style:vertical-align="middle" fo:padding="0cm" fo:border-left="0.05pt solid #000000" fo:border-right="0.05pt solid #000000" fo:border-top="none" fo:border-bottom="0.05pt solid #000000"/>
    </style:style>
    <style:style style:name="Tabla16.A75" style:family="table-cell">
      <style:table-cell-properties style:vertical-align="middle" fo:padding="0cm" fo:border-left="0.05pt solid #000000" fo:border-right="none" fo:border-top="none" fo:border-bottom="0.05pt solid #000000"/>
    </style:style>
    <style:style style:name="Tabla16.B75" style:family="table-cell">
      <style:table-cell-properties style:vertical-align="middle" fo:padding="0cm" fo:border-left="0.05pt solid #000000" fo:border-right="none" fo:border-top="none" fo:border-bottom="0.05pt solid #000000"/>
    </style:style>
    <style:style style:name="Tabla16.C75" style:family="table-cell">
      <style:table-cell-properties style:vertical-align="middle" fo:padding="0cm" fo:border-left="0.05pt solid #000000" fo:border-right="none" fo:border-top="none" fo:border-bottom="0.05pt solid #000000"/>
    </style:style>
    <style:style style:name="Tabla16.J75" style:family="table-cell" style:data-style-name="N0">
      <style:table-cell-properties style:vertical-align="middle" fo:padding="0cm" fo:border-left="0.05pt solid #000000" fo:border-right="none" fo:border-top="none" fo:border-bottom="0.05pt solid #000000"/>
    </style:style>
    <style:style style:name="Tabla16.K75" style:family="table-cell">
      <style:table-cell-properties style:vertical-align="middle" fo:padding="0cm" fo:border-left="0.05pt solid #000000" fo:border-right="none" fo:border-top="none" fo:border-bottom="0.05pt solid #000000"/>
    </style:style>
    <style:style style:name="Tabla16.L75" style:family="table-cell">
      <style:table-cell-properties style:vertical-align="middle" fo:padding="0cm" fo:border-left="0.05pt solid #000000" fo:border-right="0.05pt solid #000000" fo:border-top="none" fo:border-bottom="0.05pt solid #000000"/>
    </style:style>
    <style:style style:name="Tabla16.A76" style:family="table-cell">
      <style:table-cell-properties style:vertical-align="middle" fo:padding="0cm" fo:border-left="0.05pt solid #000000" fo:border-right="none" fo:border-top="none" fo:border-bottom="0.05pt solid #000000"/>
    </style:style>
    <style:style style:name="Tabla16.B76" style:family="table-cell">
      <style:table-cell-properties style:vertical-align="middle" fo:padding="0cm" fo:border-left="0.05pt solid #000000" fo:border-right="none" fo:border-top="none" fo:border-bottom="0.05pt solid #000000"/>
    </style:style>
    <style:style style:name="Tabla16.C76" style:family="table-cell">
      <style:table-cell-properties style:vertical-align="middle" fo:padding="0cm" fo:border-left="0.05pt solid #000000" fo:border-right="none" fo:border-top="none" fo:border-bottom="0.05pt solid #000000"/>
    </style:style>
    <style:style style:name="Tabla16.J76" style:family="table-cell">
      <style:table-cell-properties style:vertical-align="middle" fo:padding="0cm" fo:border-left="0.05pt solid #000000" fo:border-right="none" fo:border-top="none" fo:border-bottom="0.05pt solid #000000"/>
    </style:style>
    <style:style style:name="Tabla16.K76" style:family="table-cell">
      <style:table-cell-properties style:vertical-align="middle" fo:padding="0cm" fo:border-left="0.05pt solid #000000" fo:border-right="none" fo:border-top="none" fo:border-bottom="0.05pt solid #000000"/>
    </style:style>
    <style:style style:name="Tabla16.L76" style:family="table-cell">
      <style:table-cell-properties style:vertical-align="middle" fo:padding="0cm" fo:border-left="0.05pt solid #000000" fo:border-right="0.05pt solid #000000" fo:border-top="none" fo:border-bottom="0.05pt solid #000000"/>
    </style:style>
    <style:style style:name="Tabla16.77" style:family="table-row">
      <style:table-row-properties style:min-row-height="0.146cm"/>
    </style:style>
    <style:style style:name="Tabla16.A77" style:family="table-cell">
      <style:table-cell-properties style:vertical-align="middle" fo:padding="0cm" fo:border-left="0.05pt solid #000000" fo:border-right="none" fo:border-top="none" fo:border-bottom="0.05pt solid #000000"/>
    </style:style>
    <style:style style:name="Tabla16.B77" style:family="table-cell">
      <style:table-cell-properties style:vertical-align="middle" fo:padding="0cm" fo:border-left="0.05pt solid #000000" fo:border-right="none" fo:border-top="none" fo:border-bottom="0.05pt solid #000000"/>
    </style:style>
    <style:style style:name="Tabla16.C77" style:family="table-cell">
      <style:table-cell-properties style:vertical-align="middle" fo:padding="0cm" fo:border-left="0.05pt solid #000000" fo:border-right="none" fo:border-top="none" fo:border-bottom="0.05pt solid #000000"/>
    </style:style>
    <style:style style:name="Tabla16.J77" style:family="table-cell">
      <style:table-cell-properties style:vertical-align="middle" fo:padding="0cm" fo:border-left="0.05pt solid #000000" fo:border-right="none" fo:border-top="none" fo:border-bottom="0.05pt solid #000000"/>
    </style:style>
    <style:style style:name="Tabla16.K77" style:family="table-cell">
      <style:table-cell-properties style:vertical-align="middle" fo:padding="0cm" fo:border-left="0.05pt solid #000000" fo:border-right="none" fo:border-top="none" fo:border-bottom="0.05pt solid #000000"/>
    </style:style>
    <style:style style:name="Tabla16.L77" style:family="table-cell">
      <style:table-cell-properties style:vertical-align="middle" fo:padding="0cm" fo:border-left="0.05pt solid #000000" fo:border-right="0.05pt solid #000000" fo:border-top="none" fo:border-bottom="0.05pt solid #000000"/>
    </style:style>
    <style:style style:name="Tabla16.A78" style:family="table-cell">
      <style:table-cell-properties style:vertical-align="middle" fo:padding="0cm" fo:border-left="0.05pt solid #000000" fo:border-right="none" fo:border-top="none" fo:border-bottom="0.05pt solid #000000"/>
    </style:style>
    <style:style style:name="Tabla16.B78" style:family="table-cell">
      <style:table-cell-properties style:vertical-align="middle" fo:padding="0cm" fo:border-left="0.05pt solid #000000" fo:border-right="none" fo:border-top="none" fo:border-bottom="0.05pt solid #000000"/>
    </style:style>
    <style:style style:name="Tabla16.C78" style:family="table-cell">
      <style:table-cell-properties style:vertical-align="middle" fo:padding="0cm" fo:border-left="0.05pt solid #000000" fo:border-right="none" fo:border-top="none" fo:border-bottom="0.05pt solid #000000"/>
    </style:style>
    <style:style style:name="Tabla16.J78" style:family="table-cell">
      <style:table-cell-properties style:vertical-align="middle" fo:padding="0cm" fo:border-left="0.05pt solid #000000" fo:border-right="none" fo:border-top="none" fo:border-bottom="0.05pt solid #000000"/>
    </style:style>
    <style:style style:name="Tabla16.K78" style:family="table-cell">
      <style:table-cell-properties style:vertical-align="middle" fo:padding="0cm" fo:border-left="0.05pt solid #000000" fo:border-right="none" fo:border-top="none" fo:border-bottom="0.05pt solid #000000"/>
    </style:style>
    <style:style style:name="Tabla16.L78" style:family="table-cell">
      <style:table-cell-properties style:vertical-align="middle" fo:padding="0cm" fo:border-left="0.05pt solid #000000" fo:border-right="0.05pt solid #000000" fo:border-top="none" fo:border-bottom="0.05pt solid #000000"/>
    </style:style>
    <style:style style:name="Tabla16.79" style:family="table-row">
      <style:table-row-properties style:min-row-height="0.173cm"/>
    </style:style>
    <style:style style:name="Tabla16.A79" style:family="table-cell">
      <style:table-cell-properties style:vertical-align="middle" fo:padding="0cm" fo:border-left="0.05pt solid #000000" fo:border-right="none" fo:border-top="none" fo:border-bottom="0.05pt solid #000000"/>
    </style:style>
    <style:style style:name="Tabla16.B79" style:family="table-cell">
      <style:table-cell-properties style:vertical-align="middle" fo:padding="0cm" fo:border-left="0.05pt solid #000000" fo:border-right="none" fo:border-top="none" fo:border-bottom="0.05pt solid #000000"/>
    </style:style>
    <style:style style:name="Tabla16.C79" style:family="table-cell">
      <style:table-cell-properties style:vertical-align="middle" fo:padding="0cm" fo:border-left="0.05pt solid #000000" fo:border-right="none" fo:border-top="none" fo:border-bottom="0.05pt solid #000000"/>
    </style:style>
    <style:style style:name="Tabla16.J79" style:family="table-cell" style:data-style-name="N0">
      <style:table-cell-properties style:vertical-align="middle" fo:padding="0cm" fo:border-left="0.05pt solid #000000" fo:border-right="none" fo:border-top="none" fo:border-bottom="0.05pt solid #000000"/>
    </style:style>
    <style:style style:name="Tabla16.K79" style:family="table-cell" style:data-style-name="N0">
      <style:table-cell-properties style:vertical-align="middle" fo:padding="0cm" fo:border-left="0.05pt solid #000000" fo:border-right="none" fo:border-top="none" fo:border-bottom="0.05pt solid #000000"/>
    </style:style>
    <style:style style:name="Tabla16.L79" style:family="table-cell">
      <style:table-cell-properties style:vertical-align="middle" fo:padding="0cm" fo:border-left="0.05pt solid #000000" fo:border-right="0.05pt solid #000000" fo:border-top="none" fo:border-bottom="0.05pt solid #000000"/>
    </style:style>
    <style:style style:name="Tabla18" style:family="table">
      <style:table-properties style:width="25cm" table:align="left"/>
    </style:style>
    <style:style style:name="Tabla18.A" style:family="table-column">
      <style:table-column-properties style:column-width="2.096cm"/>
    </style:style>
    <style:style style:name="Tabla18.B" style:family="table-column">
      <style:table-column-properties style:column-width="4.013cm"/>
    </style:style>
    <style:style style:name="Tabla18.C" style:family="table-column">
      <style:table-column-properties style:column-width="4.784cm"/>
    </style:style>
    <style:style style:name="Tabla18.D" style:family="table-column">
      <style:table-column-properties style:column-width="0.309cm"/>
    </style:style>
    <style:style style:name="Tabla18.F" style:family="table-column">
      <style:table-column-properties style:column-width="0.288cm"/>
    </style:style>
    <style:style style:name="Tabla18.H" style:family="table-column">
      <style:table-column-properties style:column-width="0.286cm"/>
    </style:style>
    <style:style style:name="Tabla18.I" style:family="table-column">
      <style:table-column-properties style:column-width="0.617cm"/>
    </style:style>
    <style:style style:name="Tabla18.J" style:family="table-column">
      <style:table-column-properties style:column-width="2.602cm"/>
    </style:style>
    <style:style style:name="Tabla18.K" style:family="table-column">
      <style:table-column-properties style:column-width="3.223cm"/>
    </style:style>
    <style:style style:name="Tabla18.L" style:family="table-column">
      <style:table-column-properties style:column-width="6.167cm"/>
    </style:style>
    <style:style style:name="Tabla18.A1" style:family="table-cell">
      <style:table-cell-properties style:vertical-align="middle" fo:background-color="#000000" fo:padding="0cm" fo:border-left="0.05pt solid #000000" fo:border-right="none" fo:border-top="0.05pt solid #000000" fo:border-bottom="0.05pt solid #000000">
        <style:background-image/>
      </style:table-cell-properties>
    </style:style>
    <style:style style:name="Tabla18.L1" style:family="table-cell">
      <style:table-cell-properties style:vertical-align="middle" fo:background-color="#000000" fo:padding="0cm" fo:border="0.05pt solid #000000">
        <style:background-image/>
      </style:table-cell-properties>
    </style:style>
    <style:style style:name="Tabla18.D2" style:family="table-cell">
      <style:table-cell-properties style:vertical-align="middle" fo:background-color="#000000" fo:padding="0cm" fo:border-left="0.05pt solid #000000" fo:border-right="none" fo:border-top="none" fo:border-bottom="0.05pt solid #000000">
        <style:background-image/>
      </style:table-cell-properties>
    </style:style>
    <style:style style:name="Tabla18.A3" style:family="table-cell">
      <style:table-cell-properties style:vertical-align="middle" fo:padding="0cm" fo:border-left="0.05pt solid #000000" fo:border-right="none" fo:border-top="none" fo:border-bottom="0.05pt solid #000000"/>
    </style:style>
    <style:style style:name="Tabla18.B3" style:family="table-cell">
      <style:table-cell-properties style:vertical-align="middle" fo:padding="0cm" fo:border-left="0.05pt solid #000000" fo:border-right="none" fo:border-top="none" fo:border-bottom="0.05pt solid #000000"/>
    </style:style>
    <style:style style:name="Tabla18.C3" style:family="table-cell">
      <style:table-cell-properties style:vertical-align="middle" fo:padding="0cm" fo:border-left="0.05pt solid #000000" fo:border-right="none" fo:border-top="none" fo:border-bottom="0.05pt solid #000000"/>
    </style:style>
    <style:style style:name="Tabla18.D3" style:family="table-cell">
      <style:table-cell-properties style:vertical-align="middle" fo:background-color="#cccc00" fo:padding="0cm" fo:border-left="0.05pt solid #000000" fo:border-right="none" fo:border-top="none" fo:border-bottom="0.05pt solid #000000">
        <style:background-image/>
      </style:table-cell-properties>
    </style:style>
    <style:style style:name="Tabla18.E3" style:family="table-cell">
      <style:table-cell-properties style:vertical-align="middle" fo:background-color="#ffff99" fo:padding="0cm" fo:border-left="0.05pt solid #000000" fo:border-right="none" fo:border-top="none" fo:border-bottom="0.05pt solid #000000">
        <style:background-image/>
      </style:table-cell-properties>
    </style:style>
    <style:style style:name="Tabla18.F3" style:family="table-cell">
      <style:table-cell-properties style:vertical-align="middle" fo:background-color="#ffcc99" fo:padding="0cm" fo:border-left="0.05pt solid #000000" fo:border-right="none" fo:border-top="none" fo:border-bottom="0.05pt solid #000000">
        <style:background-image/>
      </style:table-cell-properties>
    </style:style>
    <style:style style:name="Tabla18.I3" style:family="table-cell">
      <style:table-cell-properties style:vertical-align="middle" fo:background-color="#9966cc" fo:padding="0cm" fo:border-left="0.05pt solid #000000" fo:border-right="none" fo:border-top="none" fo:border-bottom="0.05pt solid #000000">
        <style:background-image/>
      </style:table-cell-properties>
    </style:style>
    <style:style style:name="Tabla18.J3" style:family="table-cell" style:data-style-name="N0">
      <style:table-cell-properties style:vertical-align="middle" fo:padding="0cm" fo:border-left="0.05pt solid #000000" fo:border-right="none" fo:border-top="none" fo:border-bottom="0.05pt solid #000000"/>
    </style:style>
    <style:style style:name="Tabla18.K3" style:family="table-cell">
      <style:table-cell-properties style:vertical-align="middle" fo:padding="0cm" fo:border-left="0.05pt solid #000000" fo:border-right="none" fo:border-top="none" fo:border-bottom="0.05pt solid #000000"/>
    </style:style>
    <style:style style:name="Tabla18.L3" style:family="table-cell">
      <style:table-cell-properties style:vertical-align="middle" fo:padding="0cm" fo:border-left="0.05pt solid #000000" fo:border-right="0.05pt solid #000000" fo:border-top="none" fo:border-bottom="0.05pt solid #000000"/>
    </style:style>
    <style:style style:name="Tabla18.A4" style:family="table-cell">
      <style:table-cell-properties style:vertical-align="middle" fo:padding="0cm" fo:border-left="0.05pt solid #000000" fo:border-right="none" fo:border-top="none" fo:border-bottom="0.05pt solid #000000"/>
    </style:style>
    <style:style style:name="Tabla18.B4" style:family="table-cell">
      <style:table-cell-properties style:vertical-align="middle" fo:padding="0cm" fo:border-left="0.05pt solid #000000" fo:border-right="none" fo:border-top="none" fo:border-bottom="0.05pt solid #000000"/>
    </style:style>
    <style:style style:name="Tabla18.C4" style:family="table-cell">
      <style:table-cell-properties style:vertical-align="middle" fo:padding="0cm" fo:border-left="0.05pt solid #000000" fo:border-right="none" fo:border-top="none" fo:border-bottom="0.05pt solid #000000"/>
    </style:style>
    <style:style style:name="Tabla18.J4" style:family="table-cell" style:data-style-name="N0">
      <style:table-cell-properties style:vertical-align="middle" fo:padding="0cm" fo:border-left="0.05pt solid #000000" fo:border-right="none" fo:border-top="none" fo:border-bottom="0.05pt solid #000000"/>
    </style:style>
    <style:style style:name="Tabla18.K4" style:family="table-cell">
      <style:table-cell-properties style:vertical-align="middle" fo:padding="0cm" fo:border-left="0.05pt solid #000000" fo:border-right="none" fo:border-top="none" fo:border-bottom="0.05pt solid #000000"/>
    </style:style>
    <style:style style:name="Tabla18.L4" style:family="table-cell">
      <style:table-cell-properties style:vertical-align="middle" fo:padding="0cm" fo:border-left="0.05pt solid #000000" fo:border-right="0.05pt solid #000000" fo:border-top="none" fo:border-bottom="0.05pt solid #000000"/>
    </style:style>
    <style:style style:name="Tabla18.A5" style:family="table-cell">
      <style:table-cell-properties style:vertical-align="middle" fo:padding="0cm" fo:border-left="0.05pt solid #000000" fo:border-right="none" fo:border-top="none" fo:border-bottom="0.05pt solid #000000"/>
    </style:style>
    <style:style style:name="Tabla18.B5" style:family="table-cell">
      <style:table-cell-properties style:vertical-align="middle" fo:padding="0cm" fo:border-left="0.05pt solid #000000" fo:border-right="none" fo:border-top="none" fo:border-bottom="0.05pt solid #000000"/>
    </style:style>
    <style:style style:name="Tabla18.C5" style:family="table-cell">
      <style:table-cell-properties style:vertical-align="middle" fo:padding="0cm" fo:border-left="0.05pt solid #000000" fo:border-right="none" fo:border-top="none" fo:border-bottom="0.05pt solid #000000"/>
    </style:style>
    <style:style style:name="Tabla18.J5" style:family="table-cell" style:data-style-name="N0">
      <style:table-cell-properties style:vertical-align="middle" fo:padding="0cm" fo:border-left="0.05pt solid #000000" fo:border-right="none" fo:border-top="none" fo:border-bottom="0.05pt solid #000000"/>
    </style:style>
    <style:style style:name="Tabla18.K5" style:family="table-cell">
      <style:table-cell-properties style:vertical-align="middle" fo:padding="0cm" fo:border-left="0.05pt solid #000000" fo:border-right="none" fo:border-top="none" fo:border-bottom="0.05pt solid #000000"/>
    </style:style>
    <style:style style:name="Tabla18.L5" style:family="table-cell">
      <style:table-cell-properties style:vertical-align="middle" fo:padding="0cm" fo:border-left="0.05pt solid #000000" fo:border-right="0.05pt solid #000000" fo:border-top="none" fo:border-bottom="0.05pt solid #000000"/>
    </style:style>
    <style:style style:name="Tabla18.A6" style:family="table-cell">
      <style:table-cell-properties style:vertical-align="middle" fo:padding="0cm" fo:border-left="0.05pt solid #000000" fo:border-right="none" fo:border-top="none" fo:border-bottom="0.05pt solid #000000"/>
    </style:style>
    <style:style style:name="Tabla18.B6" style:family="table-cell">
      <style:table-cell-properties style:vertical-align="middle" fo:padding="0cm" fo:border-left="0.05pt solid #000000" fo:border-right="none" fo:border-top="none" fo:border-bottom="0.05pt solid #000000"/>
    </style:style>
    <style:style style:name="Tabla18.C6" style:family="table-cell">
      <style:table-cell-properties style:vertical-align="middle" fo:padding="0cm" fo:border-left="0.05pt solid #000000" fo:border-right="none" fo:border-top="none" fo:border-bottom="0.05pt solid #000000"/>
    </style:style>
    <style:style style:name="Tabla18.J6" style:family="table-cell">
      <style:table-cell-properties style:vertical-align="middle" fo:padding="0cm" fo:border-left="0.05pt solid #000000" fo:border-right="none" fo:border-top="none" fo:border-bottom="0.05pt solid #000000"/>
    </style:style>
    <style:style style:name="Tabla18.K6" style:family="table-cell" style:data-style-name="N0">
      <style:table-cell-properties style:vertical-align="middle" fo:padding="0cm" fo:border-left="0.05pt solid #000000" fo:border-right="none" fo:border-top="none" fo:border-bottom="0.05pt solid #000000"/>
    </style:style>
    <style:style style:name="Tabla18.L6" style:family="table-cell">
      <style:table-cell-properties style:vertical-align="middle" fo:padding="0cm" fo:border-left="0.05pt solid #000000" fo:border-right="0.05pt solid #000000" fo:border-top="none" fo:border-bottom="0.05pt solid #000000"/>
    </style:style>
    <style:style style:name="Tabla18.A7" style:family="table-cell">
      <style:table-cell-properties style:vertical-align="middle" fo:padding="0cm" fo:border-left="0.05pt solid #000000" fo:border-right="none" fo:border-top="none" fo:border-bottom="0.05pt solid #000000"/>
    </style:style>
    <style:style style:name="Tabla18.B7" style:family="table-cell">
      <style:table-cell-properties style:vertical-align="middle" fo:padding="0cm" fo:border-left="0.05pt solid #000000" fo:border-right="none" fo:border-top="none" fo:border-bottom="0.05pt solid #000000"/>
    </style:style>
    <style:style style:name="Tabla18.C7" style:family="table-cell">
      <style:table-cell-properties style:vertical-align="middle" fo:padding="0cm" fo:border-left="0.05pt solid #000000" fo:border-right="none" fo:border-top="none" fo:border-bottom="0.05pt solid #000000"/>
    </style:style>
    <style:style style:name="Tabla18.J7" style:family="table-cell" style:data-style-name="N0">
      <style:table-cell-properties style:vertical-align="middle" fo:padding="0cm" fo:border-left="0.05pt solid #000000" fo:border-right="none" fo:border-top="none" fo:border-bottom="0.05pt solid #000000"/>
    </style:style>
    <style:style style:name="Tabla18.K7" style:family="table-cell">
      <style:table-cell-properties style:vertical-align="middle" fo:padding="0cm" fo:border-left="0.05pt solid #000000" fo:border-right="none" fo:border-top="none" fo:border-bottom="0.05pt solid #000000"/>
    </style:style>
    <style:style style:name="Tabla18.L7" style:family="table-cell">
      <style:table-cell-properties style:vertical-align="middle" fo:padding="0cm" fo:border-left="0.05pt solid #000000" fo:border-right="0.05pt solid #000000" fo:border-top="none" fo:border-bottom="0.05pt solid #000000"/>
    </style:style>
    <style:style style:name="Tabla18.A8" style:family="table-cell">
      <style:table-cell-properties style:vertical-align="middle" fo:padding="0cm" fo:border-left="0.05pt solid #000000" fo:border-right="none" fo:border-top="none" fo:border-bottom="0.05pt solid #000000"/>
    </style:style>
    <style:style style:name="Tabla18.B8" style:family="table-cell">
      <style:table-cell-properties style:vertical-align="middle" fo:padding="0cm" fo:border-left="0.05pt solid #000000" fo:border-right="none" fo:border-top="none" fo:border-bottom="0.05pt solid #000000"/>
    </style:style>
    <style:style style:name="Tabla18.C8" style:family="table-cell">
      <style:table-cell-properties style:vertical-align="middle" fo:padding="0cm" fo:border-left="0.05pt solid #000000" fo:border-right="none" fo:border-top="none" fo:border-bottom="0.05pt solid #000000"/>
    </style:style>
    <style:style style:name="Tabla18.J8" style:family="table-cell">
      <style:table-cell-properties style:vertical-align="middle" fo:padding="0cm" fo:border-left="0.05pt solid #000000" fo:border-right="none" fo:border-top="none" fo:border-bottom="0.05pt solid #000000"/>
    </style:style>
    <style:style style:name="Tabla18.K8" style:family="table-cell">
      <style:table-cell-properties style:vertical-align="middle" fo:padding="0cm" fo:border-left="0.05pt solid #000000" fo:border-right="none" fo:border-top="none" fo:border-bottom="0.05pt solid #000000"/>
    </style:style>
    <style:style style:name="Tabla18.L8" style:family="table-cell">
      <style:table-cell-properties style:vertical-align="middle" fo:padding="0cm" fo:border-left="0.05pt solid #000000" fo:border-right="0.05pt solid #000000" fo:border-top="none" fo:border-bottom="0.05pt solid #000000"/>
    </style:style>
    <style:style style:name="Tabla18.A9" style:family="table-cell">
      <style:table-cell-properties style:vertical-align="middle" fo:padding="0cm" fo:border-left="0.05pt solid #000000" fo:border-right="none" fo:border-top="none" fo:border-bottom="0.05pt solid #000000"/>
    </style:style>
    <style:style style:name="Tabla18.B9" style:family="table-cell">
      <style:table-cell-properties style:vertical-align="middle" fo:padding="0cm" fo:border-left="0.05pt solid #000000" fo:border-right="none" fo:border-top="none" fo:border-bottom="0.05pt solid #000000"/>
    </style:style>
    <style:style style:name="Tabla18.C9" style:family="table-cell">
      <style:table-cell-properties style:vertical-align="middle" fo:padding="0cm" fo:border-left="0.05pt solid #000000" fo:border-right="none" fo:border-top="none" fo:border-bottom="0.05pt solid #000000"/>
    </style:style>
    <style:style style:name="Tabla18.J9" style:family="table-cell" style:data-style-name="N0">
      <style:table-cell-properties style:vertical-align="middle" fo:padding="0cm" fo:border-left="0.05pt solid #000000" fo:border-right="none" fo:border-top="none" fo:border-bottom="0.05pt solid #000000"/>
    </style:style>
    <style:style style:name="Tabla18.K9" style:family="table-cell">
      <style:table-cell-properties style:vertical-align="middle" fo:padding="0cm" fo:border-left="0.05pt solid #000000" fo:border-right="none" fo:border-top="none" fo:border-bottom="0.05pt solid #000000"/>
    </style:style>
    <style:style style:name="Tabla18.L9" style:family="table-cell">
      <style:table-cell-properties style:vertical-align="middle" fo:padding="0cm" fo:border-left="0.05pt solid #000000" fo:border-right="0.05pt solid #000000" fo:border-top="none" fo:border-bottom="0.05pt solid #000000"/>
    </style:style>
    <style:style style:name="Tabla18.A10" style:family="table-cell">
      <style:table-cell-properties style:vertical-align="middle" fo:padding="0cm" fo:border-left="0.05pt solid #000000" fo:border-right="none" fo:border-top="none" fo:border-bottom="0.05pt solid #000000"/>
    </style:style>
    <style:style style:name="Tabla18.B10" style:family="table-cell">
      <style:table-cell-properties style:vertical-align="middle" fo:padding="0cm" fo:border-left="0.05pt solid #000000" fo:border-right="none" fo:border-top="none" fo:border-bottom="0.05pt solid #000000"/>
    </style:style>
    <style:style style:name="Tabla18.C10" style:family="table-cell">
      <style:table-cell-properties style:vertical-align="middle" fo:padding="0cm" fo:border-left="0.05pt solid #000000" fo:border-right="none" fo:border-top="none" fo:border-bottom="0.05pt solid #000000"/>
    </style:style>
    <style:style style:name="Tabla18.J10" style:family="table-cell" style:data-style-name="N0">
      <style:table-cell-properties style:vertical-align="middle" fo:padding="0cm" fo:border-left="0.05pt solid #000000" fo:border-right="none" fo:border-top="none" fo:border-bottom="0.05pt solid #000000"/>
    </style:style>
    <style:style style:name="Tabla18.K10" style:family="table-cell">
      <style:table-cell-properties style:vertical-align="middle" fo:padding="0cm" fo:border-left="0.05pt solid #000000" fo:border-right="none" fo:border-top="none" fo:border-bottom="0.05pt solid #000000"/>
    </style:style>
    <style:style style:name="Tabla18.L10" style:family="table-cell">
      <style:table-cell-properties style:vertical-align="middle" fo:padding="0cm" fo:border-left="0.05pt solid #000000" fo:border-right="0.05pt solid #000000" fo:border-top="none" fo:border-bottom="0.05pt solid #000000"/>
    </style:style>
    <style:style style:name="Tabla18.A11" style:family="table-cell">
      <style:table-cell-properties style:vertical-align="middle" fo:padding="0cm" fo:border-left="0.05pt solid #000000" fo:border-right="none" fo:border-top="none" fo:border-bottom="0.05pt solid #000000"/>
    </style:style>
    <style:style style:name="Tabla18.B11" style:family="table-cell">
      <style:table-cell-properties style:vertical-align="middle" fo:padding="0cm" fo:border-left="0.05pt solid #000000" fo:border-right="none" fo:border-top="none" fo:border-bottom="0.05pt solid #000000"/>
    </style:style>
    <style:style style:name="Tabla18.C11" style:family="table-cell">
      <style:table-cell-properties style:vertical-align="middle" fo:padding="0cm" fo:border-left="0.05pt solid #000000" fo:border-right="none" fo:border-top="none" fo:border-bottom="0.05pt solid #000000"/>
    </style:style>
    <style:style style:name="Tabla18.J11" style:family="table-cell" style:data-style-name="N0">
      <style:table-cell-properties style:vertical-align="middle" fo:padding="0cm" fo:border-left="0.05pt solid #000000" fo:border-right="none" fo:border-top="none" fo:border-bottom="0.05pt solid #000000"/>
    </style:style>
    <style:style style:name="Tabla18.K11" style:family="table-cell">
      <style:table-cell-properties style:vertical-align="middle" fo:padding="0cm" fo:border-left="0.05pt solid #000000" fo:border-right="none" fo:border-top="none" fo:border-bottom="0.05pt solid #000000"/>
    </style:style>
    <style:style style:name="Tabla18.L11" style:family="table-cell">
      <style:table-cell-properties style:vertical-align="middle" fo:padding="0cm" fo:border-left="0.05pt solid #000000" fo:border-right="0.05pt solid #000000" fo:border-top="none" fo:border-bottom="0.05pt solid #000000"/>
    </style:style>
    <style:style style:name="Tabla18.A12" style:family="table-cell">
      <style:table-cell-properties style:vertical-align="middle" fo:padding="0cm" fo:border-left="0.05pt solid #000000" fo:border-right="none" fo:border-top="none" fo:border-bottom="0.05pt solid #000000"/>
    </style:style>
    <style:style style:name="Tabla18.B12" style:family="table-cell">
      <style:table-cell-properties style:vertical-align="middle" fo:padding="0cm" fo:border-left="0.05pt solid #000000" fo:border-right="none" fo:border-top="none" fo:border-bottom="0.05pt solid #000000"/>
    </style:style>
    <style:style style:name="Tabla18.C12" style:family="table-cell">
      <style:table-cell-properties style:vertical-align="middle" fo:padding="0cm" fo:border-left="0.05pt solid #000000" fo:border-right="none" fo:border-top="none" fo:border-bottom="0.05pt solid #000000"/>
    </style:style>
    <style:style style:name="Tabla18.J12" style:family="table-cell" style:data-style-name="N0">
      <style:table-cell-properties style:vertical-align="middle" fo:padding="0cm" fo:border-left="0.05pt solid #000000" fo:border-right="none" fo:border-top="none" fo:border-bottom="0.05pt solid #000000"/>
    </style:style>
    <style:style style:name="Tabla18.K12" style:family="table-cell">
      <style:table-cell-properties style:vertical-align="middle" fo:padding="0cm" fo:border-left="0.05pt solid #000000" fo:border-right="none" fo:border-top="none" fo:border-bottom="0.05pt solid #000000"/>
    </style:style>
    <style:style style:name="Tabla18.L12" style:family="table-cell">
      <style:table-cell-properties style:vertical-align="middle" fo:padding="0cm" fo:border-left="0.05pt solid #000000" fo:border-right="0.05pt solid #000000" fo:border-top="none" fo:border-bottom="0.05pt solid #000000"/>
    </style:style>
    <style:style style:name="Tabla18.A13" style:family="table-cell">
      <style:table-cell-properties style:vertical-align="middle" fo:padding="0cm" fo:border-left="0.05pt solid #000000" fo:border-right="none" fo:border-top="none" fo:border-bottom="0.05pt solid #000000"/>
    </style:style>
    <style:style style:name="Tabla18.B13" style:family="table-cell">
      <style:table-cell-properties style:vertical-align="middle" fo:padding="0cm" fo:border-left="0.05pt solid #000000" fo:border-right="none" fo:border-top="none" fo:border-bottom="0.05pt solid #000000"/>
    </style:style>
    <style:style style:name="Tabla18.C13" style:family="table-cell">
      <style:table-cell-properties style:vertical-align="middle" fo:padding="0cm" fo:border-left="0.05pt solid #000000" fo:border-right="none" fo:border-top="none" fo:border-bottom="0.05pt solid #000000"/>
    </style:style>
    <style:style style:name="Tabla18.J13" style:family="table-cell" style:data-style-name="N0">
      <style:table-cell-properties style:vertical-align="middle" fo:padding="0cm" fo:border-left="0.05pt solid #000000" fo:border-right="none" fo:border-top="none" fo:border-bottom="0.05pt solid #000000"/>
    </style:style>
    <style:style style:name="Tabla18.K13" style:family="table-cell">
      <style:table-cell-properties style:vertical-align="middle" fo:padding="0cm" fo:border-left="0.05pt solid #000000" fo:border-right="none" fo:border-top="none" fo:border-bottom="0.05pt solid #000000"/>
    </style:style>
    <style:style style:name="Tabla18.L13" style:family="table-cell">
      <style:table-cell-properties style:vertical-align="middle" fo:padding="0cm" fo:border-left="0.05pt solid #000000" fo:border-right="0.05pt solid #000000" fo:border-top="none" fo:border-bottom="0.05pt solid #000000"/>
    </style:style>
    <style:style style:name="Tabla18.A14" style:family="table-cell">
      <style:table-cell-properties style:vertical-align="middle" fo:padding="0cm" fo:border-left="0.05pt solid #000000" fo:border-right="none" fo:border-top="none" fo:border-bottom="0.05pt solid #000000"/>
    </style:style>
    <style:style style:name="Tabla18.B14" style:family="table-cell">
      <style:table-cell-properties style:vertical-align="middle" fo:padding="0cm" fo:border-left="0.05pt solid #000000" fo:border-right="none" fo:border-top="none" fo:border-bottom="0.05pt solid #000000"/>
    </style:style>
    <style:style style:name="Tabla18.C14" style:family="table-cell">
      <style:table-cell-properties style:vertical-align="middle" fo:padding="0cm" fo:border-left="0.05pt solid #000000" fo:border-right="none" fo:border-top="none" fo:border-bottom="0.05pt solid #000000"/>
    </style:style>
    <style:style style:name="Tabla18.J14" style:family="table-cell">
      <style:table-cell-properties style:vertical-align="middle" fo:padding="0cm" fo:border-left="0.05pt solid #000000" fo:border-right="none" fo:border-top="none" fo:border-bottom="0.05pt solid #000000"/>
    </style:style>
    <style:style style:name="Tabla18.K14" style:family="table-cell">
      <style:table-cell-properties style:vertical-align="middle" fo:padding="0cm" fo:border-left="0.05pt solid #000000" fo:border-right="none" fo:border-top="none" fo:border-bottom="0.05pt solid #000000"/>
    </style:style>
    <style:style style:name="Tabla18.L14" style:family="table-cell">
      <style:table-cell-properties style:vertical-align="middle" fo:padding="0cm" fo:border-left="0.05pt solid #000000" fo:border-right="0.05pt solid #000000" fo:border-top="none" fo:border-bottom="0.05pt solid #000000"/>
    </style:style>
    <style:style style:name="Tabla18.A15" style:family="table-cell">
      <style:table-cell-properties style:vertical-align="middle" fo:padding="0cm" fo:border-left="0.05pt solid #000000" fo:border-right="none" fo:border-top="none" fo:border-bottom="0.05pt solid #000000"/>
    </style:style>
    <style:style style:name="Tabla18.B15" style:family="table-cell">
      <style:table-cell-properties style:vertical-align="middle" fo:padding="0cm" fo:border-left="0.05pt solid #000000" fo:border-right="none" fo:border-top="none" fo:border-bottom="0.05pt solid #000000"/>
    </style:style>
    <style:style style:name="Tabla18.C15" style:family="table-cell">
      <style:table-cell-properties style:vertical-align="middle" fo:padding="0cm" fo:border-left="0.05pt solid #000000" fo:border-right="none" fo:border-top="none" fo:border-bottom="0.05pt solid #000000"/>
    </style:style>
    <style:style style:name="Tabla18.J15" style:family="table-cell" style:data-style-name="N0">
      <style:table-cell-properties style:vertical-align="middle" fo:padding="0cm" fo:border-left="0.05pt solid #000000" fo:border-right="none" fo:border-top="none" fo:border-bottom="0.05pt solid #000000"/>
    </style:style>
    <style:style style:name="Tabla18.K15" style:family="table-cell" style:data-style-name="N0">
      <style:table-cell-properties style:vertical-align="middle" fo:padding="0cm" fo:border-left="0.05pt solid #000000" fo:border-right="none" fo:border-top="none" fo:border-bottom="0.05pt solid #000000"/>
    </style:style>
    <style:style style:name="Tabla18.L15" style:family="table-cell">
      <style:table-cell-properties style:vertical-align="middle" fo:padding="0cm" fo:border-left="0.05pt solid #000000" fo:border-right="0.05pt solid #000000" fo:border-top="none" fo:border-bottom="0.05pt solid #000000"/>
    </style:style>
    <style:style style:name="Tabla18.A16" style:family="table-cell">
      <style:table-cell-properties style:vertical-align="middle" fo:padding="0cm" fo:border-left="0.05pt solid #000000" fo:border-right="none" fo:border-top="none" fo:border-bottom="0.05pt solid #000000"/>
    </style:style>
    <style:style style:name="Tabla18.B16" style:family="table-cell">
      <style:table-cell-properties style:vertical-align="middle" fo:padding="0cm" fo:border-left="0.05pt solid #000000" fo:border-right="none" fo:border-top="none" fo:border-bottom="0.05pt solid #000000"/>
    </style:style>
    <style:style style:name="Tabla18.C16" style:family="table-cell">
      <style:table-cell-properties style:vertical-align="middle" fo:padding="0cm" fo:border-left="0.05pt solid #000000" fo:border-right="none" fo:border-top="none" fo:border-bottom="0.05pt solid #000000"/>
    </style:style>
    <style:style style:name="Tabla18.J16" style:family="table-cell">
      <style:table-cell-properties style:vertical-align="middle" fo:padding="0cm" fo:border-left="0.05pt solid #000000" fo:border-right="none" fo:border-top="none" fo:border-bottom="0.05pt solid #000000"/>
    </style:style>
    <style:style style:name="Tabla18.K16" style:family="table-cell" style:data-style-name="N0">
      <style:table-cell-properties style:vertical-align="middle" fo:padding="0cm" fo:border-left="0.05pt solid #000000" fo:border-right="none" fo:border-top="none" fo:border-bottom="0.05pt solid #000000"/>
    </style:style>
    <style:style style:name="Tabla18.L16" style:family="table-cell">
      <style:table-cell-properties style:vertical-align="middle" fo:padding="0cm" fo:border-left="0.05pt solid #000000" fo:border-right="0.05pt solid #000000" fo:border-top="none" fo:border-bottom="0.05pt solid #000000"/>
    </style:style>
    <style:style style:name="Tabla18.A17" style:family="table-cell">
      <style:table-cell-properties style:vertical-align="middle" fo:padding="0cm" fo:border-left="0.05pt solid #000000" fo:border-right="none" fo:border-top="none" fo:border-bottom="0.05pt solid #000000"/>
    </style:style>
    <style:style style:name="Tabla18.B17" style:family="table-cell">
      <style:table-cell-properties style:vertical-align="middle" fo:padding="0cm" fo:border-left="0.05pt solid #000000" fo:border-right="none" fo:border-top="none" fo:border-bottom="0.05pt solid #000000"/>
    </style:style>
    <style:style style:name="Tabla18.C17" style:family="table-cell">
      <style:table-cell-properties style:vertical-align="middle" fo:padding="0cm" fo:border-left="0.05pt solid #000000" fo:border-right="none" fo:border-top="none" fo:border-bottom="0.05pt solid #000000"/>
    </style:style>
    <style:style style:name="Tabla18.J17" style:family="table-cell" style:data-style-name="N0">
      <style:table-cell-properties style:vertical-align="middle" fo:padding="0cm" fo:border-left="0.05pt solid #000000" fo:border-right="none" fo:border-top="none" fo:border-bottom="0.05pt solid #000000"/>
    </style:style>
    <style:style style:name="Tabla18.K17" style:family="table-cell">
      <style:table-cell-properties style:vertical-align="middle" fo:padding="0cm" fo:border-left="0.05pt solid #000000" fo:border-right="none" fo:border-top="none" fo:border-bottom="0.05pt solid #000000"/>
    </style:style>
    <style:style style:name="Tabla18.L17" style:family="table-cell">
      <style:table-cell-properties style:vertical-align="middle" fo:padding="0cm" fo:border-left="0.05pt solid #000000" fo:border-right="0.05pt solid #000000" fo:border-top="none" fo:border-bottom="0.05pt solid #000000"/>
    </style:style>
    <style:style style:name="Tabla18.A18" style:family="table-cell">
      <style:table-cell-properties style:vertical-align="middle" fo:padding="0cm" fo:border-left="0.05pt solid #000000" fo:border-right="none" fo:border-top="none" fo:border-bottom="0.05pt solid #000000"/>
    </style:style>
    <style:style style:name="Tabla18.B18" style:family="table-cell">
      <style:table-cell-properties style:vertical-align="middle" fo:padding="0cm" fo:border-left="0.05pt solid #000000" fo:border-right="none" fo:border-top="none" fo:border-bottom="0.05pt solid #000000"/>
    </style:style>
    <style:style style:name="Tabla18.C18" style:family="table-cell">
      <style:table-cell-properties style:vertical-align="middle" fo:padding="0cm" fo:border-left="0.05pt solid #000000" fo:border-right="none" fo:border-top="none" fo:border-bottom="0.05pt solid #000000"/>
    </style:style>
    <style:style style:name="Tabla18.J18" style:family="table-cell" style:data-style-name="N0">
      <style:table-cell-properties style:vertical-align="middle" fo:padding="0cm" fo:border-left="0.05pt solid #000000" fo:border-right="none" fo:border-top="none" fo:border-bottom="0.05pt solid #000000"/>
    </style:style>
    <style:style style:name="Tabla18.K18" style:family="table-cell">
      <style:table-cell-properties style:vertical-align="middle" fo:padding="0cm" fo:border-left="0.05pt solid #000000" fo:border-right="none" fo:border-top="none" fo:border-bottom="0.05pt solid #000000"/>
    </style:style>
    <style:style style:name="Tabla18.L18" style:family="table-cell">
      <style:table-cell-properties style:vertical-align="middle" fo:padding="0cm" fo:border-left="0.05pt solid #000000" fo:border-right="0.05pt solid #000000" fo:border-top="none" fo:border-bottom="0.05pt solid #000000"/>
    </style:style>
    <style:style style:name="Tabla18.A19" style:family="table-cell">
      <style:table-cell-properties style:vertical-align="middle" fo:padding="0cm" fo:border-left="0.05pt solid #000000" fo:border-right="none" fo:border-top="none" fo:border-bottom="0.05pt solid #000000"/>
    </style:style>
    <style:style style:name="Tabla18.B19" style:family="table-cell">
      <style:table-cell-properties style:vertical-align="middle" fo:padding="0cm" fo:border-left="0.05pt solid #000000" fo:border-right="none" fo:border-top="none" fo:border-bottom="0.05pt solid #000000"/>
    </style:style>
    <style:style style:name="Tabla18.C19" style:family="table-cell">
      <style:table-cell-properties style:vertical-align="middle" fo:padding="0cm" fo:border-left="0.05pt solid #000000" fo:border-right="none" fo:border-top="none" fo:border-bottom="0.05pt solid #000000"/>
    </style:style>
    <style:style style:name="Tabla18.J19" style:family="table-cell" style:data-style-name="N0">
      <style:table-cell-properties style:vertical-align="middle" fo:padding="0cm" fo:border-left="0.05pt solid #000000" fo:border-right="none" fo:border-top="none" fo:border-bottom="0.05pt solid #000000"/>
    </style:style>
    <style:style style:name="Tabla18.K19" style:family="table-cell">
      <style:table-cell-properties style:vertical-align="middle" fo:padding="0cm" fo:border-left="0.05pt solid #000000" fo:border-right="none" fo:border-top="none" fo:border-bottom="0.05pt solid #000000"/>
    </style:style>
    <style:style style:name="Tabla18.L19" style:family="table-cell">
      <style:table-cell-properties style:vertical-align="middle" fo:padding="0cm" fo:border-left="0.05pt solid #000000" fo:border-right="0.05pt solid #000000" fo:border-top="none" fo:border-bottom="0.05pt solid #000000"/>
    </style:style>
    <style:style style:name="Tabla18.A20" style:family="table-cell">
      <style:table-cell-properties style:vertical-align="middle" fo:padding="0cm" fo:border-left="0.05pt solid #000000" fo:border-right="none" fo:border-top="none" fo:border-bottom="0.05pt solid #000000"/>
    </style:style>
    <style:style style:name="Tabla18.B20" style:family="table-cell">
      <style:table-cell-properties style:vertical-align="middle" fo:padding="0cm" fo:border-left="0.05pt solid #000000" fo:border-right="none" fo:border-top="none" fo:border-bottom="0.05pt solid #000000"/>
    </style:style>
    <style:style style:name="Tabla18.C20" style:family="table-cell">
      <style:table-cell-properties style:vertical-align="middle" fo:padding="0cm" fo:border-left="0.05pt solid #000000" fo:border-right="none" fo:border-top="none" fo:border-bottom="0.05pt solid #000000"/>
    </style:style>
    <style:style style:name="Tabla18.J20" style:family="table-cell">
      <style:table-cell-properties style:vertical-align="middle" fo:padding="0cm" fo:border-left="0.05pt solid #000000" fo:border-right="none" fo:border-top="none" fo:border-bottom="0.05pt solid #000000"/>
    </style:style>
    <style:style style:name="Tabla18.K20" style:family="table-cell" style:data-style-name="N0">
      <style:table-cell-properties style:vertical-align="middle" fo:padding="0cm" fo:border-left="0.05pt solid #000000" fo:border-right="none" fo:border-top="none" fo:border-bottom="0.05pt solid #000000"/>
    </style:style>
    <style:style style:name="Tabla18.L20" style:family="table-cell">
      <style:table-cell-properties style:vertical-align="middle" fo:padding="0cm" fo:border-left="0.05pt solid #000000" fo:border-right="0.05pt solid #000000" fo:border-top="none" fo:border-bottom="0.05pt solid #000000"/>
    </style:style>
    <style:style style:name="Tabla18.A21" style:family="table-cell">
      <style:table-cell-properties style:vertical-align="middle" fo:padding="0cm" fo:border-left="0.05pt solid #000000" fo:border-right="none" fo:border-top="none" fo:border-bottom="0.05pt solid #000000"/>
    </style:style>
    <style:style style:name="Tabla18.B21" style:family="table-cell">
      <style:table-cell-properties style:vertical-align="middle" fo:padding="0cm" fo:border-left="0.05pt solid #000000" fo:border-right="none" fo:border-top="none" fo:border-bottom="0.05pt solid #000000"/>
    </style:style>
    <style:style style:name="Tabla18.C21" style:family="table-cell">
      <style:table-cell-properties style:vertical-align="middle" fo:padding="0cm" fo:border-left="0.05pt solid #000000" fo:border-right="none" fo:border-top="none" fo:border-bottom="0.05pt solid #000000"/>
    </style:style>
    <style:style style:name="Tabla18.J21" style:family="table-cell" style:data-style-name="N0">
      <style:table-cell-properties style:vertical-align="middle" fo:padding="0cm" fo:border-left="0.05pt solid #000000" fo:border-right="none" fo:border-top="none" fo:border-bottom="0.05pt solid #000000"/>
    </style:style>
    <style:style style:name="Tabla18.K21" style:family="table-cell" style:data-style-name="N0">
      <style:table-cell-properties style:vertical-align="middle" fo:padding="0cm" fo:border-left="0.05pt solid #000000" fo:border-right="none" fo:border-top="none" fo:border-bottom="0.05pt solid #000000"/>
    </style:style>
    <style:style style:name="Tabla18.L21" style:family="table-cell">
      <style:table-cell-properties style:vertical-align="middle" fo:padding="0cm" fo:border-left="0.05pt solid #000000" fo:border-right="0.05pt solid #000000" fo:border-top="none" fo:border-bottom="0.05pt solid #000000"/>
    </style:style>
    <style:style style:name="Tabla18.A22" style:family="table-cell">
      <style:table-cell-properties style:vertical-align="middle" fo:padding="0cm" fo:border-left="0.05pt solid #000000" fo:border-right="none" fo:border-top="none" fo:border-bottom="0.05pt solid #000000"/>
    </style:style>
    <style:style style:name="Tabla18.B22" style:family="table-cell">
      <style:table-cell-properties style:vertical-align="middle" fo:padding="0cm" fo:border-left="0.05pt solid #000000" fo:border-right="none" fo:border-top="none" fo:border-bottom="0.05pt solid #000000"/>
    </style:style>
    <style:style style:name="Tabla18.C22" style:family="table-cell">
      <style:table-cell-properties style:vertical-align="middle" fo:padding="0cm" fo:border-left="0.05pt solid #000000" fo:border-right="none" fo:border-top="none" fo:border-bottom="0.05pt solid #000000"/>
    </style:style>
    <style:style style:name="Tabla18.J22" style:family="table-cell">
      <style:table-cell-properties style:vertical-align="middle" fo:padding="0cm" fo:border-left="0.05pt solid #000000" fo:border-right="none" fo:border-top="none" fo:border-bottom="0.05pt solid #000000"/>
    </style:style>
    <style:style style:name="Tabla18.K22" style:family="table-cell" style:data-style-name="N0">
      <style:table-cell-properties style:vertical-align="middle" fo:padding="0cm" fo:border-left="0.05pt solid #000000" fo:border-right="none" fo:border-top="none" fo:border-bottom="0.05pt solid #000000"/>
    </style:style>
    <style:style style:name="Tabla18.L22" style:family="table-cell">
      <style:table-cell-properties style:vertical-align="middle" fo:padding="0cm" fo:border-left="0.05pt solid #000000" fo:border-right="0.05pt solid #000000" fo:border-top="none" fo:border-bottom="0.05pt solid #000000"/>
    </style:style>
    <style:style style:name="Tabla18.A23" style:family="table-cell">
      <style:table-cell-properties style:vertical-align="middle" fo:padding="0cm" fo:border-left="0.05pt solid #000000" fo:border-right="none" fo:border-top="none" fo:border-bottom="0.05pt solid #000000"/>
    </style:style>
    <style:style style:name="Tabla18.B23" style:family="table-cell">
      <style:table-cell-properties style:vertical-align="middle" fo:padding="0cm" fo:border-left="0.05pt solid #000000" fo:border-right="none" fo:border-top="none" fo:border-bottom="0.05pt solid #000000"/>
    </style:style>
    <style:style style:name="Tabla18.C23" style:family="table-cell">
      <style:table-cell-properties style:vertical-align="middle" fo:padding="0cm" fo:border-left="0.05pt solid #000000" fo:border-right="none" fo:border-top="none" fo:border-bottom="0.05pt solid #000000"/>
    </style:style>
    <style:style style:name="Tabla18.J23" style:family="table-cell">
      <style:table-cell-properties style:vertical-align="middle" fo:padding="0cm" fo:border-left="0.05pt solid #000000" fo:border-right="none" fo:border-top="none" fo:border-bottom="0.05pt solid #000000"/>
    </style:style>
    <style:style style:name="Tabla18.K23" style:family="table-cell" style:data-style-name="N0">
      <style:table-cell-properties style:vertical-align="middle" fo:padding="0cm" fo:border-left="0.05pt solid #000000" fo:border-right="none" fo:border-top="none" fo:border-bottom="0.05pt solid #000000"/>
    </style:style>
    <style:style style:name="Tabla18.L23" style:family="table-cell">
      <style:table-cell-properties style:vertical-align="middle" fo:padding="0cm" fo:border-left="0.05pt solid #000000" fo:border-right="0.05pt solid #000000" fo:border-top="none" fo:border-bottom="0.05pt solid #000000"/>
    </style:style>
    <style:style style:name="Tabla18.A24" style:family="table-cell">
      <style:table-cell-properties style:vertical-align="middle" fo:padding="0cm" fo:border-left="0.05pt solid #000000" fo:border-right="none" fo:border-top="none" fo:border-bottom="0.05pt solid #000000"/>
    </style:style>
    <style:style style:name="Tabla18.B24" style:family="table-cell">
      <style:table-cell-properties style:vertical-align="middle" fo:padding="0cm" fo:border-left="0.05pt solid #000000" fo:border-right="none" fo:border-top="none" fo:border-bottom="0.05pt solid #000000"/>
    </style:style>
    <style:style style:name="Tabla18.C24" style:family="table-cell">
      <style:table-cell-properties style:vertical-align="middle" fo:padding="0cm" fo:border-left="0.05pt solid #000000" fo:border-right="none" fo:border-top="none" fo:border-bottom="0.05pt solid #000000"/>
    </style:style>
    <style:style style:name="Tabla18.J24" style:family="table-cell">
      <style:table-cell-properties style:vertical-align="middle" fo:padding="0cm" fo:border-left="0.05pt solid #000000" fo:border-right="none" fo:border-top="none" fo:border-bottom="0.05pt solid #000000"/>
    </style:style>
    <style:style style:name="Tabla18.K24" style:family="table-cell" style:data-style-name="N0">
      <style:table-cell-properties style:vertical-align="middle" fo:padding="0cm" fo:border-left="0.05pt solid #000000" fo:border-right="none" fo:border-top="none" fo:border-bottom="0.05pt solid #000000"/>
    </style:style>
    <style:style style:name="Tabla18.L24" style:family="table-cell">
      <style:table-cell-properties style:vertical-align="middle" fo:padding="0cm" fo:border-left="0.05pt solid #000000" fo:border-right="0.05pt solid #000000" fo:border-top="none" fo:border-bottom="0.05pt solid #000000"/>
    </style:style>
    <style:style style:name="Tabla18.A25" style:family="table-cell">
      <style:table-cell-properties style:vertical-align="middle" fo:padding="0cm" fo:border-left="0.05pt solid #000000" fo:border-right="none" fo:border-top="none" fo:border-bottom="0.05pt solid #000000"/>
    </style:style>
    <style:style style:name="Tabla18.B25" style:family="table-cell">
      <style:table-cell-properties style:vertical-align="middle" fo:padding="0cm" fo:border-left="0.05pt solid #000000" fo:border-right="none" fo:border-top="none" fo:border-bottom="0.05pt solid #000000"/>
    </style:style>
    <style:style style:name="Tabla18.C25" style:family="table-cell">
      <style:table-cell-properties style:vertical-align="middle" fo:padding="0cm" fo:border-left="0.05pt solid #000000" fo:border-right="none" fo:border-top="none" fo:border-bottom="0.05pt solid #000000"/>
    </style:style>
    <style:style style:name="Tabla18.J25" style:family="table-cell">
      <style:table-cell-properties style:vertical-align="middle" fo:padding="0cm" fo:border-left="0.05pt solid #000000" fo:border-right="none" fo:border-top="none" fo:border-bottom="0.05pt solid #000000"/>
    </style:style>
    <style:style style:name="Tabla18.K25" style:family="table-cell" style:data-style-name="N0">
      <style:table-cell-properties style:vertical-align="middle" fo:padding="0cm" fo:border-left="0.05pt solid #000000" fo:border-right="none" fo:border-top="none" fo:border-bottom="0.05pt solid #000000"/>
    </style:style>
    <style:style style:name="Tabla18.L25" style:family="table-cell">
      <style:table-cell-properties style:vertical-align="middle" fo:padding="0cm" fo:border-left="0.05pt solid #000000" fo:border-right="0.05pt solid #000000" fo:border-top="none" fo:border-bottom="0.05pt solid #000000"/>
    </style:style>
    <style:style style:name="Tabla18.A26" style:family="table-cell">
      <style:table-cell-properties style:vertical-align="middle" fo:padding="0cm" fo:border-left="0.05pt solid #000000" fo:border-right="none" fo:border-top="none" fo:border-bottom="0.05pt solid #000000"/>
    </style:style>
    <style:style style:name="Tabla18.B26" style:family="table-cell">
      <style:table-cell-properties style:vertical-align="middle" fo:padding="0cm" fo:border-left="0.05pt solid #000000" fo:border-right="none" fo:border-top="none" fo:border-bottom="0.05pt solid #000000"/>
    </style:style>
    <style:style style:name="Tabla18.C26" style:family="table-cell">
      <style:table-cell-properties style:vertical-align="middle" fo:padding="0cm" fo:border-left="0.05pt solid #000000" fo:border-right="none" fo:border-top="none" fo:border-bottom="0.05pt solid #000000"/>
    </style:style>
    <style:style style:name="Tabla18.J26" style:family="table-cell">
      <style:table-cell-properties style:vertical-align="middle" fo:padding="0cm" fo:border-left="0.05pt solid #000000" fo:border-right="none" fo:border-top="none" fo:border-bottom="0.05pt solid #000000"/>
    </style:style>
    <style:style style:name="Tabla18.K26" style:family="table-cell">
      <style:table-cell-properties style:vertical-align="middle" fo:padding="0cm" fo:border-left="0.05pt solid #000000" fo:border-right="none" fo:border-top="none" fo:border-bottom="0.05pt solid #000000"/>
    </style:style>
    <style:style style:name="Tabla18.L26" style:family="table-cell">
      <style:table-cell-properties style:vertical-align="middle" fo:padding="0cm" fo:border-left="0.05pt solid #000000" fo:border-right="0.05pt solid #000000" fo:border-top="none" fo:border-bottom="0.05pt solid #000000"/>
    </style:style>
    <style:style style:name="Tabla18.A27" style:family="table-cell">
      <style:table-cell-properties style:vertical-align="middle" fo:padding="0cm" fo:border-left="0.05pt solid #000000" fo:border-right="none" fo:border-top="none" fo:border-bottom="0.05pt solid #000000"/>
    </style:style>
    <style:style style:name="Tabla18.B27" style:family="table-cell">
      <style:table-cell-properties style:vertical-align="middle" fo:padding="0cm" fo:border-left="0.05pt solid #000000" fo:border-right="none" fo:border-top="none" fo:border-bottom="0.05pt solid #000000"/>
    </style:style>
    <style:style style:name="Tabla18.C27" style:family="table-cell">
      <style:table-cell-properties style:vertical-align="middle" fo:padding="0cm" fo:border-left="0.05pt solid #000000" fo:border-right="none" fo:border-top="none" fo:border-bottom="0.05pt solid #000000"/>
    </style:style>
    <style:style style:name="Tabla18.J27" style:family="table-cell" style:data-style-name="N0">
      <style:table-cell-properties style:vertical-align="middle" fo:padding="0cm" fo:border-left="0.05pt solid #000000" fo:border-right="none" fo:border-top="none" fo:border-bottom="0.05pt solid #000000"/>
    </style:style>
    <style:style style:name="Tabla18.K27" style:family="table-cell" style:data-style-name="N0">
      <style:table-cell-properties style:vertical-align="middle" fo:padding="0cm" fo:border-left="0.05pt solid #000000" fo:border-right="none" fo:border-top="none" fo:border-bottom="0.05pt solid #000000"/>
    </style:style>
    <style:style style:name="Tabla18.L27" style:family="table-cell">
      <style:table-cell-properties style:vertical-align="middle" fo:padding="0cm" fo:border-left="0.05pt solid #000000" fo:border-right="0.05pt solid #000000" fo:border-top="none" fo:border-bottom="0.05pt solid #000000"/>
    </style:style>
    <style:style style:name="Tabla18.A28" style:family="table-cell">
      <style:table-cell-properties style:vertical-align="middle" fo:padding="0cm" fo:border-left="0.05pt solid #000000" fo:border-right="none" fo:border-top="none" fo:border-bottom="0.05pt solid #000000"/>
    </style:style>
    <style:style style:name="Tabla18.B28" style:family="table-cell">
      <style:table-cell-properties style:vertical-align="middle" fo:padding="0cm" fo:border-left="0.05pt solid #000000" fo:border-right="none" fo:border-top="none" fo:border-bottom="0.05pt solid #000000"/>
    </style:style>
    <style:style style:name="Tabla18.C28" style:family="table-cell">
      <style:table-cell-properties style:vertical-align="middle" fo:padding="0cm" fo:border-left="0.05pt solid #000000" fo:border-right="none" fo:border-top="none" fo:border-bottom="0.05pt solid #000000"/>
    </style:style>
    <style:style style:name="Tabla18.J28" style:family="table-cell" style:data-style-name="N0">
      <style:table-cell-properties style:vertical-align="middle" fo:padding="0cm" fo:border-left="0.05pt solid #000000" fo:border-right="none" fo:border-top="none" fo:border-bottom="0.05pt solid #000000"/>
    </style:style>
    <style:style style:name="Tabla18.K28" style:family="table-cell" style:data-style-name="N0">
      <style:table-cell-properties style:vertical-align="middle" fo:padding="0cm" fo:border-left="0.05pt solid #000000" fo:border-right="none" fo:border-top="none" fo:border-bottom="0.05pt solid #000000"/>
    </style:style>
    <style:style style:name="Tabla18.L28" style:family="table-cell">
      <style:table-cell-properties style:vertical-align="middle" fo:padding="0cm" fo:border-left="0.05pt solid #000000" fo:border-right="0.05pt solid #000000" fo:border-top="none" fo:border-bottom="0.05pt solid #000000"/>
    </style:style>
    <style:style style:name="Tabla18.A29" style:family="table-cell">
      <style:table-cell-properties style:vertical-align="middle" fo:padding="0cm" fo:border-left="0.05pt solid #000000" fo:border-right="none" fo:border-top="none" fo:border-bottom="0.05pt solid #000000"/>
    </style:style>
    <style:style style:name="Tabla18.B29" style:family="table-cell">
      <style:table-cell-properties style:vertical-align="middle" fo:padding="0cm" fo:border-left="0.05pt solid #000000" fo:border-right="none" fo:border-top="none" fo:border-bottom="0.05pt solid #000000"/>
    </style:style>
    <style:style style:name="Tabla18.C29" style:family="table-cell">
      <style:table-cell-properties style:vertical-align="middle" fo:padding="0cm" fo:border-left="0.05pt solid #000000" fo:border-right="none" fo:border-top="none" fo:border-bottom="0.05pt solid #000000"/>
    </style:style>
    <style:style style:name="Tabla18.J29" style:family="table-cell" style:data-style-name="N0">
      <style:table-cell-properties style:vertical-align="middle" fo:padding="0cm" fo:border-left="0.05pt solid #000000" fo:border-right="none" fo:border-top="none" fo:border-bottom="0.05pt solid #000000"/>
    </style:style>
    <style:style style:name="Tabla18.K29" style:family="table-cell" style:data-style-name="N0">
      <style:table-cell-properties style:vertical-align="middle" fo:padding="0cm" fo:border-left="0.05pt solid #000000" fo:border-right="none" fo:border-top="none" fo:border-bottom="0.05pt solid #000000"/>
    </style:style>
    <style:style style:name="Tabla18.L29" style:family="table-cell">
      <style:table-cell-properties style:vertical-align="middle" fo:padding="0cm" fo:border-left="0.05pt solid #000000" fo:border-right="0.05pt solid #000000" fo:border-top="none" fo:border-bottom="0.05pt solid #000000"/>
    </style:style>
    <style:style style:name="Tabla18.A30" style:family="table-cell">
      <style:table-cell-properties style:vertical-align="middle" fo:padding="0cm" fo:border-left="0.05pt solid #000000" fo:border-right="none" fo:border-top="none" fo:border-bottom="0.05pt solid #000000"/>
    </style:style>
    <style:style style:name="Tabla18.B30" style:family="table-cell">
      <style:table-cell-properties style:vertical-align="middle" fo:padding="0cm" fo:border-left="0.05pt solid #000000" fo:border-right="none" fo:border-top="none" fo:border-bottom="0.05pt solid #000000"/>
    </style:style>
    <style:style style:name="Tabla18.C30" style:family="table-cell">
      <style:table-cell-properties style:vertical-align="middle" fo:padding="0cm" fo:border-left="0.05pt solid #000000" fo:border-right="none" fo:border-top="none" fo:border-bottom="0.05pt solid #000000"/>
    </style:style>
    <style:style style:name="Tabla18.J30" style:family="table-cell" style:data-style-name="N0">
      <style:table-cell-properties style:vertical-align="middle" fo:padding="0cm" fo:border-left="0.05pt solid #000000" fo:border-right="none" fo:border-top="none" fo:border-bottom="0.05pt solid #000000"/>
    </style:style>
    <style:style style:name="Tabla18.K30" style:family="table-cell" style:data-style-name="N0">
      <style:table-cell-properties style:vertical-align="middle" fo:padding="0cm" fo:border-left="0.05pt solid #000000" fo:border-right="none" fo:border-top="none" fo:border-bottom="0.05pt solid #000000"/>
    </style:style>
    <style:style style:name="Tabla18.L30" style:family="table-cell">
      <style:table-cell-properties style:vertical-align="middle" fo:padding="0cm" fo:border-left="0.05pt solid #000000" fo:border-right="0.05pt solid #000000" fo:border-top="none" fo:border-bottom="0.05pt solid #000000"/>
    </style:style>
    <style:style style:name="Tabla18.A31" style:family="table-cell">
      <style:table-cell-properties style:vertical-align="middle" fo:padding="0cm" fo:border-left="0.05pt solid #000000" fo:border-right="none" fo:border-top="none" fo:border-bottom="0.05pt solid #000000"/>
    </style:style>
    <style:style style:name="Tabla18.B31" style:family="table-cell">
      <style:table-cell-properties style:vertical-align="middle" fo:padding="0cm" fo:border-left="0.05pt solid #000000" fo:border-right="none" fo:border-top="none" fo:border-bottom="0.05pt solid #000000"/>
    </style:style>
    <style:style style:name="Tabla18.C31" style:family="table-cell">
      <style:table-cell-properties style:vertical-align="middle" fo:padding="0cm" fo:border-left="0.05pt solid #000000" fo:border-right="none" fo:border-top="none" fo:border-bottom="0.05pt solid #000000"/>
    </style:style>
    <style:style style:name="Tabla18.J31" style:family="table-cell">
      <style:table-cell-properties style:vertical-align="middle" fo:padding="0cm" fo:border-left="0.05pt solid #000000" fo:border-right="none" fo:border-top="none" fo:border-bottom="0.05pt solid #000000"/>
    </style:style>
    <style:style style:name="Tabla18.K31" style:family="table-cell" style:data-style-name="N0">
      <style:table-cell-properties style:vertical-align="middle" fo:padding="0cm" fo:border-left="0.05pt solid #000000" fo:border-right="none" fo:border-top="none" fo:border-bottom="0.05pt solid #000000"/>
    </style:style>
    <style:style style:name="Tabla18.L31" style:family="table-cell">
      <style:table-cell-properties style:vertical-align="middle" fo:padding="0cm" fo:border-left="0.05pt solid #000000" fo:border-right="0.05pt solid #000000" fo:border-top="none" fo:border-bottom="0.05pt solid #000000"/>
    </style:style>
    <style:style style:name="Tabla18.A32" style:family="table-cell">
      <style:table-cell-properties style:vertical-align="middle" fo:padding="0cm" fo:border-left="0.05pt solid #000000" fo:border-right="none" fo:border-top="none" fo:border-bottom="0.05pt solid #000000"/>
    </style:style>
    <style:style style:name="Tabla18.B32" style:family="table-cell">
      <style:table-cell-properties style:vertical-align="middle" fo:padding="0cm" fo:border-left="0.05pt solid #000000" fo:border-right="none" fo:border-top="none" fo:border-bottom="0.05pt solid #000000"/>
    </style:style>
    <style:style style:name="Tabla18.C32" style:family="table-cell">
      <style:table-cell-properties style:vertical-align="middle" fo:padding="0cm" fo:border-left="0.05pt solid #000000" fo:border-right="none" fo:border-top="none" fo:border-bottom="0.05pt solid #000000"/>
    </style:style>
    <style:style style:name="Tabla18.J32" style:family="table-cell">
      <style:table-cell-properties style:vertical-align="middle" fo:padding="0cm" fo:border-left="0.05pt solid #000000" fo:border-right="none" fo:border-top="none" fo:border-bottom="0.05pt solid #000000"/>
    </style:style>
    <style:style style:name="Tabla18.K32" style:family="table-cell" style:data-style-name="N0">
      <style:table-cell-properties style:vertical-align="middle" fo:padding="0cm" fo:border-left="0.05pt solid #000000" fo:border-right="none" fo:border-top="none" fo:border-bottom="0.05pt solid #000000"/>
    </style:style>
    <style:style style:name="Tabla18.L32" style:family="table-cell">
      <style:table-cell-properties style:vertical-align="middle" fo:padding="0cm" fo:border-left="0.05pt solid #000000" fo:border-right="0.05pt solid #000000" fo:border-top="none" fo:border-bottom="0.05pt solid #000000"/>
    </style:style>
    <style:style style:name="Tabla18.A33" style:family="table-cell">
      <style:table-cell-properties style:vertical-align="middle" fo:padding="0cm" fo:border-left="0.05pt solid #000000" fo:border-right="none" fo:border-top="none" fo:border-bottom="0.05pt solid #000000"/>
    </style:style>
    <style:style style:name="Tabla18.B33" style:family="table-cell">
      <style:table-cell-properties style:vertical-align="middle" fo:padding="0cm" fo:border-left="0.05pt solid #000000" fo:border-right="none" fo:border-top="none" fo:border-bottom="0.05pt solid #000000"/>
    </style:style>
    <style:style style:name="Tabla18.C33" style:family="table-cell">
      <style:table-cell-properties style:vertical-align="middle" fo:padding="0cm" fo:border-left="0.05pt solid #000000" fo:border-right="none" fo:border-top="none" fo:border-bottom="0.05pt solid #000000"/>
    </style:style>
    <style:style style:name="Tabla18.J33" style:family="table-cell" style:data-style-name="N0">
      <style:table-cell-properties style:vertical-align="middle" fo:padding="0cm" fo:border-left="0.05pt solid #000000" fo:border-right="none" fo:border-top="none" fo:border-bottom="0.05pt solid #000000"/>
    </style:style>
    <style:style style:name="Tabla18.K33" style:family="table-cell">
      <style:table-cell-properties style:vertical-align="middle" fo:padding="0cm" fo:border-left="0.05pt solid #000000" fo:border-right="none" fo:border-top="none" fo:border-bottom="0.05pt solid #000000"/>
    </style:style>
    <style:style style:name="Tabla18.L33" style:family="table-cell">
      <style:table-cell-properties style:vertical-align="middle" fo:padding="0cm" fo:border-left="0.05pt solid #000000" fo:border-right="0.05pt solid #000000" fo:border-top="none" fo:border-bottom="0.05pt solid #000000"/>
    </style:style>
    <style:style style:name="Tabla18.A34" style:family="table-cell">
      <style:table-cell-properties style:vertical-align="middle" fo:padding="0cm" fo:border-left="0.05pt solid #000000" fo:border-right="none" fo:border-top="none" fo:border-bottom="0.05pt solid #000000"/>
    </style:style>
    <style:style style:name="Tabla18.B34" style:family="table-cell">
      <style:table-cell-properties style:vertical-align="middle" fo:padding="0cm" fo:border-left="0.05pt solid #000000" fo:border-right="none" fo:border-top="none" fo:border-bottom="0.05pt solid #000000"/>
    </style:style>
    <style:style style:name="Tabla18.C34" style:family="table-cell">
      <style:table-cell-properties style:vertical-align="middle" fo:padding="0cm" fo:border-left="0.05pt solid #000000" fo:border-right="none" fo:border-top="none" fo:border-bottom="0.05pt solid #000000"/>
    </style:style>
    <style:style style:name="Tabla18.J34" style:family="table-cell" style:data-style-name="N0">
      <style:table-cell-properties style:vertical-align="middle" fo:padding="0cm" fo:border-left="0.05pt solid #000000" fo:border-right="none" fo:border-top="none" fo:border-bottom="0.05pt solid #000000"/>
    </style:style>
    <style:style style:name="Tabla18.K34" style:family="table-cell">
      <style:table-cell-properties style:vertical-align="middle" fo:padding="0cm" fo:border-left="0.05pt solid #000000" fo:border-right="none" fo:border-top="none" fo:border-bottom="0.05pt solid #000000"/>
    </style:style>
    <style:style style:name="Tabla18.L34" style:family="table-cell">
      <style:table-cell-properties style:vertical-align="middle" fo:padding="0cm" fo:border-left="0.05pt solid #000000" fo:border-right="0.05pt solid #000000" fo:border-top="none" fo:border-bottom="0.05pt solid #000000"/>
    </style:style>
    <style:style style:name="Tabla18.A35" style:family="table-cell">
      <style:table-cell-properties style:vertical-align="middle" fo:padding="0cm" fo:border-left="0.05pt solid #000000" fo:border-right="none" fo:border-top="none" fo:border-bottom="0.05pt solid #000000"/>
    </style:style>
    <style:style style:name="Tabla18.B35" style:family="table-cell">
      <style:table-cell-properties style:vertical-align="middle" fo:padding="0cm" fo:border-left="0.05pt solid #000000" fo:border-right="none" fo:border-top="none" fo:border-bottom="0.05pt solid #000000"/>
    </style:style>
    <style:style style:name="Tabla18.C35" style:family="table-cell">
      <style:table-cell-properties style:vertical-align="middle" fo:padding="0cm" fo:border-left="0.05pt solid #000000" fo:border-right="none" fo:border-top="none" fo:border-bottom="0.05pt solid #000000"/>
    </style:style>
    <style:style style:name="Tabla18.J35" style:family="table-cell" style:data-style-name="N0">
      <style:table-cell-properties style:vertical-align="middle" fo:padding="0cm" fo:border-left="0.05pt solid #000000" fo:border-right="none" fo:border-top="none" fo:border-bottom="0.05pt solid #000000"/>
    </style:style>
    <style:style style:name="Tabla18.K35" style:family="table-cell" style:data-style-name="N0">
      <style:table-cell-properties style:vertical-align="middle" fo:padding="0cm" fo:border-left="0.05pt solid #000000" fo:border-right="none" fo:border-top="none" fo:border-bottom="0.05pt solid #000000"/>
    </style:style>
    <style:style style:name="Tabla18.L35" style:family="table-cell">
      <style:table-cell-properties style:vertical-align="middle" fo:padding="0cm" fo:border-left="0.05pt solid #000000" fo:border-right="0.05pt solid #000000" fo:border-top="none" fo:border-bottom="0.05pt solid #000000"/>
    </style:style>
    <style:style style:name="Tabla18.A36" style:family="table-cell">
      <style:table-cell-properties style:vertical-align="middle" fo:padding="0cm" fo:border-left="0.05pt solid #000000" fo:border-right="none" fo:border-top="none" fo:border-bottom="0.05pt solid #000000"/>
    </style:style>
    <style:style style:name="Tabla18.B36" style:family="table-cell">
      <style:table-cell-properties style:vertical-align="middle" fo:padding="0cm" fo:border-left="0.05pt solid #000000" fo:border-right="none" fo:border-top="none" fo:border-bottom="0.05pt solid #000000"/>
    </style:style>
    <style:style style:name="Tabla18.C36" style:family="table-cell">
      <style:table-cell-properties style:vertical-align="middle" fo:padding="0cm" fo:border-left="0.05pt solid #000000" fo:border-right="none" fo:border-top="none" fo:border-bottom="0.05pt solid #000000"/>
    </style:style>
    <style:style style:name="Tabla18.J36" style:family="table-cell" style:data-style-name="N0">
      <style:table-cell-properties style:vertical-align="middle" fo:padding="0cm" fo:border-left="0.05pt solid #000000" fo:border-right="none" fo:border-top="none" fo:border-bottom="0.05pt solid #000000"/>
    </style:style>
    <style:style style:name="Tabla18.K36" style:family="table-cell" style:data-style-name="N0">
      <style:table-cell-properties style:vertical-align="middle" fo:padding="0cm" fo:border-left="0.05pt solid #000000" fo:border-right="none" fo:border-top="none" fo:border-bottom="0.05pt solid #000000"/>
    </style:style>
    <style:style style:name="Tabla18.L36" style:family="table-cell">
      <style:table-cell-properties style:vertical-align="middle" fo:padding="0cm" fo:border-left="0.05pt solid #000000" fo:border-right="0.05pt solid #000000" fo:border-top="none" fo:border-bottom="0.05pt solid #000000"/>
    </style:style>
    <style:style style:name="Tabla18.A37" style:family="table-cell">
      <style:table-cell-properties style:vertical-align="middle" fo:padding="0cm" fo:border-left="0.05pt solid #000000" fo:border-right="none" fo:border-top="none" fo:border-bottom="0.05pt solid #000000"/>
    </style:style>
    <style:style style:name="Tabla18.B37" style:family="table-cell">
      <style:table-cell-properties style:vertical-align="middle" fo:padding="0cm" fo:border-left="0.05pt solid #000000" fo:border-right="none" fo:border-top="none" fo:border-bottom="0.05pt solid #000000"/>
    </style:style>
    <style:style style:name="Tabla18.C37" style:family="table-cell">
      <style:table-cell-properties style:vertical-align="middle" fo:padding="0cm" fo:border-left="0.05pt solid #000000" fo:border-right="none" fo:border-top="none" fo:border-bottom="0.05pt solid #000000"/>
    </style:style>
    <style:style style:name="Tabla18.J37" style:family="table-cell">
      <style:table-cell-properties style:vertical-align="middle" fo:padding="0cm" fo:border-left="0.05pt solid #000000" fo:border-right="none" fo:border-top="none" fo:border-bottom="0.05pt solid #000000"/>
    </style:style>
    <style:style style:name="Tabla18.K37" style:family="table-cell">
      <style:table-cell-properties style:vertical-align="middle" fo:padding="0cm" fo:border-left="0.05pt solid #000000" fo:border-right="none" fo:border-top="none" fo:border-bottom="0.05pt solid #000000"/>
    </style:style>
    <style:style style:name="Tabla18.L37" style:family="table-cell">
      <style:table-cell-properties style:vertical-align="middle" fo:padding="0cm" fo:border-left="0.05pt solid #000000" fo:border-right="0.05pt solid #000000" fo:border-top="none" fo:border-bottom="0.05pt solid #000000"/>
    </style:style>
    <style:style style:name="Tabla18.A38" style:family="table-cell">
      <style:table-cell-properties style:vertical-align="middle" fo:padding="0cm" fo:border-left="0.05pt solid #000000" fo:border-right="none" fo:border-top="none" fo:border-bottom="0.05pt solid #000000"/>
    </style:style>
    <style:style style:name="Tabla18.B38" style:family="table-cell">
      <style:table-cell-properties style:vertical-align="middle" fo:padding="0cm" fo:border-left="0.05pt solid #000000" fo:border-right="none" fo:border-top="none" fo:border-bottom="0.05pt solid #000000"/>
    </style:style>
    <style:style style:name="Tabla18.C38" style:family="table-cell">
      <style:table-cell-properties style:vertical-align="middle" fo:padding="0cm" fo:border-left="0.05pt solid #000000" fo:border-right="none" fo:border-top="none" fo:border-bottom="0.05pt solid #000000"/>
    </style:style>
    <style:style style:name="Tabla18.J38" style:family="table-cell" style:data-style-name="N0">
      <style:table-cell-properties style:vertical-align="middle" fo:padding="0cm" fo:border-left="0.05pt solid #000000" fo:border-right="none" fo:border-top="none" fo:border-bottom="0.05pt solid #000000"/>
    </style:style>
    <style:style style:name="Tabla18.K38" style:family="table-cell" style:data-style-name="N0">
      <style:table-cell-properties style:vertical-align="middle" fo:padding="0cm" fo:border-left="0.05pt solid #000000" fo:border-right="none" fo:border-top="none" fo:border-bottom="0.05pt solid #000000"/>
    </style:style>
    <style:style style:name="Tabla18.L38" style:family="table-cell">
      <style:table-cell-properties style:vertical-align="middle" fo:padding="0cm" fo:border-left="0.05pt solid #000000" fo:border-right="0.05pt solid #000000" fo:border-top="none" fo:border-bottom="0.05pt solid #000000"/>
    </style:style>
    <style:style style:name="Tabla18.A39" style:family="table-cell">
      <style:table-cell-properties style:vertical-align="middle" fo:padding="0cm" fo:border-left="0.05pt solid #000000" fo:border-right="none" fo:border-top="none" fo:border-bottom="0.05pt solid #000000"/>
    </style:style>
    <style:style style:name="Tabla18.B39" style:family="table-cell">
      <style:table-cell-properties style:vertical-align="middle" fo:padding="0cm" fo:border-left="0.05pt solid #000000" fo:border-right="none" fo:border-top="none" fo:border-bottom="0.05pt solid #000000"/>
    </style:style>
    <style:style style:name="Tabla18.C39" style:family="table-cell">
      <style:table-cell-properties style:vertical-align="middle" fo:padding="0cm" fo:border-left="0.05pt solid #000000" fo:border-right="none" fo:border-top="none" fo:border-bottom="0.05pt solid #000000"/>
    </style:style>
    <style:style style:name="Tabla18.J39" style:family="table-cell">
      <style:table-cell-properties style:vertical-align="middle" fo:padding="0cm" fo:border-left="0.05pt solid #000000" fo:border-right="none" fo:border-top="none" fo:border-bottom="0.05pt solid #000000"/>
    </style:style>
    <style:style style:name="Tabla18.K39" style:family="table-cell">
      <style:table-cell-properties style:vertical-align="middle" fo:padding="0cm" fo:border-left="0.05pt solid #000000" fo:border-right="none" fo:border-top="none" fo:border-bottom="0.05pt solid #000000"/>
    </style:style>
    <style:style style:name="Tabla18.L39" style:family="table-cell">
      <style:table-cell-properties style:vertical-align="middle" fo:padding="0cm" fo:border-left="0.05pt solid #000000" fo:border-right="0.05pt solid #000000" fo:border-top="none" fo:border-bottom="0.05pt solid #000000"/>
    </style:style>
    <style:style style:name="Tabla18.A40" style:family="table-cell">
      <style:table-cell-properties style:vertical-align="middle" fo:padding="0cm" fo:border-left="0.05pt solid #000000" fo:border-right="none" fo:border-top="none" fo:border-bottom="0.05pt solid #000000"/>
    </style:style>
    <style:style style:name="Tabla18.B40" style:family="table-cell">
      <style:table-cell-properties style:vertical-align="middle" fo:padding="0cm" fo:border-left="0.05pt solid #000000" fo:border-right="none" fo:border-top="none" fo:border-bottom="0.05pt solid #000000"/>
    </style:style>
    <style:style style:name="Tabla18.C40" style:family="table-cell">
      <style:table-cell-properties style:vertical-align="middle" fo:padding="0cm" fo:border-left="0.05pt solid #000000" fo:border-right="none" fo:border-top="none" fo:border-bottom="0.05pt solid #000000"/>
    </style:style>
    <style:style style:name="Tabla18.J40" style:family="table-cell">
      <style:table-cell-properties style:vertical-align="middle" fo:padding="0cm" fo:border-left="0.05pt solid #000000" fo:border-right="none" fo:border-top="none" fo:border-bottom="0.05pt solid #000000"/>
    </style:style>
    <style:style style:name="Tabla18.K40" style:family="table-cell">
      <style:table-cell-properties style:vertical-align="middle" fo:padding="0cm" fo:border-left="0.05pt solid #000000" fo:border-right="none" fo:border-top="none" fo:border-bottom="0.05pt solid #000000"/>
    </style:style>
    <style:style style:name="Tabla18.L40" style:family="table-cell">
      <style:table-cell-properties style:vertical-align="middle" fo:padding="0cm" fo:border-left="0.05pt solid #000000" fo:border-right="0.05pt solid #000000" fo:border-top="none" fo:border-bottom="0.05pt solid #000000"/>
    </style:style>
    <style:style style:name="Tabla18.A41" style:family="table-cell">
      <style:table-cell-properties style:vertical-align="middle" fo:padding="0cm" fo:border-left="0.05pt solid #000000" fo:border-right="none" fo:border-top="none" fo:border-bottom="0.05pt solid #000000"/>
    </style:style>
    <style:style style:name="Tabla18.B41" style:family="table-cell">
      <style:table-cell-properties style:vertical-align="middle" fo:padding="0cm" fo:border-left="0.05pt solid #000000" fo:border-right="none" fo:border-top="none" fo:border-bottom="0.05pt solid #000000"/>
    </style:style>
    <style:style style:name="Tabla18.C41" style:family="table-cell">
      <style:table-cell-properties style:vertical-align="middle" fo:padding="0cm" fo:border-left="0.05pt solid #000000" fo:border-right="none" fo:border-top="none" fo:border-bottom="0.05pt solid #000000"/>
    </style:style>
    <style:style style:name="Tabla18.J41" style:family="table-cell">
      <style:table-cell-properties style:vertical-align="middle" fo:padding="0cm" fo:border-left="0.05pt solid #000000" fo:border-right="none" fo:border-top="none" fo:border-bottom="0.05pt solid #000000"/>
    </style:style>
    <style:style style:name="Tabla18.K41" style:family="table-cell" style:data-style-name="N0">
      <style:table-cell-properties style:vertical-align="middle" fo:padding="0cm" fo:border-left="0.05pt solid #000000" fo:border-right="none" fo:border-top="none" fo:border-bottom="0.05pt solid #000000"/>
    </style:style>
    <style:style style:name="Tabla18.L41" style:family="table-cell">
      <style:table-cell-properties style:vertical-align="middle" fo:padding="0cm" fo:border-left="0.05pt solid #000000" fo:border-right="0.05pt solid #000000" fo:border-top="none" fo:border-bottom="0.05pt solid #000000"/>
    </style:style>
    <style:style style:name="Tabla18.A42" style:family="table-cell">
      <style:table-cell-properties style:vertical-align="middle" fo:padding="0cm" fo:border-left="0.05pt solid #000000" fo:border-right="none" fo:border-top="none" fo:border-bottom="0.05pt solid #000000"/>
    </style:style>
    <style:style style:name="Tabla18.B42" style:family="table-cell">
      <style:table-cell-properties style:vertical-align="middle" fo:padding="0cm" fo:border-left="0.05pt solid #000000" fo:border-right="none" fo:border-top="none" fo:border-bottom="0.05pt solid #000000"/>
    </style:style>
    <style:style style:name="Tabla18.C42" style:family="table-cell">
      <style:table-cell-properties style:vertical-align="middle" fo:padding="0cm" fo:border-left="0.05pt solid #000000" fo:border-right="none" fo:border-top="none" fo:border-bottom="0.05pt solid #000000"/>
    </style:style>
    <style:style style:name="Tabla18.J42" style:family="table-cell">
      <style:table-cell-properties style:vertical-align="middle" fo:padding="0cm" fo:border-left="0.05pt solid #000000" fo:border-right="none" fo:border-top="none" fo:border-bottom="0.05pt solid #000000"/>
    </style:style>
    <style:style style:name="Tabla18.K42" style:family="table-cell">
      <style:table-cell-properties style:vertical-align="middle" fo:padding="0cm" fo:border-left="0.05pt solid #000000" fo:border-right="none" fo:border-top="none" fo:border-bottom="0.05pt solid #000000"/>
    </style:style>
    <style:style style:name="Tabla18.L42" style:family="table-cell">
      <style:table-cell-properties style:vertical-align="middle" fo:padding="0cm" fo:border-left="0.05pt solid #000000" fo:border-right="0.05pt solid #000000" fo:border-top="none" fo:border-bottom="0.05pt solid #000000"/>
    </style:style>
    <style:style style:name="Tabla18.A43" style:family="table-cell">
      <style:table-cell-properties style:vertical-align="middle" fo:padding="0cm" fo:border-left="0.05pt solid #000000" fo:border-right="none" fo:border-top="none" fo:border-bottom="0.05pt solid #000000"/>
    </style:style>
    <style:style style:name="Tabla18.B43" style:family="table-cell">
      <style:table-cell-properties style:vertical-align="middle" fo:padding="0cm" fo:border-left="0.05pt solid #000000" fo:border-right="none" fo:border-top="none" fo:border-bottom="0.05pt solid #000000"/>
    </style:style>
    <style:style style:name="Tabla18.C43" style:family="table-cell">
      <style:table-cell-properties style:vertical-align="middle" fo:padding="0cm" fo:border-left="0.05pt solid #000000" fo:border-right="none" fo:border-top="none" fo:border-bottom="0.05pt solid #000000"/>
    </style:style>
    <style:style style:name="Tabla18.J43" style:family="table-cell">
      <style:table-cell-properties style:vertical-align="middle" fo:padding="0cm" fo:border-left="0.05pt solid #000000" fo:border-right="none" fo:border-top="none" fo:border-bottom="0.05pt solid #000000"/>
    </style:style>
    <style:style style:name="Tabla18.K43" style:family="table-cell">
      <style:table-cell-properties style:vertical-align="middle" fo:padding="0cm" fo:border-left="0.05pt solid #000000" fo:border-right="none" fo:border-top="none" fo:border-bottom="0.05pt solid #000000"/>
    </style:style>
    <style:style style:name="Tabla18.L43" style:family="table-cell">
      <style:table-cell-properties style:vertical-align="middle" fo:padding="0cm" fo:border-left="0.05pt solid #000000" fo:border-right="0.05pt solid #000000" fo:border-top="none" fo:border-bottom="0.05pt solid #000000"/>
    </style:style>
    <style:style style:name="Tabla18.A44" style:family="table-cell">
      <style:table-cell-properties style:vertical-align="middle" fo:padding="0cm" fo:border-left="0.05pt solid #000000" fo:border-right="none" fo:border-top="none" fo:border-bottom="0.05pt solid #000000"/>
    </style:style>
    <style:style style:name="Tabla18.B44" style:family="table-cell">
      <style:table-cell-properties style:vertical-align="middle" fo:padding="0cm" fo:border-left="0.05pt solid #000000" fo:border-right="none" fo:border-top="none" fo:border-bottom="0.05pt solid #000000"/>
    </style:style>
    <style:style style:name="Tabla18.C44" style:family="table-cell">
      <style:table-cell-properties style:vertical-align="middle" fo:padding="0cm" fo:border-left="0.05pt solid #000000" fo:border-right="none" fo:border-top="none" fo:border-bottom="0.05pt solid #000000"/>
    </style:style>
    <style:style style:name="Tabla18.J44" style:family="table-cell">
      <style:table-cell-properties style:vertical-align="middle" fo:padding="0cm" fo:border-left="0.05pt solid #000000" fo:border-right="none" fo:border-top="none" fo:border-bottom="0.05pt solid #000000"/>
    </style:style>
    <style:style style:name="Tabla18.K44" style:family="table-cell">
      <style:table-cell-properties style:vertical-align="middle" fo:padding="0cm" fo:border-left="0.05pt solid #000000" fo:border-right="none" fo:border-top="none" fo:border-bottom="0.05pt solid #000000"/>
    </style:style>
    <style:style style:name="Tabla18.L44" style:family="table-cell">
      <style:table-cell-properties style:vertical-align="middle" fo:padding="0cm" fo:border-left="0.05pt solid #000000" fo:border-right="0.05pt solid #000000" fo:border-top="none" fo:border-bottom="0.05pt solid #000000"/>
    </style:style>
    <style:style style:name="Tabla18.A45" style:family="table-cell">
      <style:table-cell-properties style:vertical-align="middle" fo:padding="0cm" fo:border-left="0.05pt solid #000000" fo:border-right="none" fo:border-top="none" fo:border-bottom="0.05pt solid #000000"/>
    </style:style>
    <style:style style:name="Tabla18.B45" style:family="table-cell">
      <style:table-cell-properties style:vertical-align="middle" fo:padding="0cm" fo:border-left="0.05pt solid #000000" fo:border-right="none" fo:border-top="none" fo:border-bottom="0.05pt solid #000000"/>
    </style:style>
    <style:style style:name="Tabla18.C45" style:family="table-cell">
      <style:table-cell-properties style:vertical-align="middle" fo:padding="0cm" fo:border-left="0.05pt solid #000000" fo:border-right="none" fo:border-top="none" fo:border-bottom="0.05pt solid #000000"/>
    </style:style>
    <style:style style:name="Tabla18.J45" style:family="table-cell" style:data-style-name="N0">
      <style:table-cell-properties style:vertical-align="middle" fo:padding="0cm" fo:border-left="0.05pt solid #000000" fo:border-right="none" fo:border-top="none" fo:border-bottom="0.05pt solid #000000"/>
    </style:style>
    <style:style style:name="Tabla18.K45" style:family="table-cell" style:data-style-name="N0">
      <style:table-cell-properties style:vertical-align="middle" fo:padding="0cm" fo:border-left="0.05pt solid #000000" fo:border-right="none" fo:border-top="none" fo:border-bottom="0.05pt solid #000000"/>
    </style:style>
    <style:style style:name="Tabla18.L45" style:family="table-cell">
      <style:table-cell-properties style:vertical-align="middle" fo:padding="0cm" fo:border-left="0.05pt solid #000000" fo:border-right="0.05pt solid #000000" fo:border-top="none" fo:border-bottom="0.05pt solid #000000"/>
    </style:style>
    <style:style style:name="Tabla18.A46" style:family="table-cell">
      <style:table-cell-properties style:vertical-align="middle" fo:padding="0cm" fo:border-left="0.05pt solid #000000" fo:border-right="none" fo:border-top="none" fo:border-bottom="0.05pt solid #000000"/>
    </style:style>
    <style:style style:name="Tabla18.B46" style:family="table-cell">
      <style:table-cell-properties style:vertical-align="middle" fo:padding="0cm" fo:border-left="0.05pt solid #000000" fo:border-right="none" fo:border-top="none" fo:border-bottom="0.05pt solid #000000"/>
    </style:style>
    <style:style style:name="Tabla18.C46" style:family="table-cell">
      <style:table-cell-properties style:vertical-align="middle" fo:padding="0cm" fo:border-left="0.05pt solid #000000" fo:border-right="none" fo:border-top="none" fo:border-bottom="0.05pt solid #000000"/>
    </style:style>
    <style:style style:name="Tabla18.J46" style:family="table-cell">
      <style:table-cell-properties style:vertical-align="middle" fo:padding="0cm" fo:border-left="0.05pt solid #000000" fo:border-right="none" fo:border-top="none" fo:border-bottom="0.05pt solid #000000"/>
    </style:style>
    <style:style style:name="Tabla18.K46" style:family="table-cell" style:data-style-name="N0">
      <style:table-cell-properties style:vertical-align="middle" fo:padding="0cm" fo:border-left="0.05pt solid #000000" fo:border-right="none" fo:border-top="none" fo:border-bottom="0.05pt solid #000000"/>
    </style:style>
    <style:style style:name="Tabla18.L46" style:family="table-cell">
      <style:table-cell-properties style:vertical-align="middle" fo:padding="0cm" fo:border-left="0.05pt solid #000000" fo:border-right="0.05pt solid #000000" fo:border-top="none" fo:border-bottom="0.05pt solid #000000"/>
    </style:style>
    <style:style style:name="Tabla18.A47" style:family="table-cell">
      <style:table-cell-properties style:vertical-align="middle" fo:padding="0cm" fo:border-left="0.05pt solid #000000" fo:border-right="none" fo:border-top="none" fo:border-bottom="0.05pt solid #000000"/>
    </style:style>
    <style:style style:name="Tabla18.B47" style:family="table-cell">
      <style:table-cell-properties style:vertical-align="middle" fo:padding="0cm" fo:border-left="0.05pt solid #000000" fo:border-right="none" fo:border-top="none" fo:border-bottom="0.05pt solid #000000"/>
    </style:style>
    <style:style style:name="Tabla18.C47" style:family="table-cell">
      <style:table-cell-properties style:vertical-align="middle" fo:padding="0cm" fo:border-left="0.05pt solid #000000" fo:border-right="none" fo:border-top="none" fo:border-bottom="0.05pt solid #000000"/>
    </style:style>
    <style:style style:name="Tabla18.J47" style:family="table-cell" style:data-style-name="N0">
      <style:table-cell-properties style:vertical-align="middle" fo:padding="0cm" fo:border-left="0.05pt solid #000000" fo:border-right="none" fo:border-top="none" fo:border-bottom="0.05pt solid #000000"/>
    </style:style>
    <style:style style:name="Tabla18.K47" style:family="table-cell" style:data-style-name="N0">
      <style:table-cell-properties style:vertical-align="middle" fo:padding="0cm" fo:border-left="0.05pt solid #000000" fo:border-right="none" fo:border-top="none" fo:border-bottom="0.05pt solid #000000"/>
    </style:style>
    <style:style style:name="Tabla18.L47" style:family="table-cell">
      <style:table-cell-properties style:vertical-align="middle" fo:padding="0cm" fo:border-left="0.05pt solid #000000" fo:border-right="0.05pt solid #000000" fo:border-top="none" fo:border-bottom="0.05pt solid #000000"/>
    </style:style>
    <style:style style:name="Tabla18.A48" style:family="table-cell">
      <style:table-cell-properties style:vertical-align="middle" fo:padding="0cm" fo:border-left="0.05pt solid #000000" fo:border-right="none" fo:border-top="none" fo:border-bottom="0.05pt solid #000000"/>
    </style:style>
    <style:style style:name="Tabla18.B48" style:family="table-cell">
      <style:table-cell-properties style:vertical-align="middle" fo:padding="0cm" fo:border-left="0.05pt solid #000000" fo:border-right="none" fo:border-top="none" fo:border-bottom="0.05pt solid #000000"/>
    </style:style>
    <style:style style:name="Tabla18.C48" style:family="table-cell">
      <style:table-cell-properties style:vertical-align="middle" fo:padding="0cm" fo:border-left="0.05pt solid #000000" fo:border-right="none" fo:border-top="none" fo:border-bottom="0.05pt solid #000000"/>
    </style:style>
    <style:style style:name="Tabla18.J48" style:family="table-cell">
      <style:table-cell-properties style:vertical-align="middle" fo:padding="0cm" fo:border-left="0.05pt solid #000000" fo:border-right="none" fo:border-top="none" fo:border-bottom="0.05pt solid #000000"/>
    </style:style>
    <style:style style:name="Tabla18.K48" style:family="table-cell" style:data-style-name="N0">
      <style:table-cell-properties style:vertical-align="middle" fo:padding="0cm" fo:border-left="0.05pt solid #000000" fo:border-right="none" fo:border-top="none" fo:border-bottom="0.05pt solid #000000"/>
    </style:style>
    <style:style style:name="Tabla18.L48" style:family="table-cell">
      <style:table-cell-properties style:vertical-align="middle" fo:padding="0cm" fo:border-left="0.05pt solid #000000" fo:border-right="0.05pt solid #000000" fo:border-top="none" fo:border-bottom="0.05pt solid #000000"/>
    </style:style>
    <style:style style:name="Tabla18.A49" style:family="table-cell">
      <style:table-cell-properties style:vertical-align="middle" fo:padding="0cm" fo:border-left="0.05pt solid #000000" fo:border-right="none" fo:border-top="none" fo:border-bottom="0.05pt solid #000000"/>
    </style:style>
    <style:style style:name="Tabla18.B49" style:family="table-cell">
      <style:table-cell-properties style:vertical-align="middle" fo:padding="0cm" fo:border-left="0.05pt solid #000000" fo:border-right="none" fo:border-top="none" fo:border-bottom="0.05pt solid #000000"/>
    </style:style>
    <style:style style:name="Tabla18.C49" style:family="table-cell">
      <style:table-cell-properties style:vertical-align="middle" fo:padding="0cm" fo:border-left="0.05pt solid #000000" fo:border-right="none" fo:border-top="none" fo:border-bottom="0.05pt solid #000000"/>
    </style:style>
    <style:style style:name="Tabla18.J49" style:family="table-cell">
      <style:table-cell-properties style:vertical-align="middle" fo:padding="0cm" fo:border-left="0.05pt solid #000000" fo:border-right="none" fo:border-top="none" fo:border-bottom="0.05pt solid #000000"/>
    </style:style>
    <style:style style:name="Tabla18.K49" style:family="table-cell" style:data-style-name="N0">
      <style:table-cell-properties style:vertical-align="middle" fo:padding="0cm" fo:border-left="0.05pt solid #000000" fo:border-right="none" fo:border-top="none" fo:border-bottom="0.05pt solid #000000"/>
    </style:style>
    <style:style style:name="Tabla18.L49" style:family="table-cell">
      <style:table-cell-properties style:vertical-align="middle" fo:padding="0cm" fo:border-left="0.05pt solid #000000" fo:border-right="0.05pt solid #000000" fo:border-top="none" fo:border-bottom="0.05pt solid #000000"/>
    </style:style>
    <style:style style:name="Tabla18.A50" style:family="table-cell">
      <style:table-cell-properties style:vertical-align="middle" fo:padding="0cm" fo:border-left="0.05pt solid #000000" fo:border-right="none" fo:border-top="none" fo:border-bottom="0.05pt solid #000000"/>
    </style:style>
    <style:style style:name="Tabla18.B50" style:family="table-cell">
      <style:table-cell-properties style:vertical-align="middle" fo:padding="0cm" fo:border-left="0.05pt solid #000000" fo:border-right="none" fo:border-top="none" fo:border-bottom="0.05pt solid #000000"/>
    </style:style>
    <style:style style:name="Tabla18.C50" style:family="table-cell">
      <style:table-cell-properties style:vertical-align="middle" fo:padding="0cm" fo:border-left="0.05pt solid #000000" fo:border-right="none" fo:border-top="none" fo:border-bottom="0.05pt solid #000000"/>
    </style:style>
    <style:style style:name="Tabla18.J50" style:family="table-cell">
      <style:table-cell-properties style:vertical-align="middle" fo:padding="0cm" fo:border-left="0.05pt solid #000000" fo:border-right="none" fo:border-top="none" fo:border-bottom="0.05pt solid #000000"/>
    </style:style>
    <style:style style:name="Tabla18.K50" style:family="table-cell" style:data-style-name="N0">
      <style:table-cell-properties style:vertical-align="middle" fo:padding="0cm" fo:border-left="0.05pt solid #000000" fo:border-right="none" fo:border-top="none" fo:border-bottom="0.05pt solid #000000"/>
    </style:style>
    <style:style style:name="Tabla18.L50" style:family="table-cell">
      <style:table-cell-properties style:vertical-align="middle" fo:padding="0cm" fo:border-left="0.05pt solid #000000" fo:border-right="0.05pt solid #000000" fo:border-top="none" fo:border-bottom="0.05pt solid #000000"/>
    </style:style>
    <style:style style:name="Tabla18.A51" style:family="table-cell">
      <style:table-cell-properties style:vertical-align="middle" fo:padding="0cm" fo:border-left="0.05pt solid #000000" fo:border-right="none" fo:border-top="none" fo:border-bottom="0.05pt solid #000000"/>
    </style:style>
    <style:style style:name="Tabla18.B51" style:family="table-cell">
      <style:table-cell-properties style:vertical-align="middle" fo:padding="0cm" fo:border-left="0.05pt solid #000000" fo:border-right="none" fo:border-top="none" fo:border-bottom="0.05pt solid #000000"/>
    </style:style>
    <style:style style:name="Tabla18.C51" style:family="table-cell">
      <style:table-cell-properties style:vertical-align="middle" fo:padding="0cm" fo:border-left="0.05pt solid #000000" fo:border-right="none" fo:border-top="none" fo:border-bottom="0.05pt solid #000000"/>
    </style:style>
    <style:style style:name="Tabla18.J51" style:family="table-cell">
      <style:table-cell-properties style:vertical-align="middle" fo:padding="0cm" fo:border-left="0.05pt solid #000000" fo:border-right="none" fo:border-top="none" fo:border-bottom="0.05pt solid #000000"/>
    </style:style>
    <style:style style:name="Tabla18.K51" style:family="table-cell" style:data-style-name="N0">
      <style:table-cell-properties style:vertical-align="middle" fo:padding="0cm" fo:border-left="0.05pt solid #000000" fo:border-right="none" fo:border-top="none" fo:border-bottom="0.05pt solid #000000"/>
    </style:style>
    <style:style style:name="Tabla18.L51" style:family="table-cell">
      <style:table-cell-properties style:vertical-align="middle" fo:padding="0cm" fo:border-left="0.05pt solid #000000" fo:border-right="0.05pt solid #000000" fo:border-top="none" fo:border-bottom="0.05pt solid #000000"/>
    </style:style>
    <style:style style:name="Tabla18.A52" style:family="table-cell">
      <style:table-cell-properties style:vertical-align="middle" fo:padding="0cm" fo:border-left="0.05pt solid #000000" fo:border-right="none" fo:border-top="none" fo:border-bottom="0.05pt solid #000000"/>
    </style:style>
    <style:style style:name="Tabla18.B52" style:family="table-cell">
      <style:table-cell-properties style:vertical-align="middle" fo:padding="0cm" fo:border-left="0.05pt solid #000000" fo:border-right="none" fo:border-top="none" fo:border-bottom="0.05pt solid #000000"/>
    </style:style>
    <style:style style:name="Tabla18.C52" style:family="table-cell">
      <style:table-cell-properties style:vertical-align="middle" fo:padding="0cm" fo:border-left="0.05pt solid #000000" fo:border-right="none" fo:border-top="none" fo:border-bottom="0.05pt solid #000000"/>
    </style:style>
    <style:style style:name="Tabla18.J52" style:family="table-cell">
      <style:table-cell-properties style:vertical-align="middle" fo:padding="0cm" fo:border-left="0.05pt solid #000000" fo:border-right="none" fo:border-top="none" fo:border-bottom="0.05pt solid #000000"/>
    </style:style>
    <style:style style:name="Tabla18.K52" style:family="table-cell" style:data-style-name="N0">
      <style:table-cell-properties style:vertical-align="middle" fo:padding="0cm" fo:border-left="0.05pt solid #000000" fo:border-right="none" fo:border-top="none" fo:border-bottom="0.05pt solid #000000"/>
    </style:style>
    <style:style style:name="Tabla18.L52" style:family="table-cell">
      <style:table-cell-properties style:vertical-align="middle" fo:padding="0cm" fo:border-left="0.05pt solid #000000" fo:border-right="0.05pt solid #000000" fo:border-top="none" fo:border-bottom="0.05pt solid #000000"/>
    </style:style>
    <style:style style:name="Tabla18.A53" style:family="table-cell">
      <style:table-cell-properties style:vertical-align="middle" fo:padding="0cm" fo:border-left="0.05pt solid #000000" fo:border-right="none" fo:border-top="none" fo:border-bottom="0.05pt solid #000000"/>
    </style:style>
    <style:style style:name="Tabla18.B53" style:family="table-cell">
      <style:table-cell-properties style:vertical-align="middle" fo:padding="0cm" fo:border-left="0.05pt solid #000000" fo:border-right="none" fo:border-top="none" fo:border-bottom="0.05pt solid #000000"/>
    </style:style>
    <style:style style:name="Tabla18.C53" style:family="table-cell">
      <style:table-cell-properties style:vertical-align="middle" fo:padding="0cm" fo:border-left="0.05pt solid #000000" fo:border-right="none" fo:border-top="none" fo:border-bottom="0.05pt solid #000000"/>
    </style:style>
    <style:style style:name="Tabla18.J53" style:family="table-cell">
      <style:table-cell-properties style:vertical-align="middle" fo:padding="0cm" fo:border-left="0.05pt solid #000000" fo:border-right="none" fo:border-top="none" fo:border-bottom="0.05pt solid #000000"/>
    </style:style>
    <style:style style:name="Tabla18.K53" style:family="table-cell" style:data-style-name="N0">
      <style:table-cell-properties style:vertical-align="middle" fo:padding="0cm" fo:border-left="0.05pt solid #000000" fo:border-right="none" fo:border-top="none" fo:border-bottom="0.05pt solid #000000"/>
    </style:style>
    <style:style style:name="Tabla18.L53" style:family="table-cell">
      <style:table-cell-properties style:vertical-align="middle" fo:padding="0cm" fo:border-left="0.05pt solid #000000" fo:border-right="0.05pt solid #000000" fo:border-top="none" fo:border-bottom="0.05pt solid #000000"/>
    </style:style>
    <style:style style:name="Tabla18.A54" style:family="table-cell">
      <style:table-cell-properties style:vertical-align="middle" fo:padding="0cm" fo:border-left="0.05pt solid #000000" fo:border-right="none" fo:border-top="none" fo:border-bottom="0.05pt solid #000000"/>
    </style:style>
    <style:style style:name="Tabla18.B54" style:family="table-cell">
      <style:table-cell-properties style:vertical-align="middle" fo:padding="0cm" fo:border-left="0.05pt solid #000000" fo:border-right="none" fo:border-top="none" fo:border-bottom="0.05pt solid #000000"/>
    </style:style>
    <style:style style:name="Tabla18.C54" style:family="table-cell">
      <style:table-cell-properties style:vertical-align="middle" fo:padding="0cm" fo:border-left="0.05pt solid #000000" fo:border-right="none" fo:border-top="none" fo:border-bottom="0.05pt solid #000000"/>
    </style:style>
    <style:style style:name="Tabla18.J54" style:family="table-cell">
      <style:table-cell-properties style:vertical-align="middle" fo:padding="0cm" fo:border-left="0.05pt solid #000000" fo:border-right="none" fo:border-top="none" fo:border-bottom="0.05pt solid #000000"/>
    </style:style>
    <style:style style:name="Tabla18.K54" style:family="table-cell" style:data-style-name="N0">
      <style:table-cell-properties style:vertical-align="middle" fo:padding="0cm" fo:border-left="0.05pt solid #000000" fo:border-right="none" fo:border-top="none" fo:border-bottom="0.05pt solid #000000"/>
    </style:style>
    <style:style style:name="Tabla18.L54" style:family="table-cell">
      <style:table-cell-properties style:vertical-align="middle" fo:padding="0cm" fo:border-left="0.05pt solid #000000" fo:border-right="0.05pt solid #000000" fo:border-top="none" fo:border-bottom="0.05pt solid #000000"/>
    </style:style>
    <style:style style:name="Tabla18.A55" style:family="table-cell">
      <style:table-cell-properties style:vertical-align="middle" fo:padding="0cm" fo:border-left="0.05pt solid #000000" fo:border-right="none" fo:border-top="none" fo:border-bottom="0.05pt solid #000000"/>
    </style:style>
    <style:style style:name="Tabla18.B55" style:family="table-cell">
      <style:table-cell-properties style:vertical-align="middle" fo:padding="0cm" fo:border-left="0.05pt solid #000000" fo:border-right="none" fo:border-top="none" fo:border-bottom="0.05pt solid #000000"/>
    </style:style>
    <style:style style:name="Tabla18.C55" style:family="table-cell">
      <style:table-cell-properties style:vertical-align="middle" fo:padding="0cm" fo:border-left="0.05pt solid #000000" fo:border-right="none" fo:border-top="none" fo:border-bottom="0.05pt solid #000000"/>
    </style:style>
    <style:style style:name="Tabla18.J55" style:family="table-cell" style:data-style-name="N0">
      <style:table-cell-properties style:vertical-align="middle" fo:padding="0cm" fo:border-left="0.05pt solid #000000" fo:border-right="none" fo:border-top="none" fo:border-bottom="0.05pt solid #000000"/>
    </style:style>
    <style:style style:name="Tabla18.K55" style:family="table-cell" style:data-style-name="N0">
      <style:table-cell-properties style:vertical-align="middle" fo:padding="0cm" fo:border-left="0.05pt solid #000000" fo:border-right="none" fo:border-top="none" fo:border-bottom="0.05pt solid #000000"/>
    </style:style>
    <style:style style:name="Tabla18.L55" style:family="table-cell">
      <style:table-cell-properties style:vertical-align="middle" fo:padding="0cm" fo:border-left="0.05pt solid #000000" fo:border-right="0.05pt solid #000000" fo:border-top="none" fo:border-bottom="0.05pt solid #000000"/>
    </style:style>
    <style:style style:name="Tabla18.A56" style:family="table-cell">
      <style:table-cell-properties style:vertical-align="middle" fo:padding="0cm" fo:border-left="0.05pt solid #000000" fo:border-right="none" fo:border-top="none" fo:border-bottom="0.05pt solid #000000"/>
    </style:style>
    <style:style style:name="Tabla18.B56" style:family="table-cell">
      <style:table-cell-properties style:vertical-align="middle" fo:padding="0cm" fo:border-left="0.05pt solid #000000" fo:border-right="none" fo:border-top="none" fo:border-bottom="0.05pt solid #000000"/>
    </style:style>
    <style:style style:name="Tabla18.C56" style:family="table-cell">
      <style:table-cell-properties style:vertical-align="middle" fo:padding="0cm" fo:border-left="0.05pt solid #000000" fo:border-right="none" fo:border-top="none" fo:border-bottom="0.05pt solid #000000"/>
    </style:style>
    <style:style style:name="Tabla18.J56" style:family="table-cell">
      <style:table-cell-properties style:vertical-align="middle" fo:padding="0cm" fo:border-left="0.05pt solid #000000" fo:border-right="none" fo:border-top="none" fo:border-bottom="0.05pt solid #000000"/>
    </style:style>
    <style:style style:name="Tabla18.K56" style:family="table-cell">
      <style:table-cell-properties style:vertical-align="middle" fo:padding="0cm" fo:border-left="0.05pt solid #000000" fo:border-right="none" fo:border-top="none" fo:border-bottom="0.05pt solid #000000"/>
    </style:style>
    <style:style style:name="Tabla18.L56" style:family="table-cell">
      <style:table-cell-properties style:vertical-align="middle" fo:padding="0cm" fo:border-left="0.05pt solid #000000" fo:border-right="0.05pt solid #000000" fo:border-top="none" fo:border-bottom="0.05pt solid #000000"/>
    </style:style>
    <style:style style:name="Tabla18.A57" style:family="table-cell">
      <style:table-cell-properties style:vertical-align="middle" fo:padding="0cm" fo:border-left="0.05pt solid #000000" fo:border-right="none" fo:border-top="none" fo:border-bottom="0.05pt solid #000000"/>
    </style:style>
    <style:style style:name="Tabla18.B57" style:family="table-cell">
      <style:table-cell-properties style:vertical-align="middle" fo:padding="0cm" fo:border-left="0.05pt solid #000000" fo:border-right="none" fo:border-top="none" fo:border-bottom="0.05pt solid #000000"/>
    </style:style>
    <style:style style:name="Tabla18.C57" style:family="table-cell">
      <style:table-cell-properties style:vertical-align="middle" fo:padding="0cm" fo:border-left="0.05pt solid #000000" fo:border-right="none" fo:border-top="none" fo:border-bottom="0.05pt solid #000000"/>
    </style:style>
    <style:style style:name="Tabla18.J57" style:family="table-cell">
      <style:table-cell-properties style:vertical-align="middle" fo:padding="0cm" fo:border-left="0.05pt solid #000000" fo:border-right="none" fo:border-top="none" fo:border-bottom="0.05pt solid #000000"/>
    </style:style>
    <style:style style:name="Tabla18.K57" style:family="table-cell">
      <style:table-cell-properties style:vertical-align="middle" fo:padding="0cm" fo:border-left="0.05pt solid #000000" fo:border-right="none" fo:border-top="none" fo:border-bottom="0.05pt solid #000000"/>
    </style:style>
    <style:style style:name="Tabla18.L57" style:family="table-cell">
      <style:table-cell-properties style:vertical-align="middle" fo:padding="0cm" fo:border-left="0.05pt solid #000000" fo:border-right="0.05pt solid #000000" fo:border-top="none" fo:border-bottom="0.05pt solid #000000"/>
    </style:style>
    <style:style style:name="Tabla18.A58" style:family="table-cell">
      <style:table-cell-properties style:vertical-align="middle" fo:padding="0cm" fo:border-left="0.05pt solid #000000" fo:border-right="none" fo:border-top="none" fo:border-bottom="0.05pt solid #000000"/>
    </style:style>
    <style:style style:name="Tabla18.B58" style:family="table-cell">
      <style:table-cell-properties style:vertical-align="middle" fo:padding="0cm" fo:border-left="0.05pt solid #000000" fo:border-right="none" fo:border-top="none" fo:border-bottom="0.05pt solid #000000"/>
    </style:style>
    <style:style style:name="Tabla18.C58" style:family="table-cell">
      <style:table-cell-properties style:vertical-align="middle" fo:padding="0cm" fo:border-left="0.05pt solid #000000" fo:border-right="none" fo:border-top="none" fo:border-bottom="0.05pt solid #000000"/>
    </style:style>
    <style:style style:name="Tabla18.J58" style:family="table-cell">
      <style:table-cell-properties style:vertical-align="middle" fo:padding="0cm" fo:border-left="0.05pt solid #000000" fo:border-right="none" fo:border-top="none" fo:border-bottom="0.05pt solid #000000"/>
    </style:style>
    <style:style style:name="Tabla18.K58" style:family="table-cell">
      <style:table-cell-properties style:vertical-align="middle" fo:padding="0cm" fo:border-left="0.05pt solid #000000" fo:border-right="none" fo:border-top="none" fo:border-bottom="0.05pt solid #000000"/>
    </style:style>
    <style:style style:name="Tabla18.L58" style:family="table-cell">
      <style:table-cell-properties style:vertical-align="middle" fo:padding="0cm" fo:border-left="0.05pt solid #000000" fo:border-right="0.05pt solid #000000" fo:border-top="none" fo:border-bottom="0.05pt solid #000000"/>
    </style:style>
    <style:style style:name="Tabla18.A59" style:family="table-cell">
      <style:table-cell-properties style:vertical-align="middle" fo:padding="0cm" fo:border-left="0.05pt solid #000000" fo:border-right="none" fo:border-top="none" fo:border-bottom="0.05pt solid #000000"/>
    </style:style>
    <style:style style:name="Tabla18.B59" style:family="table-cell">
      <style:table-cell-properties style:vertical-align="middle" fo:padding="0cm" fo:border-left="0.05pt solid #000000" fo:border-right="none" fo:border-top="none" fo:border-bottom="0.05pt solid #000000"/>
    </style:style>
    <style:style style:name="Tabla18.C59" style:family="table-cell">
      <style:table-cell-properties style:vertical-align="middle" fo:padding="0cm" fo:border-left="0.05pt solid #000000" fo:border-right="none" fo:border-top="none" fo:border-bottom="0.05pt solid #000000"/>
    </style:style>
    <style:style style:name="Tabla18.J59" style:family="table-cell">
      <style:table-cell-properties style:vertical-align="middle" fo:padding="0cm" fo:border-left="0.05pt solid #000000" fo:border-right="none" fo:border-top="none" fo:border-bottom="0.05pt solid #000000"/>
    </style:style>
    <style:style style:name="Tabla18.K59" style:family="table-cell">
      <style:table-cell-properties style:vertical-align="middle" fo:padding="0cm" fo:border-left="0.05pt solid #000000" fo:border-right="none" fo:border-top="none" fo:border-bottom="0.05pt solid #000000"/>
    </style:style>
    <style:style style:name="Tabla18.L59" style:family="table-cell">
      <style:table-cell-properties style:vertical-align="middle" fo:padding="0cm" fo:border-left="0.05pt solid #000000" fo:border-right="0.05pt solid #000000" fo:border-top="none" fo:border-bottom="0.05pt solid #000000"/>
    </style:style>
    <style:style style:name="Tabla18.A60" style:family="table-cell">
      <style:table-cell-properties style:vertical-align="middle" fo:padding="0cm" fo:border-left="0.05pt solid #000000" fo:border-right="none" fo:border-top="none" fo:border-bottom="0.05pt solid #000000"/>
    </style:style>
    <style:style style:name="Tabla18.B60" style:family="table-cell">
      <style:table-cell-properties style:vertical-align="middle" fo:padding="0cm" fo:border-left="0.05pt solid #000000" fo:border-right="none" fo:border-top="none" fo:border-bottom="0.05pt solid #000000"/>
    </style:style>
    <style:style style:name="Tabla18.C60" style:family="table-cell">
      <style:table-cell-properties style:vertical-align="middle" fo:padding="0cm" fo:border-left="0.05pt solid #000000" fo:border-right="none" fo:border-top="none" fo:border-bottom="0.05pt solid #000000"/>
    </style:style>
    <style:style style:name="Tabla18.J60" style:family="table-cell">
      <style:table-cell-properties style:vertical-align="middle" fo:padding="0cm" fo:border-left="0.05pt solid #000000" fo:border-right="none" fo:border-top="none" fo:border-bottom="0.05pt solid #000000"/>
    </style:style>
    <style:style style:name="Tabla18.K60" style:family="table-cell">
      <style:table-cell-properties style:vertical-align="middle" fo:padding="0cm" fo:border-left="0.05pt solid #000000" fo:border-right="none" fo:border-top="none" fo:border-bottom="0.05pt solid #000000"/>
    </style:style>
    <style:style style:name="Tabla18.L60" style:family="table-cell">
      <style:table-cell-properties style:vertical-align="middle" fo:padding="0cm" fo:border-left="0.05pt solid #000000" fo:border-right="0.05pt solid #000000" fo:border-top="none" fo:border-bottom="0.05pt solid #000000"/>
    </style:style>
    <style:style style:name="Tabla18.A61" style:family="table-cell">
      <style:table-cell-properties style:vertical-align="middle" fo:padding="0cm" fo:border-left="0.05pt solid #000000" fo:border-right="none" fo:border-top="none" fo:border-bottom="0.05pt solid #000000"/>
    </style:style>
    <style:style style:name="Tabla18.B61" style:family="table-cell">
      <style:table-cell-properties style:vertical-align="middle" fo:padding="0cm" fo:border-left="0.05pt solid #000000" fo:border-right="none" fo:border-top="none" fo:border-bottom="0.05pt solid #000000"/>
    </style:style>
    <style:style style:name="Tabla18.C61" style:family="table-cell">
      <style:table-cell-properties style:vertical-align="middle" fo:padding="0cm" fo:border-left="0.05pt solid #000000" fo:border-right="none" fo:border-top="none" fo:border-bottom="0.05pt solid #000000"/>
    </style:style>
    <style:style style:name="Tabla18.J61" style:family="table-cell" style:data-style-name="N0">
      <style:table-cell-properties style:vertical-align="middle" fo:padding="0cm" fo:border-left="0.05pt solid #000000" fo:border-right="none" fo:border-top="none" fo:border-bottom="0.05pt solid #000000"/>
    </style:style>
    <style:style style:name="Tabla18.K61" style:family="table-cell">
      <style:table-cell-properties style:vertical-align="middle" fo:padding="0cm" fo:border-left="0.05pt solid #000000" fo:border-right="none" fo:border-top="none" fo:border-bottom="0.05pt solid #000000"/>
    </style:style>
    <style:style style:name="Tabla18.L61" style:family="table-cell">
      <style:table-cell-properties style:vertical-align="middle" fo:padding="0cm" fo:border-left="0.05pt solid #000000" fo:border-right="0.05pt solid #000000" fo:border-top="none" fo:border-bottom="0.05pt solid #000000"/>
    </style:style>
    <style:style style:name="Tabla18.A62" style:family="table-cell">
      <style:table-cell-properties style:vertical-align="middle" fo:padding="0cm" fo:border-left="0.05pt solid #000000" fo:border-right="none" fo:border-top="none" fo:border-bottom="0.05pt solid #000000"/>
    </style:style>
    <style:style style:name="Tabla18.B62" style:family="table-cell">
      <style:table-cell-properties style:vertical-align="middle" fo:padding="0cm" fo:border-left="0.05pt solid #000000" fo:border-right="none" fo:border-top="none" fo:border-bottom="0.05pt solid #000000"/>
    </style:style>
    <style:style style:name="Tabla18.C62" style:family="table-cell">
      <style:table-cell-properties style:vertical-align="middle" fo:padding="0cm" fo:border-left="0.05pt solid #000000" fo:border-right="none" fo:border-top="none" fo:border-bottom="0.05pt solid #000000"/>
    </style:style>
    <style:style style:name="Tabla18.J62" style:family="table-cell">
      <style:table-cell-properties style:vertical-align="middle" fo:padding="0cm" fo:border-left="0.05pt solid #000000" fo:border-right="none" fo:border-top="none" fo:border-bottom="0.05pt solid #000000"/>
    </style:style>
    <style:style style:name="Tabla18.K62" style:family="table-cell" style:data-style-name="N0">
      <style:table-cell-properties style:vertical-align="middle" fo:padding="0cm" fo:border-left="0.05pt solid #000000" fo:border-right="none" fo:border-top="none" fo:border-bottom="0.05pt solid #000000"/>
    </style:style>
    <style:style style:name="Tabla18.L62" style:family="table-cell">
      <style:table-cell-properties style:vertical-align="middle" fo:padding="0cm" fo:border-left="0.05pt solid #000000" fo:border-right="0.05pt solid #000000" fo:border-top="none" fo:border-bottom="0.05pt solid #000000"/>
    </style:style>
    <style:style style:name="Tabla18.A63" style:family="table-cell">
      <style:table-cell-properties style:vertical-align="middle" fo:padding="0cm" fo:border-left="0.05pt solid #000000" fo:border-right="none" fo:border-top="none" fo:border-bottom="0.05pt solid #000000"/>
    </style:style>
    <style:style style:name="Tabla18.B63" style:family="table-cell">
      <style:table-cell-properties style:vertical-align="middle" fo:padding="0cm" fo:border-left="0.05pt solid #000000" fo:border-right="none" fo:border-top="none" fo:border-bottom="0.05pt solid #000000"/>
    </style:style>
    <style:style style:name="Tabla18.C63" style:family="table-cell">
      <style:table-cell-properties style:vertical-align="middle" fo:padding="0cm" fo:border-left="0.05pt solid #000000" fo:border-right="none" fo:border-top="none" fo:border-bottom="0.05pt solid #000000"/>
    </style:style>
    <style:style style:name="Tabla18.J63" style:family="table-cell">
      <style:table-cell-properties style:vertical-align="middle" fo:padding="0cm" fo:border-left="0.05pt solid #000000" fo:border-right="none" fo:border-top="none" fo:border-bottom="0.05pt solid #000000"/>
    </style:style>
    <style:style style:name="Tabla18.K63" style:family="table-cell" style:data-style-name="N0">
      <style:table-cell-properties style:vertical-align="middle" fo:padding="0cm" fo:border-left="0.05pt solid #000000" fo:border-right="none" fo:border-top="none" fo:border-bottom="0.05pt solid #000000"/>
    </style:style>
    <style:style style:name="Tabla18.L63" style:family="table-cell">
      <style:table-cell-properties style:vertical-align="middle" fo:padding="0cm" fo:border-left="0.05pt solid #000000" fo:border-right="0.05pt solid #000000" fo:border-top="none" fo:border-bottom="0.05pt solid #000000"/>
    </style:style>
    <style:style style:name="Tabla18.A64" style:family="table-cell">
      <style:table-cell-properties style:vertical-align="middle" fo:padding="0cm" fo:border-left="0.05pt solid #000000" fo:border-right="none" fo:border-top="none" fo:border-bottom="0.05pt solid #000000"/>
    </style:style>
    <style:style style:name="Tabla18.B64" style:family="table-cell">
      <style:table-cell-properties style:vertical-align="middle" fo:padding="0cm" fo:border-left="0.05pt solid #000000" fo:border-right="none" fo:border-top="none" fo:border-bottom="0.05pt solid #000000"/>
    </style:style>
    <style:style style:name="Tabla18.C64" style:family="table-cell">
      <style:table-cell-properties style:vertical-align="middle" fo:padding="0cm" fo:border-left="0.05pt solid #000000" fo:border-right="none" fo:border-top="none" fo:border-bottom="0.05pt solid #000000"/>
    </style:style>
    <style:style style:name="Tabla18.J64" style:family="table-cell">
      <style:table-cell-properties style:vertical-align="middle" fo:padding="0cm" fo:border-left="0.05pt solid #000000" fo:border-right="none" fo:border-top="none" fo:border-bottom="0.05pt solid #000000"/>
    </style:style>
    <style:style style:name="Tabla18.K64" style:family="table-cell" style:data-style-name="N0">
      <style:table-cell-properties style:vertical-align="middle" fo:padding="0cm" fo:border-left="0.05pt solid #000000" fo:border-right="none" fo:border-top="none" fo:border-bottom="0.05pt solid #000000"/>
    </style:style>
    <style:style style:name="Tabla18.L64" style:family="table-cell">
      <style:table-cell-properties style:vertical-align="middle" fo:padding="0cm" fo:border-left="0.05pt solid #000000" fo:border-right="0.05pt solid #000000" fo:border-top="none" fo:border-bottom="0.05pt solid #000000"/>
    </style:style>
    <style:style style:name="Tabla18.A65" style:family="table-cell">
      <style:table-cell-properties style:vertical-align="middle" fo:padding="0cm" fo:border-left="0.05pt solid #000000" fo:border-right="none" fo:border-top="none" fo:border-bottom="0.05pt solid #000000"/>
    </style:style>
    <style:style style:name="Tabla18.B65" style:family="table-cell">
      <style:table-cell-properties style:vertical-align="middle" fo:padding="0cm" fo:border-left="0.05pt solid #000000" fo:border-right="none" fo:border-top="none" fo:border-bottom="0.05pt solid #000000"/>
    </style:style>
    <style:style style:name="Tabla18.C65" style:family="table-cell">
      <style:table-cell-properties style:vertical-align="middle" fo:padding="0cm" fo:border-left="0.05pt solid #000000" fo:border-right="none" fo:border-top="none" fo:border-bottom="0.05pt solid #000000"/>
    </style:style>
    <style:style style:name="Tabla18.J65" style:family="table-cell" style:data-style-name="N0">
      <style:table-cell-properties style:vertical-align="middle" fo:padding="0cm" fo:border-left="0.05pt solid #000000" fo:border-right="none" fo:border-top="none" fo:border-bottom="0.05pt solid #000000"/>
    </style:style>
    <style:style style:name="Tabla18.K65" style:family="table-cell">
      <style:table-cell-properties style:vertical-align="middle" fo:padding="0cm" fo:border-left="0.05pt solid #000000" fo:border-right="none" fo:border-top="none" fo:border-bottom="0.05pt solid #000000"/>
    </style:style>
    <style:style style:name="Tabla18.L65" style:family="table-cell">
      <style:table-cell-properties style:vertical-align="middle" fo:padding="0cm" fo:border-left="0.05pt solid #000000" fo:border-right="0.05pt solid #000000" fo:border-top="none" fo:border-bottom="0.05pt solid #000000"/>
    </style:style>
    <style:style style:name="Tabla18.A66" style:family="table-cell">
      <style:table-cell-properties style:vertical-align="middle" fo:padding="0cm" fo:border-left="0.05pt solid #000000" fo:border-right="none" fo:border-top="none" fo:border-bottom="0.05pt solid #000000"/>
    </style:style>
    <style:style style:name="Tabla18.B66" style:family="table-cell">
      <style:table-cell-properties style:vertical-align="middle" fo:padding="0cm" fo:border-left="0.05pt solid #000000" fo:border-right="none" fo:border-top="none" fo:border-bottom="0.05pt solid #000000"/>
    </style:style>
    <style:style style:name="Tabla18.C66" style:family="table-cell">
      <style:table-cell-properties style:vertical-align="middle" fo:padding="0cm" fo:border-left="0.05pt solid #000000" fo:border-right="none" fo:border-top="none" fo:border-bottom="0.05pt solid #000000"/>
    </style:style>
    <style:style style:name="Tabla18.J66" style:family="table-cell" style:data-style-name="N0">
      <style:table-cell-properties style:vertical-align="middle" fo:padding="0cm" fo:border-left="0.05pt solid #000000" fo:border-right="none" fo:border-top="none" fo:border-bottom="0.05pt solid #000000"/>
    </style:style>
    <style:style style:name="Tabla18.K66" style:family="table-cell">
      <style:table-cell-properties style:vertical-align="middle" fo:padding="0cm" fo:border-left="0.05pt solid #000000" fo:border-right="none" fo:border-top="none" fo:border-bottom="0.05pt solid #000000"/>
    </style:style>
    <style:style style:name="Tabla18.L66" style:family="table-cell">
      <style:table-cell-properties style:vertical-align="middle" fo:padding="0cm" fo:border-left="0.05pt solid #000000" fo:border-right="0.05pt solid #000000" fo:border-top="none" fo:border-bottom="0.05pt solid #000000"/>
    </style:style>
    <style:style style:name="Tabla18.A67" style:family="table-cell">
      <style:table-cell-properties style:vertical-align="middle" fo:padding="0cm" fo:border-left="0.05pt solid #000000" fo:border-right="none" fo:border-top="none" fo:border-bottom="0.05pt solid #000000"/>
    </style:style>
    <style:style style:name="Tabla18.B67" style:family="table-cell">
      <style:table-cell-properties style:vertical-align="middle" fo:padding="0cm" fo:border-left="0.05pt solid #000000" fo:border-right="none" fo:border-top="none" fo:border-bottom="0.05pt solid #000000"/>
    </style:style>
    <style:style style:name="Tabla18.C67" style:family="table-cell">
      <style:table-cell-properties style:vertical-align="middle" fo:padding="0cm" fo:border-left="0.05pt solid #000000" fo:border-right="none" fo:border-top="none" fo:border-bottom="0.05pt solid #000000"/>
    </style:style>
    <style:style style:name="Tabla18.J67" style:family="table-cell" style:data-style-name="N0">
      <style:table-cell-properties style:vertical-align="middle" fo:padding="0cm" fo:border-left="0.05pt solid #000000" fo:border-right="none" fo:border-top="none" fo:border-bottom="0.05pt solid #000000"/>
    </style:style>
    <style:style style:name="Tabla18.K67" style:family="table-cell">
      <style:table-cell-properties style:vertical-align="middle" fo:padding="0cm" fo:border-left="0.05pt solid #000000" fo:border-right="none" fo:border-top="none" fo:border-bottom="0.05pt solid #000000"/>
    </style:style>
    <style:style style:name="Tabla18.L67" style:family="table-cell">
      <style:table-cell-properties style:vertical-align="middle" fo:padding="0cm" fo:border-left="0.05pt solid #000000" fo:border-right="0.05pt solid #000000" fo:border-top="none" fo:border-bottom="0.05pt solid #000000"/>
    </style:style>
    <style:style style:name="Tabla18.A68" style:family="table-cell">
      <style:table-cell-properties style:vertical-align="middle" fo:padding="0cm" fo:border-left="0.05pt solid #000000" fo:border-right="none" fo:border-top="none" fo:border-bottom="0.05pt solid #000000"/>
    </style:style>
    <style:style style:name="Tabla18.B68" style:family="table-cell">
      <style:table-cell-properties style:vertical-align="middle" fo:padding="0cm" fo:border-left="0.05pt solid #000000" fo:border-right="none" fo:border-top="none" fo:border-bottom="0.05pt solid #000000"/>
    </style:style>
    <style:style style:name="Tabla18.C68" style:family="table-cell">
      <style:table-cell-properties style:vertical-align="middle" fo:padding="0cm" fo:border-left="0.05pt solid #000000" fo:border-right="none" fo:border-top="none" fo:border-bottom="0.05pt solid #000000"/>
    </style:style>
    <style:style style:name="Tabla18.J68" style:family="table-cell">
      <style:table-cell-properties style:vertical-align="middle" fo:padding="0cm" fo:border-left="0.05pt solid #000000" fo:border-right="none" fo:border-top="none" fo:border-bottom="0.05pt solid #000000"/>
    </style:style>
    <style:style style:name="Tabla18.K68" style:family="table-cell" style:data-style-name="N70">
      <style:table-cell-properties style:vertical-align="middle" fo:padding="0cm" fo:border-left="0.05pt solid #000000" fo:border-right="none" fo:border-top="none" fo:border-bottom="0.05pt solid #000000"/>
    </style:style>
    <style:style style:name="Tabla18.L68" style:family="table-cell">
      <style:table-cell-properties style:vertical-align="middle" fo:padding="0cm" fo:border-left="0.05pt solid #000000" fo:border-right="0.05pt solid #000000" fo:border-top="none" fo:border-bottom="0.05pt solid #000000"/>
    </style:style>
    <style:style style:name="Tabla18.A69" style:family="table-cell">
      <style:table-cell-properties style:vertical-align="middle" fo:padding="0cm" fo:border-left="0.05pt solid #000000" fo:border-right="none" fo:border-top="none" fo:border-bottom="0.05pt solid #000000"/>
    </style:style>
    <style:style style:name="Tabla18.B69" style:family="table-cell">
      <style:table-cell-properties style:vertical-align="middle" fo:padding="0cm" fo:border-left="0.05pt solid #000000" fo:border-right="none" fo:border-top="none" fo:border-bottom="0.05pt solid #000000"/>
    </style:style>
    <style:style style:name="Tabla18.C69" style:family="table-cell">
      <style:table-cell-properties style:vertical-align="middle" fo:padding="0cm" fo:border-left="0.05pt solid #000000" fo:border-right="none" fo:border-top="none" fo:border-bottom="0.05pt solid #000000"/>
    </style:style>
    <style:style style:name="Tabla18.J69" style:family="table-cell">
      <style:table-cell-properties style:vertical-align="middle" fo:padding="0cm" fo:border-left="0.05pt solid #000000" fo:border-right="none" fo:border-top="none" fo:border-bottom="0.05pt solid #000000"/>
    </style:style>
    <style:style style:name="Tabla18.K69" style:family="table-cell">
      <style:table-cell-properties style:vertical-align="middle" fo:padding="0cm" fo:border-left="0.05pt solid #000000" fo:border-right="none" fo:border-top="none" fo:border-bottom="0.05pt solid #000000"/>
    </style:style>
    <style:style style:name="Tabla18.L69" style:family="table-cell">
      <style:table-cell-properties style:vertical-align="middle" fo:padding="0cm" fo:border-left="0.05pt solid #000000" fo:border-right="0.05pt solid #000000" fo:border-top="none" fo:border-bottom="0.05pt solid #000000"/>
    </style:style>
    <style:style style:name="Tabla18.A70" style:family="table-cell">
      <style:table-cell-properties style:vertical-align="middle" fo:padding="0cm" fo:border-left="0.05pt solid #000000" fo:border-right="none" fo:border-top="none" fo:border-bottom="0.05pt solid #000000"/>
    </style:style>
    <style:style style:name="Tabla18.B70" style:family="table-cell">
      <style:table-cell-properties style:vertical-align="middle" fo:padding="0cm" fo:border-left="0.05pt solid #000000" fo:border-right="none" fo:border-top="none" fo:border-bottom="0.05pt solid #000000"/>
    </style:style>
    <style:style style:name="Tabla18.C70" style:family="table-cell">
      <style:table-cell-properties style:vertical-align="middle" fo:padding="0cm" fo:border-left="0.05pt solid #000000" fo:border-right="none" fo:border-top="none" fo:border-bottom="0.05pt solid #000000"/>
    </style:style>
    <style:style style:name="Tabla18.J70" style:family="table-cell" style:data-style-name="N0">
      <style:table-cell-properties style:vertical-align="middle" fo:padding="0cm" fo:border-left="0.05pt solid #000000" fo:border-right="none" fo:border-top="none" fo:border-bottom="0.05pt solid #000000"/>
    </style:style>
    <style:style style:name="Tabla18.K70" style:family="table-cell">
      <style:table-cell-properties style:vertical-align="middle" fo:padding="0cm" fo:border-left="0.05pt solid #000000" fo:border-right="none" fo:border-top="none" fo:border-bottom="0.05pt solid #000000"/>
    </style:style>
    <style:style style:name="Tabla18.L70" style:family="table-cell">
      <style:table-cell-properties style:vertical-align="middle" fo:padding="0cm" fo:border-left="0.05pt solid #000000" fo:border-right="0.05pt solid #000000" fo:border-top="none" fo:border-bottom="0.05pt solid #000000"/>
    </style:style>
    <style:style style:name="Tabla18.A71" style:family="table-cell">
      <style:table-cell-properties style:vertical-align="middle" fo:padding="0cm" fo:border-left="0.05pt solid #000000" fo:border-right="none" fo:border-top="none" fo:border-bottom="0.05pt solid #000000"/>
    </style:style>
    <style:style style:name="Tabla18.B71" style:family="table-cell">
      <style:table-cell-properties style:vertical-align="middle" fo:padding="0cm" fo:border-left="0.05pt solid #000000" fo:border-right="none" fo:border-top="none" fo:border-bottom="0.05pt solid #000000"/>
    </style:style>
    <style:style style:name="Tabla18.C71" style:family="table-cell">
      <style:table-cell-properties style:vertical-align="middle" fo:padding="0cm" fo:border-left="0.05pt solid #000000" fo:border-right="none" fo:border-top="none" fo:border-bottom="0.05pt solid #000000"/>
    </style:style>
    <style:style style:name="Tabla18.J71" style:family="table-cell">
      <style:table-cell-properties style:vertical-align="middle" fo:padding="0cm" fo:border-left="0.05pt solid #000000" fo:border-right="none" fo:border-top="none" fo:border-bottom="0.05pt solid #000000"/>
    </style:style>
    <style:style style:name="Tabla18.K71" style:family="table-cell">
      <style:table-cell-properties style:vertical-align="middle" fo:padding="0cm" fo:border-left="0.05pt solid #000000" fo:border-right="none" fo:border-top="none" fo:border-bottom="0.05pt solid #000000"/>
    </style:style>
    <style:style style:name="Tabla18.L71" style:family="table-cell">
      <style:table-cell-properties style:vertical-align="middle" fo:padding="0cm" fo:border-left="0.05pt solid #000000" fo:border-right="0.05pt solid #000000" fo:border-top="none" fo:border-bottom="0.05pt solid #000000"/>
    </style:style>
    <style:style style:name="Tabla18.A72" style:family="table-cell">
      <style:table-cell-properties style:vertical-align="middle" fo:padding="0cm" fo:border-left="0.05pt solid #000000" fo:border-right="none" fo:border-top="none" fo:border-bottom="0.05pt solid #000000"/>
    </style:style>
    <style:style style:name="Tabla18.B72" style:family="table-cell">
      <style:table-cell-properties style:vertical-align="middle" fo:padding="0cm" fo:border-left="0.05pt solid #000000" fo:border-right="none" fo:border-top="none" fo:border-bottom="0.05pt solid #000000"/>
    </style:style>
    <style:style style:name="Tabla18.C72" style:family="table-cell">
      <style:table-cell-properties style:vertical-align="middle" fo:padding="0cm" fo:border-left="0.05pt solid #000000" fo:border-right="none" fo:border-top="none" fo:border-bottom="0.05pt solid #000000"/>
    </style:style>
    <style:style style:name="Tabla18.J72" style:family="table-cell" style:data-style-name="N0">
      <style:table-cell-properties style:vertical-align="middle" fo:padding="0cm" fo:border-left="0.05pt solid #000000" fo:border-right="none" fo:border-top="none" fo:border-bottom="0.05pt solid #000000"/>
    </style:style>
    <style:style style:name="Tabla18.K72" style:family="table-cell">
      <style:table-cell-properties style:vertical-align="middle" fo:padding="0cm" fo:border-left="0.05pt solid #000000" fo:border-right="none" fo:border-top="none" fo:border-bottom="0.05pt solid #000000"/>
    </style:style>
    <style:style style:name="Tabla18.L72" style:family="table-cell">
      <style:table-cell-properties style:vertical-align="middle" fo:padding="0cm" fo:border-left="0.05pt solid #000000" fo:border-right="0.05pt solid #000000" fo:border-top="none" fo:border-bottom="0.05pt solid #000000"/>
    </style:style>
    <style:style style:name="Tabla18.A73" style:family="table-cell">
      <style:table-cell-properties style:vertical-align="middle" fo:padding="0cm" fo:border-left="0.05pt solid #000000" fo:border-right="none" fo:border-top="none" fo:border-bottom="0.05pt solid #000000"/>
    </style:style>
    <style:style style:name="Tabla18.B73" style:family="table-cell">
      <style:table-cell-properties style:vertical-align="middle" fo:padding="0cm" fo:border-left="0.05pt solid #000000" fo:border-right="none" fo:border-top="none" fo:border-bottom="0.05pt solid #000000"/>
    </style:style>
    <style:style style:name="Tabla18.C73" style:family="table-cell">
      <style:table-cell-properties style:vertical-align="middle" fo:padding="0cm" fo:border-left="0.05pt solid #000000" fo:border-right="none" fo:border-top="none" fo:border-bottom="0.05pt solid #000000"/>
    </style:style>
    <style:style style:name="Tabla18.J73" style:family="table-cell" style:data-style-name="N0">
      <style:table-cell-properties style:vertical-align="middle" fo:padding="0cm" fo:border-left="0.05pt solid #000000" fo:border-right="none" fo:border-top="none" fo:border-bottom="0.05pt solid #000000"/>
    </style:style>
    <style:style style:name="Tabla18.K73" style:family="table-cell">
      <style:table-cell-properties style:vertical-align="middle" fo:padding="0cm" fo:border-left="0.05pt solid #000000" fo:border-right="none" fo:border-top="none" fo:border-bottom="0.05pt solid #000000"/>
    </style:style>
    <style:style style:name="Tabla18.L73" style:family="table-cell">
      <style:table-cell-properties style:vertical-align="middle" fo:padding="0cm" fo:border-left="0.05pt solid #000000" fo:border-right="0.05pt solid #000000" fo:border-top="none" fo:border-bottom="0.05pt solid #000000"/>
    </style:style>
    <style:style style:name="Tabla18.A74" style:family="table-cell">
      <style:table-cell-properties style:vertical-align="middle" fo:padding="0cm" fo:border-left="0.05pt solid #000000" fo:border-right="none" fo:border-top="none" fo:border-bottom="0.05pt solid #000000"/>
    </style:style>
    <style:style style:name="Tabla18.B74" style:family="table-cell">
      <style:table-cell-properties style:vertical-align="middle" fo:padding="0cm" fo:border-left="0.05pt solid #000000" fo:border-right="none" fo:border-top="none" fo:border-bottom="0.05pt solid #000000"/>
    </style:style>
    <style:style style:name="Tabla18.C74" style:family="table-cell">
      <style:table-cell-properties style:vertical-align="middle" fo:padding="0cm" fo:border-left="0.05pt solid #000000" fo:border-right="none" fo:border-top="none" fo:border-bottom="0.05pt solid #000000"/>
    </style:style>
    <style:style style:name="Tabla18.J74" style:family="table-cell" style:data-style-name="N0">
      <style:table-cell-properties style:vertical-align="middle" fo:padding="0cm" fo:border-left="0.05pt solid #000000" fo:border-right="none" fo:border-top="none" fo:border-bottom="0.05pt solid #000000"/>
    </style:style>
    <style:style style:name="Tabla18.K74" style:family="table-cell">
      <style:table-cell-properties style:vertical-align="middle" fo:padding="0cm" fo:border-left="0.05pt solid #000000" fo:border-right="none" fo:border-top="none" fo:border-bottom="0.05pt solid #000000"/>
    </style:style>
    <style:style style:name="Tabla18.L74" style:family="table-cell">
      <style:table-cell-properties style:vertical-align="middle" fo:padding="0cm" fo:border-left="0.05pt solid #000000" fo:border-right="0.05pt solid #000000" fo:border-top="none" fo:border-bottom="0.05pt solid #000000"/>
    </style:style>
    <style:style style:name="Tabla18.A75" style:family="table-cell">
      <style:table-cell-properties style:vertical-align="middle" fo:padding="0cm" fo:border-left="0.05pt solid #000000" fo:border-right="none" fo:border-top="none" fo:border-bottom="0.05pt solid #000000"/>
    </style:style>
    <style:style style:name="Tabla18.B75" style:family="table-cell">
      <style:table-cell-properties style:vertical-align="middle" fo:padding="0cm" fo:border-left="0.05pt solid #000000" fo:border-right="none" fo:border-top="none" fo:border-bottom="0.05pt solid #000000"/>
    </style:style>
    <style:style style:name="Tabla18.C75" style:family="table-cell">
      <style:table-cell-properties style:vertical-align="middle" fo:padding="0cm" fo:border-left="0.05pt solid #000000" fo:border-right="none" fo:border-top="none" fo:border-bottom="0.05pt solid #000000"/>
    </style:style>
    <style:style style:name="Tabla18.J75" style:family="table-cell" style:data-style-name="N0">
      <style:table-cell-properties style:vertical-align="middle" fo:padding="0cm" fo:border-left="0.05pt solid #000000" fo:border-right="none" fo:border-top="none" fo:border-bottom="0.05pt solid #000000"/>
    </style:style>
    <style:style style:name="Tabla18.K75" style:family="table-cell">
      <style:table-cell-properties style:vertical-align="middle" fo:padding="0cm" fo:border-left="0.05pt solid #000000" fo:border-right="none" fo:border-top="none" fo:border-bottom="0.05pt solid #000000"/>
    </style:style>
    <style:style style:name="Tabla18.L75" style:family="table-cell">
      <style:table-cell-properties style:vertical-align="middle" fo:padding="0cm" fo:border-left="0.05pt solid #000000" fo:border-right="0.05pt solid #000000" fo:border-top="none" fo:border-bottom="0.05pt solid #000000"/>
    </style:style>
    <style:style style:name="Tabla18.A76" style:family="table-cell">
      <style:table-cell-properties style:vertical-align="middle" fo:padding="0cm" fo:border-left="0.05pt solid #000000" fo:border-right="none" fo:border-top="none" fo:border-bottom="0.05pt solid #000000"/>
    </style:style>
    <style:style style:name="Tabla18.B76" style:family="table-cell">
      <style:table-cell-properties style:vertical-align="middle" fo:padding="0cm" fo:border-left="0.05pt solid #000000" fo:border-right="none" fo:border-top="none" fo:border-bottom="0.05pt solid #000000"/>
    </style:style>
    <style:style style:name="Tabla18.C76" style:family="table-cell">
      <style:table-cell-properties style:vertical-align="middle" fo:padding="0cm" fo:border-left="0.05pt solid #000000" fo:border-right="none" fo:border-top="none" fo:border-bottom="0.05pt solid #000000"/>
    </style:style>
    <style:style style:name="Tabla18.J76" style:family="table-cell" style:data-style-name="N0">
      <style:table-cell-properties style:vertical-align="middle" fo:padding="0cm" fo:border-left="0.05pt solid #000000" fo:border-right="none" fo:border-top="none" fo:border-bottom="0.05pt solid #000000"/>
    </style:style>
    <style:style style:name="Tabla18.K76" style:family="table-cell">
      <style:table-cell-properties style:vertical-align="middle" fo:padding="0cm" fo:border-left="0.05pt solid #000000" fo:border-right="none" fo:border-top="none" fo:border-bottom="0.05pt solid #000000"/>
    </style:style>
    <style:style style:name="Tabla18.L76" style:family="table-cell">
      <style:table-cell-properties style:vertical-align="middle" fo:padding="0cm" fo:border-left="0.05pt solid #000000" fo:border-right="0.05pt solid #000000" fo:border-top="none" fo:border-bottom="0.05pt solid #000000"/>
    </style:style>
    <style:style style:name="Tabla18.A77" style:family="table-cell">
      <style:table-cell-properties style:vertical-align="middle" fo:padding="0cm" fo:border-left="0.05pt solid #000000" fo:border-right="none" fo:border-top="none" fo:border-bottom="0.05pt solid #000000"/>
    </style:style>
    <style:style style:name="Tabla18.B77" style:family="table-cell">
      <style:table-cell-properties style:vertical-align="middle" fo:padding="0cm" fo:border-left="0.05pt solid #000000" fo:border-right="none" fo:border-top="none" fo:border-bottom="0.05pt solid #000000"/>
    </style:style>
    <style:style style:name="Tabla18.C77" style:family="table-cell">
      <style:table-cell-properties style:vertical-align="middle" fo:padding="0cm" fo:border-left="0.05pt solid #000000" fo:border-right="none" fo:border-top="none" fo:border-bottom="0.05pt solid #000000"/>
    </style:style>
    <style:style style:name="Tabla18.J77" style:family="table-cell">
      <style:table-cell-properties style:vertical-align="middle" fo:padding="0cm" fo:border-left="0.05pt solid #000000" fo:border-right="none" fo:border-top="none" fo:border-bottom="0.05pt solid #000000"/>
    </style:style>
    <style:style style:name="Tabla18.K77" style:family="table-cell">
      <style:table-cell-properties style:vertical-align="middle" fo:padding="0cm" fo:border-left="0.05pt solid #000000" fo:border-right="none" fo:border-top="none" fo:border-bottom="0.05pt solid #000000"/>
    </style:style>
    <style:style style:name="Tabla18.L77" style:family="table-cell">
      <style:table-cell-properties style:vertical-align="middle" fo:padding="0cm" fo:border-left="0.05pt solid #000000" fo:border-right="0.05pt solid #000000" fo:border-top="none" fo:border-bottom="0.05pt solid #000000"/>
    </style:style>
    <style:style style:name="Tabla18.A78" style:family="table-cell">
      <style:table-cell-properties style:vertical-align="middle" fo:padding="0cm" fo:border-left="0.05pt solid #000000" fo:border-right="none" fo:border-top="none" fo:border-bottom="0.05pt solid #000000"/>
    </style:style>
    <style:style style:name="Tabla18.B78" style:family="table-cell">
      <style:table-cell-properties style:vertical-align="middle" fo:padding="0cm" fo:border-left="0.05pt solid #000000" fo:border-right="none" fo:border-top="none" fo:border-bottom="0.05pt solid #000000"/>
    </style:style>
    <style:style style:name="Tabla18.C78" style:family="table-cell">
      <style:table-cell-properties style:vertical-align="middle" fo:padding="0cm" fo:border-left="0.05pt solid #000000" fo:border-right="none" fo:border-top="none" fo:border-bottom="0.05pt solid #000000"/>
    </style:style>
    <style:style style:name="Tabla18.J78" style:family="table-cell">
      <style:table-cell-properties style:vertical-align="middle" fo:padding="0cm" fo:border-left="0.05pt solid #000000" fo:border-right="none" fo:border-top="none" fo:border-bottom="0.05pt solid #000000"/>
    </style:style>
    <style:style style:name="Tabla18.K78" style:family="table-cell" style:data-style-name="N0">
      <style:table-cell-properties style:vertical-align="middle" fo:padding="0cm" fo:border-left="0.05pt solid #000000" fo:border-right="none" fo:border-top="none" fo:border-bottom="0.05pt solid #000000"/>
    </style:style>
    <style:style style:name="Tabla18.L78" style:family="table-cell">
      <style:table-cell-properties style:vertical-align="middle" fo:padding="0cm" fo:border-left="0.05pt solid #000000" fo:border-right="0.05pt solid #000000" fo:border-top="none" fo:border-bottom="0.05pt solid #000000"/>
    </style:style>
    <style:style style:name="Tabla18.A79" style:family="table-cell">
      <style:table-cell-properties style:vertical-align="middle" fo:padding="0cm" fo:border-left="0.05pt solid #000000" fo:border-right="none" fo:border-top="none" fo:border-bottom="0.05pt solid #000000"/>
    </style:style>
    <style:style style:name="Tabla18.B79" style:family="table-cell">
      <style:table-cell-properties style:vertical-align="middle" fo:padding="0cm" fo:border-left="0.05pt solid #000000" fo:border-right="none" fo:border-top="none" fo:border-bottom="0.05pt solid #000000"/>
    </style:style>
    <style:style style:name="Tabla18.C79" style:family="table-cell">
      <style:table-cell-properties style:vertical-align="middle" fo:padding="0cm" fo:border-left="0.05pt solid #000000" fo:border-right="none" fo:border-top="none" fo:border-bottom="0.05pt solid #000000"/>
    </style:style>
    <style:style style:name="Tabla18.J79" style:family="table-cell">
      <style:table-cell-properties style:vertical-align="middle" fo:padding="0cm" fo:border-left="0.05pt solid #000000" fo:border-right="none" fo:border-top="none" fo:border-bottom="0.05pt solid #000000"/>
    </style:style>
    <style:style style:name="Tabla18.K79" style:family="table-cell" style:data-style-name="N0">
      <style:table-cell-properties style:vertical-align="middle" fo:padding="0cm" fo:border-left="0.05pt solid #000000" fo:border-right="none" fo:border-top="none" fo:border-bottom="0.05pt solid #000000"/>
    </style:style>
    <style:style style:name="Tabla18.L79" style:family="table-cell">
      <style:table-cell-properties style:vertical-align="middle" fo:padding="0cm" fo:border-left="0.05pt solid #000000" fo:border-right="0.05pt solid #000000" fo:border-top="none" fo:border-bottom="0.05pt solid #000000"/>
    </style:style>
    <style:style style:name="Tabla18.A80" style:family="table-cell">
      <style:table-cell-properties style:vertical-align="middle" fo:padding="0cm" fo:border-left="0.05pt solid #000000" fo:border-right="none" fo:border-top="none" fo:border-bottom="0.05pt solid #000000"/>
    </style:style>
    <style:style style:name="Tabla18.B80" style:family="table-cell">
      <style:table-cell-properties style:vertical-align="middle" fo:padding="0cm" fo:border-left="0.05pt solid #000000" fo:border-right="none" fo:border-top="none" fo:border-bottom="0.05pt solid #000000"/>
    </style:style>
    <style:style style:name="Tabla18.C80" style:family="table-cell">
      <style:table-cell-properties style:vertical-align="middle" fo:padding="0cm" fo:border-left="0.05pt solid #000000" fo:border-right="none" fo:border-top="none" fo:border-bottom="0.05pt solid #000000"/>
    </style:style>
    <style:style style:name="Tabla18.J80" style:family="table-cell">
      <style:table-cell-properties style:vertical-align="middle" fo:padding="0cm" fo:border-left="0.05pt solid #000000" fo:border-right="none" fo:border-top="none" fo:border-bottom="0.05pt solid #000000"/>
    </style:style>
    <style:style style:name="Tabla18.K80" style:family="table-cell" style:data-style-name="N0">
      <style:table-cell-properties style:vertical-align="middle" fo:padding="0cm" fo:border-left="0.05pt solid #000000" fo:border-right="none" fo:border-top="none" fo:border-bottom="0.05pt solid #000000"/>
    </style:style>
    <style:style style:name="Tabla18.L80" style:family="table-cell">
      <style:table-cell-properties style:vertical-align="middle" fo:padding="0cm" fo:border-left="0.05pt solid #000000" fo:border-right="0.05pt solid #000000" fo:border-top="none" fo:border-bottom="0.05pt solid #000000"/>
    </style:style>
    <style:style style:name="Tabla18.A81" style:family="table-cell">
      <style:table-cell-properties style:vertical-align="middle" fo:padding="0cm" fo:border-left="0.05pt solid #000000" fo:border-right="none" fo:border-top="none" fo:border-bottom="0.05pt solid #000000"/>
    </style:style>
    <style:style style:name="Tabla18.B81" style:family="table-cell">
      <style:table-cell-properties style:vertical-align="middle" fo:padding="0cm" fo:border-left="0.05pt solid #000000" fo:border-right="none" fo:border-top="none" fo:border-bottom="0.05pt solid #000000"/>
    </style:style>
    <style:style style:name="Tabla18.C81" style:family="table-cell">
      <style:table-cell-properties style:vertical-align="middle" fo:padding="0cm" fo:border-left="0.05pt solid #000000" fo:border-right="none" fo:border-top="none" fo:border-bottom="0.05pt solid #000000"/>
    </style:style>
    <style:style style:name="Tabla18.J81" style:family="table-cell">
      <style:table-cell-properties style:vertical-align="middle" fo:padding="0cm" fo:border-left="0.05pt solid #000000" fo:border-right="none" fo:border-top="none" fo:border-bottom="0.05pt solid #000000"/>
    </style:style>
    <style:style style:name="Tabla18.K81" style:family="table-cell" style:data-style-name="N0">
      <style:table-cell-properties style:vertical-align="middle" fo:padding="0cm" fo:border-left="0.05pt solid #000000" fo:border-right="none" fo:border-top="none" fo:border-bottom="0.05pt solid #000000"/>
    </style:style>
    <style:style style:name="Tabla18.L81" style:family="table-cell">
      <style:table-cell-properties style:vertical-align="middle" fo:padding="0cm" fo:border-left="0.05pt solid #000000" fo:border-right="0.05pt solid #000000" fo:border-top="none" fo:border-bottom="0.05pt solid #000000"/>
    </style:style>
    <style:style style:name="Tabla18.A82" style:family="table-cell">
      <style:table-cell-properties style:vertical-align="middle" fo:padding="0cm" fo:border-left="0.05pt solid #000000" fo:border-right="none" fo:border-top="none" fo:border-bottom="0.05pt solid #000000"/>
    </style:style>
    <style:style style:name="Tabla18.B82" style:family="table-cell">
      <style:table-cell-properties style:vertical-align="middle" fo:padding="0cm" fo:border-left="0.05pt solid #000000" fo:border-right="none" fo:border-top="none" fo:border-bottom="0.05pt solid #000000"/>
    </style:style>
    <style:style style:name="Tabla18.C82" style:family="table-cell">
      <style:table-cell-properties style:vertical-align="middle" fo:padding="0cm" fo:border-left="0.05pt solid #000000" fo:border-right="none" fo:border-top="none" fo:border-bottom="0.05pt solid #000000"/>
    </style:style>
    <style:style style:name="Tabla18.J82" style:family="table-cell" style:data-style-name="N0">
      <style:table-cell-properties style:vertical-align="middle" fo:padding="0cm" fo:border-left="0.05pt solid #000000" fo:border-right="none" fo:border-top="none" fo:border-bottom="0.05pt solid #000000"/>
    </style:style>
    <style:style style:name="Tabla18.K82" style:family="table-cell" style:data-style-name="N0">
      <style:table-cell-properties style:vertical-align="middle" fo:padding="0cm" fo:border-left="0.05pt solid #000000" fo:border-right="none" fo:border-top="none" fo:border-bottom="0.05pt solid #000000"/>
    </style:style>
    <style:style style:name="Tabla18.L82" style:family="table-cell">
      <style:table-cell-properties style:vertical-align="middle" fo:padding="0cm" fo:border-left="0.05pt solid #000000" fo:border-right="0.05pt solid #000000" fo:border-top="none" fo:border-bottom="0.05pt solid #000000"/>
    </style:style>
    <style:style style:name="Tabla18.A83" style:family="table-cell">
      <style:table-cell-properties style:vertical-align="middle" fo:padding="0cm" fo:border-left="0.05pt solid #000000" fo:border-right="none" fo:border-top="none" fo:border-bottom="0.05pt solid #000000"/>
    </style:style>
    <style:style style:name="Tabla18.B83" style:family="table-cell">
      <style:table-cell-properties style:vertical-align="middle" fo:padding="0cm" fo:border-left="0.05pt solid #000000" fo:border-right="none" fo:border-top="none" fo:border-bottom="0.05pt solid #000000"/>
    </style:style>
    <style:style style:name="Tabla18.C83" style:family="table-cell">
      <style:table-cell-properties style:vertical-align="middle" fo:padding="0cm" fo:border-left="0.05pt solid #000000" fo:border-right="none" fo:border-top="none" fo:border-bottom="0.05pt solid #000000"/>
    </style:style>
    <style:style style:name="Tabla18.J83" style:family="table-cell" style:data-style-name="N0">
      <style:table-cell-properties style:vertical-align="middle" fo:padding="0cm" fo:border-left="0.05pt solid #000000" fo:border-right="none" fo:border-top="none" fo:border-bottom="0.05pt solid #000000"/>
    </style:style>
    <style:style style:name="Tabla18.K83" style:family="table-cell" style:data-style-name="N0">
      <style:table-cell-properties style:vertical-align="middle" fo:padding="0cm" fo:border-left="0.05pt solid #000000" fo:border-right="none" fo:border-top="none" fo:border-bottom="0.05pt solid #000000"/>
    </style:style>
    <style:style style:name="Tabla18.L83" style:family="table-cell">
      <style:table-cell-properties style:vertical-align="middle" fo:padding="0cm" fo:border-left="0.05pt solid #000000" fo:border-right="0.05pt solid #000000" fo:border-top="none" fo:border-bottom="0.05pt solid #000000"/>
    </style:style>
    <style:style style:name="Tabla18.A84" style:family="table-cell">
      <style:table-cell-properties style:vertical-align="middle" fo:padding="0cm" fo:border-left="0.05pt solid #000000" fo:border-right="none" fo:border-top="none" fo:border-bottom="0.05pt solid #000000"/>
    </style:style>
    <style:style style:name="Tabla18.B84" style:family="table-cell">
      <style:table-cell-properties style:vertical-align="middle" fo:padding="0cm" fo:border-left="0.05pt solid #000000" fo:border-right="none" fo:border-top="none" fo:border-bottom="0.05pt solid #000000"/>
    </style:style>
    <style:style style:name="Tabla18.C84" style:family="table-cell">
      <style:table-cell-properties style:vertical-align="middle" fo:padding="0cm" fo:border-left="0.05pt solid #000000" fo:border-right="none" fo:border-top="none" fo:border-bottom="0.05pt solid #000000"/>
    </style:style>
    <style:style style:name="Tabla18.J84" style:family="table-cell">
      <style:table-cell-properties style:vertical-align="middle" fo:padding="0cm" fo:border-left="0.05pt solid #000000" fo:border-right="none" fo:border-top="none" fo:border-bottom="0.05pt solid #000000"/>
    </style:style>
    <style:style style:name="Tabla18.K84" style:family="table-cell">
      <style:table-cell-properties style:vertical-align="middle" fo:background-color="transparent" fo:padding="0cm" fo:border-left="0.05pt solid #000000" fo:border-right="none" fo:border-top="none" fo:border-bottom="0.05pt solid #000000">
        <style:background-image/>
      </style:table-cell-properties>
    </style:style>
    <style:style style:name="Tabla18.L84" style:family="table-cell">
      <style:table-cell-properties style:vertical-align="middle" fo:padding="0cm" fo:border-left="0.05pt solid #000000" fo:border-right="0.05pt solid #000000" fo:border-top="none" fo:border-bottom="0.05pt solid #000000"/>
    </style:style>
    <style:style style:name="Tabla18.A85" style:family="table-cell">
      <style:table-cell-properties style:vertical-align="middle" fo:padding="0cm" fo:border-left="0.05pt solid #000000" fo:border-right="none" fo:border-top="none" fo:border-bottom="0.05pt solid #000000"/>
    </style:style>
    <style:style style:name="Tabla18.B85" style:family="table-cell">
      <style:table-cell-properties style:vertical-align="middle" fo:padding="0cm" fo:border-left="0.05pt solid #000000" fo:border-right="none" fo:border-top="none" fo:border-bottom="0.05pt solid #000000"/>
    </style:style>
    <style:style style:name="Tabla18.C85" style:family="table-cell">
      <style:table-cell-properties style:vertical-align="middle" fo:padding="0cm" fo:border-left="0.05pt solid #000000" fo:border-right="none" fo:border-top="none" fo:border-bottom="0.05pt solid #000000"/>
    </style:style>
    <style:style style:name="Tabla18.J85" style:family="table-cell" style:data-style-name="N0">
      <style:table-cell-properties style:vertical-align="middle" fo:padding="0cm" fo:border-left="0.05pt solid #000000" fo:border-right="none" fo:border-top="none" fo:border-bottom="0.05pt solid #000000"/>
    </style:style>
    <style:style style:name="Tabla18.K85" style:family="table-cell" style:data-style-name="N0">
      <style:table-cell-properties style:vertical-align="middle" fo:padding="0cm" fo:border-left="0.05pt solid #000000" fo:border-right="none" fo:border-top="none" fo:border-bottom="0.05pt solid #000000"/>
    </style:style>
    <style:style style:name="Tabla18.L85" style:family="table-cell">
      <style:table-cell-properties style:vertical-align="middle" fo:padding="0cm" fo:border-left="0.05pt solid #000000" fo:border-right="0.05pt solid #000000" fo:border-top="none" fo:border-bottom="0.05pt solid #000000"/>
    </style:style>
    <style:style style:name="Tabla18.A86" style:family="table-cell">
      <style:table-cell-properties style:vertical-align="middle" fo:padding="0cm" fo:border-left="0.05pt solid #000000" fo:border-right="none" fo:border-top="none" fo:border-bottom="0.05pt solid #000000"/>
    </style:style>
    <style:style style:name="Tabla18.B86" style:family="table-cell">
      <style:table-cell-properties style:vertical-align="middle" fo:padding="0cm" fo:border-left="0.05pt solid #000000" fo:border-right="none" fo:border-top="none" fo:border-bottom="0.05pt solid #000000"/>
    </style:style>
    <style:style style:name="Tabla18.C86" style:family="table-cell">
      <style:table-cell-properties style:vertical-align="middle" fo:padding="0cm" fo:border-left="0.05pt solid #000000" fo:border-right="none" fo:border-top="none" fo:border-bottom="0.05pt solid #000000"/>
    </style:style>
    <style:style style:name="Tabla18.J86" style:family="table-cell" style:data-style-name="N0">
      <style:table-cell-properties style:vertical-align="middle" fo:padding="0cm" fo:border-left="0.05pt solid #000000" fo:border-right="none" fo:border-top="none" fo:border-bottom="0.05pt solid #000000"/>
    </style:style>
    <style:style style:name="Tabla18.K86" style:family="table-cell">
      <style:table-cell-properties style:vertical-align="middle" fo:padding="0cm" fo:border-left="0.05pt solid #000000" fo:border-right="none" fo:border-top="none" fo:border-bottom="0.05pt solid #000000"/>
    </style:style>
    <style:style style:name="Tabla18.L86" style:family="table-cell">
      <style:table-cell-properties style:vertical-align="middle" fo:padding="0cm" fo:border-left="0.05pt solid #000000" fo:border-right="0.05pt solid #000000" fo:border-top="none" fo:border-bottom="0.05pt solid #000000"/>
    </style:style>
    <style:style style:name="Tabla18.A87" style:family="table-cell">
      <style:table-cell-properties style:vertical-align="middle" fo:padding="0cm" fo:border-left="0.05pt solid #000000" fo:border-right="none" fo:border-top="none" fo:border-bottom="0.05pt solid #000000"/>
    </style:style>
    <style:style style:name="Tabla18.B87" style:family="table-cell">
      <style:table-cell-properties style:vertical-align="middle" fo:padding="0cm" fo:border-left="0.05pt solid #000000" fo:border-right="none" fo:border-top="none" fo:border-bottom="0.05pt solid #000000"/>
    </style:style>
    <style:style style:name="Tabla18.C87" style:family="table-cell">
      <style:table-cell-properties style:vertical-align="middle" fo:padding="0cm" fo:border-left="0.05pt solid #000000" fo:border-right="none" fo:border-top="none" fo:border-bottom="0.05pt solid #000000"/>
    </style:style>
    <style:style style:name="Tabla18.J87" style:family="table-cell" style:data-style-name="N0">
      <style:table-cell-properties style:vertical-align="middle" fo:padding="0cm" fo:border-left="0.05pt solid #000000" fo:border-right="none" fo:border-top="none" fo:border-bottom="0.05pt solid #000000"/>
    </style:style>
    <style:style style:name="Tabla18.K87" style:family="table-cell">
      <style:table-cell-properties style:vertical-align="middle" fo:padding="0cm" fo:border-left="0.05pt solid #000000" fo:border-right="none" fo:border-top="none" fo:border-bottom="0.05pt solid #000000"/>
    </style:style>
    <style:style style:name="Tabla18.L87" style:family="table-cell">
      <style:table-cell-properties style:vertical-align="middle" fo:padding="0cm" fo:border-left="0.05pt solid #000000" fo:border-right="0.05pt solid #000000" fo:border-top="none" fo:border-bottom="0.05pt solid #000000"/>
    </style:style>
    <style:style style:name="Tabla18.A88" style:family="table-cell">
      <style:table-cell-properties style:vertical-align="middle" fo:padding="0cm" fo:border-left="0.05pt solid #000000" fo:border-right="none" fo:border-top="none" fo:border-bottom="0.05pt solid #000000"/>
    </style:style>
    <style:style style:name="Tabla18.B88" style:family="table-cell">
      <style:table-cell-properties style:vertical-align="middle" fo:padding="0cm" fo:border-left="0.05pt solid #000000" fo:border-right="none" fo:border-top="none" fo:border-bottom="0.05pt solid #000000"/>
    </style:style>
    <style:style style:name="Tabla18.C88" style:family="table-cell">
      <style:table-cell-properties style:vertical-align="middle" fo:padding="0cm" fo:border-left="0.05pt solid #000000" fo:border-right="none" fo:border-top="none" fo:border-bottom="0.05pt solid #000000"/>
    </style:style>
    <style:style style:name="Tabla18.J88" style:family="table-cell">
      <style:table-cell-properties style:vertical-align="middle" fo:padding="0cm" fo:border-left="0.05pt solid #000000" fo:border-right="none" fo:border-top="none" fo:border-bottom="0.05pt solid #000000"/>
    </style:style>
    <style:style style:name="Tabla18.K88" style:family="table-cell" style:data-style-name="N0">
      <style:table-cell-properties style:vertical-align="middle" fo:padding="0cm" fo:border-left="0.05pt solid #000000" fo:border-right="none" fo:border-top="none" fo:border-bottom="0.05pt solid #000000"/>
    </style:style>
    <style:style style:name="Tabla18.L88" style:family="table-cell">
      <style:table-cell-properties style:vertical-align="middle" fo:padding="0cm" fo:border-left="0.05pt solid #000000" fo:border-right="0.05pt solid #000000" fo:border-top="none" fo:border-bottom="0.05pt solid #000000"/>
    </style:style>
    <style:style style:name="Tabla18.A89" style:family="table-cell">
      <style:table-cell-properties style:vertical-align="middle" fo:padding="0cm" fo:border-left="0.05pt solid #000000" fo:border-right="none" fo:border-top="none" fo:border-bottom="0.05pt solid #000000"/>
    </style:style>
    <style:style style:name="Tabla18.B89" style:family="table-cell">
      <style:table-cell-properties style:vertical-align="middle" fo:padding="0cm" fo:border-left="0.05pt solid #000000" fo:border-right="none" fo:border-top="none" fo:border-bottom="0.05pt solid #000000"/>
    </style:style>
    <style:style style:name="Tabla18.C89" style:family="table-cell">
      <style:table-cell-properties style:vertical-align="middle" fo:padding="0cm" fo:border-left="0.05pt solid #000000" fo:border-right="none" fo:border-top="none" fo:border-bottom="0.05pt solid #000000"/>
    </style:style>
    <style:style style:name="Tabla18.J89" style:family="table-cell">
      <style:table-cell-properties style:vertical-align="middle" fo:padding="0cm" fo:border-left="0.05pt solid #000000" fo:border-right="none" fo:border-top="none" fo:border-bottom="0.05pt solid #000000"/>
    </style:style>
    <style:style style:name="Tabla18.K89" style:family="table-cell" style:data-style-name="N0">
      <style:table-cell-properties style:vertical-align="middle" fo:padding="0cm" fo:border-left="0.05pt solid #000000" fo:border-right="none" fo:border-top="none" fo:border-bottom="0.05pt solid #000000"/>
    </style:style>
    <style:style style:name="Tabla18.L89" style:family="table-cell">
      <style:table-cell-properties style:vertical-align="middle" fo:padding="0cm" fo:border-left="0.05pt solid #000000" fo:border-right="0.05pt solid #000000" fo:border-top="none" fo:border-bottom="0.05pt solid #000000"/>
    </style:style>
    <style:style style:name="Tabla18.A90" style:family="table-cell">
      <style:table-cell-properties style:vertical-align="middle" fo:padding="0cm" fo:border-left="0.05pt solid #000000" fo:border-right="none" fo:border-top="none" fo:border-bottom="0.05pt solid #000000"/>
    </style:style>
    <style:style style:name="Tabla18.B90" style:family="table-cell">
      <style:table-cell-properties style:vertical-align="middle" fo:padding="0cm" fo:border-left="0.05pt solid #000000" fo:border-right="none" fo:border-top="none" fo:border-bottom="0.05pt solid #000000"/>
    </style:style>
    <style:style style:name="Tabla18.C90" style:family="table-cell">
      <style:table-cell-properties style:vertical-align="middle" fo:padding="0cm" fo:border-left="0.05pt solid #000000" fo:border-right="none" fo:border-top="none" fo:border-bottom="0.05pt solid #000000"/>
    </style:style>
    <style:style style:name="Tabla18.J90" style:family="table-cell">
      <style:table-cell-properties style:vertical-align="middle" fo:padding="0cm" fo:border-left="0.05pt solid #000000" fo:border-right="none" fo:border-top="none" fo:border-bottom="0.05pt solid #000000"/>
    </style:style>
    <style:style style:name="Tabla18.K90" style:family="table-cell" style:data-style-name="N0">
      <style:table-cell-properties style:vertical-align="middle" fo:padding="0cm" fo:border-left="0.05pt solid #000000" fo:border-right="none" fo:border-top="none" fo:border-bottom="0.05pt solid #000000"/>
    </style:style>
    <style:style style:name="Tabla18.L90" style:family="table-cell">
      <style:table-cell-properties style:vertical-align="middle" fo:padding="0cm" fo:border-left="0.05pt solid #000000" fo:border-right="0.05pt solid #000000" fo:border-top="none" fo:border-bottom="0.05pt solid #000000"/>
    </style:style>
    <style:style style:name="Tabla18.A91" style:family="table-cell">
      <style:table-cell-properties style:vertical-align="middle" fo:padding="0cm" fo:border-left="0.05pt solid #000000" fo:border-right="none" fo:border-top="none" fo:border-bottom="0.05pt solid #000000"/>
    </style:style>
    <style:style style:name="Tabla18.B91" style:family="table-cell">
      <style:table-cell-properties style:vertical-align="middle" fo:padding="0cm" fo:border-left="0.05pt solid #000000" fo:border-right="none" fo:border-top="none" fo:border-bottom="0.05pt solid #000000"/>
    </style:style>
    <style:style style:name="Tabla18.C91" style:family="table-cell">
      <style:table-cell-properties style:vertical-align="middle" fo:padding="0cm" fo:border-left="0.05pt solid #000000" fo:border-right="none" fo:border-top="none" fo:border-bottom="0.05pt solid #000000"/>
    </style:style>
    <style:style style:name="Tabla18.J91" style:family="table-cell">
      <style:table-cell-properties style:vertical-align="middle" fo:padding="0cm" fo:border-left="0.05pt solid #000000" fo:border-right="none" fo:border-top="none" fo:border-bottom="0.05pt solid #000000"/>
    </style:style>
    <style:style style:name="Tabla18.K91" style:family="table-cell" style:data-style-name="N0">
      <style:table-cell-properties style:vertical-align="middle" fo:padding="0cm" fo:border-left="0.05pt solid #000000" fo:border-right="none" fo:border-top="none" fo:border-bottom="0.05pt solid #000000"/>
    </style:style>
    <style:style style:name="Tabla18.L91" style:family="table-cell">
      <style:table-cell-properties style:vertical-align="middle" fo:padding="0cm" fo:border-left="0.05pt solid #000000" fo:border-right="0.05pt solid #000000" fo:border-top="none" fo:border-bottom="0.05pt solid #000000"/>
    </style:style>
    <style:style style:name="Tabla18.A92" style:family="table-cell">
      <style:table-cell-properties style:vertical-align="middle" fo:padding="0cm" fo:border-left="0.05pt solid #000000" fo:border-right="none" fo:border-top="none" fo:border-bottom="0.05pt solid #000000"/>
    </style:style>
    <style:style style:name="Tabla18.B92" style:family="table-cell">
      <style:table-cell-properties style:vertical-align="middle" fo:padding="0cm" fo:border-left="0.05pt solid #000000" fo:border-right="none" fo:border-top="none" fo:border-bottom="0.05pt solid #000000"/>
    </style:style>
    <style:style style:name="Tabla18.C92" style:family="table-cell">
      <style:table-cell-properties style:vertical-align="middle" fo:padding="0cm" fo:border-left="0.05pt solid #000000" fo:border-right="none" fo:border-top="none" fo:border-bottom="0.05pt solid #000000"/>
    </style:style>
    <style:style style:name="Tabla18.J92" style:family="table-cell">
      <style:table-cell-properties style:vertical-align="middle" fo:padding="0cm" fo:border-left="0.05pt solid #000000" fo:border-right="none" fo:border-top="none" fo:border-bottom="0.05pt solid #000000"/>
    </style:style>
    <style:style style:name="Tabla18.K92" style:family="table-cell" style:data-style-name="N0">
      <style:table-cell-properties style:vertical-align="middle" fo:padding="0cm" fo:border-left="0.05pt solid #000000" fo:border-right="none" fo:border-top="none" fo:border-bottom="0.05pt solid #000000"/>
    </style:style>
    <style:style style:name="Tabla18.L92" style:family="table-cell">
      <style:table-cell-properties style:vertical-align="middle" fo:padding="0cm" fo:border-left="0.05pt solid #000000" fo:border-right="0.05pt solid #000000" fo:border-top="none" fo:border-bottom="0.05pt solid #000000"/>
    </style:style>
    <style:style style:name="Tabla18.A93" style:family="table-cell">
      <style:table-cell-properties style:vertical-align="middle" fo:padding="0cm" fo:border-left="0.05pt solid #000000" fo:border-right="none" fo:border-top="none" fo:border-bottom="0.05pt solid #000000"/>
    </style:style>
    <style:style style:name="Tabla18.B93" style:family="table-cell">
      <style:table-cell-properties style:vertical-align="middle" fo:padding="0cm" fo:border-left="0.05pt solid #000000" fo:border-right="none" fo:border-top="none" fo:border-bottom="0.05pt solid #000000"/>
    </style:style>
    <style:style style:name="Tabla18.C93" style:family="table-cell">
      <style:table-cell-properties style:vertical-align="middle" fo:padding="0cm" fo:border-left="0.05pt solid #000000" fo:border-right="none" fo:border-top="none" fo:border-bottom="0.05pt solid #000000"/>
    </style:style>
    <style:style style:name="Tabla18.J93" style:family="table-cell">
      <style:table-cell-properties style:vertical-align="middle" fo:padding="0cm" fo:border-left="0.05pt solid #000000" fo:border-right="none" fo:border-top="none" fo:border-bottom="0.05pt solid #000000"/>
    </style:style>
    <style:style style:name="Tabla18.K93" style:family="table-cell" style:data-style-name="N0">
      <style:table-cell-properties style:vertical-align="middle" fo:padding="0cm" fo:border-left="0.05pt solid #000000" fo:border-right="none" fo:border-top="none" fo:border-bottom="0.05pt solid #000000"/>
    </style:style>
    <style:style style:name="Tabla18.L93" style:family="table-cell">
      <style:table-cell-properties style:vertical-align="middle" fo:padding="0cm" fo:border-left="0.05pt solid #000000" fo:border-right="0.05pt solid #000000" fo:border-top="none" fo:border-bottom="0.05pt solid #000000"/>
    </style:style>
    <style:style style:name="Tabla18.A94" style:family="table-cell">
      <style:table-cell-properties style:vertical-align="middle" fo:padding="0cm" fo:border-left="0.05pt solid #000000" fo:border-right="none" fo:border-top="none" fo:border-bottom="0.05pt solid #000000"/>
    </style:style>
    <style:style style:name="Tabla18.B94" style:family="table-cell">
      <style:table-cell-properties style:vertical-align="middle" fo:padding="0cm" fo:border-left="0.05pt solid #000000" fo:border-right="none" fo:border-top="none" fo:border-bottom="0.05pt solid #000000"/>
    </style:style>
    <style:style style:name="Tabla18.C94" style:family="table-cell">
      <style:table-cell-properties style:vertical-align="middle" fo:padding="0cm" fo:border-left="0.05pt solid #000000" fo:border-right="none" fo:border-top="none" fo:border-bottom="0.05pt solid #000000"/>
    </style:style>
    <style:style style:name="Tabla18.J94" style:family="table-cell">
      <style:table-cell-properties style:vertical-align="middle" fo:padding="0cm" fo:border-left="0.05pt solid #000000" fo:border-right="none" fo:border-top="none" fo:border-bottom="0.05pt solid #000000"/>
    </style:style>
    <style:style style:name="Tabla18.K94" style:family="table-cell">
      <style:table-cell-properties style:vertical-align="middle" fo:padding="0cm" fo:border-left="0.05pt solid #000000" fo:border-right="none" fo:border-top="none" fo:border-bottom="0.05pt solid #000000"/>
    </style:style>
    <style:style style:name="Tabla18.L94" style:family="table-cell">
      <style:table-cell-properties style:vertical-align="middle" fo:padding="0cm" fo:border-left="0.05pt solid #000000" fo:border-right="0.05pt solid #000000" fo:border-top="none" fo:border-bottom="0.05pt solid #000000"/>
    </style:style>
    <style:style style:name="Tabla18.A95" style:family="table-cell">
      <style:table-cell-properties style:vertical-align="middle" fo:padding="0cm" fo:border-left="0.05pt solid #000000" fo:border-right="none" fo:border-top="none" fo:border-bottom="0.05pt solid #000000"/>
    </style:style>
    <style:style style:name="Tabla18.B95" style:family="table-cell">
      <style:table-cell-properties style:vertical-align="middle" fo:padding="0cm" fo:border-left="0.05pt solid #000000" fo:border-right="none" fo:border-top="none" fo:border-bottom="0.05pt solid #000000"/>
    </style:style>
    <style:style style:name="Tabla18.C95" style:family="table-cell">
      <style:table-cell-properties style:vertical-align="middle" fo:padding="0cm" fo:border-left="0.05pt solid #000000" fo:border-right="none" fo:border-top="none" fo:border-bottom="0.05pt solid #000000"/>
    </style:style>
    <style:style style:name="Tabla18.J95" style:family="table-cell">
      <style:table-cell-properties style:vertical-align="middle" fo:padding="0cm" fo:border-left="0.05pt solid #000000" fo:border-right="none" fo:border-top="none" fo:border-bottom="0.05pt solid #000000"/>
    </style:style>
    <style:style style:name="Tabla18.K95" style:family="table-cell" style:data-style-name="N0">
      <style:table-cell-properties style:vertical-align="middle" fo:padding="0cm" fo:border-left="0.05pt solid #000000" fo:border-right="none" fo:border-top="none" fo:border-bottom="0.05pt solid #000000"/>
    </style:style>
    <style:style style:name="Tabla18.L95" style:family="table-cell">
      <style:table-cell-properties style:vertical-align="middle" fo:padding="0cm" fo:border-left="0.05pt solid #000000" fo:border-right="0.05pt solid #000000" fo:border-top="none" fo:border-bottom="0.05pt solid #000000"/>
    </style:style>
    <style:style style:name="Tabla18.A96" style:family="table-cell">
      <style:table-cell-properties style:vertical-align="middle" fo:padding="0cm" fo:border-left="0.05pt solid #000000" fo:border-right="none" fo:border-top="none" fo:border-bottom="0.05pt solid #000000"/>
    </style:style>
    <style:style style:name="Tabla18.B96" style:family="table-cell">
      <style:table-cell-properties style:vertical-align="middle" fo:padding="0cm" fo:border-left="0.05pt solid #000000" fo:border-right="none" fo:border-top="none" fo:border-bottom="0.05pt solid #000000"/>
    </style:style>
    <style:style style:name="Tabla18.C96" style:family="table-cell">
      <style:table-cell-properties style:vertical-align="middle" fo:padding="0cm" fo:border-left="0.05pt solid #000000" fo:border-right="none" fo:border-top="none" fo:border-bottom="0.05pt solid #000000"/>
    </style:style>
    <style:style style:name="Tabla18.J96" style:family="table-cell">
      <style:table-cell-properties style:vertical-align="middle" fo:padding="0cm" fo:border-left="0.05pt solid #000000" fo:border-right="none" fo:border-top="none" fo:border-bottom="0.05pt solid #000000"/>
    </style:style>
    <style:style style:name="Tabla18.K96" style:family="table-cell">
      <style:table-cell-properties style:vertical-align="middle" fo:padding="0cm" fo:border-left="0.05pt solid #000000" fo:border-right="none" fo:border-top="none" fo:border-bottom="0.05pt solid #000000"/>
    </style:style>
    <style:style style:name="Tabla18.L96" style:family="table-cell">
      <style:table-cell-properties style:vertical-align="middle" fo:padding="0cm" fo:border-left="0.05pt solid #000000" fo:border-right="0.05pt solid #000000" fo:border-top="none" fo:border-bottom="0.05pt solid #000000"/>
    </style:style>
    <style:style style:name="Tabla18.A97" style:family="table-cell">
      <style:table-cell-properties style:vertical-align="middle" fo:padding="0cm" fo:border-left="0.05pt solid #000000" fo:border-right="none" fo:border-top="none" fo:border-bottom="0.05pt solid #000000"/>
    </style:style>
    <style:style style:name="Tabla18.B97" style:family="table-cell">
      <style:table-cell-properties style:vertical-align="middle" fo:padding="0cm" fo:border-left="0.05pt solid #000000" fo:border-right="none" fo:border-top="none" fo:border-bottom="0.05pt solid #000000"/>
    </style:style>
    <style:style style:name="Tabla18.C97" style:family="table-cell">
      <style:table-cell-properties style:vertical-align="middle" fo:padding="0cm" fo:border-left="0.05pt solid #000000" fo:border-right="none" fo:border-top="none" fo:border-bottom="0.05pt solid #000000"/>
    </style:style>
    <style:style style:name="Tabla18.J97" style:family="table-cell">
      <style:table-cell-properties style:vertical-align="middle" fo:padding="0cm" fo:border-left="0.05pt solid #000000" fo:border-right="none" fo:border-top="none" fo:border-bottom="0.05pt solid #000000"/>
    </style:style>
    <style:style style:name="Tabla18.K97" style:family="table-cell">
      <style:table-cell-properties style:vertical-align="middle" fo:padding="0cm" fo:border-left="0.05pt solid #000000" fo:border-right="none" fo:border-top="none" fo:border-bottom="0.05pt solid #000000"/>
    </style:style>
    <style:style style:name="Tabla18.L97" style:family="table-cell">
      <style:table-cell-properties style:vertical-align="middle" fo:padding="0cm" fo:border-left="0.05pt solid #000000" fo:border-right="0.05pt solid #000000" fo:border-top="none" fo:border-bottom="0.05pt solid #000000"/>
    </style:style>
    <style:style style:name="Tabla18.A98" style:family="table-cell">
      <style:table-cell-properties style:vertical-align="middle" fo:padding="0cm" fo:border-left="0.05pt solid #000000" fo:border-right="none" fo:border-top="none" fo:border-bottom="0.05pt solid #000000"/>
    </style:style>
    <style:style style:name="Tabla18.B98" style:family="table-cell">
      <style:table-cell-properties style:vertical-align="middle" fo:padding="0cm" fo:border-left="0.05pt solid #000000" fo:border-right="none" fo:border-top="none" fo:border-bottom="0.05pt solid #000000"/>
    </style:style>
    <style:style style:name="Tabla18.C98" style:family="table-cell">
      <style:table-cell-properties style:vertical-align="middle" fo:padding="0cm" fo:border-left="0.05pt solid #000000" fo:border-right="none" fo:border-top="none" fo:border-bottom="0.05pt solid #000000"/>
    </style:style>
    <style:style style:name="Tabla18.J98" style:family="table-cell">
      <style:table-cell-properties style:vertical-align="middle" fo:padding="0cm" fo:border-left="0.05pt solid #000000" fo:border-right="none" fo:border-top="none" fo:border-bottom="0.05pt solid #000000"/>
    </style:style>
    <style:style style:name="Tabla18.K98" style:family="table-cell">
      <style:table-cell-properties style:vertical-align="middle" fo:padding="0cm" fo:border-left="0.05pt solid #000000" fo:border-right="none" fo:border-top="none" fo:border-bottom="0.05pt solid #000000"/>
    </style:style>
    <style:style style:name="Tabla18.L98" style:family="table-cell">
      <style:table-cell-properties style:vertical-align="middle" fo:padding="0cm" fo:border-left="0.05pt solid #000000" fo:border-right="0.05pt solid #000000" fo:border-top="none" fo:border-bottom="0.05pt solid #000000"/>
    </style:style>
    <style:style style:name="Tabla7" style:family="table">
      <style:table-properties style:width="25.709cm" fo:margin-left="0cm" fo:break-before="auto" fo:break-after="auto" table:align="left" fo:background-color="transparent" fo:keep-with-next="auto" style:may-break-between-rows="true" style:writing-mode="page">
        <style:background-image/>
      </style:table-properties>
    </style:style>
    <style:style style:name="Tabla7.A" style:family="table-column">
      <style:table-column-properties style:column-width="6.759cm"/>
    </style:style>
    <style:style style:name="Tabla7.B" style:family="table-column">
      <style:table-column-properties style:column-width="6.846cm"/>
    </style:style>
    <style:style style:name="Tabla7.C" style:family="table-column">
      <style:table-column-properties style:column-width="2.491cm"/>
    </style:style>
    <style:style style:name="Tabla7.D" style:family="table-column">
      <style:table-column-properties style:column-width="2.801cm"/>
    </style:style>
    <style:style style:name="Tabla7.E" style:family="table-column">
      <style:table-column-properties style:column-width="6.812cm"/>
    </style:style>
    <style:style style:name="Tabla7.1" style:family="table-row">
      <style:table-row-properties style:min-row-height="0.549cm"/>
    </style:style>
    <style:style style:name="Tabla7.A1" style:family="table-cell">
      <style:table-cell-properties style:vertical-align="middle" fo:background-color="#000000" fo:padding="0.049cm" fo:border-left="0.05pt solid #000000" fo:border-right="none" fo:border-top="0.05pt solid #000000" fo:border-bottom="0.05pt solid #000000">
        <style:background-image/>
      </style:table-cell-properties>
    </style:style>
    <style:style style:name="Tabla7.E1" style:family="table-cell">
      <style:table-cell-properties style:vertical-align="middle" fo:background-color="#000000" fo:padding="0.049cm" fo:border="0.05pt solid #000000">
        <style:background-image/>
      </style:table-cell-properties>
    </style:style>
    <style:style style:name="Tabla7.A2" style:family="table-cell">
      <style:table-cell-properties style:vertical-align="middle" fo:padding="0.049cm" fo:border-left="0.05pt solid #000000" fo:border-right="none" fo:border-top="none" fo:border-bottom="0.05pt solid #000000"/>
    </style:style>
    <style:style style:name="Tabla7.B2" style:family="table-cell">
      <style:table-cell-properties style:vertical-align="middle" fo:padding="0.049cm" fo:border-left="0.05pt solid #000000" fo:border-right="none" fo:border-top="none" fo:border-bottom="0.05pt solid #000000"/>
    </style:style>
    <style:style style:name="Tabla7.C2" style:family="table-cell">
      <style:table-cell-properties style:vertical-align="middle" fo:padding="0.049cm" fo:border-left="0.05pt solid #000000" fo:border-right="none" fo:border-top="none" fo:border-bottom="0.05pt solid #000000"/>
    </style:style>
    <style:style style:name="Tabla7.D2" style:family="table-cell">
      <style:table-cell-properties style:vertical-align="middle" fo:padding="0.049cm" fo:border-left="0.05pt solid #000000" fo:border-right="none" fo:border-top="none" fo:border-bottom="0.05pt solid #000000"/>
    </style:style>
    <style:style style:name="Tabla7.E2" style:family="table-cell">
      <style:table-cell-properties style:vertical-align="middle" fo:padding="0.049cm" fo:border-left="0.05pt solid #000000" fo:border-right="0.05pt solid #000000" fo:border-top="none" fo:border-bottom="0.05pt solid #000000"/>
    </style:style>
    <style:style style:name="Tabla7.3" style:family="table-row">
      <style:table-row-properties style:min-row-height="0.575cm"/>
    </style:style>
    <style:style style:name="Tabla7.A3" style:family="table-cell">
      <style:table-cell-properties style:vertical-align="middle" fo:padding="0.049cm" fo:border-left="0.05pt solid #000000" fo:border-right="none" fo:border-top="none" fo:border-bottom="0.05pt solid #000000"/>
    </style:style>
    <style:style style:name="Tabla7.B3" style:family="table-cell">
      <style:table-cell-properties style:vertical-align="middle" fo:padding="0.049cm" fo:border-left="0.05pt solid #000000" fo:border-right="none" fo:border-top="none" fo:border-bottom="0.05pt solid #000000"/>
    </style:style>
    <style:style style:name="Tabla7.C3" style:family="table-cell">
      <style:table-cell-properties style:vertical-align="middle" fo:padding="0.049cm" fo:border-left="0.05pt solid #000000" fo:border-right="none" fo:border-top="none" fo:border-bottom="0.05pt solid #000000"/>
    </style:style>
    <style:style style:name="Tabla7.D3" style:family="table-cell">
      <style:table-cell-properties style:vertical-align="middle" fo:padding="0.049cm" fo:border-left="0.05pt solid #000000" fo:border-right="none" fo:border-top="none" fo:border-bottom="0.05pt solid #000000"/>
    </style:style>
    <style:style style:name="Tabla7.E3" style:family="table-cell">
      <style:table-cell-properties style:vertical-align="middle" fo:padding="0.049cm" fo:border-left="0.05pt solid #000000" fo:border-right="0.05pt solid #000000" fo:border-top="none" fo:border-bottom="0.05pt solid #000000"/>
    </style:style>
    <style:style style:name="Tabla7.A4" style:family="table-cell">
      <style:table-cell-properties style:vertical-align="middle" fo:padding="0.049cm" fo:border-left="0.05pt solid #000000" fo:border-right="none" fo:border-top="none" fo:border-bottom="0.05pt solid #000000"/>
    </style:style>
    <style:style style:name="Tabla7.B4" style:family="table-cell">
      <style:table-cell-properties style:vertical-align="middle" fo:padding="0.049cm" fo:border-left="0.05pt solid #000000" fo:border-right="none" fo:border-top="none" fo:border-bottom="0.05pt solid #000000"/>
    </style:style>
    <style:style style:name="Tabla7.C4" style:family="table-cell">
      <style:table-cell-properties style:vertical-align="middle" fo:padding="0.049cm" fo:border-left="0.05pt solid #000000" fo:border-right="none" fo:border-top="none" fo:border-bottom="0.05pt solid #000000"/>
    </style:style>
    <style:style style:name="Tabla7.D4" style:family="table-cell">
      <style:table-cell-properties style:vertical-align="middle" fo:padding="0.049cm" fo:border-left="0.05pt solid #000000" fo:border-right="none" fo:border-top="none" fo:border-bottom="0.05pt solid #000000"/>
    </style:style>
    <style:style style:name="Tabla7.E4" style:family="table-cell">
      <style:table-cell-properties style:vertical-align="middle" fo:padding="0.049cm" fo:border-left="0.05pt solid #000000" fo:border-right="0.05pt solid #000000" fo:border-top="none" fo:border-bottom="0.05pt solid #000000"/>
    </style:style>
    <style:style style:name="Tabla7.A5" style:family="table-cell">
      <style:table-cell-properties style:vertical-align="middle" fo:padding="0.049cm" fo:border-left="0.05pt solid #000000" fo:border-right="none" fo:border-top="none" fo:border-bottom="0.05pt solid #000000"/>
    </style:style>
    <style:style style:name="Tabla7.B5" style:family="table-cell">
      <style:table-cell-properties style:vertical-align="middle" fo:padding="0.049cm" fo:border-left="0.05pt solid #000000" fo:border-right="none" fo:border-top="none" fo:border-bottom="0.05pt solid #000000"/>
    </style:style>
    <style:style style:name="Tabla7.C5" style:family="table-cell">
      <style:table-cell-properties style:vertical-align="middle" fo:padding="0.049cm" fo:border-left="0.05pt solid #000000" fo:border-right="none" fo:border-top="none" fo:border-bottom="0.05pt solid #000000"/>
    </style:style>
    <style:style style:name="Tabla7.D5" style:family="table-cell">
      <style:table-cell-properties style:vertical-align="middle" fo:padding="0.049cm" fo:border-left="0.05pt solid #000000" fo:border-right="none" fo:border-top="none" fo:border-bottom="0.05pt solid #000000"/>
    </style:style>
    <style:style style:name="Tabla7.E5" style:family="table-cell">
      <style:table-cell-properties style:vertical-align="middle" fo:padding="0.049cm" fo:border-left="0.05pt solid #000000" fo:border-right="0.05pt solid #000000" fo:border-top="none" fo:border-bottom="0.05pt solid #000000"/>
    </style:style>
    <style:style style:name="Tabla7.A6" style:family="table-cell">
      <style:table-cell-properties style:vertical-align="middle" fo:padding="0.049cm" fo:border-left="0.05pt solid #000000" fo:border-right="none" fo:border-top="none" fo:border-bottom="0.05pt solid #000000"/>
    </style:style>
    <style:style style:name="Tabla7.B6" style:family="table-cell">
      <style:table-cell-properties style:vertical-align="middle" fo:padding="0.049cm" fo:border-left="0.05pt solid #000000" fo:border-right="none" fo:border-top="none" fo:border-bottom="0.05pt solid #000000"/>
    </style:style>
    <style:style style:name="Tabla7.C6" style:family="table-cell">
      <style:table-cell-properties style:vertical-align="middle" fo:padding="0.049cm" fo:border-left="0.05pt solid #000000" fo:border-right="none" fo:border-top="none" fo:border-bottom="0.05pt solid #000000"/>
    </style:style>
    <style:style style:name="Tabla7.D6" style:family="table-cell">
      <style:table-cell-properties style:vertical-align="middle" fo:padding="0.049cm" fo:border-left="0.05pt solid #000000" fo:border-right="none" fo:border-top="none" fo:border-bottom="0.05pt solid #000000"/>
    </style:style>
    <style:style style:name="Tabla7.E6" style:family="table-cell">
      <style:table-cell-properties style:vertical-align="middle" fo:padding="0.049cm" fo:border-left="0.05pt solid #000000" fo:border-right="0.05pt solid #000000" fo:border-top="none" fo:border-bottom="0.05pt solid #000000"/>
    </style:style>
    <style:style style:name="Tabla7.A7" style:family="table-cell">
      <style:table-cell-properties style:vertical-align="middle" fo:padding="0.049cm" fo:border-left="0.05pt solid #000000" fo:border-right="none" fo:border-top="none" fo:border-bottom="0.05pt solid #000000"/>
    </style:style>
    <style:style style:name="Tabla7.B7" style:family="table-cell">
      <style:table-cell-properties style:vertical-align="middle" fo:padding="0.049cm" fo:border-left="0.05pt solid #000000" fo:border-right="none" fo:border-top="none" fo:border-bottom="0.05pt solid #000000"/>
    </style:style>
    <style:style style:name="Tabla7.C7" style:family="table-cell">
      <style:table-cell-properties style:vertical-align="middle" fo:padding="0.049cm" fo:border-left="0.05pt solid #000000" fo:border-right="none" fo:border-top="none" fo:border-bottom="0.05pt solid #000000"/>
    </style:style>
    <style:style style:name="Tabla7.D7" style:family="table-cell">
      <style:table-cell-properties style:vertical-align="middle" fo:padding="0.049cm" fo:border-left="0.05pt solid #000000" fo:border-right="none" fo:border-top="none" fo:border-bottom="0.05pt solid #000000"/>
    </style:style>
    <style:style style:name="Tabla7.E7" style:family="table-cell">
      <style:table-cell-properties style:vertical-align="middle" fo:padding="0.049cm" fo:border-left="0.05pt solid #000000" fo:border-right="0.05pt solid #000000" fo:border-top="none" fo:border-bottom="0.05pt solid #000000"/>
    </style:style>
    <style:style style:name="Tabla7.A8" style:family="table-cell">
      <style:table-cell-properties style:vertical-align="middle" fo:padding="0.049cm" fo:border-left="0.05pt solid #000000" fo:border-right="none" fo:border-top="none" fo:border-bottom="0.05pt solid #000000"/>
    </style:style>
    <style:style style:name="Tabla7.B8" style:family="table-cell">
      <style:table-cell-properties style:vertical-align="middle" fo:padding="0.049cm" fo:border-left="0.05pt solid #000000" fo:border-right="none" fo:border-top="none" fo:border-bottom="0.05pt solid #000000"/>
    </style:style>
    <style:style style:name="Tabla7.C8" style:family="table-cell">
      <style:table-cell-properties style:vertical-align="middle" fo:padding="0.049cm" fo:border-left="0.05pt solid #000000" fo:border-right="none" fo:border-top="none" fo:border-bottom="0.05pt solid #000000"/>
    </style:style>
    <style:style style:name="Tabla7.D8" style:family="table-cell">
      <style:table-cell-properties style:vertical-align="middle" fo:padding="0.049cm" fo:border-left="0.05pt solid #000000" fo:border-right="none" fo:border-top="none" fo:border-bottom="0.05pt solid #000000"/>
    </style:style>
    <style:style style:name="Tabla7.E8" style:family="table-cell">
      <style:table-cell-properties style:vertical-align="middle" fo:padding="0.049cm" fo:border-left="0.05pt solid #000000" fo:border-right="0.05pt solid #000000" fo:border-top="none" fo:border-bottom="0.05pt solid #000000"/>
    </style:style>
    <style:style style:name="Tabla7.A9" style:family="table-cell">
      <style:table-cell-properties style:vertical-align="middle" fo:padding="0.049cm" fo:border-left="0.05pt solid #000000" fo:border-right="none" fo:border-top="none" fo:border-bottom="0.05pt solid #000000"/>
    </style:style>
    <style:style style:name="Tabla7.B9" style:family="table-cell">
      <style:table-cell-properties style:vertical-align="middle" fo:padding="0.049cm" fo:border-left="0.05pt solid #000000" fo:border-right="none" fo:border-top="none" fo:border-bottom="0.05pt solid #000000"/>
    </style:style>
    <style:style style:name="Tabla7.C9" style:family="table-cell">
      <style:table-cell-properties style:vertical-align="middle" fo:padding="0.049cm" fo:border-left="0.05pt solid #000000" fo:border-right="none" fo:border-top="none" fo:border-bottom="0.05pt solid #000000"/>
    </style:style>
    <style:style style:name="Tabla7.D9" style:family="table-cell">
      <style:table-cell-properties style:vertical-align="middle" fo:padding="0.049cm" fo:border-left="0.05pt solid #000000" fo:border-right="none" fo:border-top="none" fo:border-bottom="0.05pt solid #000000"/>
    </style:style>
    <style:style style:name="Tabla7.E9" style:family="table-cell">
      <style:table-cell-properties style:vertical-align="middle" fo:padding="0.049cm" fo:border-left="0.05pt solid #000000" fo:border-right="0.05pt solid #000000" fo:border-top="none" fo:border-bottom="0.05pt solid #000000"/>
    </style:style>
    <style:style style:name="Tabla7.A10" style:family="table-cell">
      <style:table-cell-properties style:vertical-align="middle" fo:padding="0.049cm" fo:border-left="0.05pt solid #000000" fo:border-right="none" fo:border-top="none" fo:border-bottom="0.05pt solid #000000"/>
    </style:style>
    <style:style style:name="Tabla7.B10" style:family="table-cell">
      <style:table-cell-properties style:vertical-align="middle" fo:padding="0.049cm" fo:border-left="0.05pt solid #000000" fo:border-right="none" fo:border-top="none" fo:border-bottom="0.05pt solid #000000"/>
    </style:style>
    <style:style style:name="Tabla7.C10" style:family="table-cell">
      <style:table-cell-properties style:vertical-align="middle" fo:padding="0.049cm" fo:border-left="0.05pt solid #000000" fo:border-right="none" fo:border-top="none" fo:border-bottom="0.05pt solid #000000"/>
    </style:style>
    <style:style style:name="Tabla7.D10" style:family="table-cell">
      <style:table-cell-properties style:vertical-align="middle" fo:padding="0.049cm" fo:border-left="0.05pt solid #000000" fo:border-right="none" fo:border-top="none" fo:border-bottom="0.05pt solid #000000"/>
    </style:style>
    <style:style style:name="Tabla7.E10" style:family="table-cell">
      <style:table-cell-properties style:vertical-align="middle" fo:padding="0.049cm" fo:border-left="0.05pt solid #000000" fo:border-right="0.05pt solid #000000" fo:border-top="none" fo:border-bottom="0.05pt solid #000000"/>
    </style:style>
    <style:style style:name="Tabla7.A11" style:family="table-cell">
      <style:table-cell-properties style:vertical-align="middle" fo:padding="0.049cm" fo:border-left="0.05pt solid #000000" fo:border-right="none" fo:border-top="none" fo:border-bottom="0.05pt solid #000000"/>
    </style:style>
    <style:style style:name="Tabla7.B11" style:family="table-cell">
      <style:table-cell-properties style:vertical-align="middle" fo:padding="0.049cm" fo:border-left="0.05pt solid #000000" fo:border-right="none" fo:border-top="none" fo:border-bottom="0.05pt solid #000000"/>
    </style:style>
    <style:style style:name="Tabla7.C11" style:family="table-cell">
      <style:table-cell-properties style:vertical-align="middle" fo:padding="0.049cm" fo:border-left="0.05pt solid #000000" fo:border-right="none" fo:border-top="none" fo:border-bottom="0.05pt solid #000000"/>
    </style:style>
    <style:style style:name="Tabla7.D11" style:family="table-cell">
      <style:table-cell-properties style:vertical-align="middle" fo:padding="0.049cm" fo:border-left="0.05pt solid #000000" fo:border-right="none" fo:border-top="none" fo:border-bottom="0.05pt solid #000000"/>
    </style:style>
    <style:style style:name="Tabla7.E11" style:family="table-cell">
      <style:table-cell-properties style:vertical-align="middle" fo:padding="0.049cm" fo:border-left="0.05pt solid #000000" fo:border-right="0.05pt solid #000000" fo:border-top="none" fo:border-bottom="0.05pt solid #000000"/>
    </style:style>
    <style:style style:name="Tabla7.A12" style:family="table-cell">
      <style:table-cell-properties style:vertical-align="middle" fo:padding="0.049cm" fo:border-left="0.05pt solid #000000" fo:border-right="none" fo:border-top="none" fo:border-bottom="0.05pt solid #000000"/>
    </style:style>
    <style:style style:name="Tabla7.B12" style:family="table-cell">
      <style:table-cell-properties style:vertical-align="middle" fo:padding="0.049cm" fo:border-left="0.05pt solid #000000" fo:border-right="none" fo:border-top="none" fo:border-bottom="0.05pt solid #000000"/>
    </style:style>
    <style:style style:name="Tabla7.C12" style:family="table-cell">
      <style:table-cell-properties style:vertical-align="middle" fo:padding="0.049cm" fo:border-left="0.05pt solid #000000" fo:border-right="none" fo:border-top="none" fo:border-bottom="0.05pt solid #000000"/>
    </style:style>
    <style:style style:name="Tabla7.D12" style:family="table-cell">
      <style:table-cell-properties style:vertical-align="middle" fo:padding="0.049cm" fo:border-left="0.05pt solid #000000" fo:border-right="none" fo:border-top="none" fo:border-bottom="0.05pt solid #000000"/>
    </style:style>
    <style:style style:name="Tabla7.E12" style:family="table-cell">
      <style:table-cell-properties style:vertical-align="middle" fo:padding="0.049cm" fo:border-left="0.05pt solid #000000" fo:border-right="0.05pt solid #000000" fo:border-top="none" fo:border-bottom="0.05pt solid #000000"/>
    </style:style>
    <style:style style:name="Tabla7.A13" style:family="table-cell">
      <style:table-cell-properties style:vertical-align="middle" fo:padding="0.049cm" fo:border-left="0.05pt solid #000000" fo:border-right="none" fo:border-top="none" fo:border-bottom="0.05pt solid #000000"/>
    </style:style>
    <style:style style:name="Tabla7.B13" style:family="table-cell">
      <style:table-cell-properties style:vertical-align="middle" fo:padding="0.049cm" fo:border-left="0.05pt solid #000000" fo:border-right="none" fo:border-top="none" fo:border-bottom="0.05pt solid #000000"/>
    </style:style>
    <style:style style:name="Tabla7.C13" style:family="table-cell">
      <style:table-cell-properties style:vertical-align="middle" fo:padding="0.049cm" fo:border-left="0.05pt solid #000000" fo:border-right="none" fo:border-top="none" fo:border-bottom="0.05pt solid #000000"/>
    </style:style>
    <style:style style:name="Tabla7.D13" style:family="table-cell">
      <style:table-cell-properties style:vertical-align="middle" fo:padding="0.049cm" fo:border-left="0.05pt solid #000000" fo:border-right="none" fo:border-top="none" fo:border-bottom="0.05pt solid #000000"/>
    </style:style>
    <style:style style:name="Tabla7.E13" style:family="table-cell">
      <style:table-cell-properties style:vertical-align="middle" fo:padding="0.049cm" fo:border-left="0.05pt solid #000000" fo:border-right="0.05pt solid #000000" fo:border-top="none" fo:border-bottom="0.05pt solid #000000"/>
    </style:style>
    <style:style style:name="Tabla7.A14" style:family="table-cell">
      <style:table-cell-properties style:vertical-align="middle" fo:padding="0.049cm" fo:border-left="0.05pt solid #000000" fo:border-right="none" fo:border-top="none" fo:border-bottom="0.05pt solid #000000"/>
    </style:style>
    <style:style style:name="Tabla7.B14" style:family="table-cell">
      <style:table-cell-properties style:vertical-align="middle" fo:padding="0.049cm" fo:border-left="0.05pt solid #000000" fo:border-right="none" fo:border-top="none" fo:border-bottom="0.05pt solid #000000"/>
    </style:style>
    <style:style style:name="Tabla7.C14" style:family="table-cell">
      <style:table-cell-properties style:vertical-align="middle" fo:padding="0.049cm" fo:border-left="0.05pt solid #000000" fo:border-right="none" fo:border-top="none" fo:border-bottom="0.05pt solid #000000"/>
    </style:style>
    <style:style style:name="Tabla7.D14" style:family="table-cell">
      <style:table-cell-properties style:vertical-align="middle" fo:padding="0.049cm" fo:border-left="0.05pt solid #000000" fo:border-right="none" fo:border-top="none" fo:border-bottom="0.05pt solid #000000"/>
    </style:style>
    <style:style style:name="Tabla7.E14" style:family="table-cell">
      <style:table-cell-properties style:vertical-align="middle" fo:padding="0.049cm" fo:border-left="0.05pt solid #000000" fo:border-right="0.05pt solid #000000" fo:border-top="none" fo:border-bottom="0.05pt solid #000000"/>
    </style:style>
    <style:style style:name="Tabla7.A15" style:family="table-cell">
      <style:table-cell-properties style:vertical-align="middle" fo:padding="0.049cm" fo:border-left="0.05pt solid #000000" fo:border-right="none" fo:border-top="none" fo:border-bottom="0.05pt solid #000000"/>
    </style:style>
    <style:style style:name="Tabla7.B15" style:family="table-cell">
      <style:table-cell-properties style:vertical-align="middle" fo:padding="0.049cm" fo:border-left="0.05pt solid #000000" fo:border-right="none" fo:border-top="none" fo:border-bottom="0.05pt solid #000000"/>
    </style:style>
    <style:style style:name="Tabla7.C15" style:family="table-cell">
      <style:table-cell-properties style:vertical-align="middle" fo:padding="0.049cm" fo:border-left="0.05pt solid #000000" fo:border-right="none" fo:border-top="none" fo:border-bottom="0.05pt solid #000000"/>
    </style:style>
    <style:style style:name="Tabla7.D15" style:family="table-cell">
      <style:table-cell-properties style:vertical-align="middle" fo:padding="0.049cm" fo:border-left="0.05pt solid #000000" fo:border-right="none" fo:border-top="none" fo:border-bottom="0.05pt solid #000000"/>
    </style:style>
    <style:style style:name="Tabla7.E15" style:family="table-cell">
      <style:table-cell-properties style:vertical-align="middle" fo:padding="0.049cm" fo:border-left="0.05pt solid #000000" fo:border-right="0.05pt solid #000000" fo:border-top="none" fo:border-bottom="0.05pt solid #000000"/>
    </style:style>
    <style:style style:name="Tabla7.A16" style:family="table-cell">
      <style:table-cell-properties style:vertical-align="middle" fo:padding="0.049cm" fo:border-left="0.05pt solid #000000" fo:border-right="none" fo:border-top="none" fo:border-bottom="0.05pt solid #000000"/>
    </style:style>
    <style:style style:name="Tabla7.B16" style:family="table-cell">
      <style:table-cell-properties style:vertical-align="middle" fo:padding="0.049cm" fo:border-left="0.05pt solid #000000" fo:border-right="none" fo:border-top="none" fo:border-bottom="0.05pt solid #000000"/>
    </style:style>
    <style:style style:name="Tabla7.C16" style:family="table-cell">
      <style:table-cell-properties style:vertical-align="middle" fo:padding="0.049cm" fo:border-left="0.05pt solid #000000" fo:border-right="none" fo:border-top="none" fo:border-bottom="0.05pt solid #000000"/>
    </style:style>
    <style:style style:name="Tabla7.D16" style:family="table-cell">
      <style:table-cell-properties style:vertical-align="middle" fo:padding="0.049cm" fo:border-left="0.05pt solid #000000" fo:border-right="none" fo:border-top="none" fo:border-bottom="0.05pt solid #000000"/>
    </style:style>
    <style:style style:name="Tabla7.E16" style:family="table-cell">
      <style:table-cell-properties style:vertical-align="middle" fo:padding="0.049cm" fo:border-left="0.05pt solid #000000" fo:border-right="0.05pt solid #000000" fo:border-top="none" fo:border-bottom="0.05pt solid #000000"/>
    </style:style>
    <style:style style:name="Tabla7.A17" style:family="table-cell">
      <style:table-cell-properties style:vertical-align="middle" fo:padding="0.049cm" fo:border-left="0.05pt solid #000000" fo:border-right="none" fo:border-top="none" fo:border-bottom="0.05pt solid #000000"/>
    </style:style>
    <style:style style:name="Tabla7.B17" style:family="table-cell">
      <style:table-cell-properties style:vertical-align="middle" fo:padding="0.049cm" fo:border-left="0.05pt solid #000000" fo:border-right="none" fo:border-top="none" fo:border-bottom="0.05pt solid #000000"/>
    </style:style>
    <style:style style:name="Tabla7.C17" style:family="table-cell" style:data-style-name="N0">
      <style:table-cell-properties style:vertical-align="middle" fo:padding="0.049cm" fo:border-left="0.05pt solid #000000" fo:border-right="none" fo:border-top="none" fo:border-bottom="0.05pt solid #000000"/>
    </style:style>
    <style:style style:name="Tabla7.D17" style:family="table-cell">
      <style:table-cell-properties style:vertical-align="middle" fo:padding="0.049cm" fo:border-left="0.05pt solid #000000" fo:border-right="none" fo:border-top="none" fo:border-bottom="0.05pt solid #000000"/>
    </style:style>
    <style:style style:name="Tabla7.E17" style:family="table-cell">
      <style:table-cell-properties style:vertical-align="middle" fo:padding="0.049cm" fo:border-left="0.05pt solid #000000" fo:border-right="0.05pt solid #000000" fo:border-top="none" fo:border-bottom="0.05pt solid #000000"/>
    </style:style>
    <style:style style:name="Tabla7.A18" style:family="table-cell">
      <style:table-cell-properties style:vertical-align="middle" fo:padding="0.049cm" fo:border-left="0.05pt solid #000000" fo:border-right="none" fo:border-top="none" fo:border-bottom="0.05pt solid #000000"/>
    </style:style>
    <style:style style:name="Tabla7.B18" style:family="table-cell">
      <style:table-cell-properties style:vertical-align="middle" fo:padding="0.049cm" fo:border-left="0.05pt solid #000000" fo:border-right="none" fo:border-top="none" fo:border-bottom="0.05pt solid #000000"/>
    </style:style>
    <style:style style:name="Tabla7.C18" style:family="table-cell" style:data-style-name="N0">
      <style:table-cell-properties style:vertical-align="middle" fo:padding="0.049cm" fo:border-left="0.05pt solid #000000" fo:border-right="none" fo:border-top="none" fo:border-bottom="0.05pt solid #000000"/>
    </style:style>
    <style:style style:name="Tabla7.D18" style:family="table-cell">
      <style:table-cell-properties style:vertical-align="middle" fo:padding="0.049cm" fo:border-left="0.05pt solid #000000" fo:border-right="none" fo:border-top="none" fo:border-bottom="0.05pt solid #000000"/>
    </style:style>
    <style:style style:name="Tabla7.E18" style:family="table-cell">
      <style:table-cell-properties style:vertical-align="middle" fo:padding="0.049cm" fo:border-left="0.05pt solid #000000" fo:border-right="0.05pt solid #000000" fo:border-top="none" fo:border-bottom="0.05pt solid #000000"/>
    </style:style>
    <style:style style:name="Tabla7.A19" style:family="table-cell">
      <style:table-cell-properties style:vertical-align="middle" fo:padding="0.049cm" fo:border-left="0.05pt solid #000000" fo:border-right="none" fo:border-top="none" fo:border-bottom="0.05pt solid #000000"/>
    </style:style>
    <style:style style:name="Tabla7.B19" style:family="table-cell">
      <style:table-cell-properties style:vertical-align="middle" fo:padding="0.049cm" fo:border-left="0.05pt solid #000000" fo:border-right="none" fo:border-top="none" fo:border-bottom="0.05pt solid #000000"/>
    </style:style>
    <style:style style:name="Tabla7.C19" style:family="table-cell">
      <style:table-cell-properties style:vertical-align="middle" fo:padding="0.049cm" fo:border-left="0.05pt solid #000000" fo:border-right="none" fo:border-top="none" fo:border-bottom="0.05pt solid #000000"/>
    </style:style>
    <style:style style:name="Tabla7.D19" style:family="table-cell">
      <style:table-cell-properties style:vertical-align="middle" fo:padding="0.049cm" fo:border-left="0.05pt solid #000000" fo:border-right="none" fo:border-top="none" fo:border-bottom="0.05pt solid #000000"/>
    </style:style>
    <style:style style:name="Tabla7.E19" style:family="table-cell">
      <style:table-cell-properties style:vertical-align="middle" fo:padding="0.049cm" fo:border-left="0.05pt solid #000000" fo:border-right="0.05pt solid #000000" fo:border-top="none" fo:border-bottom="0.05pt solid #000000"/>
    </style:style>
    <style:style style:name="Tabla7.A20" style:family="table-cell">
      <style:table-cell-properties style:vertical-align="middle" fo:padding="0.049cm" fo:border-left="0.05pt solid #000000" fo:border-right="none" fo:border-top="none" fo:border-bottom="0.05pt solid #000000"/>
    </style:style>
    <style:style style:name="Tabla7.B20" style:family="table-cell">
      <style:table-cell-properties style:vertical-align="middle" fo:padding="0.049cm" fo:border-left="0.05pt solid #000000" fo:border-right="none" fo:border-top="none" fo:border-bottom="0.05pt solid #000000"/>
    </style:style>
    <style:style style:name="Tabla7.C20" style:family="table-cell" style:data-style-name="N0">
      <style:table-cell-properties style:vertical-align="middle" fo:padding="0.049cm" fo:border-left="0.05pt solid #000000" fo:border-right="none" fo:border-top="none" fo:border-bottom="0.05pt solid #000000"/>
    </style:style>
    <style:style style:name="Tabla7.D20" style:family="table-cell">
      <style:table-cell-properties style:vertical-align="middle" fo:padding="0.049cm" fo:border-left="0.05pt solid #000000" fo:border-right="none" fo:border-top="none" fo:border-bottom="0.05pt solid #000000"/>
    </style:style>
    <style:style style:name="Tabla7.E20" style:family="table-cell">
      <style:table-cell-properties style:vertical-align="middle" fo:padding="0.049cm" fo:border-left="0.05pt solid #000000" fo:border-right="0.05pt solid #000000" fo:border-top="none" fo:border-bottom="0.05pt solid #000000"/>
    </style:style>
    <style:style style:name="Tabla7.A21" style:family="table-cell">
      <style:table-cell-properties style:vertical-align="middle" fo:padding="0.049cm" fo:border-left="0.05pt solid #000000" fo:border-right="none" fo:border-top="none" fo:border-bottom="0.05pt solid #000000"/>
    </style:style>
    <style:style style:name="Tabla7.B21" style:family="table-cell">
      <style:table-cell-properties style:vertical-align="middle" fo:padding="0.049cm" fo:border-left="0.05pt solid #000000" fo:border-right="none" fo:border-top="none" fo:border-bottom="0.05pt solid #000000"/>
    </style:style>
    <style:style style:name="Tabla7.C21" style:family="table-cell">
      <style:table-cell-properties style:vertical-align="middle" fo:padding="0.049cm" fo:border-left="0.05pt solid #000000" fo:border-right="none" fo:border-top="none" fo:border-bottom="0.05pt solid #000000"/>
    </style:style>
    <style:style style:name="Tabla7.D21" style:family="table-cell">
      <style:table-cell-properties style:vertical-align="middle" fo:padding="0.049cm" fo:border-left="0.05pt solid #000000" fo:border-right="none" fo:border-top="none" fo:border-bottom="0.05pt solid #000000"/>
    </style:style>
    <style:style style:name="Tabla7.E21" style:family="table-cell">
      <style:table-cell-properties style:vertical-align="middle" fo:padding="0.049cm" fo:border-left="0.05pt solid #000000" fo:border-right="0.05pt solid #000000" fo:border-top="none" fo:border-bottom="0.05pt solid #000000"/>
    </style:style>
    <style:style style:name="Tabla7.22" style:family="table-row">
      <style:table-row-properties style:min-row-height="0.628cm"/>
    </style:style>
    <style:style style:name="Tabla7.A22" style:family="table-cell">
      <style:table-cell-properties style:vertical-align="middle" fo:padding="0.049cm" fo:border-left="0.05pt solid #000000" fo:border-right="none" fo:border-top="none" fo:border-bottom="0.05pt solid #000000"/>
    </style:style>
    <style:style style:name="Tabla7.B22" style:family="table-cell">
      <style:table-cell-properties style:vertical-align="middle" fo:padding="0.049cm" fo:border-left="0.05pt solid #000000" fo:border-right="none" fo:border-top="none" fo:border-bottom="0.05pt solid #000000"/>
    </style:style>
    <style:style style:name="Tabla7.C22" style:family="table-cell">
      <style:table-cell-properties style:vertical-align="middle" fo:padding="0.049cm" fo:border-left="0.05pt solid #000000" fo:border-right="none" fo:border-top="none" fo:border-bottom="0.05pt solid #000000"/>
    </style:style>
    <style:style style:name="Tabla7.D22" style:family="table-cell">
      <style:table-cell-properties style:vertical-align="middle" fo:padding="0.049cm" fo:border-left="0.05pt solid #000000" fo:border-right="none" fo:border-top="none" fo:border-bottom="0.05pt solid #000000"/>
    </style:style>
    <style:style style:name="Tabla7.E22" style:family="table-cell">
      <style:table-cell-properties style:vertical-align="middle" fo:padding="0.049cm" fo:border-left="0.05pt solid #000000" fo:border-right="0.05pt solid #000000" fo:border-top="none" fo:border-bottom="0.05pt solid #000000"/>
    </style:style>
    <style:style style:name="Tabla7.A23" style:family="table-cell">
      <style:table-cell-properties style:vertical-align="middle" fo:padding="0.049cm" fo:border-left="0.05pt solid #000000" fo:border-right="none" fo:border-top="none" fo:border-bottom="0.05pt solid #000000"/>
    </style:style>
    <style:style style:name="Tabla7.B23" style:family="table-cell">
      <style:table-cell-properties style:vertical-align="middle" fo:padding="0.049cm" fo:border-left="0.05pt solid #000000" fo:border-right="none" fo:border-top="none" fo:border-bottom="0.05pt solid #000000"/>
    </style:style>
    <style:style style:name="Tabla7.C23" style:family="table-cell">
      <style:table-cell-properties style:vertical-align="middle" fo:padding="0.049cm" fo:border-left="0.05pt solid #000000" fo:border-right="none" fo:border-top="none" fo:border-bottom="0.05pt solid #000000"/>
    </style:style>
    <style:style style:name="Tabla7.D23" style:family="table-cell">
      <style:table-cell-properties style:vertical-align="middle" fo:padding="0.049cm" fo:border-left="0.05pt solid #000000" fo:border-right="none" fo:border-top="none" fo:border-bottom="0.05pt solid #000000"/>
    </style:style>
    <style:style style:name="Tabla7.E23" style:family="table-cell">
      <style:table-cell-properties style:vertical-align="middle" fo:padding="0.049cm" fo:border-left="0.05pt solid #000000" fo:border-right="0.05pt solid #000000" fo:border-top="none" fo:border-bottom="0.05pt solid #000000"/>
    </style:style>
    <style:style style:name="Tabla7.24" style:family="table-row">
      <style:table-row-properties style:min-row-height="0.575cm" fo:background-color="transparent" fo:keep-together="auto">
        <style:background-image/>
      </style:table-row-properties>
    </style:style>
    <style:style style:name="Tabla7.A24" style:family="table-cell">
      <style:table-cell-properties style:vertical-align="middle" fo:padding="0.049cm" fo:border-left="0.05pt solid #000000" fo:border-right="none" fo:border-top="none" fo:border-bottom="0.05pt solid #000000"/>
    </style:style>
    <style:style style:name="Tabla7.B24" style:family="table-cell">
      <style:table-cell-properties style:vertical-align="middle" fo:padding="0.049cm" fo:border-left="0.05pt solid #000000" fo:border-right="none" fo:border-top="none" fo:border-bottom="0.05pt solid #000000"/>
    </style:style>
    <style:style style:name="Tabla7.C24" style:family="table-cell">
      <style:table-cell-properties style:vertical-align="middle" fo:padding="0.049cm" fo:border-left="0.05pt solid #000000" fo:border-right="none" fo:border-top="none" fo:border-bottom="0.05pt solid #000000"/>
    </style:style>
    <style:style style:name="Tabla7.D24"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Tabla7.E24" style:family="table-cell">
      <style:table-cell-properties style:vertical-align="middle" fo:padding="0.049cm" fo:border-left="0.05pt solid #000000" fo:border-right="0.05pt solid #000000" fo:border-top="none" fo:border-bottom="0.05pt solid #000000"/>
    </style:style>
    <style:style style:name="Tabla7.A25" style:family="table-cell">
      <style:table-cell-properties style:vertical-align="middle" fo:padding="0.049cm" fo:border-left="0.05pt solid #000000" fo:border-right="none" fo:border-top="none" fo:border-bottom="0.05pt solid #000000"/>
    </style:style>
    <style:style style:name="Tabla7.B25" style:family="table-cell">
      <style:table-cell-properties style:vertical-align="middle" fo:padding="0.049cm" fo:border-left="0.05pt solid #000000" fo:border-right="none" fo:border-top="none" fo:border-bottom="0.05pt solid #000000"/>
    </style:style>
    <style:style style:name="Tabla7.C25" style:family="table-cell">
      <style:table-cell-properties style:vertical-align="middle" fo:padding="0.049cm" fo:border-left="0.05pt solid #000000" fo:border-right="none" fo:border-top="none" fo:border-bottom="0.05pt solid #000000"/>
    </style:style>
    <style:style style:name="Tabla7.D25" style:family="table-cell">
      <style:table-cell-properties style:vertical-align="middle" fo:padding="0.049cm" fo:border-left="0.05pt solid #000000" fo:border-right="none" fo:border-top="none" fo:border-bottom="0.05pt solid #000000"/>
    </style:style>
    <style:style style:name="Tabla7.E25" style:family="table-cell">
      <style:table-cell-properties style:vertical-align="middle" fo:padding="0.049cm" fo:border-left="0.05pt solid #000000" fo:border-right="0.05pt solid #000000" fo:border-top="none" fo:border-bottom="0.05pt solid #000000"/>
    </style:style>
    <style:style style:name="Tabla11" style:family="table">
      <style:table-properties style:width="15.97cm" table:align="left" style:writing-mode="lr-tb"/>
    </style:style>
    <style:style style:name="Tabla11.A" style:family="table-column">
      <style:table-column-properties style:column-width="2.596cm"/>
    </style:style>
    <style:style style:name="Tabla11.B" style:family="table-column">
      <style:table-column-properties style:column-width="13.374cm"/>
    </style:style>
    <style:style style:name="Tabla11.1" style:family="table-row">
      <style:table-row-properties fo:keep-together="auto"/>
    </style:style>
    <style:style style:name="Tabla11.A1" style:family="table-cell">
      <style:table-cell-properties style:vertical-align="top" fo:background-color="#000000" fo:padding="0.097cm" fo:border-left="0.05pt solid #000000" fo:border-right="none" fo:border-top="0.05pt solid #000000" fo:border-bottom="0.05pt solid #000000" style:writing-mode="lr-tb">
        <style:background-image/>
      </style:table-cell-properties>
    </style:style>
    <style:style style:name="Tabla11.B1" style:family="table-cell">
      <style:table-cell-properties style:vertical-align="top" fo:background-color="#000000" fo:padding="0.097cm" fo:border="0.05pt solid #000000" style:writing-mode="lr-tb">
        <style:background-image/>
      </style:table-cell-properties>
    </style:style>
    <style:style style:name="Tabla11.A2" style:family="table-cell">
      <style:table-cell-properties style:vertical-align="top" fo:padding="0.097cm" fo:border-left="0.05pt solid #000000" fo:border-right="none" fo:border-top="none" fo:border-bottom="0.05pt solid #000000" style:writing-mode="lr-tb"/>
    </style:style>
    <style:style style:name="Tabla11.B2" style:family="table-cell">
      <style:table-cell-properties style:vertical-align="top" fo:padding="0.097cm" fo:border-left="0.05pt solid #000000" fo:border-right="0.05pt solid #000000" fo:border-top="none" fo:border-bottom="0.05pt solid #000000" style:writing-mode="lr-tb"/>
    </style:style>
    <style:style style:name="Tabla11.A3" style:family="table-cell">
      <style:table-cell-properties style:vertical-align="top" fo:padding="0.097cm" fo:border-left="0.05pt solid #000000" fo:border-right="none" fo:border-top="none" fo:border-bottom="0.05pt solid #000000" style:writing-mode="lr-tb"/>
    </style:style>
    <style:style style:name="Tabla11.B3" style:family="table-cell">
      <style:table-cell-properties style:vertical-align="top" fo:padding="0.097cm" fo:border-left="0.05pt solid #000000" fo:border-right="0.05pt solid #000000" fo:border-top="none" fo:border-bottom="0.05pt solid #000000" style:writing-mode="lr-tb"/>
    </style:style>
    <style:style style:name="Tabla11.A4" style:family="table-cell">
      <style:table-cell-properties style:vertical-align="top" fo:padding="0.097cm" fo:border-left="0.05pt solid #000000" fo:border-right="none" fo:border-top="none" fo:border-bottom="0.05pt solid #000000" style:writing-mode="lr-tb"/>
    </style:style>
    <style:style style:name="Tabla11.B4" style:family="table-cell">
      <style:table-cell-properties style:vertical-align="top" fo:padding="0.097cm" fo:border-left="0.05pt solid #000000" fo:border-right="0.05pt solid #000000" fo:border-top="none" fo:border-bottom="0.05pt solid #000000" style:writing-mode="lr-tb"/>
    </style:style>
    <style:style style:name="Tabla11.A5" style:family="table-cell">
      <style:table-cell-properties style:vertical-align="top" fo:padding="0.097cm" fo:border-left="0.05pt solid #000000" fo:border-right="none" fo:border-top="none" fo:border-bottom="0.05pt solid #000000" style:writing-mode="lr-tb"/>
    </style:style>
    <style:style style:name="Tabla11.B5" style:family="table-cell">
      <style:table-cell-properties style:vertical-align="top" fo:padding="0.097cm" fo:border-left="0.05pt solid #000000" fo:border-right="0.05pt solid #000000" fo:border-top="none" fo:border-bottom="0.05pt solid #000000" style:writing-mode="lr-tb"/>
    </style:style>
    <style:style style:name="Tabla11.A6" style:family="table-cell">
      <style:table-cell-properties style:vertical-align="top" fo:padding="0.097cm" fo:border-left="0.05pt solid #000000" fo:border-right="none" fo:border-top="none" fo:border-bottom="0.05pt solid #000000" style:writing-mode="lr-tb"/>
    </style:style>
    <style:style style:name="Tabla11.B6" style:family="table-cell">
      <style:table-cell-properties style:vertical-align="top" fo:padding="0.097cm" fo:border-left="0.05pt solid #000000" fo:border-right="0.05pt solid #000000" fo:border-top="none" fo:border-bottom="0.05pt solid #000000" style:writing-mode="lr-tb"/>
    </style:style>
    <style:style style:name="Tabla11.A7" style:family="table-cell">
      <style:table-cell-properties style:vertical-align="top" fo:padding="0.097cm" fo:border-left="0.05pt solid #000000" fo:border-right="none" fo:border-top="none" fo:border-bottom="0.05pt solid #000000" style:writing-mode="lr-tb"/>
    </style:style>
    <style:style style:name="Tabla11.B7" style:family="table-cell">
      <style:table-cell-properties style:vertical-align="top" fo:padding="0.097cm" fo:border-left="0.05pt solid #000000" fo:border-right="0.05pt solid #000000" fo:border-top="none" fo:border-bottom="0.05pt solid #000000" style:writing-mode="lr-tb"/>
    </style:style>
    <style:style style:name="Tabla11.A8" style:family="table-cell">
      <style:table-cell-properties style:vertical-align="top" fo:padding="0.097cm" fo:border-left="0.05pt solid #000000" fo:border-right="none" fo:border-top="none" fo:border-bottom="0.05pt solid #000000" style:writing-mode="lr-tb"/>
    </style:style>
    <style:style style:name="Tabla11.B8" style:family="table-cell">
      <style:table-cell-properties style:vertical-align="top" fo:padding="0.097cm" fo:border-left="0.05pt solid #000000" fo:border-right="0.05pt solid #000000" fo:border-top="none" fo:border-bottom="0.05pt solid #000000" style:writing-mode="lr-tb"/>
    </style:style>
    <style:style style:name="Tabla11.A9" style:family="table-cell">
      <style:table-cell-properties style:vertical-align="top" fo:padding="0.097cm" fo:border-left="0.05pt solid #000000" fo:border-right="none" fo:border-top="none" fo:border-bottom="0.05pt solid #000000" style:writing-mode="lr-tb"/>
    </style:style>
    <style:style style:name="Tabla11.B9" style:family="table-cell">
      <style:table-cell-properties style:vertical-align="top" fo:padding="0.097cm" fo:border-left="0.05pt solid #000000" fo:border-right="0.05pt solid #000000" fo:border-top="none" fo:border-bottom="0.05pt solid #000000" style:writing-mode="lr-tb"/>
    </style:style>
    <style:style style:name="Tabla11.A10" style:family="table-cell">
      <style:table-cell-properties style:vertical-align="top" fo:padding="0.097cm" fo:border-left="0.05pt solid #000000" fo:border-right="none" fo:border-top="none" fo:border-bottom="0.05pt solid #000000" style:writing-mode="lr-tb"/>
    </style:style>
    <style:style style:name="Tabla11.B10" style:family="table-cell">
      <style:table-cell-properties style:vertical-align="top" fo:padding="0.097cm" fo:border-left="0.05pt solid #000000" fo:border-right="0.05pt solid #000000" fo:border-top="none" fo:border-bottom="0.05pt solid #000000" style:writing-mode="lr-tb"/>
    </style:style>
    <style:style style:name="Tabla11.A11" style:family="table-cell">
      <style:table-cell-properties style:vertical-align="top" fo:padding="0.097cm" fo:border-left="0.05pt solid #000000" fo:border-right="none" fo:border-top="none" fo:border-bottom="0.05pt solid #000000" style:writing-mode="lr-tb"/>
    </style:style>
    <style:style style:name="Tabla11.B11" style:family="table-cell">
      <style:table-cell-properties style:vertical-align="top" fo:padding="0.097cm" fo:border-left="0.05pt solid #000000" fo:border-right="0.05pt solid #000000" fo:border-top="none" fo:border-bottom="0.05pt solid #000000" style:writing-mode="lr-tb"/>
    </style:style>
    <style:style style:name="Tabla11.A12" style:family="table-cell">
      <style:table-cell-properties style:vertical-align="top" fo:padding="0.097cm" fo:border-left="0.05pt solid #000000" fo:border-right="none" fo:border-top="none" fo:border-bottom="0.05pt solid #000000" style:writing-mode="lr-tb"/>
    </style:style>
    <style:style style:name="Tabla11.B12" style:family="table-cell">
      <style:table-cell-properties style:vertical-align="top" fo:padding="0.097cm" fo:border-left="0.05pt solid #000000" fo:border-right="0.05pt solid #000000" fo:border-top="none" fo:border-bottom="0.05pt solid #000000" style:writing-mode="lr-tb"/>
    </style:style>
    <style:style style:name="Tabla12" style:family="table">
      <style:table-properties style:width="15.97cm" table:align="left" style:writing-mode="lr-tb"/>
    </style:style>
    <style:style style:name="Tabla12.A" style:family="table-column">
      <style:table-column-properties style:column-width="2.596cm"/>
    </style:style>
    <style:style style:name="Tabla12.B" style:family="table-column">
      <style:table-column-properties style:column-width="13.374cm"/>
    </style:style>
    <style:style style:name="Tabla12.1" style:family="table-row">
      <style:table-row-properties fo:keep-together="auto"/>
    </style:style>
    <style:style style:name="Tabla12.A1" style:family="table-cell">
      <style:table-cell-properties style:vertical-align="top" fo:background-color="#000000" fo:padding="0.097cm" fo:border-left="0.05pt solid #000000" fo:border-right="none" fo:border-top="0.05pt solid #000000" fo:border-bottom="0.05pt solid #000000" style:writing-mode="lr-tb">
        <style:background-image/>
      </style:table-cell-properties>
    </style:style>
    <style:style style:name="Tabla12.B1" style:family="table-cell">
      <style:table-cell-properties style:vertical-align="top" fo:background-color="#000000" fo:padding="0.097cm" fo:border="0.05pt solid #000000" style:writing-mode="lr-tb">
        <style:background-image/>
      </style:table-cell-properties>
    </style:style>
    <style:style style:name="Tabla12.A2" style:family="table-cell">
      <style:table-cell-properties style:vertical-align="top" fo:padding="0.097cm" fo:border-left="0.05pt solid #000000" fo:border-right="none" fo:border-top="none" fo:border-bottom="0.05pt solid #000000" style:writing-mode="lr-tb"/>
    </style:style>
    <style:style style:name="Tabla12.B2" style:family="table-cell">
      <style:table-cell-properties style:vertical-align="top" fo:padding="0.097cm" fo:border-left="0.05pt solid #000000" fo:border-right="0.05pt solid #000000" fo:border-top="none" fo:border-bottom="0.05pt solid #000000" style:writing-mode="lr-tb"/>
    </style:style>
    <style:style style:name="Tabla12.A3" style:family="table-cell">
      <style:table-cell-properties style:vertical-align="top" fo:padding="0.097cm" fo:border-left="0.05pt solid #000000" fo:border-right="none" fo:border-top="none" fo:border-bottom="0.05pt solid #000000" style:writing-mode="lr-tb"/>
    </style:style>
    <style:style style:name="Tabla12.B3" style:family="table-cell">
      <style:table-cell-properties style:vertical-align="top" fo:padding="0.097cm" fo:border-left="0.05pt solid #000000" fo:border-right="0.05pt solid #000000" fo:border-top="none" fo:border-bottom="0.05pt solid #000000" style:writing-mode="lr-tb"/>
    </style:style>
    <style:style style:name="Tabla12.A4" style:family="table-cell">
      <style:table-cell-properties style:vertical-align="top" fo:padding="0.097cm" fo:border-left="0.05pt solid #000000" fo:border-right="none" fo:border-top="none" fo:border-bottom="0.05pt solid #000000" style:writing-mode="lr-tb"/>
    </style:style>
    <style:style style:name="Tabla12.B4" style:family="table-cell">
      <style:table-cell-properties style:vertical-align="top" fo:padding="0.097cm" fo:border-left="0.05pt solid #000000" fo:border-right="0.05pt solid #000000" fo:border-top="none" fo:border-bottom="0.05pt solid #000000" style:writing-mode="lr-tb"/>
    </style:style>
    <style:style style:name="Tabla12.A5" style:family="table-cell">
      <style:table-cell-properties style:vertical-align="top" fo:padding="0.097cm" fo:border-left="0.05pt solid #000000" fo:border-right="none" fo:border-top="none" fo:border-bottom="0.05pt solid #000000" style:writing-mode="lr-tb"/>
    </style:style>
    <style:style style:name="Tabla12.B5" style:family="table-cell">
      <style:table-cell-properties style:vertical-align="top" fo:padding="0.097cm" fo:border-left="0.05pt solid #000000" fo:border-right="0.05pt solid #000000" fo:border-top="none" fo:border-bottom="0.05pt solid #000000" style:writing-mode="lr-tb"/>
    </style:style>
    <style:style style:name="Tabla12.A6" style:family="table-cell">
      <style:table-cell-properties style:vertical-align="top" fo:padding="0.097cm" fo:border-left="0.05pt solid #000000" fo:border-right="none" fo:border-top="none" fo:border-bottom="0.05pt solid #000000" style:writing-mode="lr-tb"/>
    </style:style>
    <style:style style:name="Tabla12.B6" style:family="table-cell">
      <style:table-cell-properties style:vertical-align="top" fo:padding="0.097cm" fo:border-left="0.05pt solid #000000" fo:border-right="0.05pt solid #000000" fo:border-top="none" fo:border-bottom="0.05pt solid #000000" style:writing-mode="lr-tb"/>
    </style:style>
    <style:style style:name="Tabla12.A7" style:family="table-cell">
      <style:table-cell-properties style:vertical-align="top" fo:padding="0.097cm" fo:border-left="0.05pt solid #000000" fo:border-right="none" fo:border-top="none" fo:border-bottom="0.05pt solid #000000" style:writing-mode="lr-tb"/>
    </style:style>
    <style:style style:name="Tabla12.B7" style:family="table-cell">
      <style:table-cell-properties style:vertical-align="top" fo:padding="0.097cm" fo:border-left="0.05pt solid #000000" fo:border-right="0.05pt solid #000000" fo:border-top="none" fo:border-bottom="0.05pt solid #000000" style:writing-mode="lr-tb"/>
    </style:style>
    <style:style style:name="Tabla12.A8" style:family="table-cell">
      <style:table-cell-properties style:vertical-align="top" fo:padding="0.097cm" fo:border-left="0.05pt solid #000000" fo:border-right="none" fo:border-top="none" fo:border-bottom="0.05pt solid #000000" style:writing-mode="lr-tb"/>
    </style:style>
    <style:style style:name="Tabla12.B8" style:family="table-cell">
      <style:table-cell-properties style:vertical-align="top" fo:padding="0.097cm" fo:border-left="0.05pt solid #000000" fo:border-right="0.05pt solid #000000" fo:border-top="none" fo:border-bottom="0.05pt solid #000000" style:writing-mode="lr-tb"/>
    </style:style>
    <style:style style:name="Tabla12.A9" style:family="table-cell">
      <style:table-cell-properties style:vertical-align="top" fo:padding="0.097cm" fo:border-left="0.05pt solid #000000" fo:border-right="none" fo:border-top="none" fo:border-bottom="0.05pt solid #000000" style:writing-mode="lr-tb"/>
    </style:style>
    <style:style style:name="Tabla12.B9" style:family="table-cell">
      <style:table-cell-properties style:vertical-align="top" fo:padding="0.097cm" fo:border-left="0.05pt solid #000000" fo:border-right="0.05pt solid #000000" fo:border-top="none" fo:border-bottom="0.05pt solid #000000" style:writing-mode="lr-tb"/>
    </style:style>
    <style:style style:name="Tabla12.A10" style:family="table-cell">
      <style:table-cell-properties style:vertical-align="top" fo:padding="0.097cm" fo:border-left="0.05pt solid #000000" fo:border-right="none" fo:border-top="none" fo:border-bottom="0.05pt solid #000000" style:writing-mode="lr-tb"/>
    </style:style>
    <style:style style:name="Tabla12.B10" style:family="table-cell">
      <style:table-cell-properties style:vertical-align="top" fo:padding="0.097cm" fo:border-left="0.05pt solid #000000" fo:border-right="0.05pt solid #000000" fo:border-top="none" fo:border-bottom="0.05pt solid #000000" style:writing-mode="lr-tb"/>
    </style:style>
    <style:style style:name="Tabla12.A11" style:family="table-cell">
      <style:table-cell-properties style:vertical-align="top" fo:padding="0.097cm" fo:border-left="0.05pt solid #000000" fo:border-right="none" fo:border-top="none" fo:border-bottom="0.05pt solid #000000" style:writing-mode="lr-tb"/>
    </style:style>
    <style:style style:name="Tabla12.B11" style:family="table-cell">
      <style:table-cell-properties style:vertical-align="top" fo:padding="0.097cm" fo:border-left="0.05pt solid #000000" fo:border-right="0.05pt solid #000000" fo:border-top="none" fo:border-bottom="0.05pt solid #000000" style:writing-mode="lr-tb"/>
    </style:style>
    <style:style style:name="Tabla12.A12" style:family="table-cell">
      <style:table-cell-properties style:vertical-align="top" fo:padding="0.097cm" fo:border-left="0.05pt solid #000000" fo:border-right="none" fo:border-top="none" fo:border-bottom="0.05pt solid #000000" style:writing-mode="lr-tb"/>
    </style:style>
    <style:style style:name="Tabla12.B12" style:family="table-cell">
      <style:table-cell-properties style:vertical-align="top" fo:padding="0.097cm" fo:border-left="0.05pt solid #000000" fo:border-right="0.05pt solid #000000" fo:border-top="none" fo:border-bottom="0.05pt solid #000000" style:writing-mode="lr-tb"/>
    </style:style>
    <style:style style:name="Tabla12.A13" style:family="table-cell">
      <style:table-cell-properties style:vertical-align="top" fo:padding="0.097cm" fo:border-left="0.05pt solid #000000" fo:border-right="none" fo:border-top="none" fo:border-bottom="0.05pt solid #000000" style:writing-mode="lr-tb"/>
    </style:style>
    <style:style style:name="Tabla12.B13" style:family="table-cell">
      <style:table-cell-properties style:vertical-align="top" fo:padding="0.097cm" fo:border-left="0.05pt solid #000000" fo:border-right="0.05pt solid #000000" fo:border-top="none" fo:border-bottom="0.05pt solid #000000" style:writing-mode="lr-tb"/>
    </style:style>
    <style:style style:name="Tabla12.A14" style:family="table-cell">
      <style:table-cell-properties style:vertical-align="top" fo:padding="0.097cm" fo:border-left="0.05pt solid #000000" fo:border-right="none" fo:border-top="none" fo:border-bottom="0.05pt solid #000000" style:writing-mode="lr-tb"/>
    </style:style>
    <style:style style:name="Tabla12.B14" style:family="table-cell">
      <style:table-cell-properties style:vertical-align="top" fo:padding="0.097cm" fo:border-left="0.05pt solid #000000" fo:border-right="0.05pt solid #000000" fo:border-top="none" fo:border-bottom="0.05pt solid #000000" style:writing-mode="lr-tb"/>
    </style:style>
    <style:style style:name="Tabla12.A15" style:family="table-cell">
      <style:table-cell-properties style:vertical-align="top" fo:padding="0.097cm" fo:border-left="0.05pt solid #000000" fo:border-right="none" fo:border-top="none" fo:border-bottom="0.05pt solid #000000" style:writing-mode="lr-tb"/>
    </style:style>
    <style:style style:name="Tabla12.B15" style:family="table-cell">
      <style:table-cell-properties style:vertical-align="top" fo:padding="0.097cm" fo:border-left="0.05pt solid #000000" fo:border-right="0.05pt solid #000000" fo:border-top="none" fo:border-bottom="0.05pt solid #000000" style:writing-mode="lr-tb"/>
    </style:style>
    <style:style style:name="Tabla12.A16" style:family="table-cell">
      <style:table-cell-properties style:vertical-align="top" fo:padding="0.097cm" fo:border-left="0.05pt solid #000000" fo:border-right="none" fo:border-top="none" fo:border-bottom="0.05pt solid #000000" style:writing-mode="lr-tb"/>
    </style:style>
    <style:style style:name="Tabla12.B16" style:family="table-cell">
      <style:table-cell-properties style:vertical-align="top" fo:padding="0.097cm" fo:border-left="0.05pt solid #000000" fo:border-right="0.05pt solid #000000" fo:border-top="none" fo:border-bottom="0.05pt solid #000000" style:writing-mode="lr-tb"/>
    </style:style>
    <style:style style:name="Tabla12.A17" style:family="table-cell">
      <style:table-cell-properties style:vertical-align="top" fo:padding="0.097cm" fo:border-left="0.05pt solid #000000" fo:border-right="none" fo:border-top="none" fo:border-bottom="0.05pt solid #000000" style:writing-mode="lr-tb"/>
    </style:style>
    <style:style style:name="Tabla12.B17" style:family="table-cell">
      <style:table-cell-properties style:vertical-align="top" fo:padding="0.097cm" fo:border-left="0.05pt solid #000000" fo:border-right="0.05pt solid #000000" fo:border-top="none" fo:border-bottom="0.05pt solid #000000" style:writing-mode="lr-tb"/>
    </style:style>
    <style:style style:name="Tabla12.A18" style:family="table-cell">
      <style:table-cell-properties style:vertical-align="top" fo:padding="0.097cm" fo:border-left="0.05pt solid #000000" fo:border-right="none" fo:border-top="none" fo:border-bottom="0.05pt solid #000000" style:writing-mode="lr-tb"/>
    </style:style>
    <style:style style:name="Tabla12.B18" style:family="table-cell">
      <style:table-cell-properties style:vertical-align="top" fo:padding="0.097cm" fo:border-left="0.05pt solid #000000" fo:border-right="0.05pt solid #000000" fo:border-top="none" fo:border-bottom="0.05pt solid #000000" style:writing-mode="lr-tb"/>
    </style:style>
    <style:style style:name="Tabla12.A19" style:family="table-cell">
      <style:table-cell-properties style:vertical-align="top" fo:padding="0.097cm" fo:border-left="0.05pt solid #000000" fo:border-right="none" fo:border-top="none" fo:border-bottom="0.05pt solid #000000" style:writing-mode="lr-tb"/>
    </style:style>
    <style:style style:name="Tabla12.B19" style:family="table-cell">
      <style:table-cell-properties style:vertical-align="top" fo:padding="0.097cm" fo:border-left="0.05pt solid #000000" fo:border-right="0.05pt solid #000000" fo:border-top="none" fo:border-bottom="0.05pt solid #000000" style:writing-mode="lr-tb"/>
    </style:style>
    <style:style style:name="Tabla12.A20" style:family="table-cell">
      <style:table-cell-properties style:vertical-align="top" fo:padding="0.097cm" fo:border-left="0.05pt solid #000000" fo:border-right="none" fo:border-top="none" fo:border-bottom="0.05pt solid #000000" style:writing-mode="lr-tb"/>
    </style:style>
    <style:style style:name="Tabla12.B20" style:family="table-cell">
      <style:table-cell-properties style:vertical-align="top" fo:padding="0.097cm" fo:border-left="0.05pt solid #000000" fo:border-right="0.05pt solid #000000" fo:border-top="none" fo:border-bottom="0.05pt solid #000000" style:writing-mode="lr-tb"/>
    </style:style>
    <style:style style:name="Tabla12.A21" style:family="table-cell">
      <style:table-cell-properties style:vertical-align="top" fo:padding="0.097cm" fo:border-left="0.05pt solid #000000" fo:border-right="none" fo:border-top="none" fo:border-bottom="0.05pt solid #000000" style:writing-mode="lr-tb"/>
    </style:style>
    <style:style style:name="Tabla12.B21" style:family="table-cell">
      <style:table-cell-properties style:vertical-align="top" fo:padding="0.097cm" fo:border-left="0.05pt solid #000000" fo:border-right="0.05pt solid #000000" fo:border-top="none" fo:border-bottom="0.05pt solid #000000" style:writing-mode="lr-tb"/>
    </style:style>
    <style:style style:name="Tabla12.A22" style:family="table-cell">
      <style:table-cell-properties style:vertical-align="top" fo:padding="0.097cm" fo:border-left="0.05pt solid #000000" fo:border-right="none" fo:border-top="none" fo:border-bottom="0.05pt solid #000000" style:writing-mode="lr-tb"/>
    </style:style>
    <style:style style:name="Tabla12.B22" style:family="table-cell">
      <style:table-cell-properties style:vertical-align="top" fo:padding="0.097cm" fo:border-left="0.05pt solid #000000" fo:border-right="0.05pt solid #000000" fo:border-top="none" fo:border-bottom="0.05pt solid #000000" style:writing-mode="lr-tb"/>
    </style:style>
    <style:style style:name="Tabla12.A23" style:family="table-cell">
      <style:table-cell-properties style:vertical-align="top" fo:padding="0.097cm" fo:border-left="0.05pt solid #000000" fo:border-right="none" fo:border-top="none" fo:border-bottom="0.05pt solid #000000" style:writing-mode="lr-tb"/>
    </style:style>
    <style:style style:name="Tabla12.B23" style:family="table-cell">
      <style:table-cell-properties style:vertical-align="top" fo:padding="0.097cm" fo:border-left="0.05pt solid #000000" fo:border-right="0.05pt solid #000000" fo:border-top="none" fo:border-bottom="0.05pt solid #000000" style:writing-mode="lr-tb"/>
    </style:style>
    <style:style style:name="Tabla12.A24" style:family="table-cell">
      <style:table-cell-properties style:vertical-align="top" fo:padding="0.097cm" fo:border-left="0.05pt solid #000000" fo:border-right="none" fo:border-top="none" fo:border-bottom="0.05pt solid #000000" style:writing-mode="lr-tb"/>
    </style:style>
    <style:style style:name="Tabla12.B24" style:family="table-cell">
      <style:table-cell-properties style:vertical-align="top" fo:padding="0.097cm" fo:border-left="0.05pt solid #000000" fo:border-right="0.05pt solid #000000" fo:border-top="none" fo:border-bottom="0.05pt solid #000000" style:writing-mode="lr-tb"/>
    </style:style>
    <style:style style:name="Tabla12.A25" style:family="table-cell">
      <style:table-cell-properties style:vertical-align="top" fo:padding="0.097cm" fo:border-left="0.05pt solid #000000" fo:border-right="none" fo:border-top="none" fo:border-bottom="0.05pt solid #000000" style:writing-mode="lr-tb"/>
    </style:style>
    <style:style style:name="Tabla12.B25" style:family="table-cell">
      <style:table-cell-properties style:vertical-align="top" fo:padding="0.097cm" fo:border-left="0.05pt solid #000000" fo:border-right="0.05pt solid #000000" fo:border-top="none" fo:border-bottom="0.05pt solid #000000" style:writing-mode="lr-tb"/>
    </style:style>
    <style:style style:name="Tabla12.A26" style:family="table-cell">
      <style:table-cell-properties style:vertical-align="top" fo:padding="0.097cm" fo:border-left="0.05pt solid #000000" fo:border-right="none" fo:border-top="none" fo:border-bottom="0.05pt solid #000000" style:writing-mode="lr-tb"/>
    </style:style>
    <style:style style:name="Tabla12.B26" style:family="table-cell">
      <style:table-cell-properties style:vertical-align="top" fo:padding="0.097cm" fo:border-left="0.05pt solid #000000" fo:border-right="0.05pt solid #000000" fo:border-top="none" fo:border-bottom="0.05pt solid #000000" style:writing-mode="lr-tb"/>
    </style:style>
    <style:style style:name="Tabla12.A27" style:family="table-cell">
      <style:table-cell-properties style:vertical-align="top" fo:padding="0.097cm" fo:border-left="0.05pt solid #000000" fo:border-right="none" fo:border-top="none" fo:border-bottom="0.05pt solid #000000" style:writing-mode="lr-tb"/>
    </style:style>
    <style:style style:name="Tabla12.B27" style:family="table-cell">
      <style:table-cell-properties style:vertical-align="top" fo:padding="0.097cm" fo:border-left="0.05pt solid #000000" fo:border-right="0.05pt solid #000000" fo:border-top="none" fo:border-bottom="0.05pt solid #000000" style:writing-mode="lr-tb"/>
    </style:style>
    <style:style style:name="Tabla12.A28" style:family="table-cell">
      <style:table-cell-properties style:vertical-align="top" fo:padding="0.097cm" fo:border-left="0.05pt solid #000000" fo:border-right="none" fo:border-top="none" fo:border-bottom="0.05pt solid #000000" style:writing-mode="lr-tb"/>
    </style:style>
    <style:style style:name="Tabla12.B28" style:family="table-cell">
      <style:table-cell-properties style:vertical-align="top" fo:padding="0.097cm" fo:border-left="0.05pt solid #000000" fo:border-right="0.05pt solid #000000" fo:border-top="none" fo:border-bottom="0.05pt solid #000000" style:writing-mode="lr-tb"/>
    </style:style>
    <style:style style:name="Tabla12.A29" style:family="table-cell">
      <style:table-cell-properties style:vertical-align="top" fo:padding="0.097cm" fo:border-left="0.05pt solid #000000" fo:border-right="none" fo:border-top="none" fo:border-bottom="0.05pt solid #000000" style:writing-mode="lr-tb"/>
    </style:style>
    <style:style style:name="Tabla12.B29" style:family="table-cell">
      <style:table-cell-properties style:vertical-align="top" fo:padding="0.097cm" fo:border-left="0.05pt solid #000000" fo:border-right="0.05pt solid #000000" fo:border-top="none" fo:border-bottom="0.05pt solid #000000" style:writing-mode="lr-tb"/>
    </style:style>
    <style:style style:name="Tabla12.A30" style:family="table-cell">
      <style:table-cell-properties style:vertical-align="top" fo:padding="0.097cm" fo:border-left="0.05pt solid #000000" fo:border-right="none" fo:border-top="none" fo:border-bottom="0.05pt solid #000000" style:writing-mode="lr-tb"/>
    </style:style>
    <style:style style:name="Tabla12.B30" style:family="table-cell">
      <style:table-cell-properties style:vertical-align="top" fo:padding="0.097cm" fo:border-left="0.05pt solid #000000" fo:border-right="0.05pt solid #000000" fo:border-top="none" fo:border-bottom="0.05pt solid #000000" style:writing-mode="lr-tb"/>
    </style:style>
    <style:style style:name="Tabla12.A31" style:family="table-cell">
      <style:table-cell-properties style:vertical-align="top" fo:padding="0.097cm" fo:border-left="0.05pt solid #000000" fo:border-right="none" fo:border-top="none" fo:border-bottom="0.05pt solid #000000" style:writing-mode="lr-tb"/>
    </style:style>
    <style:style style:name="Tabla12.B31" style:family="table-cell">
      <style:table-cell-properties style:vertical-align="top" fo:padding="0.097cm" fo:border-left="0.05pt solid #000000" fo:border-right="0.05pt solid #000000" fo:border-top="none" fo:border-bottom="0.05pt solid #000000" style:writing-mode="lr-tb"/>
    </style:style>
    <style:style style:name="Tabla12.A32" style:family="table-cell">
      <style:table-cell-properties style:vertical-align="top" fo:padding="0.097cm" fo:border-left="0.05pt solid #000000" fo:border-right="none" fo:border-top="none" fo:border-bottom="0.05pt solid #000000" style:writing-mode="lr-tb"/>
    </style:style>
    <style:style style:name="Tabla12.B32" style:family="table-cell">
      <style:table-cell-properties style:vertical-align="top" fo:padding="0.097cm" fo:border-left="0.05pt solid #000000" fo:border-right="0.05pt solid #000000" fo:border-top="none" fo:border-bottom="0.05pt solid #000000" style:writing-mode="lr-tb"/>
    </style:style>
    <style:style style:name="Tabla12.A33" style:family="table-cell">
      <style:table-cell-properties style:vertical-align="top" fo:padding="0.097cm" fo:border-left="0.05pt solid #000000" fo:border-right="none" fo:border-top="none" fo:border-bottom="0.05pt solid #000000" style:writing-mode="lr-tb"/>
    </style:style>
    <style:style style:name="Tabla12.B33" style:family="table-cell">
      <style:table-cell-properties style:vertical-align="top" fo:padding="0.097cm" fo:border-left="0.05pt solid #000000" fo:border-right="0.05pt solid #000000" fo:border-top="none" fo:border-bottom="0.05pt solid #000000" style:writing-mode="lr-tb"/>
    </style:style>
    <style:style style:name="Tabla12.A34" style:family="table-cell">
      <style:table-cell-properties style:vertical-align="top" fo:padding="0.097cm" fo:border-left="0.05pt solid #000000" fo:border-right="none" fo:border-top="none" fo:border-bottom="0.05pt solid #000000" style:writing-mode="lr-tb"/>
    </style:style>
    <style:style style:name="Tabla12.B34" style:family="table-cell">
      <style:table-cell-properties style:vertical-align="top" fo:padding="0.097cm" fo:border-left="0.05pt solid #000000" fo:border-right="0.05pt solid #000000" fo:border-top="none" fo:border-bottom="0.05pt solid #000000" style:writing-mode="lr-tb"/>
    </style:style>
    <style:style style:name="Tabla12.A35" style:family="table-cell">
      <style:table-cell-properties style:vertical-align="top" fo:padding="0.097cm" fo:border-left="0.05pt solid #000000" fo:border-right="none" fo:border-top="none" fo:border-bottom="0.05pt solid #000000" style:writing-mode="lr-tb"/>
    </style:style>
    <style:style style:name="Tabla12.B35" style:family="table-cell">
      <style:table-cell-properties style:vertical-align="top" fo:padding="0.097cm" fo:border-left="0.05pt solid #000000" fo:border-right="0.05pt solid #000000" fo:border-top="none" fo:border-bottom="0.05pt solid #000000" style:writing-mode="lr-tb"/>
    </style:style>
    <style:style style:name="Tabla12.A36" style:family="table-cell">
      <style:table-cell-properties style:vertical-align="top" fo:padding="0.097cm" fo:border-left="0.05pt solid #000000" fo:border-right="none" fo:border-top="none" fo:border-bottom="0.05pt solid #000000" style:writing-mode="lr-tb"/>
    </style:style>
    <style:style style:name="Tabla12.B36" style:family="table-cell">
      <style:table-cell-properties style:vertical-align="top" fo:padding="0.097cm" fo:border-left="0.05pt solid #000000" fo:border-right="0.05pt solid #000000" fo:border-top="none" fo:border-bottom="0.05pt solid #000000" style:writing-mode="lr-tb"/>
    </style:style>
    <style:style style:name="Tabla12.A37" style:family="table-cell">
      <style:table-cell-properties style:vertical-align="top" fo:padding="0.097cm" fo:border-left="0.05pt solid #000000" fo:border-right="none" fo:border-top="none" fo:border-bottom="0.05pt solid #000000" style:writing-mode="lr-tb"/>
    </style:style>
    <style:style style:name="Tabla12.B37" style:family="table-cell">
      <style:table-cell-properties style:vertical-align="top" fo:padding="0.097cm" fo:border-left="0.05pt solid #000000" fo:border-right="0.05pt solid #000000" fo:border-top="none" fo:border-bottom="0.05pt solid #000000" style:writing-mode="lr-tb"/>
    </style:style>
    <style:style style:name="Tabla12.A38" style:family="table-cell">
      <style:table-cell-properties style:vertical-align="top" fo:padding="0.097cm" fo:border-left="0.05pt solid #000000" fo:border-right="none" fo:border-top="none" fo:border-bottom="0.05pt solid #000000" style:writing-mode="lr-tb"/>
    </style:style>
    <style:style style:name="Tabla12.B38"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Text_20_body">
      <style:paragraph-properties fo:text-align="start" style:justify-single-word="false" fo:background-color="transparent">
        <style:background-image/>
      </style:paragraph-properties>
      <style:text-properties fo:font-size="11pt" fo:font-weight="normal" officeooo:rsid="0010c2b8" officeooo:paragraph-rsid="0010c2b8" style:font-size-asian="11pt" style:font-weight-asian="normal" style:font-size-complex="11pt" style:font-weight-complex="normal"/>
    </style:style>
    <style:style style:name="P2" style:family="paragraph" style:parent-style-name="Text_20_body" style:list-style-name="L1"/>
    <style:style style:name="P3" style:family="paragraph" style:parent-style-name="Text_20_body">
      <style:text-properties officeooo:rsid="0009d533" officeooo:paragraph-rsid="000b21c6"/>
    </style:style>
    <style:style style:name="P4" style:family="paragraph" style:parent-style-name="Text_20_body">
      <style:text-properties officeooo:rsid="0012565f" officeooo:paragraph-rsid="0012565f"/>
    </style:style>
    <style:style style:name="P5" style:family="paragraph" style:parent-style-name="Standard">
      <style:text-properties style:font-name="NewsGotT1" fo:language="es" fo:country="ES" fo:font-weight="bold" style:font-weight-asian="bold" style:font-weight-complex="bold"/>
    </style:style>
    <style:style style:name="P6" style:family="paragraph" style:parent-style-name="Standard">
      <style:text-properties style:font-name="NewsGotT1" fo:language="es" fo:country="ES"/>
    </style:style>
    <style:style style:name="P7"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8"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2" fo:font-size="10pt" fo:font-weight="bold" style:font-size-asian="10pt" style:font-weight-asian="bold" style:font-size-complex="10pt" style:font-weight-complex="bold"/>
    </style:style>
    <style:style style:name="P9" style:family="paragraph" style:parent-style-name="Table_20_Contents">
      <style:paragraph-properties fo:margin-left="0cm" fo:margin-right="0.101cm" fo:text-align="center" style:justify-single-word="false" fo:text-indent="0cm" style:auto-text-indent="false"/>
      <style:text-properties style:use-window-font-color="true" style:font-name="Eras Bk BT2" fo:font-size="10pt" fo:font-weight="bold" style:font-size-asian="10pt" style:font-weight-asian="bold" style:font-size-complex="10pt" style:font-weight-complex="bold"/>
    </style:style>
    <style:style style:name="P10" style:family="paragraph" style:parent-style-name="Table_20_Contents">
      <style:paragraph-properties fo:margin-left="0cm" fo:margin-right="0.101cm" fo:text-align="end" style:justify-single-word="false" fo:text-indent="0cm" style:auto-text-indent="false" fo:padding="0cm" fo:border="none" style:shadow="none"/>
      <style:text-properties style:use-window-font-color="true" style:font-name="Eras Bk BT2" fo:font-size="10pt" fo:font-weight="bold" style:font-size-asian="10pt" style:font-weight-asian="bold" style:font-size-complex="10pt" style:font-weight-complex="bold"/>
    </style:style>
    <style:style style:name="P11" style:family="paragraph" style:parent-style-name="Table_20_Contents">
      <style:paragraph-properties fo:margin-left="0cm" fo:margin-right="0.101cm" fo:text-align="end" style:justify-single-word="false" fo:text-indent="0cm" style:auto-text-indent="false" fo:padding="0cm" fo:border="none" style:shadow="none"/>
      <style:text-properties style:use-window-font-color="true" style:font-name="Eras Lt BT" fo:font-size="10pt" fo:font-weight="bold" style:font-size-asian="10pt" style:font-weight-asian="bold" style:font-size-complex="10pt" style:font-weight-complex="bold"/>
    </style:style>
    <style:style style:name="P12"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text-properties style:use-window-font-color="true" fo:font-size="7pt" fo:font-weight="bold" style:font-size-asian="7pt" style:font-weight-asian="bold" style:font-size-complex="7pt" style:font-weight-complex="bold"/>
    </style:style>
    <style:style style:name="P13"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14" style:family="paragraph" style:parent-style-name="Standard">
      <style:text-properties fo:font-size="4pt" style:font-size-asian="4.19999980926514pt" style:font-size-complex="4.80000019073486pt"/>
    </style:style>
    <style:style style:name="P15" style:family="paragraph" style:parent-style-name="Standard">
      <style:text-properties style:font-name="NewsGotT1" fo:language="es" fo:country="ES"/>
    </style:style>
    <style:style style:name="P16" style:family="paragraph" style:parent-style-name="Standard">
      <style:text-properties style:font-name="NewsGotT1" fo:language="es" fo:country="ES" fo:font-weight="bold" style:font-weight-asian="bold" style:font-weight-complex="bold"/>
    </style:style>
    <style:style style:name="P17" style:family="paragraph" style:parent-style-name="Standard">
      <style:text-properties style:font-name="NewsGotT1" fo:language="es" fo:country="ES" fo:font-weight="bold" fo:background-color="transparent" style:font-weight-asian="bold" style:font-weight-complex="bold"/>
    </style:style>
    <style:style style:name="P18" style:family="paragraph" style:parent-style-name="Standard">
      <style:text-properties style:font-name="NewsGotT1" fo:language="es" fo:country="ES" fo:background-color="transparent"/>
    </style:style>
    <style:style style:name="P19" style:family="paragraph" style:parent-style-name="Standard">
      <style:text-properties style:font-name="NewsGotT1" fo:font-size="10pt" fo:language="es" fo:country="ES"/>
    </style:style>
    <style:style style:name="P20" style:family="paragraph" style:parent-style-name="Standard">
      <style:text-properties fo:font-size="12pt" style:font-size-asian="12pt" style:font-size-complex="12pt"/>
    </style:style>
    <style:style style:name="P21" style:family="paragraph" style:parent-style-name="Text_20_body">
      <style:paragraph-properties fo:background-color="transparent">
        <style:background-image/>
      </style:paragraph-properties>
    </style:style>
    <style:style style:name="P22" style:family="paragraph" style:parent-style-name="Text_20_body">
      <style:paragraph-properties fo:text-align="start" style:justify-single-word="false" fo:background-color="transparent">
        <style:background-image/>
      </style:paragraph-properties>
      <style:text-properties fo:font-size="11pt" fo:font-weight="normal" officeooo:rsid="0010c2b8" officeooo:paragraph-rsid="0010c2b8" style:font-size-asian="11pt" style:font-weight-asian="normal" style:font-size-complex="11pt" style:font-weight-complex="normal"/>
    </style:style>
    <style:style style:name="P23" style:family="paragraph" style:parent-style-name="Text_20_body">
      <style:text-properties officeooo:rsid="0009d533" officeooo:paragraph-rsid="000b21c6"/>
    </style:style>
    <style:style style:name="P24" style:family="paragraph" style:parent-style-name="Text_20_body">
      <style:text-properties officeooo:rsid="0012565f" officeooo:paragraph-rsid="0012565f"/>
    </style:style>
    <style:style style:name="P25" style:family="paragraph" style:parent-style-name="Text_20_body">
      <style:text-properties officeooo:rsid="0010c2b8" officeooo:paragraph-rsid="0010c2b8"/>
    </style:style>
    <style:style style:name="P26" style:family="paragraph" style:parent-style-name="Text_20_body">
      <style:paragraph-properties fo:orphans="2"/>
      <style:text-properties fo:font-weight="bold" style:font-weight-asian="bold" style:font-weight-complex="bold"/>
    </style:style>
    <style:style style:name="P27" style:family="paragraph" style:parent-style-name="Text_20_body">
      <style:text-properties fo:background-color="transparent"/>
    </style:style>
    <style:style style:name="P28" style:family="paragraph" style:parent-style-name="Text_20_body">
      <style:paragraph-properties fo:orphans="2"/>
    </style:style>
    <style:style style:name="P29" style:family="paragraph" style:parent-style-name="Text_20_body">
      <style:paragraph-properties fo:text-align="justify" style:justify-single-word="false"/>
      <style:text-properties fo:color="#000000" fo:font-size="10.5pt" style:font-size-asian="10.5pt" style:font-size-complex="10.5pt"/>
    </style:style>
    <style:style style:name="P30" style:family="paragraph" style:parent-style-name="Text_20_body">
      <style:text-properties style:font-name="NewsGotT1" fo:font-size="10pt" fo:language="es" fo:country="ES"/>
    </style:style>
    <style:style style:name="P31" style:family="paragraph" style:parent-style-name="Text_20_body">
      <style:text-properties officeooo:paragraph-rsid="0012565f"/>
    </style:style>
    <style:style style:name="P32" style:family="paragraph" style:parent-style-name="Text_20_body">
      <style:text-properties officeooo:rsid="00153cf5" officeooo:paragraph-rsid="00153cf5"/>
    </style:style>
    <style:style style:name="P33" style:family="paragraph" style:parent-style-name="Text_20_body">
      <style:text-properties officeooo:paragraph-rsid="0016d3ef"/>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style:use-window-font-color="true" fo:font-weight="bold" officeooo:rsid="00055a66" style:font-weight-asian="bold" style:font-weight-complex="bold"/>
    </style:style>
    <style:style style:name="P36" style:family="paragraph" style:parent-style-name="Table_20_Contents">
      <style:paragraph-properties fo:text-align="center" style:justify-single-word="false"/>
      <style:text-properties style:use-window-font-color="true" fo:font-weight="bold" officeooo:rsid="00055a66" officeooo:paragraph-rsid="00055a66" style:font-weight-asian="bold" style:font-weight-complex="bold"/>
    </style:style>
    <style:style style:name="P37"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38" style:family="paragraph" style:parent-style-name="Table_20_Contents">
      <style:paragraph-properties fo:text-align="center" style:justify-single-word="false"/>
      <style:text-properties style:use-window-font-color="true" fo:font-weight="bold" officeooo:rsid="000778f8" officeooo:paragraph-rsid="000778f8" style:font-weight-asian="bold" style:font-weight-complex="bold"/>
    </style:style>
    <style:style style:name="P39" style:family="paragraph" style:parent-style-name="Table_20_Contents">
      <style:paragraph-properties fo:text-align="start" style:justify-single-word="false"/>
      <style:text-properties style:use-window-font-color="true" style:font-name="NewsGotT3" fo:font-weight="bold"/>
    </style:style>
    <style:style style:name="P40" style:family="paragraph" style:parent-style-name="Table_20_Contents">
      <style:paragraph-properties fo:text-align="center" style:justify-single-word="false"/>
      <style:text-properties style:use-window-font-color="true" style:font-name="NewsGotT3" fo:font-weight="bold"/>
    </style:style>
    <style:style style:name="P41" style:family="paragraph" style:parent-style-name="Table_20_Contents">
      <style:paragraph-properties fo:text-align="center" style:justify-single-word="false"/>
      <style:text-properties style:use-window-font-color="true" style:font-name="NewsGotT" fo:font-size="10pt" fo:font-weight="bold" officeooo:rsid="00055a66" officeooo:paragraph-rsid="00055a66" style:font-weight-asian="bold" style:font-weight-complex="bold"/>
    </style:style>
    <style:style style:name="P42" style:family="paragraph" style:parent-style-name="Table_20_Contents">
      <style:text-properties fo:color="#000000"/>
    </style:style>
    <style:style style:name="P43" style:family="paragraph" style:parent-style-name="Table_20_Contents">
      <style:paragraph-properties fo:text-align="start" style:justify-single-word="false"/>
      <style:text-properties fo:color="#000000"/>
    </style:style>
    <style:style style:name="P44" style:family="paragraph" style:parent-style-name="Table_20_Contents">
      <style:text-properties fo:color="#000000" style:font-name="NewsGotT3"/>
    </style:style>
    <style:style style:name="P45" style:family="paragraph" style:parent-style-name="Table_20_Contents">
      <style:paragraph-properties fo:text-align="start" style:justify-single-word="false"/>
      <style:text-properties fo:color="#000000" style:font-name="NewsGotT3"/>
    </style:style>
    <style:style style:name="P46" style:family="paragraph" style:parent-style-name="Table_20_Contents">
      <style:paragraph-properties fo:text-align="center" style:justify-single-word="false"/>
      <style:text-properties fo:color="#000000" style:font-name="NewsGotT3"/>
    </style:style>
    <style:style style:name="P47" style:family="paragraph" style:parent-style-name="Table_20_Contents">
      <style:text-properties fo:color="#000000" style:font-name="NewsGotT3" officeooo:rsid="0009c1a2" officeooo:paragraph-rsid="0009c1a2"/>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text-properties fo:color="#000000" fo:font-weight="bold"/>
    </style:style>
    <style:style style:name="P50" style:family="paragraph" style:parent-style-name="Table_20_Contents">
      <style:paragraph-properties fo:text-align="center" style:justify-single-word="false"/>
      <style:text-properties fo:color="#000000" fo:font-weight="bold" style:font-weight-asian="bold" style:font-weight-complex="bold"/>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text-properties fo:font-weight="normal" style:font-weight-asian="normal" style:font-weight-complex="normal"/>
    </style:style>
    <style:style style:name="P54" style:family="paragraph" style:parent-style-name="Table_20_Contents">
      <style:paragraph-properties fo:text-align="center" style:justify-single-word="false"/>
      <style:text-properties fo:font-weight="normal" officeooo:rsid="000276b5" officeooo:paragraph-rsid="000276b5" style:font-weight-asian="normal" style:font-weight-complex="normal"/>
    </style:style>
    <style:style style:name="P55" style:family="paragraph" style:parent-style-name="Table_20_Contents">
      <style:paragraph-properties style:snap-to-layout-grid="false"/>
    </style:style>
    <style:style style:name="P56" style:family="paragraph" style:parent-style-name="Table_20_Contents">
      <style:paragraph-properties style:snap-to-layout-grid="false"/>
      <style:text-properties style:font-name-asian="CAAAAA+DejaVuSans" style:font-name-complex="CAAAAA+DejaVuSans"/>
    </style:style>
    <style:style style:name="P57" style:family="paragraph" style:parent-style-name="Table_20_Contents">
      <style:paragraph-properties fo:text-align="center" style:justify-single-word="false"/>
      <style:text-properties fo:background-color="transparent"/>
    </style:style>
    <style:style style:name="P58" style:family="paragraph" style:parent-style-name="Table_20_Contents">
      <style:paragraph-properties style:snap-to-layout-grid="false"/>
      <style:text-properties style:font-name-asian="Calibri" style:font-name-complex="Calibri"/>
    </style:style>
    <style:style style:name="P59" style:family="paragraph" style:parent-style-name="Table_20_Contents">
      <style:paragraph-properties fo:text-align="start" style:justify-single-word="false"/>
    </style:style>
    <style:style style:name="P60" style:family="paragraph" style:parent-style-name="Table_20_Contents">
      <style:paragraph-properties fo:text-align="center" style:justify-single-word="false"/>
      <style:text-properties fo:color="#ffffff" fo:font-weight="bold" style:font-weight-asian="bold" style:font-weight-complex="bold"/>
    </style:style>
    <style:style style:name="P61" style:family="paragraph" style:parent-style-name="Table_20_Contents">
      <style:paragraph-properties fo:text-align="center" style:justify-single-word="false"/>
      <style:text-properties style:font-name="NewsGotT" fo:font-size="10pt" fo:font-weight="bold" style:font-weight-asian="bold" style:font-weight-complex="bold"/>
    </style:style>
    <style:style style:name="P62" style:family="paragraph" style:parent-style-name="Table_20_Contents">
      <style:paragraph-properties fo:text-align="center" style:justify-single-word="false"/>
      <style:text-properties officeooo:rsid="000e13e7" officeooo:paragraph-rsid="000e13e7"/>
    </style:style>
    <style:style style:name="P63" style:family="paragraph" style:parent-style-name="Table_20_Contents">
      <style:paragraph-properties fo:text-align="center" style:justify-single-word="false"/>
      <style:text-properties officeooo:rsid="00196afd" officeooo:paragraph-rsid="00196afd"/>
    </style:style>
    <style:style style:name="P64" style:family="paragraph" style:parent-style-name="Table_20_Contents">
      <style:paragraph-properties fo:text-align="center" style:justify-single-word="false"/>
      <style:text-properties officeooo:rsid="001adf9b" officeooo:paragraph-rsid="001adf9b"/>
    </style:style>
    <style:style style:name="P65" style:family="paragraph" style:parent-style-name="Text_20_body">
      <style:paragraph-properties fo:margin-left="1.27cm" fo:margin-right="0cm" fo:text-indent="0cm" style:auto-text-indent="false"/>
    </style:style>
    <style:style style:name="P66" style:family="paragraph" style:parent-style-name="Table_20_Contents">
      <style:paragraph-properties fo:margin-top="0cm" fo:margin-bottom="0.499cm" style:contextual-spacing="false"/>
    </style:style>
    <style:style style:name="P67" style:family="paragraph" style:parent-style-name="Table_20_Contents">
      <style:paragraph-properties fo:margin-top="0cm" fo:margin-bottom="0.499cm" style:contextual-spacing="false" fo:text-align="center" style:justify-single-word="false"/>
      <style:text-properties style:use-window-font-color="true" fo:font-weight="bold" officeooo:rsid="0007faed" officeooo:paragraph-rsid="0007faed" style:font-weight-asian="bold" style:font-weight-complex="bold"/>
    </style:style>
    <style:style style:name="P68" style:family="paragraph" style:parent-style-name="Table_20_Contents">
      <style:paragraph-properties fo:margin-top="0cm" fo:margin-bottom="0.499cm" style:contextual-spacing="false" fo:text-align="center" style:justify-single-word="false"/>
      <style:text-properties style:use-window-font-color="true" fo:font-weight="bold" style:font-weight-asian="bold" style:font-weight-complex="bold"/>
    </style:style>
    <style:style style:name="P69" style:family="paragraph" style:parent-style-name="Table_20_Contents">
      <style:paragraph-properties fo:margin-top="0cm" fo:margin-bottom="0.499cm" style:contextual-spacing="false" fo:text-align="center" style:justify-single-word="false"/>
      <style:text-properties style:use-window-font-color="true" fo:font-weight="bold" officeooo:rsid="00081a49" officeooo:paragraph-rsid="00081a49" style:font-weight-asian="bold" style:font-weight-complex="bold"/>
    </style:style>
    <style:style style:name="P70" style:family="paragraph" style:parent-style-name="Table_20_Contents">
      <style:paragraph-properties fo:margin-top="0cm" fo:margin-bottom="0.499cm" style:contextual-spacing="false" fo:text-align="start" style:justify-single-word="false"/>
      <style:text-properties fo:color="#000000"/>
    </style:style>
    <style:style style:name="P71" style:family="paragraph" style:parent-style-name="Table_20_Contents">
      <style:paragraph-properties fo:margin-top="0cm" fo:margin-bottom="0.499cm" style:contextual-spacing="false" fo:text-align="center" style:justify-single-word="false"/>
      <style:text-properties fo:color="#000000"/>
    </style:style>
    <style:style style:name="P72" style:family="paragraph" style:parent-style-name="Table_20_Contents">
      <style:paragraph-properties fo:margin-top="0cm" fo:margin-bottom="0.499cm" style:contextual-spacing="false" fo:text-align="start" style:justify-single-word="false"/>
      <style:text-properties fo:color="#000000" style:font-name="NewsGotT" fo:font-size="10pt"/>
    </style:style>
    <style:style style:name="P73" style:family="paragraph" style:parent-style-name="Table_20_Contents">
      <style:paragraph-properties fo:margin-top="0cm" fo:margin-bottom="0.499cm" style:contextual-spacing="false" fo:text-align="center" style:justify-single-word="false"/>
      <style:text-properties fo:color="#000000" style:font-name="NewsGotT" fo:font-size="10pt" fo:font-weight="bold" style:font-weight-asian="bold" style:font-weight-complex="bold"/>
    </style:style>
    <style:style style:name="P74" style:family="paragraph" style:parent-style-name="Table_20_Contents">
      <style:paragraph-properties fo:margin-top="0cm" fo:margin-bottom="0.499cm" style:contextual-spacing="false" fo:text-align="center" style:justify-single-word="false"/>
      <style:text-properties fo:color="#000000" fo:font-weight="bold" style:font-weight-asian="bold" style:font-weight-complex="bold"/>
    </style:style>
    <style:style style:name="P75" style:family="paragraph" style:parent-style-name="Table_20_Contents">
      <style:paragraph-properties fo:margin-top="0cm" fo:margin-bottom="0.499cm" style:contextual-spacing="false" fo:text-align="center" style:justify-single-word="false"/>
      <style:text-properties fo:color="#ffffff" fo:font-weight="bold" style:font-weight-asian="bold" style:font-weight-complex="bold"/>
    </style:style>
    <style:style style:name="P76" style:family="paragraph" style:parent-style-name="Table_20_Contents">
      <style:paragraph-properties fo:margin-top="0cm" fo:margin-bottom="0.499cm" style:contextual-spacing="false" fo:text-align="start" style:justify-single-word="false"/>
      <style:text-properties fo:color="#ffffff" fo:font-weight="bold" style:font-weight-asian="bold" style:font-weight-complex="bold"/>
    </style:style>
    <style:style style:name="P77" style:family="paragraph" style:parent-style-name="Table_20_Contents">
      <style:paragraph-properties fo:margin-top="0cm" fo:margin-bottom="0.499cm" style:contextual-spacing="false" fo:text-align="center" style:justify-single-word="false"/>
    </style:style>
    <style:style style:name="P78" style:family="paragraph" style:parent-style-name="Table_20_Contents">
      <style:paragraph-properties fo:margin-top="0cm" fo:margin-bottom="0.499cm" style:contextual-spacing="false" fo:text-align="start" style:justify-single-word="false"/>
    </style:style>
    <style:style style:name="P79" style:family="paragraph" style:parent-style-name="Table_20_Contents">
      <style:paragraph-properties fo:margin-top="0cm" fo:margin-bottom="0.499cm" style:contextual-spacing="false"/>
      <style:text-properties style:font-name="NewsGotT" fo:font-size="10pt"/>
    </style:style>
    <style:style style:name="P80" style:family="paragraph" style:parent-style-name="Table_20_Contents">
      <style:paragraph-properties fo:margin-top="0cm" fo:margin-bottom="0.499cm" style:contextual-spacing="false" fo:text-align="center" style:justify-single-word="false"/>
      <style:text-properties style:font-name="NewsGotT" fo:font-size="10pt"/>
    </style:style>
    <style:style style:name="P81" style:family="paragraph" style:parent-style-name="Table_20_Contents">
      <style:paragraph-properties fo:margin-top="0cm" fo:margin-bottom="0.499cm" style:contextual-spacing="false" fo:text-align="center" style:justify-single-word="false"/>
      <style:text-properties style:font-name="NewsGotT" fo:font-size="10pt" fo:font-weight="bold" style:font-weight-asian="bold" style:font-weight-complex="bold"/>
    </style:style>
    <style:style style:name="P82" style:family="paragraph" style:parent-style-name="Table_20_Contents">
      <style:paragraph-properties fo:margin-top="0cm" fo:margin-bottom="0.499cm" style:contextual-spacing="false" fo:text-align="center" style:justify-single-word="false"/>
      <style:text-properties fo:font-weight="bold" style:font-weight-asian="bold" style:font-weight-complex="bold"/>
    </style:style>
    <style:style style:name="P83" style:family="paragraph" style:parent-style-name="Standard">
      <style:paragraph-properties fo:margin-top="0cm" fo:margin-bottom="0cm" style:contextual-spacing="false" fo:line-height="100%"/>
      <style:text-properties fo:color="#ffffff" style:font-name="NewsGotT1" fo:language="es" fo:country="ES" fo:font-weight="bold" style:font-weight-asian="bold" style:font-weight-complex="bold"/>
    </style:style>
    <style:style style:name="P84" style:family="paragraph" style:parent-style-name="Text_20_body">
      <style:paragraph-properties fo:break-before="page"/>
    </style:style>
    <style:style style:name="P85" style:family="paragraph" style:parent-style-name="Subtitle">
      <style:paragraph-properties fo:padding="0cm" fo:border="none"/>
    </style:style>
    <style:style style:name="P86" style:family="paragraph" style:parent-style-name="Text_20_body">
      <style:paragraph-properties fo:padding="0cm" fo:border="none"/>
    </style:style>
    <style:style style:name="P87" style:family="paragraph" style:parent-style-name="Title" style:master-page-name="">
      <style:paragraph-properties style:page-number="auto" fo:padding="0cm" fo:border="none"/>
    </style:style>
    <style:style style:name="P88"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89" style:family="paragraph" style:parent-style-name="Hoja_20_de_20_Control">
      <style:paragraph-properties fo:text-align="center" style:justify-single-word="false"/>
    </style:style>
    <style:style style:name="P90"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91" style:family="paragraph" style:parent-style-name="Contents_20_1">
      <style:paragraph-properties>
        <style:tab-stops>
          <style:tab-stop style:position="16cm" style:type="right" style:leader-style="dotted" style:leader-text="."/>
        </style:tab-stops>
      </style:paragraph-properties>
    </style:style>
    <style:style style:name="P92" style:family="paragraph" style:parent-style-name="Nota_20_al_20_pié">
      <style:paragraph-properties fo:text-align="start" style:justify-single-word="false"/>
    </style:style>
    <style:style style:name="P93" style:family="paragraph" style:parent-style-name="Preformatted_20_Text">
      <style:text-properties style:font-name="NewsGotT1" fo:language="es" fo:country="ES"/>
    </style:style>
    <style:style style:name="P94" style:family="paragraph" style:parent-style-name="Preformatted_20_Text">
      <style:paragraph-properties fo:text-align="center" style:justify-single-word="false"/>
      <style:text-properties fo:color="#000000" style:font-name="NewsGotT3" fo:font-size="10pt"/>
    </style:style>
    <style:style style:name="P95" style:family="paragraph" style:parent-style-name="Text_20_body">
      <style:paragraph-properties fo:break-before="auto" fo:break-after="auto"/>
    </style:style>
    <style:style style:name="P96" style:family="paragraph" style:parent-style-name="Contents_20_2">
      <style:paragraph-properties>
        <style:tab-stops>
          <style:tab-stop style:position="16cm" style:type="right" style:leader-style="dotted" style:leader-text="."/>
        </style:tab-stops>
      </style:paragraph-properties>
    </style:style>
    <style:style style:name="P97" style:family="paragraph" style:parent-style-name="Contents_20_3">
      <style:paragraph-properties>
        <style:tab-stops>
          <style:tab-stop style:position="16cm" style:type="right" style:leader-style="dotted" style:leader-text="."/>
        </style:tab-stops>
      </style:paragraph-properties>
    </style:style>
    <style:style style:name="P98" style:family="paragraph" style:parent-style-name="Contents_20_4">
      <style:paragraph-properties>
        <style:tab-stops>
          <style:tab-stop style:position="16cm" style:type="right" style:leader-style="dotted" style:leader-text="."/>
        </style:tab-stops>
      </style:paragraph-properties>
    </style:style>
    <style:style style:name="P99" style:family="paragraph" style:parent-style-name="Standard">
      <style:text-properties style:font-name="NewsGotT1" fo:language="es" fo:country="ES"/>
    </style:style>
    <style:style style:name="P100" style:family="paragraph" style:parent-style-name="Standard">
      <style:text-properties style:font-name="NewsGotT1" fo:language="es" fo:country="ES" fo:font-weight="bold" style:font-weight-asian="bold" style:font-weight-complex="bold"/>
    </style:style>
    <style:style style:name="P101" style:family="paragraph" style:parent-style-name="Standard" style:master-page-name="Standard">
      <style:paragraph-properties style:page-number="auto"/>
      <style:text-properties fo:font-weight="bold" style:font-weight-asian="bold" style:font-weight-complex="bold"/>
    </style:style>
    <style:style style:name="P102" style:family="paragraph" style:parent-style-name="Standard" style:master-page-name="Standard">
      <style:paragraph-properties style:page-number="auto"/>
      <style:text-properties style:text-outline="false" style:text-line-through-style="none" style:text-line-through-type="none" style:font-name="NewsGotT1" fo:font-size="10pt" fo:language="es" fo:country="ES" fo:font-style="normal" fo:text-shadow="none" style:text-underline-style="none" fo:font-weight="normal" style:font-size-asian="15pt" style:font-style-asian="normal" style:font-weight-asian="normal" style:text-emphasize="none"/>
    </style:style>
    <style:style style:name="P103" style:family="paragraph" style:parent-style-name="Heading_20_1" style:master-page-name="Standard">
      <style:paragraph-properties fo:margin-left="0cm" fo:margin-right="0cm" fo:text-indent="0cm" style:auto-text-indent="true" style:page-number="auto"/>
    </style:style>
    <style:style style:name="P104" style:family="paragraph" style:parent-style-name="Heading_20_3">
      <style:text-properties officeooo:rsid="0009d533" officeooo:paragraph-rsid="000b21c6"/>
    </style:style>
    <style:style style:name="P105" style:family="paragraph" style:parent-style-name="Heading_20_3">
      <style:text-properties officeooo:rsid="0012565f" officeooo:paragraph-rsid="0012565f"/>
    </style:style>
    <style:style style:name="P106" style:family="paragraph" style:parent-style-name="Heading_20_3" style:list-style-name=""/>
    <style:style style:name="P107" style:family="paragraph" style:parent-style-name="Heading_20_3">
      <style:paragraph-properties fo:break-before="page"/>
    </style:style>
    <style:style style:name="P108" style:family="paragraph" style:parent-style-name="Heading_20_4">
      <style:text-properties officeooo:rsid="0012565f" officeooo:paragraph-rsid="0012565f"/>
    </style:style>
    <style:style style:name="P109" style:family="paragraph" style:parent-style-name="Heading_20_4">
      <style:paragraph-properties fo:orphans="2" fo:break-before="page"/>
    </style:style>
    <style:style style:name="P110" style:family="paragraph" style:parent-style-name="Text_20_body" style:list-style-name="L1"/>
    <style:style style:name="P111" style:family="paragraph" style:parent-style-name="Text_20_body" style:list-style-name="L3">
      <style:text-properties fo:font-weight="bold" style:font-weight-asian="bold" style:font-weight-complex="bold"/>
    </style:style>
    <style:style style:name="P112" style:family="paragraph" style:parent-style-name="Text_20_body" style:list-style-name="L4">
      <style:text-properties fo:font-weight="bold" style:font-weight-asian="bold" style:font-weight-complex="bold"/>
    </style:style>
    <style:style style:name="P113" style:family="paragraph" style:parent-style-name="Text_20_body" style:list-style-name="L5">
      <style:text-properties fo:font-weight="bold" style:font-weight-asian="bold" style:font-weight-complex="bold"/>
    </style:style>
    <style:style style:name="P114" style:family="paragraph" style:parent-style-name="Text_20_body" style:list-style-name="L6">
      <style:text-properties fo:font-weight="bold" style:font-weight-asian="bold" style:font-weight-complex="bold"/>
    </style:style>
    <style:style style:name="P115" style:family="paragraph" style:parent-style-name="Text_20_body" style:list-style-name="L7">
      <style:text-properties officeooo:rsid="0009d533" officeooo:paragraph-rsid="000b21c6"/>
    </style:style>
    <style:style style:name="P116" style:family="paragraph" style:parent-style-name="Text_20_body">
      <style:text-properties officeooo:rsid="0009d533" officeooo:paragraph-rsid="000b21c6"/>
    </style:style>
    <style:style style:name="P117" style:family="paragraph" style:parent-style-name="Text_20_body" style:list-style-name="L8"/>
    <style:style style:name="P118" style:family="paragraph" style:parent-style-name="Text_20_body" style:list-style-name="L9"/>
    <style:style style:name="P119" style:family="paragraph" style:parent-style-name="Text_20_body" style:list-style-name="L10"/>
    <style:style style:name="P120" style:family="paragraph" style:parent-style-name="Text_20_body" style:list-style-name="L11"/>
    <style:style style:name="P121" style:family="paragraph" style:parent-style-name="Text_20_body" style:list-style-name="L12">
      <style:text-properties officeooo:rsid="00055a66"/>
    </style:style>
    <style:style style:name="P122" style:family="paragraph" style:parent-style-name="Text_20_body" style:list-style-name="L13"/>
    <style:style style:name="P123" style:family="paragraph" style:parent-style-name="Text_20_body" style:list-style-name="L14"/>
    <style:style style:name="P124" style:family="paragraph" style:parent-style-name="Text_20_body" style:list-style-name="L15"/>
    <style:style style:name="P125" style:family="paragraph" style:parent-style-name="Text_20_body">
      <style:text-properties officeooo:rsid="0012565f" officeooo:paragraph-rsid="0012565f"/>
    </style:style>
    <style:style style:name="P126" style:family="paragraph" style:parent-style-name="Text_20_body" style:list-style-name="L2">
      <style:paragraph-properties fo:text-align="start" style:justify-single-word="false" fo:background-color="transparent">
        <style:background-image/>
      </style:paragraph-properties>
      <style:text-properties fo:font-size="14pt" fo:font-weight="bold" officeooo:rsid="000f1cbf" officeooo:paragraph-rsid="000f1cbf" style:font-size-asian="14pt" style:font-weight-asian="bold" style:font-size-complex="14pt" style:font-weight-complex="bold"/>
    </style:style>
    <style:style style:name="P127" style:family="paragraph" style:parent-style-name="Text_20_body">
      <style:paragraph-properties fo:text-align="start" style:justify-single-word="false" fo:background-color="transparent">
        <style:background-image/>
      </style:paragraph-properties>
      <style:text-properties fo:font-size="11pt" fo:font-weight="normal" officeooo:rsid="0010c2b8" officeooo:paragraph-rsid="0010c2b8" style:font-size-asian="11pt" style:font-weight-asian="normal" style:font-size-complex="11pt" style:font-weight-complex="normal"/>
    </style:style>
    <style:style style:name="P128" style:family="paragraph" style:parent-style-name="Text_20_body" style:master-page-name="Landscape">
      <style:paragraph-properties style:page-number="auto"/>
    </style:style>
    <style:style style:name="T1" style:family="text">
      <style:text-properties fo:font-weight="bold" style:font-weight-asian="bold" style:font-weight-complex="bold"/>
    </style:style>
    <style:style style:name="T2" style:family="text">
      <style:text-properties style:font-name="NewsGotT1" fo:language="es" fo:country="ES"/>
    </style:style>
    <style:style style:name="T3" style:family="text">
      <style:text-properties fo:font-weight="bold" style:font-weight-asian="bold" style:font-weight-complex="bold"/>
    </style:style>
    <style:style style:name="T4" style:family="text">
      <style:text-properties fo:font-weight="bold" officeooo:rsid="0012565f" style:font-weight-asian="bold" style:font-weight-complex="bold"/>
    </style:style>
    <style:style style:name="T5" style:family="text">
      <style:text-properties fo:font-weight="bold" officeooo:rsid="00134dc8" style:font-weight-asian="bold" style:font-weight-complex="bold"/>
    </style:style>
    <style:style style:name="T6" style:family="text">
      <style:text-properties style:font-name="NewsGotT1" fo:language="es" fo:country="ES"/>
    </style:style>
    <style:style style:name="T7" style:family="text">
      <style:text-properties style:font-name="NewsGotT1" fo:language="es" fo:country="ES" fo:background-color="transparent" loext:char-shading-value="0"/>
    </style:style>
    <style:style style:name="T8" style:family="text">
      <style:text-properties officeooo:rsid="000f1cbf"/>
    </style:style>
    <style:style style:name="T9" style:family="text">
      <style:text-properties officeooo:rsid="000276b5"/>
    </style:style>
    <style:style style:name="T10" style:family="text">
      <style:text-properties officeooo:rsid="0010c2b8"/>
    </style:style>
    <style:style style:name="T11" style:family="text">
      <style:text-properties fo:background-color="transparent" loext:char-shading-value="0"/>
    </style:style>
    <style:style style:name="T12" style:family="text">
      <style:text-properties officeooo:rsid="000afff3" fo:background-color="transparent" loext:char-shading-value="0"/>
    </style:style>
    <style:style style:name="T13" style:family="text">
      <style:text-properties fo:font-weight="normal" style:font-weight-asian="normal" style:font-weight-complex="normal"/>
    </style:style>
    <style:style style:name="T14" style:family="text">
      <style:text-properties officeooo:rsid="00055a66"/>
    </style:style>
    <style:style style:name="T15" style:family="text">
      <style:text-properties fo:color="#000000"/>
    </style:style>
    <style:style style:name="T16" style:family="text">
      <style:text-properties fo:color="#000000" style:font-name="NewsGotT3"/>
    </style:style>
    <style:style style:name="T17" style:family="text">
      <style:text-properties fo:color="#000000" style:text-underline-style="solid" style:text-underline-width="auto" style:text-underline-color="font-color"/>
    </style:style>
    <style:style style:name="T18" style:family="text">
      <style:text-properties fo:color="#000000" style:font-name="NewsGotT" fo:font-size="10pt"/>
    </style:style>
    <style:style style:name="T19" style:family="text">
      <style:text-properties style:font-name-asian="Calibri" style:font-name-complex="Calibri"/>
    </style:style>
    <style:style style:name="T20" style:family="text">
      <style:text-properties fo:color="#0000ff"/>
    </style:style>
    <style:style style:name="T21" style:family="text">
      <style:text-properties fo:color="#0000ff" style:text-underline-style="solid" style:text-underline-width="auto" style:text-underline-color="font-color"/>
    </style:style>
    <style:style style:name="T22" style:family="text">
      <style:text-properties style:text-underline-style="solid" style:text-underline-width="auto" style:text-underline-color="font-color"/>
    </style:style>
    <style:style style:name="T23" style:family="text">
      <style:text-properties officeooo:rsid="0007faed"/>
    </style:style>
    <style:style style:name="T24" style:family="text">
      <style:text-properties officeooo:rsid="000afff3"/>
    </style:style>
    <style:style style:name="T25" style:family="text">
      <style:text-properties officeooo:rsid="000b1a13"/>
    </style:style>
    <style:style style:name="T26" style:family="text">
      <style:text-properties officeooo:rsid="0012565f"/>
    </style:style>
    <style:style style:name="T27" style:family="text">
      <style:text-properties officeooo:rsid="00134dc8"/>
    </style:style>
    <style:style style:name="T28" style:family="text">
      <style:text-properties officeooo:rsid="0013f841"/>
    </style:style>
    <style:style style:name="T29" style:family="text">
      <style:text-properties officeooo:rsid="0016d3ef"/>
    </style:style>
    <style:style style:name="T30" style:family="text">
      <style:text-properties officeooo:rsid="0017630f"/>
    </style:style>
    <style:style style:name="T31" style:family="text">
      <style:text-properties officeooo:rsid="001adf9b"/>
    </style:style>
    <style:style style:name="T32" style:family="text">
      <style:text-properties officeooo:rsid="001c4dd9"/>
    </style:style>
    <style:style style:name="T33" style:family="text">
      <style:text-properties officeooo:rsid="001daef7"/>
    </style:style>
    <style:style style:name="T34" style:family="text">
      <style:text-properties officeooo:rsid="001de736"/>
    </style:style>
    <style:style style:name="fr1" style:family="graphic" style:parent-style-name="Frame">
      <style:graphic-properties style:wrap="none" style:vertical-pos="top" style:vertical-rel="paragraph-content" style:horizontal-pos="center" style:horizontal-rel="paragraph" fo:background-color="#ffff66" style:background-transparency="0%" fo:padding="0.049cm" fo:border="0.99pt solid #000000"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fo:background-color="#ffff99" style:background-transparency="0%" fo:padding="0.049cm" fo:border="0.99pt solid #000000" style:shadow="none" draw:shadow-opacity="10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date-style style:name="N37" number:automatic-order="true">
      <number:day number:style="long"/>
      <number:text>/</number:text>
      <number:month number:style="long"/>
      <number:text>/</number:text>
      <number:year/>
    </number:date-style>
    <number:number-style style:name="N70">
      <number:fraction number:min-integer-digits="0" number:min-numerator-digits="1" number:min-denominator-digits="1"/>
    </number:number-style>
    <number:text-style style:name="N100">
      <number:text-content/>
    </number:text-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181482584" text:id="ct181482584">
          <text:insertion>
            <office:change-info>
              <dc:creator>Autor desconocido</dc:creator>
              <dc:date>2014-12-23T14:18:00</dc:date>
            </office:change-info>
          </text:insertion>
        </text:changed-region>
        <text:changed-region xml:id="ct181482688" text:id="ct181482688">
          <text:deletion>
            <office:change-info>
              <dc:creator>Autor desconocido</dc:creator>
              <dc:date>2014-12-23T14:18:00</dc:date>
            </office:change-info>
            <text:p text:style-name="P1">d</text:p>
          </text:deletion>
        </text:changed-region>
        <text:changed-region xml:id="ct70692040" text:id="ct70692040">
          <text:insertion>
            <office:change-info>
              <dc:creator>Autor desconocido</dc:creator>
              <dc:date>2014-12-23T12:51:00</dc:date>
            </office:change-info>
          </text:insertion>
        </text:changed-region>
        <text:changed-region xml:id="ct181481856" text:id="ct181481856">
          <text:insertion>
            <office:change-info>
              <dc:creator>Autor desconocido</dc:creator>
              <dc:date>2014-12-23T12:52:00</dc:date>
            </office:change-info>
          </text:insertion>
        </text:changed-region>
        <text:changed-region xml:id="ct181481960" text:id="ct181481960">
          <text:insertion>
            <office:change-info>
              <dc:creator>Autor desconocido</dc:creator>
              <dc:date>2014-12-23T12:52:00</dc:date>
            </office:change-info>
          </text:insertion>
        </text:changed-region>
        <text:changed-region xml:id="ct181482064" text:id="ct181482064">
          <text:insertion>
            <office:change-info>
              <dc:creator>Autor desconocido</dc:creator>
              <dc:date>2014-12-23T12:52:00</dc:date>
            </office:change-info>
          </text:insertion>
        </text:changed-region>
        <text:changed-region xml:id="ct181482168" text:id="ct181482168">
          <text:insertion>
            <office:change-info>
              <dc:creator>Autor desconocido</dc:creator>
              <dc:date>2014-12-23T12:52:00</dc:date>
            </office:change-info>
          </text:insertion>
        </text:changed-region>
        <text:changed-region xml:id="ct246784816" text:id="ct246784816">
          <text:deletion>
            <office:change-info>
              <dc:creator>Autor desconocido</dc:creator>
              <dc:date>2014-12-26T09:14:00</dc:date>
            </office:change-info>
            <text:list xml:id="list8693629524851827710" text:style-name="L1">
              <text:list-item>
                <text:p text:style-name="P2">Opciones de escalada para entornos y proyectos soportados</text:p>
              </text:list-item>
            </text:list>
          </text:deletion>
        </text:changed-region>
        <text:changed-region xml:id="ct181482376" text:id="ct181482376">
          <text:insertion>
            <office:change-info>
              <dc:creator>Autor desconocido</dc:creator>
              <dc:date>2014-12-23T12:52:00</dc:date>
            </office:change-info>
          </text:insertion>
        </text:changed-region>
        <text:changed-region xml:id="ct181482792" text:id="ct181482792">
          <text:insertion>
            <office:change-info>
              <dc:creator>Autor desconocido</dc:creator>
              <dc:date>2014-12-23T12:56:00</dc:date>
            </office:change-info>
          </text:insertion>
        </text:changed-region>
        <text:changed-region xml:id="ct181482896" text:id="ct181482896">
          <text:insertion>
            <office:change-info>
              <dc:creator>Autor desconocido</dc:creator>
              <dc:date>2014-12-23T12:56:00</dc:date>
            </office:change-info>
          </text:insertion>
        </text:changed-region>
        <text:changed-region xml:id="ct181483000" text:id="ct181483000">
          <text:deletion>
            <office:change-info>
              <dc:creator>Autor desconocido</dc:creator>
              <dc:date>2014-12-23T12:56:00</dc:date>
            </office:change-info>
            <text:p text:style-name="P3">ón de</text:p>
          </text:deletion>
        </text:changed-region>
        <text:changed-region xml:id="ct181483104" text:id="ct181483104">
          <text:insertion>
            <office:change-info>
              <dc:creator>Autor desconocido</dc:creator>
              <dc:date>2014-12-23T14:13:00</dc:date>
            </office:change-info>
          </text:insertion>
        </text:changed-region>
        <text:changed-region xml:id="ct181483208" text:id="ct181483208">
          <text:deletion>
            <office:change-info>
              <dc:creator>Autor desconocido</dc:creator>
              <dc:date>2014-12-23T14:13:00</dc:date>
            </office:change-info>
            <text:p text:style-name="P4">, la figura de un <text:span text:style-name="T1">Enlace Dinamizador del Servicio Corporativo Oracle</text:span>. También se ha de identificar, a un grupo de Técnicos de contacto dentro de cada centro gestor, que atienden de forma especializada la infraestructura de productos Oracle que puede beneficiarse de este servicio corporativo.</text:p>
          </text:deletion>
        </text:changed-region>
        <text:changed-region xml:id="ct181483312" text:id="ct181483312">
          <text:deletion>
            <office:change-info>
              <dc:creator>Autor desconocido</dc:creator>
              <dc:date>2014-12-23T14:13:00</dc:date>
            </office:change-info>
            <text:p text:style-name="P4">Como se ha recogido en el epígrafe anterior, c</text:p>
          </text:deletion>
        </text:changed-region>
        <text:changed-region xml:id="ct181483416" text:id="ct181483416">
          <text:insertion>
            <office:change-info>
              <dc:creator>Autor desconocido</dc:creator>
              <dc:date>2014-12-23T14:14:00</dc:date>
            </office:change-info>
          </text:insertion>
        </text:changed-region>
        <text:changed-region xml:id="ct187775240" text:id="ct187775240">
          <text:insertion>
            <office:change-info>
              <dc:creator>Autor desconocido</dc:creator>
              <dc:date>2014-12-26T08:35:00</dc:date>
            </office:change-info>
          </text:insertion>
        </text:changed-region>
        <text:changed-region xml:id="ct187775552" text:id="ct187775552">
          <text:deletion>
            <office:change-info>
              <dc:creator>Autor desconocido</dc:creator>
              <dc:date>2014-12-26T08:35:00</dc:date>
            </office:change-info>
            <text:p text:style-name="P4">a</text:p>
          </text:deletion>
        </text:changed-region>
        <text:changed-region xml:id="ct181483520" text:id="ct181483520">
          <text:insertion>
            <office:change-info>
              <dc:creator>Autor desconocido</dc:creator>
              <dc:date>2014-12-23T14:17:00</dc:date>
            </office:change-info>
          </text:insertion>
        </text:changed-region>
        <text:changed-region xml:id="ct245839648" text:id="ct245839648">
          <text:insertion>
            <office:change-info>
              <dc:creator>Autor desconocido</dc:creator>
              <dc:date>2014-12-26T09:10:00</dc:date>
            </office:change-info>
          </text:insertion>
        </text:changed-region>
        <text:changed-region xml:id="ct181483624" text:id="ct181483624">
          <text:deletion>
            <office:change-info>
              <dc:creator>Autor desconocido</dc:creator>
              <dc:date>2014-12-23T14:17:00</dc:date>
            </office:change-info>
            <text:p text:style-name="P5">D. Juan Sebastián Ojeda</text:p>
          </text:deletion>
        </text:changed-region>
        <text:changed-region xml:id="ct181483728" text:id="ct181483728">
          <text:deletion>
            <office:change-info>
              <dc:creator>Autor desconocido</dc:creator>
              <dc:date>2014-12-23T14:17:00</dc:date>
            </office:change-info>
            <text:p text:style-name="P6">Jefe de Servicio de Coordinación y Desarrollo de Sistemas Horizontales</text:p>
          </text:deletion>
        </text:changed-region>
        <text:changed-region xml:id="ct181483832" text:id="ct181483832">
          <text:deletion>
            <office:change-info>
              <dc:creator>Autor desconocido</dc:creator>
              <dc:date>2014-12-23T14:17:00</dc:date>
            </office:change-info>
            <text:p text:style-name="Standard"><text:a xlink:type="simple" xlink:href="mailto:juans.ojeda@juntadeandalucia.es"><text:span text:style-name="T2">juans.ojeda@juntadeandalucia.es</text:span></text:a></text:p>
          </text:deletion>
        </text:changed-region>
      </text:tracked-change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101"/>
      <text:p text:style-name="Standard"/>
      <text:p text:style-name="Standard"/>
      <text:p text:style-name="Standard"/>
      <text:p text:style-name="Standard"><draw:frame draw:style-name="fr3" draw:name="gráficos2" text:anchor-type="paragraph" svg:x="3.66cm" svg:y="0.575cm" svg:width="8.008cm" svg:height="5.378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88"><text:subject>Servicio de Soporte Corporativo Productos Oracle 2014-2016</text:subject></text:p>
      <text:p text:style-name="P87"><text:title>Guía de Contactos y Escaladas</text:title></text:p>
      <text:p text:style-name="P85"/>
      <text:p text:style-name="P86"/>
      <text:p text:style-name="P86"/>
      <text:p text:style-name="Nota_20_al_20_pié">Versión: <text:keywords>0103</text:keywords></text:p>
      <text:p text:style-name="Nota_20_al_20_pié">Fecha: <text:user-defined style:data-style-name="N0" text:name="FechaAprobación">Diciembre 2014</text:user-defined></text:p>
      <text:p text:style-name="Nota_20_al_20_pié"/>
      <text:p text:style-name="Nota_20_al_20_pié"/>
      <text:p text:style-name="P92"/>
      <table:table table:name="Tabla5" table:style-name="Tabla5">
        <table:table-column table:style-name="Tabla5.A"/>
        <table:table-row>
          <table:table-cell table:style-name="Tabla5.A1" office:value-type="string">
            <text:p text:style-name="P29">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Standard"><text:soft-page-break/></text:p>
      <text:p text:style-name="P89">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51">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51">Proyecto</text:p>
          </table:table-cell>
          <table:table-cell table:style-name="Tabla1.B4" table:number-columns-spanned="3" office:value-type="string">
            <text:p text:style-name="Table_20_Contents"><text:bookmark-start text:name="__DdeLink__323_258527374"/><text:subject>Servicio de Soporte Corporativo Productos Oracle 2014-2016</text:subject><text:bookmark-end text:name="__DdeLink__323_258527374"/></text:p>
          </table:table-cell>
          <table:covered-table-cell/>
          <table:covered-table-cell/>
        </table:table-row>
        <table:table-row>
          <table:table-cell table:style-name="Tabla1.A2" office:value-type="string">
            <text:p text:style-name="P51">Entregable</text:p>
          </table:table-cell>
          <table:table-cell table:style-name="Tabla1.B4" table:number-columns-spanned="3" office:value-type="string">
            <text:p text:style-name="Table_20_Contents"><text:title>Guía de Contactos y Escaladas</text:title></text:p>
          </table:table-cell>
          <table:covered-table-cell/>
          <table:covered-table-cell/>
        </table:table-row>
        <table:table-row>
          <table:table-cell table:style-name="Tabla1.A2" office:value-type="string">
            <text:p text:style-name="P51">Autor</text:p>
          </table:table-cell>
          <table:table-cell table:style-name="Tabla1.B4" table:number-columns-spanned="3" office:value-type="string">
            <text:p text:style-name="P53">CHAP-DGPD</text:p>
          </table:table-cell>
          <table:covered-table-cell/>
          <table:covered-table-cell/>
        </table:table-row>
        <table:table-row>
          <table:table-cell table:style-name="Tabla1.A2" office:value-type="string">
            <text:p text:style-name="P51">Versión/Edición</text:p>
          </table:table-cell>
          <table:table-cell table:style-name="Tabla1.B7" office:value-type="string">
            <text:p text:style-name="Table_20_Contents"><text:keywords>0103</text:keywords></text:p>
          </table:table-cell>
          <table:table-cell table:style-name="Tabla1.A2" office:value-type="string">
            <text:p text:style-name="P51">Fecha Versión</text:p>
          </table:table-cell>
          <table:table-cell table:style-name="Tabla1.D7" office:value-type="string">
            <text:p text:style-name="P34"><text:span text:style-name="T25">19</text:span>/<text:span text:style-name="T25">12</text:span>/2014</text:p>
          </table:table-cell>
        </table:table-row>
        <table:table-row>
          <table:table-cell table:style-name="Tabla1.A2" office:value-type="string">
            <text:p text:style-name="P51">Aprobado por</text:p>
          </table:table-cell>
          <table:table-cell table:style-name="Tabla1.B7" office:value-type="string">
            <text:p text:style-name="Table_20_Contents">Dirección del Proyecto</text:p>
          </table:table-cell>
          <table:table-cell table:style-name="Tabla1.A2" office:value-type="string">
            <text:p text:style-name="P51">Fecha Aprobación</text:p>
          </table:table-cell>
          <table:table-cell table:style-name="Tabla1.D7" office:value-type="string">
            <text:p text:style-name="P57"><text:user-defined style:data-style-name="N0" text:name="FechaAprobación">Diciembre 2014</text:user-defined></text:p>
          </table:table-cell>
        </table:table-row>
        <table:table-row>
          <table:table-cell table:style-name="Tabla1.A7" office:value-type="string">
            <text:p text:style-name="P51"/>
          </table:table-cell>
          <table:table-cell table:style-name="Tabla1.B7" office:value-type="string">
            <text:p text:style-name="Table_20_Contents"/>
          </table:table-cell>
          <table:table-cell table:style-name="Tabla1.A2" office:value-type="string">
            <text:p text:style-name="P51">Nº Total de Páginas</text:p>
          </table:table-cell>
          <table:table-cell table:style-name="Tabla1.D7" office:value-type="string">
            <text:p text:style-name="P34"><text:page-count>41</text:page-count></text:p>
          </table:table-cell>
        </table:table-row>
      </table:table>
      <text:p text:style-name="Standard"/>
      <text:p text:style-name="P20"/>
      <text:p text:style-name="P2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52">Versión</text:p>
          </table:table-cell>
          <table:table-cell table:style-name="Tabla3.A1" office:value-type="string">
            <text:p text:style-name="P52">Causa del Cambio</text:p>
          </table:table-cell>
          <table:table-cell table:style-name="Tabla3.A1" office:value-type="string">
            <text:p text:style-name="P52">Responsable del Cambio</text:p>
          </table:table-cell>
          <table:table-cell table:style-name="Tabla3.D1" office:value-type="string">
            <text:p text:style-name="P52">Fecha del Cambio</text:p>
          </table:table-cell>
        </table:table-row>
        <table:table-row>
          <table:table-cell table:style-name="Tabla3.A2" office:value-type="float" office:value="100">
            <text:p text:style-name="P34">0100</text:p>
          </table:table-cell>
          <table:table-cell table:style-name="Tabla3.B2" office:value-type="string">
            <text:p text:style-name="P34">Versión inicial</text:p>
          </table:table-cell>
          <table:table-cell table:style-name="Tabla3.C2" office:value-type="string">
            <text:p text:style-name="P54">Dirección del Proyecto</text:p>
          </table:table-cell>
          <table:table-cell table:style-name="Tabla3.D2" office:value-type="string">
            <text:p text:style-name="P34"><text:span text:style-name="T9">19</text:span>/12/1<text:span text:style-name="T9">4</text:span></text:p>
          </table:table-cell>
        </table:table-row>
        <table:table-row table:style-name="Tabla3.3">
          <table:table-cell table:style-name="Tabla3.A3" office:value-type="float" office:value="0">
            <text:p text:style-name="P62">0101</text:p>
          </table:table-cell>
          <table:table-cell table:style-name="Tabla3.B3" office:value-type="string">
            <text:p text:style-name="P62">Adaptación a la Guía de Buenas Prácticas</text:p>
          </table:table-cell>
          <table:table-cell table:style-name="Tabla3.C3" office:value-type="string">
            <text:p text:style-name="P62">Dirección del Proyecto</text:p>
          </table:table-cell>
          <table:table-cell table:style-name="Tabla3.D3" office:value-type="date" office:date-value="2014-12-19">
            <text:p text:style-name="P62">19/12/14</text:p>
          </table:table-cell>
        </table:table-row>
        <table:table-row table:style-name="Tabla3.3">
          <table:table-cell table:style-name="Tabla3.A9" office:value-type="string">
            <text:p text:style-name="P63">0102</text:p>
          </table:table-cell>
          <table:table-cell table:style-name="Tabla3.B9" office:value-type="string">
            <text:p text:style-name="P63">Modificaciones en la redacción</text:p>
          </table:table-cell>
          <table:table-cell table:style-name="Tabla3.C9" office:value-type="string">
            <text:p text:style-name="P63">Dirección del Proyecto</text:p>
          </table:table-cell>
          <table:table-cell table:style-name="Tabla3.D9" office:value-type="string">
            <text:p text:style-name="P63">22/12/14</text:p>
          </table:table-cell>
        </table:table-row>
        <table:table-row table:style-name="Tabla3.3">
          <table:table-cell table:style-name="Tabla3.A9" office:value-type="string">
            <text:p text:style-name="P64"><text:change-start text:change-id="ct70692040"/>010<text:change-end text:change-id="ct70692040"/><text:change-start text:change-id="ct181481856"/>3<text:change-end text:change-id="ct181481856"/></text:p>
          </table:table-cell>
          <table:table-cell table:style-name="Tabla3.B9" office:value-type="string">
            <text:p text:style-name="P64"><text:change-start text:change-id="ct181481960"/>Modificaciones en la redacción<text:change-end text:change-id="ct181481960"/></text:p>
          </table:table-cell>
          <table:table-cell table:style-name="Tabla3.C9" office:value-type="string">
            <text:p text:style-name="P64"><text:change-start text:change-id="ct181482064"/>Dirección del Proyecto<text:change-end text:change-id="ct181482064"/></text:p>
          </table:table-cell>
          <table:table-cell table:style-name="Tabla3.D9" office:value-type="string">
            <text:p text:style-name="P64"><text:change-start text:change-id="ct181482168"/>23/12/14<text:change-end text:change-id="ct181482168"/></text:p>
          </table:table-cell>
        </table:table-row>
        <table:table-row table:style-name="Tabla3.3">
          <table:table-cell table:style-name="Tabla3.A9" office:value-type="string">
            <text:p text:style-name="P34"/>
          </table:table-cell>
          <table:table-cell table:style-name="Tabla3.B9" office:value-type="string">
            <text:p text:style-name="P34"/>
          </table:table-cell>
          <table:table-cell table:style-name="Tabla3.C9" office:value-type="string">
            <text:p text:style-name="P34"/>
          </table:table-cell>
          <table:table-cell table:style-name="Tabla3.D9" office:value-type="string">
            <text:p text:style-name="P34"/>
          </table:table-cell>
        </table:table-row>
        <table:table-row table:style-name="Tabla3.3">
          <table:table-cell table:style-name="Tabla3.A9" office:value-type="string">
            <text:p text:style-name="P34"/>
          </table:table-cell>
          <table:table-cell table:style-name="Tabla3.B9" office:value-type="string">
            <text:p text:style-name="P34"/>
          </table:table-cell>
          <table:table-cell table:style-name="Tabla3.C9" office:value-type="string">
            <text:p text:style-name="P34"/>
          </table:table-cell>
          <table:table-cell table:style-name="Tabla3.D9" office:value-type="string">
            <text:p text:style-name="P34"/>
          </table:table-cell>
        </table:table-row>
        <table:table-row table:style-name="Tabla3.3">
          <table:table-cell table:style-name="Tabla3.A8" office:value-type="string">
            <text:p text:style-name="P34"/>
          </table:table-cell>
          <table:table-cell table:style-name="Tabla3.B8" office:value-type="string">
            <text:p text:style-name="P34"/>
          </table:table-cell>
          <table:table-cell table:style-name="Tabla3.C8" office:value-type="string">
            <text:p text:style-name="P34"/>
          </table:table-cell>
          <table:table-cell table:style-name="Tabla3.D8" office:value-type="string">
            <text:p text:style-name="P57"/>
          </table:table-cell>
        </table:table-row>
        <table:table-row table:style-name="Tabla3.3">
          <table:table-cell table:style-name="Tabla3.A9" office:value-type="string">
            <text:p text:style-name="P34"/>
          </table:table-cell>
          <table:table-cell table:style-name="Tabla3.B9" office:value-type="string">
            <text:p text:style-name="P34"/>
          </table:table-cell>
          <table:table-cell table:style-name="Tabla3.C9" office:value-type="string">
            <text:p text:style-name="P34"/>
          </table:table-cell>
          <table:table-cell table:style-name="Tabla3.D9" office:value-type="string">
            <text:p text:style-name="P57"/>
          </table:table-cell>
        </table:table-row>
      </table:table>
      <text:p text:style-name="P20">CONTROL DE DISTRIBUCIÓN</text:p>
      <table:table table:name="Tabla4" table:style-name="Tabla4">
        <table:table-column table:style-name="Tabla4.A"/>
        <table:table-row>
          <table:table-cell table:style-name="Tabla4.A1" office:value-type="string">
            <text:p text:style-name="P51">Nombre y Apellidos</text:p>
          </table:table-cell>
        </table:table-row>
        <table:table-row>
          <table:table-cell table:style-name="Tabla4.A4" office:value-type="string">
            <text:p text:style-name="P53">Jefes de Servicio de la Junta de Andalucía con competencias TIC</text:p>
          </table:table-cell>
        </table:table-row>
        <table:table-row>
          <table:table-cell table:style-name="Tabla4.A4" office:value-type="string">
            <text:p text:style-name="Table_20_Contents">Contactos Técnicos de la Junta de Andalucía</text:p>
          </table:table-cell>
        </table:table-row>
        <table:table-row>
          <table:table-cell table:style-name="Tabla4.A4" office:value-type="string">
            <text:p text:style-name="Table_20_Contents">Equipo de Proyecto de Oracle</text:p>
          </table:table-cell>
        </table:table-row>
      </table:table>
      <text:p text:style-name="Standard"/>
      <text:p text:style-name="P8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91"><text:a xlink:type="simple" xlink:href="#__RefHeading__9352_798497970" text:style-name="Internet_20_link" text:visited-style-name="Internet_20_link">1 INTRODUCCIÓN<text:tab/>4</text:a></text:p>
          <text:p text:style-name="P96"><text:a xlink:type="simple" xlink:href="#__RefHeading__9354_798497970" text:style-name="Internet_20_link" text:visited-style-name="Internet_20_link">1.1 Objeto<text:tab/>4</text:a></text:p>
          <text:p text:style-name="P97"><text:a xlink:type="simple" xlink:href="#__RefHeading__4732_977779223" text:style-name="Internet_20_link" text:visited-style-name="Internet_20_link">1.1.1 Referencias del Documento<text:tab/>4</text:a></text:p>
          <text:p text:style-name="P91"><text:a xlink:type="simple" xlink:href="#__RefHeading__4734_977779223" text:style-name="Internet_20_link" text:visited-style-name="Internet_20_link">2 Localización del Organismo Contratante<text:tab/>5</text:a></text:p>
          <text:p text:style-name="P96"><text:a xlink:type="simple" xlink:href="#__RefHeading__4736_977779223" text:style-name="Internet_20_link" text:visited-style-name="Internet_20_link">2.1 Junta de Andalucía<text:tab/>5</text:a></text:p>
          <text:p text:style-name="P91"><text:a xlink:type="simple" xlink:href="#__RefHeading__4738_977779223" text:style-name="Internet_20_link" text:visited-style-name="Internet_20_link">3 Roles y Responsabilidades<text:tab/>6</text:a></text:p>
          <text:p text:style-name="P96"><text:a xlink:type="simple" xlink:href="#__RefHeading__4740_977779223" text:style-name="Internet_20_link" text:visited-style-name="Internet_20_link">3.1 Roles de JUNTA DE ANDALUCÍA<text:tab/>6</text:a></text:p>
          <text:p text:style-name="P97"><text:a xlink:type="simple" xlink:href="#__RefHeading__15240_1929300596" text:style-name="Internet_20_link" text:visited-style-name="Internet_20_link">3.1.1 Persona Responsable del Contrato<text:tab/>6</text:a></text:p>
          <text:p text:style-name="P97"><text:a xlink:type="simple" xlink:href="#__RefHeading__4744_977779223" text:style-name="Internet_20_link" text:visited-style-name="Internet_20_link">3.1.2 Interlocutores en los Centros Directivos de la Junta de Andalucía que son beneficiarios del Servicio<text:tab/>6</text:a></text:p>
          <text:p text:style-name="P97"><text:a xlink:type="simple" xlink:href="#__RefHeading__23827_899583596" text:style-name="Internet_20_link" text:visited-style-name="Internet_20_link">3.1.3 Definición de los Roles<text:tab/>7</text:a></text:p>
          <text:p text:style-name="P98"><text:a xlink:type="simple" xlink:href="#__RefHeading__23829_899583596" text:style-name="Internet_20_link" text:visited-style-name="Internet_20_link">3.1.3.1 Representante.<text:tab/>7</text:a></text:p>
          <text:p text:style-name="P98"><text:a xlink:type="simple" xlink:href="#__RefHeading__23831_899583596" text:style-name="Internet_20_link" text:visited-style-name="Internet_20_link">3.1.3.2 Enlace Dinamizador de la Implantación del Servicio Corporativo Oracle.<text:tab/>7</text:a></text:p>
          <text:p text:style-name="P98"><text:a xlink:type="simple" xlink:href="#__RefHeading__23833_899583596" text:style-name="Internet_20_link" text:visited-style-name="Internet_20_link">3.1.3.3 Técnicos<text:tab/>7</text:a></text:p>
          <text:p text:style-name="P96"><text:a xlink:type="simple" xlink:href="#__RefHeading__4746_977779223" text:style-name="Internet_20_link" text:visited-style-name="Internet_20_link">3.2 Roles de Oracle<text:tab/>8</text:a></text:p>
          <text:p text:style-name="P97"><text:a xlink:type="simple" xlink:href="#__RefHeading__4748_977779223" text:style-name="Internet_20_link" text:visited-style-name="Internet_20_link">3.2.1 Gestor de Cuenta<text:tab/>8</text:a></text:p>
          <text:p text:style-name="P97"><text:a xlink:type="simple" xlink:href="#__RefHeading__22222_317591722" text:style-name="Internet_20_link" text:visited-style-name="Internet_20_link">3.2.2 Responsable del componente del servicio “Licencias de Uso”<text:tab/>8</text:a></text:p>
          <text:p text:style-name="P97"><text:a xlink:type="simple" xlink:href="#__RefHeading__22224_317591722" text:style-name="Internet_20_link" text:visited-style-name="Internet_20_link">3.2.3 Responsable del componente del servicio “Soporte Básico”<text:tab/>8</text:a></text:p>
          <text:p text:style-name="P97"><text:a xlink:type="simple" xlink:href="#__RefHeading__22226_317591722" text:style-name="Internet_20_link" text:visited-style-name="Internet_20_link">3.2.4 Responsable del componente del servicio “Soporte Avanzado”<text:tab/>8</text:a></text:p>
          <text:p text:style-name="P97"><text:a xlink:type="simple" xlink:href="#__RefHeading__4752_977779223" text:style-name="Internet_20_link" text:visited-style-name="Internet_20_link">3.2.5 Ingenieros de componente de servicio de Soporte Avanzado<text:tab/>8</text:a></text:p>
          <text:p text:style-name="P97"><text:a xlink:type="simple" xlink:href="#__RefHeading__4754_977779223" text:style-name="Internet_20_link" text:visited-style-name="Internet_20_link">3.2.6 Centro Experto<text:tab/>8</text:a></text:p>
          <text:p text:style-name="P91"><text:a xlink:type="simple" xlink:href="#__RefHeading__4756_977779223" text:style-name="Internet_20_link" text:visited-style-name="Internet_20_link">4 Contactos de JUNTA DE ANDALUCÍA<text:tab/>10</text:a></text:p>
          <text:p text:style-name="P96"><text:a xlink:type="simple" xlink:href="#__RefHeading__37845_1181557048" text:style-name="Internet_20_link" text:visited-style-name="Internet_20_link">4.1 Órgano contratante<text:tab/>10</text:a></text:p>
          <text:p text:style-name="P96"><text:a xlink:type="simple" xlink:href="#__RefHeading__4758_977779223" text:style-name="Internet_20_link" text:visited-style-name="Internet_20_link">4.2 Director de Proyecto<text:tab/>10</text:a></text:p>
          <text:p text:style-name="P97"><text:a xlink:type="simple" xlink:href="#__RefHeading__4760_977779223" text:style-name="Internet_20_link" text:visited-style-name="Internet_20_link">4.2.1 Responsables del contrato de Servicio de Soporte Corporativo Productos Oracle 2014-2016 de JUNTA DE ANDALUCÍA<text:tab/>11</text:a></text:p>
          <text:p text:style-name="P97"><text:a xlink:type="simple" xlink:href="#__RefHeading__4762_977779223" text:style-name="Internet_20_link" text:visited-style-name="Internet_20_link">4.2.2 Interlocutores de la JUNTA DE ANDALUCÍA para la percepción del Servicio<text:tab/>12</text:a></text:p>
          <text:p text:style-name="P98"><text:a xlink:type="simple" xlink:href="#__RefHeading__13209_733265671" text:style-name="Internet_20_link" text:visited-style-name="Internet_20_link">4.2.2.1 Interlocutores de Consejerías (Grupos A y B)<text:tab/>12</text:a></text:p>
          <text:p text:style-name="P98"><text:a xlink:type="simple" xlink:href="#__RefHeading__37849_1181557048" text:style-name="Internet_20_link" text:visited-style-name="Internet_20_link">4.2.2.2 Interlocutores del Sector Socio-Sanitario Andaluz (Grupo C)<text:tab/>19</text:a></text:p>
          <text:p text:style-name="P98"><text:a xlink:type="simple" xlink:href="#__RefHeading__37851_1181557048" text:style-name="Internet_20_link" text:visited-style-name="Internet_20_link">4.2.2.3 Interlocutores de las entidades instrumentales beneficiarias del Servicio (Grupos D1 y D2)<text:tab/>27</text:a></text:p>
          <text:p text:style-name="P91"><text:a xlink:type="simple" xlink:href="#__RefHeading__4766_977779223" text:style-name="Internet_20_link" text:visited-style-name="Internet_20_link">5 Contactos Oracle<text:tab/>38</text:a></text:p>
          <text:p text:style-name="P96"><text:a xlink:type="simple" xlink:href="#__RefHeading__4768_977779223" text:style-name="Internet_20_link" text:visited-style-name="Internet_20_link">5.1 Contactos Servicio Avanzado Oracle<text:tab/>38</text:a></text:p>
          <text:p text:style-name="P91"><text:a xlink:type="simple" xlink:href="#__RefHeading__18111_425218609" text:style-name="Internet_20_link" text:visited-style-name="Internet_20_link">6 Anexo I – Acrónimos de Organismos Beneficiarios del Servicio Corporativo Oracle<text:tab/>40</text:a></text:p>
        </text:index-body>
      </text:table-of-content>
      <text:p text:style-name="Text_20_body"/>
      <text:p text:style-name="P90"><text:s/></text:p>
      <text:p text:style-name="P90"/>
      <text:h text:style-name="Heading_20_1" text:outline-level="1"><text:bookmark-start text:name="__RefHeading__9352_798497970"/>INTRODUCCIÓN<text:bookmark-end text:name="__RefHeading__9352_798497970"/></text:h>
      <text:h text:style-name="Heading_20_2" text:outline-level="2"><text:bookmark-start text:name="__RefHeading__9354_798497970"/>Objeto<text:bookmark-end text:name="__RefHeading__9354_798497970"/></text:h>
      <text:p text:style-name="Text_20_body">Esta Guía de Contactos y Escaladas ha sido específicamente creada para JUNTA DE ANDALUCÍA y contiene:</text:p>
      <text:list xml:id="list91544503163630" text:continue-numbering="true" text:style-name="L1">
        <text:list-item>
          <text:p text:style-name="P2">Una lista de contactos relevantes dentro de <text:span text:style-name="T29">la</text:span> JUNTA DE ANDALUCÍA y Oracle</text:p>
        </text:list-item>
        <text:list-item>
          <text:p text:style-name="P2">Roles y responsabilidades de esos contactos</text:p>
        </text:list-item>
        <text:list-item>
          <text:p text:style-name="P2"><text:change text:change-id="ct246784816"/></text:p>
        </text:list-item>
      </text:list>
      <text:p text:style-name="P33">Será creada, mantenida por <text:span text:style-name="T29">la</text:span> JUNTA DE ANDALUCÍA y utilizada tanto <text:span text:style-name="T29">por la JUNTA DE ANDALUCÍA</text:span> como por el equipo del proyecto de Oracle. Para garantizar que la información fluya a las personas pertinentes, y asimismo garantizar que las personas apropiadas puedan ser contactadas cuando sea necesario, es importante que la información de contacto esté lo más actualizada posible en todo momento. <text:span text:style-name="T29">La</text:span> JUNTA DE ANDALUCÍA deberían actualizar y distribuir este documento cuando los contactos o los roles cambien a lo largo del periodo del contrat<text:span text:style-name="T29">o.</text:span></text:p>
      <text:p text:style-name="P25">Para la actualización de la Guía de Contactos y Escal<text:change-start text:change-id="ct181482376"/><text:span text:style-name="T31">a</text:span><text:change-end text:change-id="ct181482376"/>das, se empleará la herramienta NAOS.</text:p>
      <text:p text:style-name="P32"><draw:frame draw:style-name="fr1" draw:name="Marco1" text:anchor-type="paragraph" svg:width="11.199cm" draw:z-index="1"><draw:text-box fo:min-height="2.344cm"><text:p text:style-name="P21">El canal a utilizar para cualquier actualización de esta Guía es mediante <text:span text:style-name="T8">la herramienta </text:span><text:a xlink:type="simple" xlink:href="https://naossuite.i-administracion.junta-andalucia.es/autoservicio/acegilogin_expired.jsp"><text:span text:style-name="T8">NAOS</text:span></text:a>:</text:p><text:list xml:id="list2533550044990236274" text:style-name="L2"><text:list-item><text:p text:style-name="P126">Servicio: <text:span text:style-name="T13">Servicio Corporativo Oracle</text:span></text:p></text:list-item><text:list-item><text:p text:style-name="P126">Operación:<text:span text:style-name="T13"> Solicitar Acceso</text:span></text:p></text:list-item></text:list><text:p text:style-name="P1">Esta operación sólo puede ser empleada por los Responsables y por los <text:change-start text:change-id="ct181482584"/><text:span text:style-name="T32">D</text:span><text:change-end text:change-id="ct181482584"/><text:change text:change-id="ct181482688"/>inamizadores de los organismos.</text:p></draw:text-box></draw:frame>Aunque temporalmente se puede seguir enviando correos a <text:a xlink:type="simple" xlink:href="mailto:ceis.chap@juntadeandalucia.es">ceis.chap@juntadeandalucia.es</text:a> para estos temas.</text:p>
      <text:h text:style-name="Heading_20_3" text:outline-level="3"><text:bookmark-start text:name="__RefHeading__4732_977779223"/>Referencias del Documento<text:bookmark-end text:name="__RefHeading__4732_977779223"/></text:h>
      <text:p text:style-name="Text_20_body">Este documento contiene las siguientes secciones:</text:p>
      <text:list xml:id="list3234904650323429935" text:style-name="L3">
        <text:list-item>
          <text:p text:style-name="P111">Localización del <text:span text:style-name="T10">Organismo Contratante</text:span></text:p>
        </text:list-item>
      </text:list>
      <text:p text:style-name="P65">Este apartado contiene información general sobre la localización del <text:span text:style-name="T10">Organismo Contratante</text:span> incluyendo sus datos de contacto localización.</text:p>
      <text:list xml:id="list8743264383905810746" text:style-name="L4">
        <text:list-item>
          <text:p text:style-name="P112">Roles y Responsabilidades</text:p>
        </text:list-item>
      </text:list>
      <text:p text:style-name="P65">Descripción de los roles y responsabilidades dentro de JUNTA DE ANDALUCÍA y Oracle.</text:p>
      <text:list xml:id="list1562154061377500614" text:style-name="L5">
        <text:list-item>
          <text:p text:style-name="P113">Contactos primarios del Equipo de Proyecto de Oracle </text:p>
        </text:list-item>
      </text:list>
      <text:p text:style-name="P65">Nombre, número de teléfono y dirección de e-mail del Gestor de Cuenta por parte de Oracle, otros responsables de Oracle Servicio Avanzado, además de otros contactos de Soporte de Oracle relevantes.</text:p>
      <text:list xml:id="list5952107158930241700" text:style-name="L6">
        <text:list-item>
          <text:p text:style-name="P114">Interlocutores por parte de la Junta de Andalucía para la percepción de este Servicio</text:p>
        </text:list-item>
      </text:list>
      <text:p text:style-name="P65">Contiene los nombres e información de contacto del personal técnico de JUNTA DE ANDALUCÍA interlocutores de los contactos de Oracle. El Gestor de Cuenta de Oracle distribuirá información a las personas de esta lista.</text:p>
      <text:h text:style-name="Heading_20_1" text:outline-level="1"><text:bookmark-start text:name="__RefHeading__4734_977779223"/>Localización de<text:span text:style-name="T26">l Organismo Contratante</text:span><text:bookmark-end text:name="__RefHeading__4734_977779223"/></text:h>
      <text:p text:style-name="Text_20_body"/>
      <text:h text:style-name="Heading_20_2" text:outline-level="2"><text:bookmark-start text:name="__RefHeading__4736_977779223"/>Junta de Andalucía<text:bookmark-end text:name="__RefHeading__4736_977779223"/></text:h>
      <text:p text:style-name="Text_20_body">El Servicio Corporativo Oracle es responsabilidad de la Dirección General de Política Digital de la Consejería de Hacienda y Administración Pública, sita en:</text:p>
      <text:p text:style-name="Text_20_body"><text:tab/>Ciudad: Sevilla</text:p>
      <text:p text:style-name="Text_20_body"><text:tab/>Dirección: Edificio Torretriana C/Juan Antonio Vizarrón, s/n <text:s/>41092 </text:p>
      <text:p text:style-name="Text_20_body"><text:tab/>Teléfono: 955 064 718 / 955 064 720 </text:p>
      <text:p text:style-name="Text_20_body"><text:tab/>Fax: 955 064 719 / 955 064 637 </text:p>
      <text:h text:style-name="Heading_20_1" text:outline-level="1"><text:bookmark-start text:name="__RefHeading__4738_977779223"/>Roles y Responsabilidades<text:bookmark-end text:name="__RefHeading__4738_977779223"/></text:h>
      <text:p text:style-name="P4">A continuación se hace una relación de los roles y sus re<text:change-start text:change-id="ct181482792"/><text:span text:style-name="T31">s</text:span><text:change-end text:change-id="ct181482792"/>ponsabilidades.</text:p>
      <text:p text:style-name="P4"/>
      <text:h text:style-name="Heading_20_2" text:outline-level="2"><text:bookmark-start text:name="__RefHeading__4740_977779223"/>Roles de JUNTA DE ANDALUCÍA<text:bookmark-end text:name="__RefHeading__4740_977779223"/></text:h>
      <text:h text:style-name="P104" text:outline-level="3"><text:bookmark-start text:name="__RefHeading__15240_1929300596"/>Persona Responsable del Contrato<text:bookmark-end text:name="__RefHeading__15240_1929300596"/></text:h>
      <text:p text:style-name="P3">Esta figura es aportada por la <text:span text:style-name="T30">JUNTA DE ANDALUCÍA</text:span>. Se <text:span text:style-name="T24">constituirá</text:span> en interlocutor e intermediario entre los distintos organismos <text:span text:style-name="T24">públicos</text:span> y Oracle Ibérica S.R.L. Siendo sus funciones:</text:p>
      <text:list xml:id="list1902213454332723487" text:style-name="L7">
        <text:list-item>
          <text:p text:style-name="P115">Dirigir, supervisar y coordinar la realización y desarrollo de los trabajos.</text:p>
        </text:list-item>
        <text:list-item>
          <text:p text:style-name="P115">Aprobar el Programa de realizaci<text:span text:style-name="T24">ón</text:span> de los trabajos</text:p>
        </text:list-item>
        <text:list-item>
          <text:p text:style-name="P115">Velar por el nivel de calidad de los trabajos.</text:p>
        </text:list-item>
        <text:list-item>
          <text:p text:style-name="P115">Coordinar las <text:span text:style-name="T24">entrevistas</text:span> entre usuarios y el personal técnico involucrados en el proyecto.</text:p>
        </text:list-item>
        <text:list-item>
          <text:p text:style-name="P115">Decidir sobre la aceptación de las modificaciones técnicas propuestas por la Jefatura del Proyecto a lo largo del desarrollo de los trabajos.</text:p>
        </text:list-item>
        <text:list-item>
          <text:p text:style-name="P115">Asegurar el seguimiento del Programa de realización de los trabajos.</text:p>
        </text:list-item>
        <text:list-item>
          <text:p text:style-name="P115">Hacer cumplir las normas de funcionamiento y las condiciones estipuladas en en contrato.</text:p>
        </text:list-item>
        <text:list-item>
          <text:p text:style-name="P115">Gesti<text:change-start text:change-id="ct181482896"/><text:span text:style-name="T31">onar</text:span><text:change-end text:change-id="ct181482896"/><text:change text:change-id="ct181483000"/> las peticiones por parte de cualquier Entidad u Organismo de los integrantes, verificando su efectivo cumplimiento.</text:p>
        </text:list-item>
        <text:list-item>
          <text:p text:style-name="P115">Aprobar las <text:span text:style-name="T24">revisiones</text:span> de los planes de soporte y de las actividades descritas en el soporte avanzado.</text:p>
        </text:list-item>
        <text:list-item>
          <text:p text:style-name="P115">Aprobar la participación en e<text:span text:style-name="T24">l</text:span> servicio contratado de las personas del Equipo de Trabajo aportado por Oracle Ibérica S.R.L., así como solicitar la sustitución de alguna o algunas de las personas miembros del equipo (tanto de la Jefatura como del Equipo de Trabajo) si a su juicio su participación en el mismo dificulta o pone en peligro la calidad o la realización de los trabajos.</text:p>
        </text:list-item>
        <text:list-item>
          <text:p text:style-name="P115">Una vez aprobada por la Persona Responsable del Contrato la <text:span text:style-name="T24">composición</text:span> del Equipo de Trabajo aportado por Oracle Ibérica S.R.L., la jefatura del Equipo de Trabajo tiene la obligación de mantenerlo informado sobre cualquier modificación que se pueda producir en el Equipo de Trabajo.</text:p>
        </text:list-item>
        <text:list-item>
          <text:p text:style-name="P115"><text:span text:style-name="T11">Aprobar los resultados parciales y totales de la realización del proyecto; a estas efectos deberá recibir y analizar los resultados y documentación elaborados a la finalización de cada etapa, pudiendo introducir las modificaciones o corrección oportunas antes del comienzo de las siguientes, </text:span><text:span text:style-name="T12">requiriéndose</text:span><text:span text:style-name="T11"> su aprobación final.</text:span></text:p>
        </text:list-item>
      </text:list>
      <text:h text:style-name="Heading_20_3" text:outline-level="3"><text:bookmark-start text:name="__RefHeading__4744_977779223"/>Interlocutores en los Centros Directivos de la Junta de Andalucía que son beneficiarios del Servicio<text:bookmark-end text:name="__RefHeading__4744_977779223"/></text:h>
      <text:p text:style-name="Text_20_body">La JUNTA DE ANDALUCÍA designará un conjunto de personas que actuarán de acuerdo a los roles que se indican más adelante, y que trabajan dentro de las distintas Consejerías y entidades instrumentales en las que se presta este Servicio. Estos contactos:</text:p>
      <text:list xml:id="list5649566959408603978" text:style-name="L8">
        <text:list-item>
          <text:p text:style-name="P117">Trabajarán con el equipo de ingenieros de Soporte Avanzado de Oracle que hayan sido asignados/dedicados (en local o en remoto) proporcionando la información requerida para revisiones de <text:soft-page-break/>configuración, análisis de incidencias, etc</text:p>
        </text:list-item>
        <text:list-item>
          <text:p text:style-name="P117">Trabajarán con el equipo de ingenieros de Soporte Avanzado Oracle que hayan sido asignados/dedicados (en local o en remoto) en la revisión, aplicación y gestión de cambios y recomendaciones derivadas de los informes técnicos que se realicen.</text:p>
        </text:list-item>
      </text:list>
      <text:h text:style-name="P105" text:outline-level="3"><text:bookmark-start text:name="__RefHeading__23827_899583596"/>Definición de los Roles<text:bookmark-end text:name="__RefHeading__23827_899583596"/></text:h>
      <text:p text:style-name="P4">En un ámbito de implantación tan amplio como es el del presente Proyecto, donde la prestación del servicio se ha de hacer efectiva en una multiplicidad de Organismos, con una casuística muy diferente para cada uno de ellos, se hace indispensable para coordinar las labores dentro de las líneas anteriormente enunciadas<text:change-start text:change-id="ct181483104"/> <text:span text:style-name="T32">identificar los siguientes perfiles en cada Organismo beneficiario. </text:span><text:change-end text:change-id="ct181483104"/><text:change text:change-id="ct181483208"/></text:p>
      <text:h text:style-name="P108" text:outline-level="4"><text:bookmark-start text:name="__RefHeading__23829_899583596"/>Representante.<text:bookmark-end text:name="__RefHeading__23829_899583596"/></text:h>
      <text:p text:style-name="P4">Representa al interlocutor al máximo nivel TIC (equivalente al Jefe de Servicio). Este rol se utilizaría para mantener constantemente informado, al máximo nivel con competencias TIC, del desarrollo de las actividades del Servicio Corporativo Oracle respecto de cada Organismo.</text:p>
      <text:h text:style-name="P108" text:outline-level="4"><text:bookmark-start text:name="__RefHeading__23831_899583596"/>Enlace Dinamizador de la Implantación del Servicio Corporativo Oracle.<text:bookmark-end text:name="__RefHeading__23831_899583596"/></text:h>
      <text:p text:style-name="P4"><text:change text:change-id="ct181483312"/><text:change-start text:change-id="ct181483416"/><text:span text:style-name="T32">C</text:span><text:change-end text:change-id="ct181483416"/>ada Organismo objetivo de implantación y beneficiari<text:change-start text:change-id="ct187775240"/><text:span text:style-name="T33">o</text:span><text:change-end text:change-id="ct187775240"/><text:change text:change-id="ct187775552"/> del servicio Soporte Corporativo de productos Oracle 201<text:span text:style-name="T27">4</text:span>-201<text:span text:style-name="T27">6</text:span> habrá de designar a la persona que actúe como Enlace Dinamizador de la Implantación del Servicio Corporativo Oracle, para lo cual será requerido formalmente través de los medios oficiales al efecto en la Administración.</text:p>
      <text:p text:style-name="P4">Esta figura será la responsable de coordinar el acceso a los canales de prestación del servicio a los técnicos que determine y que operen en los Centros directivos dependientes de su Organismo, para lo cuál realizará tareas de interlocución, coordinación, difusión y organización.</text:p>
      <text:p text:style-name="P4">Para ello, se requerirá que su perfil de competencias corresponda con una persona con conocimiento de la estructura, organización y funciones de su Organismo, así como conocimiento detallado de las características de este servicio, sus componentes, compromisos de calidad y principios de responsabilidad compartida, convalidando la información que corresponda al Órgano por el que ha sido designado y que esté incluida en la <text:span text:style-name="T1">Guía de Contactos y Escaladas</text:span>, en la <text:span text:style-name="T1">Guía de Configuración de Entornos</text:span> y el <text:span text:style-name="T1">Plan de Soporte</text:span> particularizado para el mismo.</text:p>
      <text:p text:style-name="P31"><text:span text:style-name="T26">No es necesario que coincida con el </text:span><text:span text:style-name="T4">Representant</text:span><text:span text:style-name="T5">e</text:span><text:span text:style-name="T26">.</text:span></text:p>
      <text:h text:style-name="P108" text:outline-level="4"><text:bookmark-start text:name="__RefHeading__23833_899583596"/>Técnicos<text:bookmark-end text:name="__RefHeading__23833_899583596"/></text:h>
      <text:p text:style-name="P4">Complementando la figura anterior, en cada centro gestor, se relaciona con las personas que tienen asignadas responsabilidades concretas en el despliegue y mantenimiento de la infraestructura de productos Oracle que son el sustrato de este servicio. Denominaremos a este rol <text:span text:style-name="T1">Técnicos</text:span> y son quienes tienen la función de instalar, configurar y realizar la explotación y mantenimiento de estos productos software. Además, se les atribuye la función de colaborar con el Enlace Dinamizador para el correcto uso del servicio Soporte Corporativo de productos Oracle 201<text:span text:style-name="T27">4</text:span>-201<text:span text:style-name="T27">6</text:span>, lo que afectará al mantenimiento, buen funcionamiento y despliegue ordenado de las instancias de productos Oracle en las centros gestores, su registro en la <text:span text:style-name="T1">Guía de Configuración de Entornos</text:span> y la planificación necesaria para abordar proactivamente el soporte especializado que requiere a parir de cada uno de los <text:span text:style-name="T1">Planes de Soporte</text:span>.</text:p>
      <text:h text:style-name="Heading_20_2" text:outline-level="2"><text:bookmark-start text:name="__RefHeading__4746_977779223"/><text:soft-page-break/>Roles de Oracle<text:bookmark-end text:name="__RefHeading__4746_977779223"/></text:h>
      <text:h text:style-name="Heading_20_3" text:outline-level="3"><text:bookmark-start text:name="__RefHeading__4748_977779223"/>Gestor de Cuenta<text:bookmark-end text:name="__RefHeading__4748_977779223"/></text:h>
      <text:p text:style-name="Text_20_body">El Gestor de Cuenta actúa como Jefe de Proyecto por parte de Oracle y asume como (<text:span text:style-name="TextoInglés">Advanced Services Manager</text:span> – ASM) la responsabilidad de facilitar la ejecución de los servicios adquiridos, y:</text:p>
      <text:list xml:id="list1917176548109185698" text:style-name="L9">
        <text:list-item>
          <text:p text:style-name="P118">Gestiona la relación con los contactos de la Junta de Andalucía relacionados con la provisión del servicio.</text:p>
        </text:list-item>
        <text:list-item>
          <text:p text:style-name="P118">Participa en las reuniones de seguimiento con la Dirección del Proyecto, <text:span text:style-name="T28">así como en todas aquellas a las que se le convoque.</text:span></text:p>
        </text:list-item>
        <text:list-item>
          <text:p text:style-name="P118">Planifica la ejecución de servicios en base a los objetivos y prioridades establecidos.</text:p>
        </text:list-item>
        <text:list-item>
          <text:p text:style-name="P118">Involucra a otras líneas de negocio de Oracle en caso necesario.</text:p>
        </text:list-item>
      </text:list>
      <text:p text:style-name="Text_20_body">Coordinador de todos los componentes del servicio objeto del contrato:</text:p>
      <text:p text:style-name="Text_20_body">• Gómez Mera, José María</text:p>
      <text:h text:style-name="Heading_20_3" text:outline-level="3"><text:bookmark-start text:name="__RefHeading__22222_317591722"/>Responsable del componente del servicio “L<text:span text:style-name="T1">icencias de Uso”</text:span><text:bookmark-end text:name="__RefHeading__22222_317591722"/></text:h>
      <text:p text:style-name="Text_20_body">Representante del departamento de ventas de licencias de Oracle</text:p>
      <text:list xml:id="list135356728529285712" text:style-name="L10">
        <text:list-item>
          <text:p text:style-name="P119">Jouve, Carlos</text:p>
        </text:list-item>
      </text:list>
      <text:h text:style-name="Heading_20_3" text:outline-level="3"><text:bookmark-start text:name="__RefHeading__22224_317591722"/>Responsable del componente del servicio “Soporte Básico”<text:bookmark-end text:name="__RefHeading__22224_317591722"/></text:h>
      <text:p text:style-name="Text_20_body">Representante del departamento de Soporte Básico – Premier Support / Mantenimiento de licencias</text:p>
      <text:list xml:id="list3766315654881844738" text:style-name="L11">
        <text:list-item>
          <text:p text:style-name="P120">Sánchez Burgos, Fernando</text:p>
        </text:list-item>
      </text:list>
      <text:h text:style-name="Heading_20_3" text:outline-level="3"><text:bookmark-start text:name="__RefHeading__22226_317591722"/>Responsable del componente del servicio “Soporte Avanzado”<text:bookmark-end text:name="__RefHeading__22226_317591722"/></text:h>
      <text:p text:style-name="Text_20_body">Representante del departamento de Soporte Avanzado – Advanced Customer Support</text:p>
      <text:list xml:id="list4354395388791002983" text:style-name="L12">
        <text:list-item>
          <text:p text:style-name="P121">López, José Luis</text:p>
        </text:list-item>
      </text:list>
      <text:h text:style-name="Heading_20_3" text:outline-level="3"><text:bookmark-start text:name="__RefHeading__4752_977779223"/>Ingenieros de componente de servicio de Soporte Avanzado<text:bookmark-end text:name="__RefHeading__4752_977779223"/></text:h>
      <text:p text:style-name="Text_20_body">El equipo de Ingenieros de Servicio Avanzado (<text:span text:style-name="TextoInglés">Advanced Services Engineer –</text:span> ASE) <text:s/>es responsable de:</text:p>
      <text:list xml:id="list5369020156164381941" text:style-name="L13">
        <text:list-item>
          <text:p text:style-name="P122">Trabajar con los Contactos Técnicos designados por la Junta de Andalucía para conseguir la información necesaria para la provisión del Servicio</text:p>
        </text:list-item>
        <text:list-item>
          <text:p text:style-name="P122">Trabajar con los Contactos Técnicos designados por la Junta de Andalucía para revisar, aplicar y gestionar las conclusiones y recomendaciones derivadas de estudios y revisiones</text:p>
        </text:list-item>
        <text:list-item>
          <text:p text:style-name="P122">La provisión técnica del Servicio contratado en sus diferentes formatos</text:p>
        </text:list-item>
        <text:list-item>
          <text:p text:style-name="P122">Aportar una perspectiva técnica al Plan de Soporte Particularizado para cada Consejería y entidad instrumental dentro del alcance organizativo del contrato.</text:p>
        </text:list-item>
      </text:list>
      <text:h text:style-name="Heading_20_3" text:outline-level="3"><text:bookmark-start text:name="__RefHeading__4754_977779223"/>Centro Experto<text:bookmark-end text:name="__RefHeading__4754_977779223"/></text:h>
      <text:p text:style-name="Text_20_body">El Centro Experto (<text:span text:style-name="TextoInglés">Expertise Centre – </text:span>EC) habitualmente trabaja en remoto y es responsable de:</text:p>
      <text:list xml:id="list1478330550487204902" text:style-name="L14">
        <text:list-item>
          <text:p text:style-name="P123">La provisión de componentes de servicio predefinidos y para los que existe una metodología y material estándar, así como la creación del correspondiente informe</text:p>
        </text:list-item>
        <text:list-item>
          <text:p text:style-name="P123"><text:soft-page-break/>Seguimiento de las recomendaciones plasmadas en los informes si así se precisa</text:p>
        </text:list-item>
        <text:list-item>
          <text:p text:style-name="P123">Provisión de componentes del Servicio relacionados con el Soporte Estándar como la Gestión de Peticiones (<text:span text:style-name="TextoInglés">Service Request – </text:span>SR)</text:p>
        </text:list-item>
      </text:list>
      <text:h text:style-name="Heading_20_1" text:outline-level="1"><text:bookmark-start text:name="__RefHeading__4756_977779223"/>Contactos de JUNTA DE ANDALUCÍA<text:bookmark-end text:name="__RefHeading__4756_977779223"/></text:h>
      <text:h text:style-name="Heading_20_2" text:outline-level="2"><text:bookmark-start text:name="__RefHeading__37845_1181557048"/>Órgano contratante<text:bookmark-end text:name="__RefHeading__37845_1181557048"/></text:h>
      <text:p text:style-name="Text_20_body"><text:change-start text:change-id="ct181483520"/></text:p>
      <text:p text:style-name="Text_20_body"><text:change-end text:change-id="ct181483520"/>Consejería de Hacienda y Administración Pública, a través de la persona titular de la Dirección General de Política Digital:</text:p>
      <text:p text:style-name="Text_20_body"><text:change-start text:change-id="ct245839648"/><text:tab/><text:change-end text:change-id="ct245839648"/>Huerta Almendro, Jesús</text:p>
      <text:p text:style-name="Text_20_body"><text:bookmark-start text:name="__RefHeading__4758_977779223"/>Director de Proyecto<text:bookmark-end text:name="__RefHeading__4758_977779223"/></text:p>
      <text:p text:style-name="Text_20_body"><text:tab/>Dirección: Edificio Torretriana C/Juan Antonio Vizarrón, s/n <text:s/>41092, Sevilla</text:p>
      <text:p text:style-name="Text_20_body"><text:tab/>Dirección de envío: Edificio Torretriana C/Juan Antonio Vizarrón, s/n <text:s/>41092, Sevilla </text:p>
      <text:p text:style-name="Text_20_body"><text:tab/>Gabinete de Planificación y Relaciones con los Usuarios</text:p>
      <text:list xml:id="list8285125052823078716" text:style-name="L15">
        <text:list-item>
          <text:p text:style-name="P124">Gamero Esteban, Amparo</text:p>
        </text:list-item>
        <text:list-item>
          <text:p text:style-name="P124">Números de Teléfono: 955065097 <text:s/>/ 697954879</text:p>
        </text:list-item>
        <text:list-item>
          <text:p text:style-name="P124">Dirección de E-mail: <text:a xlink:type="simple" xlink:href="mailto:amparo.gamero@juntadeandalucia.es">amparo.gamero@juntadeandalucia.es</text:a></text:p>
          <text:p text:style-name="P124"/>
        </text:list-item>
      </text:list>
      <text:p text:style-name="P128"/>
      <text:h text:style-name="Heading_20_3" text:outline-level="3"><text:bookmark-start text:name="__RefHeading__4760_977779223"/>Responsables del contrato de <text:subject>Servicio de Soporte Corporativo Productos Oracle 2014-2016</text:subject> de JUNTA DE ANDALUCÍA <text:bookmark-end text:name="__RefHeading__4760_977779223"/></text:h>
      <text:p text:style-name="Text_20_body"/>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83">Nombre</text:p>
          </table:table-cell>
          <table:table-cell table:style-name="Tabla6.A1" office:value-type="string">
            <text:p text:style-name="P83">Rol</text:p>
          </table:table-cell>
          <table:table-cell table:style-name="Tabla6.A1" office:value-type="string">
            <text:p text:style-name="P83">Teléfono</text:p>
          </table:table-cell>
          <table:table-cell table:style-name="Tabla6.A1" office:value-type="string">
            <text:p text:style-name="P83">Móvil</text:p>
          </table:table-cell>
          <table:table-cell table:style-name="Tabla6.E1" office:value-type="string">
            <text:p text:style-name="P83">E-mail </text:p>
          </table:table-cell>
        </table:table-row>
        <table:table-row table:style-name="Tabla6.1">
          <table:table-cell table:style-name="Tabla6.A6" office:value-type="string">
            <text:p text:style-name="P17">D. Jesús Huerta Almendro </text:p>
          </table:table-cell>
          <table:table-cell table:style-name="Tabla6.B6" office:value-type="string">
            <text:p text:style-name="P18">Director General de Política Informática de JdA</text:p>
          </table:table-cell>
          <table:table-cell table:style-name="Tabla6.C6" office:value-type="string">
            <text:p text:style-name="P18"/>
          </table:table-cell>
          <table:table-cell table:style-name="Tabla6.D6" office:value-type="string">
            <text:p text:style-name="P18"/>
          </table:table-cell>
          <table:table-cell table:style-name="Tabla6.E6" office:value-type="string">
            <text:p text:style-name="Standard"><text:a xlink:type="simple" xlink:href="mailto:Dgpd.chap@juntadeandalucia.es"><text:span text:style-name="T7">dgpd.chap@juntadeandalucia.es</text:span></text:a></text:p>
            <text:p text:style-name="P18"/>
          </table:table-cell>
        </table:table-row>
        <table:table-row table:style-name="Tabla6.1">
          <table:table-cell table:style-name="Tabla6.A6" office:value-type="string">
            <text:p text:style-name="P5"><text:change text:change-id="ct181483624"/></text:p>
          </table:table-cell>
          <table:table-cell table:style-name="Tabla6.B6" office:value-type="string">
            <text:p text:style-name="P6"><text:change text:change-id="ct181483728"/></text:p>
          </table:table-cell>
          <table:table-cell table:style-name="Tabla6.C6" office:value-type="string">
            <text:p text:style-name="P6"/>
          </table:table-cell>
          <table:table-cell table:style-name="Tabla6.D6" office:value-type="string">
            <text:p text:style-name="P6"/>
          </table:table-cell>
          <table:table-cell table:style-name="Tabla6.E6" office:value-type="string">
            <text:p text:style-name="Standard"><text:change text:change-id="ct181483832"/><text:a xlink:type="simple" xlink:href="mailto:juans.ojeda@juntadeandalucia.es"><text:span text:style-name="T2"/></text:a></text:p>
          </table:table-cell>
        </table:table-row>
        <table:table-row table:style-name="Tabla6.1">
          <table:table-cell table:style-name="Tabla6.A6" office:value-type="string">
            <text:p text:style-name="P5">Dña. Amparo Gamero Esteban</text:p>
          </table:table-cell>
          <table:table-cell table:style-name="Tabla6.B6" office:value-type="string">
            <text:p text:style-name="P19">Director proyecto Oracle</text:p>
          </table:table-cell>
          <table:table-cell table:style-name="Tabla6.C6" office:value-type="string">
            <text:p text:style-name="P30">955065097 / 365097</text:p>
          </table:table-cell>
          <table:table-cell table:style-name="Tabla6.D6" office:value-type="string">
            <text:p text:style-name="Standard"><text:span text:style-name="T2">697954879 / </text:span>754879</text:p>
          </table:table-cell>
          <table:table-cell table:style-name="Tabla6.E6" office:value-type="string">
            <text:p text:style-name="Standard"><text:a xlink:type="simple" xlink:href="mailto:amparo.gamero@juntadeandalucia.es"><text:span text:style-name="T2">amparo.gamero@juntadeandalucia.es</text:span></text:a></text:p>
          </table:table-cell>
        </table:table-row>
        <table:table-row table:style-name="Tabla6.1">
          <table:table-cell table:style-name="Tabla6.A6" office:value-type="string">
            <text:p text:style-name="P5">Dña. Laura Martinez Atienza</text:p>
          </table:table-cell>
          <table:table-cell table:style-name="Tabla6.B6" office:value-type="string">
            <text:p text:style-name="P6">Grupo Técnico de Apoyo</text:p>
          </table:table-cell>
          <table:table-cell table:style-name="Tabla6.C6" office:value-type="string">
            <text:p text:style-name="P93"/>
          </table:table-cell>
          <table:table-cell table:style-name="Tabla6.D6" office:value-type="string">
            <text:p text:style-name="P102">696722 / 671596722</text:p>
          </table:table-cell>
          <table:table-cell table:style-name="Tabla6.E6" office:value-type="string">
            <text:p text:style-name="Standard"><text:a xlink:type="simple" xlink:href="mailto:laura.martinez.atienza@juntadeandalucia.es">laura.martinez.atienza@juntadeandalucia.es</text:a></text:p>
          </table:table-cell>
        </table:table-row>
        <table:table-row table:style-name="Tabla6.1">
          <table:table-cell table:style-name="Tabla6.A6" office:value-type="string">
            <text:p text:style-name="P5">D. Lorenzo Varela Pairet</text:p>
          </table:table-cell>
          <table:table-cell table:style-name="Tabla6.B6" office:value-type="string">
            <text:p text:style-name="P6">Grupo Técnico de Apoyo</text:p>
          </table:table-cell>
          <table:table-cell table:style-name="Tabla6.C6" office:value-type="string">
            <text:p text:style-name="P93"/>
            <text:p text:style-name="P6"/>
          </table:table-cell>
          <table:table-cell table:style-name="Tabla6.D6" office:value-type="string">
            <text:p text:style-name="P93">638273054</text:p>
            <text:p text:style-name="P6"/>
          </table:table-cell>
          <table:table-cell table:style-name="Tabla6.E6" office:value-type="string">
            <text:p text:style-name="Standard"><text:a xlink:type="simple" xlink:href="mailto:lorenzo.v.pairet.ext@juntadeandalucia.es"><text:span text:style-name="T2">lorenzo.v.pairet.ext@juntadeandalucia.es</text:span></text:a></text:p>
          </table:table-cell>
        </table:table-row>
      </table:table>
      <text:h text:style-name="P106" text:outline-level="3"/>
      <text:h text:style-name="P107" text:outline-level="3"><text:bookmark-start text:name="__RefHeading__4762_977779223"/>Interlocutores de la JUNTA DE ANDALUCÍA para la percepción del Servicio<text:bookmark-end text:name="__RefHeading__4762_977779223"/></text:h>
      <text:h text:style-name="Heading_20_4" text:outline-level="4"><text:bookmark-start text:name="__RefHeading__13209_733265671"/>Interlocutores de Consejerías (Grupos<text:bookmark-start text:name="__DdeLink__1416_648844429"/> A y B)<text:bookmark-end text:name="__RefHeading__13209_733265671"/><text:bookmark-end text:name="__DdeLink__1416_648844429"/></text:h>
      <text:p text:style-name="Text_20_body"/>
      <table:table table:name="Tabla13" table:style-name="Tabla13">
        <table:table-column table:style-name="Tabla13.A"/>
        <table:table-column table:style-name="Tabla13.B"/>
        <table:table-column table:style-name="Tabla13.C"/>
        <table:table-column table:style-name="Tabla13.D"/>
        <table:table-column table:style-name="Tabla13.E" table:number-columns-repeated="2"/>
        <table:table-column table:style-name="Tabla13.G"/>
        <table:table-column table:style-name="Tabla13.H"/>
        <table:table-column table:style-name="Tabla13.I"/>
        <table:table-column table:style-name="Tabla13.J"/>
        <table:table-column table:style-name="Tabla13.K"/>
        <table:table-column table:style-name="Tabla13.L"/>
        <table:table-header-rows>
          <table:table-row>
            <table:table-cell table:style-name="Tabla13.A1" table:number-rows-spanned="2" office:value-type="string">
              <text:p text:style-name="P60">Acrónimo </text:p>
            </table:table-cell>
            <table:table-cell table:style-name="Tabla13.A1" table:number-rows-spanned="2" office:value-type="string">
              <text:p text:style-name="P60">Nombre y Apellidos</text:p>
            </table:table-cell>
            <table:table-cell table:style-name="Tabla13.A1" table:number-rows-spanned="2" office:value-type="string">
              <text:p text:style-name="P60">Carg<text:span text:style-name="T14">o</text:span></text:p>
            </table:table-cell>
            <table:table-cell table:style-name="Tabla13.A1" table:number-columns-spanned="6" office:value-type="string">
              <text:p text:style-name="P38">ROLES</text:p>
            </table:table-cell>
            <table:covered-table-cell/>
            <table:covered-table-cell/>
            <table:covered-table-cell/>
            <table:covered-table-cell/>
            <table:covered-table-cell/>
            <table:table-cell table:style-name="Tabla13.A1" table:number-rows-spanned="2" office:value-type="string">
              <text:p text:style-name="P60">Tel. Fijo</text:p>
            </table:table-cell>
            <table:table-cell table:style-name="Tabla13.A1" table:number-rows-spanned="2" office:value-type="string">
              <text:p text:style-name="P60">Tel Móvil</text:p>
            </table:table-cell>
            <table:table-cell table:style-name="Tabla13.L1" table:number-rows-spanned="2" office:value-type="string">
              <text:p text:style-name="P60">E-mail</text:p>
            </table:table-cell>
          </table:table-row>
          <table:table-row>
            <table:covered-table-cell/>
            <table:covered-table-cell/>
            <table:covered-table-cell/>
            <table:table-cell table:style-name="Tabla13.D2" office:value-type="string">
              <text:p text:style-name="P36">R</text:p>
            </table:table-cell>
            <table:table-cell table:style-name="Tabla13.D2" office:value-type="string">
              <text:p text:style-name="P41">D</text:p>
            </table:table-cell>
            <table:table-cell table:style-name="Tabla13.D2" office:value-type="string">
              <text:p text:style-name="P36">B</text:p>
            </table:table-cell>
            <table:table-cell table:style-name="Tabla13.D2" office:value-type="string">
              <text:p text:style-name="P35">S</text:p>
            </table:table-cell>
            <table:table-cell table:style-name="Tabla13.D2" office:value-type="string">
              <text:p text:style-name="P37">O</text:p>
            </table:table-cell>
            <table:table-cell table:style-name="Tabla13.D2" office:value-type="string">
              <text:p text:style-name="P36">M</text:p>
            </table:table-cell>
            <table:covered-table-cell/>
            <table:covered-table-cell/>
            <table:covered-table-cell/>
          </table:table-row>
        </table:table-header-rows>
        <table:table-row table:style-name="Tabla13.3">
          <table:table-cell table:style-name="Tabla13.A3" office:value-type="string">
            <text:p text:style-name="P43">CALRI</text:p>
          </table:table-cell>
          <table:table-cell table:style-name="Tabla13.B3" office:value-type="string">
            <text:p text:style-name="P43">María de la Peña Mate Aranda</text:p>
          </table:table-cell>
          <table:table-cell table:style-name="Tabla13.C117" office:value-type="string">
            <text:p text:style-name="P43">Jefa del Servicio de Informática de la Secretaría General Técnica</text:p>
          </table:table-cell>
          <table:table-cell table:style-name="Tabla13.D3" office:value-type="string">
            <text:p text:style-name="P50">X</text:p>
          </table:table-cell>
          <table:table-cell table:style-name="Tabla13.E3" office:value-type="string">
            <text:p text:style-name="P52"/>
          </table:table-cell>
          <table:table-cell table:style-name="Tabla13.F3" office:value-type="string">
            <text:p text:style-name="P52"/>
          </table:table-cell>
          <table:table-cell table:style-name="Tabla13.G3" office:value-type="string">
            <text:p text:style-name="P52"/>
          </table:table-cell>
          <table:table-cell table:style-name="Tabla13.H3" office:value-type="string">
            <text:p text:style-name="P52"/>
          </table:table-cell>
          <table:table-cell table:style-name="Tabla13.I3" office:value-type="string">
            <text:p text:style-name="P52"/>
          </table:table-cell>
          <table:table-cell table:style-name="Tabla13.J112" office:value-type="string">
            <text:p text:style-name="P42"/>
          </table:table-cell>
          <table:table-cell table:style-name="Tabla13.K3" office:value-type="float" office:value="763997">
            <text:p text:style-name="P48">763997</text:p>
          </table:table-cell>
          <table:table-cell table:style-name="Tabla13.L3" office:value-type="string">
            <text:p text:style-name="P59"><text:a xlink:type="simple" xlink:href="mailto:mariap.mate@juntadeandalucia.es"><text:span text:style-name="T15">mariap.mate@juntadeandalucia.es</text:span></text:a></text:p>
          </table:table-cell>
        </table:table-row>
        <table:table-row>
          <table:table-cell table:style-name="Tabla13.A4" office:value-type="string">
            <text:p text:style-name="P43">CALRI</text:p>
          </table:table-cell>
          <table:table-cell table:style-name="Tabla13.B4" office:value-type="string">
            <text:p text:style-name="P43">Ángel Casaseca</text:p>
          </table:table-cell>
          <table:table-cell table:style-name="Tabla13.C117" office:value-type="string">
            <text:p text:style-name="P42"/>
          </table:table-cell>
          <table:table-cell table:style-name="Tabla13.D4" office:value-type="string">
            <text:p text:style-name="P52"/>
          </table:table-cell>
          <table:table-cell table:style-name="Tabla13.E4" office:value-type="string">
            <text:p text:style-name="P50">X</text:p>
          </table:table-cell>
          <table:table-cell table:style-name="Tabla13.F4" office:value-type="string">
            <text:p text:style-name="P52"/>
          </table:table-cell>
          <table:table-cell table:style-name="Tabla13.G4" office:value-type="string">
            <text:p text:style-name="P52"/>
          </table:table-cell>
          <table:table-cell table:style-name="Tabla13.H4" office:value-type="string">
            <text:p text:style-name="P52"/>
          </table:table-cell>
          <table:table-cell table:style-name="Tabla13.I4" office:value-type="string">
            <text:p text:style-name="P52"/>
          </table:table-cell>
          <table:table-cell table:style-name="Tabla13.J112" office:value-type="string">
            <text:p text:style-name="P42"/>
          </table:table-cell>
          <table:table-cell table:style-name="Tabla13.K4" office:value-type="float" office:value="742494">
            <text:p text:style-name="P48">742494</text:p>
          </table:table-cell>
          <table:table-cell table:style-name="Tabla13.L4" office:value-type="string">
            <text:p text:style-name="P59"><text:a xlink:type="simple" xlink:href="mailto:angel.casaseca@juntadeandalucia.es"><text:span text:style-name="T15">angel.casaseca@juntadeandalucia.es</text:span></text:a></text:p>
          </table:table-cell>
        </table:table-row>
        <table:table-row table:style-name="Tabla13.3">
          <table:table-cell table:style-name="Tabla13.A5" office:value-type="string">
            <text:p text:style-name="P43">CALRI</text:p>
          </table:table-cell>
          <table:table-cell table:style-name="Tabla13.B5" office:value-type="string">
            <text:p text:style-name="P43">José María Peche Carracedo </text:p>
          </table:table-cell>
          <table:table-cell table:style-name="Tabla13.C117" office:value-type="string">
            <text:p text:style-name="P43">Técnico de sistemas</text:p>
          </table:table-cell>
          <table:table-cell table:style-name="Tabla13.D3" office:value-type="string">
            <text:p text:style-name="P61"/>
          </table:table-cell>
          <table:table-cell table:style-name="Tabla13.E5" office:value-type="string">
            <text:p text:style-name="P52"/>
          </table:table-cell>
          <table:table-cell table:style-name="Tabla13.F5" office:value-type="string">
            <text:p text:style-name="P50">X</text:p>
          </table:table-cell>
          <table:table-cell table:style-name="Tabla13.G5" office:value-type="string">
            <text:p text:style-name="P52"/>
          </table:table-cell>
          <table:table-cell table:style-name="Tabla13.H5" office:value-type="string">
            <text:p text:style-name="P52"/>
          </table:table-cell>
          <table:table-cell table:style-name="Tabla13.I5" office:value-type="string">
            <text:p text:style-name="P61">Sí</text:p>
          </table:table-cell>
          <table:table-cell table:style-name="Tabla13.J112" office:value-type="string">
            <text:p text:style-name="P42"/>
          </table:table-cell>
          <table:table-cell table:style-name="Tabla13.K5" office:value-type="float" office:value="677904235">
            <text:p text:style-name="P48">677904235</text:p>
          </table:table-cell>
          <table:table-cell table:style-name="Tabla13.L5" office:value-type="string">
            <text:p text:style-name="P59"><text:a xlink:type="simple" xlink:href="mailto:josem.peche.ext@juntadeandalucia.es"><text:span text:style-name="T15">josem.peche.ext@juntadeandalucia.es</text:span></text:a></text:p>
          </table:table-cell>
        </table:table-row>
        <table:table-row table:style-name="Tabla13.3">
          <table:table-cell table:style-name="Tabla13.A6" office:value-type="string">
            <text:p text:style-name="P43">CALRI</text:p>
          </table:table-cell>
          <table:table-cell table:style-name="Tabla13.B6" office:value-type="string">
            <text:p text:style-name="P43">Jesús Calderón Galán</text:p>
          </table:table-cell>
          <table:table-cell table:style-name="Tabla13.C117" office:value-type="string">
            <text:p text:style-name="P43">Técnico de sistemas</text:p>
          </table:table-cell>
          <table:table-cell table:style-name="Tabla13.D3" office:value-type="string">
            <text:p text:style-name="P61"/>
          </table:table-cell>
          <table:table-cell table:style-name="Tabla13.E6" office:value-type="string">
            <text:p text:style-name="P52"/>
          </table:table-cell>
          <table:table-cell table:style-name="Tabla13.F6" office:value-type="string">
            <text:p text:style-name="P50">X</text:p>
          </table:table-cell>
          <table:table-cell table:style-name="Tabla13.G6" office:value-type="string">
            <text:p text:style-name="P52"/>
          </table:table-cell>
          <table:table-cell table:style-name="Tabla13.H6" office:value-type="string">
            <text:p text:style-name="P52"/>
          </table:table-cell>
          <table:table-cell table:style-name="Tabla13.I6" office:value-type="string">
            <text:p text:style-name="P61">Sí</text:p>
          </table:table-cell>
          <table:table-cell table:style-name="Tabla13.J112" office:value-type="string">
            <text:p text:style-name="P42"/>
          </table:table-cell>
          <table:table-cell table:style-name="Tabla13.K6" office:value-type="float" office:value="670949598">
            <text:p text:style-name="P48">670949598</text:p>
          </table:table-cell>
          <table:table-cell table:style-name="Tabla13.L6" office:value-type="string">
            <text:p text:style-name="P59"><text:a xlink:type="simple" xlink:href="mailto:manuelj.calderon.ext@juntadeandalucia.es"><text:span text:style-name="T15">manuelj.calderon.ext@juntadeandalucia.es</text:span></text:a></text:p>
          </table:table-cell>
        </table:table-row>
        <table:table-row table:style-name="Tabla13.3">
          <table:table-cell table:style-name="Tabla13.A7" office:value-type="string">
            <text:p text:style-name="P43">CALRI</text:p>
          </table:table-cell>
          <table:table-cell table:style-name="Tabla13.B7" office:value-type="string">
            <text:p text:style-name="P43">Antonio Godoy Rodríguez</text:p>
          </table:table-cell>
          <table:table-cell table:style-name="Tabla13.C117" office:value-type="string">
            <text:p text:style-name="P43">Administrador de Base de Datos</text:p>
          </table:table-cell>
          <table:table-cell table:style-name="Tabla13.D3" office:value-type="string">
            <text:p text:style-name="P61"/>
          </table:table-cell>
          <table:table-cell table:style-name="Tabla13.E7" office:value-type="string">
            <text:p text:style-name="P52"/>
          </table:table-cell>
          <table:table-cell table:style-name="Tabla13.F7" office:value-type="string">
            <text:p text:style-name="P52"/>
          </table:table-cell>
          <table:table-cell table:style-name="Tabla13.G7" office:value-type="string">
            <text:p text:style-name="P50">X</text:p>
          </table:table-cell>
          <table:table-cell table:style-name="Tabla13.H7" office:value-type="string">
            <text:p text:style-name="P52"/>
          </table:table-cell>
          <table:table-cell table:style-name="Tabla13.I7" office:value-type="string">
            <text:p text:style-name="P52">Si</text:p>
          </table:table-cell>
          <table:table-cell table:style-name="Tabla13.J112" office:value-type="string">
            <text:p text:style-name="P42"/>
          </table:table-cell>
          <table:table-cell table:style-name="Tabla13.K7" office:value-type="float" office:value="677904234">
            <text:p text:style-name="P48">677904234</text:p>
          </table:table-cell>
          <table:table-cell table:style-name="Tabla13.L7" office:value-type="string">
            <text:p text:style-name="P59"><text:a xlink:type="simple" xlink:href="mailto:antoniom.godoy.ext@juntadeandalucia.es"><text:span text:style-name="T15">antoniom.godoy.ext@juntadeandalucia.es</text:span></text:a></text:p>
          </table:table-cell>
        </table:table-row>
        <table:table-row table:style-name="Tabla13.3">
          <table:table-cell table:style-name="Tabla13.A8" office:value-type="string">
            <text:p text:style-name="P43">CALRI</text:p>
          </table:table-cell>
          <table:table-cell table:style-name="Tabla13.B8" office:value-type="string">
            <text:p text:style-name="P43">David Sánchez de Alcázar Cruz</text:p>
          </table:table-cell>
          <table:table-cell table:style-name="Tabla13.C117" office:value-type="string">
            <text:p text:style-name="P43">Administrador de Base de Datos</text:p>
          </table:table-cell>
          <table:table-cell table:style-name="Tabla13.D3" office:value-type="string">
            <text:p text:style-name="P61"/>
          </table:table-cell>
          <table:table-cell table:style-name="Tabla13.E8" office:value-type="string">
            <text:p text:style-name="P52"/>
          </table:table-cell>
          <table:table-cell table:style-name="Tabla13.F8" office:value-type="string">
            <text:p text:style-name="P52"/>
          </table:table-cell>
          <table:table-cell table:style-name="Tabla13.G8" office:value-type="string">
            <text:p text:style-name="P50">X</text:p>
          </table:table-cell>
          <table:table-cell table:style-name="Tabla13.H8" office:value-type="string">
            <text:p text:style-name="P52"/>
          </table:table-cell>
          <table:table-cell table:style-name="Tabla13.I8" office:value-type="string">
            <text:p text:style-name="P52">Si</text:p>
          </table:table-cell>
          <table:table-cell table:style-name="Tabla13.J112" office:value-type="string">
            <text:p text:style-name="P42"/>
          </table:table-cell>
          <table:table-cell table:style-name="Tabla13.K8" office:value-type="float" office:value="670949798">
            <text:p text:style-name="P48">670949798</text:p>
          </table:table-cell>
          <table:table-cell table:style-name="Tabla13.L8" office:value-type="string">
            <text:p text:style-name="P59"><text:a xlink:type="simple" xlink:href="mailto:david.sanchez.alcazarcruz.ext@juntadeandalucia.es"><text:span text:style-name="T15">david.sanchez.alcazarcruz.ext@juntadeandalucia.es</text:span></text:a></text:p>
          </table:table-cell>
        </table:table-row>
        <table:table-row table:style-name="Tabla13.3">
          <table:table-cell table:style-name="Tabla13.A9" office:value-type="string">
            <text:p text:style-name="P43">CALRI</text:p>
          </table:table-cell>
          <table:table-cell table:style-name="Tabla13.B9" office:value-type="string">
            <text:p text:style-name="P43">Raúl Casado Piqueras </text:p>
          </table:table-cell>
          <table:table-cell table:style-name="Tabla13.C117" office:value-type="string">
            <text:p text:style-name="P43">Otros Técnicos</text:p>
          </table:table-cell>
          <table:table-cell table:style-name="Tabla13.D3" office:value-type="string">
            <text:p text:style-name="P61"/>
          </table:table-cell>
          <table:table-cell table:style-name="Tabla13.E9" office:value-type="string">
            <text:p text:style-name="P52"/>
          </table:table-cell>
          <table:table-cell table:style-name="Tabla13.F9" office:value-type="string">
            <text:p text:style-name="P52"/>
          </table:table-cell>
          <table:table-cell table:style-name="Tabla13.G9" office:value-type="string">
            <text:p text:style-name="P52"/>
          </table:table-cell>
          <table:table-cell table:style-name="Tabla13.H9" office:value-type="string">
            <text:p text:style-name="P50"><text:span text:style-name="T34">X</text:span></text:p>
          </table:table-cell>
          <table:table-cell table:style-name="Tabla13.I9" office:value-type="string">
            <text:p text:style-name="P52"/>
          </table:table-cell>
          <table:table-cell table:style-name="Tabla13.J112" office:value-type="string">
            <text:p text:style-name="P42"/>
          </table:table-cell>
          <table:table-cell table:style-name="Tabla13.K9" office:value-type="float" office:value="677904237">
            <text:p text:style-name="P48">677904237</text:p>
          </table:table-cell>
          <table:table-cell table:style-name="Tabla13.L9" office:value-type="string">
            <text:p text:style-name="P59"><text:a xlink:type="simple" xlink:href="mailto:raul.casado.ext@juntadeandalucia.es">raul.casado.ext@juntadeandalucia.es</text:a><text:span text:style-name="T15"> </text:span></text:p>
          </table:table-cell>
        </table:table-row>
        <table:table-row>
          <table:table-cell table:style-name="Tabla13.A10" office:value-type="string">
            <text:p text:style-name="P43">CALRI</text:p>
          </table:table-cell>
          <table:table-cell table:style-name="Tabla13.B10" office:value-type="string">
            <text:p text:style-name="P43">Manuel Galán Moreno</text:p>
          </table:table-cell>
          <table:table-cell table:style-name="Tabla13.C117" office:value-type="string">
            <text:p text:style-name="P43">Otros Técnicos</text:p>
          </table:table-cell>
          <table:table-cell table:style-name="Tabla13.D10" office:value-type="string">
            <text:p text:style-name="P52"/>
          </table:table-cell>
          <table:table-cell table:style-name="Tabla13.E10" office:value-type="string">
            <text:p text:style-name="P52"/>
          </table:table-cell>
          <table:table-cell table:style-name="Tabla13.F10" office:value-type="string">
            <text:p text:style-name="P52"/>
          </table:table-cell>
          <table:table-cell table:style-name="Tabla13.G10" office:value-type="string">
            <text:p text:style-name="P50">X</text:p>
          </table:table-cell>
          <table:table-cell table:style-name="Tabla13.H10" office:value-type="string">
            <text:p text:style-name="P52"/>
          </table:table-cell>
          <table:table-cell table:style-name="Tabla13.I10" office:value-type="string">
            <text:p text:style-name="P61">Sí</text:p>
          </table:table-cell>
          <table:table-cell table:style-name="Tabla13.J112" office:value-type="string">
            <text:p text:style-name="P42"/>
          </table:table-cell>
          <table:table-cell table:style-name="Tabla13.K10" office:value-type="string">
            <text:p text:style-name="P48">677904246/734246</text:p>
          </table:table-cell>
          <table:table-cell table:style-name="Tabla13.L10" office:value-type="string">
            <text:p text:style-name="P59"><text:a xlink:type="simple" xlink:href="mailto:manuel.galan.moreno.ext@juntadeandalucia.es"><text:span text:style-name="T15">manuel.galan.moreno.ext@juntadeandalucia.es</text:span></text:a></text:p>
          </table:table-cell>
        </table:table-row>
        <table:table-row>
          <table:table-cell table:style-name="Tabla13.A11" office:value-type="string">
            <text:p text:style-name="P43">CAPDER</text:p>
          </table:table-cell>
          <table:table-cell table:style-name="Tabla13.B11" office:value-type="string">
            <text:p text:style-name="P43">Juan Luis Ceada</text:p>
          </table:table-cell>
          <table:table-cell table:style-name="Tabla13.C117" office:value-type="string">
            <text:p text:style-name="P43">Jefe de Servicio de Informática (Secretaría General Técnica)</text:p>
          </table:table-cell>
          <table:table-cell table:style-name="Tabla13.D11" office:value-type="string">
            <text:p text:style-name="P50">X</text:p>
          </table:table-cell>
          <table:table-cell table:style-name="Tabla13.E11" office:value-type="string">
            <text:p text:style-name="P52"/>
          </table:table-cell>
          <table:table-cell table:style-name="Tabla13.F11" office:value-type="string">
            <text:p text:style-name="P52"/>
          </table:table-cell>
          <table:table-cell table:style-name="Tabla13.G11" office:value-type="string">
            <text:p text:style-name="P52"/>
          </table:table-cell>
          <table:table-cell table:style-name="Tabla13.H11" office:value-type="string">
            <text:p text:style-name="P52"/>
          </table:table-cell>
          <table:table-cell table:style-name="Tabla13.I11" office:value-type="string">
            <text:p text:style-name="P52"/>
          </table:table-cell>
          <table:table-cell table:style-name="Tabla13.J112" office:value-type="string">
            <text:p text:style-name="P34">955032496/<text:line-break/>332496</text:p>
          </table:table-cell>
          <table:table-cell table:style-name="Tabla13.K11" office:value-type="string">
            <text:p text:style-name="P34">670945876/ 745876</text:p>
          </table:table-cell>
          <table:table-cell table:style-name="Tabla13.L11" office:value-type="string">
            <text:p text:style-name="P59"><text:a xlink:type="simple" xlink:href="mailto:juanl.ceada@juntadeandalucia.es"><text:span text:style-name="T15">juanl.ceada@juntadeandalucia.es</text:span></text:a></text:p>
          </table:table-cell>
        </table:table-row>
        <table:table-row>
          <table:table-cell table:style-name="Tabla13.A12" office:value-type="string">
            <text:p text:style-name="P43">CAPDER</text:p>
          </table:table-cell>
          <table:table-cell table:style-name="Tabla13.B12" office:value-type="string">
            <text:p text:style-name="P43">Carmen Garrido Granado</text:p>
          </table:table-cell>
          <table:table-cell table:style-name="Tabla13.C117" office:value-type="string">
            <text:p text:style-name="P43">Responsable Área de Sistemas y Comunicaciones Del Servicio de Informática</text:p>
          </table:table-cell>
          <table:table-cell table:style-name="Tabla13.D12" office:value-type="string">
            <text:p text:style-name="P52"/>
          </table:table-cell>
          <table:table-cell table:style-name="Tabla13.E12" office:value-type="string">
            <text:p text:style-name="P50">X</text:p>
          </table:table-cell>
          <table:table-cell table:style-name="Tabla13.F12" office:value-type="string">
            <text:p text:style-name="P52"/>
          </table:table-cell>
          <table:table-cell table:style-name="Tabla13.G12" office:value-type="string">
            <text:p text:style-name="P52"/>
          </table:table-cell>
          <table:table-cell table:style-name="Tabla13.H12" office:value-type="string">
            <text:p text:style-name="P52"/>
          </table:table-cell>
          <table:table-cell table:style-name="Tabla13.I12" office:value-type="string">
            <text:p text:style-name="P52"/>
          </table:table-cell>
          <table:table-cell table:style-name="Tabla13.J112" office:value-type="string">
            <text:p text:style-name="P48">332190/<text:line-break/>955024963</text:p>
          </table:table-cell>
          <table:table-cell table:style-name="Tabla13.K12" office:value-type="float" office:value="768532">
            <text:p text:style-name="P48">768532</text:p>
          </table:table-cell>
          <table:table-cell table:style-name="Tabla13.L12" office:value-type="string">
            <text:p text:style-name="P59"><text:a xlink:type="simple" xlink:href="mailto:mariac.garrido.granado@juntadeandalucia.es"><text:span text:style-name="T15">mariac.garrido.granado@juntadeandalucia.es</text:span></text:a></text:p>
          </table:table-cell>
        </table:table-row>
        <table:table-row>
          <table:table-cell table:style-name="Tabla13.A13" office:value-type="string">
            <text:p text:style-name="P43">CAPDER</text:p>
          </table:table-cell>
          <table:table-cell table:style-name="Tabla13.B13" office:value-type="string">
            <text:p text:style-name="P43">Sergio Díaz Ruiz</text:p>
          </table:table-cell>
          <table:table-cell table:style-name="Tabla13.C117" office:value-type="string">
            <text:p text:style-name="P42"/>
          </table:table-cell>
          <table:table-cell table:style-name="Tabla13.D13" office:value-type="string">
            <text:p text:style-name="P52"/>
          </table:table-cell>
          <table:table-cell table:style-name="Tabla13.E13" office:value-type="string">
            <text:p text:style-name="P52"/>
          </table:table-cell>
          <table:table-cell table:style-name="Tabla13.F13" office:value-type="string">
            <text:p text:style-name="P50">X</text:p>
          </table:table-cell>
          <table:table-cell table:style-name="Tabla13.G13" office:value-type="string">
            <text:p text:style-name="P50">X</text:p>
          </table:table-cell>
          <table:table-cell table:style-name="Tabla13.H13" office:value-type="string">
            <text:p text:style-name="P50">X</text:p>
          </table:table-cell>
          <table:table-cell table:style-name="Tabla13.I13" office:value-type="string">
            <text:p text:style-name="P52"/>
          </table:table-cell>
          <table:table-cell table:style-name="Tabla13.J13" office:value-type="float" office:value="955032498">
            <text:p text:style-name="P34">955032498</text:p>
          </table:table-cell>
          <table:table-cell table:style-name="Tabla13.K13" office:value-type="float" office:value="697950999">
            <text:p text:style-name="P34">697950999</text:p>
          </table:table-cell>
          <table:table-cell table:style-name="Tabla13.L13" office:value-type="string">
            <text:p text:style-name="P59"><text:a xlink:type="simple" xlink:href="mailto:sergio.diaz@juntadeandalucia.es">sergio.diaz@juntadeandalucia.es</text:a></text:p>
          </table:table-cell>
        </table:table-row>
        <table:table-row>
          <table:table-cell table:style-name="Tabla13.A14" office:value-type="string">
            <text:p text:style-name="P43">CAPDER</text:p>
          </table:table-cell>
          <table:table-cell table:style-name="Tabla13.B14" office:value-type="string">
            <text:p text:style-name="P43">Rosario Núñez Pérez</text:p>
          </table:table-cell>
          <table:table-cell table:style-name="Tabla13.C117" office:value-type="string">
            <text:p text:style-name="P43">DBA</text:p>
          </table:table-cell>
          <table:table-cell table:style-name="Tabla13.D14" office:value-type="string">
            <text:p text:style-name="P52"/>
          </table:table-cell>
          <table:table-cell table:style-name="Tabla13.E14" office:value-type="string">
            <text:p text:style-name="P52"/>
          </table:table-cell>
          <table:table-cell table:style-name="Tabla13.F14" office:value-type="string">
            <text:p text:style-name="P50">X</text:p>
          </table:table-cell>
          <table:table-cell table:style-name="Tabla13.G14" office:value-type="string">
            <text:p text:style-name="P52"/>
          </table:table-cell>
          <table:table-cell table:style-name="Tabla13.H14" office:value-type="string">
            <text:p text:style-name="P52"/>
          </table:table-cell>
          <table:table-cell table:style-name="Tabla13.I14" office:value-type="string">
            <text:p text:style-name="P52">Si</text:p>
          </table:table-cell>
          <table:table-cell table:style-name="Tabla13.J14" office:value-type="float" office:value="955032198">
            <text:p text:style-name="P48">955032198</text:p>
          </table:table-cell>
          <table:table-cell table:style-name="Tabla13.K14" office:value-type="string">
            <text:p text:style-name="P42"/>
          </table:table-cell>
          <table:table-cell table:style-name="Tabla13.L14" office:value-type="string">
            <text:p text:style-name="P59"><text:a xlink:type="simple" xlink:href="mailto:mariar.nunez.perez@juntadeandalucia.es"><text:span text:style-name="T15">mariar.nunez.perez@juntadeandalucia.es</text:span></text:a></text:p>
          </table:table-cell>
        </table:table-row>
        <table:table-row>
          <table:table-cell table:style-name="Tabla13.A15" office:value-type="string">
            <text:p text:style-name="P43">CAPDER</text:p>
          </table:table-cell>
          <table:table-cell table:style-name="Tabla13.B15" office:value-type="string">
            <text:p text:style-name="P43">Antonio Moreno Vicente</text:p>
          </table:table-cell>
          <table:table-cell table:style-name="Tabla13.C117" office:value-type="string">
            <text:p text:style-name="P43">DBA</text:p>
          </table:table-cell>
          <table:table-cell table:style-name="Tabla13.D15" office:value-type="string">
            <text:p text:style-name="P52"/>
          </table:table-cell>
          <table:table-cell table:style-name="Tabla13.E15" office:value-type="string">
            <text:p text:style-name="P52"/>
          </table:table-cell>
          <table:table-cell table:style-name="Tabla13.F15" office:value-type="string">
            <text:p text:style-name="P50">X</text:p>
          </table:table-cell>
          <table:table-cell table:style-name="Tabla13.G15" office:value-type="string">
            <text:p text:style-name="P52"/>
          </table:table-cell>
          <table:table-cell table:style-name="Tabla13.H15" office:value-type="string">
            <text:p text:style-name="P50">X</text:p>
          </table:table-cell>
          <table:table-cell table:style-name="Tabla13.I15" office:value-type="string">
            <text:p text:style-name="P52">Si</text:p>
          </table:table-cell>
          <table:table-cell table:style-name="Tabla13.J15" office:value-type="float" office:value="955032689">
            <text:p text:style-name="P34">955032689</text:p>
          </table:table-cell>
          <table:table-cell table:style-name="Tabla13.K15" office:value-type="string">
            <text:p text:style-name="P34"> </text:p>
          </table:table-cell>
          <table:table-cell table:style-name="Tabla13.L15" office:value-type="string">
            <text:p text:style-name="P59"><text:a xlink:type="simple" xlink:href="mailto:antonio.moreno@sopragroup.com">antonio.moreno@sopragroup.com</text:a></text:p>
          </table:table-cell>
        </table:table-row>
        <table:table-row>
          <table:table-cell table:style-name="Tabla13.A16" office:value-type="string">
            <text:p text:style-name="P43">CAPDER</text:p>
          </table:table-cell>
          <table:table-cell table:style-name="Tabla13.B16" office:value-type="string">
            <text:p text:style-name="P43">Lourdes Pérez Gómez</text:p>
          </table:table-cell>
          <table:table-cell table:style-name="Tabla13.C117" office:value-type="string">
            <text:p text:style-name="P43">DBA</text:p>
          </table:table-cell>
          <table:table-cell table:style-name="Tabla13.D16" office:value-type="string">
            <text:p text:style-name="P52"/>
          </table:table-cell>
          <table:table-cell table:style-name="Tabla13.E16" office:value-type="string">
            <text:p text:style-name="P52"/>
          </table:table-cell>
          <table:table-cell table:style-name="Tabla13.F16" office:value-type="string">
            <text:p text:style-name="P50">X</text:p>
          </table:table-cell>
          <table:table-cell table:style-name="Tabla13.G16" office:value-type="string">
            <text:p text:style-name="P52"/>
          </table:table-cell>
          <table:table-cell table:style-name="Tabla13.H16" office:value-type="string">
            <text:p text:style-name="P52"/>
          </table:table-cell>
          <table:table-cell table:style-name="Tabla13.I16" office:value-type="string">
            <text:p text:style-name="P52">Si</text:p>
          </table:table-cell>
          <table:table-cell table:style-name="Tabla13.J16" office:value-type="float" office:value="955032548">
            <text:p text:style-name="P48">955032548</text:p>
          </table:table-cell>
          <table:table-cell table:style-name="Tabla13.K16" office:value-type="string">
            <text:p text:style-name="P49"/>
          </table:table-cell>
          <table:table-cell table:style-name="Tabla13.L16" office:value-type="string">
            <text:p text:style-name="P59"><text:a xlink:type="simple" xlink:href="mailto:lourdes.perez.ext@juntadeandalucia.es"><text:span text:style-name="T15">lourdes.perez.ext@juntadeandalucia.es</text:span></text:a></text:p>
          </table:table-cell>
        </table:table-row>
        <table:table-row>
          <table:table-cell table:style-name="Tabla13.A17" office:value-type="string">
            <text:p text:style-name="P43">CAPDER</text:p>
          </table:table-cell>
          <table:table-cell table:style-name="Tabla13.B17" office:value-type="string">
            <text:p text:style-name="P43">Agustín Mula González</text:p>
          </table:table-cell>
          <table:table-cell table:style-name="Tabla13.C117" office:value-type="string">
            <text:p text:style-name="P43">Coordinación Soporte de Sistemas</text:p>
          </table:table-cell>
          <table:table-cell table:style-name="Tabla13.D17" office:value-type="string">
            <text:p text:style-name="P52"/>
          </table:table-cell>
          <table:table-cell table:style-name="Tabla13.E17" office:value-type="string">
            <text:p text:style-name="P52"/>
          </table:table-cell>
          <table:table-cell table:style-name="Tabla13.F17" office:value-type="string">
            <text:p text:style-name="P52"/>
          </table:table-cell>
          <table:table-cell table:style-name="Tabla13.G17" office:value-type="string">
            <text:p text:style-name="P50">X</text:p>
          </table:table-cell>
          <table:table-cell table:style-name="Tabla13.H17" office:value-type="string">
            <text:p text:style-name="P50">X</text:p>
          </table:table-cell>
          <table:table-cell table:style-name="Tabla13.I17" office:value-type="string">
            <text:p text:style-name="P52">Si</text:p>
          </table:table-cell>
          <table:table-cell table:style-name="Tabla13.J17" office:value-type="float" office:value="955032691">
            <text:p text:style-name="P34">955032691</text:p>
          </table:table-cell>
          <table:table-cell table:style-name="Tabla13.K17" office:value-type="float" office:value="6487599847">
            <text:p text:style-name="P34">6487599847</text:p>
          </table:table-cell>
          <table:table-cell table:style-name="Tabla13.L17" office:value-type="string">
            <text:p text:style-name="P59"><text:a xlink:type="simple" xlink:href="mailto:agustin.m.gonzalez.ext@juntadeandalucia.es">agustin.m.gonzalez.ext@juntadeandalucia.es</text:a></text:p>
          </table:table-cell>
        </table:table-row>
        <table:table-row>
          <table:table-cell table:style-name="Tabla13.A18" office:value-type="string">
            <text:p text:style-name="P43">CAPDER</text:p>
          </table:table-cell>
          <table:table-cell table:style-name="Tabla13.B18" office:value-type="string">
            <text:p text:style-name="P43">Jose Andrés Tinoco</text:p>
          </table:table-cell>
          <table:table-cell table:style-name="Tabla13.C117" office:value-type="string">
            <text:p text:style-name="P43">Técnico de sistemas</text:p>
          </table:table-cell>
          <table:table-cell table:style-name="Tabla13.D18" office:value-type="string">
            <text:p text:style-name="P52"/>
          </table:table-cell>
          <table:table-cell table:style-name="Tabla13.E18" office:value-type="string">
            <text:p text:style-name="P52"/>
          </table:table-cell>
          <table:table-cell table:style-name="Tabla13.F18" office:value-type="string">
            <text:p text:style-name="P52"/>
          </table:table-cell>
          <table:table-cell table:style-name="Tabla13.G18" office:value-type="string">
            <text:p text:style-name="P52"/>
          </table:table-cell>
          <table:table-cell table:style-name="Tabla13.H18" office:value-type="string">
            <text:p text:style-name="P50">X</text:p>
          </table:table-cell>
          <table:table-cell table:style-name="Tabla13.I18" office:value-type="string">
            <text:p text:style-name="P61">Sí</text:p>
          </table:table-cell>
          <table:table-cell table:style-name="Tabla13.J18" office:value-type="float" office:value="955032651">
            <text:p text:style-name="P48">955032651</text:p>
          </table:table-cell>
          <table:table-cell table:style-name="Tabla13.K18" office:value-type="string">
            <text:p text:style-name="P42"/>
          </table:table-cell>
          <table:table-cell table:style-name="Tabla13.L18" office:value-type="string">
            <text:p text:style-name="P59"><text:a xlink:type="simple" xlink:href="mailto:josea.tinoco@juntadeandalucia.es"><text:span text:style-name="T15">josea.tinoco@juntadeandalucia.es</text:span></text:a></text:p>
          </table:table-cell>
        </table:table-row>
        <table:table-row>
          <table:table-cell table:style-name="Tabla13.A19" office:value-type="string">
            <text:p text:style-name="P43">CAPDER</text:p>
          </table:table-cell>
          <table:table-cell table:style-name="Tabla13.B19" office:value-type="string">
            <text:p text:style-name="P43">Manuel Pérez Ron</text:p>
          </table:table-cell>
          <table:table-cell table:style-name="Tabla13.C117" office:value-type="string">
            <text:p text:style-name="P43">Administrador de servidores de <text:soft-page-break/>aplicaciones Weblogic</text:p>
          </table:table-cell>
          <table:table-cell table:style-name="Tabla13.D19" office:value-type="string">
            <text:p text:style-name="P52"/>
          </table:table-cell>
          <table:table-cell table:style-name="Tabla13.E19" office:value-type="string">
            <text:p text:style-name="P52"/>
          </table:table-cell>
          <table:table-cell table:style-name="Tabla13.F19" office:value-type="string">
            <text:p text:style-name="P52"/>
          </table:table-cell>
          <table:table-cell table:style-name="Tabla13.G19" office:value-type="string">
            <text:p text:style-name="P50">X</text:p>
          </table:table-cell>
          <table:table-cell table:style-name="Tabla13.H19" office:value-type="string">
            <text:p text:style-name="P52"/>
          </table:table-cell>
          <table:table-cell table:style-name="Tabla13.I19" office:value-type="string">
            <text:p text:style-name="P52">Si</text:p>
          </table:table-cell>
          <table:table-cell table:style-name="Tabla13.J19" office:value-type="float" office:value="955032549">
            <text:p text:style-name="P48">955032549</text:p>
          </table:table-cell>
          <table:table-cell table:style-name="Tabla13.K19" office:value-type="float" office:value="648540255">
            <text:p text:style-name="P48">648540255</text:p>
          </table:table-cell>
          <table:table-cell table:style-name="Tabla13.L19" office:value-type="string">
            <text:p text:style-name="P59"><text:a xlink:type="simple" xlink:href="mailto:manuel.perez.ron.ext@juntadeandalucia.es"><text:span text:style-name="T15">manuel.perez.ron.ext@juntadeandalucia.es</text:span></text:a></text:p>
          </table:table-cell>
        </table:table-row>
        <table:table-row>
          <table:table-cell table:style-name="Tabla13.A20" office:value-type="string">
            <text:p text:style-name="P43">CAPDER</text:p>
          </table:table-cell>
          <table:table-cell table:style-name="Tabla13.B20" office:value-type="string">
            <text:p text:style-name="P43">Antonio Gutiérrez Almansa</text:p>
          </table:table-cell>
          <table:table-cell table:style-name="Tabla13.C117" office:value-type="string">
            <text:p text:style-name="P43">Administrador de servidores de aplicaciones Weblogic</text:p>
          </table:table-cell>
          <table:table-cell table:style-name="Tabla13.D20" office:value-type="string">
            <text:p text:style-name="P52"/>
          </table:table-cell>
          <table:table-cell table:style-name="Tabla13.E20" office:value-type="string">
            <text:p text:style-name="P52"/>
          </table:table-cell>
          <table:table-cell table:style-name="Tabla13.F20" office:value-type="string">
            <text:p text:style-name="P52"/>
          </table:table-cell>
          <table:table-cell table:style-name="Tabla13.G20" office:value-type="string">
            <text:p text:style-name="P50">X</text:p>
          </table:table-cell>
          <table:table-cell table:style-name="Tabla13.H20" office:value-type="string">
            <text:p text:style-name="P52"/>
          </table:table-cell>
          <table:table-cell table:style-name="Tabla13.I20" office:value-type="string">
            <text:p text:style-name="P52"/>
          </table:table-cell>
          <table:table-cell table:style-name="Tabla13.J20" office:value-type="float" office:value="955032533">
            <text:p text:style-name="P48">955032533</text:p>
          </table:table-cell>
          <table:table-cell table:style-name="Tabla13.K20" office:value-type="float" office:value="610264273">
            <text:p text:style-name="P48">610264273</text:p>
          </table:table-cell>
          <table:table-cell table:style-name="Tabla13.L20" office:value-type="string">
            <text:p text:style-name="P59"><text:a xlink:type="simple" xlink:href="mailto:antonio.gutierrez.a.ext@juntadeandalucia.es"><text:span text:style-name="T15">antonio.gutierrez.a.ext@juntadeandalucia.es</text:span></text:a></text:p>
          </table:table-cell>
        </table:table-row>
        <table:table-row>
          <table:table-cell table:style-name="Tabla13.A21" office:value-type="string">
            <text:p text:style-name="P43">CECD-CUL</text:p>
          </table:table-cell>
          <table:table-cell table:style-name="Tabla13.B21" office:value-type="string">
            <text:p text:style-name="P43">Emilio Martínez Force</text:p>
          </table:table-cell>
          <table:table-cell table:style-name="Tabla13.C117" office:value-type="string">
            <text:p text:style-name="P43">Jefe de Servicio de Informática</text:p>
          </table:table-cell>
          <table:table-cell table:style-name="Tabla13.D21" office:value-type="string">
            <text:p text:style-name="P50">X</text:p>
          </table:table-cell>
          <table:table-cell table:style-name="Tabla13.E21" office:value-type="string">
            <text:p text:style-name="P52"/>
          </table:table-cell>
          <table:table-cell table:style-name="Tabla13.F21" office:value-type="string">
            <text:p text:style-name="P52"/>
          </table:table-cell>
          <table:table-cell table:style-name="Tabla13.G21" office:value-type="string">
            <text:p text:style-name="P52"/>
          </table:table-cell>
          <table:table-cell table:style-name="Tabla13.H21" office:value-type="string">
            <text:p text:style-name="P52"/>
          </table:table-cell>
          <table:table-cell table:style-name="Tabla13.I21" office:value-type="string">
            <text:p text:style-name="P52"/>
          </table:table-cell>
          <table:table-cell table:style-name="Tabla13.J112" office:value-type="string">
            <text:p text:style-name="P48">955036408/<text:line-break/>336408</text:p>
          </table:table-cell>
          <table:table-cell table:style-name="Tabla13.K21" office:value-type="string">
            <text:p text:style-name="P42"/>
          </table:table-cell>
          <table:table-cell table:style-name="Tabla13.L21" office:value-type="string">
            <text:p text:style-name="P59"><text:a xlink:type="simple" xlink:href="mailto:emilio.martinez.force@juntadeandalucia.es">emilio.martinez.force@juntadeandalucia.es</text:a></text:p>
          </table:table-cell>
        </table:table-row>
        <table:table-row>
          <table:table-cell table:style-name="Tabla13.A22" office:value-type="string">
            <text:p text:style-name="P43">CECD-CUL</text:p>
          </table:table-cell>
          <table:table-cell table:style-name="Tabla13.B22" office:value-type="string">
            <text:p text:style-name="P43">Rafael García Ropero</text:p>
          </table:table-cell>
          <table:table-cell table:style-name="Tabla13.C117" office:value-type="string">
            <text:p text:style-name="P59">Jefe del área de Sistemas y Explotación</text:p>
          </table:table-cell>
          <table:table-cell table:style-name="Tabla13.D22" office:value-type="string">
            <text:p text:style-name="P52"/>
          </table:table-cell>
          <table:table-cell table:style-name="Tabla13.E22" office:value-type="string">
            <text:p text:style-name="P50">X</text:p>
          </table:table-cell>
          <table:table-cell table:style-name="Tabla13.F22" office:value-type="string">
            <text:p text:style-name="P52"/>
          </table:table-cell>
          <table:table-cell table:style-name="Tabla13.G22" office:value-type="string">
            <text:p text:style-name="P52"/>
          </table:table-cell>
          <table:table-cell table:style-name="Tabla13.H22" office:value-type="string">
            <text:p text:style-name="P52"/>
          </table:table-cell>
          <table:table-cell table:style-name="Tabla13.I22" office:value-type="string">
            <text:p text:style-name="P52"/>
          </table:table-cell>
          <table:table-cell table:style-name="Tabla13.J112" office:value-type="string">
            <text:p text:style-name="P34">955036524/<text:line-break/>336524</text:p>
          </table:table-cell>
          <table:table-cell table:style-name="Tabla13.K22" office:value-type="float" office:value="747931">
            <text:p text:style-name="P34">747931</text:p>
          </table:table-cell>
          <table:table-cell table:style-name="Tabla13.L22" office:value-type="string">
            <text:p text:style-name="P59"><text:a xlink:type="simple" xlink:href="mailto:rafael.garcia.r@juntadeandalucia.es">rafael.garcia.r@juntadeandalucia.es</text:a></text:p>
          </table:table-cell>
        </table:table-row>
        <table:table-row>
          <table:table-cell table:style-name="Tabla13.A23" office:value-type="string">
            <text:p text:style-name="P43">CECD-CUL</text:p>
          </table:table-cell>
          <table:table-cell table:style-name="Tabla13.B23" office:value-type="string">
            <text:p text:style-name="P43">José Carlos Ramírez Pérez</text:p>
          </table:table-cell>
          <table:table-cell table:style-name="Tabla13.C117" office:value-type="string">
            <text:p text:style-name="P43">Analista</text:p>
          </table:table-cell>
          <table:table-cell table:style-name="Tabla13.D23" office:value-type="string">
            <text:p text:style-name="P52"/>
          </table:table-cell>
          <table:table-cell table:style-name="Tabla13.E23" office:value-type="string">
            <text:p text:style-name="P52"/>
          </table:table-cell>
          <table:table-cell table:style-name="Tabla13.F23" office:value-type="string">
            <text:p text:style-name="P52"/>
          </table:table-cell>
          <table:table-cell table:style-name="Tabla13.G23" office:value-type="string">
            <text:p text:style-name="P52"/>
          </table:table-cell>
          <table:table-cell table:style-name="Tabla13.H23" office:value-type="string">
            <text:p text:style-name="P50">X</text:p>
          </table:table-cell>
          <table:table-cell table:style-name="Tabla13.I23" office:value-type="string">
            <text:p text:style-name="P61">Sí</text:p>
          </table:table-cell>
          <table:table-cell table:style-name="Tabla13.J112" office:value-type="string">
            <text:p text:style-name="P34">955036504/<text:line-break/>336504</text:p>
          </table:table-cell>
          <table:table-cell table:style-name="Tabla13.K23" office:value-type="float" office:value="747110">
            <text:p text:style-name="P34">747110</text:p>
          </table:table-cell>
          <table:table-cell table:style-name="Tabla13.L23" office:value-type="string">
            <text:p text:style-name="P59"><text:a xlink:type="simple" xlink:href="mailto:josec.ramirez@juntadeandalucia.es">josec.ramirez@juntadeandalucia.es</text:a></text:p>
          </table:table-cell>
        </table:table-row>
        <table:table-row>
          <table:table-cell table:style-name="Tabla13.A24" office:value-type="string">
            <text:p text:style-name="P43">CECD-CUL</text:p>
          </table:table-cell>
          <table:table-cell table:style-name="Tabla13.B24" office:value-type="string">
            <text:p text:style-name="P43">José Antonio Granados Reifs</text:p>
          </table:table-cell>
          <table:table-cell table:style-name="Tabla13.C117" office:value-type="string">
            <text:p text:style-name="P59">DBA senior</text:p>
          </table:table-cell>
          <table:table-cell table:style-name="Tabla13.D24" office:value-type="string">
            <text:p text:style-name="P52"/>
          </table:table-cell>
          <table:table-cell table:style-name="Tabla13.E24" office:value-type="string">
            <text:p text:style-name="P52"/>
          </table:table-cell>
          <table:table-cell table:style-name="Tabla13.F24" office:value-type="string">
            <text:p text:style-name="P50">X</text:p>
          </table:table-cell>
          <table:table-cell table:style-name="Tabla13.G24" office:value-type="string">
            <text:p text:style-name="P52"/>
          </table:table-cell>
          <table:table-cell table:style-name="Tabla13.H24" office:value-type="string">
            <text:p text:style-name="P52"/>
          </table:table-cell>
          <table:table-cell table:style-name="Tabla13.I24" office:value-type="string">
            <text:p text:style-name="P52">Si</text:p>
          </table:table-cell>
          <table:table-cell table:style-name="Tabla13.J112" office:value-type="string">
            <text:p text:style-name="P48">955036481 <text:line-break/>(336481)</text:p>
          </table:table-cell>
          <table:table-cell table:style-name="Tabla13.K24" office:value-type="string">
            <text:p text:style-name="P42"/>
          </table:table-cell>
          <table:table-cell table:style-name="Tabla13.L24" office:value-type="string">
            <text:p text:style-name="P59"><text:a xlink:type="simple" xlink:href="mailto:jantonio.granados.ext@juntadeandalucia.es"><text:span text:style-name="T15">jantonio.granados.ext@juntadeandalucia.es</text:span></text:a></text:p>
          </table:table-cell>
        </table:table-row>
        <table:table-row>
          <table:table-cell table:style-name="Tabla13.A25" office:value-type="string">
            <text:p text:style-name="P43">CECD-CUL</text:p>
          </table:table-cell>
          <table:table-cell table:style-name="Tabla13.B25" office:value-type="string">
            <text:p text:style-name="P43">José Ramón López Rojas</text:p>
          </table:table-cell>
          <table:table-cell table:style-name="Tabla13.C117" office:value-type="string">
            <text:p text:style-name="P43">DBA junior</text:p>
          </table:table-cell>
          <table:table-cell table:style-name="Tabla13.D25" office:value-type="string">
            <text:p text:style-name="P52"/>
          </table:table-cell>
          <table:table-cell table:style-name="Tabla13.E25" office:value-type="string">
            <text:p text:style-name="P52"/>
          </table:table-cell>
          <table:table-cell table:style-name="Tabla13.F25" office:value-type="string">
            <text:p text:style-name="P50">X</text:p>
          </table:table-cell>
          <table:table-cell table:style-name="Tabla13.G25" office:value-type="string">
            <text:p text:style-name="P52"/>
          </table:table-cell>
          <table:table-cell table:style-name="Tabla13.H25" office:value-type="string">
            <text:p text:style-name="P52"/>
          </table:table-cell>
          <table:table-cell table:style-name="Tabla13.I25" office:value-type="string">
            <text:p text:style-name="P61">Sí</text:p>
          </table:table-cell>
          <table:table-cell table:style-name="Tabla13.J112" office:value-type="string">
            <text:p text:style-name="P48">955036522 <text:line-break/>(336522)</text:p>
          </table:table-cell>
          <table:table-cell table:style-name="Tabla13.K25" office:value-type="string">
            <text:p text:style-name="P42"/>
          </table:table-cell>
          <table:table-cell table:style-name="Tabla13.L25" office:value-type="string">
            <text:p text:style-name="P59"><text:a xlink:type="simple" xlink:href="mailto:joseramon.lopez.ext@juntadeandalucia.es"><text:span text:style-name="T15">joseramon.lopez.ext@juntadeandalucia.es</text:span></text:a></text:p>
          </table:table-cell>
        </table:table-row>
        <table:table-row>
          <table:table-cell table:style-name="Tabla13.A26" office:value-type="string">
            <text:p text:style-name="P43">CECD-EDU</text:p>
          </table:table-cell>
          <table:table-cell table:style-name="Tabla13.B26" office:value-type="string">
            <text:p text:style-name="P43">Julio Zabala Silva</text:p>
          </table:table-cell>
          <table:table-cell table:style-name="Tabla13.C117" office:value-type="string">
            <text:p text:style-name="P43">Jefe Servicio Informática</text:p>
          </table:table-cell>
          <table:table-cell table:style-name="Tabla13.D26" office:value-type="string">
            <text:p text:style-name="P50">X</text:p>
          </table:table-cell>
          <table:table-cell table:style-name="Tabla13.E26" office:value-type="string">
            <text:p text:style-name="P50">X</text:p>
          </table:table-cell>
          <table:table-cell table:style-name="Tabla13.F26" office:value-type="string">
            <text:p text:style-name="P52"/>
          </table:table-cell>
          <table:table-cell table:style-name="Tabla13.G26" office:value-type="string">
            <text:p text:style-name="P52"/>
          </table:table-cell>
          <table:table-cell table:style-name="Tabla13.H26" office:value-type="string">
            <text:p text:style-name="P52"/>
          </table:table-cell>
          <table:table-cell table:style-name="Tabla13.I26" office:value-type="string">
            <text:p text:style-name="P52"/>
          </table:table-cell>
          <table:table-cell table:style-name="Tabla13.J112" office:value-type="string">
            <text:p text:style-name="P42"/>
          </table:table-cell>
          <table:table-cell table:style-name="Tabla13.K26" office:value-type="float" office:value="635502">
            <text:p text:style-name="P48">635502</text:p>
          </table:table-cell>
          <table:table-cell table:style-name="Tabla13.L26" office:value-type="string">
            <text:p text:style-name="P59"><text:a xlink:type="simple" xlink:href="mailto:julio.zabala@juntadeandalucia.es"><text:span text:style-name="T15">julio.zabala@juntadeandalucia.es</text:span></text:a></text:p>
          </table:table-cell>
        </table:table-row>
        <table:table-row>
          <table:table-cell table:style-name="Tabla13.A27" office:value-type="string">
            <text:p text:style-name="P43">CECD-EDU</text:p>
          </table:table-cell>
          <table:table-cell table:style-name="Tabla13.B27" office:value-type="string">
            <text:p text:style-name="P59">Juan Manuel Marín Sánchez</text:p>
          </table:table-cell>
          <table:table-cell table:style-name="Tabla13.C117" office:value-type="string">
            <text:p text:style-name="P42"/>
          </table:table-cell>
          <table:table-cell table:style-name="Tabla13.D27" office:value-type="string">
            <text:p text:style-name="P52"/>
          </table:table-cell>
          <table:table-cell table:style-name="Tabla13.E27" office:value-type="string">
            <text:p text:style-name="P52"/>
          </table:table-cell>
          <table:table-cell table:style-name="Tabla13.F27" office:value-type="string">
            <text:p text:style-name="P50">X</text:p>
          </table:table-cell>
          <table:table-cell table:style-name="Tabla13.G27" office:value-type="string">
            <text:p text:style-name="P50">X</text:p>
          </table:table-cell>
          <table:table-cell table:style-name="Tabla13.H27" office:value-type="string">
            <text:p text:style-name="P52"/>
          </table:table-cell>
          <table:table-cell table:style-name="Tabla13.I27" office:value-type="string">
            <text:p text:style-name="P52">Si</text:p>
          </table:table-cell>
          <table:table-cell table:style-name="Tabla13.J112" office:value-type="string">
            <text:p text:style-name="P42"/>
          </table:table-cell>
          <table:table-cell table:style-name="Tabla13.K27" office:value-type="float" office:value="633684">
            <text:p text:style-name="P34">633684</text:p>
          </table:table-cell>
          <table:table-cell table:style-name="Tabla13.L27" office:value-type="string">
            <text:p text:style-name="P59"><text:a xlink:type="simple" xlink:href="mailto:juanm.marin.ext@juntadeandalucia.es"><text:span text:style-name="T15">juanm.marin.ext@juntadeandalucia.es</text:span></text:a></text:p>
          </table:table-cell>
        </table:table-row>
        <table:table-row>
          <table:table-cell table:style-name="Tabla13.A28" office:value-type="string">
            <text:p text:style-name="P43">CECD-EDU</text:p>
          </table:table-cell>
          <table:table-cell table:style-name="Tabla13.B28" office:value-type="string">
            <text:p text:style-name="P43">Leopoldo Coronel</text:p>
          </table:table-cell>
          <table:table-cell table:style-name="Tabla13.C117" office:value-type="string">
            <text:p text:style-name="P42"/>
          </table:table-cell>
          <table:table-cell table:style-name="Tabla13.D28" office:value-type="string">
            <text:p text:style-name="P52"/>
          </table:table-cell>
          <table:table-cell table:style-name="Tabla13.E28" office:value-type="string">
            <text:p text:style-name="P52"/>
          </table:table-cell>
          <table:table-cell table:style-name="Tabla13.F28" office:value-type="string">
            <text:p text:style-name="P50">X</text:p>
          </table:table-cell>
          <table:table-cell table:style-name="Tabla13.G28" office:value-type="string">
            <text:p text:style-name="P50">X</text:p>
          </table:table-cell>
          <table:table-cell table:style-name="Tabla13.H28" office:value-type="string">
            <text:p text:style-name="P52"/>
          </table:table-cell>
          <table:table-cell table:style-name="Tabla13.I28" office:value-type="string">
            <text:p text:style-name="P52">Si</text:p>
          </table:table-cell>
          <table:table-cell table:style-name="Tabla13.J112" office:value-type="string">
            <text:p text:style-name="P42"/>
          </table:table-cell>
          <table:table-cell table:style-name="Tabla13.K28" office:value-type="float" office:value="633695">
            <text:p text:style-name="P48">633695</text:p>
          </table:table-cell>
          <table:table-cell table:style-name="Tabla13.L28" office:value-type="string">
            <text:p text:style-name="P59"><text:a xlink:type="simple" xlink:href="mailto:leopoldo.coronel.ext@juntadeandalucia.es"><text:span text:style-name="T15">leopoldo.coronel.ext@juntadeandalucia.es</text:span></text:a></text:p>
          </table:table-cell>
        </table:table-row>
        <table:table-row>
          <table:table-cell table:style-name="Tabla13.A29" office:value-type="string">
            <text:p text:style-name="P43">CECD-EDU</text:p>
          </table:table-cell>
          <table:table-cell table:style-name="Tabla13.B29" office:value-type="string">
            <text:p text:style-name="P43">Javier Palacios</text:p>
          </table:table-cell>
          <table:table-cell table:style-name="Tabla13.C117" office:value-type="string">
            <text:p text:style-name="P42"/>
          </table:table-cell>
          <table:table-cell table:style-name="Tabla13.D29" office:value-type="string">
            <text:p text:style-name="P52"/>
          </table:table-cell>
          <table:table-cell table:style-name="Tabla13.E29" office:value-type="string">
            <text:p text:style-name="P52"/>
          </table:table-cell>
          <table:table-cell table:style-name="Tabla13.F29" office:value-type="string">
            <text:p text:style-name="P50">X</text:p>
          </table:table-cell>
          <table:table-cell table:style-name="Tabla13.G29" office:value-type="string">
            <text:p text:style-name="P50">X</text:p>
          </table:table-cell>
          <table:table-cell table:style-name="Tabla13.H29" office:value-type="string">
            <text:p text:style-name="P52"/>
          </table:table-cell>
          <table:table-cell table:style-name="Tabla13.I29" office:value-type="string">
            <text:p text:style-name="P52">Si</text:p>
          </table:table-cell>
          <table:table-cell table:style-name="Tabla13.J112" office:value-type="string">
            <text:p text:style-name="P42"/>
          </table:table-cell>
          <table:table-cell table:style-name="Tabla13.K29" office:value-type="float" office:value="633732">
            <text:p text:style-name="P48">633732</text:p>
          </table:table-cell>
          <table:table-cell table:style-name="Tabla13.L29" office:value-type="string">
            <text:p text:style-name="P59"><text:a xlink:type="simple" xlink:href="mailto:javier.palacios.ext@juntadeandalucia.es"><text:span text:style-name="T15">javier.palacios.ext@juntadeandalucia.es</text:span></text:a></text:p>
          </table:table-cell>
        </table:table-row>
        <table:table-row>
          <table:table-cell table:style-name="Tabla13.A30" office:value-type="string">
            <text:p text:style-name="P43">CECD-EDU</text:p>
          </table:table-cell>
          <table:table-cell table:style-name="Tabla13.B30" office:value-type="string">
            <text:p text:style-name="P43">César García Agudo</text:p>
          </table:table-cell>
          <table:table-cell table:style-name="Tabla13.C117" office:value-type="string">
            <text:p text:style-name="P42"/>
          </table:table-cell>
          <table:table-cell table:style-name="Tabla13.D30" office:value-type="string">
            <text:p text:style-name="P52"/>
          </table:table-cell>
          <table:table-cell table:style-name="Tabla13.E30" office:value-type="string">
            <text:p text:style-name="P52"/>
          </table:table-cell>
          <table:table-cell table:style-name="Tabla13.F30" office:value-type="string">
            <text:p text:style-name="P50">X</text:p>
          </table:table-cell>
          <table:table-cell table:style-name="Tabla13.G30" office:value-type="string">
            <text:p text:style-name="P50">X</text:p>
          </table:table-cell>
          <table:table-cell table:style-name="Tabla13.H30" office:value-type="string">
            <text:p text:style-name="P52"/>
          </table:table-cell>
          <table:table-cell table:style-name="Tabla13.I30" office:value-type="string">
            <text:p text:style-name="P61">Sí</text:p>
          </table:table-cell>
          <table:table-cell table:style-name="Tabla13.J112" office:value-type="string">
            <text:p text:style-name="P42"/>
          </table:table-cell>
          <table:table-cell table:style-name="Tabla13.K30" office:value-type="float" office:value="633732">
            <text:p text:style-name="P48">633732</text:p>
          </table:table-cell>
          <table:table-cell table:style-name="Tabla13.L30" office:value-type="string">
            <text:p text:style-name="P59"><text:a xlink:type="simple" xlink:href="mailto:cesar.garcia.agudo.ext@juntadeandalucia.es"><text:span text:style-name="T15">cesar.garcia.agudo.ext@juntadeandalucia.es</text:span></text:a></text:p>
          </table:table-cell>
        </table:table-row>
        <table:table-row>
          <table:table-cell table:style-name="Tabla13.A31" office:value-type="string">
            <text:p text:style-name="P43">CECD-EDU</text:p>
          </table:table-cell>
          <table:table-cell table:style-name="Tabla13.B31" office:value-type="string">
            <text:p text:style-name="P43">Javier Duque Pintor</text:p>
          </table:table-cell>
          <table:table-cell table:style-name="Tabla13.C117" office:value-type="string">
            <text:p text:style-name="P42"/>
          </table:table-cell>
          <table:table-cell table:style-name="Tabla13.D31" office:value-type="string">
            <text:p text:style-name="P52"/>
          </table:table-cell>
          <table:table-cell table:style-name="Tabla13.E31" office:value-type="string">
            <text:p text:style-name="P52"/>
          </table:table-cell>
          <table:table-cell table:style-name="Tabla13.F31" office:value-type="string">
            <text:p text:style-name="P50">X</text:p>
          </table:table-cell>
          <table:table-cell table:style-name="Tabla13.G31" office:value-type="string">
            <text:p text:style-name="P50">X</text:p>
          </table:table-cell>
          <table:table-cell table:style-name="Tabla13.H31" office:value-type="string">
            <text:p text:style-name="P52"/>
          </table:table-cell>
          <table:table-cell table:style-name="Tabla13.I31" office:value-type="string">
            <text:p text:style-name="P61">Sí</text:p>
          </table:table-cell>
          <table:table-cell table:style-name="Tabla13.J112" office:value-type="string">
            <text:p text:style-name="P42"/>
          </table:table-cell>
          <table:table-cell table:style-name="Tabla13.K31" office:value-type="float" office:value="744210">
            <text:p text:style-name="P48">744210</text:p>
          </table:table-cell>
          <table:table-cell table:style-name="Tabla13.L31" office:value-type="string">
            <text:p text:style-name="P59"><text:a xlink:type="simple" xlink:href="mailto:franciscoj.duque@juntadeandalucia.es"><text:span text:style-name="T15">franciscoj.duque@juntadeandalucia.es</text:span></text:a></text:p>
          </table:table-cell>
        </table:table-row>
        <table:table-row>
          <table:table-cell table:style-name="Tabla13.A32" office:value-type="string">
            <text:p text:style-name="P43">CECD-EDU</text:p>
          </table:table-cell>
          <table:table-cell table:style-name="Tabla13.B32" office:value-type="string">
            <text:p text:style-name="P43">Jose Luis Heredia Amaya </text:p>
          </table:table-cell>
          <table:table-cell table:style-name="Tabla13.C117" office:value-type="string">
            <text:p text:style-name="P43">Técnico BBD y Sv. aplicaciones </text:p>
          </table:table-cell>
          <table:table-cell table:style-name="Tabla13.D32" office:value-type="string">
            <text:p text:style-name="P52"/>
          </table:table-cell>
          <table:table-cell table:style-name="Tabla13.E32" office:value-type="string">
            <text:p text:style-name="P52"/>
          </table:table-cell>
          <table:table-cell table:style-name="Tabla13.F32" office:value-type="string">
            <text:p text:style-name="P50">X</text:p>
          </table:table-cell>
          <table:table-cell table:style-name="Tabla13.G32" office:value-type="string">
            <text:p text:style-name="P50">X</text:p>
          </table:table-cell>
          <table:table-cell table:style-name="Tabla13.H32" office:value-type="string">
            <text:p text:style-name="P52"/>
          </table:table-cell>
          <table:table-cell table:style-name="Tabla13.I32" office:value-type="string">
            <text:p text:style-name="P61">Sí</text:p>
          </table:table-cell>
          <table:table-cell table:style-name="Tabla13.J112" office:value-type="string">
            <text:p text:style-name="P42"/>
          </table:table-cell>
          <table:table-cell table:style-name="Tabla13.K32" office:value-type="float" office:value="633693">
            <text:p text:style-name="P48">633693</text:p>
          </table:table-cell>
          <table:table-cell table:style-name="Tabla13.L32" office:value-type="string">
            <text:p text:style-name="P59"><text:a xlink:type="simple" xlink:href="mailto:josel.heredia.ext@juntadeandalucia.es"><text:span text:style-name="T15">josel.heredia.ext@juntadeandalucia.es</text:span></text:a></text:p>
          </table:table-cell>
        </table:table-row>
        <table:table-row>
          <table:table-cell table:style-name="Tabla13.A33" office:value-type="string">
            <text:p text:style-name="P43">CECD-EDU</text:p>
          </table:table-cell>
          <table:table-cell table:style-name="Tabla13.B33" office:value-type="string">
            <text:p text:style-name="P43">Rafael Mancebo </text:p>
          </table:table-cell>
          <table:table-cell table:style-name="Tabla13.C117" office:value-type="string">
            <text:p text:style-name="P43">servicio de informática de la Consejería de Educación </text:p>
          </table:table-cell>
          <table:table-cell table:style-name="Tabla13.D33" office:value-type="string">
            <text:p text:style-name="P52"/>
          </table:table-cell>
          <table:table-cell table:style-name="Tabla13.E33" office:value-type="string">
            <text:p text:style-name="P52"/>
          </table:table-cell>
          <table:table-cell table:style-name="Tabla13.F33" office:value-type="string">
            <text:p text:style-name="P50"><text:span text:style-name="T34">X</text:span></text:p>
          </table:table-cell>
          <table:table-cell table:style-name="Tabla13.G33" office:value-type="string">
            <text:p text:style-name="P50"><text:span text:style-name="T34">X</text:span></text:p>
          </table:table-cell>
          <table:table-cell table:style-name="Tabla13.H33" office:value-type="string">
            <text:p text:style-name="P50"><text:span text:style-name="T34">X</text:span></text:p>
          </table:table-cell>
          <table:table-cell table:style-name="Tabla13.I33" office:value-type="string">
            <text:p text:style-name="P52"/>
          </table:table-cell>
          <table:table-cell table:style-name="Tabla13.J112" office:value-type="string">
            <text:p text:style-name="P42"/>
          </table:table-cell>
          <table:table-cell table:style-name="Tabla13.K33" office:value-type="string">
            <text:p text:style-name="P42"/>
          </table:table-cell>
          <table:table-cell table:style-name="Tabla13.L33" office:value-type="string">
            <text:p text:style-name="P59"><text:a xlink:type="simple" xlink:href="mailto:rafaelj.mancebo@juntadeandalucia.es">rafaelj.mancebo@juntadeandalucia.es</text:a><text:span text:style-name="T15"> </text:span></text:p>
          </table:table-cell>
        </table:table-row>
        <table:table-row>
          <table:table-cell table:style-name="Tabla13.A34" office:value-type="string">
            <text:p text:style-name="P43">CEICE</text:p>
          </table:table-cell>
          <table:table-cell table:style-name="Tabla13.B34" office:value-type="string">
            <text:p text:style-name="P43">Juan Gasch Illescas</text:p>
          </table:table-cell>
          <table:table-cell table:style-name="Tabla13.C117" office:value-type="string">
            <text:p text:style-name="P43">Jefe del Servicio de Informática</text:p>
          </table:table-cell>
          <table:table-cell table:style-name="Tabla13.D34" office:value-type="string">
            <text:p text:style-name="P50">X</text:p>
          </table:table-cell>
          <table:table-cell table:style-name="Tabla13.E34" office:value-type="string">
            <text:p text:style-name="P50">X</text:p>
          </table:table-cell>
          <table:table-cell table:style-name="Tabla13.F34" office:value-type="string">
            <text:p text:style-name="P52"/>
          </table:table-cell>
          <table:table-cell table:style-name="Tabla13.G34" office:value-type="string">
            <text:p text:style-name="P52"/>
          </table:table-cell>
          <table:table-cell table:style-name="Tabla13.H34" office:value-type="string">
            <text:p text:style-name="P52"/>
          </table:table-cell>
          <table:table-cell table:style-name="Tabla13.I34" office:value-type="string">
            <text:p text:style-name="P52"/>
          </table:table-cell>
          <table:table-cell table:style-name="Tabla13.J34" office:value-type="float" office:value="395178">
            <text:p text:style-name="P48">395178</text:p>
          </table:table-cell>
          <table:table-cell table:style-name="Tabla13.K34" office:value-type="string">
            <text:p text:style-name="P42"/>
          </table:table-cell>
          <table:table-cell table:style-name="Tabla13.L34" office:value-type="string">
            <text:p text:style-name="P59"><text:a xlink:type="simple" xlink:href="mailto:juan.gasch@juntadeandalucia.es"><text:span text:style-name="T15">juan.gasch@juntadeandalucia.es</text:span></text:a></text:p>
          </table:table-cell>
        </table:table-row>
        <table:table-row>
          <table:table-cell table:style-name="Tabla13.A35" office:value-type="string">
            <text:p text:style-name="P43">CEICE</text:p>
          </table:table-cell>
          <table:table-cell table:style-name="Tabla13.B35" office:value-type="string">
            <text:p text:style-name="P43">Pablo Roldán Ruiz</text:p>
          </table:table-cell>
          <table:table-cell table:style-name="Tabla13.C117" office:value-type="string">
            <text:p text:style-name="P43">Analista funcional</text:p>
          </table:table-cell>
          <table:table-cell table:style-name="Tabla13.D35" office:value-type="string">
            <text:p text:style-name="P52"/>
          </table:table-cell>
          <table:table-cell table:style-name="Tabla13.E35" office:value-type="string">
            <text:p text:style-name="P52"/>
          </table:table-cell>
          <table:table-cell table:style-name="Tabla13.F35" office:value-type="string">
            <text:p text:style-name="P52"/>
          </table:table-cell>
          <table:table-cell table:style-name="Tabla13.G35" office:value-type="string">
            <text:p text:style-name="P50">X</text:p>
          </table:table-cell>
          <table:table-cell table:style-name="Tabla13.H35" office:value-type="string">
            <text:p text:style-name="P52"/>
          </table:table-cell>
          <table:table-cell table:style-name="Tabla13.I35" office:value-type="string">
            <text:p text:style-name="P52"/>
          </table:table-cell>
          <table:table-cell table:style-name="Tabla13.J35" office:value-type="float" office:value="395136">
            <text:p text:style-name="P48">395136</text:p>
          </table:table-cell>
          <table:table-cell table:style-name="Tabla13.K35" office:value-type="string">
            <text:p text:style-name="P42"/>
          </table:table-cell>
          <table:table-cell table:style-name="Tabla13.L35" office:value-type="string">
            <text:p text:style-name="P59"><text:a xlink:type="simple" xlink:href="mailto:pablo.roldan.ruiz@juntadeandalucia.es"><text:span text:style-name="T15">pablo.roldan.ruiz@juntadeandalucia.es</text:span></text:a></text:p>
          </table:table-cell>
        </table:table-row>
        <table:table-row>
          <table:table-cell table:style-name="Tabla13.A36" office:value-type="string">
            <text:p text:style-name="P43">CEICE</text:p>
          </table:table-cell>
          <table:table-cell table:style-name="Tabla13.B36" office:value-type="string">
            <text:p text:style-name="P43">Ignacio Rojas Izquierdo</text:p>
          </table:table-cell>
          <table:table-cell table:style-name="Tabla13.C117" office:value-type="string">
            <text:p text:style-name="P43">Técnico de Base de Datos</text:p>
          </table:table-cell>
          <table:table-cell table:style-name="Tabla13.D36" office:value-type="string">
            <text:p text:style-name="P52"/>
          </table:table-cell>
          <table:table-cell table:style-name="Tabla13.E36" office:value-type="string">
            <text:p text:style-name="P52"/>
          </table:table-cell>
          <table:table-cell table:style-name="Tabla13.F36" office:value-type="string">
            <text:p text:style-name="P50">X</text:p>
          </table:table-cell>
          <table:table-cell table:style-name="Tabla13.G36" office:value-type="string">
            <text:p text:style-name="P52"/>
          </table:table-cell>
          <table:table-cell table:style-name="Tabla13.H36" office:value-type="string">
            <text:p text:style-name="P52"/>
          </table:table-cell>
          <table:table-cell table:style-name="Tabla13.I36" office:value-type="string">
            <text:p text:style-name="P52">Si</text:p>
          </table:table-cell>
          <table:table-cell table:style-name="Tabla13.J36" office:value-type="float" office:value="958020244">
            <text:p text:style-name="P48">958020244</text:p>
          </table:table-cell>
          <table:table-cell table:style-name="Tabla13.K36" office:value-type="float" office:value="120244">
            <text:p text:style-name="P48">120244</text:p>
          </table:table-cell>
          <table:table-cell table:style-name="Tabla13.L36" office:value-type="string">
            <text:p text:style-name="P59"><text:a xlink:type="simple" xlink:href="mailto:ignacio.rojas.exts@juntadeandalucia.es"><text:span text:style-name="T15">ignacio.rojas.exts@juntadeandalucia.es</text:span></text:a></text:p>
          </table:table-cell>
        </table:table-row>
        <text:soft-page-break/>
        <table:table-row>
          <table:table-cell table:style-name="Tabla13.A37" office:value-type="string">
            <text:p text:style-name="P43">CEICE</text:p>
          </table:table-cell>
          <table:table-cell table:style-name="Tabla13.B37" office:value-type="string">
            <text:p text:style-name="P43">German Tendero Lopez</text:p>
          </table:table-cell>
          <table:table-cell table:style-name="Tabla13.C117" office:value-type="string">
            <text:p text:style-name="P43">Técnico de Base de Datos</text:p>
          </table:table-cell>
          <table:table-cell table:style-name="Tabla13.D37" office:value-type="string">
            <text:p text:style-name="P52"/>
          </table:table-cell>
          <table:table-cell table:style-name="Tabla13.E37" office:value-type="string">
            <text:p text:style-name="P52"/>
          </table:table-cell>
          <table:table-cell table:style-name="Tabla13.F37" office:value-type="string">
            <text:p text:style-name="P50">X</text:p>
          </table:table-cell>
          <table:table-cell table:style-name="Tabla13.G37" office:value-type="string">
            <text:p text:style-name="P50">X</text:p>
          </table:table-cell>
          <table:table-cell table:style-name="Tabla13.H37" office:value-type="string">
            <text:p text:style-name="P52"/>
          </table:table-cell>
          <table:table-cell table:style-name="Tabla13.I37" office:value-type="string">
            <text:p text:style-name="P52">Si</text:p>
          </table:table-cell>
          <table:table-cell table:style-name="Tabla13.J37" office:value-type="float" office:value="954938368">
            <text:p text:style-name="P48">954938368</text:p>
          </table:table-cell>
          <table:table-cell table:style-name="Tabla13.K37" office:value-type="string">
            <text:p text:style-name="P42"/>
          </table:table-cell>
          <table:table-cell table:style-name="Tabla13.L37" office:value-type="string">
            <text:p text:style-name="P59"><text:a xlink:type="simple" xlink:href="mailto:german.tendero.ext@juntadeandalucia.es"><text:span text:style-name="T15">german.tendero.ext@juntadeandalucia.es</text:span></text:a></text:p>
          </table:table-cell>
        </table:table-row>
        <table:table-row>
          <table:table-cell table:style-name="Tabla13.A38" office:value-type="string">
            <text:p text:style-name="P43">CEICE</text:p>
          </table:table-cell>
          <table:table-cell table:style-name="Tabla13.B38" office:value-type="string">
            <text:p text:style-name="P43">Maria Antonia Avila Arellano</text:p>
          </table:table-cell>
          <table:table-cell table:style-name="Tabla13.C117" office:value-type="string">
            <text:p text:style-name="P43">Técnico de Base de Datos</text:p>
          </table:table-cell>
          <table:table-cell table:style-name="Tabla13.D38" office:value-type="string">
            <text:p text:style-name="P52"/>
          </table:table-cell>
          <table:table-cell table:style-name="Tabla13.E38" office:value-type="string">
            <text:p text:style-name="P52"/>
          </table:table-cell>
          <table:table-cell table:style-name="Tabla13.F38" office:value-type="string">
            <text:p text:style-name="P50">X</text:p>
          </table:table-cell>
          <table:table-cell table:style-name="Tabla13.G38" office:value-type="string">
            <text:p text:style-name="P50">X</text:p>
          </table:table-cell>
          <table:table-cell table:style-name="Tabla13.H38" office:value-type="string">
            <text:p text:style-name="P52"/>
          </table:table-cell>
          <table:table-cell table:style-name="Tabla13.I38" office:value-type="string">
            <text:p text:style-name="P52">Si</text:p>
          </table:table-cell>
          <table:table-cell table:style-name="Tabla13.J112" office:value-type="string">
            <text:p text:style-name="P42"/>
          </table:table-cell>
          <table:table-cell table:style-name="Tabla13.K38" office:value-type="float" office:value="619912784">
            <text:p text:style-name="P48">619912784</text:p>
          </table:table-cell>
          <table:table-cell table:style-name="Tabla13.L38" office:value-type="string">
            <text:p text:style-name="P59"><text:a xlink:type="simple" xlink:href="mailto:mariaa.avila.ext@juntadeandalucia.es"><text:span text:style-name="T15">mariaa.avila.ext@juntadeandalucia.es</text:span></text:a></text:p>
          </table:table-cell>
        </table:table-row>
        <table:table-row>
          <table:table-cell table:style-name="Tabla13.A39" office:value-type="string">
            <text:p text:style-name="P43">CEICE</text:p>
          </table:table-cell>
          <table:table-cell table:style-name="Tabla13.B39" office:value-type="string">
            <text:p text:style-name="P43">José Javier Domínguez Reina</text:p>
          </table:table-cell>
          <table:table-cell table:style-name="Tabla13.C117" office:value-type="string">
            <text:p text:style-name="P43">Técnico de Base de Datos</text:p>
          </table:table-cell>
          <table:table-cell table:style-name="Tabla13.D39" office:value-type="string">
            <text:p text:style-name="P52"/>
          </table:table-cell>
          <table:table-cell table:style-name="Tabla13.E39" office:value-type="string">
            <text:p text:style-name="P52"/>
          </table:table-cell>
          <table:table-cell table:style-name="Tabla13.F39" office:value-type="string">
            <text:p text:style-name="P50">X</text:p>
          </table:table-cell>
          <table:table-cell table:style-name="Tabla13.G39" office:value-type="string">
            <text:p text:style-name="P50">X</text:p>
          </table:table-cell>
          <table:table-cell table:style-name="Tabla13.H39" office:value-type="string">
            <text:p text:style-name="P52"/>
          </table:table-cell>
          <table:table-cell table:style-name="Tabla13.I39" office:value-type="string">
            <text:p text:style-name="P52">Si</text:p>
          </table:table-cell>
          <table:table-cell table:style-name="Tabla13.J112" office:value-type="string">
            <text:p text:style-name="P42"/>
          </table:table-cell>
          <table:table-cell table:style-name="Tabla13.K39" office:value-type="string">
            <text:p text:style-name="P48">697 957 361 <text:line-break/>(757 361)</text:p>
          </table:table-cell>
          <table:table-cell table:style-name="Tabla13.L39" office:value-type="string">
            <text:p text:style-name="P59"><text:a xlink:type="simple" xlink:href="mailto:josej.dominguez@juntadeandalucia.es"><text:span text:style-name="T15">josej.dominguez@juntadeandalucia.es</text:span></text:a></text:p>
          </table:table-cell>
        </table:table-row>
        <table:table-row>
          <table:table-cell table:style-name="Tabla13.A40" office:value-type="string">
            <text:p text:style-name="P43">CFV</text:p>
          </table:table-cell>
          <table:table-cell table:style-name="Tabla13.B40" office:value-type="string">
            <text:p text:style-name="P43">Francisco Fernández Ramos</text:p>
          </table:table-cell>
          <table:table-cell table:style-name="Tabla13.C117" office:value-type="string">
            <text:p text:style-name="P43">Jefe del Servicio de Informática</text:p>
          </table:table-cell>
          <table:table-cell table:style-name="Tabla13.D40" office:value-type="string">
            <text:p text:style-name="P50">X</text:p>
          </table:table-cell>
          <table:table-cell table:style-name="Tabla13.E40" office:value-type="string">
            <text:p text:style-name="P52"/>
          </table:table-cell>
          <table:table-cell table:style-name="Tabla13.F40" office:value-type="string">
            <text:p text:style-name="P52"/>
          </table:table-cell>
          <table:table-cell table:style-name="Tabla13.G40" office:value-type="string">
            <text:p text:style-name="P52"/>
          </table:table-cell>
          <table:table-cell table:style-name="Tabla13.H40" office:value-type="string">
            <text:p text:style-name="P52"/>
          </table:table-cell>
          <table:table-cell table:style-name="Tabla13.I40" office:value-type="string">
            <text:p text:style-name="P52"/>
          </table:table-cell>
          <table:table-cell table:style-name="Tabla13.J40" office:value-type="float" office:value="369812">
            <text:p text:style-name="P48">369812</text:p>
          </table:table-cell>
          <table:table-cell table:style-name="Tabla13.K40" office:value-type="string">
            <text:p text:style-name="P42"/>
          </table:table-cell>
          <table:table-cell table:style-name="Tabla13.L40" office:value-type="string">
            <text:p text:style-name="P59"><text:a xlink:type="simple" xlink:href="mailto:juanf.fernandez.ramos@juntadeandalucia.es"><text:span text:style-name="T15">juanf.fernandez.ramos@juntadeandalucia.es</text:span></text:a></text:p>
          </table:table-cell>
        </table:table-row>
        <table:table-row>
          <table:table-cell table:style-name="Tabla13.A41" office:value-type="string">
            <text:p text:style-name="P43">CFV</text:p>
          </table:table-cell>
          <table:table-cell table:style-name="Tabla13.B41" office:value-type="string">
            <text:p text:style-name="P43">Víctor Osuna Carmona</text:p>
          </table:table-cell>
          <table:table-cell table:style-name="Tabla13.C117" office:value-type="string">
            <text:p text:style-name="P43">Adjunto de Explotación del Servicio de Informática de la SGT</text:p>
          </table:table-cell>
          <table:table-cell table:style-name="Tabla13.D41" office:value-type="string">
            <text:p text:style-name="P52"/>
          </table:table-cell>
          <table:table-cell table:style-name="Tabla13.E41" office:value-type="string">
            <text:p text:style-name="P50">X</text:p>
          </table:table-cell>
          <table:table-cell table:style-name="Tabla13.F41" office:value-type="string">
            <text:p text:style-name="P52"/>
          </table:table-cell>
          <table:table-cell table:style-name="Tabla13.G41" office:value-type="string">
            <text:p text:style-name="P52"/>
          </table:table-cell>
          <table:table-cell table:style-name="Tabla13.H41" office:value-type="string">
            <text:p text:style-name="P52"/>
          </table:table-cell>
          <table:table-cell table:style-name="Tabla13.I41" office:value-type="string">
            <text:p text:style-name="P52"/>
          </table:table-cell>
          <table:table-cell table:style-name="Tabla13.J41" office:value-type="float" office:value="358357">
            <text:p text:style-name="P48">358357</text:p>
          </table:table-cell>
          <table:table-cell table:style-name="Tabla13.K41" office:value-type="float" office:value="746616">
            <text:p text:style-name="P48">746616</text:p>
          </table:table-cell>
          <table:table-cell table:style-name="Tabla13.L41" office:value-type="string">
            <text:p text:style-name="P59"><text:a xlink:type="simple" xlink:href="mailto:victor.osuna@juntadeandalucia.es"><text:span text:style-name="T15">victor.osuna@juntadeandalucia.es</text:span></text:a></text:p>
          </table:table-cell>
        </table:table-row>
        <table:table-row>
          <table:table-cell table:style-name="Tabla13.A42" office:value-type="string">
            <text:p text:style-name="P43">CFV</text:p>
          </table:table-cell>
          <table:table-cell table:style-name="Tabla13.B42" office:value-type="string">
            <text:p text:style-name="P43">Antonio Morales Ramírez</text:p>
          </table:table-cell>
          <table:table-cell table:style-name="Tabla13.C117" office:value-type="string">
            <text:p text:style-name="P43">Coordinador grupo, analista de sistemas</text:p>
          </table:table-cell>
          <table:table-cell table:style-name="Tabla13.D42" office:value-type="string">
            <text:p text:style-name="P52"/>
          </table:table-cell>
          <table:table-cell table:style-name="Tabla13.E42" office:value-type="string">
            <text:p text:style-name="P52"/>
          </table:table-cell>
          <table:table-cell table:style-name="Tabla13.F42" office:value-type="string">
            <text:p text:style-name="P52"/>
          </table:table-cell>
          <table:table-cell table:style-name="Tabla13.G42" office:value-type="string">
            <text:p text:style-name="P50">X</text:p>
          </table:table-cell>
          <table:table-cell table:style-name="Tabla13.H42" office:value-type="string">
            <text:p text:style-name="P52"/>
          </table:table-cell>
          <table:table-cell table:style-name="Tabla13.I42" office:value-type="string">
            <text:p text:style-name="P52">Si</text:p>
          </table:table-cell>
          <table:table-cell table:style-name="Tabla13.J42" office:value-type="float" office:value="955926661">
            <text:p text:style-name="P48">955926661</text:p>
          </table:table-cell>
          <table:table-cell table:style-name="Tabla13.K42" office:value-type="float" office:value="663090316">
            <text:p text:style-name="P48">663090316</text:p>
          </table:table-cell>
          <table:table-cell table:style-name="Tabla13.L42" office:value-type="string">
            <text:p text:style-name="P59"><text:a xlink:type="simple" xlink:href="mailto:antonio.morales.ramirez.ext@juntadeandalucia.es"><text:span text:style-name="T15">antonio.morales.ramirez.ext@juntadeandalucia.es</text:span></text:a></text:p>
          </table:table-cell>
        </table:table-row>
        <table:table-row>
          <table:table-cell table:style-name="Tabla13.A43" office:value-type="string">
            <text:p text:style-name="P43">CFV</text:p>
          </table:table-cell>
          <table:table-cell table:style-name="Tabla13.B43" office:value-type="string">
            <text:p text:style-name="P43">Diego Hernán Torre Celada</text:p>
          </table:table-cell>
          <table:table-cell table:style-name="Tabla13.C117" office:value-type="string">
            <text:p text:style-name="P43">Administrador, analista de sistemas</text:p>
          </table:table-cell>
          <table:table-cell table:style-name="Tabla13.D43" office:value-type="string">
            <text:p text:style-name="P52"/>
          </table:table-cell>
          <table:table-cell table:style-name="Tabla13.E43" office:value-type="string">
            <text:p text:style-name="P52"/>
          </table:table-cell>
          <table:table-cell table:style-name="Tabla13.F43" office:value-type="string">
            <text:p text:style-name="P52"/>
          </table:table-cell>
          <table:table-cell table:style-name="Tabla13.G43" office:value-type="string">
            <text:p text:style-name="P50">X</text:p>
          </table:table-cell>
          <table:table-cell table:style-name="Tabla13.H43" office:value-type="string">
            <text:p text:style-name="P52"/>
          </table:table-cell>
          <table:table-cell table:style-name="Tabla13.I43" office:value-type="string">
            <text:p text:style-name="P52">Si</text:p>
          </table:table-cell>
          <table:table-cell table:style-name="Tabla13.J43" office:value-type="float" office:value="955065412">
            <text:p text:style-name="P48">955065412</text:p>
          </table:table-cell>
          <table:table-cell table:style-name="Tabla13.K43" office:value-type="string">
            <text:p text:style-name="P42"/>
          </table:table-cell>
          <table:table-cell table:style-name="Tabla13.L43" office:value-type="string">
            <text:p text:style-name="P59"><text:a xlink:type="simple" xlink:href="mailto:diego.torre.ext@juntadeandalucia.es"><text:span text:style-name="T15">diego.torre.ext@juntadeandalucia.es</text:span></text:a></text:p>
          </table:table-cell>
        </table:table-row>
        <table:table-row>
          <table:table-cell table:style-name="Tabla13.A44" office:value-type="string">
            <text:p text:style-name="P43">CFV</text:p>
          </table:table-cell>
          <table:table-cell table:style-name="Tabla13.B44" office:value-type="string">
            <text:p text:style-name="P43">Jorge Palma Enamorado</text:p>
          </table:table-cell>
          <table:table-cell table:style-name="Tabla13.C117" office:value-type="string">
            <text:p text:style-name="P43">Responsable de sistemas, coordinación</text:p>
          </table:table-cell>
          <table:table-cell table:style-name="Tabla13.D44" office:value-type="string">
            <text:p text:style-name="P52"/>
          </table:table-cell>
          <table:table-cell table:style-name="Tabla13.E44" office:value-type="string">
            <text:p text:style-name="P52"/>
          </table:table-cell>
          <table:table-cell table:style-name="Tabla13.F44" office:value-type="string">
            <text:p text:style-name="P52"/>
          </table:table-cell>
          <table:table-cell table:style-name="Tabla13.G44" office:value-type="string">
            <text:p text:style-name="P50">X</text:p>
          </table:table-cell>
          <table:table-cell table:style-name="Tabla13.H44" office:value-type="string">
            <text:p text:style-name="P52"/>
          </table:table-cell>
          <table:table-cell table:style-name="Tabla13.I44" office:value-type="string">
            <text:p text:style-name="P52">Si</text:p>
          </table:table-cell>
          <table:table-cell table:style-name="Tabla13.J44" office:value-type="float" office:value="955926848">
            <text:p text:style-name="P48">955926848</text:p>
          </table:table-cell>
          <table:table-cell table:style-name="Tabla13.K44" office:value-type="float" office:value="671562857">
            <text:p text:style-name="P48">671562857</text:p>
          </table:table-cell>
          <table:table-cell table:style-name="Tabla13.L44" office:value-type="string">
            <text:p text:style-name="P59"><text:a xlink:type="simple" xlink:href="mailto:jorge.palma@juntadeandalucia.es"><text:span text:style-name="T15">jorge.palma@juntadeandalucia.es</text:span></text:a></text:p>
          </table:table-cell>
        </table:table-row>
        <table:table-row>
          <table:table-cell table:style-name="Tabla13.A45" office:value-type="string">
            <text:p text:style-name="P43">CFV</text:p>
          </table:table-cell>
          <table:table-cell table:style-name="Tabla13.B45" office:value-type="string">
            <text:p text:style-name="P43">Javier Ruiz de Infante González </text:p>
          </table:table-cell>
          <table:table-cell table:style-name="Tabla13.C117" office:value-type="string">
            <text:p text:style-name="P43">Dinamizador secundario</text:p>
          </table:table-cell>
          <table:table-cell table:style-name="Tabla13.D45" office:value-type="string">
            <text:p text:style-name="P52"/>
          </table:table-cell>
          <table:table-cell table:style-name="Tabla13.E45" office:value-type="string">
            <text:p text:style-name="P50">X</text:p>
          </table:table-cell>
          <table:table-cell table:style-name="Tabla13.F45" office:value-type="string">
            <text:p text:style-name="P52"/>
          </table:table-cell>
          <table:table-cell table:style-name="Tabla13.G45" office:value-type="string">
            <text:p text:style-name="P52"/>
          </table:table-cell>
          <table:table-cell table:style-name="Tabla13.H45" office:value-type="string">
            <text:p text:style-name="P52"/>
          </table:table-cell>
          <table:table-cell table:style-name="Tabla13.I45" office:value-type="string">
            <text:p text:style-name="P52"/>
          </table:table-cell>
          <table:table-cell table:style-name="Tabla13.J45" office:value-type="float" office:value="369828">
            <text:p text:style-name="P48">369828</text:p>
          </table:table-cell>
          <table:table-cell table:style-name="Tabla13.K45" office:value-type="string">
            <text:p text:style-name="P42"/>
          </table:table-cell>
          <table:table-cell table:style-name="Tabla13.L45" office:value-type="string">
            <text:p text:style-name="P59"><text:a xlink:type="simple" xlink:href="mailto:javier.ruizinfante@juntadeandalucia.es"><text:span text:style-name="T15">javier.ruizinfante@juntadeandalucia.es</text:span></text:a></text:p>
          </table:table-cell>
        </table:table-row>
        <table:table-row>
          <table:table-cell table:style-name="Tabla13.A46" office:value-type="string">
            <text:p text:style-name="P43">CFV</text:p>
          </table:table-cell>
          <table:table-cell table:style-name="Tabla13.B46" office:value-type="string">
            <text:p text:style-name="P43">María José Luna Moreno </text:p>
          </table:table-cell>
          <table:table-cell table:style-name="Tabla13.C117" office:value-type="string">
            <text:p text:style-name="P42"/>
          </table:table-cell>
          <table:table-cell table:style-name="Tabla13.D46" office:value-type="string">
            <text:p text:style-name="P52"/>
          </table:table-cell>
          <table:table-cell table:style-name="Tabla13.E46" office:value-type="string">
            <text:p text:style-name="P52"/>
          </table:table-cell>
          <table:table-cell table:style-name="Tabla13.F46" office:value-type="string">
            <text:p text:style-name="P52"/>
          </table:table-cell>
          <table:table-cell table:style-name="Tabla13.G46" office:value-type="string">
            <text:p text:style-name="P52"/>
          </table:table-cell>
          <table:table-cell table:style-name="Tabla13.H46" office:value-type="string">
            <text:p text:style-name="P50">X</text:p>
          </table:table-cell>
          <table:table-cell table:style-name="Tabla13.I46" office:value-type="string">
            <text:p text:style-name="P52"/>
          </table:table-cell>
          <table:table-cell table:style-name="Tabla13.J46" office:value-type="float" office:value="358365">
            <text:p text:style-name="P48">358365</text:p>
          </table:table-cell>
          <table:table-cell table:style-name="Tabla13.K46" office:value-type="string">
            <text:p text:style-name="P42"/>
          </table:table-cell>
          <table:table-cell table:style-name="Tabla13.L46" office:value-type="string">
            <text:p text:style-name="P59"><text:a xlink:type="simple" xlink:href="mailto:mariaj.luna.ext@juntadeandalucia.es"><text:span text:style-name="T15">mariaj.luna.ext@juntadeandalucia.es</text:span></text:a></text:p>
          </table:table-cell>
        </table:table-row>
        <table:table-row>
          <table:table-cell table:style-name="Tabla13.A47" office:value-type="string">
            <text:p text:style-name="P43">CHAP</text:p>
          </table:table-cell>
          <table:table-cell table:style-name="Tabla13.B47" office:value-type="string">
            <text:p text:style-name="P43">Juan Álvarez Abrio</text:p>
          </table:table-cell>
          <table:table-cell table:style-name="Tabla13.C117" office:value-type="string">
            <text:p text:style-name="P43">Jefe de Servicio de Producción de la DG de Política Digital</text:p>
          </table:table-cell>
          <table:table-cell table:style-name="Tabla13.D47" office:value-type="string">
            <text:p text:style-name="P50">X</text:p>
          </table:table-cell>
          <table:table-cell table:style-name="Tabla13.E47" office:value-type="string">
            <text:p text:style-name="P52"/>
          </table:table-cell>
          <table:table-cell table:style-name="Tabla13.F47" office:value-type="string">
            <text:p text:style-name="P52"/>
          </table:table-cell>
          <table:table-cell table:style-name="Tabla13.G47" office:value-type="string">
            <text:p text:style-name="P52"/>
          </table:table-cell>
          <table:table-cell table:style-name="Tabla13.H47" office:value-type="string">
            <text:p text:style-name="P52"/>
          </table:table-cell>
          <table:table-cell table:style-name="Tabla13.I47" office:value-type="string">
            <text:p text:style-name="P52"/>
          </table:table-cell>
          <table:table-cell table:style-name="Tabla13.J47" office:value-type="float" office:value="364677">
            <text:p text:style-name="P48">364677</text:p>
          </table:table-cell>
          <table:table-cell table:style-name="Tabla13.K47" office:value-type="string">
            <text:p text:style-name="P42"/>
          </table:table-cell>
          <table:table-cell table:style-name="Tabla13.L47" office:value-type="string">
            <text:p text:style-name="P59"><text:a xlink:type="simple" xlink:href="mailto:juan.alvarez.abrio@juntadeandalucia.es"><text:span text:style-name="T15">juan.alvarez.abrio@juntadeandalucia.es</text:span></text:a></text:p>
          </table:table-cell>
        </table:table-row>
        <table:table-row>
          <table:table-cell table:style-name="Tabla13.A48" office:value-type="string">
            <text:p text:style-name="P43">CHAP</text:p>
          </table:table-cell>
          <table:table-cell table:style-name="Tabla13.B48" office:value-type="string">
            <text:p text:style-name="P43">Francisco José Domenech Colomer</text:p>
          </table:table-cell>
          <table:table-cell table:style-name="Tabla13.C117" office:value-type="string">
            <text:p text:style-name="P43">Adjunto </text:p>
          </table:table-cell>
          <table:table-cell table:style-name="Tabla13.D48" office:value-type="string">
            <text:p text:style-name="P52"/>
          </table:table-cell>
          <table:table-cell table:style-name="Tabla13.E48" office:value-type="string">
            <text:p text:style-name="P50">X</text:p>
          </table:table-cell>
          <table:table-cell table:style-name="Tabla13.F48" office:value-type="string">
            <text:p text:style-name="P52"/>
          </table:table-cell>
          <table:table-cell table:style-name="Tabla13.G48" office:value-type="string">
            <text:p text:style-name="P52"/>
          </table:table-cell>
          <table:table-cell table:style-name="Tabla13.H48" office:value-type="string">
            <text:p text:style-name="P52"/>
          </table:table-cell>
          <table:table-cell table:style-name="Tabla13.I48" office:value-type="string">
            <text:p text:style-name="P52"/>
          </table:table-cell>
          <table:table-cell table:style-name="Tabla13.J48" office:value-type="float" office:value="365543">
            <text:p text:style-name="P48">365543</text:p>
          </table:table-cell>
          <table:table-cell table:style-name="Tabla13.K48" office:value-type="float" office:value="755040">
            <text:p text:style-name="P48">755040</text:p>
          </table:table-cell>
          <table:table-cell table:style-name="Tabla13.L48" office:value-type="string">
            <text:p text:style-name="P59"><text:a xlink:type="simple" xlink:href="mailto:francisco.domenech@juntadeandalucia.es"><text:span text:style-name="T15">francisco.domenech@juntadeandalucia.es</text:span></text:a></text:p>
          </table:table-cell>
        </table:table-row>
        <table:table-row>
          <table:table-cell table:style-name="Tabla13.A49" office:value-type="string">
            <text:p text:style-name="P43">CHAP</text:p>
          </table:table-cell>
          <table:table-cell table:style-name="Tabla13.B49" office:value-type="string">
            <text:p text:style-name="P43">José María Folía Baena</text:p>
          </table:table-cell>
          <table:table-cell table:style-name="Tabla13.C117" office:value-type="string">
            <text:p text:style-name="P43">Adjunto </text:p>
          </table:table-cell>
          <table:table-cell table:style-name="Tabla13.D49" office:value-type="string">
            <text:p text:style-name="P52"/>
          </table:table-cell>
          <table:table-cell table:style-name="Tabla13.E49" office:value-type="string">
            <text:p text:style-name="P50">X</text:p>
          </table:table-cell>
          <table:table-cell table:style-name="Tabla13.F49" office:value-type="string">
            <text:p text:style-name="P52"/>
          </table:table-cell>
          <table:table-cell table:style-name="Tabla13.G49" office:value-type="string">
            <text:p text:style-name="P52"/>
          </table:table-cell>
          <table:table-cell table:style-name="Tabla13.H49" office:value-type="string">
            <text:p text:style-name="P52"/>
          </table:table-cell>
          <table:table-cell table:style-name="Tabla13.I49" office:value-type="string">
            <text:p text:style-name="P52"/>
          </table:table-cell>
          <table:table-cell table:style-name="Tabla13.J49" office:value-type="float" office:value="364727">
            <text:p text:style-name="P48">364727</text:p>
          </table:table-cell>
          <table:table-cell table:style-name="Tabla13.K49" office:value-type="string">
            <text:p text:style-name="P42"/>
          </table:table-cell>
          <table:table-cell table:style-name="Tabla13.L49" office:value-type="string">
            <text:p text:style-name="P59"><text:a xlink:type="simple" xlink:href="mailto:jose.folia@juntadeandalucia.es"><text:span text:style-name="T15">jose.folia@juntadeandalucia.es</text:span></text:a></text:p>
          </table:table-cell>
        </table:table-row>
        <table:table-row>
          <table:table-cell table:style-name="Tabla13.A50" office:value-type="string">
            <text:p text:style-name="P43">CHAP</text:p>
          </table:table-cell>
          <table:table-cell table:style-name="Tabla13.B50" office:value-type="string">
            <text:p text:style-name="P43">Juan Carlos Peña Jaramillo</text:p>
          </table:table-cell>
          <table:table-cell table:style-name="Tabla13.C117" office:value-type="string">
            <text:p text:style-name="P43">DBA</text:p>
          </table:table-cell>
          <table:table-cell table:style-name="Tabla13.D50" office:value-type="string">
            <text:p text:style-name="P52"/>
          </table:table-cell>
          <table:table-cell table:style-name="Tabla13.E50" office:value-type="string">
            <text:p text:style-name="P52"/>
          </table:table-cell>
          <table:table-cell table:style-name="Tabla13.F50" office:value-type="string">
            <text:p text:style-name="P50">X</text:p>
          </table:table-cell>
          <table:table-cell table:style-name="Tabla13.G50" office:value-type="string">
            <text:p text:style-name="P52"/>
          </table:table-cell>
          <table:table-cell table:style-name="Tabla13.H50" office:value-type="string">
            <text:p text:style-name="P52"/>
          </table:table-cell>
          <table:table-cell table:style-name="Tabla13.I50" office:value-type="string">
            <text:p text:style-name="P52">Si</text:p>
          </table:table-cell>
          <table:table-cell table:style-name="Tabla13.J50" office:value-type="float" office:value="955064686">
            <text:p text:style-name="P48">955064686</text:p>
          </table:table-cell>
          <table:table-cell table:style-name="Tabla13.K50" office:value-type="float" office:value="627455436">
            <text:p text:style-name="P48">627455436</text:p>
          </table:table-cell>
          <table:table-cell table:style-name="Tabla13.L50" office:value-type="string">
            <text:p text:style-name="P59"><text:a xlink:type="simple" xlink:href="mailto:jcarlos.pena.ext@juntadeandalucia.es"><text:span text:style-name="T15">jcarlos.pena.ext@juntadeandalucia.es</text:span></text:a></text:p>
          </table:table-cell>
        </table:table-row>
        <table:table-row>
          <table:table-cell table:style-name="Tabla13.A51" office:value-type="string">
            <text:p text:style-name="P43">CHAP</text:p>
          </table:table-cell>
          <table:table-cell table:style-name="Tabla13.B51" office:value-type="string">
            <text:p text:style-name="P43">Rafael del Águila de la Puente</text:p>
          </table:table-cell>
          <table:table-cell table:style-name="Tabla13.C117" office:value-type="string">
            <text:p text:style-name="P43">DBA</text:p>
          </table:table-cell>
          <table:table-cell table:style-name="Tabla13.D51" office:value-type="string">
            <text:p text:style-name="P52"/>
          </table:table-cell>
          <table:table-cell table:style-name="Tabla13.E51" office:value-type="string">
            <text:p text:style-name="P52"/>
          </table:table-cell>
          <table:table-cell table:style-name="Tabla13.F51" office:value-type="string">
            <text:p text:style-name="P50">X</text:p>
          </table:table-cell>
          <table:table-cell table:style-name="Tabla13.G51" office:value-type="string">
            <text:p text:style-name="P52"/>
          </table:table-cell>
          <table:table-cell table:style-name="Tabla13.H51" office:value-type="string">
            <text:p text:style-name="P52"/>
          </table:table-cell>
          <table:table-cell table:style-name="Tabla13.I51" office:value-type="string">
            <text:p text:style-name="P52"/>
          </table:table-cell>
          <table:table-cell table:style-name="Tabla13.J51" office:value-type="float" office:value="955056721">
            <text:p text:style-name="P48">955056721</text:p>
          </table:table-cell>
          <table:table-cell table:style-name="Tabla13.K51" office:value-type="string">
            <text:p text:style-name="P42"/>
          </table:table-cell>
          <table:table-cell table:style-name="Tabla13.L51" office:value-type="string">
            <text:p text:style-name="P59"><text:a xlink:type="simple" xlink:href="mailto:rafael.aguila.ext@juntadeandalucia.es"><text:span text:style-name="T15">rafael.aguila.ext@juntadeandalucia.es</text:span></text:a></text:p>
          </table:table-cell>
        </table:table-row>
        <table:table-row>
          <table:table-cell table:style-name="Tabla13.A52" office:value-type="string">
            <text:p text:style-name="P43">CHAP</text:p>
          </table:table-cell>
          <table:table-cell table:style-name="Tabla13.B52" office:value-type="string">
            <text:p text:style-name="P43">Juan Jesús Pérez Gómez</text:p>
          </table:table-cell>
          <table:table-cell table:style-name="Tabla13.C117" office:value-type="string">
            <text:p text:style-name="P43">Responsable de Operación en Áreas Técnicas Oracle y Solaris.</text:p>
          </table:table-cell>
          <table:table-cell table:style-name="Tabla13.D52" office:value-type="string">
            <text:p text:style-name="P52"/>
          </table:table-cell>
          <table:table-cell table:style-name="Tabla13.E52" office:value-type="string">
            <text:p text:style-name="P52"/>
          </table:table-cell>
          <table:table-cell table:style-name="Tabla13.F52" office:value-type="string">
            <text:p text:style-name="P50">X</text:p>
          </table:table-cell>
          <table:table-cell table:style-name="Tabla13.G52" office:value-type="string">
            <text:p text:style-name="P52"/>
          </table:table-cell>
          <table:table-cell table:style-name="Tabla13.H52" office:value-type="string">
            <text:p text:style-name="P52"/>
          </table:table-cell>
          <table:table-cell table:style-name="Tabla13.I52" office:value-type="string">
            <text:p text:style-name="P52">Si</text:p>
          </table:table-cell>
          <table:table-cell table:style-name="Tabla13.J52" office:value-type="float" office:value="955064687">
            <text:p text:style-name="P48">955064687</text:p>
          </table:table-cell>
          <table:table-cell table:style-name="Tabla13.K52" office:value-type="float" office:value="670944223">
            <text:p text:style-name="P48">670944223</text:p>
          </table:table-cell>
          <table:table-cell table:style-name="Tabla13.L52" office:value-type="string">
            <text:p text:style-name="P59"><text:a xlink:type="simple" xlink:href="mailto:juanj.perez.ext@juntadeandalucia.es"><text:span text:style-name="T15">juanj.perez.ext@juntadeandalucia.es</text:span></text:a></text:p>
          </table:table-cell>
        </table:table-row>
        <table:table-row>
          <table:table-cell table:style-name="Tabla13.A53" office:value-type="string">
            <text:p text:style-name="P43">CHAP</text:p>
          </table:table-cell>
          <table:table-cell table:style-name="Tabla13.B53" office:value-type="string">
            <text:p text:style-name="P43">Pilar Real Sancho</text:p>
          </table:table-cell>
          <table:table-cell table:style-name="Tabla13.C117" office:value-type="string">
            <text:p text:style-name="P43">DBA</text:p>
          </table:table-cell>
          <table:table-cell table:style-name="Tabla13.D53" office:value-type="string">
            <text:p text:style-name="P52"/>
          </table:table-cell>
          <table:table-cell table:style-name="Tabla13.E53" office:value-type="string">
            <text:p text:style-name="P52"/>
          </table:table-cell>
          <table:table-cell table:style-name="Tabla13.F53" office:value-type="string">
            <text:p text:style-name="P50">X</text:p>
          </table:table-cell>
          <table:table-cell table:style-name="Tabla13.G53" office:value-type="string">
            <text:p text:style-name="P52"/>
          </table:table-cell>
          <table:table-cell table:style-name="Tabla13.H53" office:value-type="string">
            <text:p text:style-name="P52"/>
          </table:table-cell>
          <table:table-cell table:style-name="Tabla13.I53" office:value-type="string">
            <text:p text:style-name="P52">Si</text:p>
          </table:table-cell>
          <table:table-cell table:style-name="Tabla13.J53" office:value-type="float" office:value="955056721">
            <text:p text:style-name="P48">955056721</text:p>
          </table:table-cell>
          <table:table-cell table:style-name="Tabla13.K53" office:value-type="string">
            <text:p text:style-name="P42"/>
          </table:table-cell>
          <table:table-cell table:style-name="Tabla13.L53" office:value-type="string">
            <text:p text:style-name="P59"><text:a xlink:type="simple" xlink:href="mailto:pilar.real.ext@juntadeandalucia.es"><text:span text:style-name="T15">pilar.real.ext@juntadeandalucia.es</text:span></text:a></text:p>
          </table:table-cell>
        </table:table-row>
        <table:table-row>
          <table:table-cell table:style-name="Tabla13.A54" office:value-type="string">
            <text:p text:style-name="P43">CHAP</text:p>
          </table:table-cell>
          <table:table-cell table:style-name="Tabla13.B54" office:value-type="string">
            <text:p text:style-name="P43">David Luis Moya Garrido</text:p>
          </table:table-cell>
          <table:table-cell table:style-name="Tabla13.C117" office:value-type="string">
            <text:p text:style-name="P43">DBA</text:p>
          </table:table-cell>
          <table:table-cell table:style-name="Tabla13.D54" office:value-type="string">
            <text:p text:style-name="P52"/>
          </table:table-cell>
          <table:table-cell table:style-name="Tabla13.E54" office:value-type="string">
            <text:p text:style-name="P52"/>
          </table:table-cell>
          <table:table-cell table:style-name="Tabla13.F54" office:value-type="string">
            <text:p text:style-name="P50">X</text:p>
          </table:table-cell>
          <table:table-cell table:style-name="Tabla13.G54" office:value-type="string">
            <text:p text:style-name="P52"/>
          </table:table-cell>
          <table:table-cell table:style-name="Tabla13.H54" office:value-type="string">
            <text:p text:style-name="P52"/>
          </table:table-cell>
          <table:table-cell table:style-name="Tabla13.I54" office:value-type="string">
            <text:p text:style-name="P52">Si</text:p>
          </table:table-cell>
          <table:table-cell table:style-name="Tabla13.J54" office:value-type="float" office:value="955064687">
            <text:p text:style-name="P48">955064687</text:p>
          </table:table-cell>
          <table:table-cell table:style-name="Tabla13.K54" office:value-type="float" office:value="600963841">
            <text:p text:style-name="P48">600963841</text:p>
          </table:table-cell>
          <table:table-cell table:style-name="Tabla13.L54" office:value-type="string">
            <text:p text:style-name="P59"><text:a xlink:type="simple" xlink:href="mailto:davidl.moya.ext@juntadeandalucia.es"><text:span text:style-name="T15">davidl.moya.ext@juntadeandalucia.es</text:span></text:a></text:p>
          </table:table-cell>
        </table:table-row>
        <text:soft-page-break/>
        <table:table-row>
          <table:table-cell table:style-name="Tabla13.A55" office:value-type="string">
            <text:p text:style-name="P43">CHAP</text:p>
          </table:table-cell>
          <table:table-cell table:style-name="Tabla13.B55" office:value-type="string">
            <text:p text:style-name="P43">Luis Sánchez Vallejo</text:p>
          </table:table-cell>
          <table:table-cell table:style-name="Tabla13.C117" office:value-type="string">
            <text:p text:style-name="P43">DBA</text:p>
          </table:table-cell>
          <table:table-cell table:style-name="Tabla13.D55" office:value-type="string">
            <text:p text:style-name="P52"/>
          </table:table-cell>
          <table:table-cell table:style-name="Tabla13.E55" office:value-type="string">
            <text:p text:style-name="P52"/>
          </table:table-cell>
          <table:table-cell table:style-name="Tabla13.F55" office:value-type="string">
            <text:p text:style-name="P50">X</text:p>
          </table:table-cell>
          <table:table-cell table:style-name="Tabla13.G55" office:value-type="string">
            <text:p text:style-name="P52"/>
          </table:table-cell>
          <table:table-cell table:style-name="Tabla13.H55" office:value-type="string">
            <text:p text:style-name="P52"/>
          </table:table-cell>
          <table:table-cell table:style-name="Tabla13.I55" office:value-type="string">
            <text:p text:style-name="P52">Si</text:p>
          </table:table-cell>
          <table:table-cell table:style-name="Tabla13.J112" office:value-type="string">
            <text:p text:style-name="P42"/>
          </table:table-cell>
          <table:table-cell table:style-name="Tabla13.K55" office:value-type="float" office:value="600963828">
            <text:p text:style-name="P48">600963828</text:p>
          </table:table-cell>
          <table:table-cell table:style-name="Tabla13.L55" office:value-type="string">
            <text:p text:style-name="P59"><text:a xlink:type="simple" xlink:href="mailto:luis.sanchez.ext@juntadeandalucia.es"><text:span text:style-name="T15">luis.sanchez.ext@juntadeandalucia.es</text:span></text:a></text:p>
          </table:table-cell>
        </table:table-row>
        <table:table-row>
          <table:table-cell table:style-name="Tabla13.A56" office:value-type="string">
            <text:p text:style-name="P43">CHAP</text:p>
          </table:table-cell>
          <table:table-cell table:style-name="Tabla13.B56" office:value-type="string">
            <text:p text:style-name="P43">Carlos Alberto Rodríguez Sánchez</text:p>
          </table:table-cell>
          <table:table-cell table:style-name="Tabla13.C117" office:value-type="string">
            <text:p text:style-name="P43">Tecnico de sistemas</text:p>
          </table:table-cell>
          <table:table-cell table:style-name="Tabla13.D56" office:value-type="string">
            <text:p text:style-name="P52"/>
          </table:table-cell>
          <table:table-cell table:style-name="Tabla13.E56" office:value-type="string">
            <text:p text:style-name="P52"/>
          </table:table-cell>
          <table:table-cell table:style-name="Tabla13.F56" office:value-type="string">
            <text:p text:style-name="P50">X</text:p>
          </table:table-cell>
          <table:table-cell table:style-name="Tabla13.G56" office:value-type="string">
            <text:p text:style-name="P52"/>
          </table:table-cell>
          <table:table-cell table:style-name="Tabla13.H56" office:value-type="string">
            <text:p text:style-name="P52"/>
          </table:table-cell>
          <table:table-cell table:style-name="Tabla13.I56" office:value-type="string">
            <text:p text:style-name="P52">Si</text:p>
          </table:table-cell>
          <table:table-cell table:style-name="Tabla13.J56" office:value-type="float" office:value="955064660">
            <text:p text:style-name="P48">955064660</text:p>
          </table:table-cell>
          <table:table-cell table:style-name="Tabla13.K56" office:value-type="float" office:value="627466761">
            <text:p text:style-name="P48">627466761</text:p>
          </table:table-cell>
          <table:table-cell table:style-name="Tabla13.L56" office:value-type="string">
            <text:p text:style-name="P59"><text:a xlink:type="simple" xlink:href="mailto:calberto.rodriguez.ext@juntadeandalucia.es"><text:span text:style-name="T15">calberto.rodriguez.ext@juntadeandalucia.es</text:span></text:a></text:p>
          </table:table-cell>
        </table:table-row>
        <table:table-row>
          <table:table-cell table:style-name="Tabla13.A57" office:value-type="string">
            <text:p text:style-name="P43">CHAP</text:p>
          </table:table-cell>
          <table:table-cell table:style-name="Tabla13.B57" office:value-type="string">
            <text:p text:style-name="P43">Marcelo Reina Aguilar</text:p>
          </table:table-cell>
          <table:table-cell table:style-name="Tabla13.C117" office:value-type="string">
            <text:p text:style-name="P43">Enlace Dinamizador</text:p>
          </table:table-cell>
          <table:table-cell table:style-name="Tabla13.D57" office:value-type="string">
            <text:p text:style-name="P52"/>
          </table:table-cell>
          <table:table-cell table:style-name="Tabla13.E57" office:value-type="string">
            <text:p text:style-name="P50">X</text:p>
          </table:table-cell>
          <table:table-cell table:style-name="Tabla13.F57" office:value-type="string">
            <text:p text:style-name="P52"/>
          </table:table-cell>
          <table:table-cell table:style-name="Tabla13.G57" office:value-type="string">
            <text:p text:style-name="P52"/>
          </table:table-cell>
          <table:table-cell table:style-name="Tabla13.H57" office:value-type="string">
            <text:p text:style-name="P52"/>
          </table:table-cell>
          <table:table-cell table:style-name="Tabla13.I57" office:value-type="string">
            <text:p text:style-name="P52"/>
          </table:table-cell>
          <table:table-cell table:style-name="Tabla13.J57" office:value-type="float" office:value="365056">
            <text:p text:style-name="P48">365056</text:p>
          </table:table-cell>
          <table:table-cell table:style-name="Tabla13.K57" office:value-type="float" office:value="764759">
            <text:p text:style-name="P48">764759</text:p>
          </table:table-cell>
          <table:table-cell table:style-name="Tabla13.L57" office:value-type="string">
            <text:p text:style-name="P59"><text:a xlink:type="simple" xlink:href="mailto:marcelo.reina@juntadeandalucia.es"><text:span text:style-name="T15">marcelo.reina@juntadeandalucia.es</text:span></text:a></text:p>
          </table:table-cell>
        </table:table-row>
        <table:table-row>
          <table:table-cell table:style-name="Tabla13.A58" office:value-type="string">
            <text:p text:style-name="P43">CHAP</text:p>
          </table:table-cell>
          <table:table-cell table:style-name="Tabla13.B58" office:value-type="string">
            <text:p text:style-name="P43">Sonia María Torres Llanera</text:p>
          </table:table-cell>
          <table:table-cell table:style-name="Tabla13.C58" office:value-type="string">
            <text:p text:style-name="P43">Técnico Proyecto GUIA</text:p>
          </table:table-cell>
          <table:table-cell table:style-name="Tabla13.D58" office:value-type="string">
            <text:p text:style-name="P52"/>
          </table:table-cell>
          <table:table-cell table:style-name="Tabla13.E58" office:value-type="string">
            <text:p text:style-name="P52"/>
          </table:table-cell>
          <table:table-cell table:style-name="Tabla13.F58" office:value-type="string">
            <text:p text:style-name="P52"/>
          </table:table-cell>
          <table:table-cell table:style-name="Tabla13.G58" office:value-type="string">
            <text:p text:style-name="P50">X</text:p>
          </table:table-cell>
          <table:table-cell table:style-name="Tabla13.H58" office:value-type="string">
            <text:p text:style-name="P52"/>
          </table:table-cell>
          <table:table-cell table:style-name="Tabla13.I58" office:value-type="string">
            <text:p text:style-name="P52">Si</text:p>
          </table:table-cell>
          <table:table-cell table:style-name="Tabla13.J58" office:value-type="string">
            <text:p text:style-name="P42"/>
          </table:table-cell>
          <table:table-cell table:style-name="Tabla13.K58" office:value-type="float" office:value="690073">
            <text:p text:style-name="P48">690073</text:p>
          </table:table-cell>
          <table:table-cell table:style-name="Tabla13.L58" office:value-type="string">
            <text:p text:style-name="P59"><text:a xlink:type="simple" xlink:href="mailto:sonia.torres@juntadeandalucia.es"><text:span text:style-name="T15">sonia.torres@juntadeandalucia.es</text:span></text:a></text:p>
          </table:table-cell>
        </table:table-row>
        <table:table-row>
          <table:table-cell table:style-name="Tabla13.A59" office:value-type="string">
            <text:p text:style-name="P43">CISPS</text:p>
          </table:table-cell>
          <table:table-cell table:style-name="Tabla13.B59" office:value-type="string">
            <text:p text:style-name="P43">Raquel Reinoso Lobato</text:p>
          </table:table-cell>
          <table:table-cell table:style-name="Tabla13.C117" office:value-type="string">
            <text:p text:style-name="P43">JEFA DEPARTAMENTO SISTEMAS</text:p>
          </table:table-cell>
          <table:table-cell table:style-name="Tabla13.D59" office:value-type="string">
            <text:p text:style-name="P50">X</text:p>
          </table:table-cell>
          <table:table-cell table:style-name="Tabla13.E59" office:value-type="string">
            <text:p text:style-name="P52"/>
          </table:table-cell>
          <table:table-cell table:style-name="Tabla13.F59" office:value-type="string">
            <text:p text:style-name="P52"/>
          </table:table-cell>
          <table:table-cell table:style-name="Tabla13.G59" office:value-type="string">
            <text:p text:style-name="P52"/>
          </table:table-cell>
          <table:table-cell table:style-name="Tabla13.H59" office:value-type="string">
            <text:p text:style-name="P52"/>
          </table:table-cell>
          <table:table-cell table:style-name="Tabla13.I59" office:value-type="string">
            <text:p text:style-name="P52">Si</text:p>
          </table:table-cell>
          <table:table-cell table:style-name="Tabla13.J112" office:value-type="string">
            <text:p text:style-name="P42"/>
          </table:table-cell>
          <table:table-cell table:style-name="Tabla13.K59" office:value-type="float" office:value="692610">
            <text:p text:style-name="P48">692610</text:p>
          </table:table-cell>
          <table:table-cell table:style-name="Tabla13.L59" office:value-type="string">
            <text:p text:style-name="P59"><text:a xlink:type="simple" xlink:href="mailto:raquel.reinoso@juntadeandalucia.es"><text:span text:style-name="T15">raquel.reinoso@juntadeandalucia.es</text:span></text:a></text:p>
          </table:table-cell>
        </table:table-row>
        <table:table-row>
          <table:table-cell table:style-name="Tabla13.A60" office:value-type="string">
            <text:p text:style-name="P43">CISPS</text:p>
          </table:table-cell>
          <table:table-cell table:style-name="Tabla13.B60" office:value-type="string">
            <text:p text:style-name="P43">Mercedes Castro Terrero</text:p>
          </table:table-cell>
          <table:table-cell table:style-name="Tabla13.C117" office:value-type="string">
            <text:p text:style-name="P43">Administradora de BBDD</text:p>
          </table:table-cell>
          <table:table-cell table:style-name="Tabla13.D60" office:value-type="string">
            <text:p text:style-name="P50">X</text:p>
          </table:table-cell>
          <table:table-cell table:style-name="Tabla13.E60" office:value-type="string">
            <text:p text:style-name="P52"/>
          </table:table-cell>
          <table:table-cell table:style-name="Tabla13.F60" office:value-type="string">
            <text:p text:style-name="P50">x</text:p>
          </table:table-cell>
          <table:table-cell table:style-name="Tabla13.G60" office:value-type="string">
            <text:p text:style-name="P52"/>
          </table:table-cell>
          <table:table-cell table:style-name="Tabla13.H60" office:value-type="string">
            <text:p text:style-name="P52"/>
          </table:table-cell>
          <table:table-cell table:style-name="Tabla13.I60" office:value-type="string">
            <text:p text:style-name="P61">Sí</text:p>
          </table:table-cell>
          <table:table-cell table:style-name="Tabla13.J60" office:value-type="float" office:value="306467">
            <text:p text:style-name="P48">306467</text:p>
          </table:table-cell>
          <table:table-cell table:style-name="Tabla13.K60" office:value-type="string">
            <text:p text:style-name="P42"/>
          </table:table-cell>
          <table:table-cell table:style-name="Tabla13.L60" office:value-type="string">
            <text:p text:style-name="P59"><text:a xlink:type="simple" xlink:href="mailto:mmercedes.castro@juntadeandalucia.es"><text:span text:style-name="T15">mmercedes.castro@juntadeandalucia.es</text:span></text:a></text:p>
          </table:table-cell>
        </table:table-row>
        <table:table-row>
          <table:table-cell table:style-name="Tabla13.A61" office:value-type="string">
            <text:p text:style-name="P43">CISPS</text:p>
          </table:table-cell>
          <table:table-cell table:style-name="Tabla13.B61" office:value-type="string">
            <text:p text:style-name="P59">Guillermo Holgado Manzanares</text:p>
          </table:table-cell>
          <table:table-cell table:style-name="Tabla13.C117" office:value-type="string">
            <text:p text:style-name="P43">Técnico de BBDD</text:p>
          </table:table-cell>
          <table:table-cell table:style-name="Tabla13.D61" office:value-type="string">
            <text:p text:style-name="P52"/>
          </table:table-cell>
          <table:table-cell table:style-name="Tabla13.E61" office:value-type="string">
            <text:p text:style-name="P50">X</text:p>
          </table:table-cell>
          <table:table-cell table:style-name="Tabla13.F61" office:value-type="string">
            <text:p text:style-name="P52"/>
          </table:table-cell>
          <table:table-cell table:style-name="Tabla13.G61" office:value-type="string">
            <text:p text:style-name="P52"/>
          </table:table-cell>
          <table:table-cell table:style-name="Tabla13.H61" office:value-type="string">
            <text:p text:style-name="P52"/>
          </table:table-cell>
          <table:table-cell table:style-name="Tabla13.I61" office:value-type="string">
            <text:p text:style-name="P61">Sí</text:p>
          </table:table-cell>
          <table:table-cell table:style-name="Tabla13.J61" office:value-type="float" office:value="306467">
            <text:p text:style-name="P48">306467</text:p>
          </table:table-cell>
          <table:table-cell table:style-name="Tabla13.K61" office:value-type="string">
            <text:p text:style-name="P42"/>
          </table:table-cell>
          <table:table-cell table:style-name="Tabla13.L61" office:value-type="string">
            <text:p text:style-name="P59"><text:a xlink:type="simple" xlink:href="mailto:guillermo.holgado@juntadeandalucia.es"><text:span text:style-name="T15">guillermo.holgado@juntadeandalucia.es</text:span></text:a></text:p>
          </table:table-cell>
        </table:table-row>
        <table:table-row>
          <table:table-cell table:style-name="Tabla13.A62" office:value-type="string">
            <text:p text:style-name="P43">CISPS</text:p>
          </table:table-cell>
          <table:table-cell table:style-name="Tabla13.B62" office:value-type="string">
            <text:p text:style-name="P43">David Prado González</text:p>
          </table:table-cell>
          <table:table-cell table:style-name="Tabla13.C117" office:value-type="string">
            <text:p text:style-name="P43">Técnico de BBDD</text:p>
          </table:table-cell>
          <table:table-cell table:style-name="Tabla13.D62" office:value-type="string">
            <text:p text:style-name="P52"/>
          </table:table-cell>
          <table:table-cell table:style-name="Tabla13.E62" office:value-type="string">
            <text:p text:style-name="P52"/>
          </table:table-cell>
          <table:table-cell table:style-name="Tabla13.F62" office:value-type="string">
            <text:p text:style-name="P50">X</text:p>
          </table:table-cell>
          <table:table-cell table:style-name="Tabla13.G62" office:value-type="string">
            <text:p text:style-name="P50">X</text:p>
          </table:table-cell>
          <table:table-cell table:style-name="Tabla13.H62" office:value-type="string">
            <text:p text:style-name="P50">X</text:p>
          </table:table-cell>
          <table:table-cell table:style-name="Tabla13.I62" office:value-type="string">
            <text:p text:style-name="P61">Sí</text:p>
          </table:table-cell>
          <table:table-cell table:style-name="Tabla13.J62" office:value-type="float" office:value="306240">
            <text:p text:style-name="P48">306240</text:p>
          </table:table-cell>
          <table:table-cell table:style-name="Tabla13.K62" office:value-type="string">
            <text:p text:style-name="P42"/>
          </table:table-cell>
          <table:table-cell table:style-name="Tabla13.L62" office:value-type="string">
            <text:p text:style-name="P59"><text:a xlink:type="simple" xlink:href="mailto:david.prado.ext@juntadeandalucia.es"><text:span text:style-name="T15">david.prado.ext@juntadeandalucia.es</text:span></text:a></text:p>
          </table:table-cell>
        </table:table-row>
        <table:table-row>
          <table:table-cell table:style-name="Tabla13.A63" office:value-type="string">
            <text:p text:style-name="P43">CISPS</text:p>
          </table:table-cell>
          <table:table-cell table:style-name="Tabla13.B63" office:value-type="string">
            <text:p text:style-name="P43">Carlos Manuel Casado García</text:p>
          </table:table-cell>
          <table:table-cell table:style-name="Tabla13.C117" office:value-type="string">
            <text:p text:style-name="P43">Técnico de BBDD</text:p>
          </table:table-cell>
          <table:table-cell table:style-name="Tabla13.D63" office:value-type="string">
            <text:p text:style-name="P52"/>
          </table:table-cell>
          <table:table-cell table:style-name="Tabla13.E63" office:value-type="string">
            <text:p text:style-name="P52"/>
          </table:table-cell>
          <table:table-cell table:style-name="Tabla13.F63" office:value-type="string">
            <text:p text:style-name="P50">X</text:p>
          </table:table-cell>
          <table:table-cell table:style-name="Tabla13.G63" office:value-type="string">
            <text:p text:style-name="P50">X</text:p>
          </table:table-cell>
          <table:table-cell table:style-name="Tabla13.H63" office:value-type="string">
            <text:p text:style-name="P50">X</text:p>
          </table:table-cell>
          <table:table-cell table:style-name="Tabla13.I63" office:value-type="string">
            <text:p text:style-name="P52">Si</text:p>
          </table:table-cell>
          <table:table-cell table:style-name="Tabla13.J63" office:value-type="float" office:value="328590">
            <text:p text:style-name="P48">328590</text:p>
          </table:table-cell>
          <table:table-cell table:style-name="Tabla13.K63" office:value-type="string">
            <text:p text:style-name="P42"/>
          </table:table-cell>
          <table:table-cell table:style-name="Tabla13.L63" office:value-type="string">
            <text:p text:style-name="P59"><text:a xlink:type="simple" xlink:href="mailto:carlos.casado.ext@juntadeandalucia.es"><text:span text:style-name="T15">carlos.casado.ext@juntadeandalucia.es</text:span></text:a></text:p>
          </table:table-cell>
        </table:table-row>
        <table:table-row>
          <table:table-cell table:style-name="Tabla13.A64" office:value-type="string">
            <text:p text:style-name="P43">CISPS</text:p>
          </table:table-cell>
          <table:table-cell table:style-name="Tabla13.B64" office:value-type="string">
            <text:p text:style-name="P43">Alexis Vizcaino Postigo</text:p>
          </table:table-cell>
          <table:table-cell table:style-name="Tabla13.C117" office:value-type="string">
            <text:p text:style-name="P43">Técnico de BBDD</text:p>
          </table:table-cell>
          <table:table-cell table:style-name="Tabla13.D64" office:value-type="string">
            <text:p text:style-name="P52"/>
          </table:table-cell>
          <table:table-cell table:style-name="Tabla13.E64" office:value-type="string">
            <text:p text:style-name="P52"/>
          </table:table-cell>
          <table:table-cell table:style-name="Tabla13.F64" office:value-type="string">
            <text:p text:style-name="P50">X</text:p>
          </table:table-cell>
          <table:table-cell table:style-name="Tabla13.G64" office:value-type="string">
            <text:p text:style-name="P50">X</text:p>
          </table:table-cell>
          <table:table-cell table:style-name="Tabla13.H64" office:value-type="string">
            <text:p text:style-name="P50">X</text:p>
          </table:table-cell>
          <table:table-cell table:style-name="Tabla13.I64" office:value-type="string">
            <text:p text:style-name="P52">Si</text:p>
          </table:table-cell>
          <table:table-cell table:style-name="Tabla13.J64" office:value-type="float" office:value="348179">
            <text:p text:style-name="P48">348179</text:p>
          </table:table-cell>
          <table:table-cell table:style-name="Tabla13.K64" office:value-type="string">
            <text:p text:style-name="P42"/>
          </table:table-cell>
          <table:table-cell table:style-name="Tabla13.L64" office:value-type="string">
            <text:p text:style-name="P59"><text:a xlink:type="simple" xlink:href="mailto:alexis.vizcaino.ext@juntadeandalucia.es"><text:span text:style-name="T15">alexis.vizcaino.ext@juntadeandalucia.es</text:span></text:a></text:p>
          </table:table-cell>
        </table:table-row>
        <table:table-row>
          <table:table-cell table:style-name="Tabla13.A65" office:value-type="string">
            <text:p text:style-name="P43">CISPS</text:p>
          </table:table-cell>
          <table:table-cell table:style-name="Tabla13.B65" office:value-type="string">
            <text:p text:style-name="P43">María Belen Infante Gómez</text:p>
          </table:table-cell>
          <table:table-cell table:style-name="Tabla13.C117" office:value-type="string">
            <text:p text:style-name="P43">Técnico de BBDD</text:p>
          </table:table-cell>
          <table:table-cell table:style-name="Tabla13.D65" office:value-type="string">
            <text:p text:style-name="P52"/>
          </table:table-cell>
          <table:table-cell table:style-name="Tabla13.E65" office:value-type="string">
            <text:p text:style-name="P52"/>
          </table:table-cell>
          <table:table-cell table:style-name="Tabla13.F65" office:value-type="string">
            <text:p text:style-name="P50">X</text:p>
          </table:table-cell>
          <table:table-cell table:style-name="Tabla13.G65" office:value-type="string">
            <text:p text:style-name="P50">X</text:p>
          </table:table-cell>
          <table:table-cell table:style-name="Tabla13.H65" office:value-type="string">
            <text:p text:style-name="P50">X</text:p>
          </table:table-cell>
          <table:table-cell table:style-name="Tabla13.I65" office:value-type="string">
            <text:p text:style-name="P52">Si</text:p>
          </table:table-cell>
          <table:table-cell table:style-name="Tabla13.J65" office:value-type="float" office:value="348179">
            <text:p text:style-name="P48">348179</text:p>
          </table:table-cell>
          <table:table-cell table:style-name="Tabla13.K65" office:value-type="string">
            <text:p text:style-name="P42"/>
          </table:table-cell>
          <table:table-cell table:style-name="Tabla13.L65" office:value-type="string">
            <text:p text:style-name="P59"><text:a xlink:type="simple" xlink:href="mailto:belen.infante.ext@juntadeandalucia.es"><text:span text:style-name="T15">belen.infante.ext@juntadeandalucia.es</text:span></text:a></text:p>
          </table:table-cell>
        </table:table-row>
        <table:table-row>
          <table:table-cell table:style-name="Tabla13.A66" office:value-type="string">
            <text:p text:style-name="P43">CISPS</text:p>
          </table:table-cell>
          <table:table-cell table:style-name="Tabla13.B66" office:value-type="string">
            <text:p text:style-name="P43">Antonio Heredia Campos</text:p>
          </table:table-cell>
          <table:table-cell table:style-name="Tabla13.C117" office:value-type="string">
            <text:p text:style-name="P43">Operador de BBDD</text:p>
          </table:table-cell>
          <table:table-cell table:style-name="Tabla13.D66" office:value-type="string">
            <text:p text:style-name="P52"/>
          </table:table-cell>
          <table:table-cell table:style-name="Tabla13.E66" office:value-type="string">
            <text:p text:style-name="P52"/>
          </table:table-cell>
          <table:table-cell table:style-name="Tabla13.F66" office:value-type="string">
            <text:p text:style-name="P50">X</text:p>
          </table:table-cell>
          <table:table-cell table:style-name="Tabla13.G66" office:value-type="string">
            <text:p text:style-name="P50">X</text:p>
          </table:table-cell>
          <table:table-cell table:style-name="Tabla13.H66" office:value-type="string">
            <text:p text:style-name="P50">X</text:p>
          </table:table-cell>
          <table:table-cell table:style-name="Tabla13.I66" office:value-type="string">
            <text:p text:style-name="P52"/>
          </table:table-cell>
          <table:table-cell table:style-name="Tabla13.J66" office:value-type="float" office:value="348179">
            <text:p text:style-name="P48">348179</text:p>
          </table:table-cell>
          <table:table-cell table:style-name="Tabla13.K66" office:value-type="string">
            <text:p text:style-name="P42"/>
          </table:table-cell>
          <table:table-cell table:style-name="Tabla13.L66" office:value-type="string">
            <text:p text:style-name="P59"><text:a xlink:type="simple" xlink:href="mailto:antonio.heredia.campos.ext@juntadeandalucia.es"><text:span text:style-name="T15">antonio.heredia.campos.ext@juntadeandalucia.es</text:span></text:a></text:p>
          </table:table-cell>
        </table:table-row>
        <table:table-row>
          <table:table-cell table:style-name="Tabla13.A67" office:value-type="string">
            <text:p text:style-name="P59">CJI-SGJ</text:p>
          </table:table-cell>
          <table:table-cell table:style-name="Tabla13.B67" office:value-type="string">
            <text:p text:style-name="P43">Carlos Simón Ferrer</text:p>
          </table:table-cell>
          <table:table-cell table:style-name="Tabla13.C117" office:value-type="string">
            <text:p text:style-name="P42"/>
          </table:table-cell>
          <table:table-cell table:style-name="Tabla13.D67" office:value-type="string">
            <text:p text:style-name="P50">X</text:p>
          </table:table-cell>
          <table:table-cell table:style-name="Tabla13.E67" office:value-type="string">
            <text:p text:style-name="P52"/>
          </table:table-cell>
          <table:table-cell table:style-name="Tabla13.F67" office:value-type="string">
            <text:p text:style-name="P52"/>
          </table:table-cell>
          <table:table-cell table:style-name="Tabla13.G67" office:value-type="string">
            <text:p text:style-name="P52"/>
          </table:table-cell>
          <table:table-cell table:style-name="Tabla13.H67" office:value-type="string">
            <text:p text:style-name="P52"/>
          </table:table-cell>
          <table:table-cell table:style-name="Tabla13.I67" office:value-type="string">
            <text:p text:style-name="P52"/>
          </table:table-cell>
          <table:table-cell table:style-name="Tabla13.J112" office:value-type="string">
            <text:p text:style-name="P42"/>
          </table:table-cell>
          <table:table-cell table:style-name="Tabla13.K67" office:value-type="float" office:value="734232">
            <text:p text:style-name="P48">734232</text:p>
          </table:table-cell>
          <table:table-cell table:style-name="Tabla13.L67" office:value-type="string">
            <text:p text:style-name="P59"><text:a xlink:type="simple" xlink:href="mailto:carlos.simon@juntadeandalucia.es"><text:span text:style-name="T15">carlos.simon@juntadeandalucia.es</text:span></text:a></text:p>
          </table:table-cell>
        </table:table-row>
        <table:table-row>
          <table:table-cell table:style-name="Tabla13.A68" office:value-type="string">
            <text:p text:style-name="P59">CJI-SGJ</text:p>
          </table:table-cell>
          <table:table-cell table:style-name="Tabla13.B68" office:value-type="string">
            <text:p text:style-name="P59">Carmen León Bertrand</text:p>
          </table:table-cell>
          <table:table-cell table:style-name="Tabla13.C117" office:value-type="string">
            <text:p text:style-name="P42"/>
          </table:table-cell>
          <table:table-cell table:style-name="Tabla13.D68" office:value-type="string">
            <text:p text:style-name="P52"/>
          </table:table-cell>
          <table:table-cell table:style-name="Tabla13.E68" office:value-type="string">
            <text:p text:style-name="P50">X</text:p>
          </table:table-cell>
          <table:table-cell table:style-name="Tabla13.F68" office:value-type="string">
            <text:p text:style-name="P52"/>
          </table:table-cell>
          <table:table-cell table:style-name="Tabla13.G68" office:value-type="string">
            <text:p text:style-name="P52"/>
          </table:table-cell>
          <table:table-cell table:style-name="Tabla13.H68" office:value-type="string">
            <text:p text:style-name="P52"/>
          </table:table-cell>
          <table:table-cell table:style-name="Tabla13.I68" office:value-type="string">
            <text:p text:style-name="P52"/>
          </table:table-cell>
          <table:table-cell table:style-name="Tabla13.J68" office:value-type="float" office:value="380402">
            <text:p text:style-name="P34">380402</text:p>
          </table:table-cell>
          <table:table-cell table:style-name="Tabla13.K68" office:value-type="float" office:value="756963">
            <text:p text:style-name="P34">756963</text:p>
          </table:table-cell>
          <table:table-cell table:style-name="Tabla13.L68" office:value-type="string">
            <text:p text:style-name="P59"><text:a xlink:type="simple" xlink:href="mailto:mariac.leon.bertrand@juntadeandalucia.es">mariac.leon.bertrand@juntadeandalucia.es</text:a></text:p>
          </table:table-cell>
        </table:table-row>
        <table:table-row>
          <table:table-cell table:style-name="Tabla13.A69" office:value-type="string">
            <text:p text:style-name="P59">CJI-SGJ</text:p>
          </table:table-cell>
          <table:table-cell table:style-name="Tabla13.B69" office:value-type="string">
            <text:p text:style-name="P59">Jorge David Navarro Marín</text:p>
          </table:table-cell>
          <table:table-cell table:style-name="Tabla13.C117" office:value-type="string">
            <text:p text:style-name="P42"/>
          </table:table-cell>
          <table:table-cell table:style-name="Tabla13.D69" office:value-type="string">
            <text:p text:style-name="P52"/>
          </table:table-cell>
          <table:table-cell table:style-name="Tabla13.E69" office:value-type="float" office:value="0">
            <text:p text:style-name="P52">0</text:p>
          </table:table-cell>
          <table:table-cell table:style-name="Tabla13.F69" office:value-type="string">
            <text:p text:style-name="P50">X</text:p>
          </table:table-cell>
          <table:table-cell table:style-name="Tabla13.G69" office:value-type="string">
            <text:p text:style-name="P52"/>
          </table:table-cell>
          <table:table-cell table:style-name="Tabla13.H69" office:value-type="string">
            <text:p text:style-name="P52"/>
          </table:table-cell>
          <table:table-cell table:style-name="Tabla13.I69" office:value-type="string">
            <text:p text:style-name="P52"/>
          </table:table-cell>
          <table:table-cell table:style-name="Tabla13.J69" office:value-type="float" office:value="380414">
            <text:p text:style-name="P34">380414</text:p>
          </table:table-cell>
          <table:table-cell table:style-name="Tabla13.K69" office:value-type="float" office:value="747930">
            <text:p text:style-name="P34">747930</text:p>
          </table:table-cell>
          <table:table-cell table:style-name="Tabla13.L69" office:value-type="string">
            <text:p text:style-name="P59"><text:a xlink:type="simple" xlink:href="mailto:david.navarro@juntadeandalucia.es">david.navarro@juntadeandalucia.es</text:a></text:p>
          </table:table-cell>
        </table:table-row>
        <table:table-row>
          <table:table-cell table:style-name="Tabla13.A70" office:value-type="string">
            <text:p text:style-name="P59">CJI-SGJ</text:p>
          </table:table-cell>
          <table:table-cell table:style-name="Tabla13.B70" office:value-type="string">
            <text:p text:style-name="P59">Patricio Mora López</text:p>
          </table:table-cell>
          <table:table-cell table:style-name="Tabla13.C117" office:value-type="string">
            <text:p text:style-name="P42"/>
          </table:table-cell>
          <table:table-cell table:style-name="Tabla13.D70" office:value-type="string">
            <text:p text:style-name="P52"/>
          </table:table-cell>
          <table:table-cell table:style-name="Tabla13.E70" office:value-type="string">
            <text:p text:style-name="P52"/>
          </table:table-cell>
          <table:table-cell table:style-name="Tabla13.F70" office:value-type="string">
            <text:p text:style-name="P50">X</text:p>
          </table:table-cell>
          <table:table-cell table:style-name="Tabla13.G70" office:value-type="string">
            <text:p text:style-name="P52"/>
          </table:table-cell>
          <table:table-cell table:style-name="Tabla13.H70" office:value-type="string">
            <text:p text:style-name="P52"/>
          </table:table-cell>
          <table:table-cell table:style-name="Tabla13.I70" office:value-type="string">
            <text:p text:style-name="P52">Si</text:p>
          </table:table-cell>
          <table:table-cell table:style-name="Tabla13.J70" office:value-type="float" office:value="380403">
            <text:p text:style-name="P34">380403</text:p>
          </table:table-cell>
          <table:table-cell table:style-name="Tabla13.K70" office:value-type="float" office:value="746231">
            <text:p text:style-name="P34">746231</text:p>
          </table:table-cell>
          <table:table-cell table:style-name="Tabla13.L70" office:value-type="string">
            <text:p text:style-name="P59"><text:a xlink:type="simple" xlink:href="mailto:patricio.mora@juntadeandalucia.es">patricio.mora@juntadeandalucia.es</text:a></text:p>
          </table:table-cell>
        </table:table-row>
        <table:table-row>
          <table:table-cell table:style-name="Tabla13.A71" office:value-type="string">
            <text:p text:style-name="P59">CJI-SGJ</text:p>
          </table:table-cell>
          <table:table-cell table:style-name="Tabla13.B71" office:value-type="string">
            <text:p text:style-name="P59">Césareo Ibarra de Pablo</text:p>
          </table:table-cell>
          <table:table-cell table:style-name="Tabla13.C117" office:value-type="string">
            <text:p text:style-name="P42"/>
          </table:table-cell>
          <table:table-cell table:style-name="Tabla13.D71" office:value-type="string">
            <text:p text:style-name="P52"/>
          </table:table-cell>
          <table:table-cell table:style-name="Tabla13.E71" office:value-type="string">
            <text:p text:style-name="P52"/>
          </table:table-cell>
          <table:table-cell table:style-name="Tabla13.F71" office:value-type="string">
            <text:p text:style-name="P50">X</text:p>
          </table:table-cell>
          <table:table-cell table:style-name="Tabla13.G71" office:value-type="string">
            <text:p text:style-name="P52"/>
          </table:table-cell>
          <table:table-cell table:style-name="Tabla13.H71" office:value-type="string">
            <text:p text:style-name="P52"/>
          </table:table-cell>
          <table:table-cell table:style-name="Tabla13.I71" office:value-type="string">
            <text:p text:style-name="P52">Si</text:p>
          </table:table-cell>
          <table:table-cell table:style-name="Tabla13.J71" office:value-type="float" office:value="954938349">
            <text:p text:style-name="P34">954938349</text:p>
          </table:table-cell>
          <table:table-cell table:style-name="Tabla13.K71" office:value-type="string">
            <text:p text:style-name="P42"/>
          </table:table-cell>
          <table:table-cell table:style-name="Tabla13.L71" office:value-type="string">
            <text:p text:style-name="P59"><text:a xlink:type="simple" xlink:href="mailto:cesar.ibarra.ext@juntadeandalucia.es">cesar.ibarra.ext@juntadeandalucia.es</text:a></text:p>
          </table:table-cell>
        </table:table-row>
        <table:table-row>
          <table:table-cell table:style-name="Tabla13.A72" office:value-type="string">
            <text:p text:style-name="P59">CJI-SGJ</text:p>
          </table:table-cell>
          <table:table-cell table:style-name="Tabla13.B72" office:value-type="string">
            <text:p text:style-name="P59">Mario Alcaide Pitar</text:p>
          </table:table-cell>
          <table:table-cell table:style-name="Tabla13.C117" office:value-type="string">
            <text:p text:style-name="P42"/>
          </table:table-cell>
          <table:table-cell table:style-name="Tabla13.D72" office:value-type="string">
            <text:p text:style-name="P52"/>
          </table:table-cell>
          <table:table-cell table:style-name="Tabla13.E72" office:value-type="string">
            <text:p text:style-name="P52"/>
          </table:table-cell>
          <table:table-cell table:style-name="Tabla13.F72" office:value-type="string">
            <text:p text:style-name="P50">X</text:p>
          </table:table-cell>
          <table:table-cell table:style-name="Tabla13.G72" office:value-type="string">
            <text:p text:style-name="P52"/>
          </table:table-cell>
          <table:table-cell table:style-name="Tabla13.H72" office:value-type="string">
            <text:p text:style-name="P52"/>
          </table:table-cell>
          <table:table-cell table:style-name="Tabla13.I72" office:value-type="string">
            <text:p text:style-name="P52">Si</text:p>
          </table:table-cell>
          <table:table-cell table:style-name="Tabla13.J72" office:value-type="float" office:value="954938355">
            <text:p text:style-name="P34">954938355</text:p>
          </table:table-cell>
          <table:table-cell table:style-name="Tabla13.K72" office:value-type="string">
            <text:p text:style-name="P42"/>
          </table:table-cell>
          <table:table-cell table:style-name="Tabla13.L72" office:value-type="string">
            <text:p text:style-name="P59"><text:a xlink:type="simple" xlink:href="mailto:mario.alcaide.ext@juntadeandalucia.es"><text:span text:style-name="T20">mario.alcaide.ext@juntadeandalucia.es</text:span></text:a></text:p>
          </table:table-cell>
        </table:table-row>
        <table:table-row>
          <table:table-cell table:style-name="Tabla13.A73" office:value-type="string">
            <text:p text:style-name="P59">CJI-SGT</text:p>
          </table:table-cell>
          <table:table-cell table:style-name="Tabla13.B73" office:value-type="string">
            <text:p text:style-name="P59">María Luisa de la Vega Royo</text:p>
          </table:table-cell>
          <table:table-cell table:style-name="Tabla13.C117" office:value-type="string">
            <text:p text:style-name="P43">Adjunta al Jefe de Servicio de Informática</text:p>
          </table:table-cell>
          <table:table-cell table:style-name="Tabla13.D73" office:value-type="string">
            <text:p text:style-name="P50">X</text:p>
          </table:table-cell>
          <table:table-cell table:style-name="Tabla13.E73" office:value-type="string">
            <text:p text:style-name="P50">X</text:p>
          </table:table-cell>
          <table:table-cell table:style-name="Tabla13.F73" office:value-type="string">
            <text:p text:style-name="P52"/>
          </table:table-cell>
          <table:table-cell table:style-name="Tabla13.G73" office:value-type="string">
            <text:p text:style-name="P52"/>
          </table:table-cell>
          <table:table-cell table:style-name="Tabla13.H73" office:value-type="string">
            <text:p text:style-name="P52"/>
          </table:table-cell>
          <table:table-cell table:style-name="Tabla13.I73" office:value-type="string">
            <text:p text:style-name="P52"/>
          </table:table-cell>
          <table:table-cell table:style-name="Tabla13.J112" office:value-type="string">
            <text:p text:style-name="Table_20_Contents"/>
          </table:table-cell>
          <table:table-cell table:style-name="Tabla13.K73" office:value-type="float" office:value="733415">
            <text:p text:style-name="P48">733415</text:p>
          </table:table-cell>
          <table:table-cell table:style-name="Tabla13.L73" office:value-type="string">
            <text:p text:style-name="P59"><text:a xlink:type="simple" xlink:href="mailto:mluisa.vega@juntadeandalucia.es"><text:span text:style-name="T20">mluisa.vega@juntadeandalucia.es</text:span></text:a></text:p>
          </table:table-cell>
        </table:table-row>
        <table:table-row>
          <table:table-cell table:style-name="Tabla13.A74" office:value-type="string">
            <text:p text:style-name="P59">CJI-SGT</text:p>
          </table:table-cell>
          <table:table-cell table:style-name="Tabla13.B74" office:value-type="string">
            <text:p text:style-name="P59">María del Carmen Sequera Vilches</text:p>
          </table:table-cell>
          <table:table-cell table:style-name="Tabla13.C117" office:value-type="string">
            <text:p text:style-name="P43">Administrador de Base de Datos</text:p>
          </table:table-cell>
          <table:table-cell table:style-name="Tabla13.D74" office:value-type="string">
            <text:p text:style-name="P52"/>
          </table:table-cell>
          <table:table-cell table:style-name="Tabla13.E74" office:value-type="string">
            <text:p text:style-name="P52"/>
          </table:table-cell>
          <table:table-cell table:style-name="Tabla13.F74" office:value-type="string">
            <text:p text:style-name="P50">X</text:p>
          </table:table-cell>
          <table:table-cell table:style-name="Tabla13.G74" office:value-type="string">
            <text:p text:style-name="P50">X</text:p>
          </table:table-cell>
          <table:table-cell table:style-name="Tabla13.H74" office:value-type="string">
            <text:p text:style-name="P52"/>
          </table:table-cell>
          <table:table-cell table:style-name="Tabla13.I74" office:value-type="string">
            <text:p text:style-name="P52">Si</text:p>
          </table:table-cell>
          <table:table-cell table:style-name="Tabla13.J112" office:value-type="string">
            <text:p text:style-name="Table_20_Contents"/>
          </table:table-cell>
          <table:table-cell table:style-name="Tabla13.K74" office:value-type="string">
            <text:p text:style-name="P48">677904341 (734341)</text:p>
          </table:table-cell>
          <table:table-cell table:style-name="Tabla13.L74" office:value-type="string">
            <text:p text:style-name="P59"><text:a xlink:type="simple" xlink:href="mailto:mariac.sequera.ext@juntadeandalucia.es"><text:span text:style-name="T20">mariac.sequera.ext@juntadeandalucia.es</text:span></text:a></text:p>
          </table:table-cell>
        </table:table-row>
        <table:table-row>
          <table:table-cell table:style-name="Tabla13.A75" office:value-type="string">
            <text:p text:style-name="P59">CJI-SGT</text:p>
          </table:table-cell>
          <table:table-cell table:style-name="Tabla13.B75" office:value-type="string">
            <text:p text:style-name="P59">Antonio Montoro Pavón</text:p>
          </table:table-cell>
          <table:table-cell table:style-name="Tabla13.C117" office:value-type="string">
            <text:p text:style-name="P43">Administrador de Base de Datos</text:p>
          </table:table-cell>
          <table:table-cell table:style-name="Tabla13.D75" office:value-type="string">
            <text:p text:style-name="P52"/>
          </table:table-cell>
          <table:table-cell table:style-name="Tabla13.E75" office:value-type="string">
            <text:p text:style-name="P52"/>
          </table:table-cell>
          <table:table-cell table:style-name="Tabla13.F75" office:value-type="string">
            <text:p text:style-name="P50">X</text:p>
          </table:table-cell>
          <table:table-cell table:style-name="Tabla13.G75" office:value-type="string">
            <text:p text:style-name="P50">X</text:p>
          </table:table-cell>
          <table:table-cell table:style-name="Tabla13.H75" office:value-type="string">
            <text:p text:style-name="P52"/>
          </table:table-cell>
          <table:table-cell table:style-name="Tabla13.I75" office:value-type="string">
            <text:p text:style-name="P52">Si</text:p>
          </table:table-cell>
          <table:table-cell table:style-name="Tabla13.J112" office:value-type="string">
            <text:p text:style-name="Table_20_Contents"/>
          </table:table-cell>
          <table:table-cell table:style-name="Tabla13.K75" office:value-type="float" office:value="677904241">
            <text:p text:style-name="P48">677904241</text:p>
          </table:table-cell>
          <table:table-cell table:style-name="Tabla13.L75" office:value-type="string">
            <text:p text:style-name="P59"><text:a xlink:type="simple" xlink:href="mailto:antonio.montoro.ext@juntadeandalucia.es"><text:span text:style-name="T20">antonio.montoro.ext@juntadeandalucia.es</text:span></text:a></text:p>
          </table:table-cell>
        </table:table-row>
        <table:table-row>
          <table:table-cell table:style-name="Tabla13.A76" office:value-type="string">
            <text:p text:style-name="P59">CJI-SGT</text:p>
          </table:table-cell>
          <table:table-cell table:style-name="Tabla13.B76" office:value-type="string">
            <text:p text:style-name="P59">Alexei Hornero </text:p>
          </table:table-cell>
          <table:table-cell table:style-name="Tabla13.C117" office:value-type="string">
            <text:p text:style-name="P43">Técnico de sistemas</text:p>
          </table:table-cell>
          <table:table-cell table:style-name="Tabla13.D76" office:value-type="string">
            <text:p text:style-name="P52"/>
          </table:table-cell>
          <table:table-cell table:style-name="Tabla13.E76" office:value-type="string">
            <text:p text:style-name="P52"/>
          </table:table-cell>
          <table:table-cell table:style-name="Tabla13.F76" office:value-type="string">
            <text:p text:style-name="P52"/>
          </table:table-cell>
          <table:table-cell table:style-name="Tabla13.G76" office:value-type="string">
            <text:p text:style-name="P50">X</text:p>
          </table:table-cell>
          <table:table-cell table:style-name="Tabla13.H76" office:value-type="string">
            <text:p text:style-name="P52"/>
          </table:table-cell>
          <table:table-cell table:style-name="Tabla13.I76" office:value-type="string">
            <text:p text:style-name="P52">Si</text:p>
          </table:table-cell>
          <table:table-cell table:style-name="Tabla13.J112" office:value-type="string">
            <text:p text:style-name="Table_20_Contents"/>
          </table:table-cell>
          <table:table-cell table:style-name="Tabla13.K76" office:value-type="string">
            <text:p text:style-name="P42"/>
          </table:table-cell>
          <table:table-cell table:style-name="Tabla13.L76" office:value-type="string">
            <text:p text:style-name="P59"><text:a xlink:type="simple" xlink:href="mailto:alexei.hornero.ext@juntadeandalucia.es"><text:span text:style-name="T20">alexei.hornero.ext@juntadeandalucia.es</text:span></text:a></text:p>
          </table:table-cell>
        </table:table-row>
        <text:soft-page-break/>
        <table:table-row>
          <table:table-cell table:style-name="Tabla13.A77" office:value-type="string">
            <text:p text:style-name="P59">CJI-SGT</text:p>
          </table:table-cell>
          <table:table-cell table:style-name="Tabla13.B77" office:value-type="string">
            <text:p text:style-name="P59">Jesús Ramón Fernández Rico </text:p>
          </table:table-cell>
          <table:table-cell table:style-name="Tabla13.C117" office:value-type="string">
            <text:p text:style-name="P43">Técnico de sistemas</text:p>
          </table:table-cell>
          <table:table-cell table:style-name="Tabla13.D77" office:value-type="string">
            <text:p text:style-name="P52"/>
          </table:table-cell>
          <table:table-cell table:style-name="Tabla13.E77" office:value-type="string">
            <text:p text:style-name="P52"/>
          </table:table-cell>
          <table:table-cell table:style-name="Tabla13.F77" office:value-type="string">
            <text:p text:style-name="P52">X </text:p>
          </table:table-cell>
          <table:table-cell table:style-name="Tabla13.G77" office:value-type="string">
            <text:p text:style-name="P50">X</text:p>
          </table:table-cell>
          <table:table-cell table:style-name="Tabla13.H77" office:value-type="string">
            <text:p text:style-name="P52"/>
          </table:table-cell>
          <table:table-cell table:style-name="Tabla13.I77" office:value-type="string">
            <text:p text:style-name="P52">Si</text:p>
          </table:table-cell>
          <table:table-cell table:style-name="Tabla13.J112" office:value-type="string">
            <text:p text:style-name="Table_20_Contents"/>
          </table:table-cell>
          <table:table-cell table:style-name="Tabla13.K77" office:value-type="float" office:value="677904196">
            <text:p text:style-name="P48">677904196</text:p>
          </table:table-cell>
          <table:table-cell table:style-name="Tabla13.L77" office:value-type="string">
            <text:p text:style-name="P59"><text:a xlink:type="simple" xlink:href="mailto:jesusr.fernandez.rico@juntadeandalucia.es"><text:span text:style-name="T20">jesusr.fernandez.rico@juntadeandalucia.es</text:span></text:a></text:p>
          </table:table-cell>
        </table:table-row>
        <table:table-row>
          <table:table-cell table:style-name="Tabla13.A78" office:value-type="string">
            <text:p text:style-name="P59">CJI-SGT</text:p>
          </table:table-cell>
          <table:table-cell table:style-name="Tabla13.B78" office:value-type="string">
            <text:p text:style-name="P59">Carlos Dura Velo </text:p>
          </table:table-cell>
          <table:table-cell table:style-name="Tabla13.C117" office:value-type="string">
            <text:p text:style-name="P43">Administrador de Base de Datos</text:p>
          </table:table-cell>
          <table:table-cell table:style-name="Tabla13.D78" office:value-type="string">
            <text:p text:style-name="P52"/>
          </table:table-cell>
          <table:table-cell table:style-name="Tabla13.E78" office:value-type="string">
            <text:p text:style-name="P52"/>
          </table:table-cell>
          <table:table-cell table:style-name="Tabla13.F78" office:value-type="string">
            <text:p text:style-name="P50">X</text:p>
          </table:table-cell>
          <table:table-cell table:style-name="Tabla13.G78" office:value-type="string">
            <text:p text:style-name="P50">X</text:p>
          </table:table-cell>
          <table:table-cell table:style-name="Tabla13.H78" office:value-type="string">
            <text:p text:style-name="P52"/>
          </table:table-cell>
          <table:table-cell table:style-name="Tabla13.I78" office:value-type="string">
            <text:p text:style-name="P52">Si</text:p>
          </table:table-cell>
          <table:table-cell table:style-name="Tabla13.J112" office:value-type="string">
            <text:p text:style-name="Table_20_Contents"/>
          </table:table-cell>
          <table:table-cell table:style-name="Tabla13.K78" office:value-type="string">
            <text:p text:style-name="P42"/>
          </table:table-cell>
          <table:table-cell table:style-name="Tabla13.L78" office:value-type="string">
            <text:p text:style-name="P59"><text:a xlink:type="simple" xlink:href="mailto:carlos.dura.ext@juntadeandalucia.es"><text:span text:style-name="T20">carlos.dura.ext@juntadeandalucia.es</text:span></text:a></text:p>
          </table:table-cell>
        </table:table-row>
        <table:table-row>
          <table:table-cell table:style-name="Tabla13.A79" office:value-type="string">
            <text:p text:style-name="P59">CJI-SGT</text:p>
          </table:table-cell>
          <table:table-cell table:style-name="Tabla13.B79" office:value-type="string">
            <text:p text:style-name="P59">José Antonio Bautista Rosúa</text:p>
          </table:table-cell>
          <table:table-cell table:style-name="Tabla13.C117" office:value-type="string">
            <text:p text:style-name="P43">Administrador de Base de Datos</text:p>
          </table:table-cell>
          <table:table-cell table:style-name="Tabla13.D79" office:value-type="string">
            <text:p text:style-name="P52"/>
          </table:table-cell>
          <table:table-cell table:style-name="Tabla13.E79" office:value-type="string">
            <text:p text:style-name="P52"/>
          </table:table-cell>
          <table:table-cell table:style-name="Tabla13.F79" office:value-type="string">
            <text:p text:style-name="P50">X</text:p>
          </table:table-cell>
          <table:table-cell table:style-name="Tabla13.G79" office:value-type="string">
            <text:p text:style-name="P50">X</text:p>
          </table:table-cell>
          <table:table-cell table:style-name="Tabla13.H79" office:value-type="string">
            <text:p text:style-name="P52"/>
          </table:table-cell>
          <table:table-cell table:style-name="Tabla13.I79" office:value-type="string">
            <text:p text:style-name="P52">Si</text:p>
          </table:table-cell>
          <table:table-cell table:style-name="Tabla13.J112" office:value-type="string">
            <text:p text:style-name="Table_20_Contents"/>
          </table:table-cell>
          <table:table-cell table:style-name="Tabla13.K79" office:value-type="float" office:value="677904233">
            <text:p text:style-name="P48">677904233</text:p>
          </table:table-cell>
          <table:table-cell table:style-name="Tabla13.L79" office:value-type="string">
            <text:p text:style-name="P59"><text:a xlink:type="simple" xlink:href="mailto:josea.bautista.ext@juntadeandalucia.es"><text:span text:style-name="T20">josea.bautista.ext@juntadeandalucia.es</text:span></text:a></text:p>
          </table:table-cell>
        </table:table-row>
        <table:table-row>
          <table:table-cell table:style-name="Tabla13.A80" office:value-type="string">
            <text:p text:style-name="P59">CJI-SGT</text:p>
          </table:table-cell>
          <table:table-cell table:style-name="Tabla13.B80" office:value-type="string">
            <text:p text:style-name="P59">Miguel Ángel Martínez Álvarez</text:p>
          </table:table-cell>
          <table:table-cell table:style-name="Tabla13.C117" office:value-type="string">
            <text:p text:style-name="P43">Técnico de sistemas</text:p>
          </table:table-cell>
          <table:table-cell table:style-name="Tabla13.D80" office:value-type="string">
            <text:p text:style-name="P52"/>
          </table:table-cell>
          <table:table-cell table:style-name="Tabla13.E80" office:value-type="string">
            <text:p text:style-name="P52"/>
          </table:table-cell>
          <table:table-cell table:style-name="Tabla13.F80" office:value-type="string">
            <text:p text:style-name="P52"/>
          </table:table-cell>
          <table:table-cell table:style-name="Tabla13.G80" office:value-type="string">
            <text:p text:style-name="P50">X</text:p>
          </table:table-cell>
          <table:table-cell table:style-name="Tabla13.H80" office:value-type="string">
            <text:p text:style-name="P52"/>
          </table:table-cell>
          <table:table-cell table:style-name="Tabla13.I80" office:value-type="string">
            <text:p text:style-name="P61">Sí</text:p>
          </table:table-cell>
          <table:table-cell table:style-name="Tabla13.J112" office:value-type="string">
            <text:p text:style-name="Table_20_Contents"/>
          </table:table-cell>
          <table:table-cell table:style-name="Tabla13.K80" office:value-type="float" office:value="734328">
            <text:p text:style-name="P48">734328</text:p>
          </table:table-cell>
          <table:table-cell table:style-name="Tabla13.L80" office:value-type="string">
            <text:p text:style-name="P59"><text:a xlink:type="simple" xlink:href="mailto:mangel.martinez.alvarez.ext@juntadeandalucia.es"><text:span text:style-name="T20">mangel.martinez.alvarez.ext@juntadeandalucia.es</text:span></text:a></text:p>
          </table:table-cell>
        </table:table-row>
        <table:table-row>
          <table:table-cell table:style-name="Tabla13.A81" office:value-type="string">
            <text:p text:style-name="P59">CJI-SGT</text:p>
          </table:table-cell>
          <table:table-cell table:style-name="Tabla13.B81" office:value-type="string">
            <text:p text:style-name="P59">Felipe López</text:p>
          </table:table-cell>
          <table:table-cell table:style-name="Tabla13.C117" office:value-type="string">
            <text:p text:style-name="P43">Técnico de sistemas</text:p>
          </table:table-cell>
          <table:table-cell table:style-name="Tabla13.D81" office:value-type="string">
            <text:p text:style-name="P52"/>
          </table:table-cell>
          <table:table-cell table:style-name="Tabla13.E81" office:value-type="string">
            <text:p text:style-name="P52"/>
          </table:table-cell>
          <table:table-cell table:style-name="Tabla13.F81" office:value-type="string">
            <text:p text:style-name="P52"/>
          </table:table-cell>
          <table:table-cell table:style-name="Tabla13.G81" office:value-type="string">
            <text:p text:style-name="P50">X</text:p>
          </table:table-cell>
          <table:table-cell table:style-name="Tabla13.H81" office:value-type="string">
            <text:p text:style-name="P52"/>
          </table:table-cell>
          <table:table-cell table:style-name="Tabla13.I81" office:value-type="string">
            <text:p text:style-name="P61">Sí</text:p>
          </table:table-cell>
          <table:table-cell table:style-name="Tabla13.J112" office:value-type="string">
            <text:p text:style-name="Table_20_Contents"/>
          </table:table-cell>
          <table:table-cell table:style-name="Tabla13.K81" office:value-type="float" office:value="734339">
            <text:p text:style-name="P48">734339</text:p>
          </table:table-cell>
          <table:table-cell table:style-name="Tabla13.L81" office:value-type="string">
            <text:p text:style-name="P59"><text:a xlink:type="simple" xlink:href="mailto:felipe.lopez.ext@juntadeandalucia.es"><text:span text:style-name="T20">felipe.lopez.ext@juntadeandalucia.es</text:span></text:a></text:p>
          </table:table-cell>
        </table:table-row>
        <table:table-row>
          <table:table-cell table:style-name="Tabla13.A82" office:value-type="string">
            <text:p text:style-name="P59">CMAOT</text:p>
          </table:table-cell>
          <table:table-cell table:style-name="Tabla13.B82" office:value-type="string">
            <text:p text:style-name="P59">Rafael Ayerbe Bernal</text:p>
          </table:table-cell>
          <table:table-cell table:style-name="Tabla13.C117" office:value-type="string">
            <text:p text:style-name="P43">Jefe de Servicio de Informática (Secretaría General Técnica) </text:p>
          </table:table-cell>
          <table:table-cell table:style-name="Tabla13.D82" office:value-type="string">
            <text:p text:style-name="P50">X</text:p>
          </table:table-cell>
          <table:table-cell table:style-name="Tabla13.E82" office:value-type="string">
            <text:p text:style-name="P52"/>
          </table:table-cell>
          <table:table-cell table:style-name="Tabla13.F82" office:value-type="string">
            <text:p text:style-name="P52"/>
          </table:table-cell>
          <table:table-cell table:style-name="Tabla13.G82" office:value-type="string">
            <text:p text:style-name="P52"/>
          </table:table-cell>
          <table:table-cell table:style-name="Tabla13.H82" office:value-type="string">
            <text:p text:style-name="P52"/>
          </table:table-cell>
          <table:table-cell table:style-name="Tabla13.I82" office:value-type="string">
            <text:p text:style-name="P52"/>
          </table:table-cell>
          <table:table-cell table:style-name="Tabla13.J112" office:value-type="string">
            <text:p text:style-name="P34">303490 955003490</text:p>
          </table:table-cell>
          <table:table-cell table:style-name="Tabla13.K82" office:value-type="string">
            <text:p text:style-name="P42"/>
          </table:table-cell>
          <table:table-cell table:style-name="Tabla13.L82" office:value-type="string">
            <text:p text:style-name="P59"><text:a xlink:type="simple" xlink:href="mailto:rafael.ayerbe@juntadeandalucia.es"><text:span text:style-name="T20">rafael.ayerbe@juntadeandalucia.es</text:span></text:a></text:p>
          </table:table-cell>
        </table:table-row>
        <table:table-row>
          <table:table-cell table:style-name="Tabla13.A83" office:value-type="string">
            <text:p text:style-name="P59">CMAOT</text:p>
          </table:table-cell>
          <table:table-cell table:style-name="Tabla13.B83" office:value-type="string">
            <text:p text:style-name="P59">Nicolás Martínez Fernández</text:p>
          </table:table-cell>
          <table:table-cell table:style-name="Tabla13.C117" office:value-type="string">
            <text:p text:style-name="P43">Responsable Área de Explotación y Sistemas del Servicio de Informática</text:p>
          </table:table-cell>
          <table:table-cell table:style-name="Tabla13.D83" office:value-type="string">
            <text:p text:style-name="P52"/>
          </table:table-cell>
          <table:table-cell table:style-name="Tabla13.E83" office:value-type="string">
            <text:p text:style-name="P50">X</text:p>
          </table:table-cell>
          <table:table-cell table:style-name="Tabla13.F83" office:value-type="string">
            <text:p text:style-name="P52"/>
          </table:table-cell>
          <table:table-cell table:style-name="Tabla13.G83" office:value-type="string">
            <text:p text:style-name="P52"/>
          </table:table-cell>
          <table:table-cell table:style-name="Tabla13.H83" office:value-type="string">
            <text:p text:style-name="P52"/>
          </table:table-cell>
          <table:table-cell table:style-name="Tabla13.I83" office:value-type="string">
            <text:p text:style-name="P52"/>
          </table:table-cell>
          <table:table-cell table:style-name="Tabla13.J112" office:value-type="string">
            <text:p text:style-name="P34">303546 955003546</text:p>
          </table:table-cell>
          <table:table-cell table:style-name="Tabla13.K83" office:value-type="string">
            <text:p text:style-name="P42"/>
          </table:table-cell>
          <table:table-cell table:style-name="Tabla13.L83" office:value-type="string">
            <text:p text:style-name="P59"><text:a xlink:type="simple" xlink:href="mailto:nicolas.martinez@juntadeandalucia.es"><text:span text:style-name="T20">nicolas.martinez@juntadeandalucia.es</text:span></text:a></text:p>
          </table:table-cell>
        </table:table-row>
        <table:table-row>
          <table:table-cell table:style-name="Tabla13.A84" office:value-type="string">
            <text:p text:style-name="P59">CMAOT</text:p>
          </table:table-cell>
          <table:table-cell table:style-name="Tabla13.B84" office:value-type="string">
            <text:p text:style-name="P59">Eduardo Fedriani Montero</text:p>
          </table:table-cell>
          <table:table-cell table:style-name="Tabla13.C117" office:value-type="string">
            <text:p text:style-name="P43">Responsable del equipo de Bases de Datos </text:p>
          </table:table-cell>
          <table:table-cell table:style-name="Tabla13.D84" office:value-type="string">
            <text:p text:style-name="P52"/>
          </table:table-cell>
          <table:table-cell table:style-name="Tabla13.E84" office:value-type="string">
            <text:p text:style-name="P50">X</text:p>
          </table:table-cell>
          <table:table-cell table:style-name="Tabla13.F84" office:value-type="string">
            <text:p text:style-name="P50">X</text:p>
          </table:table-cell>
          <table:table-cell table:style-name="Tabla13.G84" office:value-type="string">
            <text:p text:style-name="P52"/>
          </table:table-cell>
          <table:table-cell table:style-name="Tabla13.H84" office:value-type="string">
            <text:p text:style-name="P52"/>
          </table:table-cell>
          <table:table-cell table:style-name="Tabla13.I84" office:value-type="string">
            <text:p text:style-name="P52">Si</text:p>
          </table:table-cell>
          <table:table-cell table:style-name="Tabla13.J112" office:value-type="string">
            <text:p text:style-name="P34">303530 955003530</text:p>
          </table:table-cell>
          <table:table-cell table:style-name="Tabla13.K84" office:value-type="string">
            <text:p text:style-name="P48">733490 677903490</text:p>
          </table:table-cell>
          <table:table-cell table:style-name="Tabla13.L84" office:value-type="string">
            <text:p text:style-name="P59"><text:a xlink:type="simple" xlink:href="mailto:eduardo.fedriani@juntadeandalucia.es"><text:span text:style-name="T20">eduardo.fedriani@juntadeandalucia.es</text:span></text:a></text:p>
          </table:table-cell>
        </table:table-row>
        <table:table-row>
          <table:table-cell table:style-name="Tabla13.A85" office:value-type="string">
            <text:p text:style-name="P59">CMAOT</text:p>
          </table:table-cell>
          <table:table-cell table:style-name="Tabla13.B85" office:value-type="string">
            <text:p text:style-name="P59">Miguel Ángel Hinojosa Romero</text:p>
          </table:table-cell>
          <table:table-cell table:style-name="Tabla13.C117" office:value-type="string">
            <text:p text:style-name="P43">Responsable de<text:line-break/>Servidores de<text:line-break/>Aplicaciones y Despliegue</text:p>
          </table:table-cell>
          <table:table-cell table:style-name="Tabla13.D85" office:value-type="string">
            <text:p text:style-name="P52"/>
          </table:table-cell>
          <table:table-cell table:style-name="Tabla13.E85" office:value-type="string">
            <text:p text:style-name="P52"/>
          </table:table-cell>
          <table:table-cell table:style-name="Tabla13.F85" office:value-type="string">
            <text:p text:style-name="P52"/>
          </table:table-cell>
          <table:table-cell table:style-name="Tabla13.G85" office:value-type="string">
            <text:p text:style-name="P50">X</text:p>
          </table:table-cell>
          <table:table-cell table:style-name="Tabla13.H85" office:value-type="string">
            <text:p text:style-name="P52"/>
          </table:table-cell>
          <table:table-cell table:style-name="Tabla13.I85" office:value-type="string">
            <text:p text:style-name="P52"/>
          </table:table-cell>
          <table:table-cell table:style-name="Tabla13.J112" office:value-type="string">
            <text:p text:style-name="P34">303791 955003791</text:p>
          </table:table-cell>
          <table:table-cell table:style-name="Tabla13.K85" office:value-type="string">
            <text:p text:style-name="P42"/>
          </table:table-cell>
          <table:table-cell table:style-name="Tabla13.L85" office:value-type="string">
            <text:p text:style-name="P59"><text:a xlink:type="simple" xlink:href="mailto:miguelangel.hinojosa@juntadeandalucia.es"><text:span text:style-name="T20">miguelangel.hinojosa@juntadeandalucia.es</text:span></text:a></text:p>
          </table:table-cell>
        </table:table-row>
        <table:table-row>
          <table:table-cell table:style-name="Tabla13.A86" office:value-type="string">
            <text:p text:style-name="P59">CMAOT</text:p>
          </table:table-cell>
          <table:table-cell table:style-name="Tabla13.B86" office:value-type="string">
            <text:p text:style-name="P59">María Reyes Frutos Arjona</text:p>
          </table:table-cell>
          <table:table-cell table:style-name="Tabla13.C117" office:value-type="string">
            <text:p text:style-name="P43">DBA</text:p>
          </table:table-cell>
          <table:table-cell table:style-name="Tabla13.D86" office:value-type="string">
            <text:p text:style-name="P52"/>
          </table:table-cell>
          <table:table-cell table:style-name="Tabla13.E86" office:value-type="string">
            <text:p text:style-name="P52"/>
          </table:table-cell>
          <table:table-cell table:style-name="Tabla13.F86" office:value-type="string">
            <text:p text:style-name="P50">X</text:p>
          </table:table-cell>
          <table:table-cell table:style-name="Tabla13.G86" office:value-type="string">
            <text:p text:style-name="P52"/>
          </table:table-cell>
          <table:table-cell table:style-name="Tabla13.H86" office:value-type="string">
            <text:p text:style-name="P52"/>
          </table:table-cell>
          <table:table-cell table:style-name="Tabla13.I86" office:value-type="string">
            <text:p text:style-name="P52"/>
          </table:table-cell>
          <table:table-cell table:style-name="Tabla13.J112" office:value-type="string">
            <text:p text:style-name="P34">392846 955625846</text:p>
          </table:table-cell>
          <table:table-cell table:style-name="Tabla13.K86" office:value-type="string">
            <text:p text:style-name="P42"/>
          </table:table-cell>
          <table:table-cell table:style-name="Tabla13.L86" office:value-type="string">
            <text:p text:style-name="P59"><text:a xlink:type="simple" xlink:href="mailto:mariar.frutos@juntadeandalucia.es"><text:span text:style-name="T20">mariar.frutos@juntadeandalucia.es</text:span></text:a></text:p>
          </table:table-cell>
        </table:table-row>
        <table:table-row>
          <table:table-cell table:style-name="Tabla13.A87" office:value-type="string">
            <text:p text:style-name="P59">CMAOT</text:p>
          </table:table-cell>
          <table:table-cell table:style-name="Tabla13.B87" office:value-type="string">
            <text:p text:style-name="P59">Ana Alonso Piñón</text:p>
          </table:table-cell>
          <table:table-cell table:style-name="Tabla13.C117" office:value-type="string">
            <text:p text:style-name="P43">DBA</text:p>
          </table:table-cell>
          <table:table-cell table:style-name="Tabla13.D87" office:value-type="string">
            <text:p text:style-name="P52"/>
          </table:table-cell>
          <table:table-cell table:style-name="Tabla13.E87" office:value-type="string">
            <text:p text:style-name="P52"/>
          </table:table-cell>
          <table:table-cell table:style-name="Tabla13.F87" office:value-type="string">
            <text:p text:style-name="P50">X</text:p>
          </table:table-cell>
          <table:table-cell table:style-name="Tabla13.G87" office:value-type="string">
            <text:p text:style-name="P52"/>
          </table:table-cell>
          <table:table-cell table:style-name="Tabla13.H87" office:value-type="string">
            <text:p text:style-name="P52"/>
          </table:table-cell>
          <table:table-cell table:style-name="Tabla13.I87" office:value-type="string">
            <text:p text:style-name="P52">Si</text:p>
          </table:table-cell>
          <table:table-cell table:style-name="Tabla13.J112" office:value-type="string">
            <text:p text:style-name="Table_20_Contents"/>
          </table:table-cell>
          <table:table-cell table:style-name="Tabla13.K87" office:value-type="string">
            <text:p text:style-name="P42"/>
          </table:table-cell>
          <table:table-cell table:style-name="Tabla13.L87" office:value-type="string">
            <text:p text:style-name="P59"><text:a xlink:type="simple" xlink:href="mailto:anai.alonso.ext@juntadeandalucia.es"><text:span text:style-name="T20">anai.alonso.ext@juntadeandalucia.es</text:span></text:a></text:p>
          </table:table-cell>
        </table:table-row>
        <table:table-row>
          <table:table-cell table:style-name="Tabla13.A88" office:value-type="string">
            <text:p text:style-name="P59">CMAOT</text:p>
          </table:table-cell>
          <table:table-cell table:style-name="Tabla13.B88" office:value-type="string">
            <text:p text:style-name="P59">Francisco Martínez Vega</text:p>
          </table:table-cell>
          <table:table-cell table:style-name="Tabla13.C117" office:value-type="string">
            <text:p text:style-name="P43">DBA</text:p>
          </table:table-cell>
          <table:table-cell table:style-name="Tabla13.D88" office:value-type="string">
            <text:p text:style-name="P52"/>
          </table:table-cell>
          <table:table-cell table:style-name="Tabla13.E88" office:value-type="string">
            <text:p text:style-name="P52"/>
          </table:table-cell>
          <table:table-cell table:style-name="Tabla13.F88" office:value-type="string">
            <text:p text:style-name="P50">X</text:p>
          </table:table-cell>
          <table:table-cell table:style-name="Tabla13.G88" office:value-type="string">
            <text:p text:style-name="P52"/>
          </table:table-cell>
          <table:table-cell table:style-name="Tabla13.H88" office:value-type="string">
            <text:p text:style-name="P52"/>
          </table:table-cell>
          <table:table-cell table:style-name="Tabla13.I88" office:value-type="string">
            <text:p text:style-name="P52"/>
          </table:table-cell>
          <table:table-cell table:style-name="Tabla13.J112" office:value-type="string">
            <text:p text:style-name="Table_20_Contents"/>
          </table:table-cell>
          <table:table-cell table:style-name="Tabla13.K88" office:value-type="float" office:value="645051964">
            <text:p text:style-name="P48">645051964</text:p>
          </table:table-cell>
          <table:table-cell table:style-name="Tabla13.L88" office:value-type="string">
            <text:p text:style-name="P59"><text:a xlink:type="simple" xlink:href="mailto:francisco.martinez.vega.ext@juntadeandalucia.es"><text:span text:style-name="T20">francisco.martinez.vega.ext@juntadeandalucia.es</text:span></text:a></text:p>
          </table:table-cell>
        </table:table-row>
        <table:table-row>
          <table:table-cell table:style-name="Tabla13.A89" office:value-type="string">
            <text:p text:style-name="P59">CMAOT</text:p>
          </table:table-cell>
          <table:table-cell table:style-name="Tabla13.B89" office:value-type="string">
            <text:p text:style-name="P59">Antonio Tovar Castellanos</text:p>
          </table:table-cell>
          <table:table-cell table:style-name="Tabla13.C117" office:value-type="string">
            <text:p text:style-name="P43">Departamento de sistemas y comunicaciones</text:p>
          </table:table-cell>
          <table:table-cell table:style-name="Tabla13.D89" office:value-type="string">
            <text:p text:style-name="P52"/>
          </table:table-cell>
          <table:table-cell table:style-name="Tabla13.E89" office:value-type="string">
            <text:p text:style-name="P52"/>
          </table:table-cell>
          <table:table-cell table:style-name="Tabla13.F89" office:value-type="string">
            <text:p text:style-name="P52"/>
          </table:table-cell>
          <table:table-cell table:style-name="Tabla13.G89" office:value-type="string">
            <text:p text:style-name="P52"/>
          </table:table-cell>
          <table:table-cell table:style-name="Tabla13.H89" office:value-type="string">
            <text:p text:style-name="P50">X</text:p>
          </table:table-cell>
          <table:table-cell table:style-name="Tabla13.I89" office:value-type="string">
            <text:p text:style-name="P52"/>
          </table:table-cell>
          <table:table-cell table:style-name="Tabla13.J112" office:value-type="string">
            <text:p text:style-name="P48">955003455/<text:line-break/>303455</text:p>
          </table:table-cell>
          <table:table-cell table:style-name="Tabla13.K89" office:value-type="string">
            <text:p text:style-name="P42"/>
          </table:table-cell>
          <table:table-cell table:style-name="Tabla13.L89" office:value-type="string">
            <text:p text:style-name="P59"><text:a xlink:type="simple" xlink:href="mailto:antonio.tovar@juntadeandalucia.es"><text:span text:style-name="T20">antonio.tovar@juntadeandalucia.es</text:span></text:a></text:p>
          </table:table-cell>
        </table:table-row>
        <table:table-row>
          <table:table-cell table:style-name="Tabla13.A90" office:value-type="string">
            <text:p text:style-name="P43">CPRE</text:p>
          </table:table-cell>
          <table:table-cell table:style-name="Tabla13.B90" office:value-type="string">
            <text:p text:style-name="P43">Antonio Márquez Arbizu </text:p>
          </table:table-cell>
          <table:table-cell table:style-name="Tabla13.C117" office:value-type="string">
            <text:p text:style-name="P43">Jefe del Servicio de Informática</text:p>
          </table:table-cell>
          <table:table-cell table:style-name="Tabla13.D90" office:value-type="string">
            <text:p text:style-name="P50">X</text:p>
          </table:table-cell>
          <table:table-cell table:style-name="Tabla13.E90" office:value-type="string">
            <text:p text:style-name="P52"/>
          </table:table-cell>
          <table:table-cell table:style-name="Tabla13.F90" office:value-type="string">
            <text:p text:style-name="P52"/>
          </table:table-cell>
          <table:table-cell table:style-name="Tabla13.G90" office:value-type="string">
            <text:p text:style-name="P52"/>
          </table:table-cell>
          <table:table-cell table:style-name="Tabla13.H90" office:value-type="string">
            <text:p text:style-name="P52"/>
          </table:table-cell>
          <table:table-cell table:style-name="Tabla13.I90" office:value-type="string">
            <text:p text:style-name="P52"/>
          </table:table-cell>
          <table:table-cell table:style-name="Tabla13.J112" office:value-type="string">
            <text:p text:style-name="P42"/>
          </table:table-cell>
          <table:table-cell table:style-name="Tabla13.K90" office:value-type="string">
            <text:p text:style-name="P42"/>
          </table:table-cell>
          <table:table-cell table:style-name="Tabla13.L90" office:value-type="string">
            <text:p text:style-name="P43">antonio.marquez.arbizu@juntadeandalucia.es</text:p>
          </table:table-cell>
        </table:table-row>
        <table:table-row>
          <table:table-cell table:style-name="Tabla13.A91" office:value-type="string">
            <text:p text:style-name="P43">CPRE</text:p>
          </table:table-cell>
          <table:table-cell table:style-name="Tabla13.B91" office:value-type="string">
            <text:p text:style-name="P43">Francisco Javier Manzano Moñino</text:p>
          </table:table-cell>
          <table:table-cell table:style-name="Tabla13.C117" office:value-type="string">
            <text:p text:style-name="P43">(Representante Suplente) Adjunto al Jefe del Servicio de Informática</text:p>
          </table:table-cell>
          <table:table-cell table:style-name="Tabla13.D91" office:value-type="string">
            <text:p text:style-name="P50">X</text:p>
          </table:table-cell>
          <table:table-cell table:style-name="Tabla13.E91" office:value-type="string">
            <text:p text:style-name="P52"/>
          </table:table-cell>
          <table:table-cell table:style-name="Tabla13.F91" office:value-type="string">
            <text:p text:style-name="P52"/>
          </table:table-cell>
          <table:table-cell table:style-name="Tabla13.G91" office:value-type="string">
            <text:p text:style-name="P52"/>
          </table:table-cell>
          <table:table-cell table:style-name="Tabla13.H91" office:value-type="string">
            <text:p text:style-name="P52"/>
          </table:table-cell>
          <table:table-cell table:style-name="Tabla13.I91" office:value-type="string">
            <text:p text:style-name="P52"/>
          </table:table-cell>
          <table:table-cell table:style-name="Tabla13.J112" office:value-type="string">
            <text:p text:style-name="P42"/>
          </table:table-cell>
          <table:table-cell table:style-name="Tabla13.K91" office:value-type="string">
            <text:p text:style-name="P48">670949945/<text:line-break/>749945</text:p>
          </table:table-cell>
          <table:table-cell table:style-name="Tabla13.L91" office:value-type="string">
            <text:p text:style-name="P59"><text:a xlink:type="simple" xlink:href="mailto:franciscoj.manzano@juntadeandalucia.es"><text:span text:style-name="T15">franciscoj.manzano@juntadeandalucia.es</text:span></text:a></text:p>
          </table:table-cell>
        </table:table-row>
        <table:table-row>
          <table:table-cell table:style-name="Tabla13.A92" office:value-type="string">
            <text:p text:style-name="P43">CPRE</text:p>
          </table:table-cell>
          <table:table-cell table:style-name="Tabla13.B92" office:value-type="string">
            <text:p text:style-name="P43">Francisco Flores Naharro</text:p>
          </table:table-cell>
          <table:table-cell table:style-name="Tabla13.C117" office:value-type="string">
            <text:p text:style-name="P43">Asesor Técnico - Responsable del Área de Producción</text:p>
          </table:table-cell>
          <table:table-cell table:style-name="Tabla13.D92" office:value-type="string">
            <text:p text:style-name="P52"/>
          </table:table-cell>
          <table:table-cell table:style-name="Tabla13.E92" office:value-type="string">
            <text:p text:style-name="P50">X</text:p>
          </table:table-cell>
          <table:table-cell table:style-name="Tabla13.F92" office:value-type="string">
            <text:p text:style-name="P52"/>
          </table:table-cell>
          <table:table-cell table:style-name="Tabla13.G92" office:value-type="string">
            <text:p text:style-name="P52"/>
          </table:table-cell>
          <table:table-cell table:style-name="Tabla13.H92" office:value-type="string">
            <text:p text:style-name="P52"/>
          </table:table-cell>
          <table:table-cell table:style-name="Tabla13.I92" office:value-type="string">
            <text:p text:style-name="P52"/>
          </table:table-cell>
          <table:table-cell table:style-name="Tabla13.J112" office:value-type="string">
            <text:p text:style-name="P42"/>
          </table:table-cell>
          <table:table-cell table:style-name="Tabla13.K92" office:value-type="float" office:value="670947954">
            <text:p text:style-name="P48">670947954</text:p>
          </table:table-cell>
          <table:table-cell table:style-name="Tabla13.L92" office:value-type="string">
            <text:p text:style-name="P59"><text:a xlink:type="simple" xlink:href="mailto:francisco.flores@juntadeandalucia.es"><text:span text:style-name="T15">francisco.flores@juntadeandalucia.es</text:span></text:a></text:p>
          </table:table-cell>
        </table:table-row>
        <table:table-row>
          <table:table-cell table:style-name="Tabla13.A93" office:value-type="string">
            <text:p text:style-name="P43">CPRE</text:p>
          </table:table-cell>
          <table:table-cell table:style-name="Tabla13.B93" office:value-type="string">
            <text:p text:style-name="P43">Rosario Santiago Moreno</text:p>
          </table:table-cell>
          <table:table-cell table:style-name="Tabla13.C117" office:value-type="string">
            <text:p text:style-name="P43">DBA</text:p>
          </table:table-cell>
          <table:table-cell table:style-name="Tabla13.D93" office:value-type="string">
            <text:p text:style-name="P52"/>
          </table:table-cell>
          <table:table-cell table:style-name="Tabla13.E93" office:value-type="string">
            <text:p text:style-name="P52"/>
          </table:table-cell>
          <table:table-cell table:style-name="Tabla13.F93" office:value-type="string">
            <text:p text:style-name="P50">X</text:p>
          </table:table-cell>
          <table:table-cell table:style-name="Tabla13.G93" office:value-type="string">
            <text:p text:style-name="P52"/>
          </table:table-cell>
          <table:table-cell table:style-name="Tabla13.H93" office:value-type="string">
            <text:p text:style-name="P52"/>
          </table:table-cell>
          <table:table-cell table:style-name="Tabla13.I93" office:value-type="string">
            <text:p text:style-name="P52">Si</text:p>
          </table:table-cell>
          <table:table-cell table:style-name="Tabla13.J112" office:value-type="string">
            <text:p text:style-name="P42"/>
          </table:table-cell>
          <table:table-cell table:style-name="Tabla13.K93" office:value-type="float" office:value="697958802">
            <text:p text:style-name="P48">697958802</text:p>
          </table:table-cell>
          <table:table-cell table:style-name="Tabla13.L93" office:value-type="string">
            <text:p text:style-name="P59"><text:a xlink:type="simple" xlink:href="mailto:rosario.santiago.ext@juntadeandalucia.es"><text:span text:style-name="T15">rosario.santiago.ext@juntadeandalucia.es</text:span></text:a></text:p>
          </table:table-cell>
        </table:table-row>
        <text:soft-page-break/>
        <table:table-row>
          <table:table-cell table:style-name="Tabla13.A94" office:value-type="string">
            <text:p text:style-name="P43">CPRE</text:p>
          </table:table-cell>
          <table:table-cell table:style-name="Tabla13.B94" office:value-type="string">
            <text:p text:style-name="P43">Hans Dekker Dekker</text:p>
          </table:table-cell>
          <table:table-cell table:style-name="Tabla13.C117" office:value-type="string">
            <text:p text:style-name="P43">Técnico Sistemas Solaris</text:p>
          </table:table-cell>
          <table:table-cell table:style-name="Tabla13.D94" office:value-type="string">
            <text:p text:style-name="P52"/>
          </table:table-cell>
          <table:table-cell table:style-name="Tabla13.E94" office:value-type="string">
            <text:p text:style-name="P52"/>
          </table:table-cell>
          <table:table-cell table:style-name="Tabla13.F94" office:value-type="string">
            <text:p text:style-name="P52"/>
          </table:table-cell>
          <table:table-cell table:style-name="Tabla13.G94" office:value-type="string">
            <text:p text:style-name="P50">X</text:p>
          </table:table-cell>
          <table:table-cell table:style-name="Tabla13.H94" office:value-type="string">
            <text:p text:style-name="P52"/>
          </table:table-cell>
          <table:table-cell table:style-name="Tabla13.I94" office:value-type="string">
            <text:p text:style-name="P52"/>
          </table:table-cell>
          <table:table-cell table:style-name="Tabla13.J112" office:value-type="string">
            <text:p text:style-name="P42"/>
          </table:table-cell>
          <table:table-cell table:style-name="Tabla13.K94" office:value-type="float" office:value="697958804">
            <text:p text:style-name="P48">697958804</text:p>
          </table:table-cell>
          <table:table-cell table:style-name="Tabla13.L94" office:value-type="string">
            <text:p text:style-name="P59"><text:a xlink:type="simple" xlink:href="mailto:hans.dekker.ext@juntadeandalucia.es"><text:span text:style-name="T15">hans.dekker.ext@juntadeandalucia.es</text:span></text:a></text:p>
          </table:table-cell>
        </table:table-row>
        <table:table-row>
          <table:table-cell table:style-name="Tabla13.A95" office:value-type="string">
            <text:p text:style-name="P43">CPRE</text:p>
          </table:table-cell>
          <table:table-cell table:style-name="Tabla13.B95" office:value-type="string">
            <text:p text:style-name="P43">Juan Antonio Solís Lojo</text:p>
          </table:table-cell>
          <table:table-cell table:style-name="Tabla13.C117" office:value-type="string">
            <text:p text:style-name="P43">Técnico Sistemas Linux, virtualización y comunicaciones. Frontales y Servidores de Aplicaciones</text:p>
          </table:table-cell>
          <table:table-cell table:style-name="Tabla13.D95" office:value-type="string">
            <text:p text:style-name="P52"/>
          </table:table-cell>
          <table:table-cell table:style-name="Tabla13.E95" office:value-type="string">
            <text:p text:style-name="P52"/>
          </table:table-cell>
          <table:table-cell table:style-name="Tabla13.F95" office:value-type="string">
            <text:p text:style-name="P52"/>
          </table:table-cell>
          <table:table-cell table:style-name="Tabla13.G95" office:value-type="string">
            <text:p text:style-name="P50">X</text:p>
          </table:table-cell>
          <table:table-cell table:style-name="Tabla13.H95" office:value-type="string">
            <text:p text:style-name="P52"/>
          </table:table-cell>
          <table:table-cell table:style-name="Tabla13.I95" office:value-type="string">
            <text:p text:style-name="P52"/>
          </table:table-cell>
          <table:table-cell table:style-name="Tabla13.J112" office:value-type="string">
            <text:p text:style-name="P42"/>
          </table:table-cell>
          <table:table-cell table:style-name="Tabla13.K95" office:value-type="float" office:value="697958803">
            <text:p text:style-name="P48">697958803</text:p>
          </table:table-cell>
          <table:table-cell table:style-name="Tabla13.L95" office:value-type="string">
            <text:p text:style-name="P59"><text:a xlink:type="simple" xlink:href="mailto:juan.solis.ext@juntadeandalucia.es"><text:span text:style-name="T15">juan.solis.ext@juntadeandalucia.es</text:span></text:a></text:p>
          </table:table-cell>
        </table:table-row>
        <table:table-row>
          <table:table-cell table:style-name="Tabla13.A96" office:value-type="string">
            <text:p text:style-name="P43">CPRE</text:p>
          </table:table-cell>
          <table:table-cell table:style-name="Tabla13.B96" office:value-type="string">
            <text:p text:style-name="P43">Ángel María Barroso Chico</text:p>
          </table:table-cell>
          <table:table-cell table:style-name="Tabla13.C117" office:value-type="string">
            <text:p text:style-name="P43">Técnico virtualización</text:p>
          </table:table-cell>
          <table:table-cell table:style-name="Tabla13.D96" office:value-type="string">
            <text:p text:style-name="P52"/>
          </table:table-cell>
          <table:table-cell table:style-name="Tabla13.E96" office:value-type="string">
            <text:p text:style-name="P52"/>
          </table:table-cell>
          <table:table-cell table:style-name="Tabla13.F96" office:value-type="string">
            <text:p text:style-name="P52"/>
          </table:table-cell>
          <table:table-cell table:style-name="Tabla13.G96" office:value-type="string">
            <text:p text:style-name="P52"/>
          </table:table-cell>
          <table:table-cell table:style-name="Tabla13.H96" office:value-type="string">
            <text:p text:style-name="P50">X</text:p>
          </table:table-cell>
          <table:table-cell table:style-name="Tabla13.I96" office:value-type="string">
            <text:p text:style-name="P52"/>
          </table:table-cell>
          <table:table-cell table:style-name="Tabla13.J112" office:value-type="string">
            <text:p text:style-name="P42"/>
          </table:table-cell>
          <table:table-cell table:style-name="Tabla13.K96" office:value-type="float" office:value="753409">
            <text:p text:style-name="P48">753409</text:p>
          </table:table-cell>
          <table:table-cell table:style-name="Tabla13.L96" office:value-type="string">
            <text:p text:style-name="P59"><text:a xlink:type="simple" xlink:href="mailto:angel.barroso@juntadeandalucia.es"><text:span text:style-name="T15">angel.barroso@juntadeandalucia.es</text:span></text:a></text:p>
          </table:table-cell>
        </table:table-row>
        <table:table-row>
          <table:table-cell table:style-name="Tabla13.A97" office:value-type="string">
            <text:p text:style-name="P43">CPRE</text:p>
          </table:table-cell>
          <table:table-cell table:style-name="Tabla13.B97" office:value-type="string">
            <text:p text:style-name="P43">Nuria Soult Rubio</text:p>
          </table:table-cell>
          <table:table-cell table:style-name="Tabla13.C117" office:value-type="string">
            <text:p text:style-name="P43">Jefa Departamento Desarrollo</text:p>
          </table:table-cell>
          <table:table-cell table:style-name="Tabla13.D97" office:value-type="string">
            <text:p text:style-name="P52"/>
          </table:table-cell>
          <table:table-cell table:style-name="Tabla13.E97" office:value-type="string">
            <text:p text:style-name="P52"/>
          </table:table-cell>
          <table:table-cell table:style-name="Tabla13.F97" office:value-type="string">
            <text:p text:style-name="P52"/>
          </table:table-cell>
          <table:table-cell table:style-name="Tabla13.G97" office:value-type="string">
            <text:p text:style-name="P52"/>
          </table:table-cell>
          <table:table-cell table:style-name="Tabla13.H97" office:value-type="string">
            <text:p text:style-name="P50">X</text:p>
          </table:table-cell>
          <table:table-cell table:style-name="Tabla13.I97" office:value-type="string">
            <text:p text:style-name="P52"/>
          </table:table-cell>
          <table:table-cell table:style-name="Tabla13.J112" office:value-type="string">
            <text:p text:style-name="P42"/>
          </table:table-cell>
          <table:table-cell table:style-name="Tabla13.K97" office:value-type="float" office:value="755561">
            <text:p text:style-name="P48">755561</text:p>
          </table:table-cell>
          <table:table-cell table:style-name="Tabla13.L97" office:value-type="string">
            <text:p text:style-name="P59"><text:a xlink:type="simple" xlink:href="mailto:nuria.soult@juntadeandalucia.es"><text:span text:style-name="T15">nuria.soult@juntadeandalucia.es</text:span></text:a></text:p>
          </table:table-cell>
        </table:table-row>
        <table:table-row>
          <table:table-cell table:style-name="Tabla13.A98" office:value-type="string">
            <text:p text:style-name="P43">CPRE</text:p>
          </table:table-cell>
          <table:table-cell table:style-name="Tabla13.B98" office:value-type="string">
            <text:p text:style-name="P43">Luis Mª Ruiz Soto</text:p>
          </table:table-cell>
          <table:table-cell table:style-name="Tabla13.C117" office:value-type="string">
            <text:p text:style-name="P43">Asesor Técnico Departamento Desarrollo</text:p>
          </table:table-cell>
          <table:table-cell table:style-name="Tabla13.D98" office:value-type="string">
            <text:p text:style-name="P52"/>
          </table:table-cell>
          <table:table-cell table:style-name="Tabla13.E98" office:value-type="string">
            <text:p text:style-name="P52"/>
          </table:table-cell>
          <table:table-cell table:style-name="Tabla13.F98" office:value-type="string">
            <text:p text:style-name="P52"/>
          </table:table-cell>
          <table:table-cell table:style-name="Tabla13.G98" office:value-type="string">
            <text:p text:style-name="P52"/>
          </table:table-cell>
          <table:table-cell table:style-name="Tabla13.H98" office:value-type="string">
            <text:p text:style-name="P50">X</text:p>
          </table:table-cell>
          <table:table-cell table:style-name="Tabla13.I98" office:value-type="string">
            <text:p text:style-name="P61">Sí</text:p>
          </table:table-cell>
          <table:table-cell table:style-name="Tabla13.J98" office:value-type="float" office:value="335237">
            <text:p text:style-name="P48">335237</text:p>
          </table:table-cell>
          <table:table-cell table:style-name="Tabla13.K98" office:value-type="string">
            <text:p text:style-name="P42"/>
          </table:table-cell>
          <table:table-cell table:style-name="Tabla13.L98" office:value-type="string">
            <text:p text:style-name="P59"><text:a xlink:type="simple" xlink:href="mailto:luism.ruiz@juntadeandalucia.es"><text:span text:style-name="T15">luism.ruiz@juntadeandalucia.es</text:span></text:a></text:p>
          </table:table-cell>
        </table:table-row>
        <table:table-row>
          <table:table-cell table:style-name="Tabla13.A99" office:value-type="string">
            <text:p text:style-name="P43">CPRE</text:p>
          </table:table-cell>
          <table:table-cell table:style-name="Tabla13.B99" office:value-type="string">
            <text:p text:style-name="P43">Antonio Dorado Pino</text:p>
          </table:table-cell>
          <table:table-cell table:style-name="Tabla13.C117" office:value-type="string">
            <text:p text:style-name="P43">Jefe de Proyecto</text:p>
          </table:table-cell>
          <table:table-cell table:style-name="Tabla13.D99" office:value-type="string">
            <text:p text:style-name="P52"/>
          </table:table-cell>
          <table:table-cell table:style-name="Tabla13.E99" office:value-type="string">
            <text:p text:style-name="P52"/>
          </table:table-cell>
          <table:table-cell table:style-name="Tabla13.F99" office:value-type="string">
            <text:p text:style-name="P52"/>
          </table:table-cell>
          <table:table-cell table:style-name="Tabla13.G99" office:value-type="string">
            <text:p text:style-name="P52"/>
          </table:table-cell>
          <table:table-cell table:style-name="Tabla13.H99" office:value-type="string">
            <text:p text:style-name="P50">X</text:p>
          </table:table-cell>
          <table:table-cell table:style-name="Tabla13.I99" office:value-type="string">
            <text:p text:style-name="P52"/>
          </table:table-cell>
          <table:table-cell table:style-name="Tabla13.J99" office:value-type="float" office:value="335116">
            <text:p text:style-name="P48">335116</text:p>
          </table:table-cell>
          <table:table-cell table:style-name="Tabla13.K99" office:value-type="string">
            <text:p text:style-name="P42"/>
          </table:table-cell>
          <table:table-cell table:style-name="Tabla13.L99" office:value-type="string">
            <text:p text:style-name="P59"><text:a xlink:type="simple" xlink:href="mailto:antonio.dorado@juntadeandalucia.es"><text:span text:style-name="T15">antonio.dorado@juntadeandalucia.es</text:span></text:a></text:p>
          </table:table-cell>
        </table:table-row>
        <table:table-row>
          <table:table-cell table:style-name="Tabla13.A100" office:value-type="string">
            <text:p text:style-name="P43">CTC</text:p>
          </table:table-cell>
          <table:table-cell table:style-name="Tabla13.B100" office:value-type="string">
            <text:p text:style-name="P43">Manuel Jesús Álvarez Márquez</text:p>
          </table:table-cell>
          <table:table-cell table:style-name="Tabla13.C117" office:value-type="string">
            <text:p text:style-name="P43">Adjunto Servicio Informática</text:p>
          </table:table-cell>
          <table:table-cell table:style-name="Tabla13.D100" office:value-type="string">
            <text:p text:style-name="P50">X</text:p>
          </table:table-cell>
          <table:table-cell table:style-name="Tabla13.E100" office:value-type="string">
            <text:p text:style-name="P50">X</text:p>
          </table:table-cell>
          <table:table-cell table:style-name="Tabla13.F100" office:value-type="string">
            <text:p text:style-name="P52"/>
          </table:table-cell>
          <table:table-cell table:style-name="Tabla13.G100" office:value-type="string">
            <text:p text:style-name="P52"/>
          </table:table-cell>
          <table:table-cell table:style-name="Tabla13.H100" office:value-type="string">
            <text:p text:style-name="P52"/>
          </table:table-cell>
          <table:table-cell table:style-name="Tabla13.I100" office:value-type="string">
            <text:p text:style-name="P52"/>
          </table:table-cell>
          <table:table-cell table:style-name="Tabla13.J112" office:value-type="string">
            <text:p text:style-name="P42"/>
          </table:table-cell>
          <table:table-cell table:style-name="Tabla13.K100" office:value-type="float" office:value="741812">
            <text:p text:style-name="P48">741812</text:p>
          </table:table-cell>
          <table:table-cell table:style-name="Tabla13.L100" office:value-type="string">
            <text:p text:style-name="P59"><text:a xlink:type="simple" xlink:href="mailto:manuelj.alvarez@juntadeandalucia.es"><text:span text:style-name="T15">manuelj.alvarez@juntadeandalucia.es</text:span></text:a></text:p>
          </table:table-cell>
        </table:table-row>
        <table:table-row>
          <table:table-cell table:style-name="Tabla13.A101" office:value-type="string">
            <text:p text:style-name="P43">CTC</text:p>
          </table:table-cell>
          <table:table-cell table:style-name="Tabla13.B101" office:value-type="string">
            <text:p text:style-name="P59">Alberto José Díaz Caballero</text:p>
          </table:table-cell>
          <table:table-cell table:style-name="Tabla13.C117" office:value-type="string">
            <text:p text:style-name="P43">Jefe Proyectos</text:p>
          </table:table-cell>
          <table:table-cell table:style-name="Tabla13.D101" office:value-type="string">
            <text:p text:style-name="P52"/>
          </table:table-cell>
          <table:table-cell table:style-name="Tabla13.E101" office:value-type="string">
            <text:p text:style-name="P52"/>
          </table:table-cell>
          <table:table-cell table:style-name="Tabla13.F101" office:value-type="string">
            <text:p text:style-name="P50">X</text:p>
          </table:table-cell>
          <table:table-cell table:style-name="Tabla13.G101" office:value-type="string">
            <text:p text:style-name="P50">X</text:p>
          </table:table-cell>
          <table:table-cell table:style-name="Tabla13.H101" office:value-type="string">
            <text:p text:style-name="P50">X</text:p>
          </table:table-cell>
          <table:table-cell table:style-name="Tabla13.I101" office:value-type="string">
            <text:p text:style-name="P52">Si</text:p>
          </table:table-cell>
          <table:table-cell table:style-name="Tabla13.J112" office:value-type="string">
            <text:p text:style-name="P42"/>
          </table:table-cell>
          <table:table-cell table:style-name="Tabla13.K101" office:value-type="string">
            <text:p text:style-name="P48">623082/<text:line-break/>662973082</text:p>
          </table:table-cell>
          <table:table-cell table:style-name="Tabla13.L101" office:value-type="string">
            <text:p text:style-name="P59"><text:a xlink:type="simple" xlink:href="mailto:albertoj.diaz@juntadeandalucia.es">albertoj.diaz@juntadeandalucia.es</text:a></text:p>
          </table:table-cell>
        </table:table-row>
        <table:table-row>
          <table:table-cell table:style-name="Tabla13.A102" office:value-type="string">
            <text:p text:style-name="P43">CTC</text:p>
          </table:table-cell>
          <table:table-cell table:style-name="Tabla13.B102" office:value-type="string">
            <text:p text:style-name="P43">Francisco Javier García Pedrosa</text:p>
          </table:table-cell>
          <table:table-cell table:style-name="Tabla13.C117" office:value-type="string">
            <text:p text:style-name="P43">Administrador Base Datos</text:p>
          </table:table-cell>
          <table:table-cell table:style-name="Tabla13.D102" office:value-type="string">
            <text:p text:style-name="P52"/>
          </table:table-cell>
          <table:table-cell table:style-name="Tabla13.E102" office:value-type="string">
            <text:p text:style-name="P52"/>
          </table:table-cell>
          <table:table-cell table:style-name="Tabla13.F102" office:value-type="string">
            <text:p text:style-name="P50">X</text:p>
          </table:table-cell>
          <table:table-cell table:style-name="Tabla13.G102" office:value-type="string">
            <text:p text:style-name="P50">X</text:p>
          </table:table-cell>
          <table:table-cell table:style-name="Tabla13.H102" office:value-type="string">
            <text:p text:style-name="P50">X</text:p>
          </table:table-cell>
          <table:table-cell table:style-name="Tabla13.I102" office:value-type="string">
            <text:p text:style-name="P52">Si</text:p>
          </table:table-cell>
          <table:table-cell table:style-name="Tabla13.J112" office:value-type="string">
            <text:p text:style-name="P42"/>
          </table:table-cell>
          <table:table-cell table:style-name="Tabla13.K102" office:value-type="string">
            <text:p text:style-name="P48">626981/<text:line-break/>662976981</text:p>
          </table:table-cell>
          <table:table-cell table:style-name="Tabla13.L102" office:value-type="string">
            <text:p text:style-name="P59"><text:a xlink:type="simple" xlink:href="mailto:franciscoj.garcia.pedrosa.ext@juntadeandalucia.es"><text:span text:style-name="T15">franciscoj.garcia.pedrosa.ext@juntadeandalucia.es</text:span></text:a></text:p>
          </table:table-cell>
        </table:table-row>
        <table:table-row>
          <table:table-cell table:style-name="Tabla13.A103" office:value-type="string">
            <text:p text:style-name="P43">CTC</text:p>
          </table:table-cell>
          <table:table-cell table:style-name="Tabla13.B103" office:value-type="string">
            <text:p text:style-name="P43">Jesús Romero Muñoz </text:p>
          </table:table-cell>
          <table:table-cell table:style-name="Tabla13.C117" office:value-type="string">
            <text:p text:style-name="P43">Adjunto Jefatura de Servicio de Informática</text:p>
          </table:table-cell>
          <table:table-cell table:style-name="Tabla13.D103" office:value-type="string">
            <text:p text:style-name="P52"/>
          </table:table-cell>
          <table:table-cell table:style-name="Tabla13.E103" office:value-type="string">
            <text:p text:style-name="P52"/>
          </table:table-cell>
          <table:table-cell table:style-name="Tabla13.F103" office:value-type="string">
            <text:p text:style-name="P50">X</text:p>
          </table:table-cell>
          <table:table-cell table:style-name="Tabla13.G103" office:value-type="string">
            <text:p text:style-name="P50">X</text:p>
          </table:table-cell>
          <table:table-cell table:style-name="Tabla13.H103" office:value-type="string">
            <text:p text:style-name="P50">X</text:p>
          </table:table-cell>
          <table:table-cell table:style-name="Tabla13.I103" office:value-type="string">
            <text:p text:style-name="P52">Si</text:p>
          </table:table-cell>
          <table:table-cell table:style-name="Tabla13.J112" office:value-type="string">
            <text:p text:style-name="P42"/>
          </table:table-cell>
          <table:table-cell table:style-name="Tabla13.K103" office:value-type="string">
            <text:p text:style-name="P48">736506/<text:line-break/>677906506 </text:p>
          </table:table-cell>
          <table:table-cell table:style-name="Tabla13.L103" office:value-type="string">
            <text:p text:style-name="P59"><text:a xlink:type="simple" xlink:href="mailto:jesus.romero.munoz@juntadeandalucia.es"><text:span text:style-name="T15">jesus.romero.munoz@juntadeandalucia.es</text:span></text:a></text:p>
          </table:table-cell>
        </table:table-row>
        <table:table-row>
          <table:table-cell table:style-name="Tabla13.A104" office:value-type="string">
            <text:p text:style-name="P43">SAE</text:p>
          </table:table-cell>
          <table:table-cell table:style-name="Tabla13.B104" office:value-type="string">
            <text:p text:style-name="P43">Martín Ayastuy López</text:p>
          </table:table-cell>
          <table:table-cell table:style-name="Tabla13.C117" office:value-type="string">
            <text:p text:style-name="P43">Jefe de Servicio de Prospección del Mercado de Trabajo</text:p>
          </table:table-cell>
          <table:table-cell table:style-name="Tabla13.D104" office:value-type="string">
            <text:p text:style-name="P50">X</text:p>
          </table:table-cell>
          <table:table-cell table:style-name="Tabla13.E104" office:value-type="string">
            <text:p text:style-name="P52"/>
          </table:table-cell>
          <table:table-cell table:style-name="Tabla13.F104" office:value-type="string">
            <text:p text:style-name="P52"/>
          </table:table-cell>
          <table:table-cell table:style-name="Tabla13.G104" office:value-type="string">
            <text:p text:style-name="P52"/>
          </table:table-cell>
          <table:table-cell table:style-name="Tabla13.H104" office:value-type="string">
            <text:p text:style-name="P52"/>
          </table:table-cell>
          <table:table-cell table:style-name="Tabla13.I104" office:value-type="string">
            <text:p text:style-name="P52"/>
          </table:table-cell>
          <table:table-cell table:style-name="Tabla13.J112" office:value-type="string">
            <text:p text:style-name="P42"/>
          </table:table-cell>
          <table:table-cell table:style-name="Tabla13.K104" office:value-type="float" office:value="746888">
            <text:p text:style-name="P48">746888</text:p>
          </table:table-cell>
          <table:table-cell table:style-name="Tabla13.L104" office:value-type="string">
            <text:p text:style-name="P59"><text:a xlink:type="simple" xlink:href="mailto:martin.ayastuy@juntadeandalucia.es"><text:span text:style-name="T15">martin.ayastuy@juntadeandalucia.es</text:span></text:a></text:p>
          </table:table-cell>
        </table:table-row>
        <table:table-row>
          <table:table-cell table:style-name="Tabla13.A105" office:value-type="string">
            <text:p text:style-name="P43">SAE</text:p>
          </table:table-cell>
          <table:table-cell table:style-name="Tabla13.B105" office:value-type="string">
            <text:p text:style-name="P43">Miguel Ballesteros Cáliz</text:p>
          </table:table-cell>
          <table:table-cell table:style-name="Tabla13.C117" office:value-type="string">
            <text:p text:style-name="P43">Adjunto a Jefe de Servicio o asimilado</text:p>
          </table:table-cell>
          <table:table-cell table:style-name="Tabla13.D105" office:value-type="string">
            <text:p text:style-name="P52"/>
          </table:table-cell>
          <table:table-cell table:style-name="Tabla13.E105" office:value-type="string">
            <text:p text:style-name="P50">X</text:p>
          </table:table-cell>
          <table:table-cell table:style-name="Tabla13.F105" office:value-type="string">
            <text:p text:style-name="P52"/>
          </table:table-cell>
          <table:table-cell table:style-name="Tabla13.G105" office:value-type="string">
            <text:p text:style-name="P52"/>
          </table:table-cell>
          <table:table-cell table:style-name="Tabla13.H105" office:value-type="string">
            <text:p text:style-name="P52"/>
          </table:table-cell>
          <table:table-cell table:style-name="Tabla13.I105" office:value-type="string">
            <text:p text:style-name="P52"/>
          </table:table-cell>
          <table:table-cell table:style-name="Tabla13.J112" office:value-type="string">
            <text:p text:style-name="P42"/>
          </table:table-cell>
          <table:table-cell table:style-name="Tabla13.K105" office:value-type="float" office:value="696602">
            <text:p text:style-name="P48">696602</text:p>
          </table:table-cell>
          <table:table-cell table:style-name="Tabla13.L105" office:value-type="string">
            <text:p text:style-name="P59"><text:a xlink:type="simple" xlink:href="mailto:miguel.ballesteros@juntadeandalucia.es"><text:span text:style-name="T15">miguel.ballesteros@juntadeandalucia.es</text:span></text:a></text:p>
          </table:table-cell>
        </table:table-row>
        <table:table-row>
          <table:table-cell table:style-name="Tabla13.A106" office:value-type="string">
            <text:p text:style-name="P43">SAE</text:p>
          </table:table-cell>
          <table:table-cell table:style-name="Tabla13.B106" office:value-type="string">
            <text:p text:style-name="P43">José Carlos Pavón</text:p>
          </table:table-cell>
          <table:table-cell table:style-name="Tabla13.C117" office:value-type="string">
            <text:p text:style-name="P43">Administrador de Bases de Datos</text:p>
          </table:table-cell>
          <table:table-cell table:style-name="Tabla13.D106" office:value-type="string">
            <text:p text:style-name="P52"/>
          </table:table-cell>
          <table:table-cell table:style-name="Tabla13.E106" office:value-type="string">
            <text:p text:style-name="P52"/>
          </table:table-cell>
          <table:table-cell table:style-name="Tabla13.F106" office:value-type="string">
            <text:p text:style-name="P50">X</text:p>
          </table:table-cell>
          <table:table-cell table:style-name="Tabla13.G106" office:value-type="string">
            <text:p text:style-name="P52"/>
          </table:table-cell>
          <table:table-cell table:style-name="Tabla13.H106" office:value-type="string">
            <text:p text:style-name="P52"/>
          </table:table-cell>
          <table:table-cell table:style-name="Tabla13.I106" office:value-type="string">
            <text:p text:style-name="P52">Si</text:p>
          </table:table-cell>
          <table:table-cell table:style-name="Tabla13.J106" office:value-type="float" office:value="346925">
            <text:p text:style-name="P34">346925</text:p>
          </table:table-cell>
          <table:table-cell table:style-name="Tabla13.K106" office:value-type="float" office:value="660550667">
            <text:p text:style-name="P34">660550667</text:p>
          </table:table-cell>
          <table:table-cell table:style-name="Tabla13.L106" office:value-type="string">
            <text:p text:style-name="P59"><text:a xlink:type="simple" xlink:href="mailto:josec.pavon.ext@juntadeandalucia.es">josec.pavon.ext@juntadeandalucia.es</text:a></text:p>
          </table:table-cell>
        </table:table-row>
        <table:table-row>
          <table:table-cell table:style-name="Tabla13.A107" office:value-type="string">
            <text:p text:style-name="P43">SAE</text:p>
          </table:table-cell>
          <table:table-cell table:style-name="Tabla13.B107" office:value-type="string">
            <text:p text:style-name="P43">Oscar Caro Quintero</text:p>
          </table:table-cell>
          <table:table-cell table:style-name="Tabla13.C117" office:value-type="string">
            <text:p text:style-name="P43">Administrador de Bases de Datos</text:p>
          </table:table-cell>
          <table:table-cell table:style-name="Tabla13.D107" office:value-type="string">
            <text:p text:style-name="P52"/>
          </table:table-cell>
          <table:table-cell table:style-name="Tabla13.E107" office:value-type="string">
            <text:p text:style-name="P52"/>
          </table:table-cell>
          <table:table-cell table:style-name="Tabla13.F107" office:value-type="string">
            <text:p text:style-name="P50">X</text:p>
          </table:table-cell>
          <table:table-cell table:style-name="Tabla13.G107" office:value-type="string">
            <text:p text:style-name="P52"/>
          </table:table-cell>
          <table:table-cell table:style-name="Tabla13.H107" office:value-type="string">
            <text:p text:style-name="P52"/>
          </table:table-cell>
          <table:table-cell table:style-name="Tabla13.I107" office:value-type="string">
            <text:p text:style-name="P52">Si</text:p>
          </table:table-cell>
          <table:table-cell table:style-name="Tabla13.J107" office:value-type="float" office:value="346925">
            <text:p text:style-name="P34">346925</text:p>
          </table:table-cell>
          <table:table-cell table:style-name="Tabla13.K107" office:value-type="float" office:value="660550667">
            <text:p text:style-name="P34">660550667</text:p>
          </table:table-cell>
          <table:table-cell table:style-name="Tabla13.L107" office:value-type="string">
            <text:p text:style-name="P59"><text:a xlink:type="simple" xlink:href="mailto:siser.tic.sae@juntadeandalucia.es">siser.tic.sae@juntadeandalucia.es</text:a></text:p>
          </table:table-cell>
        </table:table-row>
        <table:table-row>
          <table:table-cell table:style-name="Tabla13.A108" office:value-type="string">
            <text:p text:style-name="P43">SAE</text:p>
          </table:table-cell>
          <table:table-cell table:style-name="Tabla13.B108" office:value-type="string">
            <text:p text:style-name="P43">Francisco Pardillo</text:p>
          </table:table-cell>
          <table:table-cell table:style-name="Tabla13.C117" office:value-type="string">
            <text:p text:style-name="P43">Administrador de Bases de Datos</text:p>
          </table:table-cell>
          <table:table-cell table:style-name="Tabla13.D108" office:value-type="string">
            <text:p text:style-name="P52"/>
          </table:table-cell>
          <table:table-cell table:style-name="Tabla13.E108" office:value-type="string">
            <text:p text:style-name="P52"/>
          </table:table-cell>
          <table:table-cell table:style-name="Tabla13.F108" office:value-type="string">
            <text:p text:style-name="P50">X</text:p>
          </table:table-cell>
          <table:table-cell table:style-name="Tabla13.G108" office:value-type="string">
            <text:p text:style-name="P52"/>
          </table:table-cell>
          <table:table-cell table:style-name="Tabla13.H108" office:value-type="string">
            <text:p text:style-name="P52"/>
          </table:table-cell>
          <table:table-cell table:style-name="Tabla13.I108" office:value-type="string">
            <text:p text:style-name="P52">Si</text:p>
          </table:table-cell>
          <table:table-cell table:style-name="Tabla13.J108" office:value-type="float" office:value="346925">
            <text:p text:style-name="P34">346925</text:p>
          </table:table-cell>
          <table:table-cell table:style-name="Tabla13.K108" office:value-type="float" office:value="660550667">
            <text:p text:style-name="P34">660550667</text:p>
          </table:table-cell>
          <table:table-cell table:style-name="Tabla13.L108" office:value-type="string">
            <text:p text:style-name="P59"><text:a xlink:type="simple" xlink:href="mailto:siser.tic.sae@juntadeandalucia.es"><text:span text:style-name="T15">siser.tic.sae@juntadeandalucia.es</text:span></text:a></text:p>
          </table:table-cell>
        </table:table-row>
        <table:table-row>
          <table:table-cell table:style-name="Tabla13.A109" office:value-type="string">
            <text:p text:style-name="P43">SAE</text:p>
          </table:table-cell>
          <table:table-cell table:style-name="Tabla13.B109" office:value-type="string">
            <text:p text:style-name="P43">Eduardo Pérez Ortiz</text:p>
          </table:table-cell>
          <table:table-cell table:style-name="Tabla13.C117" office:value-type="string">
            <text:p text:style-name="P43">Administrador de Servidor Aplicaciones</text:p>
          </table:table-cell>
          <table:table-cell table:style-name="Tabla13.D109" office:value-type="string">
            <text:p text:style-name="P52"/>
          </table:table-cell>
          <table:table-cell table:style-name="Tabla13.E109" office:value-type="string">
            <text:p text:style-name="P52"/>
          </table:table-cell>
          <table:table-cell table:style-name="Tabla13.F109" office:value-type="string">
            <text:p text:style-name="P52"/>
          </table:table-cell>
          <table:table-cell table:style-name="Tabla13.G109" office:value-type="string">
            <text:p text:style-name="P50">X</text:p>
          </table:table-cell>
          <table:table-cell table:style-name="Tabla13.H109" office:value-type="string">
            <text:p text:style-name="P50">X</text:p>
          </table:table-cell>
          <table:table-cell table:style-name="Tabla13.I109" office:value-type="string">
            <text:p text:style-name="P52">Si</text:p>
          </table:table-cell>
          <table:table-cell table:style-name="Tabla13.J109" office:value-type="float" office:value="346925">
            <text:p text:style-name="P34">346925</text:p>
          </table:table-cell>
          <table:table-cell table:style-name="Tabla13.K109" office:value-type="float" office:value="660550667">
            <text:p text:style-name="P34">660550667</text:p>
          </table:table-cell>
          <table:table-cell table:style-name="Tabla13.L109" office:value-type="string">
            <text:p text:style-name="P59"><text:a xlink:type="simple" xlink:href="mailto:eduardo.perez@fujitsu.es"><text:span text:style-name="T15">eduardo.perez@fujitsu.es</text:span></text:a></text:p>
          </table:table-cell>
        </table:table-row>
        <text:soft-page-break/>
        <table:table-row>
          <table:table-cell table:style-name="Tabla13.A110" office:value-type="string">
            <text:p text:style-name="P43">SAE</text:p>
          </table:table-cell>
          <table:table-cell table:style-name="Tabla13.B110" office:value-type="string">
            <text:p text:style-name="P59">Jose Juan Palao</text:p>
          </table:table-cell>
          <table:table-cell table:style-name="Tabla13.C117" office:value-type="string">
            <text:p text:style-name="P43">Administrador de Servidor Aplicaciones</text:p>
          </table:table-cell>
          <table:table-cell table:style-name="Tabla13.D110" office:value-type="string">
            <text:p text:style-name="P52"/>
          </table:table-cell>
          <table:table-cell table:style-name="Tabla13.E110" office:value-type="string">
            <text:p text:style-name="P52"/>
          </table:table-cell>
          <table:table-cell table:style-name="Tabla13.F110" office:value-type="string">
            <text:p text:style-name="P52"/>
          </table:table-cell>
          <table:table-cell table:style-name="Tabla13.G110" office:value-type="string">
            <text:p text:style-name="P50">X</text:p>
          </table:table-cell>
          <table:table-cell table:style-name="Tabla13.H110" office:value-type="string">
            <text:p text:style-name="P52"/>
          </table:table-cell>
          <table:table-cell table:style-name="Tabla13.I110" office:value-type="string">
            <text:p text:style-name="P61">Sí</text:p>
          </table:table-cell>
          <table:table-cell table:style-name="Tabla13.J110" office:value-type="float" office:value="346925">
            <text:p text:style-name="P34">346925</text:p>
          </table:table-cell>
          <table:table-cell table:style-name="Tabla13.K110" office:value-type="float" office:value="660550667">
            <text:p text:style-name="P48">660550667</text:p>
          </table:table-cell>
          <table:table-cell table:style-name="Tabla13.L110" office:value-type="string">
            <text:p text:style-name="P59"><text:a xlink:type="simple" xlink:href="mailto:siser.tic.sae@juntadeandalucia.es"><text:span text:style-name="T15">siser.tic.sae@juntadeandalucia.es</text:span></text:a></text:p>
          </table:table-cell>
        </table:table-row>
        <table:table-row>
          <table:table-cell table:style-name="Tabla13.A111" office:value-type="string">
            <text:p text:style-name="P43">SAE</text:p>
          </table:table-cell>
          <table:table-cell table:style-name="Tabla13.B111" office:value-type="string">
            <text:p text:style-name="P43">Javier Barroso Tristán</text:p>
          </table:table-cell>
          <table:table-cell table:style-name="Tabla13.C117" office:value-type="string">
            <text:p text:style-name="P43">Administrador de Servidor Aplicaciones</text:p>
          </table:table-cell>
          <table:table-cell table:style-name="Tabla13.D111" office:value-type="string">
            <text:p text:style-name="P52"/>
          </table:table-cell>
          <table:table-cell table:style-name="Tabla13.E111" office:value-type="string">
            <text:p text:style-name="P52"/>
          </table:table-cell>
          <table:table-cell table:style-name="Tabla13.F111" office:value-type="string">
            <text:p text:style-name="P52"/>
          </table:table-cell>
          <table:table-cell table:style-name="Tabla13.G111" office:value-type="string">
            <text:p text:style-name="P50">X</text:p>
          </table:table-cell>
          <table:table-cell table:style-name="Tabla13.H111" office:value-type="string">
            <text:p text:style-name="P52"/>
          </table:table-cell>
          <table:table-cell table:style-name="Tabla13.I111" office:value-type="string">
            <text:p text:style-name="P61">Sí</text:p>
          </table:table-cell>
          <table:table-cell table:style-name="Tabla13.J111" office:value-type="float" office:value="346925">
            <text:p text:style-name="P34">346925</text:p>
          </table:table-cell>
          <table:table-cell table:style-name="Tabla13.K111" office:value-type="float" office:value="660550667">
            <text:p text:style-name="P48">660550667</text:p>
          </table:table-cell>
          <table:table-cell table:style-name="Tabla13.L111" office:value-type="string">
            <text:p text:style-name="P59"><text:a xlink:type="simple" xlink:href="mailto:siser.tic.sae@juntadeandalucia.es"><text:span text:style-name="T15">siser.tic.sae@juntadeandalucia.es</text:span></text:a></text:p>
          </table:table-cell>
        </table:table-row>
        <table:table-row>
          <table:table-cell table:style-name="Tabla13.A112" office:value-type="string">
            <text:p text:style-name="P43">SAE</text:p>
          </table:table-cell>
          <table:table-cell table:style-name="Tabla13.B112" office:value-type="string">
            <text:p text:style-name="P43">Carlos Molina García</text:p>
          </table:table-cell>
          <table:table-cell table:style-name="Tabla13.C117" office:value-type="string">
            <text:p text:style-name="P43">Responsable de Sistemas</text:p>
          </table:table-cell>
          <table:table-cell table:style-name="Tabla13.D112" office:value-type="string">
            <text:p text:style-name="P52"/>
          </table:table-cell>
          <table:table-cell table:style-name="Tabla13.E112" office:value-type="string">
            <text:p text:style-name="P52"/>
          </table:table-cell>
          <table:table-cell table:style-name="Tabla13.F112" office:value-type="string">
            <text:p text:style-name="P52"/>
          </table:table-cell>
          <table:table-cell table:style-name="Tabla13.G112" office:value-type="string">
            <text:p text:style-name="P52"/>
          </table:table-cell>
          <table:table-cell table:style-name="Tabla13.H112" office:value-type="string">
            <text:p text:style-name="P50">X</text:p>
          </table:table-cell>
          <table:table-cell table:style-name="Tabla13.I112" office:value-type="string">
            <text:p text:style-name="P52">Si</text:p>
          </table:table-cell>
          <table:table-cell table:style-name="Tabla13.J112" office:value-type="string">
            <text:p text:style-name="Table_20_Contents"/>
          </table:table-cell>
          <table:table-cell table:style-name="Tabla13.K112" office:value-type="float" office:value="690886934">
            <text:p text:style-name="P48">690886934</text:p>
          </table:table-cell>
          <table:table-cell table:style-name="Tabla13.L112" office:value-type="string">
            <text:p text:style-name="P59"><text:a xlink:type="simple" xlink:href="mailto:coordinacion.tic.sae@juntadeandalucia.es"><text:span text:style-name="T15">coordinacion.tic.sae@juntadeandalucia.es</text:span></text:a></text:p>
          </table:table-cell>
        </table:table-row>
        <table:table-row>
          <table:table-cell table:style-name="Tabla13.A113" office:value-type="string">
            <text:p text:style-name="P43">SAE</text:p>
          </table:table-cell>
          <table:table-cell table:style-name="Tabla13.B113" office:value-type="string">
            <text:p text:style-name="P43">Luis Carrascal</text:p>
          </table:table-cell>
          <table:table-cell table:style-name="Tabla13.C117" office:value-type="string">
            <text:p text:style-name="P43">Otros Técnicos</text:p>
          </table:table-cell>
          <table:table-cell table:style-name="Tabla13.D113" office:value-type="string">
            <text:p text:style-name="P52"/>
          </table:table-cell>
          <table:table-cell table:style-name="Tabla13.E113" office:value-type="string">
            <text:p text:style-name="P52"/>
          </table:table-cell>
          <table:table-cell table:style-name="Tabla13.F113" office:value-type="string">
            <text:p text:style-name="P52"/>
          </table:table-cell>
          <table:table-cell table:style-name="Tabla13.G113" office:value-type="string">
            <text:p text:style-name="P52"/>
          </table:table-cell>
          <table:table-cell table:style-name="Tabla13.H113" office:value-type="string">
            <text:p text:style-name="P50">X</text:p>
          </table:table-cell>
          <table:table-cell table:style-name="Tabla13.I113" office:value-type="string">
            <text:p text:style-name="P52">Si</text:p>
          </table:table-cell>
          <table:table-cell table:style-name="Tabla13.J113" office:value-type="float" office:value="346925">
            <text:p text:style-name="P34">346925</text:p>
          </table:table-cell>
          <table:table-cell table:style-name="Tabla13.K113" office:value-type="float" office:value="660550667">
            <text:p text:style-name="P48">660550667</text:p>
          </table:table-cell>
          <table:table-cell table:style-name="Tabla13.L113" office:value-type="string">
            <text:p text:style-name="P59"><text:a xlink:type="simple" xlink:href="mailto:coordinacion.tic.sae@juntadeandalucia.es"><text:span text:style-name="T15">coordinacion.tic.sae@juntadeandalucia.es</text:span></text:a></text:p>
          </table:table-cell>
        </table:table-row>
        <table:table-row>
          <table:table-cell table:style-name="Tabla13.A114" office:value-type="string">
            <text:p text:style-name="P43">SAE</text:p>
          </table:table-cell>
          <table:table-cell table:style-name="Tabla13.B114" office:value-type="string">
            <text:p text:style-name="P43">Juan José Guerra Martín</text:p>
          </table:table-cell>
          <table:table-cell table:style-name="Tabla13.C117" office:value-type="string">
            <text:p text:style-name="P43">Otros Técnicos</text:p>
          </table:table-cell>
          <table:table-cell table:style-name="Tabla13.D114" office:value-type="string">
            <text:p text:style-name="P52"/>
          </table:table-cell>
          <table:table-cell table:style-name="Tabla13.E114" office:value-type="string">
            <text:p text:style-name="P52"/>
          </table:table-cell>
          <table:table-cell table:style-name="Tabla13.F114" office:value-type="string">
            <text:p text:style-name="P52"/>
          </table:table-cell>
          <table:table-cell table:style-name="Tabla13.G114" office:value-type="string">
            <text:p text:style-name="P52"/>
          </table:table-cell>
          <table:table-cell table:style-name="Tabla13.H114" office:value-type="string">
            <text:p text:style-name="P50">X</text:p>
          </table:table-cell>
          <table:table-cell table:style-name="Tabla13.I114" office:value-type="string">
            <text:p text:style-name="P61">Sí</text:p>
          </table:table-cell>
          <table:table-cell table:style-name="Tabla13.J114" office:value-type="float" office:value="346925">
            <text:p text:style-name="P34">346925</text:p>
          </table:table-cell>
          <table:table-cell table:style-name="Tabla13.K114" office:value-type="float" office:value="660550667">
            <text:p text:style-name="P48">660550667</text:p>
          </table:table-cell>
          <table:table-cell table:style-name="Tabla13.L114" office:value-type="string">
            <text:p text:style-name="P59"><text:a xlink:type="simple" xlink:href="mailto:coordinacion.tic.sae@juntadeandalucia.es"><text:span text:style-name="T15">coordinacion.tic.sae@juntadeandalucia.es</text:span></text:a></text:p>
          </table:table-cell>
        </table:table-row>
        <table:table-row>
          <table:table-cell table:style-name="Tabla13.A115" office:value-type="string">
            <text:p text:style-name="P43">SAE</text:p>
          </table:table-cell>
          <table:table-cell table:style-name="Tabla13.B115" office:value-type="string">
            <text:p text:style-name="P43">Antonio Sojo Ballesteros</text:p>
          </table:table-cell>
          <table:table-cell table:style-name="Tabla13.C117" office:value-type="string">
            <text:p text:style-name="P43">Otros Técnicos</text:p>
          </table:table-cell>
          <table:table-cell table:style-name="Tabla13.D115" office:value-type="string">
            <text:p text:style-name="P52"/>
          </table:table-cell>
          <table:table-cell table:style-name="Tabla13.E115" office:value-type="string">
            <text:p text:style-name="P52"/>
          </table:table-cell>
          <table:table-cell table:style-name="Tabla13.F115" office:value-type="string">
            <text:p text:style-name="P52"/>
          </table:table-cell>
          <table:table-cell table:style-name="Tabla13.G115" office:value-type="string">
            <text:p text:style-name="P52"/>
          </table:table-cell>
          <table:table-cell table:style-name="Tabla13.H115" office:value-type="string">
            <text:p text:style-name="P50">X</text:p>
          </table:table-cell>
          <table:table-cell table:style-name="Tabla13.I115" office:value-type="string">
            <text:p text:style-name="P61">Sí</text:p>
          </table:table-cell>
          <table:table-cell table:style-name="Tabla13.J115" office:value-type="float" office:value="346925">
            <text:p text:style-name="P34">346925</text:p>
          </table:table-cell>
          <table:table-cell table:style-name="Tabla13.K115" office:value-type="float" office:value="660550667">
            <text:p text:style-name="P48">660550667</text:p>
          </table:table-cell>
          <table:table-cell table:style-name="Tabla13.L115" office:value-type="string">
            <text:p text:style-name="P59"><text:a xlink:type="simple" xlink:href="mailto:siser.tic.sae@juntadeandalucia.es"><text:span text:style-name="T15">siser.tic.sae@juntadeandalucia.es</text:span></text:a></text:p>
          </table:table-cell>
        </table:table-row>
        <table:table-row>
          <table:table-cell table:style-name="Tabla13.A116" office:value-type="string">
            <text:p text:style-name="P43">SAE</text:p>
          </table:table-cell>
          <table:table-cell table:style-name="Tabla13.B116" office:value-type="string">
            <text:p text:style-name="P43">Carlos López</text:p>
          </table:table-cell>
          <table:table-cell table:style-name="Tabla13.C117" office:value-type="string">
            <text:p text:style-name="P43">Otros Técnicos</text:p>
          </table:table-cell>
          <table:table-cell table:style-name="Tabla13.D116" office:value-type="string">
            <text:p text:style-name="P52"/>
          </table:table-cell>
          <table:table-cell table:style-name="Tabla13.E116" office:value-type="string">
            <text:p text:style-name="P52"/>
          </table:table-cell>
          <table:table-cell table:style-name="Tabla13.F116" office:value-type="string">
            <text:p text:style-name="P52"/>
          </table:table-cell>
          <table:table-cell table:style-name="Tabla13.G116" office:value-type="string">
            <text:p text:style-name="P52"/>
          </table:table-cell>
          <table:table-cell table:style-name="Tabla13.H116" office:value-type="string">
            <text:p text:style-name="P50">X</text:p>
          </table:table-cell>
          <table:table-cell table:style-name="Tabla13.I116" office:value-type="string">
            <text:p text:style-name="P61">Sí</text:p>
          </table:table-cell>
          <table:table-cell table:style-name="Tabla13.J116" office:value-type="float" office:value="346925">
            <text:p text:style-name="P34">346925</text:p>
          </table:table-cell>
          <table:table-cell table:style-name="Tabla13.K116" office:value-type="float" office:value="660550667">
            <text:p text:style-name="P48">660550667</text:p>
          </table:table-cell>
          <table:table-cell table:style-name="Tabla13.L116" office:value-type="string">
            <text:p text:style-name="P59"><text:a xlink:type="simple" xlink:href="mailto:siser.tic.sae@juntadeandalucia.es"><text:span text:style-name="T15">siser.tic.sae@juntadeandalucia.es</text:span></text:a></text:p>
          </table:table-cell>
        </table:table-row>
        <table:table-row>
          <table:table-cell table:style-name="Tabla13.A117" office:value-type="string">
            <text:p text:style-name="P43">SAE</text:p>
          </table:table-cell>
          <table:table-cell table:style-name="Tabla13.B117" office:value-type="string">
            <text:p text:style-name="P43">Diego Ramírez</text:p>
          </table:table-cell>
          <table:table-cell table:style-name="Tabla13.C117" office:value-type="string">
            <text:p text:style-name="P43">Otros Técnicos</text:p>
          </table:table-cell>
          <table:table-cell table:style-name="Tabla13.D117" office:value-type="string">
            <text:p text:style-name="P52"/>
          </table:table-cell>
          <table:table-cell table:style-name="Tabla13.E117" office:value-type="string">
            <text:p text:style-name="P52"/>
          </table:table-cell>
          <table:table-cell table:style-name="Tabla13.F117" office:value-type="string">
            <text:p text:style-name="P52"/>
          </table:table-cell>
          <table:table-cell table:style-name="Tabla13.G117" office:value-type="string">
            <text:p text:style-name="P52"/>
          </table:table-cell>
          <table:table-cell table:style-name="Tabla13.H117" office:value-type="string">
            <text:p text:style-name="P50">X</text:p>
          </table:table-cell>
          <table:table-cell table:style-name="Tabla13.I117" office:value-type="string">
            <text:p text:style-name="P52">Si</text:p>
          </table:table-cell>
          <table:table-cell table:style-name="Tabla13.J117" office:value-type="float" office:value="346925">
            <text:p text:style-name="P34">346925</text:p>
          </table:table-cell>
          <table:table-cell table:style-name="Tabla13.K117" office:value-type="float" office:value="660550667">
            <text:p text:style-name="P48">660550667</text:p>
          </table:table-cell>
          <table:table-cell table:style-name="Tabla13.L117" office:value-type="string">
            <text:p text:style-name="P59"><text:a xlink:type="simple" xlink:href="mailto:siser.tic.sae@juntadeandalucia.es"><text:span text:style-name="T15">siser.tic.sae@juntadeandalucia.es</text:span></text:a></text:p>
          </table:table-cell>
        </table:table-row>
        <table:table-row>
          <table:table-cell table:style-name="Tabla13.A118" office:value-type="string">
            <text:p text:style-name="P43">SAE</text:p>
          </table:table-cell>
          <table:table-cell table:style-name="Tabla13.B118" office:value-type="string">
            <text:p text:style-name="P43">Eva García Lanzas</text:p>
          </table:table-cell>
          <table:table-cell table:style-name="Tabla13.C118" office:value-type="string">
            <text:p text:style-name="P43">Otros Técnicos</text:p>
          </table:table-cell>
          <table:table-cell table:style-name="Tabla13.D118" office:value-type="string">
            <text:p text:style-name="P52"/>
          </table:table-cell>
          <table:table-cell table:style-name="Tabla13.E118" office:value-type="string">
            <text:p text:style-name="P52"/>
          </table:table-cell>
          <table:table-cell table:style-name="Tabla13.F118" office:value-type="string">
            <text:p text:style-name="P52"/>
          </table:table-cell>
          <table:table-cell table:style-name="Tabla13.G118" office:value-type="string">
            <text:p text:style-name="P52"/>
          </table:table-cell>
          <table:table-cell table:style-name="Tabla13.H118" office:value-type="string">
            <text:p text:style-name="P50">X</text:p>
          </table:table-cell>
          <table:table-cell table:style-name="Tabla13.I118" office:value-type="string">
            <text:p text:style-name="P61">Sí</text:p>
          </table:table-cell>
          <table:table-cell table:style-name="Tabla13.J118" office:value-type="string">
            <text:p text:style-name="Table_20_Contents"/>
          </table:table-cell>
          <table:table-cell table:style-name="Tabla13.K118" office:value-type="float" office:value="699598">
            <text:p text:style-name="P48">699598</text:p>
          </table:table-cell>
          <table:table-cell table:style-name="Tabla13.L118" office:value-type="string">
            <text:p text:style-name="P59"><text:a xlink:type="simple" xlink:href="mailto:coordinacion.tic.sae@juntadeandalucia.es"><text:span text:style-name="T15">coordinacion.tic.sae@juntadeandalucia.es</text:span></text:a></text:p>
          </table:table-cell>
        </table:table-row>
      </table:table>
      <text:p text:style-name="Text_20_body"/>
      <text:p text:style-name="Text_20_body"/>
      <text:h text:style-name="P109" text:outline-level="4"><text:bookmark-start text:name="__RefHeading__37849_1181557048"/>Interlocutores del Sector Socio-Sanitario Andaluz (Grupo C)<text:bookmark-end text:name="__RefHeading__37849_1181557048"/></text:h>
      <text:p text:style-name="P28"><draw:frame draw:style-name="fr2" draw:name="Marco2" text:anchor-type="paragraph" svg:x="6.299cm" svg:y="0.284cm" svg:width="13.104cm" draw:z-index="2"><draw:text-box fo:min-height="1.399cm"><text:p text:style-name="P28">El rol de máximo interlocutor para todo el Sector Socio-Sanitario Andaluz corresponde a </text:p><text:p text:style-name="P26">D. Juan Jesús Bandera <text:s/>juanjesus.bandera@juntadeandalucia.es</text:p></draw:text-box></draw:frame></text:p>
      <text:p text:style-name="P28"/>
      <table:table table:name="Tabla16" table:style-name="Tabla16">
        <table:table-column table:style-name="Tabla16.A"/>
        <table:table-column table:style-name="Tabla16.B"/>
        <table:table-column table:style-name="Tabla16.C"/>
        <table:table-column table:style-name="Tabla16.D" table:number-columns-repeated="2"/>
        <table:table-column table:style-name="Tabla16.F"/>
        <table:table-column table:style-name="Tabla16.D"/>
        <table:table-column table:style-name="Tabla16.H"/>
        <table:table-column table:style-name="Tabla16.I"/>
        <table:table-column table:style-name="Tabla16.J"/>
        <table:table-column table:style-name="Tabla16.K"/>
        <table:table-column table:style-name="Tabla16.L"/>
        <table:table-header-rows>
          <table:table-row>
            <table:table-cell table:style-name="Tabla16.A1" table:number-rows-spanned="2" office:value-type="string">
              <text:p text:style-name="P75">Acrónimo</text:p>
            </table:table-cell>
            <table:table-cell table:style-name="Tabla16.A1" table:number-rows-spanned="2" office:value-type="string">
              <text:p text:style-name="P75">Nombre y Apellidos</text:p>
            </table:table-cell>
            <table:table-cell table:style-name="Tabla16.A1" table:number-rows-spanned="2" office:value-type="string">
              <text:p text:style-name="P75">Cargo</text:p>
            </table:table-cell>
            <table:table-cell table:style-name="Tabla16.A1" table:number-columns-spanned="6" office:value-type="string">
              <text:p text:style-name="P67">ROLES</text:p>
            </table:table-cell>
            <table:covered-table-cell/>
            <table:covered-table-cell/>
            <table:covered-table-cell/>
            <table:covered-table-cell/>
            <table:covered-table-cell/>
            <table:table-cell table:style-name="Tabla16.A1" table:number-rows-spanned="2" office:value-type="string">
              <text:p text:style-name="P75"><text:span text:style-name="T23">T</text:span>el. Fijo</text:p>
            </table:table-cell>
            <table:table-cell table:style-name="Tabla16.A1" table:number-rows-spanned="2" office:value-type="string">
              <text:p text:style-name="P75">Tel Móvil</text:p>
            </table:table-cell>
            <table:table-cell table:style-name="Tabla16.L1" table:number-rows-spanned="2" office:value-type="string">
              <text:p text:style-name="P75">E-mail</text:p>
            </table:table-cell>
          </table:table-row>
          <table:table-row>
            <table:covered-table-cell/>
            <table:covered-table-cell/>
            <table:covered-table-cell/>
            <table:table-cell table:style-name="Tabla16.D2" office:value-type="string">
              <text:p text:style-name="P68">R</text:p>
            </table:table-cell>
            <table:table-cell table:style-name="Tabla16.D2" office:value-type="string">
              <text:p text:style-name="P68">D</text:p>
            </table:table-cell>
            <table:table-cell table:style-name="Tabla16.D2" office:value-type="string">
              <text:p text:style-name="P67">B</text:p>
            </table:table-cell>
            <table:table-cell table:style-name="Tabla16.D2" office:value-type="string">
              <text:p text:style-name="P68">S</text:p>
            </table:table-cell>
            <table:table-cell table:style-name="Tabla16.D2" office:value-type="string">
              <text:p text:style-name="P68">O</text:p>
            </table:table-cell>
            <table:table-cell table:style-name="Tabla16.D2" office:value-type="string">
              <text:p text:style-name="P68">M</text:p>
            </table:table-cell>
            <table:covered-table-cell/>
            <table:covered-table-cell/>
            <table:covered-table-cell/>
          </table:table-row>
        </table:table-header-rows>
        <table:table-row>
          <table:table-cell table:style-name="Tabla16.A3" office:value-type="string">
            <text:p text:style-name="P70">ASAG</text:p>
          </table:table-cell>
          <table:table-cell table:style-name="Tabla16.B3" office:value-type="string">
            <text:p text:style-name="P70">Pedro Ángel Alcántara Capiscol</text:p>
          </table:table-cell>
          <table:table-cell table:style-name="Tabla16.C3" office:value-type="string">
            <text:p text:style-name="P70">Coordinador Organismos Grupo C</text:p>
          </table:table-cell>
          <table:table-cell table:style-name="Tabla16.D3" office:value-type="string">
            <text:p text:style-name="P74">X</text:p>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3" office:value-type="string">
            <text:p text:style-name="P66"/>
          </table:table-cell>
          <table:table-cell table:style-name="Tabla16.K3" office:value-type="float" office:value="754146">
            <text:p text:style-name="P71">754146</text:p>
          </table:table-cell>
          <table:table-cell table:style-name="Tabla16.L3" office:value-type="string">
            <text:p text:style-name="P78"><text:a xlink:type="simple" xlink:href="mailto:pedroa.alcantara@juntadeandalucia.es"><text:span text:style-name="T15">pedroa.alcantara@juntadeandalucia.es</text:span></text:a></text:p>
          </table:table-cell>
        </table:table-row>
        <table:table-row>
          <table:table-cell table:style-name="Tabla16.A4" office:value-type="string">
            <text:p text:style-name="P70">ASAG</text:p>
          </table:table-cell>
          <table:table-cell table:style-name="Tabla16.B4" office:value-type="string">
            <text:p text:style-name="P70">José Garrido Carrillo</text:p>
          </table:table-cell>
          <table:table-cell table:style-name="Tabla16.C4" office:value-type="string">
            <text:p text:style-name="P70">Resp. Area Sistemas</text:p>
          </table:table-cell>
          <table:table-cell table:style-name="Tabla16.D3" office:value-type="string">
            <text:p text:style-name="P82"/>
          </table:table-cell>
          <table:table-cell table:style-name="Tabla16.E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4" office:value-type="float" office:value="221594">
            <text:p text:style-name="P71">221594</text:p>
          </table:table-cell>
          <table:table-cell table:style-name="Tabla16.K4" office:value-type="string">
            <text:p text:style-name="P66"/>
          </table:table-cell>
          <table:table-cell table:style-name="Tabla16.L4" office:value-type="string">
            <text:p text:style-name="P78"><text:a xlink:type="simple" xlink:href="mailto:jgarrido@ephag.es"><text:span text:style-name="T15">jgarrido@ephag.es</text:span></text:a></text:p>
          </table:table-cell>
        </table:table-row>
        <table:table-row>
          <table:table-cell table:style-name="Tabla16.A5" office:value-type="string">
            <text:p text:style-name="P70">ASAG</text:p>
          </table:table-cell>
          <table:table-cell table:style-name="Tabla16.B5" office:value-type="string">
            <text:p text:style-name="P70">Francisco Román Rodríguez</text:p>
          </table:table-cell>
          <table:table-cell table:style-name="Tabla16.C5" office:value-type="string">
            <text:p text:style-name="P70">R.U. Sistemas Alcala la Real (Ingeniero Técnico de Sistemas. Bases de Datos Oracle 11g)</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1">Sí</text:p>
          </table:table-cell>
          <table:table-cell table:style-name="Tabla16.J5" office:value-type="string">
            <text:p text:style-name="P71">281036 / <text:line-break/>953599036</text:p>
          </table:table-cell>
          <table:table-cell table:style-name="Tabla16.K5" office:value-type="string">
            <text:p text:style-name="P66"/>
          </table:table-cell>
          <table:table-cell table:style-name="Tabla16.L5" office:value-type="string">
            <text:p text:style-name="P78"><text:a xlink:type="simple" xlink:href="mailto:francisco.roman.sspa@juntadeandalucia.es"><text:span text:style-name="T15">francisco.roman.sspa@juntadeandalucia.es</text:span></text:a></text:p>
          </table:table-cell>
        </table:table-row>
        <table:table-row>
          <table:table-cell table:style-name="Tabla16.A6" office:value-type="string">
            <text:p text:style-name="P70">ASAG</text:p>
          </table:table-cell>
          <table:table-cell table:style-name="Tabla16.B6" office:value-type="string">
            <text:p text:style-name="P70">Azahara Torres Medina</text:p>
          </table:table-cell>
          <table:table-cell table:style-name="Tabla16.C6" office:value-type="string">
            <text:p text:style-name="P70">DBA</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6" office:value-type="float" office:value="594093">
            <text:p text:style-name="P71">594093</text:p>
          </table:table-cell>
          <table:table-cell table:style-name="Tabla16.K6" office:value-type="string">
            <text:p text:style-name="P66"/>
          </table:table-cell>
          <table:table-cell table:style-name="Tabla16.L6" office:value-type="string">
            <text:p text:style-name="P78"><text:a xlink:type="simple" xlink:href="mailto:Azahara.torres.sspa@juntadeandalucia.es"><text:span text:style-name="T15">Azahara.torres.sspa@juntadeandalucia.es</text:span></text:a></text:p>
          </table:table-cell>
        </table:table-row>
        <table:table-row>
          <table:table-cell table:style-name="Tabla16.A7" office:value-type="string">
            <text:p text:style-name="P70">ASBG</text:p>
          </table:table-cell>
          <table:table-cell table:style-name="Tabla16.B7" office:value-type="string">
            <text:p text:style-name="P70">Pedro Ángel Alcántara Capiscol</text:p>
          </table:table-cell>
          <table:table-cell table:style-name="Tabla16.C7" office:value-type="string">
            <text:p text:style-name="P70">Coordinador Organismos Grupo C</text:p>
          </table:table-cell>
          <table:table-cell table:style-name="Tabla16.D3" office:value-type="string">
            <text:p text:style-name="P74">X</text:p>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7" office:value-type="string">
            <text:p text:style-name="P66"/>
          </table:table-cell>
          <table:table-cell table:style-name="Tabla16.K7" office:value-type="float" office:value="754146">
            <text:p text:style-name="P71">754146</text:p>
          </table:table-cell>
          <table:table-cell table:style-name="Tabla16.L7" office:value-type="string">
            <text:p text:style-name="P78"><text:a xlink:type="simple" xlink:href="mailto:pedroa.alcantara@juntadeandalucia.es"><text:span text:style-name="T15">pedroa.alcantara@juntadeandalucia.es</text:span></text:a></text:p>
          </table:table-cell>
        </table:table-row>
        <table:table-row>
          <table:table-cell table:style-name="Tabla16.A8" office:value-type="string">
            <text:p text:style-name="P70">ASBG</text:p>
          </table:table-cell>
          <table:table-cell table:style-name="Tabla16.B8" office:value-type="string">
            <text:p text:style-name="P70">Juan Ignacio Román Sánchez</text:p>
          </table:table-cell>
          <table:table-cell table:style-name="Tabla16.C8" office:value-type="string">
            <text:p text:style-name="P70">Resp.Sistemas y Comunicaciones ASBG</text:p>
          </table:table-cell>
          <table:table-cell table:style-name="Tabla16.D3" office:value-type="string">
            <text:p text:style-name="P82"/>
          </table:table-cell>
          <table:table-cell table:style-name="Tabla16.E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Si</text:p>
          </table:table-cell>
          <table:table-cell table:style-name="Tabla16.J8" office:value-type="float" office:value="390001">
            <text:p text:style-name="P71">390001</text:p>
          </table:table-cell>
          <table:table-cell table:style-name="Tabla16.K8" office:value-type="float" office:value="756968">
            <text:p text:style-name="P71">756968</text:p>
          </table:table-cell>
          <table:table-cell table:style-name="Tabla16.L8" office:value-type="string">
            <text:p text:style-name="P78"><text:a xlink:type="simple" xlink:href="mailto:jignacio.roman.sspa@juntadeandalucia.es"><text:span text:style-name="T15">jignacio.roman.sspa@juntadeandalucia.es</text:span></text:a></text:p>
          </table:table-cell>
        </table:table-row>
        <table:table-row>
          <table:table-cell table:style-name="Tabla16.A9" office:value-type="string">
            <text:p text:style-name="P70">ASBG</text:p>
          </table:table-cell>
          <table:table-cell table:style-name="Tabla16.B9" office:value-type="string">
            <text:p text:style-name="P70">Ignacio Hidalgo Elvira</text:p>
          </table:table-cell>
          <table:table-cell table:style-name="Tabla16.C9" office:value-type="string">
            <text:p text:style-name="P70">Resp.TIC del Hosp.Alta Resolución Sierra Norte de Sevilla de la ASBG</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
          </table:table-cell>
          <table:table-cell table:style-name="Tabla16.J9" office:value-type="float" office:value="384042">
            <text:p text:style-name="P71">384042</text:p>
          </table:table-cell>
          <table:table-cell table:style-name="Tabla16.K9" office:value-type="float" office:value="761313">
            <text:p text:style-name="P71">761313</text:p>
          </table:table-cell>
          <table:table-cell table:style-name="Tabla16.L9" office:value-type="string">
            <text:p text:style-name="P78"><text:a xlink:type="simple" xlink:href="mailto:ignacio.hidalgo.sspa@juntadeandalucia.es"><text:span text:style-name="T15">ignacio.hidalgo.sspa@juntadeandalucia.es</text:span></text:a></text:p>
          </table:table-cell>
        </table:table-row>
        <text:soft-page-break/>
        <table:table-row>
          <table:table-cell table:style-name="Tabla16.A10" office:value-type="string">
            <text:p text:style-name="P70">ASBG</text:p>
          </table:table-cell>
          <table:table-cell table:style-name="Tabla16.B10" office:value-type="string">
            <text:p text:style-name="P70">Juan Carlos Liñán Reyes</text:p>
          </table:table-cell>
          <table:table-cell table:style-name="Tabla16.C10" office:value-type="string">
            <text:p text:style-name="P70">Resp.TIC del Hosp.Alta Resolución de Ecija de la ASBG</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
          </table:table-cell>
          <table:table-cell table:style-name="Tabla16.J10" office:value-type="float" office:value="385035">
            <text:p text:style-name="P71">385035</text:p>
          </table:table-cell>
          <table:table-cell table:style-name="Tabla16.K10" office:value-type="float" office:value="761294">
            <text:p text:style-name="P71">761294</text:p>
          </table:table-cell>
          <table:table-cell table:style-name="Tabla16.L10" office:value-type="string">
            <text:p text:style-name="P78"><text:a xlink:type="simple" xlink:href="mailto:carlos.linan.sspa@juntadeandalucia.es"><text:span text:style-name="T15">carlos.linan.sspa@juntadeandalucia.es</text:span></text:a></text:p>
          </table:table-cell>
        </table:table-row>
        <table:table-row>
          <table:table-cell table:style-name="Tabla16.A11" office:value-type="string">
            <text:p text:style-name="P70">ASBG</text:p>
          </table:table-cell>
          <table:table-cell table:style-name="Tabla16.B11" office:value-type="string">
            <text:p text:style-name="P70">Sonia Martínez Castro</text:p>
          </table:table-cell>
          <table:table-cell table:style-name="Tabla16.C11" office:value-type="string">
            <text:p text:style-name="P70">Resp.TIC del Hosp.Alta Resolución de Utrera de la ASBG</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
          </table:table-cell>
          <table:table-cell table:style-name="Tabla16.J11" office:value-type="float" office:value="396024">
            <text:p text:style-name="P71">396024</text:p>
          </table:table-cell>
          <table:table-cell table:style-name="Tabla16.K11" office:value-type="float" office:value="698635">
            <text:p text:style-name="P71">698635</text:p>
          </table:table-cell>
          <table:table-cell table:style-name="Tabla16.L11" office:value-type="string">
            <text:p text:style-name="P78"><text:a xlink:type="simple" xlink:href="mailto:sonia.martinez.castro.sspa@juntadeandalucia.es"><text:span text:style-name="T15">sonia.martinez.castro.sspa@juntadeandalucia.es</text:span></text:a></text:p>
          </table:table-cell>
        </table:table-row>
        <table:table-row>
          <table:table-cell table:style-name="Tabla16.A12" office:value-type="string">
            <text:p text:style-name="P70">ASBG</text:p>
          </table:table-cell>
          <table:table-cell table:style-name="Tabla16.B12" office:value-type="string">
            <text:p text:style-name="P70">José Antonio Gómez Álvarez</text:p>
          </table:table-cell>
          <table:table-cell table:style-name="Tabla16.C12" office:value-type="string">
            <text:p text:style-name="P70">Resp.TIC del Hosp.Alta Resolución de Moron de la ASBG</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
          </table:table-cell>
          <table:table-cell table:style-name="Tabla16.J12" office:value-type="float" office:value="955851711">
            <text:p text:style-name="P71">955851711</text:p>
          </table:table-cell>
          <table:table-cell table:style-name="Tabla16.K12" office:value-type="string">
            <text:p text:style-name="P66"/>
          </table:table-cell>
          <table:table-cell table:style-name="Tabla16.L12" office:value-type="string">
            <text:p text:style-name="P78"><text:a xlink:type="simple" xlink:href="mailto:josea.gomez.sspa@juntadeandalucia.es"><text:span text:style-name="T15">josea.gomez.sspa@juntadeandalucia.es</text:span></text:a></text:p>
          </table:table-cell>
        </table:table-row>
        <table:table-row>
          <table:table-cell table:style-name="Tabla16.A13" office:value-type="string">
            <text:p text:style-name="P70">ASSDA</text:p>
          </table:table-cell>
          <table:table-cell table:style-name="Tabla16.B13" office:value-type="string">
            <text:p text:style-name="P70">Eduardo Venegas Bellido</text:p>
          </table:table-cell>
          <table:table-cell table:style-name="Tabla16.C13" office:value-type="string">
            <text:p text:style-name="P70">Jefe de Sistemas Informáticos y Nuevas Tecnologías</text:p>
          </table:table-cell>
          <table:table-cell table:style-name="Tabla16.D3" office:value-type="string">
            <text:p text:style-name="P74">X</text:p>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13" office:value-type="float" office:value="373623">
            <text:p text:style-name="P71">373623</text:p>
          </table:table-cell>
          <table:table-cell table:style-name="Tabla16.K13" office:value-type="string">
            <text:p text:style-name="P66"/>
          </table:table-cell>
          <table:table-cell table:style-name="Tabla16.L13" office:value-type="string">
            <text:p text:style-name="P78"><text:a xlink:type="simple" xlink:href="mailto:eduardo.venegas.bellido@juntadeandalucia.es"><text:span text:style-name="T15">eduardo.venegas.bellido@juntadeandalucia.es</text:span></text:a></text:p>
          </table:table-cell>
        </table:table-row>
        <table:table-row>
          <table:table-cell table:style-name="Tabla16.A14" office:value-type="string">
            <text:p text:style-name="P70">ASSDA</text:p>
          </table:table-cell>
          <table:table-cell table:style-name="Tabla16.B14" office:value-type="string">
            <text:p text:style-name="P70">Alberto Rodríguez Vela</text:p>
          </table:table-cell>
          <table:table-cell table:style-name="Tabla16.C14" office:value-type="string">
            <text:p text:style-name="P70">Sistemas</text:p>
          </table:table-cell>
          <table:table-cell table:style-name="Tabla16.D3" office:value-type="string">
            <text:p text:style-name="P82"/>
          </table:table-cell>
          <table:table-cell table:style-name="Tabla16.E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14" office:value-type="float" office:value="373630">
            <text:p text:style-name="P71">373630</text:p>
          </table:table-cell>
          <table:table-cell table:style-name="Tabla16.K14" office:value-type="string">
            <text:p text:style-name="P66"/>
          </table:table-cell>
          <table:table-cell table:style-name="Tabla16.L14" office:value-type="string">
            <text:p text:style-name="P78"><text:a xlink:type="simple" xlink:href="mailto:alberto.rodriguez.vela@juntadeandalucia.es"><text:span text:style-name="T15">alberto.rodriguez.vela@juntadeandalucia.es</text:span></text:a></text:p>
          </table:table-cell>
        </table:table-row>
        <table:table-row>
          <table:table-cell table:style-name="Tabla16.A15" office:value-type="string">
            <text:p text:style-name="P70">ASSDA</text:p>
          </table:table-cell>
          <table:table-cell table:style-name="Tabla16.B15" office:value-type="string">
            <text:p text:style-name="P70">Raúl García León</text:p>
          </table:table-cell>
          <table:table-cell table:style-name="Tabla16.C15" office:value-type="string">
            <text:p text:style-name="P70">Desarrollo</text:p>
          </table:table-cell>
          <table:table-cell table:style-name="Tabla16.D3" office:value-type="string">
            <text:p text:style-name="P82"/>
          </table:table-cell>
          <table:table-cell table:style-name="Tabla16.E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15" office:value-type="float" office:value="373627">
            <text:p text:style-name="P71">373627</text:p>
          </table:table-cell>
          <table:table-cell table:style-name="Tabla16.K15" office:value-type="string">
            <text:p text:style-name="P66"/>
          </table:table-cell>
          <table:table-cell table:style-name="Tabla16.L15" office:value-type="string">
            <text:p text:style-name="P78"><text:a xlink:type="simple" xlink:href="mailto:raul.garcia.leon@juntadeandalucia.es"><text:span text:style-name="T15">raul.garcia.leon@juntadeandalucia.es</text:span></text:a></text:p>
          </table:table-cell>
        </table:table-row>
        <table:table-row>
          <table:table-cell table:style-name="Tabla16.A16" office:value-type="string">
            <text:p text:style-name="P70">ASSDA</text:p>
          </table:table-cell>
          <table:table-cell table:style-name="Tabla16.B16" office:value-type="string">
            <text:p text:style-name="P70">Álvaro Perera Domínguez </text:p>
          </table:table-cell>
          <table:table-cell table:style-name="Tabla16.C16" office:value-type="string">
            <text:p text:style-name="P70">Técnico de Sistemas y DBA</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Si</text:p>
          </table:table-cell>
          <table:table-cell table:style-name="Tabla16.J16" office:value-type="float" office:value="373643">
            <text:p text:style-name="P71">373643</text:p>
          </table:table-cell>
          <table:table-cell table:style-name="Tabla16.K16" office:value-type="string">
            <text:p text:style-name="P66"/>
          </table:table-cell>
          <table:table-cell table:style-name="Tabla16.L16" office:value-type="string">
            <text:p text:style-name="P78"><text:a xlink:type="simple" xlink:href="mailto:alvaro.perera@juntadeandalucia.es"><text:span text:style-name="T15">alvaro.perera@juntadeandalucia.es</text:span></text:a></text:p>
          </table:table-cell>
        </table:table-row>
        <table:table-row>
          <table:table-cell table:style-name="Tabla16.A17" office:value-type="string">
            <text:p text:style-name="P70">EPES</text:p>
          </table:table-cell>
          <table:table-cell table:style-name="Tabla16.B17" office:value-type="string">
            <text:p text:style-name="P70">Pedro Ángel Alcántara Capiscol</text:p>
          </table:table-cell>
          <table:table-cell table:style-name="Tabla16.C17" office:value-type="string">
            <text:p text:style-name="P70">Coordinador Organismos Grupo C</text:p>
          </table:table-cell>
          <table:table-cell table:style-name="Tabla16.D3" office:value-type="string">
            <text:p text:style-name="P74">X</text:p>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17" office:value-type="string">
            <text:p text:style-name="P66"/>
          </table:table-cell>
          <table:table-cell table:style-name="Tabla16.K17" office:value-type="float" office:value="754146">
            <text:p text:style-name="P71">754146</text:p>
          </table:table-cell>
          <table:table-cell table:style-name="Tabla16.L17" office:value-type="string">
            <text:p text:style-name="P78"><text:a xlink:type="simple" xlink:href="mailto:pedroa.alcantara@juntadeandalucia.es"><text:span text:style-name="T15">pedroa.alcantara@juntadeandalucia.es</text:span></text:a></text:p>
          </table:table-cell>
        </table:table-row>
        <table:table-row>
          <table:table-cell table:style-name="Tabla16.A18" office:value-type="string">
            <text:p text:style-name="P70">EPES</text:p>
          </table:table-cell>
          <table:table-cell table:style-name="Tabla16.B18" office:value-type="string">
            <text:p text:style-name="P70">Cristóbal Román Piña</text:p>
          </table:table-cell>
          <table:table-cell table:style-name="Tabla16.C18" office:value-type="string">
            <text:p text:style-name="P70">Director del Área de Sistemas y Tecnologías de EPES</text:p>
          </table:table-cell>
          <table:table-cell table:style-name="Tabla16.D3" office:value-type="string">
            <text:p text:style-name="P74">X</text:p>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18" office:value-type="float" office:value="330142">
            <text:p text:style-name="P71">330142</text:p>
          </table:table-cell>
          <table:table-cell table:style-name="Tabla16.K18" office:value-type="string">
            <text:p text:style-name="P66"/>
          </table:table-cell>
          <table:table-cell table:style-name="Tabla16.L18" office:value-type="string">
            <text:p text:style-name="P78"><text:a xlink:type="simple" xlink:href="mailto:croman@epes.es"><text:span text:style-name="T15">croman@epes.es</text:span></text:a></text:p>
          </table:table-cell>
        </table:table-row>
        <table:table-row>
          <table:table-cell table:style-name="Tabla16.A19" office:value-type="string">
            <text:p text:style-name="P70">EPES</text:p>
          </table:table-cell>
          <table:table-cell table:style-name="Tabla16.B19" office:value-type="string">
            <text:p text:style-name="P70">Juan Gayubo Autillo</text:p>
          </table:table-cell>
          <table:table-cell table:style-name="Tabla16.C19" office:value-type="string">
            <text:p text:style-name="P70">Director de Sistema de Información</text:p>
          </table:table-cell>
          <table:table-cell table:style-name="Tabla16.D3" office:value-type="string">
            <text:p text:style-name="P82"/>
          </table:table-cell>
          <table:table-cell table:style-name="Tabla16.E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19" office:value-type="float" office:value="942235">
            <text:p text:style-name="P71">942235</text:p>
          </table:table-cell>
          <table:table-cell table:style-name="Tabla16.K19" office:value-type="float" office:value="671942189">
            <text:p text:style-name="P71">671942189</text:p>
          </table:table-cell>
          <table:table-cell table:style-name="Tabla16.L19" office:value-type="string">
            <text:p text:style-name="P78"><text:a xlink:type="simple" xlink:href="mailto:gayubo@epes.es">gayubo@epes.es</text:a><text:span text:style-name="T15">; </text:span><text:a xlink:type="simple" xlink:href="mailto:juan.gayubo@juntadeandalucia.es">juan.gayubo@juntadeandalucia.es</text:a></text:p>
          </table:table-cell>
        </table:table-row>
        <text:soft-page-break/>
        <table:table-row>
          <table:table-cell table:style-name="Tabla16.A20" office:value-type="string">
            <text:p text:style-name="P70">EPES</text:p>
          </table:table-cell>
          <table:table-cell table:style-name="Tabla16.B20" office:value-type="string">
            <text:p text:style-name="P70">David Mateos Rueda</text:p>
          </table:table-cell>
          <table:table-cell table:style-name="Tabla16.C20" office:value-type="string">
            <text:p text:style-name="P78">Ingeniero técnico Telecomunicación,  EPE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20" office:value-type="string">
            <text:p text:style-name="P71">951042248 <text:line-break/>(942248)</text:p>
          </table:table-cell>
          <table:table-cell table:style-name="Tabla16.K20" office:value-type="string">
            <text:p text:style-name="P77">670944483 (744483)</text:p>
          </table:table-cell>
          <table:table-cell table:style-name="Tabla16.L20" office:value-type="string">
            <text:p text:style-name="P78"><text:a xlink:type="simple" xlink:href="mailto:dmateos@epes.es">dmateos@epes.es</text:a>;<text:a xlink:type="simple" xlink:href="mailto:david.mateos@juntadeandalucia.es">david.mateos@juntadeandalucia.es</text:a></text:p>
          </table:table-cell>
        </table:table-row>
        <table:table-row>
          <table:table-cell table:style-name="Tabla16.A21" office:value-type="string">
            <text:p text:style-name="P70">EPES</text:p>
          </table:table-cell>
          <table:table-cell table:style-name="Tabla16.B21" office:value-type="string">
            <text:p text:style-name="P70">José Andrés Espinosa Delgado</text:p>
          </table:table-cell>
          <table:table-cell table:style-name="Tabla16.C21" office:value-type="string">
            <text:p text:style-name="P70">Responsable técnico sistema de despacho, Técnico de Sistemas, Qualytel</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1">Sí</text:p>
          </table:table-cell>
          <table:table-cell table:style-name="Tabla16.J21" office:value-type="string">
            <text:p text:style-name="P77">955030151 <text:line-break/>(330151)</text:p>
          </table:table-cell>
          <table:table-cell table:style-name="Tabla16.K21" office:value-type="string">
            <text:p text:style-name="P77">670943399 (743399)</text:p>
          </table:table-cell>
          <table:table-cell table:style-name="Tabla16.L21" office:value-type="string">
            <text:p text:style-name="P78"><text:a xlink:type="simple" xlink:href="mailto:jaespinosa@epes.es">jaespinosa@epes.es</text:a>; <text:a xlink:type="simple" xlink:href="mailto:josea.espinosa.ext@juntadeandalucia.es">josea.espinosa.ext@juntadeandalucia.es</text:a></text:p>
          </table:table-cell>
        </table:table-row>
        <table:table-row>
          <table:table-cell table:style-name="Tabla16.A22" office:value-type="string">
            <text:p text:style-name="P70">EPES</text:p>
          </table:table-cell>
          <table:table-cell table:style-name="Tabla16.B22" office:value-type="string">
            <text:p text:style-name="P70">Jorge Jurado Cordón</text:p>
          </table:table-cell>
          <table:table-cell table:style-name="Tabla16.C22" office:value-type="string">
            <text:p text:style-name="P70">Responsable de sistemas, coordinación, Ingeniero informático, MKPLAN21</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1">Sí</text:p>
          </table:table-cell>
          <table:table-cell table:style-name="Tabla16.J22" office:value-type="string">
            <text:p text:style-name="P77">951042245 (942245)   </text:p>
          </table:table-cell>
          <table:table-cell table:style-name="Tabla16.K22" office:value-type="string">
            <text:p text:style-name="P77">697955183<text:line-break/>(755183)</text:p>
          </table:table-cell>
          <table:table-cell table:style-name="Tabla16.L22" office:value-type="string">
            <text:p text:style-name="P78"><text:a xlink:type="simple" xlink:href="mailto:jjurado@epes.es"><text:span text:style-name="T22"> jjurado@epes.es </text:span></text:a><text:span text:style-name="T22">; </text:span><text:a xlink:type="simple" xlink:href="mailto:jorge.jurado.ext@juntadeandalucia.es"><text:span text:style-name="T22">jorge.jurado.ext@juntadeandalucia.es</text:span></text:a></text:p>
          </table:table-cell>
        </table:table-row>
        <table:table-row>
          <table:table-cell table:style-name="Tabla16.A23" office:value-type="string">
            <text:p text:style-name="P70">EPES</text:p>
          </table:table-cell>
          <table:table-cell table:style-name="Tabla16.B23" office:value-type="string">
            <text:p text:style-name="P70">Javier Tomás García</text:p>
          </table:table-cell>
          <table:table-cell table:style-name="Tabla16.C23" office:value-type="string">
            <text:p text:style-name="P70">Responsable desarrollo,Ingeniero informático,EZENTI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1">Sí</text:p>
          </table:table-cell>
          <table:table-cell table:style-name="Tabla16.J23" office:value-type="string">
            <text:p text:style-name="P77">951 042 259</text:p>
          </table:table-cell>
          <table:table-cell table:style-name="Tabla16.K23" office:value-type="string">
            <text:p text:style-name="P77">682 747 922</text:p>
          </table:table-cell>
          <table:table-cell table:style-name="Tabla16.L23" office:value-type="string">
            <text:p text:style-name="P78"><text:a xlink:type="simple" xlink:href="mailto:jtomas@epes.es"><text:span text:style-name="T22">jtomas@epes.es</text:span></text:a><text:span text:style-name="T22">;</text:span><text:a xlink:type="simple" xlink:href="mailto:javier.tomas.ext@juntadeandalucia.es"><text:span text:style-name="T22">javier.tomas.ext@juntadeandalucia.es</text:span></text:a></text:p>
          </table:table-cell>
        </table:table-row>
        <table:table-row>
          <table:table-cell table:style-name="Tabla16.A24" office:value-type="string">
            <text:p text:style-name="P70">EPES</text:p>
          </table:table-cell>
          <table:table-cell table:style-name="Tabla16.B24" office:value-type="string">
            <text:p text:style-name="P70">Juan José Cubillas Mercado</text:p>
          </table:table-cell>
          <table:table-cell table:style-name="Tabla16.C24" office:value-type="string">
            <text:p text:style-name="P70">Responsable Salud Responde,Ingeniero de Sistemas, Indra Sistemas S.A.</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24" office:value-type="float" office:value="953312069">
            <text:p text:style-name="P77">953312069</text:p>
          </table:table-cell>
          <table:table-cell table:style-name="Tabla16.K24" office:value-type="float" office:value="635521557">
            <text:p text:style-name="P77">635521557</text:p>
          </table:table-cell>
          <table:table-cell table:style-name="Tabla16.L24" office:value-type="string">
            <text:p text:style-name="P78"><text:a xlink:type="simple" xlink:href="mailto:jjcubillas@indra.es"><text:span text:style-name="T22">jjcubillas@indra.es</text:span></text:a><text:span text:style-name="T22">;</text:span><text:a xlink:type="simple" xlink:href="mailto:juanj.cubillas.exts@juntadeandalucia.es"><text:span text:style-name="T22">juanj.cubillas.exts@juntadeandalucia.es</text:span></text:a></text:p>
          </table:table-cell>
        </table:table-row>
        <table:table-row>
          <table:table-cell table:style-name="Tabla16.A25" office:value-type="string">
            <text:p text:style-name="P70">EPES</text:p>
          </table:table-cell>
          <table:table-cell table:style-name="Tabla16.B25" office:value-type="string">
            <text:p text:style-name="P78">Andrés Anerios Llanos</text:p>
          </table:table-cell>
          <table:table-cell table:style-name="Tabla16.C25" office:value-type="string">
            <text:p text:style-name="P70">Ingeniero Superior Senior</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1">Sí</text:p>
          </table:table-cell>
          <table:table-cell table:style-name="Tabla16.J25" office:value-type="float" office:value="914807512">
            <text:p text:style-name="P77">914807512</text:p>
          </table:table-cell>
          <table:table-cell table:style-name="Tabla16.K25" office:value-type="float" office:value="647639057">
            <text:p text:style-name="P77">647639057</text:p>
          </table:table-cell>
          <table:table-cell table:style-name="Tabla16.L25" office:value-type="string">
            <text:p text:style-name="P78"><text:a xlink:type="simple" xlink:href="mailto:andres.aneiros.ext@juntadeandalucia.es"><text:span text:style-name="T22">andres.aneiros.ext@juntadeandalucia.es</text:span></text:a></text:p>
          </table:table-cell>
        </table:table-row>
        <table:table-row>
          <table:table-cell table:style-name="Tabla16.A26" office:value-type="string">
            <text:p text:style-name="P70">EPES</text:p>
          </table:table-cell>
          <table:table-cell table:style-name="Tabla16.B26" office:value-type="string">
            <text:p text:style-name="P78">Francisco Antonio Muro Abad</text:p>
          </table:table-cell>
          <table:table-cell table:style-name="Tabla16.C26" office:value-type="string">
            <text:p text:style-name="P70">Ingeniero Senior</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1">Sí</text:p>
          </table:table-cell>
          <table:table-cell table:style-name="Tabla16.J26">
            <text:p text:style-name="P66"/>
          </table:table-cell>
          <table:table-cell table:style-name="Tabla16.K26" office:value-type="float" office:value="647623595">
            <text:p text:style-name="P77">647623595</text:p>
          </table:table-cell>
          <table:table-cell table:style-name="Tabla16.L26" office:value-type="string">
            <text:p text:style-name="P78"><text:a xlink:type="simple" xlink:href="mailto:franciscoa.muro.ext@juntadeandalucia.es"><text:span text:style-name="T22">franciscoa.muro.ext@juntadeandalucia.es</text:span></text:a></text:p>
          </table:table-cell>
        </table:table-row>
        <table:table-row>
          <table:table-cell table:style-name="Tabla16.A27" office:value-type="string">
            <text:p text:style-name="P70">EPES</text:p>
          </table:table-cell>
          <table:table-cell table:style-name="Tabla16.B27" office:value-type="string">
            <text:p text:style-name="P70">Joaquín Lago Pérez</text:p>
          </table:table-cell>
          <table:table-cell table:style-name="Tabla16.C27" office:value-type="string">
            <text:p text:style-name="P70">Jefe de Proyecto, Indra</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27" office:value-type="string">
            <text:p text:style-name="P66"/>
          </table:table-cell>
          <table:table-cell table:style-name="Tabla16.K27" office:value-type="float" office:value="600479992">
            <text:p text:style-name="P77">600479992</text:p>
          </table:table-cell>
          <table:table-cell table:style-name="Tabla16.L27" office:value-type="string">
            <text:p text:style-name="P78"><text:a xlink:type="simple" xlink:href="mailto:jlagop@indra.es"><text:span text:style-name="T22">jlagop@indra.es </text:span></text:a><text:span text:style-name="T22">; </text:span><text:a xlink:type="simple" xlink:href="mailto:joaquin.lago.ext@juntadeandalucia.es"><text:span text:style-name="T22">joaquin.lago.ext@juntadeandalucia.es</text:span></text:a></text:p>
          </table:table-cell>
        </table:table-row>
        <table:table-row>
          <table:table-cell table:style-name="Tabla16.A28" office:value-type="string">
            <text:p text:style-name="P70">EPES</text:p>
          </table:table-cell>
          <table:table-cell table:style-name="Tabla16.B28" office:value-type="string">
            <text:p text:style-name="P70">Jesús Antona Archilla</text:p>
          </table:table-cell>
          <table:table-cell table:style-name="Tabla16.C28" office:value-type="string">
            <text:p text:style-name="P70">Jefe de Proyecto</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
          </table:table-cell>
          <table:table-cell table:style-name="Tabla16.J28" office:value-type="string">
            <text:p text:style-name="P71">951042228 <text:soft-page-break/>(942228)</text:p>
          </table:table-cell>
          <table:table-cell table:style-name="Tabla16.K28" office:value-type="float" office:value="605927245">
            <text:p text:style-name="P77">605927245</text:p>
          </table:table-cell>
          <table:table-cell table:style-name="Tabla16.L28" office:value-type="string">
            <text:p text:style-name="P78"><text:a xlink:type="simple" xlink:href="mailto:jesus.antona.ext@juntadeandalucia.es"><text:span text:style-name="T21">jesus.antona.ext@juntadeandalucia.es</text:span></text:a></text:p>
          </table:table-cell>
        </table:table-row>
        <table:table-row>
          <table:table-cell table:style-name="Tabla16.A29" office:value-type="string">
            <text:p text:style-name="P70">EPES</text:p>
          </table:table-cell>
          <table:table-cell table:style-name="Tabla16.B29" office:value-type="string">
            <text:p text:style-name="P70">Eduardo Priego Jiménez</text:p>
          </table:table-cell>
          <table:table-cell table:style-name="Tabla16.C29" office:value-type="string">
            <text:p text:style-name="P70">Técnico de Sistema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
          </table:table-cell>
          <table:table-cell table:style-name="Tabla16.J29" office:value-type="string">
            <text:p text:style-name="P71">951042228 (942261)</text:p>
          </table:table-cell>
          <table:table-cell table:style-name="Tabla16.K29" office:value-type="string">
            <text:p text:style-name="P66"/>
          </table:table-cell>
          <table:table-cell table:style-name="Tabla16.L29" office:value-type="string">
            <text:p text:style-name="P78"><text:a xlink:type="simple" xlink:href="mailto:eduardo.priego.ext@juntadeandalucia.es"><text:span text:style-name="T15">eduardo.priego.ext@juntadeandalucia.es</text:span></text:a></text:p>
          </table:table-cell>
        </table:table-row>
        <table:table-row>
          <table:table-cell table:style-name="Tabla16.A30" office:value-type="string">
            <text:p text:style-name="P70">EPES</text:p>
          </table:table-cell>
          <table:table-cell table:style-name="Tabla16.B30" office:value-type="string">
            <text:p text:style-name="P70">Rafael Martín Mateos</text:p>
          </table:table-cell>
          <table:table-cell table:style-name="Tabla16.C30" office:value-type="string">
            <text:p text:style-name="P70">Técnico de Sistema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30" office:value-type="string">
            <text:p text:style-name="P71">951042261(942261)</text:p>
          </table:table-cell>
          <table:table-cell table:style-name="Tabla16.K30" office:value-type="float" office:value="638238734">
            <text:p text:style-name="P71">638238734</text:p>
          </table:table-cell>
          <table:table-cell table:style-name="Tabla16.L30" office:value-type="string">
            <text:p text:style-name="P78"><text:a xlink:type="simple" xlink:href="mailto:rafael.martin.mateos.ext@juntadeandalucia.es"><text:span text:style-name="T21">rafael.martin.mateos.ext@juntadeandalucia.es</text:span></text:a></text:p>
          </table:table-cell>
        </table:table-row>
        <table:table-row>
          <table:table-cell table:style-name="Tabla16.A31" office:value-type="string">
            <text:p text:style-name="P70">EPES</text:p>
          </table:table-cell>
          <table:table-cell table:style-name="Tabla16.B31" office:value-type="string">
            <text:p text:style-name="P70">Yoshita Catarí de Valenzuela</text:p>
          </table:table-cell>
          <table:table-cell table:style-name="Tabla16.C31" office:value-type="string">
            <text:p text:style-name="P70">DBA</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31" office:value-type="string">
            <text:p text:style-name="P71">951042261(942261)</text:p>
          </table:table-cell>
          <table:table-cell table:style-name="Tabla16.K31" office:value-type="string">
            <text:p text:style-name="P66"/>
          </table:table-cell>
          <table:table-cell table:style-name="Tabla16.L31" office:value-type="string">
            <text:p text:style-name="P78"><text:a xlink:type="simple" xlink:href="mailto:yoshita.catari.ext@juntadeandalucia.es"><text:span text:style-name="T15">yoshita.catari.ext@juntadeandalucia.es</text:span></text:a></text:p>
          </table:table-cell>
        </table:table-row>
        <table:table-row>
          <table:table-cell table:style-name="Tabla16.A32" office:value-type="string">
            <text:p text:style-name="P70">EPES</text:p>
          </table:table-cell>
          <table:table-cell table:style-name="Tabla16.B32" office:value-type="string">
            <text:p text:style-name="P70">Sergio Sánchez Trujillo</text:p>
          </table:table-cell>
          <table:table-cell table:style-name="Tabla16.C32" office:value-type="string">
            <text:p text:style-name="P78">Técnico de Sistema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
          </table:table-cell>
          <table:table-cell table:style-name="Tabla16.J32" office:value-type="string">
            <text:p text:style-name="P71">951042246(942246)</text:p>
          </table:table-cell>
          <table:table-cell table:style-name="Tabla16.K32" office:value-type="float" office:value="638230898">
            <text:p text:style-name="P71">638230898</text:p>
          </table:table-cell>
          <table:table-cell table:style-name="Tabla16.L32" office:value-type="string">
            <text:p text:style-name="P78"><text:a xlink:type="simple" xlink:href="mailto:sergio.sanchez.trujillo.ext@juntadeandalucia.es"><text:span text:style-name="T21">sergio.sanchez.trujillo.ext@juntadeandalucia.es</text:span></text:a></text:p>
          </table:table-cell>
        </table:table-row>
        <table:table-row>
          <table:table-cell table:style-name="Tabla16.A33" office:value-type="string">
            <text:p text:style-name="P70">EPES</text:p>
          </table:table-cell>
          <table:table-cell table:style-name="Tabla16.B33" office:value-type="string">
            <text:p text:style-name="P70">Vanesa Martín Novella</text:p>
          </table:table-cell>
          <table:table-cell table:style-name="Tabla16.C33" office:value-type="string">
            <text:p text:style-name="P78">Técnico de Sistema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
          </table:table-cell>
          <table:table-cell table:style-name="Tabla16.J33" office:value-type="string">
            <text:p text:style-name="P71">951042230(942230)</text:p>
          </table:table-cell>
          <table:table-cell table:style-name="Tabla16.K33" office:value-type="float" office:value="638230898">
            <text:p text:style-name="P71">638230898</text:p>
          </table:table-cell>
          <table:table-cell table:style-name="Tabla16.L33" office:value-type="string">
            <text:p text:style-name="P78"><text:a xlink:type="simple" xlink:href="mailto:vanesa.martin.ext@juntadeandalucia.es"><text:span text:style-name="T21">vanesa.martin.ext@juntadeandalucia.es</text:span></text:a></text:p>
          </table:table-cell>
        </table:table-row>
        <table:table-row>
          <table:table-cell table:style-name="Tabla16.A34" office:value-type="string">
            <text:p text:style-name="P70">EPES</text:p>
          </table:table-cell>
          <table:table-cell table:style-name="Tabla16.B34" office:value-type="string">
            <text:p text:style-name="P70">María del Pilar Castro Alvarez</text:p>
          </table:table-cell>
          <table:table-cell table:style-name="Tabla16.C34" office:value-type="string">
            <text:p text:style-name="P66"/>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
          </table:table-cell>
          <table:table-cell table:style-name="Tabla16.J34" office:value-type="float" office:value="951042277">
            <text:p text:style-name="P71">951042277</text:p>
          </table:table-cell>
          <table:table-cell table:style-name="Tabla16.K34" office:value-type="string">
            <text:p text:style-name="P66"/>
          </table:table-cell>
          <table:table-cell table:style-name="Tabla16.L34" office:value-type="string">
            <text:p text:style-name="P78"><text:a xlink:type="simple" xlink:href="mailto:mpilar.castro.ext@juntadeandalucia.es"><text:span text:style-name="T21">mpilar.castro.ext@juntadeandalucia.es</text:span></text:a></text:p>
          </table:table-cell>
        </table:table-row>
        <table:table-row>
          <table:table-cell table:style-name="Tabla16.A35" office:value-type="string">
            <text:p text:style-name="P70">EPHPO</text:p>
          </table:table-cell>
          <table:table-cell table:style-name="Tabla16.B35" office:value-type="string">
            <text:p text:style-name="P70">Pedro Ángel Alcántara Capiscol</text:p>
          </table:table-cell>
          <table:table-cell table:style-name="Tabla16.C35" office:value-type="string">
            <text:p text:style-name="P70">Coordinador Organismos Grupo C</text:p>
          </table:table-cell>
          <table:table-cell table:style-name="Tabla16.D3" office:value-type="string">
            <text:p text:style-name="P74">X</text:p>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35" office:value-type="string">
            <text:p text:style-name="P66"/>
          </table:table-cell>
          <table:table-cell table:style-name="Tabla16.K35" office:value-type="float" office:value="754146">
            <text:p text:style-name="P71">754146</text:p>
          </table:table-cell>
          <table:table-cell table:style-name="Tabla16.L35" office:value-type="string">
            <text:p text:style-name="P78"><text:a xlink:type="simple" xlink:href="mailto:pedroa.alcantara@juntadeandalucia.es"><text:span text:style-name="T15">pedroa.alcantara@juntadeandalucia.es</text:span></text:a></text:p>
          </table:table-cell>
        </table:table-row>
        <table:table-row>
          <table:table-cell table:style-name="Tabla16.A36" office:value-type="string">
            <text:p text:style-name="P70">EPHPO</text:p>
          </table:table-cell>
          <table:table-cell table:style-name="Tabla16.B36" office:value-type="string">
            <text:p text:style-name="P70">Fermín Mayor García</text:p>
          </table:table-cell>
          <table:table-cell table:style-name="Tabla16.C36" office:value-type="string">
            <text:p text:style-name="P70">Responsable de Sistemas y Comunicaciones</text:p>
          </table:table-cell>
          <table:table-cell table:style-name="Tabla16.D3" office:value-type="string">
            <text:p text:style-name="P82"/>
          </table:table-cell>
          <table:table-cell table:style-name="Tabla16.E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Si</text:p>
          </table:table-cell>
          <table:table-cell table:style-name="Tabla16.J36" office:value-type="string">
            <text:p text:style-name="P71">950022556 / <text:line-break/>722556</text:p>
          </table:table-cell>
          <table:table-cell table:style-name="Tabla16.K36" office:value-type="float" office:value="722556">
            <text:p text:style-name="P71">722556</text:p>
          </table:table-cell>
          <table:table-cell table:style-name="Tabla16.L36" office:value-type="string">
            <text:p text:style-name="P78"><text:a xlink:type="simple" xlink:href="mailto:fermin.mayor@ephpo.es">fermin.mayor@ephpo.es</text:a><text:span text:style-name="T15"> / </text:span><text:a xlink:type="simple" xlink:href="mailto:fermin.mayor.sspa@juntadeandalucia.es">fermin.mayor.sspa@juntadeandalucia.es</text:a></text:p>
          </table:table-cell>
        </table:table-row>
        <table:table-row>
          <table:table-cell table:style-name="Tabla16.A37" office:value-type="string">
            <text:p text:style-name="P70">EPHPO</text:p>
          </table:table-cell>
          <table:table-cell table:style-name="Tabla16.B37" office:value-type="string">
            <text:p text:style-name="P70">Sergio Álvarez Rubio</text:p>
          </table:table-cell>
          <table:table-cell table:style-name="Tabla16.C37" office:value-type="string">
            <text:p text:style-name="P70">Técnico de Sistema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37" office:value-type="float" office:value="195158">
            <text:p text:style-name="P71">195158</text:p>
          </table:table-cell>
          <table:table-cell table:style-name="Tabla16.K37" office:value-type="string">
            <text:p text:style-name="P66"/>
          </table:table-cell>
          <table:table-cell table:style-name="Tabla16.L37" office:value-type="string">
            <text:p text:style-name="P78"><text:a xlink:type="simple" xlink:href="mailto:sergio.alvarez@ephpo.es"><text:span text:style-name="T15">sergio.alvarez@ephpo.es</text:span></text:a></text:p>
          </table:table-cell>
        </table:table-row>
        <text:soft-page-break/>
        <table:table-row>
          <table:table-cell table:style-name="Tabla16.A38" office:value-type="string">
            <text:p text:style-name="P70">EPHPO</text:p>
          </table:table-cell>
          <table:table-cell table:style-name="Tabla16.B38" office:value-type="string">
            <text:p text:style-name="P70">José Fernández Blanquez</text:p>
          </table:table-cell>
          <table:table-cell table:style-name="Tabla16.C38" office:value-type="string">
            <text:p text:style-name="P70">Técnico de Sistema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38" office:value-type="string">
            <text:p text:style-name="P66"/>
          </table:table-cell>
          <table:table-cell table:style-name="Tabla16.K38" office:value-type="float" office:value="790029">
            <text:p text:style-name="P71">790029</text:p>
          </table:table-cell>
          <table:table-cell table:style-name="Tabla16.L38" office:value-type="string">
            <text:p text:style-name="P78"><text:a xlink:type="simple" xlink:href="mailto:jose.fernandez@ephpo.es"><text:span text:style-name="T15">jose.fernandez@ephpo.es</text:span></text:a></text:p>
          </table:table-cell>
        </table:table-row>
        <table:table-row>
          <table:table-cell table:style-name="Tabla16.A39" office:value-type="string">
            <text:p text:style-name="P70">FPS</text:p>
          </table:table-cell>
          <table:table-cell table:style-name="Tabla16.B39" office:value-type="string">
            <text:p text:style-name="P70">Pedro Ángel Alcántara Capiscol</text:p>
          </table:table-cell>
          <table:table-cell table:style-name="Tabla16.C39" office:value-type="string">
            <text:p text:style-name="P70">Coordinador Organismos Grupo C</text:p>
          </table:table-cell>
          <table:table-cell table:style-name="Tabla16.D3" office:value-type="string">
            <text:p text:style-name="P74">X</text:p>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39" office:value-type="string">
            <text:p text:style-name="P66"/>
          </table:table-cell>
          <table:table-cell table:style-name="Tabla16.K39" office:value-type="float" office:value="754146">
            <text:p text:style-name="P71">754146</text:p>
          </table:table-cell>
          <table:table-cell table:style-name="Tabla16.L39" office:value-type="string">
            <text:p text:style-name="P78"><text:a xlink:type="simple" xlink:href="mailto:pedroa.alcantara@juntadeandalucia.es"><text:span text:style-name="T15">pedroa.alcantara@juntadeandalucia.es</text:span></text:a></text:p>
          </table:table-cell>
        </table:table-row>
        <table:table-row>
          <table:table-cell table:style-name="Tabla16.A40" office:value-type="string">
            <text:p text:style-name="P70">FPS-FPS</text:p>
          </table:table-cell>
          <table:table-cell table:style-name="Tabla16.B40" office:value-type="string">
            <text:p text:style-name="P70">Esteban Toro Quijano</text:p>
          </table:table-cell>
          <table:table-cell table:style-name="Tabla16.C40" office:value-type="string">
            <text:p text:style-name="P66"/>
          </table:table-cell>
          <table:table-cell table:style-name="Tabla16.D3" office:value-type="string">
            <text:p text:style-name="P82"/>
          </table:table-cell>
          <table:table-cell table:style-name="Tabla16.E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40" office:value-type="float" office:value="340463">
            <text:p text:style-name="P71">340463</text:p>
          </table:table-cell>
          <table:table-cell table:style-name="Tabla16.K40" office:value-type="string">
            <text:p text:style-name="P66"/>
          </table:table-cell>
          <table:table-cell table:style-name="Tabla16.L40" office:value-type="string">
            <text:p text:style-name="P78"><text:a xlink:type="simple" xlink:href="mailto:esteban.toro@juntadeandalucia.es"><text:span text:style-name="T15">esteban.toro@juntadeandalucia.es</text:span></text:a></text:p>
          </table:table-cell>
        </table:table-row>
        <table:table-row>
          <table:table-cell table:style-name="Tabla16.A41" office:value-type="string">
            <text:p text:style-name="P70">FPS-ACSA</text:p>
          </table:table-cell>
          <table:table-cell table:style-name="Tabla16.B41" office:value-type="string">
            <text:p text:style-name="P70">Javier Ferrero Álvarez-Rementeria </text:p>
          </table:table-cell>
          <table:table-cell table:style-name="Tabla16.C41" office:value-type="string">
            <text:p text:style-name="P70">dinamizador backup en FPS </text:p>
          </table:table-cell>
          <table:table-cell table:style-name="Tabla16.D3" office:value-type="string">
            <text:p text:style-name="P82"/>
          </table:table-cell>
          <table:table-cell table:style-name="Tabla16.E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1">Sí</text:p>
          </table:table-cell>
          <table:table-cell table:style-name="Tabla16.J41" office:value-type="string">
            <text:p text:style-name="P66"/>
          </table:table-cell>
          <table:table-cell table:style-name="Tabla16.K41" office:value-type="float" office:value="762179">
            <text:p text:style-name="P71">762179</text:p>
          </table:table-cell>
          <table:table-cell table:style-name="Tabla16.L41" office:value-type="string">
            <text:p text:style-name="P78"><text:a xlink:type="simple" xlink:href="mailto:javier.ferrero@juntadeandalucia.es"><text:span text:style-name="T15">javier.ferrero@juntadeandalucia.es</text:span></text:a></text:p>
          </table:table-cell>
        </table:table-row>
        <table:table-row>
          <table:table-cell table:style-name="Tabla16.A42" office:value-type="string">
            <text:p text:style-name="P70">SAS</text:p>
          </table:table-cell>
          <table:table-cell table:style-name="Tabla16.B42" office:value-type="string">
            <text:p text:style-name="P70">Pedro Ángel Alcántara Capiscol</text:p>
          </table:table-cell>
          <table:table-cell table:style-name="Tabla16.C42" office:value-type="string">
            <text:p text:style-name="P70">Jefe de Servicio de Informática (Secretaría General Técnica)<text:line-break/>Coordinador Organismos Grupo C</text:p>
          </table:table-cell>
          <table:table-cell table:style-name="Tabla16.D3" office:value-type="string">
            <text:p text:style-name="P74">X</text:p>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42" office:value-type="string">
            <text:p text:style-name="P66"/>
          </table:table-cell>
          <table:table-cell table:style-name="Tabla16.K42" office:value-type="float" office:value="754146">
            <text:p text:style-name="P71">754146</text:p>
          </table:table-cell>
          <table:table-cell table:style-name="Tabla16.L42" office:value-type="string">
            <text:p text:style-name="P78"><text:a xlink:type="simple" xlink:href="mailto:pedroa.alcantara@juntadeandalucia.es"><text:span text:style-name="T15">pedroa.alcantara@juntadeandalucia.es</text:span></text:a></text:p>
          </table:table-cell>
        </table:table-row>
        <table:table-row>
          <table:table-cell table:style-name="Tabla16.A43" office:value-type="string">
            <text:p text:style-name="P70">SAS</text:p>
          </table:table-cell>
          <table:table-cell table:style-name="Tabla16.B43" office:value-type="string">
            <text:p text:style-name="P70">María Vázquez del Río</text:p>
          </table:table-cell>
          <table:table-cell table:style-name="Tabla16.C43" office:value-type="string">
            <text:p text:style-name="P70">Asesor Técnico del Servicio Andaluz de Salud<text:line-break/>Responsable de las plataformas Oracle del SAS. </text:p>
          </table:table-cell>
          <table:table-cell table:style-name="Tabla16.D3" office:value-type="string">
            <text:p text:style-name="P82"/>
          </table:table-cell>
          <table:table-cell table:style-name="Tabla16.E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Si</text:p>
          </table:table-cell>
          <table:table-cell table:style-name="Tabla16.J43" office:value-type="string">
            <text:p text:style-name="P71">955017157/<text:line-break/>317157</text:p>
          </table:table-cell>
          <table:table-cell table:style-name="Tabla16.K43" office:value-type="float" office:value="671564657">
            <text:p text:style-name="P71">671564657</text:p>
          </table:table-cell>
          <table:table-cell table:style-name="Tabla16.L43" office:value-type="string">
            <text:p text:style-name="P78"><text:a xlink:type="simple" xlink:href="mailto:maria.vazquez.sspa@juntadeandalucia.es"><text:span text:style-name="T15">maria.vazquez.sspa@juntadeandalucia.es</text:span></text:a></text:p>
          </table:table-cell>
        </table:table-row>
        <table:table-row>
          <table:table-cell table:style-name="Tabla16.A44" office:value-type="string">
            <text:p text:style-name="P70">SAS</text:p>
          </table:table-cell>
          <table:table-cell table:style-name="Tabla16.B44" office:value-type="string">
            <text:p text:style-name="P70">Fátima Iskander Pizán </text:p>
          </table:table-cell>
          <table:table-cell table:style-name="Tabla16.C44" office:value-type="string">
            <text:p text:style-name="P70">Coordinación despliegues DAE</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74">X</text:p>
          </table:table-cell>
          <table:table-cell table:style-name="Tabla16.I3" office:value-type="string">
            <text:p text:style-name="P81">Sí</text:p>
          </table:table-cell>
          <table:table-cell table:style-name="Tabla16.J44" office:value-type="float" office:value="955017179">
            <text:p text:style-name="P71">955017179</text:p>
          </table:table-cell>
          <table:table-cell table:style-name="Tabla16.K44" office:value-type="float" office:value="610482088">
            <text:p text:style-name="P71">610482088</text:p>
          </table:table-cell>
          <table:table-cell table:style-name="Tabla16.L44" office:value-type="string">
            <text:p text:style-name="P78"><text:a xlink:type="simple" xlink:href="mailto:fatima.iskander.exts@juntadeandalucia.es"><text:span text:style-name="T15">fatima.iskander.exts@juntadeandalucia.es</text:span></text:a></text:p>
          </table:table-cell>
        </table:table-row>
        <table:table-row>
          <table:table-cell table:style-name="Tabla16.A45" office:value-type="string">
            <text:p text:style-name="P70">SAS</text:p>
          </table:table-cell>
          <table:table-cell table:style-name="Tabla16.B45" office:value-type="string">
            <text:p text:style-name="P70">Ana Susana Díaz Moya</text:p>
          </table:table-cell>
          <table:table-cell table:style-name="Tabla16.C45" office:value-type="string">
            <text:p text:style-name="P70">Técnico de BBBDD (Oficina Técnica de Proyecto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45" office:value-type="float" office:value="954932943">
            <text:p text:style-name="P71">954932943</text:p>
          </table:table-cell>
          <table:table-cell table:style-name="Tabla16.K45" office:value-type="string">
            <text:p text:style-name="P66"/>
          </table:table-cell>
          <table:table-cell table:style-name="Tabla16.L45" office:value-type="string">
            <text:p text:style-name="P78"><text:a xlink:type="simple" xlink:href="mailto:anas.diaz.exts@juntadeandalucia.es"><text:span text:style-name="T15">anas.diaz.exts@juntadeandalucia.es</text:span></text:a></text:p>
          </table:table-cell>
        </table:table-row>
        <table:table-row>
          <table:table-cell table:style-name="Tabla16.A46" office:value-type="string">
            <text:p text:style-name="P70">SAS</text:p>
          </table:table-cell>
          <table:table-cell table:style-name="Tabla16.B46" office:value-type="string">
            <text:p text:style-name="P70">Gracia María Nogales Pérez </text:p>
          </table:table-cell>
          <table:table-cell table:style-name="Tabla16.C46" office:value-type="string">
            <text:p text:style-name="P70">Técnico de BBBDD (Oficina Técnica de Proyecto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46" office:value-type="float" office:value="955017195">
            <text:p text:style-name="P71">955017195</text:p>
          </table:table-cell>
          <table:table-cell table:style-name="Tabla16.K46" office:value-type="string">
            <text:p text:style-name="P66"/>
          </table:table-cell>
          <table:table-cell table:style-name="Tabla16.L46" office:value-type="string">
            <text:p text:style-name="P78"><text:a xlink:type="simple" xlink:href="mailto:graciam.nogales.exts@juntadeandalucia.es"><text:span text:style-name="T15">graciam.nogales.exts@juntadeandalucia.es</text:span></text:a></text:p>
          </table:table-cell>
        </table:table-row>
        <text:soft-page-break/>
        <table:table-row>
          <table:table-cell table:style-name="Tabla16.A47" office:value-type="string">
            <text:p text:style-name="P70">SAS</text:p>
          </table:table-cell>
          <table:table-cell table:style-name="Tabla16.B47" office:value-type="string">
            <text:p text:style-name="P70">Alfredo Peña Palma</text:p>
          </table:table-cell>
          <table:table-cell table:style-name="Tabla16.C47" office:value-type="string">
            <text:p text:style-name="P70">Técnico de BBBDD (Oficina Técnica de Proyecto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47" office:value-type="float" office:value="954932309">
            <text:p text:style-name="P71">954932309</text:p>
          </table:table-cell>
          <table:table-cell table:style-name="Tabla16.K47" office:value-type="string">
            <text:p text:style-name="P66"/>
          </table:table-cell>
          <table:table-cell table:style-name="Tabla16.L47" office:value-type="string">
            <text:p text:style-name="P78"><text:a xlink:type="simple" xlink:href="mailto:alfredo.pena.exts@juntadeandalucia.es"><text:span text:style-name="T15">alfredo.pena.exts@juntadeandalucia.es</text:span></text:a></text:p>
          </table:table-cell>
        </table:table-row>
        <table:table-row>
          <table:table-cell table:style-name="Tabla16.A48" office:value-type="string">
            <text:p text:style-name="P70">SAS</text:p>
          </table:table-cell>
          <table:table-cell table:style-name="Tabla16.B48" office:value-type="string">
            <text:p text:style-name="P70">Rafael Gómez Casado</text:p>
          </table:table-cell>
          <table:table-cell table:style-name="Tabla16.C48" office:value-type="string">
            <text:p text:style-name="P70">Técnico de BBBDD (Grupo de Administración de BBDD)</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48" office:value-type="float" office:value="954932952">
            <text:p text:style-name="P71">954932952</text:p>
          </table:table-cell>
          <table:table-cell table:style-name="Tabla16.K48" office:value-type="string">
            <text:p text:style-name="P66"/>
          </table:table-cell>
          <table:table-cell table:style-name="Tabla16.L48" office:value-type="string">
            <text:p text:style-name="P78"><text:a xlink:type="simple" xlink:href="mailto:rafael.gomez.casado.exts@juntadeandalucia.es"><text:span text:style-name="T15">rafael.gomez.casado.exts@juntadeandalucia.es</text:span></text:a></text:p>
          </table:table-cell>
        </table:table-row>
        <table:table-row>
          <table:table-cell table:style-name="Tabla16.A49" office:value-type="string">
            <text:p text:style-name="P70">SAS</text:p>
          </table:table-cell>
          <table:table-cell table:style-name="Tabla16.B49" office:value-type="string">
            <text:p text:style-name="P70">Juan Carlos Ramos Márquez </text:p>
          </table:table-cell>
          <table:table-cell table:style-name="Tabla16.C49" office:value-type="string">
            <text:p text:style-name="P70">Técnico de BBBDD (Grupo de Administración de BBDD)</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49" office:value-type="float" office:value="954932945">
            <text:p text:style-name="P71">954932945</text:p>
          </table:table-cell>
          <table:table-cell table:style-name="Tabla16.K49" office:value-type="string">
            <text:p text:style-name="P66"/>
          </table:table-cell>
          <table:table-cell table:style-name="Tabla16.L49" office:value-type="string">
            <text:p text:style-name="P78"><text:a xlink:type="simple" xlink:href="mailto:juanc.ramos.exts@juntadeandalucia.es"><text:span text:style-name="T15">juanc.ramos.exts@juntadeandalucia.es</text:span></text:a></text:p>
          </table:table-cell>
        </table:table-row>
        <table:table-row>
          <table:table-cell table:style-name="Tabla16.A50" office:value-type="string">
            <text:p text:style-name="P70">SAS</text:p>
          </table:table-cell>
          <table:table-cell table:style-name="Tabla16.B50" office:value-type="string">
            <text:p text:style-name="P70">Daniel Duarte Hernández </text:p>
          </table:table-cell>
          <table:table-cell table:style-name="Tabla16.C50" office:value-type="string">
            <text:p text:style-name="P70">Técnico de BBBDD (Grupo de Administración de BBDD)</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50" office:value-type="float" office:value="954938353">
            <text:p text:style-name="P71">954938353</text:p>
          </table:table-cell>
          <table:table-cell table:style-name="Tabla16.K50" office:value-type="string">
            <text:p text:style-name="P66"/>
          </table:table-cell>
          <table:table-cell table:style-name="Tabla16.L50" office:value-type="string">
            <text:p text:style-name="P78"><text:a xlink:type="simple" xlink:href="mailto:daniel.duarte.exts@juntadeandalucia.es"><text:span text:style-name="T15">daniel.duarte.exts@juntadeandalucia.es</text:span></text:a></text:p>
          </table:table-cell>
        </table:table-row>
        <table:table-row>
          <table:table-cell table:style-name="Tabla16.A51" office:value-type="string">
            <text:p text:style-name="P70">SAS</text:p>
          </table:table-cell>
          <table:table-cell table:style-name="Tabla16.B51" office:value-type="string">
            <text:p text:style-name="P70">Reyes Zamorano Rodríguez</text:p>
          </table:table-cell>
          <table:table-cell table:style-name="Tabla16.C51" office:value-type="string">
            <text:p text:style-name="P70">Técnico de BBBDD (Grupo de Administración de BBDD)</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51" office:value-type="float" office:value="954938304">
            <text:p text:style-name="P71">954938304</text:p>
          </table:table-cell>
          <table:table-cell table:style-name="Tabla16.K51" office:value-type="string">
            <text:p text:style-name="P66"/>
          </table:table-cell>
          <table:table-cell table:style-name="Tabla16.L51" office:value-type="string">
            <text:p text:style-name="P78"><text:a xlink:type="simple" xlink:href="mailto:reyes.zamorano.exts@juntadeandalucia.es"><text:span text:style-name="T15">reyes.zamorano.exts@juntadeandalucia.es</text:span></text:a></text:p>
          </table:table-cell>
        </table:table-row>
        <table:table-row>
          <table:table-cell table:style-name="Tabla16.A52" office:value-type="string">
            <text:p text:style-name="P70">SAS</text:p>
          </table:table-cell>
          <table:table-cell table:style-name="Tabla16.B52" office:value-type="string">
            <text:p text:style-name="P70">Diego Pineda Pérez</text:p>
          </table:table-cell>
          <table:table-cell table:style-name="Tabla16.C52" office:value-type="string">
            <text:p text:style-name="P70">Técnico de BBBDD (Grupo de Administración de BBDD)</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52" office:value-type="float" office:value="954938342">
            <text:p text:style-name="P71">954938342</text:p>
          </table:table-cell>
          <table:table-cell table:style-name="Tabla16.K52" office:value-type="string">
            <text:p text:style-name="P66"/>
          </table:table-cell>
          <table:table-cell table:style-name="Tabla16.L52" office:value-type="string">
            <text:p text:style-name="P78"><text:a xlink:type="simple" xlink:href="mailto:diego.pineda.exts@juntadeandalucia.es"><text:span text:style-name="T15">diego.pineda.exts@juntadeandalucia.es</text:span></text:a></text:p>
          </table:table-cell>
        </table:table-row>
        <table:table-row>
          <table:table-cell table:style-name="Tabla16.A53" office:value-type="string">
            <text:p text:style-name="P70">SAS</text:p>
          </table:table-cell>
          <table:table-cell table:style-name="Tabla16.B53" office:value-type="string">
            <text:p text:style-name="P70">Manuel David Díaz Cano</text:p>
          </table:table-cell>
          <table:table-cell table:style-name="Tabla16.C53" office:value-type="string">
            <text:p text:style-name="P70">Técnico de BBBDD (Grupo de Administración de BBDD)</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53" office:value-type="float" office:value="951032678">
            <text:p text:style-name="P71">951032678</text:p>
          </table:table-cell>
          <table:table-cell table:style-name="Tabla16.K53" office:value-type="string">
            <text:p text:style-name="P66"/>
          </table:table-cell>
          <table:table-cell table:style-name="Tabla16.L53" office:value-type="string">
            <text:p text:style-name="P78"><text:a xlink:type="simple" xlink:href="mailto:manueld.diaz.exts@juntadeandalucia.es"><text:span text:style-name="T15">manueld.diaz.exts@juntadeandalucia.es</text:span></text:a></text:p>
          </table:table-cell>
        </table:table-row>
        <table:table-row>
          <table:table-cell table:style-name="Tabla16.A54" office:value-type="string">
            <text:p text:style-name="P70">SAS</text:p>
          </table:table-cell>
          <table:table-cell table:style-name="Tabla16.B54" office:value-type="string">
            <text:p text:style-name="P70">Pablo Florencio Jiménez</text:p>
          </table:table-cell>
          <table:table-cell table:style-name="Tabla16.C54" office:value-type="string">
            <text:p text:style-name="P70">Técnico Unix/Linux (Oficina Técnica de Proyecto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Si</text:p>
          </table:table-cell>
          <table:table-cell table:style-name="Tabla16.J54" office:value-type="float" office:value="951017195">
            <text:p text:style-name="P71">951017195</text:p>
          </table:table-cell>
          <table:table-cell table:style-name="Tabla16.K54" office:value-type="string">
            <text:p text:style-name="P66"/>
          </table:table-cell>
          <table:table-cell table:style-name="Tabla16.L54" office:value-type="string">
            <text:p text:style-name="P78"><text:a xlink:type="simple" xlink:href="mailto:pablo.florencio.exts@juntadeandalucia.es"><text:span text:style-name="T15">pablo.florencio.exts@juntadeandalucia.es</text:span></text:a></text:p>
          </table:table-cell>
        </table:table-row>
        <table:table-row>
          <table:table-cell table:style-name="Tabla16.A55" office:value-type="string">
            <text:p text:style-name="P70">SAS</text:p>
          </table:table-cell>
          <table:table-cell table:style-name="Tabla16.B55" office:value-type="string">
            <text:p text:style-name="P70">Salvador López de Sagredo de la <text:soft-page-break/>Iglesia</text:p>
          </table:table-cell>
          <table:table-cell table:style-name="Tabla16.C55" office:value-type="string">
            <text:p text:style-name="P70">Coordinador Técnico (Grupo <text:soft-page-break/>Tecnológico Microsoft/Intel)</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
          </table:table-cell>
          <table:table-cell table:style-name="Tabla16.J55" office:value-type="float" office:value="954938314">
            <text:p text:style-name="P71">954938314</text:p>
          </table:table-cell>
          <table:table-cell table:style-name="Tabla16.K55" office:value-type="float" office:value="690715478">
            <text:p text:style-name="P71">690715478</text:p>
          </table:table-cell>
          <table:table-cell table:style-name="Tabla16.L55" office:value-type="string">
            <text:p text:style-name="P78"><text:a xlink:type="simple" xlink:href="mailto:salvador.lopezsagredo.exts@juntadeandalucia.es"><text:span text:style-name="T15">salvador.lopezsagredo.exts@juntadeandalucia.es</text:span></text:a></text:p>
          </table:table-cell>
        </table:table-row>
        <table:table-row>
          <table:table-cell table:style-name="Tabla16.A56" office:value-type="string">
            <text:p text:style-name="P70">SAS</text:p>
          </table:table-cell>
          <table:table-cell table:style-name="Tabla16.B56" office:value-type="string">
            <text:p text:style-name="P70">Juan Camacho Mateo</text:p>
          </table:table-cell>
          <table:table-cell table:style-name="Tabla16.C56" office:value-type="string">
            <text:p text:style-name="P70">Técnico Microsoft/Intel (Grupo Tecnológico Microsoft/Intel)</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
          </table:table-cell>
          <table:table-cell table:style-name="Tabla16.J56" office:value-type="float" office:value="955938308">
            <text:p text:style-name="P71">955938308</text:p>
          </table:table-cell>
          <table:table-cell table:style-name="Tabla16.K56" office:value-type="string">
            <text:p text:style-name="P66"/>
          </table:table-cell>
          <table:table-cell table:style-name="Tabla16.L56" office:value-type="string">
            <text:p text:style-name="P78"><text:a xlink:type="simple" xlink:href="mailto:juan.camacho.exts@juntadeandalucia.es"><text:span text:style-name="T15">juan.camacho.exts@juntadeandalucia.es</text:span></text:a></text:p>
          </table:table-cell>
        </table:table-row>
        <table:table-row>
          <table:table-cell table:style-name="Tabla16.A57" office:value-type="string">
            <text:p text:style-name="P70">SAS</text:p>
          </table:table-cell>
          <table:table-cell table:style-name="Tabla16.B57" office:value-type="string">
            <text:p text:style-name="P70">Raquel Casaus Álvarez</text:p>
          </table:table-cell>
          <table:table-cell table:style-name="Tabla16.C57" office:value-type="string">
            <text:p text:style-name="P70">Técnico - Oficina Técnica de InterOperabilidad de la STI</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
          </table:table-cell>
          <table:table-cell table:style-name="Tabla16.J57" office:value-type="string">
            <text:p text:style-name="P71">955017191/<text:line-break/>317191</text:p>
          </table:table-cell>
          <table:table-cell table:style-name="Tabla16.K57" office:value-type="float" office:value="682781365">
            <text:p text:style-name="P71">682781365</text:p>
          </table:table-cell>
          <table:table-cell table:style-name="Tabla16.L57" office:value-type="string">
            <text:p text:style-name="P78"><text:a xlink:type="simple" xlink:href="mailto:raquel.casaus.exts@juntadeandalucia.es">raquel.casaus.exts@juntadeandalucia.es</text:a><text:span text:style-name="T15">; </text:span><text:a xlink:type="simple" xlink:href="mailto:raquel.casaus@accenture.com">raquel.casaus@accenture.com</text:a></text:p>
          </table:table-cell>
        </table:table-row>
        <table:table-row>
          <table:table-cell table:style-name="Tabla16.A58" office:value-type="string">
            <text:p text:style-name="P70">SAS</text:p>
          </table:table-cell>
          <table:table-cell table:style-name="Tabla16.B58" office:value-type="string">
            <text:p text:style-name="P70">María del Mar Fernández López</text:p>
          </table:table-cell>
          <table:table-cell table:style-name="Tabla16.C58" office:value-type="string">
            <text:p text:style-name="P70">Coordinadora de Servicio</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74">X</text:p>
          </table:table-cell>
          <table:table-cell table:style-name="Tabla16.I3" office:value-type="string">
            <text:p text:style-name="P82"/>
          </table:table-cell>
          <table:table-cell table:style-name="Tabla16.J58" office:value-type="float" office:value="955017173">
            <text:p text:style-name="P71">955017173</text:p>
          </table:table-cell>
          <table:table-cell table:style-name="Tabla16.K58" office:value-type="float" office:value="607477983">
            <text:p text:style-name="P71">607477983</text:p>
          </table:table-cell>
          <table:table-cell table:style-name="Tabla16.L58" office:value-type="string">
            <text:p text:style-name="P78"><text:a xlink:type="simple" xlink:href="mailto:mariam.fernandez.exts@juntadeandalucia.es"><text:span text:style-name="T15">mariam.fernandez.exts@juntadeandalucia.es</text:span></text:a></text:p>
          </table:table-cell>
        </table:table-row>
        <table:table-row>
          <table:table-cell table:style-name="Tabla16.A59" office:value-type="string">
            <text:p text:style-name="P70">SAS</text:p>
          </table:table-cell>
          <table:table-cell table:style-name="Tabla16.B59" office:value-type="string">
            <text:p text:style-name="P70">Jorge García Naz</text:p>
          </table:table-cell>
          <table:table-cell table:style-name="Tabla16.C59" office:value-type="string">
            <text:p text:style-name="P70">Técnico - Oficina Técnica de InterOperabilidad de la STI</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
          </table:table-cell>
          <table:table-cell table:style-name="Tabla16.J59" office:value-type="string">
            <text:p text:style-name="P71">955693381/<text:line-break/>328381</text:p>
          </table:table-cell>
          <table:table-cell table:style-name="Tabla16.K59" office:value-type="float" office:value="682779965">
            <text:p text:style-name="P71">682779965</text:p>
          </table:table-cell>
          <table:table-cell table:style-name="Tabla16.L59" office:value-type="string">
            <text:p text:style-name="P78"><text:a xlink:type="simple" xlink:href="mailto:jorge.garcia.naz@juntadeandalucia.es">jorge.garcia.naz@juntadeandalucia.es</text:a>;<text:a xlink:type="simple" xlink:href="mailto:jorge.garcia.naz@avanade.com">jorge.garcia.naz@avanade.com</text:a></text:p>
          </table:table-cell>
        </table:table-row>
        <table:table-row>
          <table:table-cell table:style-name="Tabla16.A60" office:value-type="string">
            <text:p text:style-name="P70">SAS</text:p>
          </table:table-cell>
          <table:table-cell table:style-name="Tabla16.B60" office:value-type="string">
            <text:p text:style-name="P70">Juan Manuel Menacho Diz </text:p>
          </table:table-cell>
          <table:table-cell table:style-name="Tabla16.C60" office:value-type="string">
            <text:p text:style-name="P70">Técnico - Oficina Técnica de Interoperabilidad de la STI</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
          </table:table-cell>
          <table:table-cell table:style-name="Tabla16.J60" office:value-type="float" office:value="954468171">
            <text:p text:style-name="P71">954468171</text:p>
          </table:table-cell>
          <table:table-cell table:style-name="Tabla16.K60" office:value-type="float" office:value="682781379">
            <text:p text:style-name="P71">682781379</text:p>
          </table:table-cell>
          <table:table-cell table:style-name="Tabla16.L60" office:value-type="string">
            <text:p text:style-name="P78"><text:a xlink:type="simple" xlink:href="mailto:juanm.menacho.exts@juntadeandalucia.es">juanm.menacho.exts@juntadeandalucia.es</text:a><text:span text:style-name="T15">;</text:span><text:a xlink:type="simple" xlink:href="mailto:juan.m.menachodiz@avanade.com">juan.m.menachodiz@avanade.com</text:a></text:p>
          </table:table-cell>
        </table:table-row>
        <table:table-row>
          <table:table-cell table:style-name="Tabla16.A61" office:value-type="string">
            <text:p text:style-name="P70">SAS</text:p>
          </table:table-cell>
          <table:table-cell table:style-name="Tabla16.B61" office:value-type="string">
            <text:p text:style-name="P78">Patricia Andrés Díaz</text:p>
          </table:table-cell>
          <table:table-cell table:style-name="Tabla16.C61" office:value-type="string">
            <text:p text:style-name="P70">Técnico - Oficina Técnica de InterOperabilidad de la STI</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74">X</text:p>
          </table:table-cell>
          <table:table-cell table:style-name="Tabla16.I3" office:value-type="string">
            <text:p text:style-name="P82"/>
          </table:table-cell>
          <table:table-cell table:style-name="Tabla16.J61" office:value-type="float" office:value="954468171">
            <text:p text:style-name="P71">954468171</text:p>
          </table:table-cell>
          <table:table-cell table:style-name="Tabla16.K61" office:value-type="float" office:value="682779961">
            <text:p text:style-name="P71">682779961</text:p>
          </table:table-cell>
          <table:table-cell table:style-name="Tabla16.L61" office:value-type="string">
            <text:p text:style-name="P78"><text:a xlink:type="simple" xlink:href="mailto:patricia.andres.exts@juntadeandalucia.es">patricia.andres.exts@juntadeandalucia.es</text:a><text:span text:style-name="T15">; </text:span><text:a xlink:type="simple" xlink:href="mailto:patricia.andres.diaz@avanade.com">patricia.andres.diaz@avanade.com</text:a></text:p>
          </table:table-cell>
        </table:table-row>
        <table:table-row>
          <table:table-cell table:style-name="Tabla16.A62" office:value-type="string">
            <text:p text:style-name="P70">SAS</text:p>
          </table:table-cell>
          <table:table-cell table:style-name="Tabla16.B62" office:value-type="string">
            <text:p text:style-name="P70">Pablo Zapata Ferrusola</text:p>
          </table:table-cell>
          <table:table-cell table:style-name="Tabla16.C62" office:value-type="string">
            <text:p text:style-name="P70">Ingeniero de Sistemas Senior, Soporte a Producción</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74">X</text:p>
          </table:table-cell>
          <table:table-cell table:style-name="Tabla16.I3" office:value-type="string">
            <text:p text:style-name="P82"/>
          </table:table-cell>
          <table:table-cell table:style-name="Tabla16.J62" office:value-type="string">
            <text:p text:style-name="P66"/>
          </table:table-cell>
          <table:table-cell table:style-name="Tabla16.K62" office:value-type="float" office:value="665659634">
            <text:p text:style-name="P71">665659634</text:p>
          </table:table-cell>
          <table:table-cell table:style-name="Tabla16.L62" office:value-type="string">
            <text:p text:style-name="P78"><text:a xlink:type="simple" xlink:href="mailto:pzapata@indra.es"><text:span text:style-name="T15">pzapata@indra.es</text:span></text:a></text:p>
          </table:table-cell>
        </table:table-row>
        <table:table-row>
          <table:table-cell table:style-name="Tabla16.A63" office:value-type="string">
            <text:p text:style-name="P70">SAS</text:p>
          </table:table-cell>
          <table:table-cell table:style-name="Tabla16.B63" office:value-type="string">
            <text:p text:style-name="P70">Juan José Cubillas Mercado </text:p>
          </table:table-cell>
          <table:table-cell table:style-name="Tabla16.C63" office:value-type="string">
            <text:p text:style-name="P70">Ingeniero de Sistemas Senior</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Si</text:p>
          </table:table-cell>
          <table:table-cell table:style-name="Tabla16.J63" office:value-type="string">
            <text:p text:style-name="P77">954660511</text:p>
          </table:table-cell>
          <table:table-cell table:style-name="Tabla16.K63" office:value-type="float" office:value="635521557">
            <text:p text:style-name="P71">635521557</text:p>
          </table:table-cell>
          <table:table-cell table:style-name="Tabla16.L63" office:value-type="string">
            <text:p text:style-name="P78"><text:a xlink:type="simple" xlink:href="mailto:juanj.cubillas.exts@juntadeandalucia.es">juanj.cubillas.exts@juntadeandalucia.es</text:a><text:span text:style-name="T15">; </text:span><text:a xlink:type="simple" xlink:href="mailto:jjcubillas@indra.es">jjcubillas@indra.es</text:a></text:p>
          </table:table-cell>
        </table:table-row>
        <text:soft-page-break/>
        <table:table-row>
          <table:table-cell table:style-name="Tabla16.A64" office:value-type="string">
            <text:p text:style-name="P70">SAS</text:p>
          </table:table-cell>
          <table:table-cell table:style-name="Tabla16.B64" office:value-type="string">
            <text:p text:style-name="P70">Francisco Javier González Rivera </text:p>
          </table:table-cell>
          <table:table-cell table:style-name="Tabla16.C64" office:value-type="string">
            <text:p text:style-name="P70">Ingeniero de Sistemas Senior</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1">Sí</text:p>
          </table:table-cell>
          <table:table-cell table:style-name="Tabla16.J64" office:value-type="float" office:value="954660511">
            <text:p text:style-name="P71">954660511</text:p>
          </table:table-cell>
          <table:table-cell table:style-name="Tabla16.K64" office:value-type="float" office:value="626812181">
            <text:p text:style-name="P71">626812181</text:p>
          </table:table-cell>
          <table:table-cell table:style-name="Tabla16.L64" office:value-type="string">
            <text:p text:style-name="P78"><text:a xlink:type="simple" xlink:href="mailto:franciscoj.gonzalez.exts@juntadeandalucia.es">franciscoj.gonzalez.exts@juntadeandalucia.es</text:a><text:span text:style-name="T15"><text:line-break/></text:span><text:a xlink:type="simple" xlink:href="mailto:fjgrivera@indra.es">fjgrivera@indra.es</text:a></text:p>
          </table:table-cell>
        </table:table-row>
        <table:table-row>
          <table:table-cell table:style-name="Tabla16.A65" office:value-type="string">
            <text:p text:style-name="P70">SAS</text:p>
          </table:table-cell>
          <table:table-cell table:style-name="Tabla16.B65" office:value-type="string">
            <text:p text:style-name="P70">Miguel García Márquez</text:p>
          </table:table-cell>
          <table:table-cell table:style-name="Tabla16.C65" office:value-type="string">
            <text:p text:style-name="P70">Técnico de BBBDD (Oficina Técnica de Proyecto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65" office:value-type="float" office:value="954932287">
            <text:p text:style-name="P77">954932287</text:p>
          </table:table-cell>
          <table:table-cell table:style-name="Tabla16.K65" office:value-type="string">
            <text:p text:style-name="P66"/>
          </table:table-cell>
          <table:table-cell table:style-name="Tabla16.L65" office:value-type="string">
            <text:p text:style-name="P78"><text:a xlink:type="simple" xlink:href="mailto:miguel.garcia.exts@juntadeandalucia.es"><text:span text:style-name="T15">miguel.garcia.exts@juntadeandalucia.es</text:span></text:a></text:p>
          </table:table-cell>
        </table:table-row>
        <table:table-row>
          <table:table-cell table:style-name="Tabla16.A66" office:value-type="string">
            <text:p text:style-name="P70">SAS</text:p>
          </table:table-cell>
          <table:table-cell table:style-name="Tabla16.B66" office:value-type="string">
            <text:p text:style-name="P70">Enrique Velasco Martín</text:p>
          </table:table-cell>
          <table:table-cell table:style-name="Tabla16.C66" office:value-type="string">
            <text:p text:style-name="P70">Técnico de BBBDD </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Si</text:p>
          </table:table-cell>
          <table:table-cell table:style-name="Tabla16.J66" office:value-type="float" office:value="954932943">
            <text:p text:style-name="P77">954932943</text:p>
          </table:table-cell>
          <table:table-cell table:style-name="Tabla16.K66" office:value-type="string">
            <text:p text:style-name="P66"/>
          </table:table-cell>
          <table:table-cell table:style-name="Tabla16.L66" office:value-type="string">
            <text:p text:style-name="P78"><text:a xlink:type="simple" xlink:href="mailto:enrique.velasco.exts@juntadeandalucia.es"><text:span text:style-name="T15">enrique.velasco.exts@juntadeandalucia.es</text:span></text:a></text:p>
          </table:table-cell>
        </table:table-row>
        <table:table-row>
          <table:table-cell table:style-name="Tabla16.A67" office:value-type="string">
            <text:p text:style-name="P70">SAS</text:p>
          </table:table-cell>
          <table:table-cell table:style-name="Tabla16.B67" office:value-type="string">
            <text:p text:style-name="P70">Inmaculada Segovia Martín</text:p>
          </table:table-cell>
          <table:table-cell table:style-name="Tabla16.C67" office:value-type="string">
            <text:p text:style-name="P70">Técnico de BBBDD </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Si</text:p>
          </table:table-cell>
          <table:table-cell table:style-name="Tabla16.J67" office:value-type="float" office:value="954932943">
            <text:p text:style-name="P77">954932943</text:p>
          </table:table-cell>
          <table:table-cell table:style-name="Tabla16.K67" office:value-type="string">
            <text:p text:style-name="P66"/>
          </table:table-cell>
          <table:table-cell table:style-name="Tabla16.L67" office:value-type="string">
            <text:p text:style-name="P78"><text:a xlink:type="simple" xlink:href="mailto:inmaculada.segovia.exts@juntadeandalucia.es"><text:span text:style-name="T15">inmaculada.segovia.exts@juntadeandalucia.es</text:span></text:a></text:p>
          </table:table-cell>
        </table:table-row>
        <table:table-row table:style-name="Tabla16.68">
          <table:table-cell table:style-name="Tabla16.A68" office:value-type="string">
            <text:p text:style-name="P72">SAS</text:p>
          </table:table-cell>
          <table:table-cell table:style-name="Tabla16.A68" office:value-type="string">
            <text:p text:style-name="P72">Andrés Leal Pérez</text:p>
          </table:table-cell>
          <table:table-cell table:style-name="Tabla16.A68" office:value-type="string">
            <text:p text:style-name="P72">Técnico de BBBDD </text:p>
          </table:table-cell>
          <table:table-cell table:style-name="Tabla16.D68" office:value-type="string">
            <text:p text:style-name="P81"/>
          </table:table-cell>
          <table:table-cell table:style-name="Tabla16.E68" office:value-type="string">
            <text:p text:style-name="P81"/>
          </table:table-cell>
          <table:table-cell table:style-name="Tabla16.F68" office:value-type="string">
            <text:p text:style-name="P73">X</text:p>
          </table:table-cell>
          <table:table-cell table:style-name="Tabla16.F68" office:value-type="string">
            <text:p text:style-name="P73">X</text:p>
          </table:table-cell>
          <table:table-cell table:style-name="Tabla16.F68" office:value-type="string">
            <text:p text:style-name="P81"/>
          </table:table-cell>
          <table:table-cell table:style-name="Tabla16.I68" office:value-type="string">
            <text:p text:style-name="P81">Si</text:p>
          </table:table-cell>
          <table:table-cell table:style-name="Tabla16.J68" office:value-type="float" office:value="955017192">
            <text:p text:style-name="P80">955017192</text:p>
          </table:table-cell>
          <table:table-cell table:style-name="Tabla16.A68" office:value-type="string">
            <text:p text:style-name="P79"/>
          </table:table-cell>
          <table:table-cell table:style-name="Tabla16.L68" office:value-type="string">
            <text:p text:style-name="P78"><text:a xlink:type="simple" xlink:href="mailto:andres.leal.exts@juntadeandalucia.es"><text:span text:style-name="T18">andres.leal.exts@juntadeandalucia.es</text:span></text:a></text:p>
          </table:table-cell>
        </table:table-row>
        <table:table-row>
          <table:table-cell table:style-name="Tabla16.A69" office:value-type="string">
            <text:p text:style-name="P70">SAS</text:p>
          </table:table-cell>
          <table:table-cell table:style-name="Tabla16.B69" office:value-type="string">
            <text:p text:style-name="P70">Simón Murillo Pérez</text:p>
          </table:table-cell>
          <table:table-cell table:style-name="Tabla16.C69" office:value-type="string">
            <text:p text:style-name="P70">Coordinador</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69" office:value-type="float" office:value="955017157">
            <text:p text:style-name="P71">955017157</text:p>
          </table:table-cell>
          <table:table-cell table:style-name="Tabla16.K69" office:value-type="string">
            <text:p text:style-name="P66"/>
          </table:table-cell>
          <table:table-cell table:style-name="Tabla16.L69" office:value-type="string">
            <text:p text:style-name="P78"><text:a xlink:type="simple" xlink:href="mailto:simon.murillo.exts@juntadeandalucia.es"><text:span text:style-name="T15">simon.murillo.exts@juntadeandalucia.es</text:span></text:a></text:p>
          </table:table-cell>
        </table:table-row>
        <table:table-row>
          <table:table-cell table:style-name="Tabla16.A70" office:value-type="string">
            <text:p text:style-name="P70">SAS</text:p>
          </table:table-cell>
          <table:table-cell table:style-name="Tabla16.B70" office:value-type="string">
            <text:p text:style-name="P70">Jesús León Santiago </text:p>
          </table:table-cell>
          <table:table-cell table:style-name="Tabla16.C70" office:value-type="string">
            <text:p text:style-name="P78">Coordinador Técnico CTI-DBA </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H70" office:value-type="float" office:value="0">
            <text:p text:style-name="P82">0</text:p>
          </table:table-cell>
          <table:table-cell table:style-name="Tabla16.I3" office:value-type="string">
            <text:p text:style-name="P82">Si</text:p>
          </table:table-cell>
          <table:table-cell table:style-name="Tabla16.J70" office:value-type="string">
            <text:p text:style-name="P66"/>
          </table:table-cell>
          <table:table-cell table:style-name="Tabla16.K70" office:value-type="float" office:value="650547983">
            <text:p text:style-name="P71">650547983</text:p>
          </table:table-cell>
          <table:table-cell table:style-name="Tabla16.L70" office:value-type="string">
            <text:p text:style-name="P78"><text:a xlink:type="simple" xlink:href="mailto:jesus.leon.exts@juntadeandalucia.es"><text:span text:style-name="T15">jesus.leon.exts@juntadeandalucia.es</text:span></text:a></text:p>
          </table:table-cell>
        </table:table-row>
        <table:table-row>
          <table:table-cell table:style-name="Tabla16.A71" office:value-type="string">
            <text:p text:style-name="P70">SAS</text:p>
          </table:table-cell>
          <table:table-cell table:style-name="Tabla16.B71" office:value-type="string">
            <text:p text:style-name="P70">Francisco Carbonell Acera</text:p>
          </table:table-cell>
          <table:table-cell table:style-name="Tabla16.C71" office:value-type="string">
            <text:p text:style-name="P70">Enlace Dinamizador (backup)</text:p>
          </table:table-cell>
          <table:table-cell table:style-name="Tabla16.D3" office:value-type="string">
            <text:p text:style-name="P82"/>
          </table:table-cell>
          <table:table-cell table:style-name="Tabla16.E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1">Sí</text:p>
          </table:table-cell>
          <table:table-cell table:style-name="Tabla16.J71" office:value-type="string">
            <text:p text:style-name="P66"/>
          </table:table-cell>
          <table:table-cell table:style-name="Tabla16.K71" office:value-type="float" office:value="671569612">
            <text:p text:style-name="P71">671569612</text:p>
          </table:table-cell>
          <table:table-cell table:style-name="Tabla16.L71" office:value-type="string">
            <text:p text:style-name="P78"><text:a xlink:type="simple" xlink:href="mailto:franciscom.carbonell.sspa@juntadeandalucia.es"><text:span text:style-name="T15">franciscom.carbonell.sspa@juntadeandalucia.es</text:span></text:a></text:p>
          </table:table-cell>
        </table:table-row>
        <table:table-row>
          <table:table-cell table:style-name="Tabla16.A72" office:value-type="string">
            <text:p text:style-name="P70">SAS</text:p>
          </table:table-cell>
          <table:table-cell table:style-name="Tabla16.B72" office:value-type="string">
            <text:p text:style-name="P70">Francisco Javier Delgado Leal</text:p>
          </table:table-cell>
          <table:table-cell table:style-name="Tabla16.C72" office:value-type="string">
            <text:p text:style-name="P70">Responsable de arquitectura y desarrollo</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72" office:value-type="string">
            <text:p text:style-name="P66"/>
          </table:table-cell>
          <table:table-cell table:style-name="Tabla16.K72" office:value-type="float" office:value="750193">
            <text:p text:style-name="P71">750193</text:p>
          </table:table-cell>
          <table:table-cell table:style-name="Tabla16.L72" office:value-type="string">
            <text:p text:style-name="P78"><text:a xlink:type="simple" xlink:href="mailto:franciscoj.delgado.leal.sspa@juntadeandalucia.es"><text:span text:style-name="T15">franciscoj.delgado.leal.sspa@juntadeandalucia.es</text:span></text:a></text:p>
          </table:table-cell>
        </table:table-row>
        <table:table-row>
          <table:table-cell table:style-name="Tabla16.A73" office:value-type="string">
            <text:p text:style-name="P70">SAS</text:p>
          </table:table-cell>
          <table:table-cell table:style-name="Tabla16.B73" office:value-type="string">
            <text:p text:style-name="P70">Alberto Ramiro</text:p>
          </table:table-cell>
          <table:table-cell table:style-name="Tabla16.C73" office:value-type="string">
            <text:p text:style-name="P70">Responsable Infraestructura y sistema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1">Sí</text:p>
          </table:table-cell>
          <table:table-cell table:style-name="Tabla16.J73" office:value-type="string">
            <text:p text:style-name="P66"/>
          </table:table-cell>
          <table:table-cell table:style-name="Tabla16.K73" office:value-type="float" office:value="747816">
            <text:p text:style-name="P71">747816</text:p>
          </table:table-cell>
          <table:table-cell table:style-name="Tabla16.L73" office:value-type="string">
            <text:p text:style-name="P78"><text:a xlink:type="simple" xlink:href="mailto:alberto.ramiro.sspa@juntadeandalucia.es"><text:span text:style-name="T17">alberto.ramiro.sspa@juntadeandalucia.es</text:span></text:a></text:p>
          </table:table-cell>
        </table:table-row>
        <table:table-row>
          <table:table-cell table:style-name="Tabla16.A74" office:value-type="string">
            <text:p text:style-name="P70">SAS</text:p>
          </table:table-cell>
          <table:table-cell table:style-name="Tabla16.B74" office:value-type="string">
            <text:p text:style-name="P70">Álvaro Pérez Rodríguez </text:p>
          </table:table-cell>
          <table:table-cell table:style-name="Tabla16.C74" office:value-type="string">
            <text:p text:style-name="P70">Técnico medio de función administrativa </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
          </table:table-cell>
          <table:table-cell table:style-name="Tabla16.J74" office:value-type="float" office:value="951065272">
            <text:p text:style-name="P71">951065272</text:p>
          </table:table-cell>
          <table:table-cell table:style-name="Tabla16.K74" office:value-type="float" office:value="767935">
            <text:p text:style-name="P71">767935</text:p>
          </table:table-cell>
          <table:table-cell table:style-name="Tabla16.L74" office:value-type="string">
            <text:p text:style-name="P78"><text:a xlink:type="simple" xlink:href="mailto:alvaro.perez.sspa@juntadeandalucia.es"><text:span text:style-name="T15">alvaro.perez.sspa@juntadeandalucia.es</text:span></text:a></text:p>
          </table:table-cell>
        </table:table-row>
        <text:soft-page-break/>
        <table:table-row>
          <table:table-cell table:style-name="Tabla16.A75" office:value-type="string">
            <text:p text:style-name="P70">SAS</text:p>
          </table:table-cell>
          <table:table-cell table:style-name="Tabla16.B75" office:value-type="string">
            <text:p text:style-name="P70">David Giráldez Sánchez</text:p>
          </table:table-cell>
          <table:table-cell table:style-name="Tabla16.C75" office:value-type="string">
            <text:p text:style-name="P78">Técnico de Sistemas SISSE</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2"/>
          </table:table-cell>
          <table:table-cell table:style-name="Tabla16.J75" office:value-type="float" office:value="312154">
            <text:p text:style-name="P77">312154</text:p>
          </table:table-cell>
          <table:table-cell table:style-name="Tabla16.K75" office:value-type="string">
            <text:p text:style-name="P66"/>
          </table:table-cell>
          <table:table-cell table:style-name="Tabla16.L75" office:value-type="string">
            <text:p text:style-name="P78"><text:a xlink:type="simple" xlink:href="mailto:david.giraldez.exts@juntadeandalucia.es"><text:span text:style-name="T15">david.giraldez.exts@juntadeandalucia.es</text:span></text:a></text:p>
          </table:table-cell>
        </table:table-row>
        <table:table-row>
          <table:table-cell table:style-name="Tabla16.A76" office:value-type="string">
            <text:p text:style-name="P70">SAS</text:p>
          </table:table-cell>
          <table:table-cell table:style-name="Tabla16.B76" office:value-type="string">
            <text:p text:style-name="P70">Guillermo Sevilla Nacete</text:p>
          </table:table-cell>
          <table:table-cell table:style-name="Tabla16.C76" office:value-type="string">
            <text:p text:style-name="P70">DBA</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82"/>
          </table:table-cell>
          <table:table-cell table:style-name="Tabla16.F3" office:value-type="string">
            <text:p text:style-name="P82"/>
          </table:table-cell>
          <table:table-cell table:style-name="Tabla16.I3" office:value-type="string">
            <text:p text:style-name="P81">Sí</text:p>
          </table:table-cell>
          <table:table-cell table:style-name="Tabla16.J76" office:value-type="string">
            <text:p text:style-name="P66"/>
          </table:table-cell>
          <table:table-cell table:style-name="Tabla16.K76" office:value-type="string">
            <text:p text:style-name="P66"/>
          </table:table-cell>
          <table:table-cell table:style-name="Tabla16.L76" office:value-type="string">
            <text:p text:style-name="P78"><text:a xlink:type="simple" xlink:href="mailto:guillermo.sevilla.exts@juntadeandalucia.es"><text:span text:style-name="T15">guillermo.sevilla.exts@juntadeandalucia.es</text:span></text:a></text:p>
          </table:table-cell>
        </table:table-row>
        <table:table-row table:style-name="Tabla16.77">
          <table:table-cell table:style-name="Tabla16.A77" office:value-type="string">
            <text:p text:style-name="P70">SAS</text:p>
          </table:table-cell>
          <table:table-cell table:style-name="Tabla16.B77" office:value-type="string">
            <text:p text:style-name="P70">Luis Santiago Sánchez Fernández</text:p>
          </table:table-cell>
          <table:table-cell table:style-name="Tabla16.C77" office:value-type="string">
            <text:p text:style-name="P70">Administrador de Sistema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
          </table:table-cell>
          <table:table-cell table:style-name="Tabla16.J77" office:value-type="string">
            <text:p text:style-name="P66"/>
          </table:table-cell>
          <table:table-cell table:style-name="Tabla16.K77" office:value-type="string">
            <text:p text:style-name="P66"/>
          </table:table-cell>
          <table:table-cell table:style-name="Tabla16.L77" office:value-type="string">
            <text:p text:style-name="P78"><text:a xlink:type="simple" xlink:href="mailto:luissantiago.sanchez.sspa@juntadeandalucia.es"><text:span text:style-name="T15">luissantiago.sanchez.sspa@juntadeandalucia.es</text:span></text:a></text:p>
          </table:table-cell>
        </table:table-row>
        <table:table-row>
          <table:table-cell table:style-name="Tabla16.A78" office:value-type="string">
            <text:p text:style-name="P70">SAS</text:p>
          </table:table-cell>
          <table:table-cell table:style-name="Tabla16.B78" office:value-type="string">
            <text:p text:style-name="P70">Francisco Javier Caro Belleirín </text:p>
          </table:table-cell>
          <table:table-cell table:style-name="Tabla16.C78" office:value-type="string">
            <text:p text:style-name="P70">Administrador de BBBDD y Administrador servicio de aplicaciones</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78" office:value-type="string">
            <text:p text:style-name="P66"/>
          </table:table-cell>
          <table:table-cell table:style-name="Tabla16.K78" office:value-type="string">
            <text:p text:style-name="P66"/>
          </table:table-cell>
          <table:table-cell table:style-name="Tabla16.L78" office:value-type="string">
            <text:p text:style-name="P78"><text:a xlink:type="simple" xlink:href="mailto:franciscoj.caro.exts@juntadeandalucia.es">franciscoj.caro.exts@juntadeandalucia.es</text:a><text:span text:style-name="T15"> </text:span></text:p>
          </table:table-cell>
        </table:table-row>
        <table:table-row table:style-name="Tabla16.79">
          <table:table-cell table:style-name="Tabla16.A79" office:value-type="string">
            <text:p text:style-name="P70">SAS</text:p>
          </table:table-cell>
          <table:table-cell table:style-name="Tabla16.B79" office:value-type="string">
            <text:p text:style-name="P70">Antonio Jesús Córdoba Rojas</text:p>
          </table:table-cell>
          <table:table-cell table:style-name="Tabla16.C79" office:value-type="string">
            <text:p text:style-name="P70">Técnico de BBDD (Sistemas Distribuidos Indra)</text:p>
          </table:table-cell>
          <table:table-cell table:style-name="Tabla16.D3" office:value-type="string">
            <text:p text:style-name="P82"/>
          </table:table-cell>
          <table:table-cell table:style-name="Tabla16.E3" office:value-type="string">
            <text:p text:style-name="P82"/>
          </table:table-cell>
          <table:table-cell table:style-name="Tabla16.F3" office:value-type="string">
            <text:p text:style-name="P74">X</text:p>
          </table:table-cell>
          <table:table-cell table:style-name="Tabla16.F3" office:value-type="string">
            <text:p text:style-name="P74">X</text:p>
          </table:table-cell>
          <table:table-cell table:style-name="Tabla16.F3" office:value-type="string">
            <text:p text:style-name="P82"/>
          </table:table-cell>
          <table:table-cell table:style-name="Tabla16.I3" office:value-type="string">
            <text:p text:style-name="P82">Si</text:p>
          </table:table-cell>
          <table:table-cell table:style-name="Tabla16.J79" office:value-type="float" office:value="954369500">
            <text:p text:style-name="P71">954369500</text:p>
          </table:table-cell>
          <table:table-cell table:style-name="Tabla16.K79" office:value-type="float" office:value="683667865">
            <text:p text:style-name="P71">683667865</text:p>
          </table:table-cell>
          <table:table-cell table:style-name="Tabla16.L79" office:value-type="string">
            <text:p text:style-name="P78"><text:a xlink:type="simple" xlink:href="mailto:antonioj.cordoba.exts@juntadeandalucia.es"><text:span text:style-name="T15">antonioj.cordoba.exts@juntadeandalucia.es</text:span></text:a></text:p>
          </table:table-cell>
        </table:table-row>
      </table:table>
      <text:p text:style-name="Text_20_body"/>
      <text:h text:style-name="Heading_20_4" text:outline-level="4"><text:bookmark-start text:name="__RefHeading__37851_1181557048"/>Interlocutores de las entidades instrumentales beneficiarias del Servicio (Grupos D1 y D2)<text:bookmark-end text:name="__RefHeading__37851_1181557048"/></text:h>
      <text:p text:style-name="Text_20_body"/>
      <table:table table:name="Tabla18" table:style-name="Tabla18">
        <table:table-column table:style-name="Tabla18.A"/>
        <table:table-column table:style-name="Tabla18.B"/>
        <table:table-column table:style-name="Tabla18.C"/>
        <table:table-column table:style-name="Tabla18.D" table:number-columns-repeated="2"/>
        <table:table-column table:style-name="Tabla18.F"/>
        <table:table-column table:style-name="Tabla18.D"/>
        <table:table-column table:style-name="Tabla18.H"/>
        <table:table-column table:style-name="Tabla18.I"/>
        <table:table-column table:style-name="Tabla18.J"/>
        <table:table-column table:style-name="Tabla18.K"/>
        <table:table-column table:style-name="Tabla18.L"/>
        <table:table-header-rows>
          <table:table-row>
            <table:table-cell table:style-name="Tabla18.A1" table:number-rows-spanned="2" office:value-type="string">
              <text:p text:style-name="P75">Acrónimo</text:p>
            </table:table-cell>
            <table:table-cell table:style-name="Tabla18.A1" table:number-rows-spanned="2" office:value-type="string">
              <text:p text:style-name="P75">Nombre y Apellidos</text:p>
            </table:table-cell>
            <table:table-cell table:style-name="Tabla18.A1" table:number-rows-spanned="2" office:value-type="string">
              <text:p text:style-name="P75">Cargo</text:p>
            </table:table-cell>
            <table:table-cell table:style-name="Tabla18.A1" table:number-columns-spanned="6" office:value-type="string">
              <text:p text:style-name="P69">ROLES</text:p>
            </table:table-cell>
            <table:covered-table-cell/>
            <table:covered-table-cell/>
            <table:covered-table-cell/>
            <table:covered-table-cell/>
            <table:covered-table-cell/>
            <table:table-cell table:style-name="Tabla18.A1" table:number-rows-spanned="2" office:value-type="string">
              <text:p text:style-name="P75">Tel. Fijo</text:p>
            </table:table-cell>
            <table:table-cell table:style-name="Tabla18.A1" table:number-rows-spanned="2" office:value-type="string">
              <text:p text:style-name="P75">Tel Móvil</text:p>
            </table:table-cell>
            <table:table-cell table:style-name="Tabla18.L1" table:number-rows-spanned="2" office:value-type="string">
              <text:p text:style-name="P76">E-mail</text:p>
            </table:table-cell>
          </table:table-row>
          <table:table-row>
            <table:covered-table-cell/>
            <table:covered-table-cell/>
            <table:covered-table-cell/>
            <table:table-cell table:style-name="Tabla18.D2" office:value-type="string">
              <text:p text:style-name="P69">R</text:p>
            </table:table-cell>
            <table:table-cell table:style-name="Tabla18.D2" office:value-type="string">
              <text:p text:style-name="P69">D</text:p>
            </table:table-cell>
            <table:table-cell table:style-name="Tabla18.D2" office:value-type="string">
              <text:p text:style-name="P69">B</text:p>
            </table:table-cell>
            <table:table-cell table:style-name="Tabla18.D2" office:value-type="string">
              <text:p text:style-name="P69">S</text:p>
            </table:table-cell>
            <table:table-cell table:style-name="Tabla18.D2" office:value-type="string">
              <text:p text:style-name="P69">O</text:p>
            </table:table-cell>
            <table:table-cell table:style-name="Tabla18.D2" office:value-type="string">
              <text:p text:style-name="P69">M</text:p>
            </table:table-cell>
            <table:covered-table-cell/>
            <table:covered-table-cell/>
            <table:covered-table-cell/>
          </table:table-row>
        </table:table-header-rows>
        <table:table-row>
          <table:table-cell table:style-name="Tabla18.A3" office:value-type="string">
            <text:p text:style-name="P70">AAC</text:p>
          </table:table-cell>
          <table:table-cell table:style-name="Tabla18.B3" office:value-type="string">
            <text:p text:style-name="P70">Rafael González Martínez</text:p>
          </table:table-cell>
          <table:table-cell table:style-name="Tabla18.C3" office:value-type="string">
            <text:p text:style-name="P70">Jefe del Dpto. Informática</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3" office:value-type="float" office:value="3.5800402685582E+017">
            <text:p text:style-name="P71">3,58E+017</text:p>
          </table:table-cell>
          <table:table-cell table:style-name="Tabla18.K3" office:value-type="string">
            <text:p text:style-name="P66"/>
          </table:table-cell>
          <table:table-cell table:style-name="Tabla18.L3" office:value-type="string">
            <text:p text:style-name="P78"><text:a xlink:type="simple" xlink:href="mailto:rafael.gonzalez.martinez@juntadeandalucia.es"><text:span text:style-name="T15">rafael.gonzalez.martinez@juntadeandalucia.es</text:span></text:a></text:p>
          </table:table-cell>
        </table:table-row>
        <table:table-row>
          <table:table-cell table:style-name="Tabla18.A4" office:value-type="string">
            <text:p text:style-name="P70">AAC</text:p>
          </table:table-cell>
          <table:table-cell table:style-name="Tabla18.B4" office:value-type="string">
            <text:p text:style-name="P78">Juan Rafael Maroto Escobar </text:p>
          </table:table-cell>
          <table:table-cell table:style-name="Tabla18.C4" office:value-type="string">
            <text:p text:style-name="P78">Técnico de bases de datos </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4" office:value-type="float" office:value="5.5002902685582E+017">
            <text:p text:style-name="P71">5,50E+017</text:p>
          </table:table-cell>
          <table:table-cell table:style-name="Tabla18.K4" office:value-type="string">
            <text:p text:style-name="P66"/>
          </table:table-cell>
          <table:table-cell table:style-name="Tabla18.L4" office:value-type="string">
            <text:p text:style-name="P78"><text:a xlink:type="simple" xlink:href="mailto:jrafael.maroto@juntadeandalucia.es">jrafael.maroto@juntadeandalucia.es</text:a></text:p>
          </table:table-cell>
        </table:table-row>
        <text:soft-page-break/>
        <table:table-row>
          <table:table-cell table:style-name="Tabla18.A5" office:value-type="string">
            <text:p text:style-name="P70">AAC</text:p>
          </table:table-cell>
          <table:table-cell table:style-name="Tabla18.B5" office:value-type="string">
            <text:p text:style-name="P70">Antonia Muñoz de Luna Herrera </text:p>
          </table:table-cell>
          <table:table-cell table:style-name="Tabla18.C5" office:value-type="string">
            <text:p text:style-name="P78">Técnico de bases de datos </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5" office:value-type="float" office:value="3.0747402685582E+017">
            <text:p text:style-name="P77">3,07E+017</text:p>
          </table:table-cell>
          <table:table-cell table:style-name="Tabla18.K5" office:value-type="string">
            <text:p text:style-name="P66"/>
          </table:table-cell>
          <table:table-cell table:style-name="Tabla18.L5" office:value-type="string">
            <text:p text:style-name="P78"><text:a xlink:type="simple" xlink:href="mailto:antonia.m.herrera@juntadeandalucia.es"><text:span text:style-name="T15">antonia.m.herrera@juntadeandalucia.es</text:span></text:a></text:p>
          </table:table-cell>
        </table:table-row>
        <table:table-row>
          <table:table-cell table:style-name="Tabla18.A6" office:value-type="string">
            <text:p text:style-name="P70">AAE</text:p>
          </table:table-cell>
          <table:table-cell table:style-name="Tabla18.B6" office:value-type="string">
            <text:p text:style-name="P70">Benito Abad Bellido Alcón</text:p>
          </table:table-cell>
          <table:table-cell table:style-name="Tabla18.C6" office:value-type="string">
            <text:p text:style-name="P70">Jefe del Dpto. de Sistemas de Información</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6" office:value-type="string">
            <text:p text:style-name="P66"/>
          </table:table-cell>
          <table:table-cell table:style-name="Tabla18.K6" office:value-type="float" office:value="6.97954562026856E+020">
            <text:p text:style-name="Table_20_Contents">6,98E+020</text:p>
          </table:table-cell>
          <table:table-cell table:style-name="Tabla18.L6" office:value-type="string">
            <text:p text:style-name="P78"><text:a xlink:type="simple" xlink:href="mailto:benito.bellido@juntadeandalucia.es"><text:span text:style-name="T15">benito.bellido@juntadeandalucia.es</text:span></text:a></text:p>
          </table:table-cell>
        </table:table-row>
        <table:table-row>
          <table:table-cell table:style-name="Tabla18.A7" office:value-type="string">
            <text:p text:style-name="P70">AAE</text:p>
          </table:table-cell>
          <table:table-cell table:style-name="Tabla18.B7" office:value-type="string">
            <text:p text:style-name="P70">José Alfonso Falcón Martín</text:p>
          </table:table-cell>
          <table:table-cell table:style-name="Tabla18.C7" office:value-type="string">
            <text:p text:style-name="P70">Jefe de Área Nuevas Tecnologías y Sistemas</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7" office:value-type="float" office:value="3.4668502685582E+017">
            <text:p text:style-name="P71">3,47E+017</text:p>
          </table:table-cell>
          <table:table-cell table:style-name="Tabla18.K7" office:value-type="string">
            <text:p text:style-name="P66"/>
          </table:table-cell>
          <table:table-cell table:style-name="Tabla18.L7" office:value-type="string">
            <text:p text:style-name="P78"><text:a xlink:type="simple" xlink:href="mailto:jalfonso.falcon@juntadeandalucia.es"><text:span text:style-name="T15">jalfonso.falcon@juntadeandalucia.es</text:span></text:a></text:p>
          </table:table-cell>
        </table:table-row>
        <table:table-row>
          <table:table-cell table:style-name="Tabla18.A8" office:value-type="string">
            <text:p text:style-name="P70">AAIICC</text:p>
          </table:table-cell>
          <table:table-cell table:style-name="Tabla18.B8" office:value-type="string">
            <text:p text:style-name="P70">Damián García González</text:p>
          </table:table-cell>
          <table:table-cell table:style-name="Tabla18.C8" office:value-type="string">
            <text:p text:style-name="P70">Director de la unidad de Tecnología y Sistemas</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8" office:value-type="string">
            <text:p text:style-name="P71">955037135/<text:line-break/>337135</text:p>
          </table:table-cell>
          <table:table-cell table:style-name="Tabla18.K8" office:value-type="string">
            <text:p text:style-name="P66"/>
          </table:table-cell>
          <table:table-cell table:style-name="Tabla18.L8" office:value-type="string">
            <text:p text:style-name="P78"><text:a xlink:type="simple" xlink:href="mailto:damian.garcia@juntadeandalucia.es"><text:span text:style-name="T15">damian.garcia@juntadeandalucia.es</text:span></text:a></text:p>
          </table:table-cell>
        </table:table-row>
        <table:table-row>
          <table:table-cell table:style-name="Tabla18.A9" office:value-type="string">
            <text:p text:style-name="P70">AAIICC</text:p>
          </table:table-cell>
          <table:table-cell table:style-name="Tabla18.B9" office:value-type="string">
            <text:p text:style-name="P70">Sebastián Serrano Rico</text:p>
          </table:table-cell>
          <table:table-cell table:style-name="Tabla18.C9" office:value-type="string">
            <text:p text:style-name="P70">RESPONSABLE SISTEMAS Y TELECOMUNICACIONES</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9" office:value-type="float" office:value="3.6817802685582E+017">
            <text:p text:style-name="P71">3,68E+017</text:p>
          </table:table-cell>
          <table:table-cell table:style-name="Tabla18.K9" office:value-type="string">
            <text:p text:style-name="P66"/>
          </table:table-cell>
          <table:table-cell table:style-name="Tabla18.L9" office:value-type="string">
            <text:p text:style-name="P78"><text:a xlink:type="simple" xlink:href="mailto:sebastian.serrano@juntadeandalucia.es"><text:span text:style-name="T15">sebastian.serrano@juntadeandalucia.es</text:span></text:a></text:p>
          </table:table-cell>
        </table:table-row>
        <table:table-row>
          <table:table-cell table:style-name="Tabla18.A10" office:value-type="string">
            <text:p text:style-name="P70">AAIICC</text:p>
          </table:table-cell>
          <table:table-cell table:style-name="Tabla18.B10" office:value-type="string">
            <text:p text:style-name="P70">José González Fernández</text:p>
          </table:table-cell>
          <table:table-cell table:style-name="Tabla18.C10" office:value-type="string">
            <text:p text:style-name="P66"/>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10" office:value-type="float" office:value="3.6820402685582E+017">
            <text:p text:style-name="P71">3,68E+017</text:p>
          </table:table-cell>
          <table:table-cell table:style-name="Tabla18.K10" office:value-type="string">
            <text:p text:style-name="P66"/>
          </table:table-cell>
          <table:table-cell table:style-name="Tabla18.L10" office:value-type="string">
            <text:p text:style-name="P78"><text:a xlink:type="simple" xlink:href="mailto:jose.g.fernandez@juntadeandalucia.es"><text:span text:style-name="T15">jose.g.fernandez@juntadeandalucia.es</text:span></text:a></text:p>
          </table:table-cell>
        </table:table-row>
        <table:table-row>
          <table:table-cell table:style-name="Tabla18.A11" office:value-type="string">
            <text:p text:style-name="P70">AAIICC</text:p>
          </table:table-cell>
          <table:table-cell table:style-name="Tabla18.B11" office:value-type="string">
            <text:p text:style-name="P70">Ramón Román Castro</text:p>
          </table:table-cell>
          <table:table-cell table:style-name="Tabla18.C11" office:value-type="string">
            <text:p text:style-name="P66"/>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1">Sí</text:p>
          </table:table-cell>
          <table:table-cell table:style-name="Tabla18.J11" office:value-type="float" office:value="3.6820402685582E+017">
            <text:p text:style-name="P71">3,68E+017</text:p>
          </table:table-cell>
          <table:table-cell table:style-name="Tabla18.K11" office:value-type="string">
            <text:p text:style-name="P66"/>
          </table:table-cell>
          <table:table-cell table:style-name="Tabla18.L11" office:value-type="string">
            <text:p text:style-name="P78"><text:a xlink:type="simple" xlink:href="mailto:ramon.roman.c@juntadeandalucia.es"><text:span text:style-name="T15">ramon.roman.c@juntadeandalucia.es</text:span></text:a></text:p>
          </table:table-cell>
        </table:table-row>
        <table:table-row>
          <table:table-cell table:style-name="Tabla18.A12" office:value-type="string">
            <text:p text:style-name="P70">ADCA</text:p>
          </table:table-cell>
          <table:table-cell table:style-name="Tabla18.B12" office:value-type="string">
            <text:p text:style-name="P70">Isabel Oliet Pala</text:p>
          </table:table-cell>
          <table:table-cell table:style-name="Tabla18.C12" office:value-type="string">
            <text:p text:style-name="P70">Jefa del Servicio de Gestión Economíca y Personal</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12" office:value-type="float" office:value="3.3873402685582E+017">
            <text:p text:style-name="P71">3,39E+017</text:p>
          </table:table-cell>
          <table:table-cell table:style-name="Tabla18.K12" office:value-type="string">
            <text:p text:style-name="P66"/>
          </table:table-cell>
          <table:table-cell table:style-name="Tabla18.L12" office:value-type="string">
            <text:p text:style-name="P78"><text:a xlink:type="simple" xlink:href="mailto:isabel.oliet.pala@juntadeandalucia.es"><text:span text:style-name="T15">isabel.oliet.pala@juntadeandalucia.es</text:span></text:a></text:p>
          </table:table-cell>
        </table:table-row>
        <table:table-row>
          <table:table-cell table:style-name="Tabla18.A13" office:value-type="string">
            <text:p text:style-name="P70">AEFPA</text:p>
          </table:table-cell>
          <table:table-cell table:style-name="Tabla18.B13" office:value-type="string">
            <text:p text:style-name="P70">Jorge Pérez Andersen</text:p>
          </table:table-cell>
          <table:table-cell table:style-name="Tabla18.C13" office:value-type="string">
            <text:p text:style-name="P70">DIRECTOR DE GESTION DEL CONOCIMIENTO</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13" office:value-type="float" office:value="3.6889102685582E+017">
            <text:p text:style-name="P71">3,69E+017</text:p>
          </table:table-cell>
          <table:table-cell table:style-name="Tabla18.K13" office:value-type="string">
            <text:p text:style-name="P66"/>
          </table:table-cell>
          <table:table-cell table:style-name="Tabla18.L13" office:value-type="string">
            <text:p text:style-name="P78"><text:a xlink:type="simple" xlink:href="mailto:jperez@andaluciaemprende.es"><text:span text:style-name="T15">jperez@andaluciaemprende.es</text:span></text:a></text:p>
          </table:table-cell>
        </table:table-row>
        <text:soft-page-break/>
        <table:table-row>
          <table:table-cell table:style-name="Tabla18.A14" office:value-type="string">
            <text:p text:style-name="P70">AEFPA</text:p>
          </table:table-cell>
          <table:table-cell table:style-name="Tabla18.B14" office:value-type="string">
            <text:p text:style-name="P70">Enrique Benavent Olmo</text:p>
          </table:table-cell>
          <table:table-cell table:style-name="Tabla18.C14" office:value-type="string">
            <text:p text:style-name="P70">Jefe de Proyectos Desarrollos e Implantación </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14" office:value-type="string">
            <text:p text:style-name="P71">955929896 (368896)</text:p>
          </table:table-cell>
          <table:table-cell table:style-name="Tabla18.K14" office:value-type="string">
            <text:p text:style-name="P66"/>
          </table:table-cell>
          <table:table-cell table:style-name="Tabla18.L14" office:value-type="string">
            <text:p text:style-name="P78"><text:a xlink:type="simple" xlink:href="mailto:ebenavent@andaluciaemprende.es"><text:span text:style-name="T15">ebenavent@andaluciaemprende.es</text:span></text:a></text:p>
          </table:table-cell>
        </table:table-row>
        <table:table-row>
          <table:table-cell table:style-name="Tabla18.A15" office:value-type="string">
            <text:p text:style-name="P70">AGAPA</text:p>
          </table:table-cell>
          <table:table-cell table:style-name="Tabla18.B15" office:value-type="string">
            <text:p text:style-name="P70">Guillermo Rosado Cueto</text:p>
          </table:table-cell>
          <table:table-cell table:style-name="Tabla18.C15" office:value-type="string">
            <text:p text:style-name="P70">Jefe Dpto de Admon Sistemas e Infraestructuras(Subd.Sistemas de Información)</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15" office:value-type="float" office:value="9.55059700026856E+020">
            <text:p text:style-name="Table_20_Contents">9,55E+020</text:p>
          </table:table-cell>
          <table:table-cell table:style-name="Tabla18.K15" office:value-type="float" office:value="7.4435002685582E+017">
            <text:p text:style-name="P71">7,44E+017</text:p>
          </table:table-cell>
          <table:table-cell table:style-name="Tabla18.L15" office:value-type="string">
            <text:p text:style-name="P78"><text:a xlink:type="simple" xlink:href="mailto:guillermo.rosado@juntadeandalucia.es"><text:span text:style-name="T15">guillermo.rosado@juntadeandalucia.es</text:span></text:a></text:p>
          </table:table-cell>
        </table:table-row>
        <table:table-row>
          <table:table-cell table:style-name="Tabla18.A16" office:value-type="string">
            <text:p text:style-name="P70">AGAPA</text:p>
          </table:table-cell>
          <table:table-cell table:style-name="Tabla18.B16" office:value-type="string">
            <text:p text:style-name="P70">Mª Carmen Zurera Valle</text:p>
          </table:table-cell>
          <table:table-cell table:style-name="Tabla18.C16" office:value-type="string">
            <text:p text:style-name="P70">Administrador de bases de datos y servidores de aplicaciones-Cordinadora de grupo</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I3" office:value-type="string">
            <text:p text:style-name="P82">Si</text:p>
          </table:table-cell>
          <table:table-cell table:style-name="Tabla18.J16" office:value-type="string">
            <text:p text:style-name="P66"/>
          </table:table-cell>
          <table:table-cell table:style-name="Tabla18.K16" office:value-type="float" office:value="7.5691202685582E+017">
            <text:p text:style-name="P71">7,57E+017</text:p>
          </table:table-cell>
          <table:table-cell table:style-name="Tabla18.L16" office:value-type="string">
            <text:p text:style-name="P78"><text:a xlink:type="simple" xlink:href="mailto:mcarmen.zurera@juntadeandalucia.es"><text:span text:style-name="T15">mcarmen.zurera@juntadeandalucia.es</text:span></text:a></text:p>
          </table:table-cell>
        </table:table-row>
        <table:table-row>
          <table:table-cell table:style-name="Tabla18.A17" office:value-type="string">
            <text:p text:style-name="P70">AGAPA</text:p>
          </table:table-cell>
          <table:table-cell table:style-name="Tabla18.B17" office:value-type="string">
            <text:p text:style-name="P70">Mª Carmen Jurado González </text:p>
          </table:table-cell>
          <table:table-cell table:style-name="Tabla18.C17" office:value-type="string">
            <text:p text:style-name="P70">Administrador de bases de datos y servidores de aplicacione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I3" office:value-type="string">
            <text:p text:style-name="P82">Si</text:p>
          </table:table-cell>
          <table:table-cell table:style-name="Tabla18.J17" office:value-type="float" office:value="3.5984302685582E+017">
            <text:p text:style-name="P71">3,60E+017</text:p>
          </table:table-cell>
          <table:table-cell table:style-name="Tabla18.K17" office:value-type="string">
            <text:p text:style-name="P66"/>
          </table:table-cell>
          <table:table-cell table:style-name="Tabla18.L17" office:value-type="string">
            <text:p text:style-name="P78"><text:a xlink:type="simple" xlink:href="mailto:mariac.jurado.gonzalez@juntadeandalucia.es"><text:span text:style-name="T15">mariac.jurado.gonzalez@juntadeandalucia.es</text:span></text:a></text:p>
          </table:table-cell>
        </table:table-row>
        <table:table-row>
          <table:table-cell table:style-name="Tabla18.A18" office:value-type="string">
            <text:p text:style-name="P70">AGAPA</text:p>
          </table:table-cell>
          <table:table-cell table:style-name="Tabla18.B18" office:value-type="string">
            <text:p text:style-name="P70">Mª Carmen Robles Agudo</text:p>
          </table:table-cell>
          <table:table-cell table:style-name="Tabla18.C18" office:value-type="string">
            <text:p text:style-name="P70">Administrador de bases de datos y servidores de aplicacione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I3" office:value-type="string">
            <text:p text:style-name="P82">Si</text:p>
          </table:table-cell>
          <table:table-cell table:style-name="Tabla18.J18" office:value-type="float" office:value="3.5984302685582E+017">
            <text:p text:style-name="P71">3,60E+017</text:p>
          </table:table-cell>
          <table:table-cell table:style-name="Tabla18.K18" office:value-type="string">
            <text:p text:style-name="P66"/>
          </table:table-cell>
          <table:table-cell table:style-name="Tabla18.L18" office:value-type="string">
            <text:p text:style-name="P78"><text:a xlink:type="simple" xlink:href="mailto:mcarmen.robles.agudo@juntadeandalucia.es"><text:span text:style-name="T15">mcarmen.robles.agudo@juntadeandalucia.es</text:span></text:a></text:p>
          </table:table-cell>
        </table:table-row>
        <table:table-row>
          <table:table-cell table:style-name="Tabla18.A19" office:value-type="string">
            <text:p text:style-name="P70">AIDEA</text:p>
          </table:table-cell>
          <table:table-cell table:style-name="Tabla18.B19" office:value-type="string">
            <text:p text:style-name="P70">Juan Francisco Sánchez García</text:p>
          </table:table-cell>
          <table:table-cell table:style-name="Tabla18.C19" office:value-type="string">
            <text:p text:style-name="P70">Secretario General</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19" office:value-type="float" office:value="9.55030742026856E+020">
            <text:p text:style-name="Table_20_Contents">9,55E+020</text:p>
          </table:table-cell>
          <table:table-cell table:style-name="Tabla18.K19" office:value-type="string">
            <text:p text:style-name="P66"/>
          </table:table-cell>
          <table:table-cell table:style-name="Tabla18.L19" office:value-type="string">
            <text:p text:style-name="P78"><text:a xlink:type="simple" xlink:href="mailto:jsanchez@agenciaidea.es"><text:span text:style-name="T15">jsanchez@agenciaidea.es</text:span></text:a></text:p>
          </table:table-cell>
        </table:table-row>
        <table:table-row>
          <table:table-cell table:style-name="Tabla18.A20" office:value-type="string">
            <text:p text:style-name="P70">AIDEA</text:p>
          </table:table-cell>
          <table:table-cell table:style-name="Tabla18.B20" office:value-type="string">
            <text:p text:style-name="P70">María Alonso Araujo</text:p>
          </table:table-cell>
          <table:table-cell table:style-name="Tabla18.C20" office:value-type="string">
            <text:p text:style-name="P70">Jefa de Unidad de Sistemas de Información</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1">Sí</text:p>
          </table:table-cell>
          <table:table-cell table:style-name="Tabla18.J20" office:value-type="string">
            <text:p text:style-name="P77">955030765/<text:line-break/>330765</text:p>
          </table:table-cell>
          <table:table-cell table:style-name="Tabla18.K20" office:value-type="float" office:value="6.77903887026856E+020">
            <text:p text:style-name="Table_20_Contents">6,78E+020</text:p>
          </table:table-cell>
          <table:table-cell table:style-name="Tabla18.L20" office:value-type="string">
            <text:p text:style-name="P78"><text:a xlink:type="simple" xlink:href="mailto:malonso@agenciaidea.es"><text:span text:style-name="T15">malonso@agenciaidea.es</text:span></text:a></text:p>
          </table:table-cell>
        </table:table-row>
        <table:table-row>
          <table:table-cell table:style-name="Tabla18.A21" office:value-type="string">
            <text:p text:style-name="P70">AIDEA</text:p>
          </table:table-cell>
          <table:table-cell table:style-name="Tabla18.B21" office:value-type="string">
            <text:p text:style-name="P70">Joaquín Berrocoso Domínguez </text:p>
          </table:table-cell>
          <table:table-cell table:style-name="Tabla18.C21" office:value-type="string">
            <text:p text:style-name="P70">Técnico de Unidad de Sistemas de Información</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Si</text:p>
          </table:table-cell>
          <table:table-cell table:style-name="Tabla18.J21" office:value-type="float" office:value="9.55030815026856E+020">
            <text:p text:style-name="Table_20_Contents">9,55E+020</text:p>
          </table:table-cell>
          <table:table-cell table:style-name="Tabla18.K21" office:value-type="float" office:value="6.71595358026856E+020">
            <text:p text:style-name="Table_20_Contents">6,72E+020</text:p>
          </table:table-cell>
          <table:table-cell table:style-name="Tabla18.L21" office:value-type="string">
            <text:p text:style-name="P78"><text:a xlink:type="simple" xlink:href="mailto:jberrocoso@agenciaidea.es"><text:span text:style-name="T15">jberrocoso@agenciaidea.es</text:span></text:a></text:p>
          </table:table-cell>
        </table:table-row>
        <text:soft-page-break/>
        <table:table-row>
          <table:table-cell table:style-name="Tabla18.A22" office:value-type="string">
            <text:p text:style-name="P70">AMAYA</text:p>
          </table:table-cell>
          <table:table-cell table:style-name="Tabla18.B22" office:value-type="string">
            <text:p text:style-name="P70">Jose Antonio Fernández Adarve</text:p>
          </table:table-cell>
          <table:table-cell table:style-name="Tabla18.C22" office:value-type="string">
            <text:p text:style-name="P66"/>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22" office:value-type="string">
            <text:p text:style-name="P66"/>
          </table:table-cell>
          <table:table-cell table:style-name="Tabla18.K22" office:value-type="float" office:value="6.70941577026856E+020">
            <text:p text:style-name="Table_20_Contents">6,71E+020</text:p>
          </table:table-cell>
          <table:table-cell table:style-name="Tabla18.L22" office:value-type="string">
            <text:p text:style-name="P78"><text:a xlink:type="simple" xlink:href="mailto:jafernandez@agenciamedioambienteyagua.es"><text:span text:style-name="T15">jafernandez@agenciamedioambienteyagua.es</text:span></text:a></text:p>
          </table:table-cell>
        </table:table-row>
        <table:table-row>
          <table:table-cell table:style-name="Tabla18.A23" office:value-type="string">
            <text:p text:style-name="P70">AMAYA</text:p>
          </table:table-cell>
          <table:table-cell table:style-name="Tabla18.B23" office:value-type="string">
            <text:p text:style-name="P70">Juan Antonio Martínez Guirado </text:p>
          </table:table-cell>
          <table:table-cell table:style-name="Tabla18.C23" office:value-type="string">
            <text:p text:style-name="P70">Responsable de Sistemas de Información Corporativa</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23" office:value-type="string">
            <text:p text:style-name="P66"/>
          </table:table-cell>
          <table:table-cell table:style-name="Tabla18.K23" office:value-type="float" office:value="7.5313002685582E+017">
            <text:p text:style-name="P71">7,53E+017</text:p>
          </table:table-cell>
          <table:table-cell table:style-name="Tabla18.L23" office:value-type="string">
            <text:p text:style-name="P78"><text:a xlink:type="simple" xlink:href="mailto:jamartinez@agenciamedioambienteyagua.es"><text:span text:style-name="T15">jamartinez@agenciamedioambienteyagua.es</text:span></text:a></text:p>
          </table:table-cell>
        </table:table-row>
        <table:table-row>
          <table:table-cell table:style-name="Tabla18.A24" office:value-type="string">
            <text:p text:style-name="P70">AMAYA</text:p>
          </table:table-cell>
          <table:table-cell table:style-name="Tabla18.B24" office:value-type="string">
            <text:p text:style-name="P70">César Sánchez de Alcázar Cruz </text:p>
          </table:table-cell>
          <table:table-cell table:style-name="Tabla18.C24" office:value-type="string">
            <text:p text:style-name="P70">Administrador de Bases de Dato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24" office:value-type="string">
            <text:p text:style-name="P66"/>
          </table:table-cell>
          <table:table-cell table:style-name="Tabla18.K24" office:value-type="float" office:value="7.6921402685582E+017">
            <text:p text:style-name="P71">7,69E+017</text:p>
          </table:table-cell>
          <table:table-cell table:style-name="Tabla18.L24" office:value-type="string">
            <text:p text:style-name="P78"><text:a xlink:type="simple" xlink:href="mailto:csanchezdealcazar@agenciamedioambienteyagua.es"><text:span text:style-name="T15">csanchezdealcazar@agenciamedioambienteyagua.es</text:span></text:a></text:p>
          </table:table-cell>
        </table:table-row>
        <table:table-row>
          <table:table-cell table:style-name="Tabla18.A25" office:value-type="string">
            <text:p text:style-name="P70">AMAYA</text:p>
          </table:table-cell>
          <table:table-cell table:style-name="Tabla18.B25" office:value-type="string">
            <text:p text:style-name="P70">Enrique Martín Minchero</text:p>
          </table:table-cell>
          <table:table-cell table:style-name="Tabla18.C25" office:value-type="string">
            <text:p text:style-name="P70">Dirección de Proyecto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25" office:value-type="string">
            <text:p text:style-name="P66"/>
          </table:table-cell>
          <table:table-cell table:style-name="Tabla18.K25" office:value-type="float" office:value="7.6862102685582E+017">
            <text:p text:style-name="P71">7,69E+017</text:p>
          </table:table-cell>
          <table:table-cell table:style-name="Tabla18.L25" office:value-type="string">
            <text:p text:style-name="P78"><text:a xlink:type="simple" xlink:href="mailto:emartin@agenciamedioambienteyagua.es"><text:span text:style-name="T15">emartin@agenciamedioambienteyagua.es</text:span></text:a></text:p>
          </table:table-cell>
        </table:table-row>
        <table:table-row>
          <table:table-cell table:style-name="Tabla18.A26" office:value-type="string">
            <text:p text:style-name="P70">AOPJA</text:p>
          </table:table-cell>
          <table:table-cell table:style-name="Tabla18.B26" office:value-type="string">
            <text:p text:style-name="P70">Carlos Álvarez Gala</text:p>
          </table:table-cell>
          <table:table-cell table:style-name="Tabla18.C26" office:value-type="string">
            <text:p text:style-name="P70">Coord.Dpto Organización y S.Información</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26" office:value-type="string">
            <text:p text:style-name="P71">307569/<text:line-break/>307400</text:p>
          </table:table-cell>
          <table:table-cell table:style-name="Tabla18.K26" office:value-type="string">
            <text:p text:style-name="P66"/>
          </table:table-cell>
          <table:table-cell table:style-name="Tabla18.L26" office:value-type="string">
            <text:p text:style-name="P78"><text:a xlink:type="simple" xlink:href="mailto:carlos.alvarez@aopandalucia.es"><text:span text:style-name="T15">carlos.alvarez@aopandalucia.es</text:span></text:a></text:p>
          </table:table-cell>
        </table:table-row>
        <table:table-row>
          <table:table-cell table:style-name="Tabla18.A27" office:value-type="string">
            <text:p text:style-name="P70">AOPJA</text:p>
          </table:table-cell>
          <table:table-cell table:style-name="Tabla18.B27" office:value-type="string">
            <text:p text:style-name="P70">Vicente Rivero Redondo</text:p>
          </table:table-cell>
          <table:table-cell table:style-name="Tabla18.C27" office:value-type="string">
            <text:p text:style-name="P70">Administrador 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1">Sí</text:p>
          </table:table-cell>
          <table:table-cell table:style-name="Tabla18.J27" office:value-type="float" office:value="9.55007570026856E+020">
            <text:p text:style-name="Table_20_Contents">9,55E+020</text:p>
          </table:table-cell>
          <table:table-cell table:style-name="Tabla18.K27" office:value-type="float" office:value="6.70948695026856E+020">
            <text:p text:style-name="Table_20_Contents">6,71E+020</text:p>
          </table:table-cell>
          <table:table-cell table:style-name="Tabla18.L27" office:value-type="string">
            <text:p text:style-name="P78"><text:a xlink:type="simple" xlink:href="mailto:vicente.rivero@aopandalucia.es"><text:span text:style-name="T15">vicente.rivero@aopandalucia.es</text:span></text:a></text:p>
          </table:table-cell>
        </table:table-row>
        <table:table-row>
          <table:table-cell table:style-name="Tabla18.A28" office:value-type="string">
            <text:p text:style-name="P70">APPA</text:p>
          </table:table-cell>
          <table:table-cell table:style-name="Tabla18.B28" office:value-type="string">
            <text:p text:style-name="P70">Juan de Dios Galán Herrero</text:p>
          </table:table-cell>
          <table:table-cell table:style-name="Tabla18.C28" office:value-type="string">
            <text:p text:style-name="P70">Jefe del Departamento de Sistemas de Información</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28" office:value-type="float" office:value="3.0723102685582E+017">
            <text:p text:style-name="P71">3,07E+017</text:p>
          </table:table-cell>
          <table:table-cell table:style-name="Tabla18.K28" office:value-type="float" office:value="7.4071502685582E+017">
            <text:p text:style-name="P71">7,41E+017</text:p>
          </table:table-cell>
          <table:table-cell table:style-name="Tabla18.L28" office:value-type="string">
            <text:p text:style-name="P78"><text:a xlink:type="simple" xlink:href="mailto:jgalan@eppa.es"><text:span text:style-name="T15">jgalan@eppa.es</text:span></text:a></text:p>
          </table:table-cell>
        </table:table-row>
        <table:table-row>
          <table:table-cell table:style-name="Tabla18.A29" office:value-type="string">
            <text:p text:style-name="P70">APPA</text:p>
          </table:table-cell>
          <table:table-cell table:style-name="Tabla18.B29" office:value-type="string">
            <text:p text:style-name="P70">Manuel Moreno Lavado</text:p>
          </table:table-cell>
          <table:table-cell table:style-name="Tabla18.C29" office:value-type="string">
            <text:p text:style-name="P70">Técnico Informático</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
          </table:table-cell>
          <table:table-cell table:style-name="Tabla18.J29" office:value-type="float" office:value="3.0726002685582E+017">
            <text:p text:style-name="P71">3,07E+017</text:p>
          </table:table-cell>
          <table:table-cell table:style-name="Tabla18.K29" office:value-type="float" office:value="7.4842502685582E+017">
            <text:p text:style-name="P71">7,48E+017</text:p>
          </table:table-cell>
          <table:table-cell table:style-name="Tabla18.L29" office:value-type="string">
            <text:p text:style-name="P78"><text:a xlink:type="simple" xlink:href="mailto:mmoreno@eppa.es"><text:span text:style-name="T15">mmoreno@eppa.es</text:span></text:a></text:p>
          </table:table-cell>
        </table:table-row>
        <table:table-row>
          <table:table-cell table:style-name="Tabla18.A30" office:value-type="string">
            <text:p text:style-name="P70">APPA</text:p>
          </table:table-cell>
          <table:table-cell table:style-name="Tabla18.B30" office:value-type="string">
            <text:p text:style-name="P70">Edgardo Aguirre</text:p>
          </table:table-cell>
          <table:table-cell table:style-name="Tabla18.C30" office:value-type="string">
            <text:p text:style-name="P70">Técnico Informático</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
          </table:table-cell>
          <table:table-cell table:style-name="Tabla18.J30" office:value-type="float" office:value="3.0722002685582E+017">
            <text:p text:style-name="P71">3,07E+017</text:p>
          </table:table-cell>
          <table:table-cell table:style-name="Tabla18.K30" office:value-type="float" office:value="7.4071302685582E+017">
            <text:p text:style-name="P71">7,41E+017</text:p>
          </table:table-cell>
          <table:table-cell table:style-name="Tabla18.L30" office:value-type="string">
            <text:p text:style-name="P78"><text:a xlink:type="simple" xlink:href="mailto:eaguirre@eppa.es"><text:span text:style-name="T15">eaguirre@eppa.es</text:span></text:a></text:p>
          </table:table-cell>
        </table:table-row>
        <table:table-row>
          <table:table-cell table:style-name="Tabla18.A31" office:value-type="string">
            <text:p text:style-name="P70">AVRA</text:p>
          </table:table-cell>
          <table:table-cell table:style-name="Tabla18.B31" office:value-type="string">
            <text:p text:style-name="P70">Pedro Jiménez Romero</text:p>
          </table:table-cell>
          <table:table-cell table:style-name="Tabla18.C31" office:value-type="string">
            <text:p text:style-name="P66"/>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31" office:value-type="string">
            <text:p text:style-name="P66"/>
          </table:table-cell>
          <table:table-cell table:style-name="Tabla18.K31" office:value-type="float" office:value="7.5574402685582E+017">
            <text:p text:style-name="P71">7,56E+017</text:p>
          </table:table-cell>
          <table:table-cell table:style-name="Tabla18.L31" office:value-type="string">
            <text:p text:style-name="P78"><text:a xlink:type="simple" xlink:href="mailto:pedro.jimenez.romero@juntadeandalucia.es"><text:span text:style-name="T15">pedro.jimenez.romero@juntadeandalucia.es</text:span></text:a></text:p>
          </table:table-cell>
        </table:table-row>
        <text:soft-page-break/>
        <table:table-row>
          <table:table-cell table:style-name="Tabla18.A32" office:value-type="string">
            <text:p text:style-name="P70">AVRA</text:p>
          </table:table-cell>
          <table:table-cell table:style-name="Tabla18.B32" office:value-type="string">
            <text:p text:style-name="P70">Fernando Pujol Conejo</text:p>
          </table:table-cell>
          <table:table-cell table:style-name="Tabla18.C32" office:value-type="string">
            <text:p text:style-name="P66"/>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32" office:value-type="string">
            <text:p text:style-name="P66"/>
          </table:table-cell>
          <table:table-cell table:style-name="Tabla18.K32" office:value-type="float" office:value="7.6059202685582E+017">
            <text:p text:style-name="P71">7,61E+017</text:p>
          </table:table-cell>
          <table:table-cell table:style-name="Tabla18.L32" office:value-type="string">
            <text:p text:style-name="P78"><text:a xlink:type="simple" xlink:href="mailto:fernando.pujol@juntadeandalucia.es"><text:span text:style-name="T15">fernando.pujol@juntadeandalucia.es</text:span></text:a></text:p>
          </table:table-cell>
        </table:table-row>
        <table:table-row>
          <table:table-cell table:style-name="Tabla18.A33" office:value-type="string">
            <text:p text:style-name="P70">AVRA</text:p>
          </table:table-cell>
          <table:table-cell table:style-name="Tabla18.B33" office:value-type="string">
            <text:p text:style-name="P70">Marta Gamoneda Moreno</text:p>
          </table:table-cell>
          <table:table-cell table:style-name="Tabla18.C33" office:value-type="string">
            <text:p text:style-name="P70">administradores de base de datos Oracle</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1">Sí</text:p>
          </table:table-cell>
          <table:table-cell table:style-name="Tabla18.J33" office:value-type="float" office:value="3.7545002685582E+017">
            <text:p text:style-name="P71">3,75E+017</text:p>
          </table:table-cell>
          <table:table-cell table:style-name="Tabla18.K33" office:value-type="string">
            <text:p text:style-name="P66"/>
          </table:table-cell>
          <table:table-cell table:style-name="Tabla18.L33" office:value-type="string">
            <text:p text:style-name="P78"><text:a xlink:type="simple" xlink:href="mailto:marta.gamoneda@juntadeandalucia.es"><text:span text:style-name="T15">marta.gamoneda@juntadeandalucia.es</text:span></text:a></text:p>
          </table:table-cell>
        </table:table-row>
        <table:table-row>
          <table:table-cell table:style-name="Tabla18.A34" office:value-type="string">
            <text:p text:style-name="P70">AVRA</text:p>
          </table:table-cell>
          <table:table-cell table:style-name="Tabla18.B34" office:value-type="string">
            <text:p text:style-name="P70">Antonio Alcocer Tirado</text:p>
          </table:table-cell>
          <table:table-cell table:style-name="Tabla18.C34" office:value-type="string">
            <text:p text:style-name="P70">administradores de base de datos Oracle</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34" office:value-type="float" office:value="3.7544802685582E+017">
            <text:p text:style-name="P71">3,75E+017</text:p>
          </table:table-cell>
          <table:table-cell table:style-name="Tabla18.K34" office:value-type="string">
            <text:p text:style-name="P66"/>
          </table:table-cell>
          <table:table-cell table:style-name="Tabla18.L34" office:value-type="string">
            <text:p text:style-name="P78"><text:a xlink:type="simple" xlink:href="mailto:antonio.alcocer.tirado.ext@juntadeandalucia.es"><text:span text:style-name="T15">antonio.alcocer.tirado.ext@juntadeandalucia.es</text:span></text:a></text:p>
          </table:table-cell>
        </table:table-row>
        <table:table-row>
          <table:table-cell table:style-name="Tabla18.A35" office:value-type="string">
            <text:p text:style-name="P70">CAA</text:p>
          </table:table-cell>
          <table:table-cell table:style-name="Tabla18.B35" office:value-type="string">
            <text:p text:style-name="P70">José Fernández García</text:p>
          </table:table-cell>
          <table:table-cell table:style-name="Tabla18.C35" office:value-type="string">
            <text:p text:style-name="P70">Jefe del Gabinete de Telecomunicaciones</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35" office:value-type="float" office:value="3.3829202685582E+017">
            <text:p text:style-name="P71">3,38E+017</text:p>
          </table:table-cell>
          <table:table-cell table:style-name="Tabla18.K35" office:value-type="float" office:value="7.4505602685582E+017">
            <text:p text:style-name="P71">7,45E+017</text:p>
          </table:table-cell>
          <table:table-cell table:style-name="Tabla18.L35" office:value-type="string">
            <text:p text:style-name="P78"><text:a xlink:type="simple" xlink:href="mailto:jose.fernandez.garcia@juntadeandalucia.es"><text:span text:style-name="T15">jose.fernandez.garcia@juntadeandalucia.es</text:span></text:a></text:p>
          </table:table-cell>
        </table:table-row>
        <table:table-row>
          <table:table-cell table:style-name="Tabla18.A36" office:value-type="string">
            <text:p text:style-name="P70">CAA</text:p>
          </table:table-cell>
          <table:table-cell table:style-name="Tabla18.B36" office:value-type="string">
            <text:p text:style-name="P70">Javier Blanco Rodríguez</text:p>
          </table:table-cell>
          <table:table-cell table:style-name="Tabla18.C36" office:value-type="string">
            <text:p text:style-name="P66"/>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Si</text:p>
          </table:table-cell>
          <table:table-cell table:style-name="Tabla18.J36" office:value-type="float" office:value="3.3831802685582E+017">
            <text:p text:style-name="P71">3,38E+017</text:p>
          </table:table-cell>
          <table:table-cell table:style-name="Tabla18.K36" office:value-type="float" office:value="7.4622902685582E+017">
            <text:p text:style-name="P71">7,46E+017</text:p>
          </table:table-cell>
          <table:table-cell table:style-name="Tabla18.L36" office:value-type="string">
            <text:p text:style-name="P78"><text:a xlink:type="simple" xlink:href="mailto:fjavier.blanco@juntadeandalucia.es"><text:span text:style-name="T15">fjavier.blanco@juntadeandalucia.es</text:span></text:a></text:p>
          </table:table-cell>
        </table:table-row>
        <table:table-row>
          <table:table-cell table:style-name="Tabla18.A37" office:value-type="string">
            <text:p text:style-name="P70">CAAC</text:p>
          </table:table-cell>
          <table:table-cell table:style-name="Tabla18.B37" office:value-type="string">
            <text:p text:style-name="P70">Luis Arranz Hernán</text:p>
          </table:table-cell>
          <table:table-cell table:style-name="Tabla18.C37" office:value-type="string">
            <text:p text:style-name="P70">Jefe Servicio Administración</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37" office:value-type="string">
            <text:p text:style-name="P71">955037071/<text:line-break/>337071</text:p>
          </table:table-cell>
          <table:table-cell table:style-name="Tabla18.K37" office:value-type="string">
            <text:p text:style-name="P66"/>
          </table:table-cell>
          <table:table-cell table:style-name="Tabla18.L37" office:value-type="string">
            <text:p text:style-name="P78"><text:a xlink:type="simple" xlink:href="mailto:luis.arranz@juntadeandalucia.es"><text:span text:style-name="T15">luis.arranz@juntadeandalucia.es</text:span></text:a></text:p>
          </table:table-cell>
        </table:table-row>
        <table:table-row>
          <table:table-cell table:style-name="Tabla18.A38" office:value-type="string">
            <text:p text:style-name="P70">CAAC</text:p>
          </table:table-cell>
          <table:table-cell table:style-name="Tabla18.B38" office:value-type="string">
            <text:p text:style-name="P70">Antonio Luis Sánchez Martos</text:p>
          </table:table-cell>
          <table:table-cell table:style-name="Tabla18.C38" office:value-type="string">
            <text:p text:style-name="P70">Asesor de Microinformática</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38" office:value-type="float" office:value="3.3708802685582E+017">
            <text:p text:style-name="P71">3,37E+017</text:p>
          </table:table-cell>
          <table:table-cell table:style-name="Tabla18.K38" office:value-type="float" office:value="6.9699002685582E+017">
            <text:p text:style-name="P71">6,97E+017</text:p>
          </table:table-cell>
          <table:table-cell table:style-name="Tabla18.L38" office:value-type="string">
            <text:p text:style-name="P78"><text:a xlink:type="simple" xlink:href="mailto:antoniol.sanchez@juntadeandalucia.es"><text:span text:style-name="T15">antoniol.sanchez@juntadeandalucia.es</text:span></text:a></text:p>
          </table:table-cell>
        </table:table-row>
        <table:table-row>
          <table:table-cell table:style-name="Tabla18.A39" office:value-type="string">
            <text:p text:style-name="P70">CCA</text:p>
          </table:table-cell>
          <table:table-cell table:style-name="Tabla18.B39" office:value-type="string">
            <text:p text:style-name="P70">Pedro A Jiménez Barrionuevo</text:p>
          </table:table-cell>
          <table:table-cell table:style-name="Tabla18.C39" office:value-type="string">
            <text:p text:style-name="P70">Jefe de Informática</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39" office:value-type="string">
            <text:p text:style-name="P71">958029311 <text:line-break/>(129311)</text:p>
          </table:table-cell>
          <table:table-cell table:style-name="Tabla18.K39" office:value-type="string">
            <text:p text:style-name="P66"/>
          </table:table-cell>
          <table:table-cell table:style-name="Tabla18.L39" office:value-type="string">
            <text:p text:style-name="P78"><text:a xlink:type="simple" xlink:href="mailto:pedroa.jimenez@juntadeandalucia.es"><text:span text:style-name="T15">pedroa.jimenez@juntadeandalucia.es</text:span></text:a></text:p>
          </table:table-cell>
        </table:table-row>
        <table:table-row>
          <table:table-cell table:style-name="Tabla18.A40" office:value-type="string">
            <text:p text:style-name="P70">CICA</text:p>
          </table:table-cell>
          <table:table-cell table:style-name="Tabla18.B40" office:value-type="string">
            <text:p text:style-name="P70">Juan Antonio Ortega Ramírez</text:p>
          </table:table-cell>
          <table:table-cell table:style-name="Tabla18.C40" office:value-type="string">
            <text:p text:style-name="P70">Director</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40" office:value-type="string">
            <text:p text:style-name="P71">955 056 600</text:p>
          </table:table-cell>
          <table:table-cell table:style-name="Tabla18.K40" office:value-type="string">
            <text:p text:style-name="P66"/>
          </table:table-cell>
          <table:table-cell table:style-name="Tabla18.L40" office:value-type="string">
            <text:p text:style-name="P78"><text:a xlink:type="simple" xlink:href="mailto:ortega@cica.es">ortega@cica.es</text:a><text:span text:style-name="T15"><text:line-break/></text:span><text:a xlink:type="simple" xlink:href="mailto:jortega@us.es">jortega@us.es</text:a></text:p>
          </table:table-cell>
        </table:table-row>
        <table:table-row>
          <table:table-cell table:style-name="Tabla18.A41" office:value-type="string">
            <text:p text:style-name="P70">CICA</text:p>
          </table:table-cell>
          <table:table-cell table:style-name="Tabla18.B41" office:value-type="string">
            <text:p text:style-name="P70">Jose Carlos Alarcón Arévalo</text:p>
          </table:table-cell>
          <table:table-cell table:style-name="Tabla18.C41" office:value-type="string">
            <text:p text:style-name="P70">Dinamizador</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41" office:value-type="string">
            <text:p text:style-name="P66"/>
          </table:table-cell>
          <table:table-cell table:style-name="Tabla18.K41" office:value-type="float" office:value="7.4001602685582E+017">
            <text:p text:style-name="P77">7,40E+017</text:p>
          </table:table-cell>
          <table:table-cell table:style-name="Tabla18.L41" office:value-type="string">
            <text:p text:style-name="P78"><text:a xlink:type="simple" xlink:href="mailto:josecarlos.alarcon@juntadeandalucia.es">josecarlos.alarcon@juntadeandalucia.es</text:a><text:span text:style-name="T15"><text:line-break/></text:span><text:a xlink:type="simple" xlink:href="mailto:jcalarcon@cica.es">jcalarcon@cica.es</text:a></text:p>
          </table:table-cell>
        </table:table-row>
        <text:soft-page-break/>
        <table:table-row>
          <table:table-cell table:style-name="Tabla18.A42" office:value-type="string">
            <text:p text:style-name="P70">CICA</text:p>
          </table:table-cell>
          <table:table-cell table:style-name="Tabla18.B42" office:value-type="string">
            <text:p text:style-name="P70">Ana Belén Girón González </text:p>
          </table:table-cell>
          <table:table-cell table:style-name="Tabla18.C42" office:value-type="string">
            <text:p text:style-name="P78">Responsable Departamento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Si</text:p>
          </table:table-cell>
          <table:table-cell table:style-name="Tabla18.J42" office:value-type="string">
            <text:p text:style-name="P71">955056600 / 955056692</text:p>
          </table:table-cell>
          <table:table-cell table:style-name="Tabla18.K42" office:value-type="string">
            <text:p text:style-name="P66"/>
          </table:table-cell>
          <table:table-cell table:style-name="Tabla18.L42" office:value-type="string">
            <text:p text:style-name="P78"><text:a xlink:type="simple" xlink:href="mailto:anab.giron@juntadeandalucia.es">anab.giron@juntadeandalucia.es</text:a><text:span text:style-name="T15"> / </text:span><text:a xlink:type="simple" xlink:href="mailto:abgiron@cica.es">abgiron@cica.es</text:a><text:span text:style-name="T15"><text:line-break/></text:span><text:a xlink:type="simple" xlink:href="mailto:sistemas@cica.es">sistemas@cica.es</text:a></text:p>
          </table:table-cell>
        </table:table-row>
        <table:table-row>
          <table:table-cell table:style-name="Tabla18.A43" office:value-type="string">
            <text:p text:style-name="P70">CICA</text:p>
          </table:table-cell>
          <table:table-cell table:style-name="Tabla18.B43" office:value-type="string">
            <text:p text:style-name="P70">Pablo Vázquez Martínez</text:p>
          </table:table-cell>
          <table:table-cell table:style-name="Tabla18.C43" office:value-type="string">
            <text:p text:style-name="P70">Técnico</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
          </table:table-cell>
          <table:table-cell table:style-name="Tabla18.J43" office:value-type="string">
            <text:p text:style-name="P66"/>
          </table:table-cell>
          <table:table-cell table:style-name="Tabla18.K43" office:value-type="string">
            <text:p text:style-name="P66"/>
          </table:table-cell>
          <table:table-cell table:style-name="Tabla18.L43" office:value-type="string">
            <text:p text:style-name="P78"><text:a xlink:type="simple" xlink:href="mailto:pablo.vazquez@cica.es">pablo.vazquez@cica.es</text:a><text:span text:style-name="T15"><text:line-break/></text:span><text:a xlink:type="simple" xlink:href="mailto:sistemas@cica.es">sistemas@cica.es</text:a></text:p>
          </table:table-cell>
        </table:table-row>
        <table:table-row>
          <table:table-cell table:style-name="Tabla18.A44" office:value-type="string">
            <text:p text:style-name="P70">CICA</text:p>
          </table:table-cell>
          <table:table-cell table:style-name="Tabla18.B44" office:value-type="string">
            <text:p text:style-name="P70">Ignacio Bocanegra</text:p>
          </table:table-cell>
          <table:table-cell table:style-name="Tabla18.C44" office:value-type="string">
            <text:p text:style-name="P70">Técnico </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
          </table:table-cell>
          <table:table-cell table:style-name="Tabla18.J44" office:value-type="string">
            <text:p text:style-name="P66"/>
          </table:table-cell>
          <table:table-cell table:style-name="Tabla18.K44" office:value-type="string">
            <text:p text:style-name="P66"/>
          </table:table-cell>
          <table:table-cell table:style-name="Tabla18.L44" office:value-type="string">
            <text:p text:style-name="P78"><text:a xlink:type="simple" xlink:href="mailto:ignacio.bocanegra@cica.es">ignacio.bocanegra@cica.es</text:a><text:span text:style-name="T15"><text:line-break/></text:span><text:a xlink:type="simple" xlink:href="mailto:sistemas@cica.es">sistemas@cica.es</text:a></text:p>
          </table:table-cell>
        </table:table-row>
        <table:table-row>
          <table:table-cell table:style-name="Tabla18.A45" office:value-type="string">
            <text:p text:style-name="P70">EPTDA-TUR</text:p>
          </table:table-cell>
          <table:table-cell table:style-name="Tabla18.B45" office:value-type="string">
            <text:p text:style-name="P70">Pablo Guzmán Álvarez</text:p>
          </table:table-cell>
          <table:table-cell table:style-name="Tabla18.C45" office:value-type="string">
            <text:p text:style-name="P70">Jefe de Servicio de Informática Área Turismo</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45" office:value-type="float" office:value="9.9035302685582E+017">
            <text:p text:style-name="P71">9,90E+017</text:p>
          </table:table-cell>
          <table:table-cell table:style-name="Tabla18.K45" office:value-type="float" office:value="7.3627702685582E+017">
            <text:p text:style-name="P71">7,36E+017</text:p>
          </table:table-cell>
          <table:table-cell table:style-name="Tabla18.L45" office:value-type="string">
            <text:p text:style-name="P78"><text:a xlink:type="simple" xlink:href="mailto:pguzman@andalucia.org"><text:span text:style-name="T15">pguzman@andalucia.org</text:span></text:a></text:p>
          </table:table-cell>
        </table:table-row>
        <table:table-row>
          <table:table-cell table:style-name="Tabla18.A46" office:value-type="string">
            <text:p text:style-name="P70">EPTDA-TUR</text:p>
          </table:table-cell>
          <table:table-cell table:style-name="Tabla18.B46" office:value-type="string">
            <text:p text:style-name="P70">Moisés Rubiño García</text:p>
          </table:table-cell>
          <table:table-cell table:style-name="Tabla18.C46" office:value-type="string">
            <text:p text:style-name="P66"/>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1">Sí</text:p>
          </table:table-cell>
          <table:table-cell table:style-name="Tabla18.J46" office:value-type="string">
            <text:p text:style-name="P66"/>
          </table:table-cell>
          <table:table-cell table:style-name="Tabla18.K46" office:value-type="float" office:value="7.3628002685582E+017">
            <text:p text:style-name="P71">7,36E+017</text:p>
          </table:table-cell>
          <table:table-cell table:style-name="Tabla18.L46" office:value-type="string">
            <text:p text:style-name="P78"><text:a xlink:type="simple" xlink:href="mailto:mrubino@andalucia.org"><text:span text:style-name="T15">mrubino@andalucia.org</text:span></text:a></text:p>
          </table:table-cell>
        </table:table-row>
        <table:table-row>
          <table:table-cell table:style-name="Tabla18.A47" office:value-type="string">
            <text:p text:style-name="P70">EPTDA-DEP</text:p>
          </table:table-cell>
          <table:table-cell table:style-name="Tabla18.B47" office:value-type="string">
            <text:p text:style-name="P70">Dolores (Lola) Gómez Ruiz</text:p>
          </table:table-cell>
          <table:table-cell table:style-name="Tabla18.C47" office:value-type="string">
            <text:p text:style-name="P70">Subdirectora de Recursos</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47" office:value-type="float" office:value="3.4395402685582E+017">
            <text:p text:style-name="P71">3,44E+017</text:p>
          </table:table-cell>
          <table:table-cell table:style-name="Tabla18.K47" office:value-type="float" office:value="7.4403702685582E+017">
            <text:p text:style-name="P71">7,44E+017</text:p>
          </table:table-cell>
          <table:table-cell table:style-name="Tabla18.L47" office:value-type="string">
            <text:p text:style-name="P78"><text:a xlink:type="simple" xlink:href="mailto:lgomez@andalucia.org"><text:span text:style-name="T15">lgomez@andalucia.org</text:span></text:a></text:p>
          </table:table-cell>
        </table:table-row>
        <table:table-row>
          <table:table-cell table:style-name="Tabla18.A48" office:value-type="string">
            <text:p text:style-name="P70">EPTDA-DEP</text:p>
          </table:table-cell>
          <table:table-cell table:style-name="Tabla18.B48" office:value-type="string">
            <text:p text:style-name="P70">Ignacio Alonso Abad</text:p>
          </table:table-cell>
          <table:table-cell table:style-name="Tabla18.C48" office:value-type="string">
            <text:p text:style-name="P70">Asesor técnico informático</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Si</text:p>
          </table:table-cell>
          <table:table-cell table:style-name="Tabla18.J48" office:value-type="string">
            <text:p text:style-name="P66"/>
          </table:table-cell>
          <table:table-cell table:style-name="Tabla18.K48" office:value-type="float" office:value="7.4617602685582E+017">
            <text:p text:style-name="P71">7,46E+017</text:p>
          </table:table-cell>
          <table:table-cell table:style-name="Tabla18.L48" office:value-type="string">
            <text:p text:style-name="P78"><text:a xlink:type="simple" xlink:href="mailto:ialonso@andalucia.org"><text:span text:style-name="T15">ialonso@andalucia.org</text:span></text:a></text:p>
          </table:table-cell>
        </table:table-row>
        <table:table-row>
          <table:table-cell table:style-name="Tabla18.A49" office:value-type="string">
            <text:p text:style-name="P70">EPTDA-DEP</text:p>
          </table:table-cell>
          <table:table-cell table:style-name="Tabla18.B49" office:value-type="string">
            <text:p text:style-name="P70">Bernardo Mestre Arispon</text:p>
          </table:table-cell>
          <table:table-cell table:style-name="Tabla18.C49" office:value-type="string">
            <text:p text:style-name="P70">Técnico Informático</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
          </table:table-cell>
          <table:table-cell table:style-name="Tabla18.J49" office:value-type="string">
            <text:p text:style-name="P66"/>
          </table:table-cell>
          <table:table-cell table:style-name="Tabla18.K49" office:value-type="float" office:value="7.4178602685582E+017">
            <text:p text:style-name="P71">7,42E+017</text:p>
          </table:table-cell>
          <table:table-cell table:style-name="Tabla18.L49" office:value-type="string">
            <text:p text:style-name="P78"><text:a xlink:type="simple" xlink:href="mailto:bmestre@andalucia.org"><text:span text:style-name="T15">bmestre@andalucia.org</text:span></text:a></text:p>
          </table:table-cell>
        </table:table-row>
        <table:table-row>
          <table:table-cell table:style-name="Tabla18.A50" office:value-type="string">
            <text:p text:style-name="P70">EPTDA-DEP</text:p>
          </table:table-cell>
          <table:table-cell table:style-name="Tabla18.B50" office:value-type="string">
            <text:p text:style-name="P70">Francisco Javier Perez Rey</text:p>
          </table:table-cell>
          <table:table-cell table:style-name="Tabla18.C50" office:value-type="string">
            <text:p text:style-name="P70">Técnico Informático</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
          </table:table-cell>
          <table:table-cell table:style-name="Tabla18.J50" office:value-type="string">
            <text:p text:style-name="P66"/>
          </table:table-cell>
          <table:table-cell table:style-name="Tabla18.K50" office:value-type="float" office:value="7.4636702685582E+017">
            <text:p text:style-name="P71">7,46E+017</text:p>
          </table:table-cell>
          <table:table-cell table:style-name="Tabla18.L50" office:value-type="string">
            <text:p text:style-name="P78"><text:a xlink:type="simple" xlink:href="mailto:fjperez@andalucia.org"><text:span text:style-name="T15">fjperez@andalucia.org</text:span></text:a></text:p>
          </table:table-cell>
        </table:table-row>
        <table:table-row>
          <table:table-cell table:style-name="Tabla18.A51" office:value-type="string">
            <text:p text:style-name="P70">EXTENDA</text:p>
          </table:table-cell>
          <table:table-cell table:style-name="Tabla18.B51" office:value-type="string">
            <text:p text:style-name="P70">Félix Gamero García</text:p>
          </table:table-cell>
          <table:table-cell table:style-name="Tabla18.C51" office:value-type="string">
            <text:p text:style-name="P66"/>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51" office:value-type="string">
            <text:p text:style-name="P66"/>
          </table:table-cell>
          <table:table-cell table:style-name="Tabla18.K51" office:value-type="float" office:value="6.3016102685582E+017">
            <text:p text:style-name="P71">6,30E+017</text:p>
          </table:table-cell>
          <table:table-cell table:style-name="Tabla18.L51" office:value-type="string">
            <text:p text:style-name="P78"><text:a xlink:type="simple" xlink:href="mailto:fgg@extenda.es"><text:span text:style-name="T15">fgg@extenda.es</text:span></text:a></text:p>
          </table:table-cell>
        </table:table-row>
        <text:soft-page-break/>
        <table:table-row>
          <table:table-cell table:style-name="Tabla18.A52" office:value-type="string">
            <text:p text:style-name="P70">EXTENDA</text:p>
          </table:table-cell>
          <table:table-cell table:style-name="Tabla18.B52" office:value-type="string">
            <text:p text:style-name="P70">José Rafael García Díaz</text:p>
          </table:table-cell>
          <table:table-cell table:style-name="Tabla18.C52" office:value-type="string">
            <text:p text:style-name="P66"/>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I3" office:value-type="string">
            <text:p text:style-name="P82"/>
          </table:table-cell>
          <table:table-cell table:style-name="Tabla18.J52" office:value-type="string">
            <text:p text:style-name="P66"/>
          </table:table-cell>
          <table:table-cell table:style-name="Tabla18.K52" office:value-type="float" office:value="6.3016202685582E+017">
            <text:p text:style-name="P71">6,30E+017</text:p>
          </table:table-cell>
          <table:table-cell table:style-name="Tabla18.L52" office:value-type="string">
            <text:p text:style-name="P78"><text:a xlink:type="simple" xlink:href="mailto:jgd@extenda.es"><text:span text:style-name="T15">jgd@extenda.es</text:span></text:a></text:p>
          </table:table-cell>
        </table:table-row>
        <table:table-row>
          <table:table-cell table:style-name="Tabla18.A53" office:value-type="string">
            <text:p text:style-name="P70">EXTENDA</text:p>
          </table:table-cell>
          <table:table-cell table:style-name="Tabla18.B53" office:value-type="string">
            <text:p text:style-name="P70">José Manuel Marchena Escobar</text:p>
          </table:table-cell>
          <table:table-cell table:style-name="Tabla18.C53" office:value-type="string">
            <text:p text:style-name="P66"/>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I3" office:value-type="string">
            <text:p text:style-name="P82">Si</text:p>
          </table:table-cell>
          <table:table-cell table:style-name="Tabla18.J53" office:value-type="string">
            <text:p text:style-name="P66"/>
          </table:table-cell>
          <table:table-cell table:style-name="Tabla18.K53" office:value-type="float" office:value="6.3016402685582E+017">
            <text:p text:style-name="P71">6,30E+017</text:p>
          </table:table-cell>
          <table:table-cell table:style-name="Tabla18.L53" office:value-type="string">
            <text:p text:style-name="P78"><text:a xlink:type="simple" xlink:href="mailto:jme.ext@extenda.es"><text:span text:style-name="T15">jme.ext@extenda.es</text:span></text:a></text:p>
          </table:table-cell>
        </table:table-row>
        <table:table-row>
          <table:table-cell table:style-name="Tabla18.A54" office:value-type="string">
            <text:p text:style-name="P70">EXTENDA</text:p>
          </table:table-cell>
          <table:table-cell table:style-name="Tabla18.B54" office:value-type="string">
            <text:p text:style-name="P70">Alberto Pool Melchor</text:p>
          </table:table-cell>
          <table:table-cell table:style-name="Tabla18.C54" office:value-type="string">
            <text:p text:style-name="P66"/>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I3" office:value-type="string">
            <text:p text:style-name="P81">Sí</text:p>
          </table:table-cell>
          <table:table-cell table:style-name="Tabla18.J54" office:value-type="string">
            <text:p text:style-name="P66"/>
          </table:table-cell>
          <table:table-cell table:style-name="Tabla18.K54" office:value-type="float" office:value="6.3016602685582E+017">
            <text:p text:style-name="P71">6,30E+017</text:p>
          </table:table-cell>
          <table:table-cell table:style-name="Tabla18.L54" office:value-type="string">
            <text:p text:style-name="P78"><text:a xlink:type="simple" xlink:href="mailto:alp.ext@extenda.es"><text:span text:style-name="T15">alp.ext@extenda.es</text:span></text:a></text:p>
          </table:table-cell>
        </table:table-row>
        <table:table-row>
          <table:table-cell table:style-name="Tabla18.A55" office:value-type="string">
            <text:p text:style-name="P70">IAAP</text:p>
          </table:table-cell>
          <table:table-cell table:style-name="Tabla18.B55" office:value-type="string">
            <text:p text:style-name="P70">Marco García Romero</text:p>
          </table:table-cell>
          <table:table-cell table:style-name="Tabla18.C55" office:value-type="string">
            <text:p text:style-name="P70">Jefe del Servicio de Informática</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55" office:value-type="float" office:value="3.4246302685582E+017">
            <text:p text:style-name="P71">3,42E+017</text:p>
          </table:table-cell>
          <table:table-cell table:style-name="Tabla18.K55" office:value-type="float" office:value="7.4852002685582E+017">
            <text:p text:style-name="P71">7,49E+017</text:p>
          </table:table-cell>
          <table:table-cell table:style-name="Tabla18.L55" office:value-type="string">
            <text:p text:style-name="P78"><text:a xlink:type="simple" xlink:href="mailto:marco.garcia@juntadeandalucia.es"><text:span text:style-name="T15">marco.garcia@juntadeandalucia.es</text:span></text:a></text:p>
          </table:table-cell>
        </table:table-row>
        <table:table-row>
          <table:table-cell table:style-name="Tabla18.A56" office:value-type="string">
            <text:p text:style-name="P70">IAAP</text:p>
          </table:table-cell>
          <table:table-cell table:style-name="Tabla18.B56" office:value-type="string">
            <text:p text:style-name="P70">Fernando Félix Gutiérrez</text:p>
          </table:table-cell>
          <table:table-cell table:style-name="Tabla18.C56" office:value-type="string">
            <text:p text:style-name="P70">Departamento de Sistemas</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56" office:value-type="string">
            <text:p text:style-name="P71">342345 / <text:line-break/>955042345</text:p>
          </table:table-cell>
          <table:table-cell table:style-name="Tabla18.K56" office:value-type="string">
            <text:p text:style-name="P66"/>
          </table:table-cell>
          <table:table-cell table:style-name="Tabla18.L56" office:value-type="string">
            <text:p text:style-name="P78"><text:a xlink:type="simple" xlink:href="mailto:fernandof.gutierrez@juntadeandalucia.es"><text:span text:style-name="T15">fernandof.gutierrez@juntadeandalucia.es</text:span></text:a></text:p>
          </table:table-cell>
        </table:table-row>
        <table:table-row>
          <table:table-cell table:style-name="Tabla18.A57" office:value-type="string">
            <text:p text:style-name="P70">IAAP</text:p>
          </table:table-cell>
          <table:table-cell table:style-name="Tabla18.B57" office:value-type="string">
            <text:p text:style-name="P70">Cesareo Juan Ibarra De Pablo</text:p>
          </table:table-cell>
          <table:table-cell table:style-name="Tabla18.C57" office:value-type="string">
            <text:p text:style-name="P70">Administrador de Bases de Datos (DBA)</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1">Sí</text:p>
          </table:table-cell>
          <table:table-cell table:style-name="Tabla18.J57" office:value-type="string">
            <text:p text:style-name="P71">955 04 23 45 /<text:line-break/>342345 </text:p>
          </table:table-cell>
          <table:table-cell table:style-name="Tabla18.K57" office:value-type="string">
            <text:p text:style-name="P66"/>
          </table:table-cell>
          <table:table-cell table:style-name="Tabla18.L57" office:value-type="string">
            <text:p text:style-name="P78"><text:a xlink:type="simple" xlink:href="mailto:cesareo.ibarra.ext@juntadeandalucia.es"><text:span text:style-name="T15">cesareo.ibarra.ext@juntadeandalucia.es</text:span></text:a></text:p>
          </table:table-cell>
        </table:table-row>
        <table:table-row>
          <table:table-cell table:style-name="Tabla18.A58" office:value-type="string">
            <text:p text:style-name="P70">IAAP</text:p>
          </table:table-cell>
          <table:table-cell table:style-name="Tabla18.B58" office:value-type="string">
            <text:p text:style-name="P70">Virgilio Rey Lorenzana</text:p>
          </table:table-cell>
          <table:table-cell table:style-name="Tabla18.C58" office:value-type="string">
            <text:p text:style-name="P70">Tecnico en Servidores de Aplicación</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Si</text:p>
          </table:table-cell>
          <table:table-cell table:style-name="Tabla18.J58" office:value-type="string">
            <text:p text:style-name="P71">955 042349/<text:line-break/>342349 </text:p>
          </table:table-cell>
          <table:table-cell table:style-name="Tabla18.K58" office:value-type="string">
            <text:p text:style-name="P66"/>
          </table:table-cell>
          <table:table-cell table:style-name="Tabla18.L58" office:value-type="string">
            <text:p text:style-name="P78"><text:a xlink:type="simple" xlink:href="mailto:virgilio.rey.ext@juntadeandalucia.es"><text:span text:style-name="T15">virgilio.rey.ext@juntadeandalucia.es</text:span></text:a></text:p>
          </table:table-cell>
        </table:table-row>
        <table:table-row>
          <table:table-cell table:style-name="Tabla18.A59" office:value-type="string">
            <text:p text:style-name="P70">IAAP</text:p>
          </table:table-cell>
          <table:table-cell table:style-name="Tabla18.B59" office:value-type="string">
            <text:p text:style-name="P70">Francisco A. de Alba Quiñones</text:p>
          </table:table-cell>
          <table:table-cell table:style-name="Tabla18.C59" office:value-type="string">
            <text:p text:style-name="P70">Tecnico en Servidores de Aplicación</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
          </table:table-cell>
          <table:table-cell table:style-name="Tabla18.J59" office:value-type="string">
            <text:p text:style-name="P71">955 04 24 69/<text:line-break/>342469 </text:p>
          </table:table-cell>
          <table:table-cell table:style-name="Tabla18.K59" office:value-type="string">
            <text:p text:style-name="P66"/>
          </table:table-cell>
          <table:table-cell table:style-name="Tabla18.L59" office:value-type="string">
            <text:p text:style-name="P78"><text:a xlink:type="simple" xlink:href="mailto:francisco.alba.ext@juntadeandalucia.es"><text:span text:style-name="T15">francisco.alba.ext@juntadeandalucia.es</text:span></text:a></text:p>
          </table:table-cell>
        </table:table-row>
        <table:table-row>
          <table:table-cell table:style-name="Tabla18.A60" office:value-type="string">
            <text:p text:style-name="P70">IAAP</text:p>
          </table:table-cell>
          <table:table-cell table:style-name="Tabla18.B60" office:value-type="string">
            <text:p text:style-name="P70">Javier Velázquez Rubio</text:p>
          </table:table-cell>
          <table:table-cell table:style-name="Tabla18.C60" office:value-type="string">
            <text:p text:style-name="P70">Programador </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I3" office:value-type="string">
            <text:p text:style-name="P81">Sí</text:p>
          </table:table-cell>
          <table:table-cell table:style-name="Tabla18.J60" office:value-type="string">
            <text:p text:style-name="P71">955042318/<text:line-break/>342318 </text:p>
          </table:table-cell>
          <table:table-cell table:style-name="Tabla18.K60" office:value-type="string">
            <text:p text:style-name="P66"/>
          </table:table-cell>
          <table:table-cell table:style-name="Tabla18.L60" office:value-type="string">
            <text:p text:style-name="P78"><text:a xlink:type="simple" xlink:href="mailto:javier.velazquez.ext@juntadeandalucia.es"><text:span text:style-name="T15">javier.velazquez.ext@juntadeandalucia.es</text:span></text:a></text:p>
          </table:table-cell>
        </table:table-row>
        <table:table-row>
          <table:table-cell table:style-name="Tabla18.A61" office:value-type="string">
            <text:p text:style-name="P70">IAJ</text:p>
          </table:table-cell>
          <table:table-cell table:style-name="Tabla18.B61" office:value-type="string">
            <text:p text:style-name="P70">Fernando González González</text:p>
          </table:table-cell>
          <table:table-cell table:style-name="Tabla18.C61" office:value-type="string">
            <text:p text:style-name="P70">Jefe Servicio.</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61" office:value-type="float" office:value="7.4950102685582E+017">
            <text:p text:style-name="P71">7,50E+017</text:p>
          </table:table-cell>
          <table:table-cell table:style-name="Tabla18.K61" office:value-type="string">
            <text:p text:style-name="P66"/>
          </table:table-cell>
          <table:table-cell table:style-name="Tabla18.L61" office:value-type="string">
            <text:p text:style-name="P78"><text:a xlink:type="simple" xlink:href="mailto:fernando.gonzalez.gonzalez@juntadeandalucia.es"><text:span text:style-name="T15">fernando.gonzalez.gonzalez@juntadeandalucia.es</text:span></text:a></text:p>
          </table:table-cell>
        </table:table-row>
        <text:soft-page-break/>
        <table:table-row>
          <table:table-cell table:style-name="Tabla18.A62" office:value-type="string">
            <text:p text:style-name="P70">IAJ</text:p>
          </table:table-cell>
          <table:table-cell table:style-name="Tabla18.B62" office:value-type="string">
            <text:p text:style-name="P70">Alberto Zamora Cueto</text:p>
          </table:table-cell>
          <table:table-cell table:style-name="Tabla18.C62" office:value-type="string">
            <text:p text:style-name="P70">DBA </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Si</text:p>
          </table:table-cell>
          <table:table-cell table:style-name="Tabla18.J62" office:value-type="string">
            <text:p text:style-name="P66"/>
          </table:table-cell>
          <table:table-cell table:style-name="Tabla18.K62" office:value-type="float" office:value="6.71597678026856E+020">
            <text:p text:style-name="Table_20_Contents">6,72E+020</text:p>
          </table:table-cell>
          <table:table-cell table:style-name="Tabla18.L62" office:value-type="string">
            <text:p text:style-name="P78"><text:a xlink:type="simple" xlink:href="mailto:alberto.zamora.ext@juntadeandalucia.es"><text:span text:style-name="T15">alberto.zamora.ext@juntadeandalucia.es</text:span></text:a></text:p>
          </table:table-cell>
        </table:table-row>
        <table:table-row>
          <table:table-cell table:style-name="Tabla18.A63" office:value-type="string">
            <text:p text:style-name="P70">IAJ</text:p>
          </table:table-cell>
          <table:table-cell table:style-name="Tabla18.B63" office:value-type="string">
            <text:p text:style-name="P70">Cristóbal Contreras Mireime</text:p>
          </table:table-cell>
          <table:table-cell table:style-name="Tabla18.C63" office:value-type="string">
            <text:p text:style-name="P70">Técnico de sistemas/Programador </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
          </table:table-cell>
          <table:table-cell table:style-name="Tabla18.J63" office:value-type="string">
            <text:p text:style-name="P66"/>
          </table:table-cell>
          <table:table-cell table:style-name="Tabla18.K63" office:value-type="float" office:value="6.71563195026856E+020">
            <text:p text:style-name="Table_20_Contents">6,72E+020</text:p>
          </table:table-cell>
          <table:table-cell table:style-name="Tabla18.L63" office:value-type="string">
            <text:p text:style-name="P78"><text:a xlink:type="simple" xlink:href="mailto:cristobal.contreras.m.ext@juntadeandalucia.es"><text:span text:style-name="T15">cristobal.contreras.m.ext@juntadeandalucia.es</text:span></text:a></text:p>
          </table:table-cell>
        </table:table-row>
        <table:table-row>
          <table:table-cell table:style-name="Tabla18.A64" office:value-type="string">
            <text:p text:style-name="P70">IAJ</text:p>
          </table:table-cell>
          <table:table-cell table:style-name="Tabla18.B64" office:value-type="string">
            <text:p text:style-name="P70">José Manuel Parrado</text:p>
          </table:table-cell>
          <table:table-cell table:style-name="Tabla18.C64" office:value-type="string">
            <text:p text:style-name="P70">Técnico 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
          </table:table-cell>
          <table:table-cell table:style-name="Tabla18.J64" office:value-type="string">
            <text:p text:style-name="P66"/>
          </table:table-cell>
          <table:table-cell table:style-name="Tabla18.K64" office:value-type="float" office:value="6.71563198026856E+020">
            <text:p text:style-name="Table_20_Contents">6,72E+020</text:p>
          </table:table-cell>
          <table:table-cell table:style-name="Tabla18.L64" office:value-type="string">
            <text:p text:style-name="P78"><text:a xlink:type="simple" xlink:href="mailto:josem.parrado.ext@juntadeandalucia.es"><text:span text:style-name="T15">josem.parrado.ext@juntadeandalucia.es</text:span></text:a></text:p>
          </table:table-cell>
        </table:table-row>
        <table:table-row>
          <table:table-cell table:style-name="Tabla18.A65" office:value-type="string">
            <text:p text:style-name="P70">IAM</text:p>
          </table:table-cell>
          <table:table-cell table:style-name="Tabla18.B65" office:value-type="string">
            <text:p text:style-name="P70">Juan Antonio Moreno Álvarez</text:p>
          </table:table-cell>
          <table:table-cell table:style-name="Tabla18.C65" office:value-type="string">
            <text:p text:style-name="P70">Jefe del Servicio de Informática</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65" office:value-type="float" office:value="3.9892002685582E+017">
            <text:p text:style-name="P71">3,99E+017</text:p>
          </table:table-cell>
          <table:table-cell table:style-name="Tabla18.K65" office:value-type="string">
            <text:p text:style-name="P66"/>
          </table:table-cell>
          <table:table-cell table:style-name="Tabla18.L65" office:value-type="string">
            <text:p text:style-name="P78"><text:a xlink:type="simple" xlink:href="mailto:juan.moreno.alvarez@juntadeandalucia.es"><text:span text:style-name="T15">juan.moreno.alvarez@juntadeandalucia.es</text:span></text:a></text:p>
          </table:table-cell>
        </table:table-row>
        <table:table-row>
          <table:table-cell table:style-name="Tabla18.A66" office:value-type="string">
            <text:p text:style-name="P70">IAM</text:p>
          </table:table-cell>
          <table:table-cell table:style-name="Tabla18.B66" office:value-type="string">
            <text:p text:style-name="P70">Antonio Rendón Ruiz</text:p>
          </table:table-cell>
          <table:table-cell table:style-name="Tabla18.C66" office:value-type="string">
            <text:p text:style-name="P70">Adm.de Sistemas</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
          </table:table-cell>
          <table:table-cell table:style-name="Tabla18.J66" office:value-type="float" office:value="3.9891802685582E+017">
            <text:p text:style-name="P71">3,99E+017</text:p>
          </table:table-cell>
          <table:table-cell table:style-name="Tabla18.K66" office:value-type="string">
            <text:p text:style-name="P66"/>
          </table:table-cell>
          <table:table-cell table:style-name="Tabla18.L66" office:value-type="string">
            <text:p text:style-name="P78"><text:a xlink:type="simple" xlink:href="mailto:antonio.rendon.ext@juntadeandalucia.es"><text:span text:style-name="T15">antonio.rendon.ext@juntadeandalucia.es</text:span></text:a></text:p>
          </table:table-cell>
        </table:table-row>
        <table:table-row>
          <table:table-cell table:style-name="Tabla18.A67" office:value-type="string">
            <text:p text:style-name="P70">IAM</text:p>
          </table:table-cell>
          <table:table-cell table:style-name="Tabla18.B67" office:value-type="string">
            <text:p text:style-name="P70">Luis Rodríguez García</text:p>
          </table:table-cell>
          <table:table-cell table:style-name="Tabla18.C67" office:value-type="string">
            <text:p text:style-name="P70">Adm.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
          </table:table-cell>
          <table:table-cell table:style-name="Tabla18.J67" office:value-type="float" office:value="3.9891802685582E+017">
            <text:p text:style-name="P71">3,99E+017</text:p>
          </table:table-cell>
          <table:table-cell table:style-name="Tabla18.K67" office:value-type="string">
            <text:p text:style-name="P66"/>
          </table:table-cell>
          <table:table-cell table:style-name="Tabla18.L67" office:value-type="string">
            <text:p text:style-name="P78"><text:a xlink:type="simple" xlink:href="mailto:luis.rodriguez.garcia.ext@juntadeandalucia.es">luis.rodriguez.garcia.ext@juntadeandalucia.es</text:a><text:span text:style-name="T15"> </text:span></text:p>
          </table:table-cell>
        </table:table-row>
        <table:table-row>
          <table:table-cell table:style-name="Tabla18.A68" office:value-type="string">
            <text:p text:style-name="P70">IAPH</text:p>
          </table:table-cell>
          <table:table-cell table:style-name="Tabla18.B68" office:value-type="string">
            <text:p text:style-name="P70">José Luis Zafra Ojuel</text:p>
          </table:table-cell>
          <table:table-cell table:style-name="Tabla18.C68" office:value-type="string">
            <text:p text:style-name="P70">Jefe de Área de Sistemas de Información</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68" office:value-type="string">
            <text:p text:style-name="P71">9550337135/<text:line-break/>337135</text:p>
          </table:table-cell>
          <table:table-cell table:style-name="Tabla18.K68">
            <text:p text:style-name="P66"/>
          </table:table-cell>
          <table:table-cell table:style-name="Tabla18.L68" office:value-type="string">
            <text:p text:style-name="P78"><text:a xlink:type="simple" xlink:href="mailto:joseluis.zafra@juntadeandalucia.es"><text:span text:style-name="T15">joseluis.zafra@juntadeandalucia.es</text:span></text:a></text:p>
          </table:table-cell>
        </table:table-row>
        <table:table-row>
          <table:table-cell table:style-name="Tabla18.A69" office:value-type="string">
            <text:p text:style-name="P70">IAPH</text:p>
          </table:table-cell>
          <table:table-cell table:style-name="Tabla18.B69" office:value-type="string">
            <text:p text:style-name="P70">José Antonio Prada Baena </text:p>
          </table:table-cell>
          <table:table-cell table:style-name="Tabla18.C69" office:value-type="string">
            <text:p text:style-name="P70">Técnico 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1">Sí</text:p>
          </table:table-cell>
          <table:table-cell table:style-name="Tabla18.J69" office:value-type="string">
            <text:p text:style-name="P71">955037099/<text:line-break/>337099</text:p>
          </table:table-cell>
          <table:table-cell table:style-name="Tabla18.K69" office:value-type="string">
            <text:p text:style-name="P66"/>
          </table:table-cell>
          <table:table-cell table:style-name="Tabla18.L69" office:value-type="string">
            <text:p text:style-name="P78"><text:a xlink:type="simple" xlink:href="mailto:josea.prada@juntadeandalucia.es"><text:span text:style-name="T15">josea.prada@juntadeandalucia.es</text:span></text:a></text:p>
          </table:table-cell>
        </table:table-row>
        <table:table-row>
          <table:table-cell table:style-name="Tabla18.A70" office:value-type="string">
            <text:p text:style-name="P70">IECA</text:p>
          </table:table-cell>
          <table:table-cell table:style-name="Tabla18.B70" office:value-type="string">
            <text:p text:style-name="P70">Antonio Molina González</text:p>
          </table:table-cell>
          <table:table-cell table:style-name="Tabla18.C70" office:value-type="string">
            <text:p text:style-name="P70">Jefe del Servicio de Informática</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70" office:value-type="float" office:value="3.3392102685582E+017">
            <text:p text:style-name="P71">3,34E+017</text:p>
          </table:table-cell>
          <table:table-cell table:style-name="Tabla18.K70" office:value-type="string">
            <text:p text:style-name="P66"/>
          </table:table-cell>
          <table:table-cell table:style-name="Tabla18.L70" office:value-type="string">
            <text:p text:style-name="P78"><text:a xlink:type="simple" xlink:href="mailto:antonio.molina.gonzalez@juntadeandalucia.es"><text:span text:style-name="T15">antonio.molina.gonzalez@juntadeandalucia.es</text:span></text:a></text:p>
          </table:table-cell>
        </table:table-row>
        <table:table-row>
          <table:table-cell table:style-name="Tabla18.A71" office:value-type="string">
            <text:p text:style-name="P70">IECA</text:p>
          </table:table-cell>
          <table:table-cell table:style-name="Tabla18.B71" office:value-type="string">
            <text:p text:style-name="P70">José Ángel Gutiérrez Morales</text:p>
          </table:table-cell>
          <table:table-cell table:style-name="Tabla18.C71" office:value-type="string">
            <text:p text:style-name="P70">Jefe del Departamento de Sistemas del Servicio de Informática</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71" office:value-type="string">
            <text:p text:style-name="P71">333878 <text:line-break/>(955033878) </text:p>
          </table:table-cell>
          <table:table-cell table:style-name="Tabla18.K71" office:value-type="string">
            <text:p text:style-name="P66"/>
          </table:table-cell>
          <table:table-cell table:style-name="Tabla18.L71" office:value-type="string">
            <text:p text:style-name="P78"><text:a xlink:type="simple" xlink:href="mailto:joseangel.gutierrez@juntadeandalucia.es"><text:span text:style-name="T15">joseangel.gutierrez@juntadeandalucia.es</text:span></text:a></text:p>
          </table:table-cell>
        </table:table-row>
        <table:table-row>
          <table:table-cell table:style-name="Tabla18.A72" office:value-type="string">
            <text:p text:style-name="P70">IECA</text:p>
          </table:table-cell>
          <table:table-cell table:style-name="Tabla18.B72" office:value-type="string">
            <text:p text:style-name="P70">Manuel Costoyas Presa</text:p>
          </table:table-cell>
          <table:table-cell table:style-name="Tabla18.C72" office:value-type="string">
            <text:p text:style-name="P70">tecnico 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72" office:value-type="float" office:value="3.3403002685582E+017">
            <text:p text:style-name="P71">3,34E+017</text:p>
          </table:table-cell>
          <table:table-cell table:style-name="Tabla18.K72" office:value-type="string">
            <text:p text:style-name="P66"/>
          </table:table-cell>
          <table:table-cell table:style-name="Tabla18.L72" office:value-type="string">
            <text:p text:style-name="P78"><text:a xlink:type="simple" xlink:href="mailto:manuel.costoyas.ext@juntadeandalucia.es"><text:span text:style-name="T15">manuel.costoyas.ext@juntadeandalucia.es</text:span></text:a></text:p>
          </table:table-cell>
        </table:table-row>
        <text:soft-page-break/>
        <table:table-row>
          <table:table-cell table:style-name="Tabla18.A73" office:value-type="string">
            <text:p text:style-name="P70">IECA</text:p>
          </table:table-cell>
          <table:table-cell table:style-name="Tabla18.B73" office:value-type="string">
            <text:p text:style-name="P70">Augusto García Baena</text:p>
          </table:table-cell>
          <table:table-cell table:style-name="Tabla18.C73" office:value-type="string">
            <text:p text:style-name="P70">tecnico 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73" office:value-type="float" office:value="3.3393602685582E+017">
            <text:p text:style-name="P71">3,34E+017</text:p>
          </table:table-cell>
          <table:table-cell table:style-name="Tabla18.K73" office:value-type="string">
            <text:p text:style-name="P66"/>
          </table:table-cell>
          <table:table-cell table:style-name="Tabla18.L73" office:value-type="string">
            <text:p text:style-name="P78"><text:a xlink:type="simple" xlink:href="mailto:augusto.garcia@juntadeandalucia.es"><text:span text:style-name="T15">augusto.garcia@juntadeandalucia.es</text:span></text:a></text:p>
          </table:table-cell>
        </table:table-row>
        <table:table-row>
          <table:table-cell table:style-name="Tabla18.A74" office:value-type="string">
            <text:p text:style-name="P70">IECA</text:p>
          </table:table-cell>
          <table:table-cell table:style-name="Tabla18.B74" office:value-type="string">
            <text:p text:style-name="P70">Enrique Lago García</text:p>
          </table:table-cell>
          <table:table-cell table:style-name="Tabla18.C74" office:value-type="string">
            <text:p text:style-name="P70">tecnico 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74" office:value-type="float" office:value="3.3392402685582E+017">
            <text:p text:style-name="P71">3,34E+017</text:p>
          </table:table-cell>
          <table:table-cell table:style-name="Tabla18.K74" office:value-type="string">
            <text:p text:style-name="P66"/>
          </table:table-cell>
          <table:table-cell table:style-name="Tabla18.L74" office:value-type="string">
            <text:p text:style-name="P78"><text:a xlink:type="simple" xlink:href="mailto:enrique.lago@juntadeandalucia.es"><text:span text:style-name="T15">enrique.lago@juntadeandalucia.es</text:span></text:a></text:p>
          </table:table-cell>
        </table:table-row>
        <table:table-row>
          <table:table-cell table:style-name="Tabla18.A75" office:value-type="string">
            <text:p text:style-name="P70">IECA</text:p>
          </table:table-cell>
          <table:table-cell table:style-name="Tabla18.B75" office:value-type="string">
            <text:p text:style-name="P70">Abel Martín Ruiz</text:p>
          </table:table-cell>
          <table:table-cell table:style-name="Tabla18.C75" office:value-type="string">
            <text:p text:style-name="P70">tecnico 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75" office:value-type="float" office:value="3.3393602685582E+017">
            <text:p text:style-name="P71">3,34E+017</text:p>
          </table:table-cell>
          <table:table-cell table:style-name="Tabla18.K75" office:value-type="string">
            <text:p text:style-name="P66"/>
          </table:table-cell>
          <table:table-cell table:style-name="Tabla18.L75" office:value-type="string">
            <text:p text:style-name="P78"><text:a xlink:type="simple" xlink:href="mailto:abel.martin.ruiz.ext@juntadeandalucia.es"><text:span text:style-name="T15">abel.martin.ruiz.ext@juntadeandalucia.es</text:span></text:a></text:p>
          </table:table-cell>
        </table:table-row>
        <table:table-row>
          <table:table-cell table:style-name="Tabla18.A76" office:value-type="string">
            <text:p text:style-name="P70">IECA</text:p>
          </table:table-cell>
          <table:table-cell table:style-name="Tabla18.B76" office:value-type="string">
            <text:p text:style-name="P70">José Aurelio Pérez Piñas</text:p>
          </table:table-cell>
          <table:table-cell table:style-name="Tabla18.C76" office:value-type="string">
            <text:p text:style-name="P70">tecnico 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76" office:value-type="float" office:value="3.3392402685582E+017">
            <text:p text:style-name="P71">3,34E+017</text:p>
          </table:table-cell>
          <table:table-cell table:style-name="Tabla18.K76" office:value-type="string">
            <text:p text:style-name="P66"/>
          </table:table-cell>
          <table:table-cell table:style-name="Tabla18.L76" office:value-type="string">
            <text:p text:style-name="P78"><text:a xlink:type="simple" xlink:href="mailto:josea.perez.pinas@juntadeandalucia.es"><text:span text:style-name="T15">josea.perez.pinas@juntadeandalucia.es</text:span></text:a></text:p>
          </table:table-cell>
        </table:table-row>
        <table:table-row>
          <table:table-cell table:style-name="Tabla18.A77" office:value-type="string">
            <text:p text:style-name="P70">IFAPA</text:p>
          </table:table-cell>
          <table:table-cell table:style-name="Tabla18.B77" office:value-type="string">
            <text:p text:style-name="P70">Francisco Fuentes Aceituno</text:p>
          </table:table-cell>
          <table:table-cell table:style-name="Tabla18.C77" office:value-type="string">
            <text:p text:style-name="P70">Jefe de Servicio de Informática</text:p>
          </table:table-cell>
          <table:table-cell table:style-name="Tabla18.D3" office:value-type="string">
            <text:p text:style-name="P74">X</text:p>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77" office:value-type="string">
            <text:p text:style-name="P66"/>
          </table:table-cell>
          <table:table-cell table:style-name="Tabla18.K77" office:value-type="string">
            <text:p text:style-name="P71">632284 /671532284</text:p>
          </table:table-cell>
          <table:table-cell table:style-name="Tabla18.L77" office:value-type="string">
            <text:p text:style-name="P78"><text:a xlink:type="simple" xlink:href="mailto:francisco.fuentes@juntadeandalucia.es"><text:span text:style-name="T15">francisco.fuentes@juntadeandalucia.es</text:span></text:a></text:p>
          </table:table-cell>
        </table:table-row>
        <table:table-row>
          <table:table-cell table:style-name="Tabla18.A78" office:value-type="string">
            <text:p text:style-name="P70">IFAPA</text:p>
          </table:table-cell>
          <table:table-cell table:style-name="Tabla18.B78" office:value-type="string">
            <text:p text:style-name="P70">Javier Díaz Calero</text:p>
          </table:table-cell>
          <table:table-cell table:style-name="Tabla18.C78" office:value-type="string">
            <text:p text:style-name="P70">Adjunto Jefe Servicio</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78" office:value-type="string">
            <text:p text:style-name="P66"/>
          </table:table-cell>
          <table:table-cell table:style-name="Tabla18.K78" office:value-type="float" office:value="6.9774702685582E+017">
            <text:p text:style-name="P71">6,98E+017</text:p>
          </table:table-cell>
          <table:table-cell table:style-name="Tabla18.L78" office:value-type="string">
            <text:p text:style-name="P78"><text:a xlink:type="simple" xlink:href="mailto:javier.diazcalero@juntadeandalucia.es"><text:span text:style-name="T15">javier.diazcalero@juntadeandalucia.es</text:span></text:a></text:p>
          </table:table-cell>
        </table:table-row>
        <table:table-row>
          <table:table-cell table:style-name="Tabla18.A79" office:value-type="string">
            <text:p text:style-name="P70">IFAPA</text:p>
          </table:table-cell>
          <table:table-cell table:style-name="Tabla18.B79" office:value-type="string">
            <text:p text:style-name="P70">Lorenzo Ortiz </text:p>
          </table:table-cell>
          <table:table-cell table:style-name="Tabla18.C79" office:value-type="string">
            <text:p text:style-name="P70">Responsabl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Si</text:p>
          </table:table-cell>
          <table:table-cell table:style-name="Tabla18.J79" office:value-type="string">
            <text:p text:style-name="P66"/>
          </table:table-cell>
          <table:table-cell table:style-name="Tabla18.K79" office:value-type="float" office:value="6.4011002685582E+017">
            <text:p text:style-name="P71">6,40E+017</text:p>
          </table:table-cell>
          <table:table-cell table:style-name="Tabla18.L79" office:value-type="string">
            <text:p text:style-name="P78"><text:a xlink:type="simple" xlink:href="mailto:lorenzo.ortiz.ext@juntadeandalucia.es"><text:span text:style-name="T15">lorenzo.ortiz.ext@juntadeandalucia.es</text:span></text:a></text:p>
          </table:table-cell>
        </table:table-row>
        <table:table-row>
          <table:table-cell table:style-name="Tabla18.A80" office:value-type="string">
            <text:p text:style-name="P70">IFAPA</text:p>
          </table:table-cell>
          <table:table-cell table:style-name="Tabla18.B80" office:value-type="string">
            <text:p text:style-name="P70">Jonathan Guerrero </text:p>
          </table:table-cell>
          <table:table-cell table:style-name="Tabla18.C80" office:value-type="string">
            <text:p text:style-name="P70">Adm. Bases de Dato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74">X</text:p>
          </table:table-cell>
          <table:table-cell table:style-name="Tabla18.I3" office:value-type="string">
            <text:p text:style-name="P82">Si</text:p>
          </table:table-cell>
          <table:table-cell table:style-name="Tabla18.J80" office:value-type="string">
            <text:p text:style-name="P66"/>
          </table:table-cell>
          <table:table-cell table:style-name="Tabla18.K80" office:value-type="float" office:value="6.3229002685582E+017">
            <text:p text:style-name="P71">6,32E+017</text:p>
          </table:table-cell>
          <table:table-cell table:style-name="Tabla18.L80" office:value-type="string">
            <text:p text:style-name="P78"><text:a xlink:type="simple" xlink:href="mailto:jonathan.guerrero.ext@juntadeandalucia.es"><text:span text:style-name="T15">jonathan.guerrero.ext@juntadeandalucia.es</text:span></text:a></text:p>
          </table:table-cell>
        </table:table-row>
        <table:table-row>
          <table:table-cell table:style-name="Tabla18.A81" office:value-type="string">
            <text:p text:style-name="P70">PAG</text:p>
          </table:table-cell>
          <table:table-cell table:style-name="Tabla18.B81" office:value-type="string">
            <text:p text:style-name="P70">Lucía Mª Pérez Aguilera</text:p>
          </table:table-cell>
          <table:table-cell table:style-name="Tabla18.C81" office:value-type="string">
            <text:p text:style-name="P70">Jefa del Departamento de Informática</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81" office:value-type="string">
            <text:p text:style-name="P71">958027947<text:line-break/>(127988)</text:p>
          </table:table-cell>
          <table:table-cell table:style-name="Tabla18.K81" office:value-type="float" office:value="7.5528002685582E+017">
            <text:p text:style-name="P71">7,55E+017</text:p>
          </table:table-cell>
          <table:table-cell table:style-name="Tabla18.L81" office:value-type="string">
            <text:p text:style-name="P78"><text:a xlink:type="simple" xlink:href="mailto:luciam.perez@juntadeandalucia.es"><text:span text:style-name="T15">luciam.perez@juntadeandalucia.es</text:span></text:a></text:p>
          </table:table-cell>
        </table:table-row>
        <table:table-row>
          <table:table-cell table:style-name="Tabla18.A82" office:value-type="string">
            <text:p text:style-name="P70">PAG</text:p>
          </table:table-cell>
          <table:table-cell table:style-name="Tabla18.B82" office:value-type="string">
            <text:p text:style-name="P70">Mª Carolina Jiménez Egea</text:p>
          </table:table-cell>
          <table:table-cell table:style-name="Tabla18.C82" office:value-type="string">
            <text:p text:style-name="P70">Técnico </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I3" office:value-type="string">
            <text:p text:style-name="P81">Sí</text:p>
          </table:table-cell>
          <table:table-cell table:style-name="Tabla18.J82" office:value-type="float" office:value="9.58027987026856E+020">
            <text:p text:style-name="Table_20_Contents">9,58E+020</text:p>
          </table:table-cell>
          <table:table-cell table:style-name="Tabla18.K82" office:value-type="float" office:value="6.97957479026856E+020">
            <text:p text:style-name="Table_20_Contents">6,98E+020</text:p>
          </table:table-cell>
          <table:table-cell table:style-name="Tabla18.L82" office:value-type="string">
            <text:p text:style-name="P78"><text:a xlink:type="simple" xlink:href="mailto:mcarolina.jimenez@juntadeandalucia.es"><text:span text:style-name="T15">mcarolina.jimenez@juntadeandalucia.es</text:span></text:a></text:p>
          </table:table-cell>
        </table:table-row>
        <table:table-row>
          <table:table-cell table:style-name="Tabla18.A83" office:value-type="string">
            <text:p text:style-name="P70">PAG</text:p>
          </table:table-cell>
          <table:table-cell table:style-name="Tabla18.B83" office:value-type="string">
            <text:p text:style-name="P70">Francisco Arraez Sánchez</text:p>
          </table:table-cell>
          <table:table-cell table:style-name="Tabla18.C83" office:value-type="string">
            <text:p text:style-name="P70">Técnico </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I3" office:value-type="string">
            <text:p text:style-name="P81">Sí</text:p>
          </table:table-cell>
          <table:table-cell table:style-name="Tabla18.J83" office:value-type="float" office:value="9.58027952026856E+020">
            <text:p text:style-name="Table_20_Contents">9,58E+020</text:p>
          </table:table-cell>
          <table:table-cell table:style-name="Tabla18.K83" office:value-type="float" office:value="6.71597654026856E+020">
            <text:p text:style-name="Table_20_Contents">6,72E+020</text:p>
          </table:table-cell>
          <table:table-cell table:style-name="Tabla18.L83" office:value-type="string">
            <text:p text:style-name="P78"><text:a xlink:type="simple" xlink:href="mailto:arraez@juntadeandalucia.es"><text:span text:style-name="T15">arraez@juntadeandalucia.es</text:span></text:a></text:p>
          </table:table-cell>
        </table:table-row>
        <table:table-row>
          <table:table-cell table:style-name="Tabla18.A84" office:value-type="string">
            <text:p text:style-name="P70">RTVA</text:p>
          </table:table-cell>
          <table:table-cell table:style-name="Tabla18.B84" office:value-type="string">
            <text:p text:style-name="P70">Pedro Montero Carvajal</text:p>
          </table:table-cell>
          <table:table-cell table:style-name="Tabla18.C84" office:value-type="string">
            <text:p text:style-name="P70">Responsable Area Desarrollo y Gestión Corporativa</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84" office:value-type="string">
            <text:p text:style-name="P71">356227/<text:line-break/>356228</text:p>
          </table:table-cell>
          <table:table-cell table:style-name="Tabla18.K84" office:value-type="string">
            <text:p text:style-name="P71">742947/742948</text:p>
          </table:table-cell>
          <table:table-cell table:style-name="Tabla18.L84" office:value-type="string">
            <text:p text:style-name="P78"><text:a xlink:type="simple" xlink:href="mailto:pmontero@rtva.es"><text:span text:style-name="T15">pmontero@rtva.es</text:span></text:a></text:p>
          </table:table-cell>
        </table:table-row>
        <text:soft-page-break/>
        <table:table-row>
          <table:table-cell table:style-name="Tabla18.A85" office:value-type="string">
            <text:p text:style-name="P70">RTVA</text:p>
          </table:table-cell>
          <table:table-cell table:style-name="Tabla18.B85" office:value-type="string">
            <text:p text:style-name="P70">Luis Romero Mige</text:p>
          </table:table-cell>
          <table:table-cell table:style-name="Tabla18.C85" office:value-type="string">
            <text:p text:style-name="P66"/>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1">Sí</text:p>
          </table:table-cell>
          <table:table-cell table:style-name="Tabla18.J85" office:value-type="float" office:value="3.5626702685582E+017">
            <text:p text:style-name="P71">3,56E+017</text:p>
          </table:table-cell>
          <table:table-cell table:style-name="Tabla18.K85" office:value-type="float" office:value="7.5515002685582E+017">
            <text:p text:style-name="P71">7,55E+017</text:p>
          </table:table-cell>
          <table:table-cell table:style-name="Tabla18.L85" office:value-type="string">
            <text:p text:style-name="P78"><text:a xlink:type="simple" xlink:href="mailto:lromero@rtva.es">lromero@rtva.es</text:a></text:p>
          </table:table-cell>
        </table:table-row>
        <table:table-row>
          <table:table-cell table:style-name="Tabla18.A86" office:value-type="string">
            <text:p text:style-name="P70">RTVA</text:p>
          </table:table-cell>
          <table:table-cell table:style-name="Tabla18.B86" office:value-type="string">
            <text:p text:style-name="P70">José Manuel López del Toro</text:p>
          </table:table-cell>
          <table:table-cell table:style-name="Tabla18.C86" office:value-type="string">
            <text:p text:style-name="P66"/>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Si</text:p>
          </table:table-cell>
          <table:table-cell table:style-name="Tabla18.J86" office:value-type="float" office:value="3.5628202685582E+017">
            <text:p text:style-name="P71">3,56E+017</text:p>
          </table:table-cell>
          <table:table-cell table:style-name="Tabla18.K86" office:value-type="string">
            <text:p text:style-name="P66"/>
          </table:table-cell>
          <table:table-cell table:style-name="Tabla18.L86" office:value-type="string">
            <text:p text:style-name="P78"><text:a xlink:type="simple" xlink:href="mailto:jmlopezt@rtva.es">jmlopezt@rtva.es</text:a></text:p>
          </table:table-cell>
        </table:table-row>
        <table:table-row>
          <table:table-cell table:style-name="Tabla18.A87" office:value-type="string">
            <text:p text:style-name="P70">RTVA</text:p>
          </table:table-cell>
          <table:table-cell table:style-name="Tabla18.B87" office:value-type="string">
            <text:p text:style-name="P70">Alejandro Rodríguez Sánchez</text:p>
          </table:table-cell>
          <table:table-cell table:style-name="Tabla18.C87" office:value-type="string">
            <text:p text:style-name="P66"/>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1">Sí</text:p>
          </table:table-cell>
          <table:table-cell table:style-name="Tabla18.J87" office:value-type="float" office:value="3.5466202685582E+017">
            <text:p text:style-name="P71">3,55E+017</text:p>
          </table:table-cell>
          <table:table-cell table:style-name="Tabla18.K87" office:value-type="string">
            <text:p text:style-name="P66"/>
          </table:table-cell>
          <table:table-cell table:style-name="Tabla18.L87" office:value-type="string">
            <text:p text:style-name="P78"><text:a xlink:type="simple" xlink:href="mailto:arodriguez@rtva.es">arodriguez@rtva.es</text:a></text:p>
          </table:table-cell>
        </table:table-row>
        <table:table-row>
          <table:table-cell table:style-name="Tabla18.A88" office:value-type="string">
            <text:p text:style-name="P70">SANDETEL</text:p>
          </table:table-cell>
          <table:table-cell table:style-name="Tabla18.B88" office:value-type="string">
            <text:p text:style-name="P70">Juan Jesús Velasco Rivera</text:p>
          </table:table-cell>
          <table:table-cell table:style-name="Tabla18.C88" office:value-type="string">
            <text:p text:style-name="P70">Responsable de Informática</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88" office:value-type="string">
            <text:p text:style-name="P66"/>
          </table:table-cell>
          <table:table-cell table:style-name="Tabla18.K88" office:value-type="float" office:value="7.3678202685582E+017">
            <text:p text:style-name="P71">7,37E+017</text:p>
          </table:table-cell>
          <table:table-cell table:style-name="Tabla18.L88" office:value-type="string">
            <text:p text:style-name="P78"><text:a xlink:type="simple" xlink:href="mailto:juanj.velasco@juntadeandalucia.es"><text:span text:style-name="T15">juanj.velasco@juntadeandalucia.es</text:span></text:a></text:p>
          </table:table-cell>
        </table:table-row>
        <table:table-row>
          <table:table-cell table:style-name="Tabla18.A89" office:value-type="string">
            <text:p text:style-name="P70">SANDETEL</text:p>
          </table:table-cell>
          <table:table-cell table:style-name="Tabla18.B89" office:value-type="string">
            <text:p text:style-name="P70">Carlos Corredera Carmona</text:p>
          </table:table-cell>
          <table:table-cell table:style-name="Tabla18.C89" office:value-type="string">
            <text:p text:style-name="P70">Responsable de producción</text:p>
          </table:table-cell>
          <table:table-cell table:style-name="Tabla18.D3" office:value-type="string">
            <text:p text:style-name="P82"/>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2"/>
          </table:table-cell>
          <table:table-cell table:style-name="Tabla18.J89" office:value-type="string">
            <text:p text:style-name="P66"/>
          </table:table-cell>
          <table:table-cell table:style-name="Tabla18.K89" office:value-type="float" office:value="7.5595802685582E+017">
            <text:p text:style-name="P71">7,56E+017</text:p>
          </table:table-cell>
          <table:table-cell table:style-name="Tabla18.L89" office:value-type="string">
            <text:p text:style-name="P78"><text:a xlink:type="simple" xlink:href="mailto:carlos.corredera@juntadeandalucia.es"><text:span text:style-name="T15">carlos.corredera@juntadeandalucia.es</text:span></text:a></text:p>
          </table:table-cell>
        </table:table-row>
        <table:table-row>
          <table:table-cell table:style-name="Tabla18.A90" office:value-type="string">
            <text:p text:style-name="P70">SANDETEL</text:p>
          </table:table-cell>
          <table:table-cell table:style-name="Tabla18.B90" office:value-type="string">
            <text:p text:style-name="P70">Antonio Viana </text:p>
          </table:table-cell>
          <table:table-cell table:style-name="Tabla18.C90" office:value-type="string">
            <text:p text:style-name="P70">Producción de sistemas </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
          </table:table-cell>
          <table:table-cell table:style-name="Tabla18.J90" office:value-type="string">
            <text:p text:style-name="P66"/>
          </table:table-cell>
          <table:table-cell table:style-name="Tabla18.K90" office:value-type="float" office:value="7.5680602685582E+017">
            <text:p text:style-name="P71">7,57E+017</text:p>
          </table:table-cell>
          <table:table-cell table:style-name="Tabla18.L90" office:value-type="string">
            <text:p text:style-name="P78"><text:a xlink:type="simple" xlink:href="mailto:antonio.viana@juntadeandalucia.es"><text:span text:style-name="T15">antonio.viana@juntadeandalucia.es</text:span></text:a></text:p>
          </table:table-cell>
        </table:table-row>
        <table:table-row>
          <table:table-cell table:style-name="Tabla18.A91" office:value-type="string">
            <text:p text:style-name="P70">SANDETEL</text:p>
          </table:table-cell>
          <table:table-cell table:style-name="Tabla18.B91" office:value-type="string">
            <text:p text:style-name="P70">Alfredo Sarmiento</text:p>
          </table:table-cell>
          <table:table-cell table:style-name="Tabla18.C91" office:value-type="string">
            <text:p text:style-name="P70">Responsable Técnico de AndalucíaCERT </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Si</text:p>
          </table:table-cell>
          <table:table-cell table:style-name="Tabla18.J91" office:value-type="string">
            <text:p text:style-name="P66"/>
          </table:table-cell>
          <table:table-cell table:style-name="Tabla18.K91" office:value-type="float" office:value="7.5859502685582E+017">
            <text:p text:style-name="P71">7,59E+017</text:p>
          </table:table-cell>
          <table:table-cell table:style-name="Tabla18.L91" office:value-type="string">
            <text:p text:style-name="P78"><text:a xlink:type="simple" xlink:href="mailto:alfredo.sarmiento@juntadeandalucia.es"><text:span text:style-name="T15">alfredo.sarmiento@juntadeandalucia.es</text:span></text:a></text:p>
          </table:table-cell>
        </table:table-row>
        <table:table-row>
          <table:table-cell table:style-name="Tabla18.A92" office:value-type="string">
            <text:p text:style-name="P70">SANDETEL</text:p>
          </table:table-cell>
          <table:table-cell table:style-name="Tabla18.B92" office:value-type="string">
            <text:p text:style-name="P70">Rafael Romero</text:p>
          </table:table-cell>
          <table:table-cell table:style-name="Tabla18.C92" office:value-type="string">
            <text:p text:style-name="P70">Unidad de Entrega y Disponibilidad del Servicio</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
          </table:table-cell>
          <table:table-cell table:style-name="Tabla18.J92" office:value-type="string">
            <text:p text:style-name="P66"/>
          </table:table-cell>
          <table:table-cell table:style-name="Tabla18.K92" office:value-type="float" office:value="7.4320802685582E+017">
            <text:p text:style-name="P71">7,43E+017</text:p>
          </table:table-cell>
          <table:table-cell table:style-name="Tabla18.L92" office:value-type="string">
            <text:p text:style-name="P78"><text:a xlink:type="simple" xlink:href="mailto:rafael.romero.sanchez@juntadeandalucia.es"><text:span text:style-name="T15">rafael.romero.sanchez@juntadeandalucia.es</text:span></text:a></text:p>
          </table:table-cell>
        </table:table-row>
        <table:table-row>
          <table:table-cell table:style-name="Tabla18.A93" office:value-type="string">
            <text:p text:style-name="P70">SANDETEL</text:p>
          </table:table-cell>
          <table:table-cell table:style-name="Tabla18.B93" office:value-type="string">
            <text:p text:style-name="P70">Oliver López Yela </text:p>
          </table:table-cell>
          <table:table-cell table:style-name="Tabla18.C93" office:value-type="string">
            <text:p text:style-name="P66"/>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
          </table:table-cell>
          <table:table-cell table:style-name="Tabla18.J93" office:value-type="string">
            <text:p text:style-name="P66"/>
          </table:table-cell>
          <table:table-cell table:style-name="Tabla18.K93" office:value-type="float" office:value="6.9522902685582E+017">
            <text:p text:style-name="P71">6,95E+017</text:p>
          </table:table-cell>
          <table:table-cell table:style-name="Tabla18.L93" office:value-type="string">
            <text:p text:style-name="P78"><text:a xlink:type="simple" xlink:href="mailto:oliver.lopez@juntadeandalucia.es"><text:span text:style-name="T15">oliver.lopez@juntadeandalucia.es</text:span></text:a></text:p>
          </table:table-cell>
        </table:table-row>
        <table:table-row>
          <table:table-cell table:style-name="Tabla18.A94" office:value-type="string">
            <text:p text:style-name="P70">SANDETEL</text:p>
          </table:table-cell>
          <table:table-cell table:style-name="Tabla18.B94" office:value-type="string">
            <text:p text:style-name="P70">Federico Coria Lebrero</text:p>
          </table:table-cell>
          <table:table-cell table:style-name="Tabla18.C94" office:value-type="string">
            <text:p text:style-name="P70">Administrador 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Si</text:p>
          </table:table-cell>
          <table:table-cell table:style-name="Tabla18.J94" office:value-type="string">
            <text:p text:style-name="P66"/>
          </table:table-cell>
          <table:table-cell table:style-name="Tabla18.K94" office:value-type="string">
            <text:p text:style-name="P71">677902762/<text:line-break/>732762</text:p>
          </table:table-cell>
          <table:table-cell table:style-name="Tabla18.L94" office:value-type="string">
            <text:p text:style-name="P78"><text:a xlink:type="simple" xlink:href="mailto:federico.coria@juntadeandalucia.es"><text:span text:style-name="T15">federico.coria@juntadeandalucia.es</text:span></text:a></text:p>
          </table:table-cell>
        </table:table-row>
        <table:table-row>
          <table:table-cell table:style-name="Tabla18.A95" office:value-type="string">
            <text:p text:style-name="P70">SANDETEL</text:p>
          </table:table-cell>
          <table:table-cell table:style-name="Tabla18.B95" office:value-type="string">
            <text:p text:style-name="P70">Nicolás Hermoso Ruiz </text:p>
          </table:table-cell>
          <table:table-cell table:style-name="Tabla18.C95" office:value-type="string">
            <text:p text:style-name="P70">Responsable del proyecto para CEI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
          </table:table-cell>
          <table:table-cell table:style-name="Tabla18.J95" office:value-type="string">
            <text:p text:style-name="P66"/>
          </table:table-cell>
          <table:table-cell table:style-name="Tabla18.K95" office:value-type="float" office:value="7.6415202685582E+017">
            <text:p text:style-name="P71">7,64E+017</text:p>
          </table:table-cell>
          <table:table-cell table:style-name="Tabla18.L95" office:value-type="string">
            <text:p text:style-name="P78"><text:a xlink:type="simple" xlink:href="mailto:nicolas.hermoso@juntadeandalucia.es"><text:span text:style-name="T15">nicolas.hermoso@juntadeandalucia.es</text:span></text:a></text:p>
          </table:table-cell>
        </table:table-row>
        <text:soft-page-break/>
        <table:table-row>
          <table:table-cell table:style-name="Tabla18.A96" office:value-type="string">
            <text:p text:style-name="P70">VEIASA</text:p>
          </table:table-cell>
          <table:table-cell table:style-name="Tabla18.B96" office:value-type="string">
            <text:p text:style-name="P70">Luis Manuel Gavira Cortés</text:p>
          </table:table-cell>
          <table:table-cell table:style-name="Tabla18.C96" office:value-type="string">
            <text:p text:style-name="P70">Tecnico Adjunto Unidad de Sistemas de Información</text:p>
          </table:table-cell>
          <table:table-cell table:style-name="Tabla18.D3" office:value-type="string">
            <text:p text:style-name="P74">X</text:p>
          </table:table-cell>
          <table:table-cell table:style-name="Tabla18.E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1">Sí</text:p>
          </table:table-cell>
          <table:table-cell table:style-name="Tabla18.J96" office:value-type="string">
            <text:p text:style-name="P71">955542886 <text:line-break/>(656522)</text:p>
          </table:table-cell>
          <table:table-cell table:style-name="Tabla18.K96" office:value-type="string">
            <text:p text:style-name="P66"/>
          </table:table-cell>
          <table:table-cell table:style-name="Tabla18.L96" office:value-type="string">
            <text:p text:style-name="P78"><text:a xlink:type="simple" xlink:href="mailto:lgcortes@veiasa.es"><text:span text:style-name="T15">lgcortes@veiasa.es</text:span></text:a></text:p>
          </table:table-cell>
        </table:table-row>
        <table:table-row>
          <table:table-cell table:style-name="Tabla18.A97" office:value-type="string">
            <text:p text:style-name="P70">VEIASA</text:p>
          </table:table-cell>
          <table:table-cell table:style-name="Tabla18.B97" office:value-type="string">
            <text:p text:style-name="P70">Sergio Oterino Cubero</text:p>
          </table:table-cell>
          <table:table-cell table:style-name="Tabla18.C97" office:value-type="string">
            <text:p text:style-name="P70">Responsable de Desarrollo</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74">X</text:p>
          </table:table-cell>
          <table:table-cell table:style-name="Tabla18.F3" office:value-type="string">
            <text:p text:style-name="P82"/>
          </table:table-cell>
          <table:table-cell table:style-name="Tabla18.I3" office:value-type="string">
            <text:p text:style-name="P82">Si</text:p>
          </table:table-cell>
          <table:table-cell table:style-name="Tabla18.J97" office:value-type="string">
            <text:p text:style-name="P66"/>
          </table:table-cell>
          <table:table-cell table:style-name="Tabla18.K97" office:value-type="string">
            <text:p text:style-name="P71">671562791 /<text:line-break/>671532981</text:p>
          </table:table-cell>
          <table:table-cell table:style-name="Tabla18.L97" office:value-type="string">
            <text:p text:style-name="P78"><text:a xlink:type="simple" xlink:href="mailto:soterino@veiasa.es"><text:span text:style-name="T15">soterino@veiasa.es</text:span></text:a></text:p>
          </table:table-cell>
        </table:table-row>
        <table:table-row>
          <table:table-cell table:style-name="Tabla18.A98" office:value-type="string">
            <text:p text:style-name="P70">VEIASA</text:p>
          </table:table-cell>
          <table:table-cell table:style-name="Tabla18.B98" office:value-type="string">
            <text:p text:style-name="P70">David Pelayo Cruz</text:p>
          </table:table-cell>
          <table:table-cell table:style-name="Tabla18.C98" office:value-type="string">
            <text:p text:style-name="P70">Responsable de Sistemas</text:p>
          </table:table-cell>
          <table:table-cell table:style-name="Tabla18.D3" office:value-type="string">
            <text:p text:style-name="P82"/>
          </table:table-cell>
          <table:table-cell table:style-name="Tabla18.E3" office:value-type="string">
            <text:p text:style-name="P82"/>
          </table:table-cell>
          <table:table-cell table:style-name="Tabla18.F3" office:value-type="string">
            <text:p text:style-name="P74">X</text:p>
          </table:table-cell>
          <table:table-cell table:style-name="Tabla18.F3" office:value-type="string">
            <text:p text:style-name="P82"/>
          </table:table-cell>
          <table:table-cell table:style-name="Tabla18.F3" office:value-type="string">
            <text:p text:style-name="P82"/>
          </table:table-cell>
          <table:table-cell table:style-name="Tabla18.I3" office:value-type="string">
            <text:p text:style-name="P81">Sí</text:p>
          </table:table-cell>
          <table:table-cell table:style-name="Tabla18.J98" office:value-type="string">
            <text:p text:style-name="P66"/>
          </table:table-cell>
          <table:table-cell table:style-name="Tabla18.K98" office:value-type="string">
            <text:p text:style-name="P71">600166521 /671532980</text:p>
          </table:table-cell>
          <table:table-cell table:style-name="Tabla18.L98" office:value-type="string">
            <text:p text:style-name="P78"><text:a xlink:type="simple" xlink:href="mailto:dpelayo@veiasa.es"><text:span text:style-name="T15">dpelayo@veiasa.es</text:span></text:a></text:p>
          </table:table-cell>
        </table:table-row>
      </table:table>
      <text:p text:style-name="Text_20_body"/>
      <text:p text:style-name="Text_20_body"/>
      <text:p text:style-name="Text_20_body"/>
      <text:h text:style-name="Heading_20_1" text:outline-level="1"><text:bookmark-start text:name="__RefHeading__4766_977779223"/>Contactos Oracle<text:bookmark-end text:name="__RefHeading__4766_977779223"/></text:h>
      <text:h text:style-name="Heading_20_2" text:outline-level="2"><text:bookmark-start text:name="__RefHeading__4768_977779223"/>Contactos Servicio Avanzado Oracle<text:bookmark-end text:name="__RefHeading__4768_977779223"/></text:h>
      <text:p text:style-name="P95"/>
      <table:table table:name="Tabla7" table:style-name="Tabla7">
        <table:table-column table:style-name="Tabla7.A"/>
        <table:table-column table:style-name="Tabla7.B"/>
        <table:table-column table:style-name="Tabla7.C"/>
        <table:table-column table:style-name="Tabla7.D"/>
        <table:table-column table:style-name="Tabla7.E"/>
        <table:table-header-rows>
          <table:table-row table:style-name="Tabla7.1">
            <table:table-cell table:style-name="Tabla7.A1" office:value-type="string">
              <text:p text:style-name="P39">Nombre </text:p>
            </table:table-cell>
            <table:table-cell table:style-name="Tabla7.A1" office:value-type="string">
              <text:p text:style-name="P39">Rol </text:p>
            </table:table-cell>
            <table:table-cell table:style-name="Tabla7.A1" office:value-type="string">
              <text:p text:style-name="P40">Teléfono </text:p>
            </table:table-cell>
            <table:table-cell table:style-name="Tabla7.A1" office:value-type="string">
              <text:p text:style-name="P40">Móvil </text:p>
            </table:table-cell>
            <table:table-cell table:style-name="Tabla7.E1" office:value-type="string">
              <text:p text:style-name="P39">Correo Electrónico ORACLE</text:p>
            </table:table-cell>
          </table:table-row>
        </table:table-header-rows>
        <table:table-row table:style-name="Tabla7.1">
          <table:table-cell table:style-name="Tabla7.A2" office:value-type="string">
            <text:p text:style-name="P45">Jose María Gómez Mera </text:p>
          </table:table-cell>
          <table:table-cell table:style-name="Tabla7.B2" office:value-type="string">
            <text:p text:style-name="P45">Gerente de cuenta </text:p>
          </table:table-cell>
          <table:table-cell table:style-name="Tabla7.C24" office:value-type="string">
            <text:p text:style-name="P44"/>
          </table:table-cell>
          <table:table-cell table:style-name="Tabla7.D21" office:value-type="string">
            <text:p text:style-name="P46">661 406 732 </text:p>
          </table:table-cell>
          <table:table-cell table:style-name="Tabla7.E24" office:value-type="string">
            <text:p text:style-name="P59"><text:a xlink:type="simple" xlink:href="mailto:josemaria.gomez@oracle.com"><text:span text:style-name="T16">josemaria.gomez@oracle.com</text:span></text:a></text:p>
          </table:table-cell>
        </table:table-row>
        <table:table-row table:style-name="Tabla7.3">
          <table:table-cell table:style-name="Tabla7.A3" office:value-type="string">
            <text:p text:style-name="P45">Agustín Calvo </text:p>
          </table:table-cell>
          <table:table-cell table:style-name="Tabla7.B3" office:value-type="string">
            <text:p text:style-name="P45">Gerente de Cuenta </text:p>
          </table:table-cell>
          <table:table-cell table:style-name="Tabla7.C24" office:value-type="string">
            <text:p text:style-name="P44"/>
          </table:table-cell>
          <table:table-cell table:style-name="Tabla7.D21" office:value-type="string">
            <text:p text:style-name="P46">630 064 037</text:p>
          </table:table-cell>
          <table:table-cell table:style-name="Tabla7.E24" office:value-type="string">
            <text:p text:style-name="P59"><text:a xlink:type="simple" xlink:href="mailto:agustin.calvo@oracle.com"><text:span text:style-name="T16">agustin.calvo@oracle.com</text:span></text:a></text:p>
          </table:table-cell>
        </table:table-row>
        <table:table-row table:style-name="Tabla7.3">
          <table:table-cell table:style-name="Tabla7.A4" office:value-type="string">
            <text:p text:style-name="P45">Emilio Nestal Díaz </text:p>
          </table:table-cell>
          <table:table-cell table:style-name="Tabla7.B4" office:value-type="string">
            <text:p text:style-name="P45">Advanced Services Engineer </text:p>
          </table:table-cell>
          <table:table-cell table:style-name="Tabla7.C24" office:value-type="string">
            <text:p text:style-name="P44"/>
          </table:table-cell>
          <table:table-cell table:style-name="Tabla7.D21" office:value-type="string">
            <text:p text:style-name="P46">609 032 849 </text:p>
          </table:table-cell>
          <table:table-cell table:style-name="Tabla7.E24" office:value-type="string">
            <text:p text:style-name="P59"><text:a xlink:type="simple" xlink:href="mailto:emilio.nestal@oracle.com"><text:span text:style-name="T16">emilio.nestal@oracle.com</text:span></text:a></text:p>
          </table:table-cell>
        </table:table-row>
        <table:table-row table:style-name="Tabla7.3">
          <table:table-cell table:style-name="Tabla7.A5" office:value-type="string">
            <text:p text:style-name="P45">Jonathan Ortiz Luna </text:p>
          </table:table-cell>
          <table:table-cell table:style-name="Tabla7.B5" office:value-type="string">
            <text:p text:style-name="P45">Advanced Services Engineer </text:p>
          </table:table-cell>
          <table:table-cell table:style-name="Tabla7.C24" office:value-type="string">
            <text:p text:style-name="P44"/>
          </table:table-cell>
          <table:table-cell table:style-name="Tabla7.D21" office:value-type="string">
            <text:p text:style-name="P46">660 024 776 </text:p>
          </table:table-cell>
          <table:table-cell table:style-name="Tabla7.E24" office:value-type="string">
            <text:p text:style-name="P59"><text:a xlink:type="simple" xlink:href="mailto:jonathan.ortiz@oracle.com"><text:span text:style-name="T16">jonathan.ortiz@oracle.com</text:span></text:a></text:p>
          </table:table-cell>
        </table:table-row>
        <table:table-row table:style-name="Tabla7.3">
          <table:table-cell table:style-name="Tabla7.A6" office:value-type="string">
            <text:p text:style-name="P45">Enrique Ramiro Coronilla </text:p>
          </table:table-cell>
          <table:table-cell table:style-name="Tabla7.B6" office:value-type="string">
            <text:p text:style-name="P45">Advanced Services Engineer </text:p>
          </table:table-cell>
          <table:table-cell table:style-name="Tabla7.C24" office:value-type="string">
            <text:p text:style-name="P44"/>
          </table:table-cell>
          <table:table-cell table:style-name="Tabla7.D21" office:value-type="string">
            <text:p text:style-name="P46">661 423 319 </text:p>
          </table:table-cell>
          <table:table-cell table:style-name="Tabla7.E24" office:value-type="string">
            <text:p text:style-name="P59"><text:a xlink:type="simple" xlink:href="mailto:enrique.ramiro@oracle.com"><text:span text:style-name="T16">enrique.ramiro@oracle.com</text:span></text:a></text:p>
          </table:table-cell>
        </table:table-row>
        <table:table-row table:style-name="Tabla7.3">
          <table:table-cell table:style-name="Tabla7.A7" office:value-type="string">
            <text:p text:style-name="P45">Isidro Granados Gómez</text:p>
          </table:table-cell>
          <table:table-cell table:style-name="Tabla7.B7" office:value-type="string">
            <text:p text:style-name="P45">Advanced Services Engineer </text:p>
          </table:table-cell>
          <table:table-cell table:style-name="Tabla7.C24" office:value-type="string">
            <text:p text:style-name="P44"/>
          </table:table-cell>
          <table:table-cell table:style-name="Tabla7.D21" office:value-type="string">
            <text:p text:style-name="P46">660 023 241</text:p>
          </table:table-cell>
          <table:table-cell table:style-name="Tabla7.E24" office:value-type="string">
            <text:p text:style-name="P59"><text:a xlink:type="simple" xlink:href="mailto:isidro.granados@oracle.com"><text:span text:style-name="T16">isidro.granados@oracle.com</text:span></text:a></text:p>
          </table:table-cell>
        </table:table-row>
        <table:table-row table:style-name="Tabla7.3">
          <table:table-cell table:style-name="Tabla7.A8" office:value-type="string">
            <text:p text:style-name="P45">Pablo Fernández Riejos </text:p>
          </table:table-cell>
          <table:table-cell table:style-name="Tabla7.B8" office:value-type="string">
            <text:p text:style-name="P45">Advanced Services Engineer </text:p>
          </table:table-cell>
          <table:table-cell table:style-name="Tabla7.C24" office:value-type="string">
            <text:p text:style-name="P44"/>
          </table:table-cell>
          <table:table-cell table:style-name="Tabla7.D21" office:value-type="string">
            <text:p text:style-name="P46">660 513 304 </text:p>
          </table:table-cell>
          <table:table-cell table:style-name="Tabla7.E24" office:value-type="string">
            <text:p text:style-name="P59"><text:a xlink:type="simple" xlink:href="mailto:pablo.fernandez.riejos@oracle.com"><text:span text:style-name="T16">pablo.fernandez.riejos@oracle.com</text:span></text:a></text:p>
          </table:table-cell>
        </table:table-row>
        <table:table-row table:style-name="Tabla7.3">
          <table:table-cell table:style-name="Tabla7.A9" office:value-type="string">
            <text:p text:style-name="P45">Paola Juárez Gómez </text:p>
          </table:table-cell>
          <table:table-cell table:style-name="Tabla7.B9" office:value-type="string">
            <text:p text:style-name="P45">Advanced Services Engineer </text:p>
          </table:table-cell>
          <table:table-cell table:style-name="Tabla7.C24" office:value-type="string">
            <text:p text:style-name="P44"/>
          </table:table-cell>
          <table:table-cell table:style-name="Tabla7.D21" office:value-type="string">
            <text:p text:style-name="P46">661 430 894 </text:p>
          </table:table-cell>
          <table:table-cell table:style-name="Tabla7.E24" office:value-type="string">
            <text:p text:style-name="P59"><text:a xlink:type="simple" xlink:href="mailto:paola.juarez@oracle.com"><text:span text:style-name="T16">paola.juarez@oracle.com</text:span></text:a></text:p>
          </table:table-cell>
        </table:table-row>
        <table:table-row table:style-name="Tabla7.3">
          <table:table-cell table:style-name="Tabla7.A10" office:value-type="string">
            <text:p text:style-name="P45">Gregorio Adame Nisa </text:p>
          </table:table-cell>
          <table:table-cell table:style-name="Tabla7.B10" office:value-type="string">
            <text:p text:style-name="P45">Advanced Services Engineer </text:p>
          </table:table-cell>
          <table:table-cell table:style-name="Tabla7.C24" office:value-type="string">
            <text:p text:style-name="P44"/>
          </table:table-cell>
          <table:table-cell table:style-name="Tabla7.D21" office:value-type="string">
            <text:p text:style-name="P46">630 924 784 </text:p>
          </table:table-cell>
          <table:table-cell table:style-name="Tabla7.E24" office:value-type="string">
            <text:p text:style-name="P59"><text:a xlink:type="simple" xlink:href="mailto:gregorio.adame@oracle.com"><text:span text:style-name="T16">gregorio.adame@oracle.com</text:span></text:a></text:p>
          </table:table-cell>
        </table:table-row>
        <table:table-row table:style-name="Tabla7.3">
          <table:table-cell table:style-name="Tabla7.A11" office:value-type="string">
            <text:p text:style-name="P45">Roberto Sarabia Crespo </text:p>
          </table:table-cell>
          <table:table-cell table:style-name="Tabla7.B11" office:value-type="string">
            <text:p text:style-name="P45">Advanced Services Engineer </text:p>
          </table:table-cell>
          <table:table-cell table:style-name="Tabla7.C24" office:value-type="string">
            <text:p text:style-name="P44"/>
          </table:table-cell>
          <table:table-cell table:style-name="Tabla7.D21" office:value-type="string">
            <text:p text:style-name="P46">629 721 160</text:p>
          </table:table-cell>
          <table:table-cell table:style-name="Tabla7.E24" office:value-type="string">
            <text:p text:style-name="P59"><text:a xlink:type="simple" xlink:href="mailto:roberto.sarabia@oracle.com"><text:span text:style-name="T16">roberto.sarabia@oracle.com</text:span></text:a></text:p>
          </table:table-cell>
        </table:table-row>
        <table:table-row table:style-name="Tabla7.3">
          <table:table-cell table:style-name="Tabla7.A12" office:value-type="string">
            <text:p text:style-name="P45">Lucian Anchidin </text:p>
          </table:table-cell>
          <table:table-cell table:style-name="Tabla7.B12" office:value-type="string">
            <text:p text:style-name="P45">Advanced Services Engineer. EC </text:p>
          </table:table-cell>
          <table:table-cell table:style-name="Tabla7.C24" office:value-type="string">
            <text:p text:style-name="P44"/>
          </table:table-cell>
          <table:table-cell table:style-name="Tabla7.D21" office:value-type="string">
            <text:p text:style-name="P44"/>
          </table:table-cell>
          <table:table-cell table:style-name="Tabla7.E24" office:value-type="string">
            <text:p text:style-name="P59"><text:a xlink:type="simple" xlink:href="mailto:lucian.anchidin@oracle.com"><text:span text:style-name="T16">lucian.anchidin@oracle.com</text:span></text:a></text:p>
          </table:table-cell>
        </table:table-row>
        <table:table-row table:style-name="Tabla7.3">
          <table:table-cell table:style-name="Tabla7.A13" office:value-type="string">
            <text:p text:style-name="P45">Silviu <text:span text:style-name="T34">P</text:span>oenaru </text:p>
          </table:table-cell>
          <table:table-cell table:style-name="Tabla7.B13" office:value-type="string">
            <text:p text:style-name="P45">Advanced Services Engineer. EC </text:p>
          </table:table-cell>
          <table:table-cell table:style-name="Tabla7.C24" office:value-type="string">
            <text:p text:style-name="P44"/>
          </table:table-cell>
          <table:table-cell table:style-name="Tabla7.D21" office:value-type="string">
            <text:p text:style-name="P44"/>
          </table:table-cell>
          <table:table-cell table:style-name="Tabla7.E24" office:value-type="string">
            <text:p text:style-name="P59"><text:a xlink:type="simple" xlink:href="mailto:silviu.poenaru@oracle.com"><text:span text:style-name="T16">silviu.poenaru@oracle.com</text:span></text:a></text:p>
          </table:table-cell>
        </table:table-row>
        <table:table-row table:style-name="Tabla7.3">
          <table:table-cell table:style-name="Tabla7.A14" office:value-type="string">
            <text:p text:style-name="P45">George Bliderisanu </text:p>
          </table:table-cell>
          <table:table-cell table:style-name="Tabla7.B14" office:value-type="string">
            <text:p text:style-name="P45">Advanced Services Engineer. EC </text:p>
          </table:table-cell>
          <table:table-cell table:style-name="Tabla7.C24" office:value-type="string">
            <text:p text:style-name="P44"/>
          </table:table-cell>
          <table:table-cell table:style-name="Tabla7.D21" office:value-type="string">
            <text:p text:style-name="P44"/>
          </table:table-cell>
          <table:table-cell table:style-name="Tabla7.E24" office:value-type="string">
            <text:p text:style-name="P59"><text:a xlink:type="simple" xlink:href="mailto:george.bliderisanu@oracle.com"><text:span text:style-name="T16">george.bliderisanu@oracle.com</text:span></text:a></text:p>
          </table:table-cell>
        </table:table-row>
        <table:table-row table:style-name="Tabla7.3">
          <table:table-cell table:style-name="Tabla7.A15" office:value-type="string">
            <text:p text:style-name="P45">Maria Soledad Segade Vazquez</text:p>
          </table:table-cell>
          <table:table-cell table:style-name="Tabla7.B15" office:value-type="string">
            <text:p text:style-name="P45">Advanced Services Engineer. EC </text:p>
          </table:table-cell>
          <table:table-cell table:style-name="Tabla7.C24" office:value-type="string">
            <text:p text:style-name="P44"/>
          </table:table-cell>
          <table:table-cell table:style-name="Tabla7.D21" office:value-type="string">
            <text:p text:style-name="P44"/>
          </table:table-cell>
          <table:table-cell table:style-name="Tabla7.E24" office:value-type="string">
            <text:p text:style-name="P59"><text:a xlink:type="simple" xlink:href="mailto:marisol.segade@oracle.com"><text:span text:style-name="T16">marisol.segade@oracle.com</text:span></text:a></text:p>
          </table:table-cell>
        </table:table-row>
        <table:table-row table:style-name="Tabla7.3">
          <table:table-cell table:style-name="Tabla7.A16" office:value-type="string">
            <text:p text:style-name="P45">Cristina Craciun </text:p>
          </table:table-cell>
          <table:table-cell table:style-name="Tabla7.B16" office:value-type="string">
            <text:p text:style-name="P45">Advanced Services Engineer. EC </text:p>
          </table:table-cell>
          <table:table-cell table:style-name="Tabla7.C24" office:value-type="string">
            <text:p text:style-name="P44"/>
          </table:table-cell>
          <table:table-cell table:style-name="Tabla7.D21" office:value-type="string">
            <text:p text:style-name="P44"/>
          </table:table-cell>
          <table:table-cell table:style-name="Tabla7.E24" office:value-type="string">
            <text:p text:style-name="P59"><text:a xlink:type="simple" xlink:href="mailto:cristina.craciun@oracle.com"><text:span text:style-name="T16">cristina.craciun@oracle.com</text:span></text:a></text:p>
          </table:table-cell>
        </table:table-row>
        <table:table-row table:style-name="Tabla7.3">
          <table:table-cell table:style-name="Tabla7.A17" office:value-type="string">
            <text:p text:style-name="P45">Teresa Millán Fernandez</text:p>
          </table:table-cell>
          <table:table-cell table:style-name="Tabla7.B17" office:value-type="string">
            <text:p text:style-name="P45">Advanced Services Engineer. EC </text:p>
          </table:table-cell>
          <table:table-cell table:style-name="Tabla7.C17" office:value-type="float" office:value="916312065">
            <text:p text:style-name="P46">916312065</text:p>
          </table:table-cell>
          <table:table-cell table:style-name="Tabla7.D21" office:value-type="string">
            <text:p text:style-name="P44"/>
          </table:table-cell>
          <table:table-cell table:style-name="Tabla7.E24" office:value-type="string">
            <text:p text:style-name="P59"><text:a xlink:type="simple" xlink:href="mailto:teresa.millan@oracle.com"><text:span text:style-name="T16">teresa.millan@oracle.com</text:span></text:a></text:p>
          </table:table-cell>
        </table:table-row>
        <table:table-row table:style-name="Tabla7.3">
          <table:table-cell table:style-name="Tabla7.A18" office:value-type="string">
            <text:p text:style-name="P45">José Enrique Flores Zarate</text:p>
          </table:table-cell>
          <table:table-cell table:style-name="Tabla7.B18" office:value-type="string">
            <text:p text:style-name="P45">Advanced Services Engineer. EC </text:p>
          </table:table-cell>
          <table:table-cell table:style-name="Tabla7.C18" office:value-type="float" office:value="916036176">
            <text:p text:style-name="P46">916036176</text:p>
          </table:table-cell>
          <table:table-cell table:style-name="Tabla7.D21" office:value-type="string">
            <text:p text:style-name="P44"/>
          </table:table-cell>
          <table:table-cell table:style-name="Tabla7.E24" office:value-type="string">
            <text:p text:style-name="P59"><text:a xlink:type="simple" xlink:href="mailto:jose.e.flores@oracle.com"><text:span text:style-name="T16">jose.e.flores@oracle.com</text:span></text:a></text:p>
          </table:table-cell>
        </table:table-row>
        <table:table-row table:style-name="Tabla7.3">
          <table:table-cell table:style-name="Tabla7.A19" office:value-type="string">
            <text:p text:style-name="P45">Judit Añaños Llopart </text:p>
          </table:table-cell>
          <table:table-cell table:style-name="Tabla7.B19" office:value-type="string">
            <text:p text:style-name="P45">Support Account Manager </text:p>
          </table:table-cell>
          <table:table-cell table:style-name="Tabla7.C24" office:value-type="string">
            <text:p text:style-name="P44"/>
          </table:table-cell>
          <table:table-cell table:style-name="Tabla7.D21" office:value-type="string">
            <text:p text:style-name="P46">607 164 128</text:p>
          </table:table-cell>
          <table:table-cell table:style-name="Tabla7.E24" office:value-type="string">
            <text:p text:style-name="P59"><text:a xlink:type="simple" xlink:href="mailto:judit.ananos.llopart@oracle.com"><text:span text:style-name="T16">judit.ananos.llopart@oracle.com</text:span></text:a></text:p>
          </table:table-cell>
        </table:table-row>
        <table:table-row table:style-name="Tabla7.3">
          <table:table-cell table:style-name="Tabla7.A20" office:value-type="string">
            <text:p text:style-name="P45">Luis Miguel Romero del Hombrebueno</text:p>
          </table:table-cell>
          <table:table-cell table:style-name="Tabla7.B20" office:value-type="string">
            <text:p text:style-name="P45">Advanced Support Delivery Director </text:p>
          </table:table-cell>
          <table:table-cell table:style-name="Tabla7.C20" office:value-type="float" office:value="916312827">
            <text:p text:style-name="P46">916312827</text:p>
          </table:table-cell>
          <table:table-cell table:style-name="Tabla7.D21" office:value-type="string">
            <text:p text:style-name="P46">609 291 287</text:p>
          </table:table-cell>
          <table:table-cell table:style-name="Tabla7.E24" office:value-type="string">
            <text:p text:style-name="P59"><text:a xlink:type="simple" xlink:href="mailto:luismiguel.romero@oracle.com"><text:span text:style-name="T16">luismiguel.romero@oracle.com</text:span></text:a></text:p>
          </table:table-cell>
        </table:table-row>
        <text:soft-page-break/>
        <table:table-row table:style-name="Tabla7.3">
          <table:table-cell table:style-name="Tabla7.A21" office:value-type="string">
            <text:p text:style-name="P45">José María Portal </text:p>
          </table:table-cell>
          <table:table-cell table:style-name="Tabla7.B21" office:value-type="string">
            <text:p text:style-name="P45">ACS Delivery Manager </text:p>
          </table:table-cell>
          <table:table-cell table:style-name="Tabla7.C24" office:value-type="string">
            <text:p text:style-name="P44"/>
          </table:table-cell>
          <table:table-cell table:style-name="Tabla7.D21" office:value-type="string">
            <text:p text:style-name="P46">606 466 456</text:p>
          </table:table-cell>
          <table:table-cell table:style-name="Tabla7.E24" office:value-type="string">
            <text:p text:style-name="P59"><text:a xlink:type="simple" xlink:href="mailto:josemaria.portal@oracle.com"><text:span text:style-name="T16">josemaria.portal@oracle.com</text:span></text:a></text:p>
          </table:table-cell>
        </table:table-row>
        <table:table-row table:style-name="Tabla7.22">
          <table:table-cell table:style-name="Tabla7.A22" office:value-type="string">
            <text:p text:style-name="P45">Juan Hidalgo</text:p>
          </table:table-cell>
          <table:table-cell table:style-name="Tabla7.B22" office:value-type="string">
            <text:p text:style-name="P45">ACS Sales Manager </text:p>
          </table:table-cell>
          <table:table-cell table:style-name="Tabla7.C22" office:value-type="string">
            <text:p text:style-name="P46">916 312 982</text:p>
          </table:table-cell>
          <table:table-cell table:style-name="Tabla7.D22" office:value-type="string">
            <text:p text:style-name="P44"/>
          </table:table-cell>
          <table:table-cell table:style-name="Tabla7.E22" office:value-type="string">
            <text:p text:style-name="P59"><text:a xlink:type="simple" xlink:href="mailto:juan.hidalgo@oracle.com"><text:span text:style-name="T16">juan.hidalgo@oracle.com</text:span></text:a></text:p>
          </table:table-cell>
        </table:table-row>
        <table:table-row table:style-name="Tabla7.22">
          <table:table-cell table:style-name="Tabla7.A23" office:value-type="string">
            <text:p text:style-name="P45">José Luis López</text:p>
          </table:table-cell>
          <table:table-cell table:style-name="Tabla7.B23" office:value-type="string">
            <text:p text:style-name="P45">ACS Sales</text:p>
          </table:table-cell>
          <table:table-cell table:style-name="Tabla7.C23" office:value-type="string">
            <text:p text:style-name="P46">916 036 164</text:p>
          </table:table-cell>
          <table:table-cell table:style-name="Tabla7.D23" office:value-type="string">
            <text:p text:style-name="P44"/>
          </table:table-cell>
          <table:table-cell table:style-name="Tabla7.E23" office:value-type="string">
            <text:p text:style-name="P59"><text:span text:style-name="T16">j</text:span><text:a xlink:type="simple" xlink:href="mailto:Jose.l.lopez@oracle.com">ose.l.lopez@oracle.com</text:a></text:p>
          </table:table-cell>
        </table:table-row>
        <table:table-row table:style-name="Tabla7.24">
          <table:table-cell table:style-name="Tabla7.A24" office:value-type="string">
            <text:p text:style-name="P47"><text:span text:style-name="T34">Fernando </text:span>Sanchez Burgos</text:p>
          </table:table-cell>
          <table:table-cell table:style-name="Tabla7.B24" office:value-type="string">
            <text:p text:style-name="P47">Regional Customer Services Manager</text:p>
          </table:table-cell>
          <table:table-cell table:style-name="Tabla7.C24" office:value-type="string">
            <text:p text:style-name="P44"/>
          </table:table-cell>
          <table:table-cell table:style-name="Tabla7.D24" office:value-type="string">
            <text:p text:style-name="P94">670 750 474</text:p>
          </table:table-cell>
          <table:table-cell table:style-name="Tabla7.E24" office:value-type="string">
            <text:p text:style-name="P59"><text:a xlink:type="simple" xlink:href="mailto:fernando.x.sanchez@oracle.com"><text:span text:style-name="T16">fernando.x.sanchez@oracle.com</text:span></text:a></text:p>
          </table:table-cell>
        </table:table-row>
        <table:table-row table:style-name="Tabla7.3">
          <table:table-cell table:style-name="Tabla7.A25" office:value-type="string">
            <text:p text:style-name="P45">Carlos Jouve</text:p>
          </table:table-cell>
          <table:table-cell table:style-name="Tabla7.B25" office:value-type="string">
            <text:p text:style-name="P45">Sales Team Leader </text:p>
          </table:table-cell>
          <table:table-cell table:style-name="Tabla7.C25" office:value-type="string">
            <text:p text:style-name="P44"/>
          </table:table-cell>
          <table:table-cell table:style-name="Tabla7.D25" office:value-type="string">
            <text:p text:style-name="P46">661 458 984</text:p>
          </table:table-cell>
          <table:table-cell table:style-name="Tabla7.E25" office:value-type="string">
            <text:p text:style-name="P59"><text:a xlink:type="simple" xlink:href="mailto:carlos.jouve@oracle.com"><text:span text:style-name="T16">carlos.jouve@oracle.com</text:span></text:a></text:p>
          </table:table-cell>
        </table:table-row>
      </table:table>
      <text:p text:style-name="Text_20_body"/>
      <text:p text:style-name="Text_20_body"/>
      <text:p text:style-name="Text_20_body"/>
      <text:h text:style-name="P103" text:outline-level="1"><text:bookmark-start text:name="__RefHeading__18111_425218609"/>Anexo I – Acrónimos de Organismos Beneficiarios del Servicio Corporativo Oracle<text:bookmark-end text:name="__RefHeading__18111_425218609"/></text:h>
      <text:p text:style-name="P27"/>
      <text:p text:style-name="Text_20_body">Las Consejerías beneficiarias del servicio, por orden de prelación, son:</text:p>
      <table:table table:name="Tabla11" table:style-name="Tabla11">
        <table:table-column table:style-name="Tabla11.A"/>
        <table:table-column table:style-name="Tabla11.B"/>
        <table:table-row table:style-name="Tabla11.1">
          <table:table-cell table:style-name="Tabla11.A1" office:value-type="string">
            <text:p text:style-name="P55">Acrónimo</text:p>
          </table:table-cell>
          <table:table-cell table:style-name="Tabla11.B1" office:value-type="string">
            <text:p text:style-name="P55">Nombre Oficial</text:p>
          </table:table-cell>
        </table:table-row>
        <table:table-row table:style-name="Tabla11.1">
          <table:table-cell table:style-name="Tabla11.A12" office:value-type="string">
            <text:p text:style-name="P58">CPRE</text:p>
          </table:table-cell>
          <table:table-cell table:style-name="Tabla11.B12" office:value-type="string">
            <text:p text:style-name="P55">Consejería de Presidencia</text:p>
          </table:table-cell>
        </table:table-row>
        <table:table-row table:style-name="Tabla11.1">
          <table:table-cell table:style-name="Tabla11.A12" office:value-type="string">
            <text:p text:style-name="P58">CALRI</text:p>
          </table:table-cell>
          <table:table-cell table:style-name="Tabla11.B12" office:value-type="string">
            <text:p text:style-name="P55">Consejería de Administración Local y Relaciones Institucionales</text:p>
          </table:table-cell>
        </table:table-row>
        <table:table-row table:style-name="Tabla11.1">
          <table:table-cell table:style-name="Tabla11.A12" office:value-type="string">
            <text:p text:style-name="P58">CHAP</text:p>
          </table:table-cell>
          <table:table-cell table:style-name="Tabla11.B12" office:value-type="string">
            <text:p text:style-name="P55">Consejería de Hacienda y Administración Pública</text:p>
          </table:table-cell>
        </table:table-row>
        <table:table-row table:style-name="Tabla11.1">
          <table:table-cell table:style-name="Tabla11.A12" office:value-type="string">
            <text:p text:style-name="P58">CEICE</text:p>
          </table:table-cell>
          <table:table-cell table:style-name="Tabla11.B12" office:value-type="string">
            <text:p text:style-name="P55">Consejería de Economía, Innovación, Ciencia y Empleo</text:p>
          </table:table-cell>
        </table:table-row>
        <table:table-row table:style-name="Tabla11.1">
          <table:table-cell table:style-name="Tabla11.A12" office:value-type="string">
            <text:p text:style-name="P58">CISPS</text:p>
          </table:table-cell>
          <table:table-cell table:style-name="Tabla11.B12" office:value-type="string">
            <text:p text:style-name="Table_20_Contents">Consejería de Igualdad, Salud y Políticas Sociales</text:p>
          </table:table-cell>
        </table:table-row>
        <table:table-row table:style-name="Tabla11.1">
          <table:table-cell table:style-name="Tabla11.A12" office:value-type="string">
            <text:p text:style-name="P58">CECD</text:p>
          </table:table-cell>
          <table:table-cell table:style-name="Tabla11.B12" office:value-type="string">
            <text:p text:style-name="Table_20_Contents">Consejería de Educación, Cultura y Deporte</text:p>
          </table:table-cell>
        </table:table-row>
        <table:table-row table:style-name="Tabla11.1">
          <table:table-cell table:style-name="Tabla11.A12" office:value-type="string">
            <text:p text:style-name="P58">CJI</text:p>
          </table:table-cell>
          <table:table-cell table:style-name="Tabla11.B12" office:value-type="string">
            <text:p text:style-name="Table_20_Contents">Consejería de Justicia e Interior</text:p>
          </table:table-cell>
        </table:table-row>
        <table:table-row table:style-name="Tabla11.1">
          <table:table-cell table:style-name="Tabla11.A12" office:value-type="string">
            <text:p text:style-name="P58">CFV</text:p>
          </table:table-cell>
          <table:table-cell table:style-name="Tabla11.B12" office:value-type="string">
            <text:p text:style-name="P55">Consejería de Fomento y Vivienda</text:p>
          </table:table-cell>
        </table:table-row>
        <table:table-row table:style-name="Tabla11.1">
          <table:table-cell table:style-name="Tabla11.A12" office:value-type="string">
            <text:p text:style-name="P58">CAPDER</text:p>
          </table:table-cell>
          <table:table-cell table:style-name="Tabla11.B12" office:value-type="string">
            <text:p text:style-name="P55">Consejería de Agricultura, Pesca y Desarrollo Rural</text:p>
          </table:table-cell>
        </table:table-row>
        <table:table-row table:style-name="Tabla11.1">
          <table:table-cell table:style-name="Tabla11.A12" office:value-type="string">
            <text:p text:style-name="P58">CMAOT</text:p>
          </table:table-cell>
          <table:table-cell table:style-name="Tabla11.B12" office:value-type="string">
            <text:p text:style-name="P55">Consejería de Medio Ambiente y Ordenación del Territorio</text:p>
          </table:table-cell>
        </table:table-row>
        <table:table-row table:style-name="Tabla11.1">
          <table:table-cell table:style-name="Tabla11.A12" office:value-type="string">
            <text:p text:style-name="P55"><text:span text:style-name="T19">CTC</text:span> </text:p>
          </table:table-cell>
          <table:table-cell table:style-name="Tabla11.B12" office:value-type="string">
            <text:p text:style-name="P55">Consejería de Turismo y Comercio</text:p>
          </table:table-cell>
        </table:table-row>
      </table:table>
      <text:p text:style-name="Text_20_body"/>
      <text:p text:style-name="Text_20_body">Las Agencias Administrativas y entidades instrumentales beneficiarias del servicio, por orden alfabético, son: </text:p>
      <table:table table:name="Tabla12" table:style-name="Tabla12">
        <table:table-column table:style-name="Tabla12.A"/>
        <table:table-column table:style-name="Tabla12.B"/>
        <table:table-header-rows>
          <table:table-row table:style-name="Tabla12.1">
            <table:table-cell table:style-name="Tabla12.A1" office:value-type="string">
              <text:p text:style-name="P55">Acrónimo</text:p>
            </table:table-cell>
            <table:table-cell table:style-name="Tabla12.B1" office:value-type="string">
              <text:p text:style-name="P55">Nombre Oficial</text:p>
            </table:table-cell>
          </table:table-row>
        </table:table-header-rows>
        <table:table-row table:style-name="Tabla12.1">
          <table:table-cell table:style-name="Tabla12.A38" office:value-type="string">
            <text:p text:style-name="P56">AACID</text:p>
          </table:table-cell>
          <table:table-cell table:style-name="Tabla12.B38" office:value-type="string">
            <text:p text:style-name="P55">Agencia Andaluza de Cooperación Internacional al Desarrollo</text:p>
          </table:table-cell>
        </table:table-row>
        <table:table-row table:style-name="Tabla12.1">
          <table:table-cell table:style-name="Tabla12.A38" office:value-type="string">
            <text:p text:style-name="P55">AAIICC</text:p>
          </table:table-cell>
          <table:table-cell table:style-name="Tabla12.B38" office:value-type="string">
            <text:p text:style-name="P55">Agencia Andaluza de Instituciones Culturales</text:p>
          </table:table-cell>
        </table:table-row>
        <table:table-row table:style-name="Tabla12.1">
          <table:table-cell table:style-name="Tabla12.A38" office:value-type="string">
            <text:p text:style-name="P55">AAE</text:p>
          </table:table-cell>
          <table:table-cell table:style-name="Tabla12.B38" office:value-type="string">
            <text:p text:style-name="P55">Agencia Andaluza de la Energía</text:p>
          </table:table-cell>
        </table:table-row>
        <table:table-row table:style-name="Tabla12.1">
          <table:table-cell table:style-name="Tabla12.A38" office:value-type="string">
            <text:p text:style-name="P55">EXTENDA</text:p>
          </table:table-cell>
          <table:table-cell table:style-name="Tabla12.B38" office:value-type="string">
            <text:p text:style-name="P55">Agencia Andaluza de Promoción Exterior</text:p>
          </table:table-cell>
        </table:table-row>
        <table:table-row table:style-name="Tabla12.1">
          <table:table-cell table:style-name="Tabla12.A38" office:value-type="string">
            <text:p text:style-name="P55">AAC</text:p>
          </table:table-cell>
          <table:table-cell table:style-name="Tabla12.B38" office:value-type="string">
            <text:p text:style-name="P55">Agencia Andaluza del Conocimiento</text:p>
          </table:table-cell>
        </table:table-row>
        <table:table-row table:style-name="Tabla12.1">
          <table:table-cell table:style-name="Tabla12.A38" office:value-type="string">
            <text:p text:style-name="P55">ADCA</text:p>
          </table:table-cell>
          <table:table-cell table:style-name="Tabla12.B38" office:value-type="string">
            <text:p text:style-name="P55">Agencia de Defensa de la Competencia de Andalucía</text:p>
          </table:table-cell>
        </table:table-row>
        <table:table-row table:style-name="Tabla12.1">
          <table:table-cell table:style-name="Tabla12.A38" office:value-type="string">
            <text:p text:style-name="P55">AGAPA</text:p>
          </table:table-cell>
          <table:table-cell table:style-name="Tabla12.B38" office:value-type="string">
            <text:p text:style-name="P55">Agencia de Gestión Agraria y Pesquera de Andalucía</text:p>
          </table:table-cell>
        </table:table-row>
        <table:table-row table:style-name="Tabla12.1">
          <table:table-cell table:style-name="Tabla12.A38" office:value-type="string">
            <text:p text:style-name="P55">AIDEA</text:p>
          </table:table-cell>
          <table:table-cell table:style-name="Tabla12.B38" office:value-type="string">
            <text:p text:style-name="P55">Agencia de Innovación y Desarrollo de Andalucía</text:p>
          </table:table-cell>
        </table:table-row>
        <table:table-row table:style-name="Tabla12.1">
          <table:table-cell table:style-name="Tabla12.A38" office:value-type="string">
            <text:p text:style-name="P55">AMAYA</text:p>
          </table:table-cell>
          <table:table-cell table:style-name="Tabla12.B38" office:value-type="string">
            <text:p text:style-name="P55">Agencia de Medio Ambiente y Agua de Andalucía</text:p>
          </table:table-cell>
        </table:table-row>
        <table:table-row table:style-name="Tabla12.1">
          <table:table-cell table:style-name="Tabla12.A38" office:value-type="string">
            <text:p text:style-name="P55">AOPJA</text:p>
          </table:table-cell>
          <table:table-cell table:style-name="Tabla12.B38" office:value-type="string">
            <text:p text:style-name="P55">Agencia de Obra Pública de la Junta de Andalucía</text:p>
          </table:table-cell>
        </table:table-row>
        <table:table-row table:style-name="Tabla12.1">
          <table:table-cell table:style-name="Tabla12.A38" office:value-type="string">
            <text:p text:style-name="P55">ASSDA</text:p>
          </table:table-cell>
          <table:table-cell table:style-name="Tabla12.B38" office:value-type="string">
            <text:p text:style-name="P55">Agencia de Servicios Sociales y Dependencia de Andalucía</text:p>
          </table:table-cell>
        </table:table-row>
        <table:table-row table:style-name="Tabla12.1">
          <table:table-cell table:style-name="Tabla12.A38" office:value-type="string">
            <text:p text:style-name="P55">AVRA</text:p>
          </table:table-cell>
          <table:table-cell table:style-name="Tabla12.B38" office:value-type="string">
            <text:p text:style-name="P55">Agencia de Vivienda y Rehabilitación de Andalucía</text:p>
          </table:table-cell>
        </table:table-row>
        <table:table-row table:style-name="Tabla12.1">
          <table:table-cell table:style-name="Tabla12.A38" office:value-type="string">
            <text:p text:style-name="P55">APPA</text:p>
          </table:table-cell>
          <table:table-cell table:style-name="Tabla12.B38" office:value-type="string">
            <text:p text:style-name="P55">Agencia Pública de Puertos de Andalucía</text:p>
          </table:table-cell>
        </table:table-row>
        <table:table-row table:style-name="Tabla12.1">
          <table:table-cell table:style-name="Tabla12.A38" office:value-type="string">
            <text:p text:style-name="P55">EPHPO</text:p>
          </table:table-cell>
          <table:table-cell table:style-name="Tabla12.B38" office:value-type="string">
            <text:p text:style-name="P55">Agencia Pública Sanitaria Hospital del Poniente</text:p>
          </table:table-cell>
        </table:table-row>
        <text:soft-page-break/>
        <table:table-row table:style-name="Tabla12.1">
          <table:table-cell table:style-name="Tabla12.A38" office:value-type="string">
            <text:p text:style-name="P55">ASAG</text:p>
          </table:table-cell>
          <table:table-cell table:style-name="Tabla12.B38" office:value-type="string">
            <text:p text:style-name="P55">Agencia Sanitaria del Alto Guadalquivir</text:p>
          </table:table-cell>
        </table:table-row>
        <table:table-row table:style-name="Tabla12.1">
          <table:table-cell table:style-name="Tabla12.A38" office:value-type="string">
            <text:p text:style-name="P55">ASBG</text:p>
          </table:table-cell>
          <table:table-cell table:style-name="Tabla12.B38" office:value-type="string">
            <text:p text:style-name="P55">Agencia Sanitaria del Bajo Guadalquivir</text:p>
          </table:table-cell>
        </table:table-row>
        <table:table-row table:style-name="Tabla12.1">
          <table:table-cell table:style-name="Tabla12.A38" office:value-type="string">
            <text:p text:style-name="P55">AEFPA</text:p>
          </table:table-cell>
          <table:table-cell table:style-name="Tabla12.B38" office:value-type="string">
            <text:p text:style-name="P55">Andalucía Emprende, Fundación Pública Andaluza</text:p>
          </table:table-cell>
        </table:table-row>
        <table:table-row table:style-name="Tabla12.1">
          <table:table-cell table:style-name="Tabla12.A38" office:value-type="string">
            <text:p text:style-name="P55">CAAC</text:p>
          </table:table-cell>
          <table:table-cell table:style-name="Tabla12.B38" office:value-type="string">
            <text:p text:style-name="P55">Centro Andaluz de Arte Contemporáneo</text:p>
          </table:table-cell>
        </table:table-row>
        <table:table-row table:style-name="Tabla12.1">
          <table:table-cell table:style-name="Tabla12.A38" office:value-type="string">
            <text:p text:style-name="P55">CICA</text:p>
          </table:table-cell>
          <table:table-cell table:style-name="Tabla12.B38" office:value-type="string">
            <text:p text:style-name="P55">Centro Informático Científico de Andalucía</text:p>
          </table:table-cell>
        </table:table-row>
        <table:table-row table:style-name="Tabla12.1">
          <table:table-cell table:style-name="Tabla12.A38" office:value-type="string">
            <text:p text:style-name="P55">CAA</text:p>
          </table:table-cell>
          <table:table-cell table:style-name="Tabla12.B38" office:value-type="string">
            <text:p text:style-name="P55">Consejo Audiovisual de Andalucía</text:p>
          </table:table-cell>
        </table:table-row>
        <table:table-row table:style-name="Tabla12.1">
          <table:table-cell table:style-name="Tabla12.A38" office:value-type="string">
            <text:p text:style-name="P55">CCA</text:p>
          </table:table-cell>
          <table:table-cell table:style-name="Tabla12.B38" office:value-type="string">
            <text:p text:style-name="P55">Consejo Consultivo de Andalucía</text:p>
          </table:table-cell>
        </table:table-row>
        <table:table-row table:style-name="Tabla12.1">
          <table:table-cell table:style-name="Tabla12.A38" office:value-type="string">
            <text:p text:style-name="P55">EPES</text:p>
          </table:table-cell>
          <table:table-cell table:style-name="Tabla12.B38" office:value-type="string">
            <text:p text:style-name="P55">Empresa Pública de Emergencias Sanitarias</text:p>
          </table:table-cell>
        </table:table-row>
        <table:table-row table:style-name="Tabla12.1">
          <table:table-cell table:style-name="Tabla12.A38" office:value-type="string">
            <text:p text:style-name="P55">AGESA</text:p>
          </table:table-cell>
          <table:table-cell table:style-name="Tabla12.B38" office:value-type="string">
            <text:p text:style-name="P55">Empresa Pública de Gestión de Activos, S.A.</text:p>
          </table:table-cell>
        </table:table-row>
        <table:table-row table:style-name="Tabla12.1">
          <table:table-cell table:style-name="Tabla12.A38" office:value-type="string">
            <text:p text:style-name="P55">EPTDA</text:p>
          </table:table-cell>
          <table:table-cell table:style-name="Tabla12.B38" office:value-type="string">
            <text:p text:style-name="P55">Empresa Pública para la Gestión del Turismo y del Deporte de Andalucía</text:p>
          </table:table-cell>
        </table:table-row>
        <table:table-row table:style-name="Tabla12.1">
          <table:table-cell table:style-name="Tabla12.A38" office:value-type="string">
            <text:p text:style-name="P55">FPS</text:p>
          </table:table-cell>
          <table:table-cell table:style-name="Tabla12.B38" office:value-type="string">
            <text:p text:style-name="P55">Fundación Progreso y Salud</text:p>
          </table:table-cell>
        </table:table-row>
        <table:table-row table:style-name="Tabla12.1">
          <table:table-cell table:style-name="Tabla12.A38" office:value-type="string">
            <text:p text:style-name="P55">IAAP</text:p>
          </table:table-cell>
          <table:table-cell table:style-name="Tabla12.B38" office:value-type="string">
            <text:p text:style-name="P55">Instituto Andaluz de Administración Pública</text:p>
          </table:table-cell>
        </table:table-row>
        <table:table-row table:style-name="Tabla12.1">
          <table:table-cell table:style-name="Tabla12.A38" office:value-type="string">
            <text:p text:style-name="P55">IAJ</text:p>
          </table:table-cell>
          <table:table-cell table:style-name="Tabla12.B38" office:value-type="string">
            <text:p text:style-name="P55">Instituto Andaluz de la Juventud</text:p>
          </table:table-cell>
        </table:table-row>
        <table:table-row table:style-name="Tabla12.1">
          <table:table-cell table:style-name="Tabla12.A38" office:value-type="string">
            <text:p text:style-name="P55">IAM</text:p>
          </table:table-cell>
          <table:table-cell table:style-name="Tabla12.B38" office:value-type="string">
            <text:p text:style-name="P55">Instituto Andaluz de la Mujer</text:p>
          </table:table-cell>
        </table:table-row>
        <table:table-row table:style-name="Tabla12.1">
          <table:table-cell table:style-name="Tabla12.A38" office:value-type="string">
            <text:p text:style-name="P55">IAPH</text:p>
          </table:table-cell>
          <table:table-cell table:style-name="Tabla12.B38" office:value-type="string">
            <text:p text:style-name="P55">Instituto Andaluz de Patrimonio Histórico</text:p>
          </table:table-cell>
        </table:table-row>
        <table:table-row table:style-name="Tabla12.1">
          <table:table-cell table:style-name="Tabla12.A38" office:value-type="string">
            <text:p text:style-name="P55">IECA</text:p>
          </table:table-cell>
          <table:table-cell table:style-name="Tabla12.B38" office:value-type="string">
            <text:p text:style-name="P55">Instituto de Estadística y Cartografía de Andalucía</text:p>
          </table:table-cell>
        </table:table-row>
        <table:table-row table:style-name="Tabla12.1">
          <table:table-cell table:style-name="Tabla12.A38" office:value-type="string">
            <text:p text:style-name="P55">IFAPA</text:p>
          </table:table-cell>
          <table:table-cell table:style-name="Tabla12.B38" office:value-type="string">
            <text:p text:style-name="P55">Instituto de Investigación y Formación Agraria y Pesquera de Andalucía</text:p>
          </table:table-cell>
        </table:table-row>
        <table:table-row table:style-name="Tabla12.1">
          <table:table-cell table:style-name="Tabla12.A38" office:value-type="string">
            <text:p text:style-name="P55">PAG</text:p>
          </table:table-cell>
          <table:table-cell table:style-name="Tabla12.B38" office:value-type="string">
            <text:p text:style-name="P55">Patronato de la Alhambra y Generalife</text:p>
          </table:table-cell>
        </table:table-row>
        <table:table-row table:style-name="Tabla12.1">
          <table:table-cell table:style-name="Tabla12.A38" office:value-type="string">
            <text:p text:style-name="P55">RTVA</text:p>
          </table:table-cell>
          <table:table-cell table:style-name="Tabla12.B38" office:value-type="string">
            <text:p text:style-name="P55">Radio Televisión de Andalucía</text:p>
          </table:table-cell>
        </table:table-row>
        <table:table-row table:style-name="Tabla12.1">
          <table:table-cell table:style-name="Tabla12.A38" office:value-type="string">
            <text:p text:style-name="P55">SAE</text:p>
          </table:table-cell>
          <table:table-cell table:style-name="Tabla12.B38" office:value-type="string">
            <text:p text:style-name="P55">Servicio Andaluz de Empleo</text:p>
          </table:table-cell>
        </table:table-row>
        <table:table-row table:style-name="Tabla12.1">
          <table:table-cell table:style-name="Tabla12.A38" office:value-type="string">
            <text:p text:style-name="P55">SAS</text:p>
          </table:table-cell>
          <table:table-cell table:style-name="Tabla12.B38" office:value-type="string">
            <text:p text:style-name="P55">Servicio Andaluz de Salud</text:p>
          </table:table-cell>
        </table:table-row>
        <table:table-row table:style-name="Tabla12.1">
          <table:table-cell table:style-name="Tabla12.A38" office:value-type="string">
            <text:p text:style-name="P55">SANDETEL</text:p>
          </table:table-cell>
          <table:table-cell table:style-name="Tabla12.B38" office:value-type="string">
            <text:p text:style-name="P55">Sociedad Andaluza para el Desarrollo de las Telecomunicaciones</text:p>
          </table:table-cell>
        </table:table-row>
        <table:table-row table:style-name="Tabla12.1">
          <table:table-cell table:style-name="Tabla12.A38" office:value-type="string">
            <text:p text:style-name="P55">VEIASA</text:p>
          </table:table-cell>
          <table:table-cell table:style-name="Tabla12.B38" office:value-type="string">
            <text:p text:style-name="P55">Verificaciones Industriales de Andalucía, S.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AAAAA+DejaVuSans" svg:font-family="CAAAAA+DejaVuSans" style:font-family-generic="swiss"/>
    <style:font-face style:name="DejaVu Sans Mono" svg:font-family="'DejaVu Sans Mono'" style:font-family-generic="modern" style:font-pitch="fixed"/>
    <style:font-face style:name="Eras Bk BT1" svg:font-family="'Eras Bk BT'" style:font-adornments="Demi" style:font-pitch="variable"/>
    <style:font-face style:name="Eras Lt BT" svg:font-family="'Eras Lt BT'" style:font-pitch="variable"/>
    <style:font-face style:name="NewsGotT3"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Liberation Serif" svg:font-family="'Liberation Serif'" style:font-family-generic="roman" style:font-pitch="variable"/>
    <style:font-face style:name="NewsGotT1" svg:font-family="NewsGotT" style:font-family-generic="roman" style:font-pitch="variable"/>
    <style:font-face style:name="Calibri" svg:font-family="Calibri" style:font-family-generic="swiss" style:font-pitch="variable"/>
    <style:font-face style:name="Eras Bk BT2"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Nimbus Sans L" svg:font-family="'Nimbus Sans L'"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8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er" style:family="paragraph" style:parent-style-name="Standard" style:class="extra">
      <style:paragraph-properties fo:background-color="transparent" style:shadow="none" text:number-lines="false" text:line-number="0">
        <style:tab-stops>
          <style:tab-stop style:position="1.499cm" style:type="center"/>
          <style:tab-stop style:position="8.498cm" style:type="center"/>
          <style:tab-stop style:position="16.999cm" style:type="right"/>
        </style:tab-stops>
        <style:background-image/>
      </style:paragraph-properties>
      <style:text-properties style:use-window-font-color="true" style:font-name="Tahoma" fo:font-family="Tahoma" style:font-style-name="Normal" style:font-family-generic="swiss" style:font-pitch="variable" fo:font-weight="bold"/>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left="0.76cm" fo:margin-right="0cm" fo:margin-top="0cm" fo:margin-bottom="0cm" style:contextual-spacing="false" fo:orphans="2"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er" style:next-style-name="Text_20_body" style:default-outline-level="2" style:class="text" style:master-page-name="">
      <style:paragraph-properties fo:orphans="2"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orphans="2"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master-page-name="">
      <style:paragraph-properties fo:orphans="2" style:page-number="auto">
        <style:tab-stops>
          <style:tab-stop style:position="1.499cm" style:type="center"/>
          <style:tab-stop style:position="2cm" style:type="right"/>
          <style:tab-stop style:position="5.5cm" style:type="right"/>
          <style:tab-stop style:position="8.5cm" style:type="right"/>
          <style:tab-stop style:position="16.999cm" style:type="right"/>
        </style:tab-stops>
      </style:paragraph-properties>
      <style:text-properties style:font-name="Eras Md BT" fo:font-family="'Eras Md BT'" style:font-style-name="Negrita" style:font-family-generic="swiss" style:font-pitch="variable"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er" style:next-style-name="Text_20_body" style:default-outline-level="5" style:class="text">
      <style:text-properties style:font-name="NewsGotT2"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er"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master-page-name="">
      <style:paragraph-properties style:page-number="auto" fo:background-color="transparent" style:shadow="none">
        <style:tab-stops/>
        <style:background-image/>
      </style:paragraph-properties>
      <style:text-properties fo:font-size="10pt" fo:font-style="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xtoInglés" style:family="text">
      <style:text-properties style:font-name="Eras Bk BT1" fo:font-family="'Eras Bk BT'" style:font-style-name="Demi" style:font-pitch="variable" fo:font-size="11pt" fo:language="en" fo:country="US"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901cm" fo:margin-left="0.053cm" fo:margin-right="0.046cm" table:align="margins" fo:background-color="#2787e8">
        <style:background-image/>
      </style:table-properties>
    </style:style>
    <style:style style:name="Tabla2.A" style:family="table-column">
      <style:table-column-properties style:column-width="2.45cm" style:rel-column-width="10097*"/>
    </style:style>
    <style:style style:name="Tabla2.B" style:family="table-column">
      <style:table-column-properties style:column-width="6.837cm" style:rel-column-width="28176*"/>
    </style:style>
    <style:style style:name="Tabla2.C" style:family="table-column">
      <style:table-column-properties style:column-width="6.615cm" style:rel-column-width="27262*"/>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Tabla10" style:family="table">
      <style:table-properties style:width="25.589cm" fo:margin-left="0.053cm" fo:margin-right="0.058cm" table:align="margins" fo:background-color="#2787e8">
        <style:background-image/>
      </style:table-properties>
    </style:style>
    <style:style style:name="Tabla10.A" style:family="table-column">
      <style:table-column-properties style:column-width="3.948cm" style:rel-column-width="10112*"/>
    </style:style>
    <style:style style:name="Tabla10.B" style:family="table-column">
      <style:table-column-properties style:column-width="13.317cm" style:rel-column-width="34106*"/>
    </style:style>
    <style:style style:name="Tabla10.C" style:family="table-column">
      <style:table-column-properties style:column-width="8.324cm" style:rel-column-width="21317*"/>
    </style:style>
    <style:style style:name="Tabla10.1" style:family="table-row">
      <style:table-row-properties style:min-row-height="1.794cm"/>
    </style:style>
    <style:style style:name="Tabla10.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10.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2"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2"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end" style:justify-single-word="false" fo:text-indent="0cm" style:auto-text-indent="false" fo:padding="0cm" fo:border="none" style:shadow="none"/>
      <style:text-properties style:use-window-font-color="true" style:font-name="Eras Bk BT2" fo:font-size="10pt" fo:font-weight="bold" style:font-size-asian="10pt" style:font-weight-asian="bold" style:font-size-complex="10pt" style:font-weight-complex="bold"/>
    </style:style>
    <style:style style:name="MP5" style:family="paragraph" style:parent-style-name="Table_20_Contents">
      <style:paragraph-properties fo:margin-left="0cm" fo:margin-right="0.101cm" fo:text-align="end" style:justify-single-word="false" fo:text-indent="0cm" style:auto-text-indent="false" fo:padding="0cm" fo:border="none" style:shadow="none"/>
      <style:text-properties style:use-window-font-color="true" style:font-name="Eras Lt BT" fo:font-size="10pt" fo:font-weight="bold" style:font-size-asian="10pt" style:font-weight-asian="bold" style:font-size-complex="10pt" style:font-weight-complex="bold"/>
    </style:style>
    <style:style style:name="MP6"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text-properties style:use-window-font-color="true" fo:font-size="7pt" fo:font-weight="bold" style:font-size-asian="7pt" style:font-weight-asian="bold" style:font-size-complex="7pt" style:font-weight-complex="bold"/>
    </style:style>
    <style:style style:name="MP7"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P8" style:family="paragraph" style:parent-style-name="Standard">
      <style:text-properties fo:font-size="4pt" style:font-size-asian="4.19999980926514pt" style:font-size-complex="4.8000001907348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9.7cm" fo:page-height="21.001cm" style:num-format="1" style:print-orientation="landscape" fo:margin-top="1.499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14"><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Servicio de Soporte Corporativo Productos Oracle 2014-2016</text:subject></text:p>
              <text:p text:style-name="MP3"><text:title>Guía de Contactos y Escaladas</text:title></text:p>
            </table:table-cell>
            <table:table-cell table:style-name="Tabla2.C1" office:value-type="string">
              <text:p text:style-name="MP4">Consejería de Hacienda y Administración Pública</text:p>
              <text:p text:style-name="MP5"><text:user-defined style:data-style-name="N0" text:name="Departamento">Dirección General de Política Digital</text:user-defined></text:p>
            </table:table-cell>
          </table:table-row>
        </table:table>
        <text:p text:style-name="Standard"/>
      </style:header>
      <style:footer>
        <text:p text:style-name="MP6"><draw:frame draw:style-name="Mfr1" draw:name="gráficos8" text:anchor-type="paragraph" svg:x="0.28cm" svg:y="0.229cm" svg:width="1.538cm" svg:height="1.406cm" draw:z-index="23"><draw:image xlink:href="Pictures/10000201000000750000006BEB374B53.png" xlink:type="simple" xlink:show="embed" xlink:actuate="onLoad"/></draw:frame><text:tab/></text:p>
        <text:p text:style-name="MP6"/>
        <text:p text:style-name="MP7">Página <text:page-number text:select-page="current">41</text:page-number> de <text:page-count>41</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style:master-page style:name="Landscape" style:page-layout-name="Mpm5">
      <style:header>
        <text:p text:style-name="Header"><draw:frame draw:style-name="Mfr1" draw:name="gráficos5" text:anchor-type="paragraph" svg:x="0.757cm" svg:y="0.473cm" svg:width="2.379cm" svg:height="1.67cm" draw:z-index="47"><draw:image xlink:href="Pictures/1000000000000119000000C5DFE954A6.jpg" xlink:type="simple" xlink:show="embed" xlink:actuate="onLoad"/></draw:frame></text:p>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1"/>
            </table:table-cell>
            <table:table-cell table:style-name="Tabla10.A1" office:value-type="string">
              <text:p text:style-name="MP2"><text:subject>Servicio de Soporte Corporativo Productos Oracle 2014-2016</text:subject></text:p>
              <text:p text:style-name="MP3"><text:title>Guía de Contactos y Escaladas</text:title></text:p>
            </table:table-cell>
            <table:table-cell table:style-name="Tabla10.C1" office:value-type="string">
              <text:p text:style-name="MP4">Consejería de Hacienda y Administración Pública</text:p>
              <text:p text:style-name="MP5"><text:user-defined style:data-style-name="N0" text:name="Departamento">Dirección General de Política Digital</text:user-defined></text:p>
            </table:table-cell>
          </table:table-row>
        </table:table>
        <text:p text:style-name="MP8"/>
      </style:header>
      <style:footer>
        <text:p text:style-name="MP7"><draw:frame draw:style-name="Mfr1" draw:name="gráficos1" text:anchor-type="paragraph" svg:x="0.286cm" svg:y="0.108cm" svg:width="1.529cm" svg:height="1.401cm" draw:z-index="70"><draw:image xlink:href="Pictures/10000201000000750000006BEB374B53.png" xlink:type="simple" xlink:show="embed" xlink:actuate="onLoad"/></draw:frame></text:p>
        <text:p text:style-name="MP7"/>
        <text:p text:style-name="MP7">Página <text:page-number text:select-page="current">30</text:page-number> de <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2T15:39:46</meta:creation-date>
    <meta:editing-cycles>126</meta:editing-cycles>
    <meta:editing-duration>PT18H37M25S</meta:editing-duration>
    <dc:title>Guía de Contactos y Escaladas</dc:title>
    <meta:generator>LibreOffice/4.2.3.3$Windows_x86 LibreOffice_project/882f8a0a489bc99a9e60c7905a60226254cb6ff0</meta:generator>
    <dc:subject>Servicio de Soporte Corporativo Productos Oracle 2014-2016</dc:subject>
    <dc:date>2014-12-26T09:15:44.234000000</dc:date>
    <meta:printed-by>lvarelap </meta:printed-by>
    <meta:print-date>2014-07-25T10:39:44.964468787</meta:print-date>
    <meta:keyword>0103</meta:keyword>
    <meta:document-statistic meta:table-count="13" meta:image-count="6" meta:object-count="0" meta:page-count="41" meta:paragraph-count="2532" meta:word-count="6758" meta:character-count="51063" meta:non-whitespace-character-count="46700"/>
    <meta:user-defined meta:name="Autor">Lorenzo Varela Pairet</meta:user-defined>
    <meta:user-defined meta:name="Departamento">Dirección General de Política Digital</meta:user-defined>
    <meta:user-defined meta:name="FechaAprobación">Diciembre 2014</meta:user-defined>
  </office:meta>
</office:document-meta>
</file>